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7.22cm"/>
    </style:style>
    <style:style style:name="co40" style:family="table-column">
      <style:table-column-properties fo:break-before="auto" style:column-width="10.947cm"/>
    </style:style>
    <style:style style:name="co41" style:family="table-column">
      <style:table-column-properties fo:break-before="auto" style:column-width="25.912cm"/>
    </style:style>
    <style:style style:name="co42" style:family="table-column">
      <style:table-column-properties fo:break-before="auto" style:column-width="2.776cm"/>
    </style:style>
    <style:style style:name="co43" style:family="table-column">
      <style:table-column-properties fo:break-before="auto" style:column-width="0.45cm"/>
    </style:style>
    <style:style style:name="co44" style:family="table-column">
      <style:table-column-properties fo:break-before="auto" style:column-width="8.146cm"/>
    </style:style>
    <style:style style:name="co45" style:family="table-column">
      <style:table-column-properties fo:break-before="auto" style:column-width="1cm"/>
    </style:style>
    <style:style style:name="co46" style:family="table-column">
      <style:table-column-properties fo:break-before="auto" style:column-width="4.406cm"/>
    </style:style>
    <style:style style:name="co47" style:family="table-column">
      <style:table-column-properties fo:break-before="auto" style:column-width="1.732cm"/>
    </style:style>
    <style:style style:name="co48" style:family="table-column">
      <style:table-column-properties fo:break-before="auto" style:column-width="4.212cm"/>
    </style:style>
    <style:style style:name="co49" style:family="table-column">
      <style:table-column-properties fo:break-before="auto" style:column-width="16.596cm"/>
    </style:style>
    <style:style style:name="co50" style:family="table-column">
      <style:table-column-properties fo:break-before="auto" style:column-width="14.767cm"/>
    </style:style>
    <style:style style:name="co51" style:family="table-column">
      <style:table-column-properties fo:break-before="auto" style:column-width="7.537cm"/>
    </style:style>
    <style:style style:name="co52" style:family="table-column">
      <style:table-column-properties fo:break-before="auto" style:column-width="0.476cm"/>
    </style:style>
    <style:style style:name="co53" style:family="table-column">
      <style:table-column-properties fo:break-before="auto" style:column-width="0.506cm"/>
    </style:style>
    <style:style style:name="co54" style:family="table-column">
      <style:table-column-properties fo:break-before="auto" style:column-width="1.353cm"/>
    </style:style>
    <style:style style:name="co55" style:family="table-column">
      <style:table-column-properties fo:break-before="auto" style:column-width="1.138cm"/>
    </style:style>
    <style:style style:name="co56" style:family="table-column">
      <style:table-column-properties fo:break-before="auto" style:column-width="1.506cm"/>
    </style:style>
    <style:style style:name="co57" style:family="table-column">
      <style:table-column-properties fo:break-before="auto" style:column-width="1.475cm"/>
    </style:style>
    <style:style style:name="co58" style:family="table-column">
      <style:table-column-properties fo:break-before="auto" style:column-width="0.277cm"/>
    </style:style>
    <style:style style:name="co59" style:family="table-column">
      <style:table-column-properties fo:break-before="auto" style:column-width="0.388cm"/>
    </style:style>
    <style:style style:name="co60" style:family="table-column">
      <style:table-column-properties fo:break-before="auto" style:column-width="0.36cm"/>
    </style:style>
    <style:style style:name="co61" style:family="table-column">
      <style:table-column-properties fo:break-before="auto" style:column-width="0.526cm"/>
    </style:style>
    <style:style style:name="co62" style:family="table-column">
      <style:table-column-properties fo:break-before="auto" style:column-width="0.559cm"/>
    </style:style>
    <style:style style:name="co63" style:family="table-column">
      <style:table-column-properties fo:break-before="auto" style:column-width="0.67cm"/>
    </style:style>
    <style:style style:name="co64" style:family="table-column">
      <style:table-column-properties fo:break-before="auto" style:column-width="3.953cm"/>
    </style:style>
    <style:style style:name="co65" style:family="table-column">
      <style:table-column-properties fo:break-before="auto" style:column-width="4.942cm"/>
    </style:style>
    <style:style style:name="co66" style:family="table-column">
      <style:table-column-properties fo:break-before="auto" style:column-width="29.699cm"/>
    </style:style>
    <style:style style:name="co67" style:family="table-column">
      <style:table-column-properties fo:break-before="auto" style:column-width="4.128cm"/>
    </style:style>
    <style:style style:name="co68" style:family="table-column">
      <style:table-column-properties fo:break-before="auto" style:column-width="2.508cm"/>
    </style:style>
    <style:style style:name="co69" style:family="table-column">
      <style:table-column-properties fo:break-before="auto" style:column-width="0.799cm"/>
    </style:style>
    <style:style style:name="co70" style:family="table-column">
      <style:table-column-properties fo:break-before="auto" style:column-width="0.829cm"/>
    </style:style>
    <style:style style:name="co71" style:family="table-column">
      <style:table-column-properties fo:break-before="auto" style:column-width="0.669cm"/>
    </style:style>
    <style:style style:name="co72" style:family="table-column">
      <style:table-column-properties fo:break-before="auto" style:column-width="10.426cm"/>
    </style:style>
    <style:style style:name="co73" style:family="table-column">
      <style:table-column-properties fo:break-before="auto" style:column-width="0.43cm"/>
    </style:style>
    <style:style style:name="co74" style:family="table-column">
      <style:table-column-properties fo:break-before="auto" style:column-width="1.076cm"/>
    </style:style>
    <style:style style:name="co75" style:family="table-column">
      <style:table-column-properties fo:break-before="auto" style:column-width="1.044cm"/>
    </style:style>
    <style:style style:name="co76" style:family="table-column">
      <style:table-column-properties fo:break-before="auto" style:column-width="1.845cm"/>
    </style:style>
    <style:style style:name="co77" style:family="table-column">
      <style:table-column-properties fo:break-before="auto" style:column-width="1.413cm"/>
    </style:style>
    <style:style style:name="co78" style:family="table-column">
      <style:table-column-properties fo:break-before="auto" style:column-width="0.676cm"/>
    </style:style>
    <style:style style:name="co79" style:family="table-column">
      <style:table-column-properties fo:break-before="auto" style:column-width="0.767cm"/>
    </style:style>
    <style:style style:name="co80" style:family="table-column">
      <style:table-column-properties fo:break-before="auto" style:column-width="0.614cm"/>
    </style:style>
    <style:style style:name="co81" style:family="table-column">
      <style:table-column-properties fo:break-before="auto" style:column-width="0.552cm"/>
    </style:style>
    <style:style style:name="co82" style:family="table-column">
      <style:table-column-properties fo:break-before="auto" style:column-width="0.445cm"/>
    </style:style>
    <style:style style:name="co83" style:family="table-column">
      <style:table-column-properties fo:break-before="auto" style:column-width="4.396cm"/>
    </style:style>
    <style:style style:name="co84" style:family="table-column">
      <style:table-column-properties fo:break-before="auto" style:column-width="3.995cm"/>
    </style:style>
    <style:style style:name="co85" style:family="table-column">
      <style:table-column-properties fo:break-before="auto" style:column-width="4.498cm"/>
    </style:style>
    <style:style style:name="co86" style:family="table-column">
      <style:table-column-properties fo:break-before="auto" style:column-width="2.094cm"/>
    </style:style>
    <style:style style:name="co87" style:family="table-column">
      <style:table-column-properties fo:break-before="auto" style:column-width="2.344cm"/>
    </style:style>
    <style:style style:name="co88" style:family="table-column">
      <style:table-column-properties fo:break-before="auto" style:column-width="2.369cm"/>
    </style:style>
    <style:style style:name="co89" style:family="table-column">
      <style:table-column-properties fo:break-before="auto" style:column-width="3.261cm"/>
    </style:style>
    <style:style style:name="co90" style:family="table-column">
      <style:table-column-properties fo:break-before="auto" style:column-width="5.943cm"/>
    </style:style>
    <style:style style:name="co91" style:family="table-column">
      <style:table-column-properties fo:break-before="auto" style:column-width="2.953cm"/>
    </style:style>
    <style:style style:name="co92" style:family="table-column">
      <style:table-column-properties fo:break-before="auto" style:column-width="0.549cm"/>
    </style:style>
    <style:style style:name="co93" style:family="table-column">
      <style:table-column-properties fo:break-before="auto" style:column-width="6.048cm"/>
    </style:style>
    <style:style style:name="co94" style:family="table-column">
      <style:table-column-properties fo:break-before="auto" style:column-width="1.986cm"/>
    </style:style>
    <style:style style:name="co95" style:family="table-column">
      <style:table-column-properties fo:break-before="auto" style:column-width="0.847cm"/>
    </style:style>
    <style:style style:name="co96" style:family="table-column">
      <style:table-column-properties fo:break-before="auto" style:column-width="0.755cm"/>
    </style:style>
    <style:style style:name="co97" style:family="table-column">
      <style:table-column-properties fo:break-before="auto" style:column-width="1.378cm"/>
    </style:style>
    <style:style style:name="co98" style:family="table-column">
      <style:table-column-properties fo:break-before="auto" style:column-width="4.011cm"/>
    </style:style>
    <style:style style:name="co99" style:family="table-column">
      <style:table-column-properties fo:break-before="auto" style:column-width="1.03cm"/>
    </style:style>
    <style:style style:name="co100" style:family="table-column">
      <style:table-column-properties fo:break-before="auto" style:column-width="0.893cm"/>
    </style:style>
    <style:style style:name="co101" style:family="table-column">
      <style:table-column-properties fo:break-before="auto" style:column-width="0.995cm"/>
    </style:style>
    <style:style style:name="co102" style:family="table-column">
      <style:table-column-properties fo:break-before="auto" style:column-width="0.57cm"/>
    </style:style>
    <style:style style:name="co103" style:family="table-column">
      <style:table-column-properties fo:break-before="auto" style:column-width="0.88cm"/>
    </style:style>
    <style:style style:name="co104" style:family="table-column">
      <style:table-column-properties fo:break-before="auto" style:column-width="0.503cm"/>
    </style:style>
    <style:style style:name="co105" style:family="table-column">
      <style:table-column-properties fo:break-before="auto" style:column-width="4.868cm"/>
    </style:style>
    <style:style style:name="co106" style:family="table-column">
      <style:table-column-properties fo:break-before="auto" style:column-width="8.805cm"/>
    </style:style>
    <style:style style:name="co107" style:family="table-column">
      <style:table-column-properties fo:break-before="auto" style:column-width="10.977cm"/>
    </style:style>
    <style:style style:name="co108" style:family="table-column">
      <style:table-column-properties fo:break-before="auto" style:column-width="9.788cm"/>
    </style:style>
    <style:style style:name="co109" style:family="table-column">
      <style:table-column-properties fo:break-before="auto" style:column-width="2.766cm"/>
    </style:style>
    <style:style style:name="co110" style:family="table-column">
      <style:table-column-properties fo:break-before="auto" style:column-width="2.499cm"/>
    </style:style>
    <style:style style:name="co111" style:family="table-column">
      <style:table-column-properties fo:break-before="auto" style:column-width="1.824cm"/>
    </style:style>
    <style:style style:name="co112" style:family="table-column">
      <style:table-column-properties fo:break-before="auto" style:column-width="25.852cm"/>
    </style:style>
    <style:style style:name="co113" style:family="table-column">
      <style:table-column-properties fo:break-before="auto" style:column-width="2.127cm"/>
    </style:style>
    <style:style style:name="co114" style:family="table-column">
      <style:table-column-properties fo:break-before="auto" style:column-width="2.371cm"/>
    </style:style>
    <style:style style:name="co115" style:family="table-column">
      <style:table-column-properties fo:break-before="auto" style:column-width="2.309cm"/>
    </style:style>
    <style:style style:name="co116" style:family="table-column">
      <style:table-column-properties fo:break-before="auto" style:column-width="1.459cm"/>
    </style:style>
    <style:style style:name="co117" style:family="table-column">
      <style:table-column-properties fo:break-before="auto" style:column-width="0.646cm"/>
    </style:style>
    <style:style style:name="co118" style:family="table-column">
      <style:table-column-properties fo:break-before="auto" style:column-width="3.653cm"/>
    </style:style>
    <style:style style:name="co119" style:family="table-column">
      <style:table-column-properties fo:break-before="auto" style:column-width="1.106cm"/>
    </style:style>
    <style:style style:name="co120" style:family="table-column">
      <style:table-column-properties fo:break-before="auto" style:column-width="1.875cm"/>
    </style:style>
    <style:style style:name="co121" style:family="table-column">
      <style:table-column-properties fo:break-before="auto" style:column-width="1.63cm"/>
    </style:style>
    <style:style style:name="co122" style:family="table-column">
      <style:table-column-properties fo:break-before="auto" style:column-width="0.584cm"/>
    </style:style>
    <style:style style:name="co123" style:family="table-column">
      <style:table-column-properties fo:break-before="auto" style:column-width="0.522cm"/>
    </style:style>
    <style:style style:name="co124" style:family="table-column">
      <style:table-column-properties fo:break-before="auto" style:column-width="0.474cm"/>
    </style:style>
    <style:style style:name="co125" style:family="table-column">
      <style:table-column-properties fo:break-before="auto" style:column-width="0.536cm"/>
    </style:style>
    <style:style style:name="co126" style:family="table-column">
      <style:table-column-properties fo:break-before="auto" style:column-width="5.205cm"/>
    </style:style>
    <style:style style:name="co127" style:family="table-column">
      <style:table-column-properties fo:break-before="auto" style:column-width="9.04cm"/>
    </style:style>
    <style:style style:name="co128" style:family="table-column">
      <style:table-column-properties fo:break-before="auto" style:column-width="2.921cm"/>
    </style:style>
    <style:style style:name="co129" style:family="table-column">
      <style:table-column-properties fo:break-before="auto" style:column-width="13.531cm"/>
    </style:style>
    <style:style style:name="co130" style:family="table-column">
      <style:table-column-properties fo:break-before="auto" style:column-width="5.45cm"/>
    </style:style>
    <style:style style:name="co131" style:family="table-column">
      <style:table-column-properties fo:break-before="auto" style:column-width="2.99cm"/>
    </style:style>
    <style:style style:name="co132" style:family="table-column">
      <style:table-column-properties fo:break-before="auto" style:column-width="0.499cm"/>
    </style:style>
    <style:style style:name="co133" style:family="table-column">
      <style:table-column-properties fo:break-before="auto" style:column-width="3.404cm"/>
    </style:style>
    <style:style style:name="co134" style:family="table-column">
      <style:table-column-properties fo:break-before="auto" style:column-width="4.68cm"/>
    </style:style>
    <style:style style:name="co135" style:family="table-column">
      <style:table-column-properties fo:break-before="auto" style:column-width="0.824cm"/>
    </style:style>
    <style:style style:name="co136" style:family="table-column">
      <style:table-column-properties fo:break-before="auto" style:column-width="0.788cm"/>
    </style:style>
    <style:style style:name="co137" style:family="table-column">
      <style:table-column-properties fo:break-before="auto" style:column-width="1.441cm"/>
    </style:style>
    <style:style style:name="co138" style:family="table-column">
      <style:table-column-properties fo:break-before="auto" style:column-width="1.201cm"/>
    </style:style>
    <style:style style:name="co139" style:family="table-column">
      <style:table-column-properties fo:break-before="auto" style:column-width="1.235cm"/>
    </style:style>
    <style:style style:name="co140" style:family="table-column">
      <style:table-column-properties fo:break-before="auto" style:column-width="0.404cm"/>
    </style:style>
    <style:style style:name="co141" style:family="table-column">
      <style:table-column-properties fo:break-before="auto" style:column-width="0.39cm"/>
    </style:style>
    <style:style style:name="co142" style:family="table-column">
      <style:table-column-properties fo:break-before="auto" style:column-width="1.616cm"/>
    </style:style>
    <style:style style:name="co143" style:family="table-column">
      <style:table-column-properties fo:break-before="auto" style:column-width="0.416cm"/>
    </style:style>
    <style:style style:name="co144" style:family="table-column">
      <style:table-column-properties fo:break-before="auto" style:column-width="1.289cm"/>
    </style:style>
    <style:style style:name="co145" style:family="table-column">
      <style:table-column-properties fo:break-before="auto" style:column-width="1.032cm"/>
    </style:style>
    <style:style style:name="co146" style:family="table-column">
      <style:table-column-properties fo:break-before="auto" style:column-width="5.562cm"/>
    </style:style>
    <style:style style:name="co147" style:family="table-column">
      <style:table-column-properties fo:break-before="auto" style:column-width="10.224cm"/>
    </style:style>
    <style:style style:name="co148" style:family="table-column">
      <style:table-column-properties fo:break-before="auto" style:column-width="10.213cm"/>
    </style:style>
    <style:style style:name="co149" style:family="table-column">
      <style:table-column-properties fo:break-before="auto" style:column-width="0.82cm"/>
    </style:style>
    <style:style style:name="co150" style:family="table-column">
      <style:table-column-properties fo:break-before="auto" style:column-width="0.972cm"/>
    </style:style>
    <style:style style:name="co151" style:family="table-column">
      <style:table-column-properties fo:break-before="auto" style:column-width="2.036cm"/>
    </style:style>
    <style:style style:name="co152" style:family="table-column">
      <style:table-column-properties fo:break-before="auto" style:column-width="0.533cm"/>
    </style:style>
    <style:style style:name="co153" style:family="table-column">
      <style:table-column-properties fo:break-before="auto" style:column-width="16.566cm"/>
    </style:style>
    <style:style style:name="co154" style:family="table-column">
      <style:table-column-properties fo:break-before="auto" style:column-width="6.108cm"/>
    </style:style>
    <style:style style:name="co155" style:family="table-column">
      <style:table-column-properties fo:break-before="auto" style:column-width="1.245cm"/>
    </style:style>
    <style:style style:name="co156" style:family="table-column">
      <style:table-column-properties fo:break-before="auto" style:column-width="5.045cm"/>
    </style:style>
    <style:style style:name="co157" style:family="table-column">
      <style:table-column-properties fo:break-before="auto" style:column-width="5.288cm"/>
    </style:style>
    <style:style style:name="co158" style:family="table-column">
      <style:table-column-properties fo:break-before="auto" style:column-width="6.473cm"/>
    </style:style>
    <style:style style:name="co159" style:family="table-column">
      <style:table-column-properties fo:break-before="auto" style:column-width="0.383cm"/>
    </style:style>
    <style:style style:name="co160" style:family="table-column">
      <style:table-column-properties fo:break-before="auto" style:column-width="6.853cm"/>
    </style:style>
    <style:style style:name="co161" style:family="table-column">
      <style:table-column-properties fo:break-before="auto" style:column-width="6.779cm"/>
    </style:style>
    <style:style style:name="co162" style:family="table-column">
      <style:table-column-properties fo:break-before="auto" style:column-width="6.705cm"/>
    </style:style>
    <style:style style:name="co163" style:family="table-column">
      <style:table-column-properties fo:break-before="auto" style:column-width="8.105cm"/>
    </style:style>
    <style:style style:name="co164"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2.23cm" fo:break-before="auto" style:use-optimal-row-height="true"/>
    </style:style>
    <style:style style:name="ro3" style:family="table-row">
      <style:table-row-properties style:row-height="0.4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23cm" fo:break-before="auto" style:use-optimal-row-height="false"/>
    </style:style>
    <style:style style:name="ro6" style:family="table-row">
      <style:table-row-properties style:row-height="0.496cm" fo:break-before="auto" style:use-optimal-row-height="false"/>
    </style:style>
    <style:style style:name="ro7" style:family="table-row">
      <style:table-row-properties style:row-height="0.557cm" fo:break-before="auto" style:use-optimal-row-height="true"/>
    </style:style>
    <style:style style:name="ro8" style:family="table-row">
      <style:table-row-properties style:row-height="3.53cm" fo:break-before="auto" style:use-optimal-row-height="true"/>
    </style:style>
    <style:style style:name="ro9" style:family="table-row">
      <style:table-row-properties style:row-height="0.494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2.663cm" fo:break-before="auto" style:use-optimal-row-height="true"/>
    </style:style>
    <style:style style:name="ro12" style:family="table-row">
      <style:table-row-properties style:row-height="1.737cm" fo:break-before="auto" style:use-optimal-row-height="true"/>
    </style:style>
    <style:style style:name="ro13" style:family="table-row">
      <style:table-row-properties style:row-height="2.579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4.685cm" fo:break-before="auto" style:use-optimal-row-height="true"/>
    </style:style>
    <style:style style:name="ro18" style:family="table-row">
      <style:table-row-properties style:row-height="0.894cm" fo:break-before="auto" style:use-optimal-row-height="true"/>
    </style:style>
    <style:style style:name="ro19" style:family="table-row">
      <style:table-row-properties style:row-height="2.15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7.661cm" fo:break-before="auto" style:use-optimal-row-height="true"/>
    </style:style>
    <style:style style:name="ro22" style:family="table-row">
      <style:table-row-properties style:row-height="5.422cm" fo:break-before="auto" style:use-optimal-row-height="true"/>
    </style:style>
    <style:style style:name="ro23" style:family="table-row">
      <style:table-row-properties style:row-height="2.835cm" fo:break-before="auto" style:use-optimal-row-height="false"/>
    </style:style>
    <style:style style:name="ro24" style:family="table-row">
      <style:table-row-properties style:row-height="2.053cm" fo:break-before="auto" style:use-optimal-row-height="true"/>
    </style:style>
    <style:style style:name="ro25" style:family="table-row">
      <style:table-row-properties style:row-height="2.369cm" fo:break-before="auto" style:use-optimal-row-height="true"/>
    </style:style>
    <style:style style:name="ro26" style:family="table-row">
      <style:table-row-properties style:row-height="3.027cm" fo:break-before="auto" style:use-optimal-row-height="true"/>
    </style:style>
    <style:style style:name="ro27" style:family="table-row">
      <style:table-row-properties style:row-height="2.738cm" fo:break-before="auto" style:use-optimal-row-height="true"/>
    </style:style>
    <style:style style:name="ro28" style:family="table-row">
      <style:table-row-properties style:row-height="1.909cm" fo:break-before="auto" style:use-optimal-row-height="true"/>
    </style:style>
    <style:style style:name="ro29" style:family="table-row">
      <style:table-row-properties style:row-height="0.45cm" fo:break-before="auto" style:use-optimal-row-height="false"/>
    </style:style>
    <style:style style:name="ro30" style:family="table-row">
      <style:table-row-properties style:row-height="3.844cm" fo:break-before="auto" style:use-optimal-row-height="true"/>
    </style:style>
    <style:style style:name="ro31" style:family="table-row">
      <style:table-row-properties style:row-height="1.473cm" fo:break-before="auto" style:use-optimal-row-height="true"/>
    </style:style>
    <style:style style:name="ro32" style:family="table-row">
      <style:table-row-properties style:row-height="1.947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1.485cm" fo:break-before="auto" style:use-optimal-row-height="true"/>
    </style:style>
    <style:style style:name="ro35" style:family="table-row">
      <style:table-row-properties style:row-height="3.669cm" fo:break-before="auto" style:use-optimal-row-height="false"/>
    </style:style>
    <style:style style:name="ro36" style:family="table-row">
      <style:table-row-properties style:row-height="2.252cm" fo:break-before="auto" style:use-optimal-row-height="false"/>
    </style:style>
    <style:style style:name="ro37" style:family="table-row">
      <style:table-row-properties style:row-height="1.974cm" fo:break-before="auto" style:use-optimal-row-height="false"/>
    </style:style>
    <style:style style:name="ro38" style:family="table-row">
      <style:table-row-properties style:row-height="3.366cm" fo:break-before="auto" style:use-optimal-row-height="false"/>
    </style:style>
    <style:style style:name="ro39" style:family="table-row">
      <style:table-row-properties style:row-height="1.138cm" fo:break-before="auto" style:use-optimal-row-height="false"/>
    </style:style>
    <style:style style:name="ro40" style:family="table-row">
      <style:table-row-properties style:row-height="3.369cm" fo:break-before="auto" style:use-optimal-row-height="true"/>
    </style:style>
    <style:style style:name="ro41" style:family="table-row">
      <style:table-row-properties style:row-height="2.91cm" fo:break-before="auto" style:use-optimal-row-height="true"/>
    </style:style>
    <style:style style:name="ro42" style:family="table-row">
      <style:table-row-properties style:row-height="0.573cm" fo:break-before="auto" style:use-optimal-row-height="false"/>
    </style:style>
    <style:style style:name="ro43" style:family="table-row">
      <style:table-row-properties style:row-height="2.05cm" fo:break-before="auto" style:use-optimal-row-height="false"/>
    </style:style>
    <style:style style:name="ro44" style:family="table-row">
      <style:table-row-properties style:row-height="1.595cm" fo:break-before="auto" style:use-optimal-row-height="false"/>
    </style:style>
    <style:style style:name="ro45" style:family="table-row">
      <style:table-row-properties style:row-height="1.468cm" fo:break-before="auto" style:use-optimal-row-height="false"/>
    </style:style>
    <style:style style:name="ro46" style:family="table-row">
      <style:table-row-properties style:row-height="0.961cm" fo:break-before="auto" style:use-optimal-row-height="false"/>
    </style:style>
    <style:style style:name="ro47" style:family="table-row">
      <style:table-row-properties style:row-height="5.528cm" fo:break-before="auto" style:use-optimal-row-height="true"/>
    </style:style>
    <style:style style:name="ro48" style:family="table-row">
      <style:table-row-properties style:row-height="0.579cm" fo:break-before="auto" style:use-optimal-row-height="true"/>
    </style:style>
    <style:style style:name="ro49" style:family="table-row">
      <style:table-row-properties style:row-height="0.947cm" fo:break-before="auto" style:use-optimal-row-height="true"/>
    </style:style>
    <style:style style:name="ro50" style:family="table-row">
      <style:table-row-properties style:row-height="0.499cm" fo:break-before="auto" style:use-optimal-row-height="true"/>
    </style:style>
    <style:style style:name="ro51" style:family="table-row">
      <style:table-row-properties style:row-height="1.842cm" fo:break-before="auto" style:use-optimal-row-height="true"/>
    </style:style>
    <style:style style:name="ro52" style:family="table-row">
      <style:table-row-properties style:row-height="3.632cm" fo:break-before="auto" style:use-optimal-row-height="true"/>
    </style:style>
    <style:style style:name="ro53" style:family="table-row">
      <style:table-row-properties style:row-height="1.395cm" fo:break-before="auto" style:use-optimal-row-height="true"/>
    </style:style>
    <style:style style:name="ro54" style:family="table-row">
      <style:table-row-properties style:row-height="3.184cm" fo:break-before="auto" style:use-optimal-row-height="true"/>
    </style:style>
    <style:style style:name="ro55" style:family="table-row">
      <style:table-row-properties style:row-height="4.08cm" fo:break-before="auto" style:use-optimal-row-height="true"/>
    </style:style>
    <style:style style:name="ro56" style:family="table-row">
      <style:table-row-properties style:row-height="3.313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style>
    <style:style style:name="ce6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fo:font-size="6pt" style:font-size-asian="6pt" style:font-size-complex="6pt"/>
    </style:style>
    <style:style style:name="ce62" style:family="table-cell" style:parent-style-name="Default">
      <style:table-cell-properties fo:background-color="#00ff00"/>
      <style:text-properties fo:font-size="11pt" style:font-size-asian="11pt" style:font-size-complex="11pt"/>
    </style:style>
    <style:style style:name="ce6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0"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7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83" style:family="table-cell" style:parent-style-name="Default">
      <style:table-cell-properties fo:background-color="#ff0000"/>
    </style:style>
    <style:style style:name="ce84" style:family="table-cell" style:parent-style-name="Default">
      <style:table-cell-properties fo:background-color="#00ffff"/>
    </style:style>
    <style:style style:name="ce85" style:family="table-cell" style:parent-style-name="Default">
      <style:text-properties fo:font-size="6pt" style:font-size-asian="6pt" style:font-size-complex="6pt"/>
    </style:style>
    <style:style style:name="ce8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0"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2"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5"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9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6" style:family="table-cell" style:parent-style-name="Default">
      <style:table-cell-properties fo:background-color="#00ff00"/>
    </style:style>
    <style:style style:name="ce10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2" style:family="table-cell" style:parent-style-name="Default">
      <style:text-properties style:text-line-through-style="solid" style:text-line-through-type="single"/>
    </style:style>
    <style:style style:name="ce113"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6" style:family="table-cell" style:parent-style-name="Default">
      <style:table-cell-properties fo:background-color="#ff0000"/>
      <style:text-properties fo:color="#000000"/>
    </style:style>
    <style:style style:name="ce11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5"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9"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0" style:family="table-cell" style:parent-style-name="Default">
      <style:table-cell-properties fo:border="0.06pt solid #000000"/>
      <style:text-properties fo:font-weight="bold" style:font-weight-asian="bold" style:font-weight-complex="bold"/>
    </style:style>
    <style:style style:name="ce131" style:family="table-cell" style:parent-style-name="Default">
      <style:table-cell-properties fo:background-color="#e6ff00" fo:border="0.06pt solid #000000"/>
    </style:style>
    <style:style style:name="ce132" style:family="table-cell" style:parent-style-name="Default">
      <style:table-cell-properties fo:background-color="transparent" fo:border="0.06pt solid #000000"/>
    </style:style>
    <style:style style:name="ce133" style:family="table-cell" style:parent-style-name="Default">
      <style:text-properties style:font-name="Arial" fo:font-size="10pt" style:font-size-asian="10pt" style:font-size-complex="10pt"/>
    </style:style>
    <style:style style:name="ce134"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5"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6" style:family="table-cell" style:parent-style-name="Default">
      <style:text-properties style:use-window-font-color="true" style:font-name="Arial" fo:font-size="10pt" style:font-size-asian="10pt" style:font-size-complex="10pt"/>
    </style:style>
    <style:style style:name="ce137"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9"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100">
      <style:text-properties fo:font-size="6pt" style:font-size-asian="6pt" style:font-size-complex="6pt"/>
    </style:style>
    <style:style style:name="ce144" style:family="table-cell" style:parent-style-name="Default" style:data-style-name="N100">
      <style:table-cell-properties fo:background-color="#ff0000"/>
      <style:text-properties fo:font-size="6pt" style:font-size-asian="6pt" style:font-size-complex="6pt"/>
    </style:style>
    <style:style style:name="ce14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6"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8"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9"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0"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ext-properties fo:font-weight="bold" style:font-weight-asian="bold" style:font-weight-complex="bold"/>
    </style:style>
    <style:style style:name="ce152" style:family="table-cell" style:parent-style-name="Default">
      <style:text-properties fo:color="#00ffff"/>
    </style:style>
    <style:style style:name="ce153" style:family="table-cell" style:parent-style-name="Default">
      <style:table-cell-properties fo:background-color="#ff0000" fo:border="0.06pt solid #000000"/>
    </style:style>
    <style:style style:name="ce154"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font-weight="bold" style:font-weight-asian="bold" style:font-weight-complex="bold"/>
    </style:style>
    <style:style style:name="T4" style:family="text">
      <style:text-properties fo:color="#2a00ff" style:font-name="Consolas" fo:font-size="10pt" style:font-name-asian="Consolas" style:font-size-asian="10pt" style:font-size-complex="5.69999980926514pt"/>
    </style:style>
    <style:style style:name="T5" style:family="text">
      <style:text-properties fo:font-size="12pt"/>
    </style:style>
    <style:style style:name="T6" style:family="text">
      <style:text-properties fo:color="#000000" style:font-name="Consolas" fo:font-size="10pt" style:font-name-asian="Consolas" style:font-size-asian="10pt" style:font-size-complex="5.69999980926514pt"/>
    </style:style>
    <style:style style:name="T7" style:family="text">
      <style:text-properties style:font-name="Arial"/>
    </style:style>
    <style:style style:name="T8"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Conseil.C10];[.AS6];&quot; &quot;;[.AS6];[.AT6];[.AB6];[.BC6];[.AX6];[Conseil.C10];[.AX6];[.AW6];[.AE6];[.BC6];[.AX6];#REF!.[.C5];[.AX6];[.AW6];[.AH6];[.BB6];[.AX6];[.E6];[.AX6];[.AU6];[.AZ6];[.AB6];[Conseil.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egoriesUsuelles&quot;:&quot;cu_toxique&quot;,&quot;categorieTraitement&quot;:&quot;cat_ddm&quot;,&quot;description&quot;:&quot;acide&quot;,&quot;descNoAccents&quot;:&quot;acide&quot;,&quot;conseils&quot;:&quot;cons_toxique&quot;,&quot;image&quot;:&quot;bouteille_acide_chlorhydrique_mini.png&quot;,&quot;modco&quot;:&quot;modco_decheterie,modco_ecopoint&quot;,&quot;rec&quot;:&quot;PAS_POUBELLE&quot;,&quot;src&quot;:&quot;MieuxTrierANantes 03/2013&quot;}," calcext:value-type="string">
            <text:p>{"code":"dec_acides","nom":"Acides","categoriesUsuelles":"cu_toxique","categorieTraitement":"cat_ddm","description":"acide","descNoAccents":"acide","conseils":"cons_toxique","image":"bouteille_acide_chlorhydrique_mini.png","modco":"modco_decheterie,modco_ecopoint","rec":"PAS_POUBELLE","src":"MieuxTrierANantes 03/2013"},</text:p>
          </table:table-cell>
          <table:table-cell office:value-type="string" calcext:value-type="string">
            <text:p><text:s/></text:p>
          </table:table-cell>
          <table:table-cell table:style-name="ce62" table:formula="of:=GROOVYDECHETS([Conseil.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text:p>
          </table:table-cell>
          <table:table-cell table:style-name="ce32" office:value-type="string" calcext:value-type="string">
            <text:p>aerosol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egoriesUsuelles&quot;:&quot;cu_metal&quot;,&quot;categorieTraitement&quot;:&quot;cat_acier&quot;,&quot;description&quot;:&quot;aérosol, bombe aérosol, déodorant, laque&quot;,&quot;descNoAccents&quot;:&quot;aerosol, bombe aerosol, deodorant, laque&quot;,&quot;conseils&quot;:&quot;cons_sansbouchon,cons_ferraille,cons_acier&quot;,&quot;image&quot;:&quot;aerosol_mini.png&quot;,&quot;modco&quot;:&quot;modco_decheterie,modco_ecopoint,modco_bacjaune,modco_sacjaune,modco_contembjournmag&quot;,&quot;rec&quot;:&quot;OUI&quot;,&quot;src&quot;:&quot;MieuxTrierANantes 03/2013&quot;}," calcext:value-type="string">
            <text:p>{"code":"dec_aerosols","nom":"Aérosols","categoriesUsuelles":"cu_metal","categorieTraitement":"cat_acier","description":"aérosol, bombe aérosol, déodorant, laque","descNoAccents":"aerosol, bombe aerosol, deodorant, laque","conseils":"cons_sansbouchon,cons_ferraille,cons_acier","image":"aeroso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3/2013</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egoriesUsuelles&quot;:&quot;cu_papierscartons&quot;,&quot;categorieTraitement&quot;:&quot;cat_papiercarton&quot;,&quot;description&quot;:&quot;agenda&quot;,&quot;descNoAccents&quot;:&quot;agenda&quot;,&quot;image&quot;:&quot;agenda_mini.png&quot;,&quot;modco&quot;:&quot;modco_contpapiercarton,modco_bacjaune,modco_sacjaune,modco_contembjournmag&quot;,&quot;rec&quot;:&quot;OUI&quot;,&quot;src&quot;:&quot;MieuxTrierANantes 03/2013&quot;}," calcext:value-type="string">
            <text:p>{"code":"dec_agenda","nom":"Agenda","categoriesUsuelles":"cu_papierscartons","categorieTraitement":"cat_papiercarton","description":"agenda","descNoAccents":"agenda","image":"agenda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egoriesUsuelles&quot;:&quot;cu_divers&quot;,&quot;categorieTraitement&quot;:&quot;cat_ampouleseco&quot;,&quot;description&quot;:&quot;ampoule basse consommation, ampoule à économie d'énergie, lampe à économie d’énergie&quot;,&quot;descNoAccents&quot;:&quot;ampoule basse consommation, ampoule a economie d'energie, lampe a economie d’energie&quot;,&quot;conseils&quot;:&quot;cons_ampoulemercure,cons_recuppdv2,&quot;,&quot;image&quot;:&quot;ampoules_basse_consommation_mini.png&quot;,&quot;modco&quot;:&quot;modco_pointsdevente&quot;,&quot;rec&quot;:&quot;PAS_POUBELLE&quot;,&quot;src&quot;:&quot;MieuxTrierANantes 03/2013&quot;}," calcext:value-type="string">
            <text:p>{"code":"dec_ampouleBasseConso","nom":"Ampoule basse consommation","categoriesUsuelles":"cu_divers","categorieTraitement":"cat_ampouleseco","description":"ampoule basse consommation, ampoule à économie d'énergie, lampe à économie d’énergie","descNoAccents":"ampoule basse consommation, ampoule a economie d'energie, lampe a economie d’energie","conseils":"cons_ampoulemercure,cons_recuppdv2,","image":"ampoules_basse_consommation_mini.png","modco":"modco_pointsdevente","rec":"PAS_POUBELLE","src":"MieuxTrierANantes 03/2013"},</text:p>
          </table:table-cell>
          <table:table-cell office:value-type="string" calcext:value-type="string">
            <text:p><text:s/></text:p>
          </table:table-cell>
          <table:table-cell table:style-name="ce62" table:formula="of:=GROOVYDECHETS([Conseil.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egoriesUsuelles&quot;:&quot;cu_divers&quot;,&quot;categorieTraitement&quot;:&quot;cat_omr&quot;,&quot;description&quot;:&quot;ampoule classique, ampoule&quot;,&quot;descNoAccents&quot;:&quot;ampoule classique, ampoule&quot;,&quot;image&quot;:&quot;ampoule_mini.png&quot;,&quot;modco&quot;:&quot;modco_bacbleu,modco_sacbleu&quot;,&quot;rec&quot;:&quot;NON&quot;,&quot;src&quot;:&quot;MieuxTrierANantes 03/2013&quot;}," calcext:value-type="string">
            <text:p>{"code":"dec_ampouleClassique","nom":"Ampoule classique","categoriesUsuelles":"cu_divers","categorieTraitement":"cat_omr","description":"ampoule classique, ampoule","descNoAccents":"ampoule classique, ampoule","image":"ampoule_mini.png","modco":"modco_bacbleu,modco_sacbleu","rec":"NON","src":"MieuxTrierANantes 03/2013"},</text:p>
          </table:table-cell>
          <table:table-cell office:value-type="string" calcext:value-type="string">
            <text:p><text:s/></text:p>
          </table:table-cell>
          <table:table-cell table:style-name="ce62" table:formula="of:=GROOVYDECHETS([Conseil.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3/2013</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egoriesUsuelles&quot;:&quot;cu_papierscartons&quot;,&quot;categorieTraitement&quot;:&quot;cat_papiercarton&quot;,&quot;description&quot;:&quot;annuaire&quot;,&quot;descNoAccents&quot;:&quot;annuaire&quot;,&quot;image&quot;:&quot;annuaire_mini.png&quot;,&quot;modco&quot;:&quot;modco_contpapiercarton,modco_bacjaune,modco_sacjaune,modco_contembjournmag&quot;,&quot;rec&quot;:&quot;OUI&quot;,&quot;src&quot;:&quot;MieuxTrierANantes 03/2013&quot;}," calcext:value-type="string">
            <text:p>{"code":"dec_annuaire","nom":"Annuaire","categoriesUsuelles":"cu_papierscartons","categorieTraitement":"cat_papiercarton","description":"annuaire","descNoAccents":"annuaire","image":"annuair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3/2013</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egoriesUsuelles&quot;:&quot;cu_toxique&quot;,&quot;categorieTraitement&quot;:&quot;cat_ddm&quot;,&quot;description&quot;:&quot;anti-fourmis&quot;,&quot;descNoAccents&quot;:&quot;anti fourmis&quot;,&quot;conseils&quot;:&quot;cons_toxique&quot;,&quot;image&quot;:&quot;image_defaut_mini.png&quot;,&quot;modco&quot;:&quot;modco_decheterie,modco_ecopoint&quot;,&quot;rec&quot;:&quot;PAS_POUBELLE&quot;,&quot;src&quot;:&quot;MieuxTrierANantes 03/2013&quot;}," calcext:value-type="string">
            <text:p>{"code":"dec_antiFourmis","nom":"Anti-fourmis","categoriesUsuelles":"cu_toxique","categorieTraitement":"cat_ddm","description":"anti-fourmis","descNoAccents":"anti fourmis","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Conseil.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3/2013</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egoriesUsuelles&quot;:&quot;cu_toxique&quot;,&quot;categorieTraitement&quot;:&quot;cat_ddm&quot;,&quot;description&quot;:&quot;antigel&quot;,&quot;descNoAccents&quot;:&quot;antigel&quot;,&quot;conseils&quot;:&quot;cons_toxique&quot;,&quot;image&quot;:&quot;image_defaut_mini.png&quot;,&quot;modco&quot;:&quot;modco_decheterie,modco_ecopoint&quot;,&quot;rec&quot;:&quot;PAS_POUBELLE&quot;,&quot;src&quot;:&quot;MieuxTrierANantes 03/2013&quot;}," calcext:value-type="string">
            <text:p>{"code":"dec_antigel","nom":"Antigel","categoriesUsuelles":"cu_toxique","categorieTraitement":"cat_ddm","description":"antigel","descNoAccents":"antigel","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Conseil.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3/2013</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egoriesUsuelles&quot;:&quot;cu_encombrantelectronique&quot;,&quot;categorieTraitement&quot;:&quot;cat_d3e&quot;,&quot;description&quot;:&quot;appareil électronique&quot;,&quot;descNoAccents&quot;:&quot;appareil electronique&quot;,&quot;conseils&quot;:&quot;cons_recuppdv1,cons_ecoparticipation&quot;,&quot;image&quot;:&quot;image_defaut_mini.png&quot;,&quot;modco&quot;:&quot;modco_decheterie,modco_ecopoint,smco_reprise&quot;,&quot;rec&quot;:&quot;PAS_POUBELLE&quot;,&quot;src&quot;:&quot;MieuxTrierANantes 03/2013&quot;}," calcext:value-type="string">
            <text:p>{"code":"dec_appareilElectronique","nom":"Appareil électronique","categoriesUsuelles":"cu_encombrantelectronique","categorieTraitement":"cat_d3e","description":"appareil électronique","descNoAccents":"appareil electronique","conseils":"cons_recuppdv1,cons_ecoparticipation","image":"image_defaut_mini.png","modco":"modco_decheterie,modco_ecopoint,smco_reprise","rec":"PAS_POUBELLE","src":"MieuxTrierANantes 03/2013"},</text:p>
          </table:table-cell>
          <table:table-cell office:value-type="string" calcext:value-type="string">
            <text:p><text:s/></text:p>
          </table:table-cell>
          <table:table-cell table:style-name="ce62" table:formula="of:=GROOVYDECHETS([Conseil.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3/2013</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egoriesUsuelles&quot;:&quot;cu_encombrantelectronique&quot;,&quot;categorieTraitement&quot;:&quot;cat_d3e&quot;,&quot;description&quot;:&quot;appareil chauffant, appareil de chauffage, chauffage, appareil de cuisson, four&quot;,&quot;descNoAccents&quot;:&quot;appareil chauffant, appareil de chauffage, chauffage, appareil de cuisson, four&quot;,&quot;conseils&quot;:&quot;cons_recuppdv1,cons_ecoparticipation&quot;,&quot;image&quot;:&quot;chauffage_soufflant_mini.png&quot;,&quot;modco&quot;:&quot;modco_decheterie,modco_ecopoint,smco_reprise&quot;,&quot;rec&quot;:&quot;PAS_POUBELLE&quot;,&quot;src&quot;:&quot;MieuxTrierANantes 03/2013&quot;}," calcext:value-type="string">
            <text:p>{"code":"dec_appareilsChauffant","nom":"Appareil chauffant","categoriesUsuelles":"cu_encombrantelectronique","categorieTraitement":"cat_d3e","description":"appareil chauffant, appareil de chauffage, chauffage, appareil de cuisson, four","descNoAccents":"appareil chauffant, appareil de chauffage, chauffage, appareil de cuisson, four","conseils":"cons_recuppdv1,cons_ecoparticipation","image":"chauffage_soufflant_mini.png","modco":"modco_decheterie,modco_ecopoint,smco_reprise","rec":"PAS_POUBELLE","src":"MieuxTrierANantes 03/2013"},</text:p>
          </table:table-cell>
          <table:table-cell office:value-type="string" calcext:value-type="string">
            <text:p><text:s/></text:p>
          </table:table-cell>
          <table:table-cell table:style-name="ce62" table:formula="of:=GROOVYDECHETS([Conseil.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3/2013</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egoriesUsuelles&quot;:&quot;cu_encombrantelectronique&quot;,&quot;categorieTraitement&quot;:&quot;cat_encombrant&quot;,&quot;description&quot;:&quot;appareil électroménager,petit électroménager&quot;,&quot;descNoAccents&quot;:&quot;appareil electromenager,petit electromenager&quot;,&quot;conseils&quot;:&quot;cons_numerosencombrants,cons_encombrants&quot;,&quot;image&quot;:&quot;machine_a_cafe_mini.png&quot;,&quot;modco&quot;:&quot;modco_encombrant,modco_decheterie&quot;,&quot;rec&quot;:&quot;PAS_POUBELLE&quot;,&quot;src&quot;:&quot;MieuxTrierANantes 03/2013&quot;}," calcext:value-type="string">
            <text:p>{"code":"dec_appareilsElectromenager","nom":"Appareil électroménager","categoriesUsuelles":"cu_encombrantelectronique","categorieTraitement":"cat_encombrant","description":"appareil électroménager,petit électroménager","descNoAccents":"appareil electromenager,petit electromenager","conseils":"cons_numerosencombrants,cons_encombrants","image":"machine_a_cafe_mini.png","modco":"modco_encombrant,modco_decheterie","rec":"PAS_POUBELLE","src":"MieuxTrierANantes 03/2013"},</text:p>
          </table:table-cell>
          <table:table-cell office:value-type="string" calcext:value-type="string">
            <text:p><text:s/></text:p>
          </table:table-cell>
          <table:table-cell table:style-name="ce62" table:formula="of:=GROOVYDECHETS([Conseil.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egoriesUsuelles&quot;:&quot;cu_papierscartons&quot;,&quot;categorieTraitement&quot;:&quot;cat_papiercarton&quot;,&quot;description&quot;:&quot;baril de lessive, paquets de lessives, barils en carton&quot;,&quot;descNoAccents&quot;:&quot;baril de lessive, paquets de lessives, barils en carton&quot;,&quot;image&quot;:&quot;baril_lessive_mini.png&quot;,&quot;modco&quot;:&quot;modco_contpapiercarton,modco_bacjaune,modco_sacjaune,modco_contembjournmag&quot;,&quot;rec&quot;:&quot;OUI&quot;,&quot;src&quot;:&quot;MieuxTrierANantes 03/2013&quot;}," calcext:value-type="string">
            <text:p>{"code":"dec_barilLessive","nom":"Baril lessive","categoriesUsuelles":"cu_papierscartons","categorieTraitement":"cat_papiercarton","description":"baril de lessive, paquets de lessives, barils en carton","descNoAccents":"baril de lessive, paquets de lessives, barils en carton","image":"baril_lessiv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egoriesUsuelles&quot;:&quot;cu_metal&quot;,&quot;categorieTraitement&quot;:&quot;cat_allu&quot;,&quot;description&quot;:&quot;barquette aluminium, barquette pizza, barquette quiche&quot;,&quot;descNoAccents&quot;:&quot;barquette aluminium, barquette pizza, barquette quiche&quot;,&quot;conseils&quot;:&quot;cons_allu&quot;,&quot;image&quot;:&quot;barquette_aluminium_mini.png&quot;,&quot;modco&quot;:&quot;modco_decheterie,modco_ecopoint,modco_bacjaune,modco_sacjaune,modco_contembjournmag&quot;,&quot;rec&quot;:&quot;OUI&quot;,&quot;src&quot;:&quot;MieuxTrierANantes 03/2013&quot;}," calcext:value-type="string">
            <text:p>{"code":"dec_barquetteAluminium","nom":"Barquette aluminium","categoriesUsuelles":"cu_metal","categorieTraitement":"cat_allu","description":"barquette aluminium, barquette pizza, barquette quiche","descNoAccents":"barquette aluminium, barquette pizza, barquette quiche","conseils":"cons_allu","image":"barquette_aluminium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3/2013</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egoriesUsuelles&quot;:&quot;cu_plastique&quot;,&quot;categorieTraitement&quot;:&quot;cat_omr_plastique&quot;,&quot;description&quot;:&quot;barquette Polystyrène&quot;,&quot;descNoAccents&quot;:&quot;barquette Polystyrene&quot;,&quot;conseils&quot;:&quot;cons_pasuniquementbouteilleflacon&quot;,&quot;image&quot;:&quot;barquette_polystyrene_mini.png&quot;,&quot;modco&quot;:&quot;modco_bacjaunenantes,modco_bacbleuhorsnantes,modco_sacbleu&quot;,&quot;rec&quot;:&quot;OUI_ET_NON&quot;,&quot;src&quot;:&quot;MieuxTrierANantes 03/2013&quot;}," calcext:value-type="string">
            <text:p>{"code":"dec_barquettePolystyrene","nom":"Barquette polystyrène","categoriesUsuelles":"cu_plastique","categorieTraitement":"cat_omr_plastique","description":"barquette Polystyrène","descNoAccents":"barquette Polystyrene","conseils":"cons_pasuniquementbouteilleflacon","image":"barquette_polystyren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Conseil.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3/2013</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egoriesUsuelles&quot;:&quot;cu_toxique&quot;,&quot;categorieTraitement&quot;:&quot;cat_ddm&quot;,&quot;description&quot;:&quot;base, produit chimique&quot;,&quot;descNoAccents&quot;:&quot;base, produit chimique&quot;,&quot;conseils&quot;:&quot;cons_toxique&quot;,&quot;image&quot;:&quot;image_defaut_mini.png&quot;,&quot;modco&quot;:&quot;modco_decheterie,modco_ecopoint&quot;,&quot;rec&quot;:&quot;PAS_POUBELLE&quot;,&quot;src&quot;:&quot;MieuxTrierANantes 03/2013&quot;}," calcext:value-type="string">
            <text:p>{"code":"dec_base","nom":"Base","categoriesUsuelles":"cu_toxique","categorieTraitement":"cat_ddm","description":"base, produit chimique","descNoAccents":"base, produit chimiqu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Conseil.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egoriesUsuelles&quot;:&quot;cu_toxique&quot;,&quot;categorieTraitement&quot;:&quot;cat_batterie&quot;,&quot;description&quot;:&quot;batteries de voiture&quot;,&quot;descNoAccents&quot;:&quot;batteries de voiture&quot;,&quot;conseils&quot;:&quot;cons_toxique&quot;,&quot;image&quot;:&quot;batterie_voiture_mini.png&quot;,&quot;modco&quot;:&quot;smco_garage,modco_decheterie,modco_ecopoint&quot;,&quot;rec&quot;:&quot;OUI&quot;,&quot;src&quot;:&quot;MieuxTrierANantes 03/2013&quot;}," calcext:value-type="string">
            <text:p>{"code":"dec_batteriesVoiture","nom":"Batteries voiture","categoriesUsuelles":"cu_toxique","categorieTraitement":"cat_batterie","description":"batteries de voiture","descNoAccents":"batteries de voiture","conseils":"cons_toxique","image":"batterie_voiture_mini.png","modco":"smco_garage,modco_decheterie,modco_ecopoint","rec":"OUI","src":"MieuxTrierANantes 03/2013"},</text:p>
          </table:table-cell>
          <table:table-cell office:value-type="string" calcext:value-type="string">
            <text:p><text:s/></text:p>
          </table:table-cell>
          <table:table-cell table:style-name="ce62" table:formula="of:=GROOVYDECHETS([Conseil.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3/2013</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egoriesUsuelles&quot;:&quot;cu_toxique&quot;,&quot;categorieTraitement&quot;:&quot;cat_omr&quot;,&quot;description&quot;:&quot;bidon d'huile moteur vide&quot;,&quot;descNoAccents&quot;:&quot;bidon d'huile moteur vide&quot;,&quot;image&quot;:&quot;huile_moteur_mini.png&quot;,&quot;modco&quot;:&quot;modco_bacbleu,modco_sacbleu&quot;,&quot;rec&quot;:&quot;NON&quot;,&quot;src&quot;:&quot;MieuxTrierANantes 03/2013&quot;}," calcext:value-type="string">
            <text:p>{"code":"dec_bidonDHuileMoteurVide","nom":"Bidon d'huile moteur vide","categoriesUsuelles":"cu_toxique","categorieTraitement":"cat_omr","description":"bidon d'huile moteur vide","descNoAccents":"bidon d'huile moteur vide","image":"huile_moteur_mini.png","modco":"modco_bacbleu,modco_sacbleu","rec":"NON","src":"MieuxTrierANantes 03/2013"},</text:p>
          </table:table-cell>
          <table:table-cell office:value-type="string" calcext:value-type="string">
            <text:p><text:s/></text:p>
          </table:table-cell>
          <table:table-cell table:style-name="ce62" table:formula="of:=GROOVYDECHETS([Conseil.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egoriesUsuelles&quot;:&quot;cu_metal&quot;,&quot;categorieTraitement&quot;:&quot;cat_acier&quot;,&quot;description&quot;:&quot;bidon de métal vide&quot;,&quot;descNoAccents&quot;:&quot;bidon de metal vide&quot;,&quot;conseils&quot;:&quot;cons_ferraille,cons_acier&quot;,&quot;image&quot;:&quot;bidon_metal_mini.png&quot;,&quot;modco&quot;:&quot;modco_decheterie,modco_ecopoint,modco_bacjaune,modco_sacjaune,modco_contembjournmag&quot;,&quot;rec&quot;:&quot;OUI&quot;,&quot;src&quot;:&quot;MieuxTrierANantes 03/2013&quot;}," calcext:value-type="string">
            <text:p>{"code":"dec_bidonMetal","nom":"Bidon métal vide","categoriesUsuelles":"cu_metal","categorieTraitement":"cat_acier","description":"bidon de métal vide","descNoAccents":"bidon de metal vide","conseils":"cons_ferraille,cons_acier","image":"bidon_meta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egoriesUsuelles&quot;:&quot;cu_verrevaisselle&quot;,&quot;categorieTraitement&quot;:&quot;cat_verre&quot;,&quot;description&quot;:&quot;bocal en verre, nutella, pâte a tartiner, pot en verre&quot;,&quot;descNoAccents&quot;:&quot;bocal en verre, nutella, pate a tartiner, pot en verre&quot;,&quot;conseils&quot;:&quot;cons_sansbouchon,cons_couverclemetal,cons_potsmoutarde,cons_verre&quot;,&quot;image&quot;:&quot;bocal_verre_mini.png&quot;,&quot;modco&quot;:&quot;modco_contverre,modco_decheterie,modco_ecopoint&quot;,&quot;rec&quot;:&quot;OUI&quot;,&quot;src&quot;:&quot;MieuxTrierANantes 03/2013&quot;}," calcext:value-type="string">
            <text:p>{"code":"dec_bocalEnVerre","nom":"Bocal verre","categoriesUsuelles":"cu_verrevaisselle","categorieTraitement":"cat_verre","description":"bocal en verre, nutella, pâte a tartiner, pot en verre","descNoAccents":"bocal en verre, nutella, pate a tartiner, pot en verre","conseils":"cons_sansbouchon,cons_couverclemetal,cons_potsmoutarde,cons_verre","image":"bocal_verre_mini.png","modco":"modco_contverre,modco_decheterie,modco_ecopoint","rec":"OUI","src":"MieuxTrierANantes 03/2013"},</text:p>
          </table:table-cell>
          <table:table-cell office:value-type="string" calcext:value-type="string">
            <text:p><text:s/></text:p>
          </table:table-cell>
          <table:table-cell table:style-name="ce62" table:formula="of:=GROOVYDECHETS([Conseil.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egoriesUsuelles&quot;:&quot;cu_plastique&quot;,&quot;categorieTraitement&quot;:&quot;cat_omr_plastique&quot;,&quot;description&quot;:&quot;boîte à œufs en plastique&quot;,&quot;descNoAccents&quot;:&quot;boite a œufs en plastique&quot;,&quot;conseils&quot;:&quot;cons_pasuniquementbouteilleflacon&quot;,&quot;image&quot;:&quot;boite_a_oeufs_plastique_mini.png&quot;,&quot;modco&quot;:&quot;modco_bacjaunenantes,modco_bacbleuhorsnantes,modco_sacbleu&quot;,&quot;rec&quot;:&quot;OUI_ET_NON&quot;,&quot;src&quot;:&quot;MieuxTrierANantes 03/2013&quot;}," calcext:value-type="string">
            <text:p>{"code":"dec_boiteAOeufsEnPlastique","nom":"Boîte à œufs plastique","categoriesUsuelles":"cu_plastique","categorieTraitement":"cat_omr_plastique","description":"boîte à œufs en plastique","descNoAccents":"boite a œufs en plastique","conseils":"cons_pasuniquementbouteilleflacon","image":"boite_a_oeufs_plastiqu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egoriesUsuelles:cu_plastique,categorieTraitement:cat_omr_plastique,description:&quot;boîte à œufs en plastique&quot;,conseil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egoriesUsuelles:cu_plastique,categorieTraitement:cat_omr_plastique,description:"boîte à œufs en plastique",conseil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egoriesUsuelles&quot;:&quot;cu_vertbois&quot;,&quot;categorieTraitement&quot;:&quot;cat_omr&quot;,&quot;description&quot;:&quot;boîte camembert en bois&quot;,&quot;descNoAccents&quot;:&quot;boite camembert en bois&quot;,&quot;image&quot;:&quot;boite_camembert_mini.png&quot;,&quot;modco&quot;:&quot;modco_bacbleu,modco_sacbleu&quot;,&quot;rec&quot;:&quot;NON&quot;,&quot;src&quot;:&quot;MieuxTrierANantes 03/2013&quot;}," calcext:value-type="string">
            <text:p>{"code":"dec_boiteCamembertEnBois","nom":"Boîte camembert bois","categoriesUsuelles":"cu_vertbois","categorieTraitement":"cat_omr","description":"boîte camembert en bois","descNoAccents":"boite camembert en bois","image":"boite_camembert_mini.png","modco":"modco_bacbleu,modco_sacbleu","rec":"NON","src":"MieuxTrierANantes 03/2013"},</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egoriesUsuelles:cu_vertbois,categorieTraitement:cat_omr,description:&quot;boîte camembert en bois&quot;,conseil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egoriesUsuelles:cu_vertbois,categorieTraitement:cat_omr,description:"boîte camembert en bois",conseil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egoriesUsuelles&quot;:&quot;cu_metal&quot;,&quot;categorieTraitement&quot;:&quot;cat_acier&quot;,&quot;description&quot;:&quot;boîte de conserve, conserve&quot;,&quot;descNoAccents&quot;:&quot;boite de conserve, conserve&quot;,&quot;conseils&quot;:&quot;cons_ferraille,cons_acier&quot;,&quot;image&quot;:&quot;conserve_ratatouille_mini.png&quot;,&quot;modco&quot;:&quot;modco_decheterie,modco_ecopoint,modco_bacjaune,modco_sacjaune,modco_contembjournmag&quot;,&quot;rec&quot;:&quot;OUI&quot;,&quot;src&quot;:&quot;MieuxTrierANantes 03/2013&quot;}," calcext:value-type="string">
            <text:p>{"code":"dec_boiteConserve","nom":"Boîte conserve","categoriesUsuelles":"cu_metal","categorieTraitement":"cat_acier","description":"boîte de conserve, conserve","descNoAccents":"boite de conserve, conserve","conseils":"cons_ferraille,cons_acier","image":"conserve_ratatouill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65];[.B26];[.C26];[.D26];[.E26];[.F26];[.G26];[.Z26];[.I26])" office:value-type="string" office:string-value="Dechet 0 = new Dechet(code:&quot;&quot;,nom:&quot;Boîte conserve&quot;,categoriesUsuelles:cu_metal,categorieTraitement:cat_acier,description:&quot;boîte de conserve, conserve&quot;,conseils:&quot;&quot;,image:&quot;&quot;,image_secondaire:&quot;&quot;); 0.save();" calcext:value-type="string">
            <text:p>Dechet 0 = new Dechet(code:"",nom:"Boîte conserve",categoriesUsuelles:cu_metal,categorieTraitement:cat_acier,description:"boîte de conserve, conserve",conseil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egoriesUsuelles&quot;:&quot;cu_metal&quot;,&quot;categorieTraitement&quot;:&quot;cat_acier&quot;,&quot;description&quot;:&quot;boite métallique&quot;,&quot;descNoAccents&quot;:&quot;boite metallique&quot;,&quot;conseils&quot;:&quot;cons_ferraille,cons_acier&quot;,&quot;image&quot;:&quot;boite_metal_mini.png&quot;,&quot;modco&quot;:&quot;modco_decheterie,modco_ecopoint,modco_bacjaune,modco_sacjaune,modco_contembjournmag&quot;,&quot;rec&quot;:&quot;OUI&quot;,&quot;src&quot;:&quot;MieuxTrierANantes 03/2013&quot;}," calcext:value-type="string">
            <text:p>{"code":"dec_boiteMetallique","nom":"Boite métallique","categoriesUsuelles":"cu_metal","categorieTraitement":"cat_acier","description":"boite métallique","descNoAccents":"boite metallique","conseils":"cons_ferraille,cons_acier","image":"boite_meta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egoriesUsuelles:cu_metal,categorieTraitement:cat_acier,description:&quot;boite métallique&quot;,conseil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egoriesUsuelles:cu_metal,categorieTraitement:cat_acier,description:"boite métallique",conseil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egoriesUsuelles&quot;:&quot;cu_papierscartons&quot;,&quot;categorieTraitement&quot;:&quot;cat_papiercarton&quot;,&quot;description&quot;:&quot;boîte à œufs en carton&quot;,&quot;descNoAccents&quot;:&quot;boite a œufs en carton&quot;,&quot;image&quot;:&quot;boite_a_oeufs_mini.png&quot;,&quot;modco&quot;:&quot;modco_contpapiercarton,modco_bacjaune,modco_sacjaune,modco_contembjournmag&quot;,&quot;rec&quot;:&quot;OUI&quot;,&quot;src&quot;:&quot;MieuxTrierANantes 03/2013&quot;}," calcext:value-type="string">
            <text:p>{"code":"dec_boiteOeufsEnCarton","nom":"Boîte œufs carton","categoriesUsuelles":"cu_papierscartons","categorieTraitement":"cat_papiercarton","description":"boîte à œufs en carton","descNoAccents":"boite a œufs en carton","image":"boite_a_oeufs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egoriesUsuelles:cu_papierscartons,categorieTraitement:cat_papiercarton,description:&quot;boîte à œufs en carton&quot;,conseil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egoriesUsuelles:cu_papierscartons,categorieTraitement:cat_papiercarton,description:"boîte à œufs en carton",conseil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egoriesUsuelles&quot;:&quot;cu_metal&quot;,&quot;categorieTraitement&quot;:&quot;cat_acier&quot;,&quot;description&quot;:&quot;bombe mousse à raser&quot;,&quot;descNoAccents&quot;:&quot;bombe mousse a raser&quot;,&quot;conseils&quot;:&quot;cons_sansbouchon,cons_ferraille,cons_acier&quot;,&quot;image&quot;:&quot;mousse_a_raser_mini.png&quot;,&quot;modco&quot;:&quot;modco_decheterie,modco_ecopoint,modco_bacjaune,modco_sacjaune,modco_contembjournmag&quot;,&quot;rec&quot;:&quot;OUI&quot;,&quot;src&quot;:&quot;MieuxTrierANantes 03/2013&quot;}," calcext:value-type="string">
            <text:p>{"code":"dec_bombeMousseARaser","nom":"Bombe mousse à raser","categoriesUsuelles":"cu_metal","categorieTraitement":"cat_acier","description":"bombe mousse à raser","descNoAccents":"bombe mousse a raser","conseils":"cons_sansbouchon,cons_ferraille,cons_acier","image":"mousse_a_raser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egoriesUsuelles:cu_metal,categorieTraitement:cat_acier,description:&quot;bombe mousse à raser&quot;,conseil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egoriesUsuelles:cu_metal,categorieTraitement:cat_acier,description:"bombe mousse à raser",conseil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egoriesUsuelles&quot;:&quot;cu_toxique&quot;,&quot;categorieTraitement&quot;:&quot;cat_ddm&quot;,&quot;description&quot;:&quot;bombe de peinture, peinture aérosol&quot;,&quot;descNoAccents&quot;:&quot;bombe de peinture, peinture aerosol&quot;,&quot;conseils&quot;:&quot;cons_sansbouchon,cons_pastoxique,cons_toxique&quot;,&quot;image&quot;:&quot;peinture_aerosol_mini.png&quot;,&quot;modco&quot;:&quot;modco_decheterie,modco_ecopoint&quot;,&quot;rec&quot;:&quot;PAS_POUBELLE&quot;,&quot;src&quot;:&quot;MieuxTrierANantes 03/2013&quot;}," calcext:value-type="string">
            <text:p>{"code":"dec_bombePeinture","nom":"Bombe peinture","categoriesUsuelles":"cu_toxique","categorieTraitement":"cat_ddm","description":"bombe de peinture, peinture aérosol","descNoAccents":"bombe de peinture, peinture aerosol","conseils":"cons_sansbouchon,cons_pastoxique,cons_toxique","image":"peinture_aerosol_mini.png","modco":"modco_decheterie,modco_ecopoint","rec":"PAS_POUBELLE","src":"MieuxTrierANantes 03/2013"},</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egoriesUsuelles:cu_toxique,categorieTraitement:cat_ddm,description:&quot;bombe de peinture, peinture aérosol&quot;,conseil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egoriesUsuelles:cu_toxique,categorieTraitement:cat_ddm,description:"bombe de peinture, peinture aérosol",conseil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egoriesUsuelles&quot;:&quot;cu_divers&quot;,&quot;categorieTraitement&quot;:&quot;cat_omr&quot;,&quot;description&quot;:&quot;bouchon de liège&quot;,&quot;descNoAccents&quot;:&quot;bouchon de liege&quot;,&quot;conseils&quot;:&quot;cons_bouchonliege,&quot;,&quot;image&quot;:&quot;bouchon_liege_mini.png&quot;,&quot;modco&quot;:&quot;modco_bacbleu,modco_sacbleu&quot;,&quot;rec&quot;:&quot;NON&quot;,&quot;src&quot;:&quot;MieuxTrierANantes 03/2013&quot;}," calcext:value-type="string">
            <text:p>{"code":"dec_bouchonLiege","nom":"Bouchon liège","categoriesUsuelles":"cu_divers","categorieTraitement":"cat_omr","description":"bouchon de liège","descNoAccents":"bouchon de liege","conseils":"cons_bouchonliege,","image":"bouchon_liege_mini.png","modco":"modco_bacbleu,modco_sacbleu","rec":"NON","src":"MieuxTrierANantes 03/2013"},</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egoriesUsuelles:cu_divers,categorieTraitement:cat_omr,description:&quot;bouchon de liège&quot;,conseil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egoriesUsuelles:cu_divers,categorieTraitement:cat_omr,description:"bouchon de liège",conseil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egoriesUsuelles&quot;:&quot;cu_plastique&quot;,&quot;categorieTraitement&quot;:&quot;cat_emr&quot;,&quot;description&quot;:&quot;bouchon plastique, bouchon plastique&quot;,&quot;descNoAccents&quot;:&quot;bouchon plastique, bouchon plastique&quot;,&quot;conseils&quot;:&quot;cons_bouchonamour,&quot;,&quot;image&quot;:&quot;bouchon_plastique_mini.png&quot;,&quot;modco&quot;:&quot;modco_decheterie,modco_ecopoint,modco_bacjaune,modco_sacjaune,modco_contembjournmag&quot;,&quot;rec&quot;:&quot;OUI&quot;,&quot;src&quot;:&quot;MieuxTrierANantes 03/2013&quot;}," calcext:value-type="string">
            <text:p>{"code":"dec_bouchonPlastique","nom":"Bouchon plastique","categoriesUsuelles":"cu_plastique","categorieTraitement":"cat_emr","description":"bouchon plastique, bouchon plastique","descNoAccents":"bouchon plastique, bouchon plastique","conseils":"cons_bouchonamour,","image":"bouchon_plastiqu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egoriesUsuelles:cu_plastique,categorieTraitement:cat_emr,description:&quot;bouchon plastique, bouchon plastique&quot;,conseil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egoriesUsuelles:cu_plastique,categorieTraitement:cat_emr,description:"bouchon plastique, bouchon plastique",conseil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egoriesUsuelles&quot;:&quot;cu_plastique&quot;,&quot;categorieTraitement&quot;:&quot;cat_emr&quot;,&quot;description&quot;:&quot;bouteille d'huile&quot;,&quot;descNoAccents&quot;:&quot;bouteille d'huile&quot;,&quot;conseils&quot;:&quot;cons_bouchon,cons_bouchonamour,&quot;,&quot;image&quot;:&quot;grande_bouteille_huile_mini.png&quot;,&quot;modco&quot;:&quot;modco_decheterie,modco_ecopoint,modco_bacjaune,modco_sacjaune,modco_contembjournmag&quot;,&quot;rec&quot;:&quot;OUI&quot;,&quot;src&quot;:&quot;MieuxTrierANantes 03/2013&quot;}," calcext:value-type="string">
            <text:p>{"code":"dec_bouteilleDhuileAlimentaire","nom":"Bouteille d'huile","categoriesUsuelles":"cu_plastique","categorieTraitement":"cat_emr","description":"bouteille d'huile","descNoAccents":"bouteille d'huile","conseils":"cons_bouchon,cons_bouchonamour,","image":"grande_bouteille_huil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egoriesUsuelles:cu_plastique,categorieTraitement:cat_emr,description:&quot;bouteille d'huile&quot;,conseil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egoriesUsuelles:cu_plastique,categorieTraitement:cat_emr,description:"bouteille d'huile",conseil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3/2013</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egoriesUsuelles&quot;:&quot;cu_verrevaisselle&quot;,&quot;categorieTraitement&quot;:&quot;cat_verre&quot;,&quot;description&quot;:&quot;bouteille d'huile en verre&quot;,&quot;descNoAccents&quot;:&quot;bouteille d'huile en verre&quot;,&quot;conseils&quot;:&quot;,cons_sansbouchon,cons_verre&quot;,&quot;image&quot;:&quot;bouteille_huile_olive_mini.png&quot;,&quot;modco&quot;:&quot;modco_contverre,modco_decheterie,modco_ecopoint&quot;,&quot;rec&quot;:&quot;OUI&quot;,&quot;src&quot;:&quot;MieuxTrierANantes 03/2013&quot;}," calcext:value-type="string">
            <text:p>{"code":"dec_bouteilleDhuileEnVerre","nom":"Bouteille d'huile verre","categoriesUsuelles":"cu_verrevaisselle","categorieTraitement":"cat_verre","description":"bouteille d'huile en verre","descNoAccents":"bouteille d'huile en verre","conseils":",cons_sansbouchon,cons_verre","image":"bouteille_huile_olive_mini.png","modco":"modco_contverre,modco_decheterie,modco_ecopoint","rec":"OUI","src":"MieuxTrierANantes 03/2013"},</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egoriesUsuelles:cu_verrevaisselle,categorieTraitement:cat_verre,description:&quot;bouteille d'huile en verre&quot;,conseil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egoriesUsuelles:cu_verrevaisselle,categorieTraitement:cat_verre,description:"bouteille d'huile en verre",conseil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egoriesUsuelles&quot;:&quot;cu_metal&quot;,&quot;categorieTraitement&quot;:&quot;cat_ddm_gros&quot;,&quot;description&quot;:&quot;bouteille de gaz&quot;,&quot;descNoAccents&quot;:&quot;bouteille de gaz&quot;,&quot;conseils&quot;:&quot;cons_toxique&quot;,&quot;image&quot;:&quot;bouteille_gaz_mini.png&quot;,&quot;modco&quot;:&quot;modco_decheterie&quot;,&quot;rec&quot;:&quot;PAS_POUBELLE&quot;,&quot;commentaires&quot;:&quot;faq_fiche_lombricompost&quot;,&quot;src&quot;:&quot;MieuxTrierANantes 12/2014&quot;}," calcext:value-type="string">
            <text:p>{"code":"dec_bouteilleGaz","nom":"Bouteille de gaz","categoriesUsuelles":"cu_metal","categorieTraitement":"cat_ddm_gros","description":"bouteille de gaz","descNoAccents":"bouteille de gaz","conseils":"cons_toxique","image":"bouteille_gaz_mini.png","modco":"modco_decheterie","re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egoriesUsuelles:cu_metal,categorieTraitement:cat_ddm_gros,description:&quot;bouteille de gaz&quot;,conseil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egoriesUsuelles:cu_metal,categorieTraitement:cat_ddm_gros,description:"bouteille de gaz",conseil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egoriesUsuelles&quot;:&quot;cu_plastique&quot;,&quot;categorieTraitement&quot;:&quot;cat_emr&quot;,&quot;description&quot;:&quot;bouteille de lait&quot;,&quot;descNoAccents&quot;:&quot;bouteille de lait&quot;,&quot;conseils&quot;:&quot;cons_bouchon,cons_bouchonamour,cons_capsulelait,&quot;,&quot;image&quot;:&quot;bouteille_lait_mini.png&quot;,&quot;modco&quot;:&quot;modco_decheterie,modco_ecopoint,modco_bacjaune,modco_sacjaune,modco_contembjournmag&quot;,&quot;rec&quot;:&quot;OUI&quot;,&quot;src&quot;:&quot;MieuxTrierANantes 03/2013&quot;}," calcext:value-type="string">
            <text:p>{"code":"dec_bouteilleLait","nom":"Bouteille lait","categoriesUsuelles":"cu_plastique","categorieTraitement":"cat_emr","description":"bouteille de lait","descNoAccents":"bouteille de lait","conseils":"cons_bouchon,cons_bouchonamour,cons_capsulelait,","image":"bouteille_lait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egoriesUsuelles:cu_plastique,categorieTraitement:cat_emr,description:&quot;bouteille de lait&quot;,conseil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egoriesUsuelles:cu_plastique,categorieTraitement:cat_emr,description:"bouteille de lait",conseil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3/2013</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egoriesUsuelles&quot;:&quot;cu_plastique&quot;,&quot;categorieTraitement&quot;:&quot;cat_emr&quot;,&quot;description&quot;:&quot;bouteille en plastique, bouteille de soda&quot;,&quot;descNoAccents&quot;:&quot;bouteille en plastique, bouteille de soda&quot;,&quot;conseils&quot;:&quot;cons_bouchon,cons_bouchonamour,&quot;,&quot;image&quot;:&quot;bouteille_transparente_mini.png&quot;,&quot;image_secondaire&quot;:&quot;ketchup_mini.png&quot;,&quot;modco&quot;:&quot;modco_decheterie,modco_ecopoint,modco_bacjaune,modco_sacjaune,modco_contembjournmag&quot;,&quot;rec&quot;:&quot;OUI&quot;,&quot;src&quot;:&quot;MieuxTrierANantes 03/2013&quot;}," calcext:value-type="string">
            <text:p>{"code":"dec_bouteillePlastique","nom":"Bouteille plastique","categoriesUsuelles":"cu_plastique","categorieTraitement":"cat_emr","description":"bouteille en plastique, bouteille de soda","descNoAccents":"bouteille en plastique, bouteille de soda","conseils":"cons_bouchon,cons_bouchonamour,","image":"bouteille_transparente_mini.png","image_secondaire":"ketchup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egoriesUsuelles:cu_plastique,categorieTraitement:cat_emr,description:&quot;bouteille en plastique, bouteille de soda&quot;,conseil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egoriesUsuelles:cu_plastique,categorieTraitement:cat_emr,description:"bouteille en plastique, bouteille de soda",conseil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3/2013</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egoriesUsuelles&quot;:&quot;cu_plastique&quot;,&quot;categorieTraitement&quot;:&quot;cat_omr_plastique&quot;,&quot;description&quot;:&quot;bouteille produit ménager non vide&quot;,&quot;descNoAccents&quot;:&quot;bouteille produit menager non vide&quot;,&quot;conseils&quot;:&quot;cons_bouchon,cons_bouchonamour,cons_pasuniquementbouteilleflacon&quot;,&quot;image&quot;:&quot;image_defaut_mini.png&quot;,&quot;modco&quot;:&quot;modco_bacjaunenantes,modco_bacbleuhorsnantes,modco_sacbleu&quot;,&quot;rec&quot;:&quot;OUI_ET_NON&quot;,&quot;src&quot;:&quot;MieuxTrierANantes 03/2013&quot;}," calcext:value-type="string">
            <text:p>{"code":"dec_bouteilleProduitMenagerNonVide","nom":"Bouteille produit ménager non vide","categoriesUsuelles":"cu_plastique","categorieTraitement":"cat_omr_plastique","description":"bouteille produit ménager non vide","descNoAccents":"bouteille produit menager non vide","conseils":"cons_bouchon,cons_bouchonamour,cons_pasuniquementbouteilleflacon","image":"image_defaut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egoriesUsuelles:cu_plastique,categorieTraitement:cat_omr_plastique,description:&quot;bouteille produit ménager non vide&quot;,conseil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egoriesUsuelles:cu_plastique,categorieTraitement:cat_omr_plastique,description:"bouteille produit ménager non vide",conseil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3/2013</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egoriesUsuelles&quot;:&quot;cu_plastique&quot;,&quot;categorieTraitement&quot;:&quot;cat_emr&quot;,&quot;description&quot;:&quot;bouteille produit ménager vide&quot;,&quot;descNoAccents&quot;:&quot;bouteille produit menager vide&quot;,&quot;conseils&quot;:&quot;cons_bouchon,cons_bouchonamour,&quot;,&quot;image&quot;:&quot;image_defaut_mini.png&quot;,&quot;modco&quot;:&quot;modco_decheterie,modco_ecopoint,modco_bacjaune,modco_sacjaune,modco_contembjournmag&quot;,&quot;rec&quot;:&quot;OUI&quot;,&quot;src&quot;:&quot;MieuxTrierANantes 03/2013&quot;}," calcext:value-type="string">
            <text:p>{"code":"dec_bouteilleProduitMenagerVide","nom":"Bouteille produit ménager vide","categoriesUsuelles":"cu_plastique","categorieTraitement":"cat_emr","description":"bouteille produit ménager vide","descNoAccents":"bouteille produit menager vide","conseils":"cons_bouchon,cons_bouchonamour,","image":"image_defaut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egoriesUsuelles:cu_plastique,categorieTraitement:cat_emr,description:&quot;bouteille produit ménager vide&quot;,conseil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egoriesUsuelles:cu_plastique,categorieTraitement:cat_emr,description:"bouteille produit ménager vide",conseil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egoriesUsuelles&quot;:&quot;cu_metal&quot;,&quot;categorieTraitement&quot;:&quot;cat_acier&quot;,&quot;description&quot;:&quot;bouteilles de sirop (métal)&quot;,&quot;descNoAccents&quot;:&quot;bouteilles de sirop (metal)&quot;,&quot;conseils&quot;:&quot;cons_bouchon,cons_bouchonamour,cons_ferraille,cons_acier&quot;,&quot;image&quot;:&quot;bouteille_sirop_mini.png&quot;,&quot;modco&quot;:&quot;modco_decheterie,modco_ecopoint,modco_bacjaune,modco_sacjaune,modco_contembjournmag&quot;,&quot;rec&quot;:&quot;OUI&quot;,&quot;src&quot;:&quot;MieuxTrierANantes 03/2013&quot;}," calcext:value-type="string">
            <text:p>{"code":"dec_bouteillesSirop","nom":"Bouteilles sirop (métal)","categoriesUsuelles":"cu_metal","categorieTraitement":"cat_acier","description":"bouteilles de sirop (métal)","descNoAccents":"bouteilles de sirop (metal)","conseils":"cons_bouchon,cons_bouchonamour,cons_ferraille,cons_acier","image":"bouteille_sirop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egoriesUsuelles:cu_metal,categorieTraitement:cat_acier,description:&quot;bouteilles de sirop (métal)&quot;,conseil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egoriesUsuelles:cu_metal,categorieTraitement:cat_acier,description:"bouteilles de sirop (métal)",conseil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egoriesUsuelles&quot;:&quot;cu_verrevaisselle&quot;,&quot;categorieTraitement&quot;:&quot;cat_verre&quot;,&quot;description&quot;:&quot;bouteille en verre, bouteille de vin, bouteille de bière&quot;,&quot;descNoAccents&quot;:&quot;bouteille en verre, bouteille de vin, bouteille de biere&quot;,&quot;conseils&quot;:&quot;cons_sansbouchon,cons_verre&quot;,&quot;image&quot;:&quot;bouteille_mini.png&quot;,&quot;modco&quot;:&quot;modco_contverre,modco_decheterie,modco_ecopoint&quot;,&quot;rec&quot;:&quot;OUI&quot;,&quot;src&quot;:&quot;MieuxTrierANantes 03/2013&quot;}," calcext:value-type="string">
            <text:p>{"code":"dec_bouteilleVerre","nom":"Bouteille verre","categoriesUsuelles":"cu_verrevaisselle","categorieTraitement":"cat_verre","description":"bouteille en verre, bouteille de vin, bouteille de bière","descNoAccents":"bouteille en verre, bouteille de vin, bouteille de biere","conseils":"cons_sansbouchon,cons_verre","image":"bouteille_mini.png","modco":"modco_contverre,modco_decheterie,modco_ecopoint","rec":"OUI","src":"MieuxTrierANantes 03/2013"},</text:p>
          </table:table-cell>
          <table:table-cell office:value-type="string" calcext: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egoriesUsuelles:cu_verrevaisselle,categorieTraitement:cat_verre,description:&quot;bouteille en verre, bouteille de vin, bouteille de bière&quot;,conseils:&quot;cons_sansbouchon&quot;,image:&quot;&quot;,image_secondaire:&quot;&quot;); Numéro gratuit. 8h à 17h du lundi au samedi.save();" calcext:value-type="string">
            <text:p>Dechet Numéro gratuit. 8h à 17h du lundi au samedi = new Dechet(code:"Numéro gratuit. 8h à 17h du lundi au samedi",nom:"Bouteille verre",categoriesUsuelles:cu_verrevaisselle,categorieTraitement:cat_verre,description:"bouteille en verre, bouteille de vin, bouteille de bière",conseil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egoriesUsuelles&quot;:&quot;cu_vertbois&quot;,&quot;categorieTraitement&quot;:&quot;cat_organiquegros&quot;,&quot;description&quot;:&quot;branchage, feuillage, taille d'arbre&quot;,&quot;descNoAccents&quot;:&quot;branchage, feuillage, taille d'arbre&quot;,&quot;conseils&quot;:&quot;cons_compostage&quot;,&quot;image&quot;:&quot;feuillages_mini.png&quot;,&quot;modco&quot;:&quot;modco_decheterie,modco_ecopoint,modco_compostage&quot;,&quot;rec&quot;:&quot;PAS_POUBELLE&quot;,&quot;src&quot;:&quot;MieuxTrierANantes 12/2014&quot;}," calcext:value-type="string">
            <text:p>{"code":"dec_branchage","nom":"Branchage feuillage","categoriesUsuelles":"cu_vertbois","categorieTraitement":"cat_organiquegros","description":"branchage, feuillage, taille d'arbre","descNoAccents":"branchage, feuillage, taille d'arbre","conseils":"cons_compostage","image":"feuillages_mini.png","modco":"modco_decheterie,modco_ecopoint,modco_compostage","re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egoriesUsuelles:cu_vertbois,categorieTraitement:cat_organiquegros,description:&quot;branchage, feuillage, taille d'arbre&quot;,conseil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egoriesUsuelles:cu_vertbois,categorieTraitement:cat_organiquegros,description:"branchage, feuillage, taille d'arbre",conseil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egoriesUsuelles&quot;:&quot;cu_plastique&quot;,&quot;categorieTraitement&quot;:&quot;cat_ela&quot;,&quot;description&quot;:&quot;brique alimentaire, brique de lait, tétra pack&quot;,&quot;descNoAccents&quot;:&quot;brique alimentaire, brique de lait, tetra pack&quot;,&quot;conseils&quot;:&quot;bouchon_brique,cons_tetrapak,cons_bouchon,cons_bouchonamour,&quot;,&quot;image&quot;:&quot;brique_alimentaire_mini.png&quot;,&quot;modco&quot;:&quot;modco_bacjaune,modco_sacjaune,modco_contembjournmag&quot;,&quot;rec&quot;:&quot;OUI&quot;,&quot;src&quot;:&quot;MieuxTrierANantes 03/2013&quot;}," calcext:value-type="string">
            <text:p>{"code":"dec_briqueAlimentaire","nom":"Brique alimentaire","categoriesUsuelles":"cu_plastique","categorieTraitement":"cat_ela","description":"brique alimentaire, brique de lait, tétra pack","descNoAccents":"brique alimentaire, brique de lait, tetra pack","conseils":"bouchon_brique,cons_tetrapak,cons_bouchon,cons_bouchonamour,","image":"brique_alimentaire_mini.png","modco":"modco_bacjaune,modco_sacjaune,modco_contembjournmag","rec":"OUI","src":"MieuxTrierANantes 03/2013"},</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egoriesUsuelles:cu_plastique,categorieTraitement:cat_ela,description:&quot;brique alimentaire, brique de lait, tétra pack&quot;,conseil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egoriesUsuelles:cu_plastique,categorieTraitement:cat_ela,description:"brique alimentaire, brique de lait, tétra pack",conseil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egoriesUsuelles&quot;:&quot;cu_vertbois&quot;,&quot;categorieTraitement&quot;:&quot;cat_omr&quot;,&quot;description&quot;:&quot;cagette bois, cageot&quot;,&quot;descNoAccents&quot;:&quot;cagette bois, cageot&quot;,&quot;image&quot;:&quot;cagette_mini.png&quot;,&quot;modco&quot;:&quot;modco_bacbleu,modco_sacbleu&quot;,&quot;rec&quot;:&quot;NON&quot;,&quot;src&quot;:&quot;MieuxTrierANantes 03/2013&quot;}," calcext:value-type="string">
            <text:p>{"code":"dec_cagetteBois","nom":"Cagette bois","categoriesUsuelles":"cu_vertbois","categorieTraitement":"cat_omr","description":"cagette bois, cageot","descNoAccents":"cagette bois, cageot","image":"cagette_mini.png","modco":"modco_bacbleu,modco_sacbleu","rec":"NON","src":"MieuxTrierANantes 03/2013"},</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egoriesUsuelles:cu_vertbois,categorieTraitement:cat_omr,description:&quot;cagette bois, cageot&quot;,conseil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egoriesUsuelles:cu_vertbois,categorieTraitement:cat_omr,description:"cagette bois, cageot",conseil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3/2013</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egoriesUsuelles&quot;:&quot;cu_papierscartons&quot;,&quot;categorieTraitement&quot;:&quot;cat_papiercarton&quot;,&quot;description&quot;:&quot;cahier, cahier, bloc notes (sans spirale), carnet&quot;,&quot;descNoAccents&quot;:&quot;cahier, cahier, bloc notes (sans spirale), carnet&quot;,&quot;image&quot;:&quot;bloc_note_mini.png&quot;,&quot;image_secondaire&quot;:&quot;cahier_mini.png&quot;,&quot;modco&quot;:&quot;modco_contpapiercarton,modco_bacjaune,modco_sacjaune,modco_contembjournmag&quot;,&quot;rec&quot;:&quot;OUI&quot;,&quot;src&quot;:&quot;MieuxTrierANantes 03/2013&quot;}," calcext:value-type="string">
            <text:p>{"code":"dec_cahier","nom":"Cahier","categoriesUsuelles":"cu_papierscartons","categorieTraitement":"cat_papiercarton","description":"cahier, cahier, bloc notes (sans spirale), carnet","descNoAccents":"cahier, cahier, bloc notes (sans spirale), carnet","image":"bloc_note_mini.png","image_secondaire":"cahier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58];[.B45];[.C45];[.D45];[.E45];[.F45];[.G45];[.Z45];[.I45])" office:value-type="string" office:string-value="Dechet 0 = new Dechet(code:&quot;&quot;,nom:&quot;Cahier&quot;,categoriesUsuelles:cu_papierscartons,categorieTraitement:cat_papiercarton,description:&quot;cahier, cahier, bloc notes (sans spirale), carnet&quot;,conseils:&quot;&quot;,image:&quot;&quot;,image_secondaire:&quot;cahier_mini.png&quot;); 0.save();" calcext:value-type="string">
            <text:p>Dechet 0 = new Dechet(code:"",nom:"Cahier",categoriesUsuelles:cu_papierscartons,categorieTraitement:cat_papiercarton,description:"cahier, cahier, bloc notes (sans spirale), carnet",conseil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egoriesUsuelles&quot;:&quot;cu_papierscartons&quot;,&quot;categorieTraitement&quot;:&quot;cat_papiercarton&quot;,&quot;description&quot;:&quot;calendrier&quot;,&quot;descNoAccents&quot;:&quot;calendrier&quot;,&quot;image&quot;:&quot;calendrier_mini.png&quot;,&quot;modco&quot;:&quot;modco_contpapiercarton,modco_bacjaune,modco_sacjaune,modco_contembjournmag&quot;,&quot;rec&quot;:&quot;OUI&quot;,&quot;src&quot;:&quot;MieuxTrierANantes 03/2013&quot;}," calcext:value-type="string">
            <text:p>{"code":"dec_calendrier","nom":"Calendrier","categoriesUsuelles":"cu_papierscartons","categorieTraitement":"cat_papiercarton","description":"calendrier","descNoAccents":"calendrier","image":"calendrier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egoriesUsuelles:cu_papierscartons,categorieTraitement:cat_papiercarton,description:&quot;calendrier&quot;,conseils:&quot;&quot;,image:&quot;&quot;,image_secondaire:&quot;&quot;); dec_calendrier.save();" calcext:value-type="string">
            <text:p>Dechet dec_calendrier = new Dechet(code:"dec_calendrier",nom:"Calendrier",categoriesUsuelles:cu_papierscartons,categorieTraitement:cat_papiercarton,description:"calendrier",conseil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egoriesUsuelles&quot;:&quot;cu_metal&quot;,&quot;categorieTraitement&quot;:&quot;cat_acier&quot;,&quot;description&quot;:&quot;canette de soda&quot;,&quot;descNoAccents&quot;:&quot;canette de soda&quot;,&quot;conseils&quot;:&quot;cons_ferraille,cons_acier&quot;,&quot;image&quot;:&quot;cannette_mini.png&quot;,&quot;modco&quot;:&quot;modco_decheterie,modco_ecopoint,modco_bacjaune,modco_sacjaune,modco_contembjournmag&quot;,&quot;rec&quot;:&quot;OUI&quot;,&quot;src&quot;:&quot;MieuxTrierANantes 03/2013&quot;}," calcext:value-type="string">
            <text:p>{"code":"dec_canetteSoda","nom":"Canette soda","categoriesUsuelles":"cu_metal","categorieTraitement":"cat_acier","description":"canette de soda","descNoAccents":"canette de soda","conseils":"cons_ferraille,cons_acier","image":"cannett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egoriesUsuelles:cu_metal,categorieTraitement:cat_acier,description:&quot;canette de soda&quot;,conseils:&quot;&quot;,image:&quot;&quot;,image_secondaire:&quot;&quot;); dec_canetteSoda.save();" calcext:value-type="string">
            <text:p>Dechet dec_canetteSoda = new Dechet(code:"dec_canetteSoda",nom:"Canette soda",categoriesUsuelles:cu_metal,categorieTraitement:cat_acier,description:"canette de soda",conseil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egoriesUsuelles&quot;:&quot;cu_metal&quot;,&quot;categorieTraitement&quot;:&quot;cat_omr&quot;,&quot;description&quot;:&quot;capsule de café, capsule métal ou plastique dosette café&quot;,&quot;descNoAccents&quot;:&quot;capsule de cafe, capsule metal ou plastique dosette cafe&quot;,&quot;conseils&quot;:&quot;cons_nespresso,&quot;,&quot;image&quot;:&quot;dosette_cafe_plastique_mini.png&quot;,&quot;modco&quot;:&quot;modco_bacbleu,modco_sacbleu&quot;,&quot;rec&quot;:&quot;NON&quot;,&quot;src&quot;:&quot;MieuxTrierANantes 03/2013&quot;}," calcext:value-type="string">
            <text:p>{"code":"dec_capsuleCafe","nom":"capsule café","categoriesUsuelles":"cu_metal","categorieTraitement":"cat_omr","description":"capsule de café, capsule métal ou plastique dosette café","descNoAccents":"capsule de cafe, capsule metal ou plastique dosette cafe","conseils":"cons_nespresso,","image":"dosette_cafe_plastique_mini.png","modco":"modco_bacbleu,modco_sacbleu","rec":"NON","src":"MieuxTrierANantes 03/2013"},</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egoriesUsuelles:cu_metal,categorieTraitement:cat_omr,description:&quot;capsule de café, capsule métal ou plastique dosette café&quot;,conseils:&quot;cons_nespresso&quot;,image:&quot;&quot;,image_secondaire:&quot;&quot;); dec_capsuleCafe.save();" calcext:value-type="string">
            <text:p>Dechet dec_capsuleCafe = new Dechet(code:"dec_capsuleCafe",nom:"capsule café",categoriesUsuelles:cu_metal,categorieTraitement:cat_omr,description:"capsule de café, capsule métal ou plastique dosette café",conseils:"cons_nespresso",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egoriesUsuelles&quot;:&quot;cu_papierscartons&quot;,&quot;categorieTraitement&quot;:&quot;cat_papiercarton&quot;,&quot;description&quot;:&quot;carte postale&quot;,&quot;descNoAccents&quot;:&quot;carte postale&quot;,&quot;image&quot;:&quot;carte_postale_mini.png&quot;,&quot;modco&quot;:&quot;modco_contpapiercarton,modco_bacjaune,modco_sacjaune,modco_contembjournmag&quot;,&quot;rec&quot;:&quot;OUI&quot;,&quot;src&quot;:&quot;MieuxTrierANantes 03/2013&quot;}," calcext:value-type="string">
            <text:p>{"code":"dec_cartePostale","nom":"Carte postale","categoriesUsuelles":"cu_papierscartons","categorieTraitement":"cat_papiercarton","description":"carte postale","descNoAccents":"carte postale","image":"carte_postal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egoriesUsuelles:cu_papierscartons,categorieTraitement:cat_papiercarton,description:&quot;carte postale&quot;,conseils:&quot;&quot;,image:&quot;&quot;,image_secondaire:&quot;&quot;); dec_cartePostale.save();" calcext:value-type="string">
            <text:p>Dechet dec_cartePostale = new Dechet(code:"dec_cartePostale",nom:"Carte postale",categoriesUsuelles:cu_papierscartons,categorieTraitement:cat_papiercarton,description:"carte postale",conseil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egoriesUsuelles&quot;:&quot;cu_papierscartons&quot;,&quot;categorieTraitement&quot;:&quot;cat_papiercarton&quot;,&quot;description&quot;:&quot;carton (petits ou grands)&quot;,&quot;descNoAccents&quot;:&quot;carton (petits ou grands)&quot;,&quot;image&quot;:&quot;carton_mini.png&quot;,&quot;modco&quot;:&quot;modco_contpapiercarton,modco_bacjaune,modco_sacjaune,modco_contembjournmag&quot;,&quot;rec&quot;:&quot;OUI&quot;,&quot;src&quot;:&quot;MieuxTrierANantes 03/2013&quot;}," calcext:value-type="string">
            <text:p>{"code":"dec_cartonPetitsOuGrands","nom":"Carton (petits ou grands)","categoriesUsuelles":"cu_papierscartons","categorieTraitement":"cat_papiercarton","description":"carton (petits ou grands)","descNoAccents":"carton (petits ou grands)","image":"carton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egoriesUsuelles:cu_papierscartons,categorieTraitement:cat_papiercarton,description:&quot;carton (petits ou grands)&quot;,conseils:&quot;&quot;,image:&quot;&quot;,image_secondaire:&quot;&quot;); dec_cartonPetitsOuGrands.save();" calcext:value-type="string">
            <text:p>Dechet dec_cartonPetitsOuGrands = new Dechet(code:"dec_cartonPetitsOuGrands",nom:"Carton (petits ou grands)",categoriesUsuelles:cu_papierscartons,categorieTraitement:cat_papiercarton,description:"carton (petits ou grands)",conseil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egoriesUsuelles&quot;:&quot;cu_toxique&quot;,&quot;categorieTraitement&quot;:&quot;cat_cartouche&quot;,&quot;description&quot;:&quot;cartouches encres&quot;,&quot;descNoAccents&quot;:&quot;cartouches encres&quot;,&quot;image&quot;:&quot;cartouches_imprimantes_mini.png&quot;,&quot;modco&quot;:&quot;modco_pointsdevente,modco_decheterie,modco_ecopoint&quot;,&quot;rec&quot;:&quot;PAS_POUBELLE&quot;,&quot;src&quot;:&quot;MieuxTrierANantes 03/2013&quot;}," calcext:value-type="string">
            <text:p>{"code":"dec_cartouchesEncres","nom":"Cartouches encres","categoriesUsuelles":"cu_toxique","categorieTraitement":"cat_cartouche","description":"cartouches encres","descNoAccents":"cartouches encres","image":"cartouches_imprimantes_mini.png","modco":"modco_pointsdevente,modco_decheterie,modco_ecopoint","rec":"PAS_POUBELLE","src":"MieuxTrierANantes 03/2013"},</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egoriesUsuelles:cu_toxique,categorieTraitement:cat_cartouche,description:&quot;cartouches encres&quot;,conseils:&quot;&quot;,image:&quot;&quot;,image_secondaire:&quot;&quot;); dec_cartouchesEncres.save();" calcext:value-type="string">
            <text:p>Dechet dec_cartouchesEncres = new Dechet(code:"dec_cartouchesEncres",nom:"Cartouches encres",categoriesUsuelles:cu_toxique,categorieTraitement:cat_cartouche,description:"cartouches encres",conseil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3/2013</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egoriesUsuelles&quot;:&quot;cu_divers&quot;,&quot;categorieTraitement&quot;:&quot;cat_omr&quot;,&quot;description&quot;:&quot;CD/DVD/K7, cassette audio, cassette vidéo&quot;,&quot;descNoAccents&quot;:&quot;CD/DVD/K7, cassette audio, cassette video&quot;,&quot;image&quot;:&quot;cd_sansemballage_mini.png&quot;,&quot;image_secondaire&quot;:&quot;pochette_cd_mini.png&quot;,&quot;modco&quot;:&quot;modco_bacbleu,modco_sacbleu&quot;,&quot;rec&quot;:&quot;NON&quot;,&quot;src&quot;:&quot;MieuxTrierANantes 03/2013&quot;}," calcext:value-type="string">
            <text:p>{"code":"dec_cdDvdK7","nom":"CD/DVD/K7","categoriesUsuelles":"cu_divers","categorieTraitement":"cat_omr","description":"CD/DVD/K7, cassette audio, cassette vidéo","descNoAccents":"CD/DVD/K7, cassette audio, cassette video","image":"cd_sansemballage_mini.png","image_secondaire":"pochette_cd_mini.png","modco":"modco_bacbleu,modco_sacbleu","rec":"NON","src":"MieuxTrierANantes 03/2013"},</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egoriesUsuelles:cu_divers,categorieTraitement:cat_omr,description:&quot;CD/DVD/K7, cassette audio, cassette vidéo&quot;,conseils:&quot;&quot;,image:&quot;&quot;,image_secondaire:&quot;pochette_cd_mini.png&quot;); dec_cdDvdK7.save();" calcext:value-type="string">
            <text:p>Dechet dec_cdDvdK7 = new Dechet(code:"dec_cdDvdK7",nom:"CD/DVD/K7",categoriesUsuelles:cu_divers,categorieTraitement:cat_omr,description:"CD/DVD/K7, cassette audio, cassette vidéo",conseil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3/2013</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egoriesUsuelles&quot;:&quot;cu_vetementtissu&quot;,&quot;categorieTraitement&quot;:&quot;cat_vetement&quot;,&quot;description&quot;:&quot;chaussure en bon état, bote en bon état&quot;,&quot;descNoAccents&quot;:&quot;chaussure en bon etat, bote en bon etat&quot;,&quot;image&quot;:&quot;chaussures_mini.png&quot;,&quot;modco&quot;:&quot;smco_conteneurlerelais,smco_reempvet,modco_bacbleu,modco_sacbleu&quot;,&quot;rec&quot;:&quot;NON&quot;,&quot;src&quot;:&quot;MieuxTrierANantes 03/2013&quot;}," calcext:value-type="string">
            <text:p>{"code":"dec_chaussureEnBonEtat","nom":"Chaussure bon état","categoriesUsuelles":"cu_vetementtissu","categorieTraitement":"cat_vetement","description":"chaussure en bon état, bote en bon état","descNoAccents":"chaussure en bon etat, bote en bon etat","image":"chaussures_mini.png","modco":"smco_conteneurlerelais,smco_reempvet,modco_bacbleu,modco_sacbleu","rec":"NON","src":"MieuxTrierANantes 03/2013"},</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egoriesUsuelles:cu_vetementtissu,categorieTraitement:cat_vetement,description:&quot;chaussure en bon état, bote en bon état&quot;,conseils:&quot;&quot;,image:&quot;&quot;,image_secondaire:&quot;&quot;); dec_chaussureEnBonEtat.save();" calcext:value-type="string">
            <text:p>Dechet dec_chaussureEnBonEtat = new Dechet(code:"dec_chaussureEnBonEtat",nom:"Chaussure bon état",categoriesUsuelles:cu_vetementtissu,categorieTraitement:cat_vetement,description:"chaussure en bon état, bote en bon état",conseil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3/2013</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egoriesUsuelles&quot;:&quot;cu_vetementtissu&quot;,&quot;categorieTraitement&quot;:&quot;cat_omr&quot;,&quot;description&quot;:&quot;chaussures usagées, bote usagée, chaussure en mauvais état&quot;,&quot;descNoAccents&quot;:&quot;chaussures usagees, bote usagee, chaussure en mauvais etat&quot;,&quot;image&quot;:&quot;image_defaut_mini.png&quot;,&quot;modco&quot;:&quot;modco_bacbleu,modco_sacbleu&quot;,&quot;rec&quot;:&quot;NON&quot;,&quot;src&quot;:&quot;MieuxTrierANantes 03/2013&quot;}," calcext:value-type="string">
            <text:p>{"code":"dec_chaussuresUsagees","nom":"Chaussures usagées","categoriesUsuelles":"cu_vetementtissu","categorieTraitement":"cat_omr","description":"chaussures usagées, bote usagée, chaussure en mauvais état","descNoAccents":"chaussures usagees, bote usagee, chaussure en mauvais etat","image":"image_defaut_mini.png","modco":"modco_bacbleu,modco_sacbleu","rec":"NON","src":"MieuxTrierANantes 03/2013"},</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egoriesUsuelles:cu_vetementtissu,categorieTraitement:cat_omr,description:&quot;chaussures usagées, bote usagée, chaussure en mauvais état&quot;,conseils:&quot;&quot;,image:&quot;&quot;,image_secondaire:&quot;&quot;); dec_chaussuresUsagees.save();" calcext:value-type="string">
            <text:p>Dechet dec_chaussuresUsagees = new Dechet(code:"dec_chaussuresUsagees",nom:"Chaussures usagées",categoriesUsuelles:cu_vetementtissu,categorieTraitement:cat_omr,description:"chaussures usagées, bote usagée, chaussure en mauvais état",conseil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egoriesUsuelles&quot;:&quot;cu_divers&quot;,&quot;categorieTraitement&quot;:&quot;cat_omr&quot;,&quot;description&quot;:&quot;cigarette, mégot, cigare&quot;,&quot;descNoAccents&quot;:&quot;cigarette, megot, cigare&quot;,&quot;image&quot;:&quot;megot_mini.png&quot;,&quot;modco&quot;:&quot;modco_bacbleu,modco_sacbleu&quot;,&quot;rec&quot;:&quot;NON&quot;,&quot;src&quot;:&quot;MieuxTrierANantes 03/2013&quot;}," calcext:value-type="string">
            <text:p>{"code":"dec_cigarette","nom":"Cigarette","categoriesUsuelles":"cu_divers","categorieTraitement":"cat_omr","description":"cigarette, mégot, cigare","descNoAccents":"cigarette, megot, cigare","image":"megot_mini.png","modco":"modco_bacbleu,modco_sacbleu","rec":"NON","src":"MieuxTrierANantes 03/2013"},</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egoriesUsuelles:cu_divers,categorieTraitement:cat_omr,description:&quot;cigarette, mégot, cigare&quot;,conseils:&quot;&quot;,image:&quot;&quot;,image_secondaire:&quot;&quot;); dec_cigarette.save();" calcext:value-type="string">
            <text:p>Dechet dec_cigarette = new Dechet(code:"dec_cigarette",nom:"Cigarette",categoriesUsuelles:cu_divers,categorieTraitement:cat_omr,description:"cigarette, mégot, cigare",conseil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egoriesUsuelles&quot;:&quot;cu_papierscartons&quot;,&quot;categorieTraitement&quot;:&quot;cat_omr&quot;,&quot;description&quot;:&quot;classeur&quot;,&quot;descNoAccents&quot;:&quot;classeur&quot;,&quot;image&quot;:&quot;classeur_mini.png&quot;,&quot;modco&quot;:&quot;modco_bacbleu,modco_sacbleu&quot;,&quot;rec&quot;:&quot;NON&quot;,&quot;src&quot;:&quot;MieuxTrierANantes 03/2013&quot;}," calcext:value-type="string">
            <text:p>{"code":"dec_classeur","nom":"Classeur","categoriesUsuelles":"cu_papierscartons","categorieTraitement":"cat_omr","description":"classeur","descNoAccents":"classeur","image":"classeur_mini.png","modco":"modco_bacbleu,modco_sacbleu","rec":"NON","src":"MieuxTrierANantes 03/2013"},</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egoriesUsuelles:cu_papierscartons,categorieTraitement:cat_omr,description:&quot;classeur&quot;,conseils:&quot;&quot;,image:&quot;&quot;,image_secondaire:&quot;&quot;); dec_classeur.save();" calcext:value-type="string">
            <text:p>Dechet dec_classeur = new Dechet(code:"dec_classeur",nom:"Classeur",categoriesUsuelles:cu_papierscartons,categorieTraitement:cat_omr,description:"classeur",conseil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egoriesUsuelles&quot;:&quot;cu_toxique&quot;,&quot;categorieTraitement&quot;:&quot;cat_ddm&quot;,&quot;description&quot;:&quot;colles&quot;,&quot;descNoAccents&quot;:&quot;colles&quot;,&quot;conseils&quot;:&quot;cons_toxique&quot;,&quot;image&quot;:&quot;colle_a_bois_mini.png&quot;,&quot;modco&quot;:&quot;modco_decheterie,modco_ecopoint&quot;,&quot;rec&quot;:&quot;PAS_POUBELLE&quot;,&quot;src&quot;:&quot;MieuxTrierANantes 03/2013&quot;}," calcext:value-type="string">
            <text:p>{"code":"dec_colles","nom":"Colles","categoriesUsuelles":"cu_toxique","categorieTraitement":"cat_ddm","description":"colles","descNoAccents":"colles","conseils":"cons_toxique","image":"colle_a_bois_mini.png","modco":"modco_decheterie,modco_ecopoint","rec":"PAS_POUBELLE","src":"MieuxTrierANantes 03/2013"},</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egoriesUsuelles:cu_toxique,categorieTraitement:cat_ddm,description:&quot;colles&quot;,conseils:&quot;&quot;,image:&quot;&quot;,image_secondaire:&quot;&quot;); dec_colles.save();" calcext:value-type="string">
            <text:p>Dechet dec_colles = new Dechet(code:"dec_colles",nom:"Colles",categoriesUsuelles:cu_toxique,categorieTraitement:cat_ddm,description:"colles",conseil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egoriesUsuelles&quot;:&quot;cu_encombrantelectronique&quot;,&quot;categorieTraitement&quot;:&quot;cat_d3e&quot;,&quot;description&quot;:&quot;congélateurs&quot;,&quot;descNoAccents&quot;:&quot;congelateurs&quot;,&quot;conseils&quot;:&quot;cons_recuppdv1,cons_ecoparticipation&quot;,&quot;image&quot;:&quot;congelateur_mini.png&quot;,&quot;modco&quot;:&quot;modco_decheterie,modco_ecopoint,smco_reprise&quot;,&quot;rec&quot;:&quot;PAS_POUBELLE&quot;,&quot;src&quot;:&quot;MieuxTrierANantes 03/2013&quot;}," calcext:value-type="string">
            <text:p>{"code":"dec_congelateurs","nom":"congélateurs","categoriesUsuelles":"cu_encombrantelectronique","categorieTraitement":"cat_d3e","description":"congélateurs","descNoAccents":"congelateurs","conseils":"cons_recuppdv1,cons_ecoparticipation","image":"congelateur_mini.png","modco":"modco_decheterie,modco_ecopoint,smco_reprise","rec":"PAS_POUBELLE","src":"MieuxTrierANantes 03/2013"},</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egoriesUsuelles:cu_encombrantelectronique,categorieTraitement:cat_d3e,description:&quot;congélateurs&quot;,conseils:&quot;&quot;,image:&quot;&quot;,image_secondaire:&quot;&quot;); dec_congelateurs.save();" calcext:value-type="string">
            <text:p>Dechet dec_congelateurs = new Dechet(code:"dec_congelateurs",nom:"congélateurs",categoriesUsuelles:cu_encombrantelectronique,categorieTraitement:cat_d3e,description:"congélateurs",conseil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egoriesUsuelles&quot;:&quot;cu_divers&quot;,&quot;categorieTraitement&quot;:&quot;cat_omr&quot;,&quot;description&quot;:&quot;coton tige&quot;,&quot;descNoAccents&quot;:&quot;coton tige&quot;,&quot;image&quot;:&quot;cotons_tiges_mini.png&quot;,&quot;modco&quot;:&quot;modco_bacbleu,modco_sacbleu&quot;,&quot;rec&quot;:&quot;NON&quot;,&quot;src&quot;:&quot;MieuxTrierANantes 03/2013&quot;}," calcext:value-type="string">
            <text:p>{"code":"dec_cotonTige","nom":"Coton tige","categoriesUsuelles":"cu_divers","categorieTraitement":"cat_omr","description":"coton tige","descNoAccents":"coton tige","image":"cotons_tiges_mini.png","modco":"modco_bacbleu,modco_sacbleu","rec":"NON","src":"MieuxTrierANantes 03/2013"},</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egoriesUsuelles:cu_divers,categorieTraitement:cat_omr,description:&quot;coton tige&quot;,conseils:&quot;&quot;,image:&quot;&quot;,image_secondaire:&quot;&quot;); dec_cotonTige.save();" calcext:value-type="string">
            <text:p>Dechet dec_cotonTige = new Dechet(code:"dec_cotonTige",nom:"Coton tige",categoriesUsuelles:cu_divers,categorieTraitement:cat_omr,description:"coton tige",conseil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egoriesUsuelles&quot;:&quot;cu_divers&quot;,&quot;categorieTraitement&quot;:&quot;cat_omr&quot;,&quot;description&quot;:&quot;couche bébé&quot;,&quot;descNoAccents&quot;:&quot;couche bebe&quot;,&quot;conseils&quot;:&quot;cons_dec_coucheBebe,&quot;,&quot;image&quot;:&quot;couche_bebe_mini.png&quot;,&quot;modco&quot;:&quot;modco_bacbleu,modco_sacbleu&quot;,&quot;rec&quot;:&quot;NON&quot;,&quot;commentaires&quot;:&quot;faq_modco_contmpb&quot;,&quot;src&quot;:&quot;MieuxTrierANantes 03/2013&quot;}," calcext:value-type="string">
            <text:p>{"code":"dec_coucheBebe","nom":"Couche bébé","categoriesUsuelles":"cu_divers","categorieTraitement":"cat_omr","description":"couche bébé","descNoAccents":"couche bebe","conseils":"cons_dec_coucheBebe,","image":"couche_bebe_mini.png","modco":"modco_bacbleu,modco_sacbleu","rec":"NON","commentaires":"faq_modco_contmpb","src":"MieuxTrierANantes 03/2013"},</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egoriesUsuelles:cu_divers,categorieTraitement:cat_omr,description:&quot;couche bébé&quot;,conseils:&quot;cons_dec_coucheBebe&quot;,image:&quot;&quot;,image_secondaire:&quot;&quot;); dec_coucheBebe.save();" calcext:value-type="string">
            <text:p>Dechet dec_coucheBebe = new Dechet(code:"dec_coucheBebe",nom:"Couche bébé",categoriesUsuelles:cu_divers,categorieTraitement:cat_omr,description:"couche bébé",conseil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ouvercle de pot en verre, couvercle métallique, capsule bière</text:p>
          </table:table-cell>
          <table:table-cell table:style-name="ce24"/>
          <table:table-cell table:style-name="ce32" office:value-type="string" calcext:value-type="string">
            <text:p>couvercle_boc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egoriesUsuelles&quot;:&quot;cu_metal&quot;,&quot;categorieTraitement&quot;:&quot;cat_acier&quot;,&quot;description&quot;:&quot;couvercle de pot en verre, couvercle métallique, capsule bière&quot;,&quot;descNoAccents&quot;:&quot;couvercle de pot en verre, couvercle metallique, capsule biere&quot;,&quot;conseils&quot;:&quot;cons_ferraille,cons_acier&quot;,&quot;image&quot;:&quot;couvercle_bocal_mini.png&quot;,&quot;modco&quot;:&quot;modco_decheterie,modco_ecopoint,modco_bacjaune,modco_sacjaune,modco_contembjournmag&quot;,&quot;rec&quot;:&quot;OUI&quot;,&quot;src&quot;:&quot;MieuxTrierANantes 03/2013&quot;}," calcext:value-type="string">
            <text:p>{"code":"dec_couverclePotEnVerre","nom":"Couvercle métallique","categoriesUsuelles":"cu_metal","categorieTraitement":"cat_acier","description":"couvercle de pot en verre, couvercle métallique, capsule bière","descNoAccents":"couvercle de pot en verre, couvercle metallique, capsule biere","conseils":"cons_ferraille,cons_acier","image":"couvercle_boca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egoriesUsuelles:cu_metal,categorieTraitement:cat_acier,description:&quot;couvercle de pot en verre, couvercle métallique, capsule bière&quot;,conseils:&quot;&quot;,image:&quot;&quot;,image_secondaire:&quot;&quot;); dec_couverclePotEnVerre.save();" calcext:value-type="string">
            <text:p>Dechet dec_couverclePotEnVerre = new Dechet(code:"dec_couverclePotEnVerre",nom:"Couvercle métallique",categoriesUsuelles:cu_metal,categorieTraitement:cat_acier,description:"couvercle de pot en verre, couvercle métallique, capsule bière",conseils:"",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3/2013</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egoriesUsuelles&quot;:&quot;cu_metal&quot;,&quot;categorieTraitement&quot;:&quot;cat_omr&quot;,&quot;description&quot;:&quot;couverts, couteau, cuillère, fourchette&quot;,&quot;descNoAccents&quot;:&quot;couverts, couteau, cuillere, fourchette&quot;,&quot;image&quot;:&quot;fourchette_mini.png&quot;,&quot;image_secondaire&quot;:&quot;couteau_mini.png, cuillere_mini.png&quot;,&quot;modco&quot;:&quot;modco_bacbleu,modco_sacbleu&quot;,&quot;rec&quot;:&quot;NON&quot;,&quot;src&quot;:&quot;MieuxTrierANantes 03/2013&quot;}," calcext:value-type="string">
            <text:p>{"code":"dec_couverts","nom":"Couverts","categoriesUsuelles":"cu_metal","categorieTraitement":"cat_omr","description":"couverts, couteau, cuillère, fourchette","descNoAccents":"couverts, couteau, cuillere, fourchette","image":"fourchette_mini.png","image_secondaire":"couteau_mini.png, cuillere_mini.png","modco":"modco_bacbleu,modco_sacbleu","rec":"NON","src":"MieuxTrierANantes 03/2013"},</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egoriesUsuelles:cu_metal,categorieTraitement:cat_omr,description:&quot;couverts, couteau, cuillère, fourchette&quot;,conseils:&quot;&quot;,image:&quot;&quot;,image_secondaire:&quot;couteau_mini.png, cuillere_mini.png&quot;); dec_couverts.save();" calcext:value-type="string">
            <text:p>Dechet dec_couverts = new Dechet(code:"dec_couverts",nom:"Couverts",categoriesUsuelles:cu_metal,categorieTraitement:cat_omr,description:"couverts, couteau, cuillère, fourchette",conseil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3/2013</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egoriesUsuelles&quot;:&quot;cu_plastique&quot;,&quot;categorieTraitement&quot;:&quot;cat_omr&quot;,&quot;description&quot;:&quot;crème en tube&quot;,&quot;descNoAccents&quot;:&quot;creme en tube&quot;,&quot;image&quot;:&quot;creme_main_mini.png&quot;,&quot;modco&quot;:&quot;modco_bacbleu,modco_sacbleu&quot;,&quot;rec&quot;:&quot;NON&quot;,&quot;src&quot;:&quot;MieuxTrierANantes 03/2013&quot;}," calcext:value-type="string">
            <text:p>{"code":"dec_cremeEnTube","nom":"Crème en tube","categoriesUsuelles":"cu_plastique","categorieTraitement":"cat_omr","description":"crème en tube","descNoAccents":"creme en tube","image":"creme_main_mini.png","modco":"modco_bacbleu,modco_sacbleu","rec":"NON","src":"MieuxTrierANantes 03/2013"},</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egoriesUsuelles:cu_plastique,categorieTraitement:cat_omr,description:&quot;crème en tube&quot;,conseils:&quot;&quot;,image:&quot;&quot;,image_secondaire:&quot;&quot;); dec_cremeEnTube.save();" calcext:value-type="string">
            <text:p>Dechet dec_cremeEnTube = new Dechet(code:"dec_cremeEnTube",nom:"Crème en tube",categoriesUsuelles:cu_plastique,categorieTraitement:cat_omr,description:"crème en tube",conseil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24"/>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3/2013</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egoriesUsuelles&quot;:&quot;cu_divers&quot;,&quot;categorieTraitement&quot;:&quot;cat_omr&quot;,&quot;description&quot;:&quot;crème et dentifrice (tube), crème en tube, tube de dentifrice&quot;,&quot;descNoAccents&quot;:&quot;creme et dentifrice (tube), creme en tube, tube de dentifrice&quot;,&quot;image&quot;:&quot;dentifrice_mini.png&quot;,&quot;image_secondaire&quot;:&quot;creme_main_mini.png&quot;,&quot;modco&quot;:&quot;modco_bacbleu,modco_sacbleu&quot;,&quot;rec&quot;:&quot;NON&quot;,&quot;src&quot;:&quot;MieuxTrierANantes 03/2013&quot;}," calcext:value-type="string">
            <text:p>{"code":"dec_cremeEtDentifriceTube","nom":"Crème et dentifrice (tube)","categoriesUsuelles":"cu_divers","categorieTraitement":"cat_omr","description":"crème et dentifrice (tube), crème en tube, tube de dentifrice","descNoAccents":"creme et dentifrice (tube), creme en tube, tube de dentifrice","image":"dentifrice_mini.png","image_secondaire":"creme_main_mini.png","modco":"modco_bacbleu,modco_sacbleu","rec":"NON","src":"MieuxTrierANantes 03/2013"},</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egoriesUsuelles:cu_divers,categorieTraitement:cat_omr,description:&quot;crème et dentifrice (tube), crème en tube, tube de dentifrice&quot;,conseils:&quot;&quot;,image:&quot;&quot;,image_secondaire:&quot;creme_main_mini.png&quot;); dec_cremeEtDentifriceTube.save();" calcext:value-type="string">
            <text:p>Dechet dec_cremeEtDentifriceTube = new Dechet(code:"dec_cremeEtDentifriceTube",nom:"Crème et dentifrice (tube)",categoriesUsuelles:cu_divers,categorieTraitement:cat_omr,description:"crème et dentifrice (tube), crème en tube, tube de dentifrice",conseils:"",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egoriesUsuelles&quot;:&quot;cu_toxique&quot;,&quot;categorieTraitement&quot;:&quot;cat_ddm&quot;,&quot;description&quot;:&quot;déboucheur liquide&quot;,&quot;descNoAccents&quot;:&quot;deboucheur liquide&quot;,&quot;conseils&quot;:&quot;cons_toxique&quot;,&quot;image&quot;:&quot;desinfectant_toilette_mini.png&quot;,&quot;modco&quot;:&quot;modco_decheterie,modco_ecopoint&quot;,&quot;rec&quot;:&quot;PAS_POUBELLE&quot;,&quot;src&quot;:&quot;MieuxTrierANantes 03/2013&quot;}," calcext:value-type="string">
            <text:p>{"code":"dec_deboucheurLiquide","nom":"Déboucheur liquide","categoriesUsuelles":"cu_toxique","categorieTraitement":"cat_ddm","description":"déboucheur liquide","descNoAccents":"deboucheur liquide","conseils":"cons_toxique","image":"desinfectant_toilette_mini.png","modco":"modco_decheterie,modco_ecopoint","rec":"PAS_POUBELLE","src":"MieuxTrierANantes 03/2013"},</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egoriesUsuelles:cu_toxique,categorieTraitement:cat_ddm,description:&quot;déboucheur liquide&quot;,conseils:&quot;&quot;,image:&quot;&quot;,image_secondaire:&quot;&quot;); dec_deboucheurLiquide.save();" calcext:value-type="string">
            <text:p>Dechet dec_deboucheurLiquide = new Dechet(code:"dec_deboucheurLiquide",nom:"Déboucheur liquide",categoriesUsuelles:cu_toxique,categorieTraitement:cat_ddm,description:"déboucheur liquide",conseil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egoriesUsuelles&quot;:&quot;cu_divers&quot;,&quot;categorieTraitement&quot;:&quot;cat_omr&quot;,&quot;description&quot;:&quot;déodorant stick, déodorant à bille&quot;,&quot;descNoAccents&quot;:&quot;deodorant stick, deodorant a bille&quot;,&quot;image&quot;:&quot;stick_deodorant.png&quot;,&quot;modco&quot;:&quot;modco_bacbleu,modco_sacbleu&quot;,&quot;rec&quot;:&quot;NON&quot;,&quot;src&quot;:&quot;MieuxTrierANantes 03/2013&quot;}," calcext:value-type="string">
            <text:p>{"code":"dec_deodorantStick","nom":"Déodorant stick","categoriesUsuelles":"cu_divers","categorieTraitement":"cat_omr","description":"déodorant stick, déodorant à bille","descNoAccents":"deodorant stick, deodorant a bille","image":"stick_deodorant.png","modco":"modco_bacbleu,modco_sacbleu","rec":"NON","src":"MieuxTrierANantes 03/2013"},</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egoriesUsuelles:cu_divers,categorieTraitement:cat_omr,description:&quot;déodorant stick, déodorant à bille&quot;,conseils:&quot;&quot;,image:&quot;&quot;,image_secondaire:&quot;&quot;); dec_deodorantStick.save();" calcext:value-type="string">
            <text:p>Dechet dec_deodorantStick = new Dechet(code:"dec_deodorantStick",nom:"Déodorant stick",categoriesUsuelles:cu_divers,categorieTraitement:cat_omr,description:"déodorant stick, déodorant à bille",conseil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egoriesUsuelles&quot;:&quot;cu_toxique&quot;,&quot;categorieTraitement&quot;:&quot;cat_ddm&quot;,&quot;description&quot;:&quot;détachant (c'est un produit toxique)&quot;,&quot;descNoAccents&quot;:&quot;detachant (c'est un produit toxique)&quot;,&quot;conseils&quot;:&quot;cons_pasbouchonamou,cons_toxique&quot;,&quot;image&quot;:&quot;detacheur_universel_vetement_mini.png&quot;,&quot;modco&quot;:&quot;modco_decheterie,modco_ecopoint&quot;,&quot;rec&quot;:&quot;PAS_POUBELLE&quot;,&quot;src&quot;:&quot;MieuxTrierANantes 03/2013&quot;}," calcext:value-type="string">
            <text:p>{"code":"dec_detachant","nom":"Détachant","categoriesUsuelles":"cu_toxique","categorieTraitement":"cat_ddm","description":"détachant (c'est un produit toxique)","descNoAccents":"detachant (c'est un produit toxique)","conseils":"cons_pasbouchonamou,cons_toxique","image":"detacheur_universel_vetement_mini.png","modco":"modco_decheterie,modco_ecopoint","rec":"PAS_POUBELLE","src":"MieuxTrierANantes 03/2013"},</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egoriesUsuelles:cu_toxique,categorieTraitement:cat_ddm,description:&quot;détachant (c'est un produit toxique)&quot;,conseils:&quot;cons_pasbouchonamou&quot;,image:&quot;&quot;,image_secondaire:&quot;&quot;); dec_detachant.save();" calcext:value-type="string">
            <text:p>Dechet dec_detachant = new Dechet(code:"dec_detachant",nom:"Détachant",categoriesUsuelles:cu_toxique,categorieTraitement:cat_ddm,description:"détachant (c'est un produit toxique)",conseils:"cons_pasbouchonamou",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egoriesUsuelles&quot;:&quot;cu_toxique&quot;,&quot;categorieTraitement&quot;:&quot;cat_ddm&quot;,&quot;description&quot;:&quot;eau de Javel&quot;,&quot;descNoAccents&quot;:&quot;eau de Javel&quot;,&quot;conseils&quot;:&quot;cons_pasbouchonamour,cons_toxique&quot;,&quot;image&quot;:&quot;bouteille_eau_de_javel_mini.png&quot;,&quot;modco&quot;:&quot;modco_decheterie,modco_ecopoint&quot;,&quot;rec&quot;:&quot;PAS_POUBELLE&quot;,&quot;src&quot;:&quot;MieuxTrierANantes 03/2013&quot;}," calcext:value-type="string">
            <text:p>{"code":"dec_eauJavel","nom":"Eau Javel","categoriesUsuelles":"cu_toxique","categorieTraitement":"cat_ddm","description":"eau de Javel","descNoAccents":"eau de Javel","conseils":"cons_pasbouchonamour,cons_toxique","image":"bouteille_eau_de_javel_mini.png","modco":"modco_decheterie,modco_ecopoint","rec":"PAS_POUBELLE","src":"MieuxTrierANantes 03/2013"},</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egoriesUsuelles:cu_toxique,categorieTraitement:cat_ddm,description:&quot;eau de Javel&quot;,conseils:&quot;cons_pasbouchonamour&quot;,image:&quot;&quot;,image_secondaire:&quot;&quot;); dec_eauJavel.save();" calcext:value-type="string">
            <text:p>Dechet dec_eauJavel = new Dechet(code:"dec_eauJavel",nom:"Eau Javel",categoriesUsuelles:cu_toxique,categorieTraitement:cat_ddm,description:"eau de Javel",conseil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egoriesUsuelles&quot;:&quot;cu_papierscartons&quot;,&quot;categorieTraitement&quot;:&quot;cat_papiercarton&quot;,&quot;description&quot;:&quot;emballages en carton plat, Suremballage carton, cartonnette, boîte de céréales, boîte à pizza&quot;,&quot;descNoAccents&quot;:&quot;emballages en carton plat, Suremballage carton, cartonnette, boite de cereales, boite a pizza&quot;,&quot;conseils&quot;:&quot;cons_souille,&quot;,&quot;image&quot;:&quot;cartonette_mini.png&quot;,&quot;modco&quot;:&quot;modco_contpapiercarton,modco_bacjaune,modco_sacjaune,modco_contembjournmag&quot;,&quot;rec&quot;:&quot;OUI&quot;,&quot;src&quot;:&quot;MieuxTrierANantes 03/2013&quot;}," calcext:value-type="string">
            <text:p>{"code":"dec_emballagesEnCartonPlat","nom":"Emballages carton plat","categoriesUsuelles":"cu_papierscartons","categorieTraitement":"cat_papiercarton","description":"emballages en carton plat, Suremballage carton, cartonnette, boîte de céréales, boîte à pizza","descNoAccents":"emballages en carton plat, Suremballage carton, cartonnette, boite de cereales, boite a pizza","conseils":"cons_souille,","image":"cartonett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egoriesUsuelles:cu_papierscartons,categorieTraitement:cat_papiercarton,description:&quot;emballages en carton plat, Suremballage carton, cartonnette, boîte de céréales, boîte à pizza&quot;,conseils:&quot;cons_souille&quot;,image:&quot;&quot;,image_secondaire:&quot;&quot;); dec_emballagesEnCartonPlat.save();" calcext:value-type="string">
            <text:p>Dechet dec_emballagesEnCartonPlat = new Dechet(code:"dec_emballagesEnCartonPlat",nom:"Emballages carton plat",categoriesUsuelles:cu_papierscartons,categorieTraitement:cat_papiercarton,description:"emballages en carton plat, Suremballage carton, cartonnette, boîte de céréales, boîte à pizza",conseil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brico</text:p>
          </table:table-cell>
          <table:table-cell/>
          <table:table-cell table:formula="of:=SUBSTITUTE([.H70];&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duitsEtVernis&quot;,&quot;nom&quot;:&quot;Enduits et vernis&quot;,&quot;categoriesUsuelles&quot;:&quot;cu_toxique&quot;,&quot;categorieTraitement&quot;:&quot;cat_ddm&quot;,&quot;description&quot;:&quot;enduits et vernis&quot;,&quot;descNoAccents&quot;:&quot;enduits et vernis&quot;,&quot;conseils&quot;:&quot;cons_toxique&quot;,&quot;image&quot;:&quot;vernis_mini.png&quot;,&quot;modco&quot;:&quot;modco_decheterie,modco_ecopoint&quot;,&quot;rec&quot;:&quot;PAS_POUBELLE&quot;,&quot;src&quot;:&quot;MieuxTrierANantes 03/2013&quot;}," calcext:value-type="string">
            <text:p>{"code":"dec_enduitsEtVernis","nom":"Enduits et vernis","categoriesUsuelles":"cu_toxique","categorieTraitement":"cat_ddm","description":"enduits et vernis","descNoAccents":"enduits et vernis","conseils":"cons_toxique","image":"vernis_mini.png","modco":"modco_decheterie,modco_ecopoint","rec":"PAS_POUBELLE","src":"MieuxTrierANantes 03/2013"},</text:p>
          </table:table-cell>
          <table:table-cell office:value-type="string" calcext:value-type="string">
            <text:p><text:s/></text:p>
          </table:table-cell>
          <table:table-cell table:style-name="ce62" table:formula="of:=GROOVYDECHETS([.A70];[.B70];[.C70];[.D70];[.E70];[.F70];[.G70];[.Z70];[.I70])" office:value-type="string" office:string-value="Dechet dec_enduitsEtVernis = new Dechet(code:&quot;dec_enduitsEtVernis&quot;,nom:&quot;Enduits et vernis&quot;,categoriesUsuelles:cu_toxique,categorieTraitement:cat_ddm,description:&quot;enduits et vernis&quot;,conseils:&quot;&quot;,image:&quot;&quot;,image_secondaire:&quot;&quot;); dec_enduitsEtVernis.save();" calcext:value-type="string">
            <text:p>Dechet dec_enduitsEtVernis = new Dechet(code:"dec_enduitsEtVernis",nom:"Enduits et vernis",categoriesUsuelles:cu_toxique,categorieTraitement:cat_ddm,description:"enduits et vernis",conseils:"",image:"",image_secondaire:""); dec_enduitsEtVern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9" office:value-type="string" calcext:value-type="string">
            <text:p>scu_toxiquejardin</text:p>
          </table:table-cell>
          <table:table-cell/>
          <table:table-cell table:formula="of:=SUBSTITUTE([.H71];&quot;_petit&quot;;&quot;&quot;)">
            <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graisChimiques&quot;,&quot;nom&quot;:&quot;Engrais chimiques&quot;,&quot;categoriesUsuelles&quot;:&quot;cu_toxique&quot;,&quot;categorieTraitement&quot;:&quot;cat_ddm&quot;,&quot;description&quot;:&quot;engrais chimiques&quot;,&quot;descNoAccents&quot;:&quot;engrais chimiques&quot;,&quot;conseils&quot;:&quot;cons_toxique&quot;,&quot;image&quot;:&quot;image_defaut_mini.png&quot;,&quot;modco&quot;:&quot;modco_decheterie,modco_ecopoint&quot;,&quot;rec&quot;:&quot;PAS_POUBELLE&quot;,&quot;src&quot;:&quot;MieuxTrierANantes 03/2013&quot;}," calcext:value-type="string">
            <text:p>{"code":"dec_engraisChimiques","nom":"Engrais chimiques","categoriesUsuelles":"cu_toxique","categorieTraitement":"cat_ddm","description":"engrais chimiques","descNoAccents":"engrais chimiques","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71];[.B71];[.C71];[.D71];[.E71];[.F71];[.G71];[.Z71];[.I71])" office:value-type="string" office:string-value="Dechet dec_engraisChimiques = new Dechet(code:&quot;dec_engraisChimiques&quot;,nom:&quot;Engrais chimiques&quot;,categoriesUsuelles:cu_toxique,categorieTraitement:cat_ddm,description:&quot;engrais chimiques&quot;,conseils:&quot;&quot;,image:&quot;&quot;,image_secondaire:&quot;&quot;); dec_engraisChimiques.save();" calcext:value-type="string">
            <text:p>Dechet dec_engraisChimiques = new Dechet(code:"dec_engraisChimiques",nom:"Engrais chimiques",categoriesUsuelles:cu_toxique,categorieTraitement:cat_ddm,description:"engrais chimiques",conseil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72];&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nveloppe&quot;,&quot;nom&quot;:&quot;Enveloppe&quot;,&quot;categoriesUsuelles&quot;:&quot;cu_papierscartons&quot;,&quot;categorieTraitement&quot;:&quot;cat_papiercarton&quot;,&quot;description&quot;:&quot;enveloppe&quot;,&quot;descNoAccents&quot;:&quot;enveloppe&quot;,&quot;conseils&quot;:&quot;cons_fenetre_enveloppe,&quot;,&quot;image&quot;:&quot;enveloppes_mini.png&quot;,&quot;modco&quot;:&quot;modco_contpapiercarton,modco_bacjaune,modco_sacjaune,modco_contembjournmag&quot;,&quot;rec&quot;:&quot;OUI&quot;,&quot;src&quot;:&quot;MieuxTrierANantes 03/2013&quot;}," calcext:value-type="string">
            <text:p>{"code":"dec_enveloppe","nom":"Enveloppe","categoriesUsuelles":"cu_papierscartons","categorieTraitement":"cat_papiercarton","description":"enveloppe","descNoAccents":"enveloppe","conseils":"cons_fenetre_enveloppe,","image":"enveloppes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72];[.B72];[.C72];[.D72];[.E72];[.F72];[.G72];[.Z72];[.I72])" office:value-type="string" office:string-value="Dechet dec_enveloppe = new Dechet(code:&quot;dec_enveloppe&quot;,nom:&quot;Enveloppe&quot;,categoriesUsuelles:cu_papierscartons,categorieTraitement:cat_papiercarton,description:&quot;enveloppe&quot;,conseils:&quot;cons_fenetre_enveloppe&quot;,image:&quot;&quot;,image_secondaire:&quot;&quot;); dec_enveloppe.save();" calcext:value-type="string">
            <text:p>Dechet dec_enveloppe = new Dechet(code:"dec_enveloppe",nom:"Enveloppe",categoriesUsuelles:cu_papierscartons,categorieTraitement:cat_papiercarton,description:"enveloppe",conseil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3/2013</text:p>
          </table:table-cell>
          <table:table-cell table:style-name="ce5"/>
          <table:table-cell/>
          <table:table-cell table:formula="of:=SUBSTITUTE([.H73];&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peluchuresRestesRepas&quot;,&quot;nom&quot;:&quot;Épluchures / restes repas&quot;,&quot;categoriesUsuelles&quot;:&quot;cu_vertbois&quot;,&quot;categorieTraitement&quot;:&quot;cat_organique&quot;,&quot;description&quot;:&quot;épluchures / restes de repas, épluchures, restes de repas, nourriture&quot;,&quot;descNoAccents&quot;:&quot;epluchures / restes de repas, epluchures, restes de repas, nourriture&quot;,&quot;conseils&quot;:&quot;cons_compostage&quot;,&quot;image&quot;:&quot;epeluchure_mini.png&quot;,&quot;modco&quot;:&quot;modco_bacbleu,modco_sacbleu,modco_decheterie,modco_compostage&quot;,&quot;rec&quot;:&quot;NON&quot;,&quot;src&quot;:&quot;MieuxTrierANantes 03/2013&quot;}," calcext:value-type="string">
            <text:p>{"code":"dec_epeluchuresRestesRepas","nom":"Épluchures / restes repas","categoriesUsuelles":"cu_vertbois","categorieTraitement":"cat_organique","description":"épluchures / restes de repas, épluchures, restes de repas, nourriture","descNoAccents":"epluchures / restes de repas, epluchures, restes de repas, nourriture","conseils":"cons_compostage","image":"epeluchure_mini.png","modco":"modco_bacbleu,modco_sacbleu,modco_decheterie,modco_compostage","rec":"NON","src":"MieuxTrierANantes 03/2013"},</text:p>
          </table:table-cell>
          <table:table-cell office:value-type="string" calcext:value-type="string">
            <text:p><text:s/></text:p>
          </table:table-cell>
          <table:table-cell table:style-name="ce62" table:formula="of:=GROOVYDECHETS([.A73];[.B73];[.C73];[.D73];[.E73];[.F73];[.G73];[.Z73];[.I73])" office:value-type="string" office:string-value="Dechet dec_epeluchuresRestesRepas = new Dechet(code:&quot;dec_epeluchuresRestesRepas&quot;,nom:&quot;Épluchures / restes repas&quot;,categoriesUsuelles:cu_vertbois,categorieTraitement:cat_organique,description:&quot;épluchures / restes de repas, épluchures, restes de repas, nourriture&quot;,conseils:&quot;&quot;,image:&quot;&quot;,image_secondaire:&quot;&quot;); dec_epeluchuresRestesRepas.save();" calcext:value-type="string">
            <text:p>Dechet dec_epeluchuresRestesRepas = new Dechet(code:"dec_epeluchuresRestesRepas",nom:"Épluchures / restes repas",categoriesUsuelles:cu_vertbois,categorieTraitement:cat_organique,description:"épluchures / restes de repas, épluchures, restes de repas, nourriture",conseil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74];&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quipementsAudioEtVideo&quot;,&quot;nom&quot;:&quot;Équipements audio et vidéo&quot;,&quot;categoriesUsuelles&quot;:&quot;cu_encombrantelectronique&quot;,&quot;categorieTraitement&quot;:&quot;cat_d3e&quot;,&quot;description&quot;:&quot;équipements audio et vidéo&quot;,&quot;descNoAccents&quot;:&quot;equipements audio et video&quot;,&quot;conseils&quot;:&quot;cons_recuppdv1,cons_ecoparticipation&quot;,&quot;image&quot;:&quot;chaine_hifi_mini.png&quot;,&quot;modco&quot;:&quot;modco_decheterie,modco_ecopoint,smco_reprise&quot;,&quot;rec&quot;:&quot;PAS_POUBELLE&quot;,&quot;src&quot;:&quot;MieuxTrierANantes 03/2013&quot;}," calcext:value-type="string">
            <text:p>{"code":"dec_equipementsAudioEtVideo","nom":"Équipements audio et vidéo","categoriesUsuelles":"cu_encombrantelectronique","categorieTraitement":"cat_d3e","description":"équipements audio et vidéo","descNoAccents":"equipements audio et video","conseils":"cons_recuppdv1,cons_ecoparticipation","image":"chaine_hifi_mini.png","modco":"modco_decheterie,modco_ecopoint,smco_reprise","rec":"PAS_POUBELLE","src":"MieuxTrierANantes 03/2013"},</text:p>
          </table:table-cell>
          <table:table-cell office:value-type="string" calcext:value-type="string">
            <text:p><text:s/></text:p>
          </table:table-cell>
          <table:table-cell table:style-name="ce62" table:formula="of:=GROOVYDECHETS([.A74];[.B74];[.C74];[.D74];[.E74];[.F74];[.G74];[.Z74];[.I74])" office:value-type="string" office:string-value="Dechet dec_equipementsAudioEtVideo = new Dechet(code:&quot;dec_equipementsAudioEtVideo&quot;,nom:&quot;Équipements audio et vidéo&quot;,categoriesUsuelles:cu_encombrantelectronique,categorieTraitement:cat_d3e,description:&quot;équipements audio et vidéo&quot;,conseils:&quot;&quot;,image:&quot;&quot;,image_secondaire:&quot;&quot;); dec_equipementsAudioEtVideo.save();" calcext:value-type="string">
            <text:p>Dechet dec_equipementsAudioEtVideo = new Dechet(code:"dec_equipementsAudioEtVideo",nom:"Équipements audio et vidéo",categoriesUsuelles:cu_encombrantelectronique,categorieTraitement:cat_d3e,description:"équipements audio et vidéo",conseil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9" office:value-type="string" calcext:value-type="string">
            <text:p>scu_toxiquedivers</text:p>
          </table:table-cell>
          <table:table-cell/>
          <table:table-cell table:formula="of:=SUBSTITUTE([.H75];&quot;_petit&quot;;&quot;&quot;)">
            <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enceTerebenthine&quot;,&quot;nom&quot;:&quot;Essence térébenthine&quot;,&quot;categoriesUsuelles&quot;:&quot;cu_toxique&quot;,&quot;categorieTraitement&quot;:&quot;cat_ddm&quot;,&quot;description&quot;:&quot;essence de térébenthine&quot;,&quot;descNoAccents&quot;:&quot;essence de terebenthine&quot;,&quot;conseils&quot;:&quot;cons_toxique&quot;,&quot;image&quot;:&quot;image_defaut_mini.png&quot;,&quot;modco&quot;:&quot;modco_decheterie,modco_ecopoint&quot;,&quot;rec&quot;:&quot;PAS_POUBELLE&quot;,&quot;src&quot;:&quot;MieuxTrierANantes 03/2013&quot;}," calcext:value-type="string">
            <text:p>{"code":"dec_essenceTerebenthine","nom":"Essence térébenthine","categoriesUsuelles":"cu_toxique","categorieTraitement":"cat_ddm","description":"essence de térébenthine","descNoAccents":"essence de terebenthin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75];[.B75];[.C75];[.D75];[.E75];[.F75];[.G75];[.Z75];[.I75])" office:value-type="string" office:string-value="Dechet dec_essenceTerebenthine = new Dechet(code:&quot;dec_essenceTerebenthine&quot;,nom:&quot;Essence térébenthine&quot;,categoriesUsuelles:cu_toxique,categorieTraitement:cat_ddm,description:&quot;essence de térébenthine&quot;,conseils:&quot;&quot;,image:&quot;&quot;,image_secondaire:&quot;&quot;); dec_essenceTerebenthine.save();" calcext:value-type="string">
            <text:p>Dechet dec_essenceTerebenthine = new Dechet(code:"dec_essenceTerebenthine",nom:"Essence térébenthine",categoriesUsuelles:cu_toxique,categorieTraitement:cat_ddm,description:"essence de térébenthine",conseil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76];&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RouleauCarton&quot;,&quot;nom&quot;:&quot;Essuie-tout (rouleau carton)&quot;,&quot;categoriesUsuelles&quot;:&quot;cu_papierscartons&quot;,&quot;categorieTraitement&quot;:&quot;cat_papiercarton&quot;,&quot;description&quot;:&quot;essuie-tout (rouleau carton), le rouleau en carton&quot;,&quot;descNoAccents&quot;:&quot;essuie tout (rouleau carton), le rouleau en carton&quot;,&quot;image&quot;:&quot;rouleau_carton_essui_tout_mini.png&quot;,&quot;modco&quot;:&quot;modco_contpapiercarton,modco_bacjaune,modco_sacjaune,modco_contembjournmag&quot;,&quot;rec&quot;:&quot;OUI&quot;,&quot;src&quot;:&quot;MieuxTrierANantes 03/2013&quot;}," calcext:value-type="string">
            <text:p>{"code":"dec_essuiToutRouleauCarton","nom":"Essuie-tout (rouleau carton)","categoriesUsuelles":"cu_papierscartons","categorieTraitement":"cat_papiercarton","description":"essuie-tout (rouleau carton), le rouleau en carton","descNoAccents":"essuie tout (rouleau carton), le rouleau en carton","image":"rouleau_carton_essui_tout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76];[.B76];[.C76];[.D76];[.E76];[.F76];[.G76];[.Z76];[.I76])" office:value-type="string" office:string-value="Dechet dec_essuiToutRouleauCarton = new Dechet(code:&quot;dec_essuiToutRouleauCarton&quot;,nom:&quot;Essuie-tout (rouleau carton)&quot;,categoriesUsuelles:cu_papierscartons,categorieTraitement:cat_papiercarton,description:&quot;essuie-tout (rouleau carton), le rouleau en carton&quot;,conseils:&quot;&quot;,image:&quot;&quot;,image_secondaire:&quot;&quot;); dec_essuiToutRouleauCarton.save();" calcext:value-type="string">
            <text:p>Dechet dec_essuiToutRouleauCarton = new Dechet(code:"dec_essuiToutRouleauCarton",nom:"Essuie-tout (rouleau carton)",categoriesUsuelles:cu_papierscartons,categorieTraitement:cat_papiercarton,description:"essuie-tout (rouleau carton), le rouleau en carton",conseil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77];&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essuiToutSaufRouleauCarton&quot;,&quot;nom&quot;:&quot;Essuie-tout (sauf rouleau carton)&quot;,&quot;categoriesUsuelles&quot;:&quot;cu_papierscartons&quot;,&quot;categorieTraitement&quot;:&quot;cat_omr&quot;,&quot;description&quot;:&quot;essuie-tout (sauf rouleau carton), sopalin, papier absorbant&quot;,&quot;descNoAccents&quot;:&quot;essuie tout (sauf rouleau carton), sopalin, papier absorbant&quot;,&quot;conseils&quot;:&quot;cons_souille,&quot;,&quot;image&quot;:&quot;essui_tout_mini.png&quot;,&quot;modco&quot;:&quot;modco_bacbleu,modco_sacbleu&quot;,&quot;rec&quot;:&quot;NON&quot;,&quot;src&quot;:&quot;MieuxTrierANantes 03/2013&quot;}," calcext:value-type="string">
            <text:p>{"code":"dec_essuiToutSaufRouleauCarton","nom":"Essuie-tout (sauf rouleau carton)","categoriesUsuelles":"cu_papierscartons","categorieTraitement":"cat_omr","description":"essuie-tout (sauf rouleau carton), sopalin, papier absorbant","descNoAccents":"essuie tout (sauf rouleau carton), sopalin, papier absorbant","conseils":"cons_souille,","image":"essui_tout_mini.png","modco":"modco_bacbleu,modco_sacbleu","rec":"NON","src":"MieuxTrierANantes 03/2013"},</text:p>
          </table:table-cell>
          <table:table-cell office:value-type="string" calcext:value-type="string">
            <text:p><text:s/></text:p>
          </table:table-cell>
          <table:table-cell table:style-name="ce62" table:formula="of:=GROOVYDECHETS([.A77];[.B77];[.C77];[.D77];[.E77];[.F77];[.G77];[.Z77];[.I77])" office:value-type="string" office:string-value="Dechet dec_essuiToutSaufRouleauCarton = new Dechet(code:&quot;dec_essuiToutSaufRouleauCarton&quot;,nom:&quot;Essuie-tout (sauf rouleau carton)&quot;,categoriesUsuelles:cu_papierscartons,categorieTraitement:cat_omr,description:&quot;essuie-tout (sauf rouleau carton), sopalin, papier absorbant&quot;,conseils:&quot;cons_souille&quot;,image:&quot;&quot;,image_secondaire:&quot;&quot;); dec_essuiToutSaufRouleauCarton.save();" calcext:value-type="string">
            <text:p>Dechet dec_essuiToutSaufRouleauCarton = new Dechet(code:"dec_essuiToutSaufRouleauCarton",nom:"Essuie-tout (sauf rouleau carton)",categoriesUsuelles:cu_papierscartons,categorieTraitement:cat_omr,description:"essuie-tout (sauf rouleau carton), sopalin, papier absorbant",conseil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48"/>
          <table:table-cell/>
          <table:table-cell table:formula="of:=SUBSTITUTE([.H78];&quot;_petit&quot;;&quot;&quot;)">
            <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Plastique&quot;,&quot;nom&quot;:&quot;Film plastique&quot;,&quot;categoriesUsuelles&quot;:&quot;cu_plastique&quot;,&quot;categorieTraitement&quot;:&quot;cat_omr_plastique&quot;,&quot;description&quot;:&quot;film plastique&quot;,&quot;descNoAccents&quot;:&quot;film plastique&quot;,&quot;conseils&quot;:&quot;cons_pasuniquementbouteilleflacon&quot;,&quot;image&quot;:&quot;image_defaut_mini.png&quot;,&quot;modco&quot;:&quot;modco_bacjaunenantes,modco_bacbleuhorsnantes,modco_sacbleu&quot;,&quot;rec&quot;:&quot;OUI_ET_NON&quot;,&quot;src&quot;:&quot;MieuxTrierANantes 03/2013&quot;}," calcext:value-type="string">
            <text:p>{"code":"dec_filmPlastique","nom":"Film plastique","categoriesUsuelles":"cu_plastique","categorieTraitement":"cat_omr_plastique","description":"film plastique","descNoAccents":"film plastique","conseils":"cons_pasuniquementbouteilleflacon","image":"image_defaut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78];[.B78];[.C78];[.D78];[.E78];[.F78];[.G78];[.Z78];[.I78])" office:value-type="string" office:string-value="Dechet dec_filmPlastique = new Dechet(code:&quot;dec_filmPlastique&quot;,nom:&quot;Film plastique&quot;,categoriesUsuelles:cu_plastique,categorieTraitement:cat_omr_plastique,description:&quot;film plastique&quot;,conseils:&quot;&quot;,image:&quot;&quot;,image_secondaire:&quot;&quot;); dec_filmPlastique.save();" calcext:value-type="string">
            <text:p>Dechet dec_filmPlastique = new Dechet(code:"dec_filmPlastique",nom:"Film plastique",categoriesUsuelles:cu_plastique,categorieTraitement:cat_omr_plastique,description:"film plastique",conseil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3/2013</text:p>
          </table:table-cell>
          <table:table-cell table:style-name="ce9" office:value-type="string" calcext:value-type="string">
            <text:p>scu_toxiquedivers</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msPhotographiques&quot;,&quot;nom&quot;:&quot;Films photographiques&quot;,&quot;categoriesUsuelles&quot;:&quot;cu_toxique&quot;,&quot;categorieTraitement&quot;:&quot;cat_ddm&quot;,&quot;description&quot;:&quot;films photographiques, diapositive, pellicule&quot;,&quot;descNoAccents&quot;:&quot;films photographiques, diapositive, pellicule&quot;,&quot;conseils&quot;:&quot;cons_toxique&quot;,&quot;image&quot;:&quot;image_defaut_mini.png&quot;,&quot;modco&quot;:&quot;modco_decheterie,modco_ecopoint&quot;,&quot;rec&quot;:&quot;PAS_POUBELLE&quot;,&quot;src&quot;:&quot;MieuxTrierANantes 03/2013&quot;}," calcext:value-type="string">
            <text:p>{"code":"dec_filmsPhotographiques","nom":"Films photographiques","categoriesUsuelles":"cu_toxique","categorieTraitement":"cat_ddm","description":"films photographiques, diapositive, pellicule","descNoAccents":"films photographiques, diapositive, pellicul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79];[.B79];[.C79];[.D79];[.E79];[.F79];[.G79];[.Z79];[.I79])" office:value-type="string" office:string-value="Dechet dec_filmsPhotographiques = new Dechet(code:&quot;dec_filmsPhotographiques&quot;,nom:&quot;Films photographiques&quot;,categoriesUsuelles:cu_toxique,categorieTraitement:cat_ddm,description:&quot;films photographiques, diapositive, pellicule&quot;,conseils:&quot;&quot;,image:&quot;&quot;,image_secondaire:&quot;&quot;); dec_filmsPhotographiques.save();" calcext:value-type="string">
            <text:p>Dechet dec_filmsPhotographiques = new Dechet(code:"dec_filmsPhotographiques",nom:"Films photographiques",categoriesUsuelles:cu_toxique,categorieTraitement:cat_ddm,description:"films photographiques, diapositive, pellicule",conseil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9" office:value-type="string" calcext:value-type="string">
            <text:p>scu_toxiquegarage</text:p>
          </table:table-cell>
          <table:table-cell/>
          <table:table-cell table:formula="of:=SUBSTITUTE([.H80];&quot;_petit&quot;;&quot;&quot;)">
            <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iltreAHuile&quot;,&quot;nom&quot;:&quot;Filtre à huile&quot;,&quot;categoriesUsuelles&quot;:&quot;cu_toxique&quot;,&quot;categorieTraitement&quot;:&quot;cat_ddm&quot;,&quot;description&quot;:&quot;filtre à huile&quot;,&quot;descNoAccents&quot;:&quot;filtre a huile&quot;,&quot;conseils&quot;:&quot;cons_toxique&quot;,&quot;image&quot;:&quot;image_defaut_mini.png&quot;,&quot;modco&quot;:&quot;modco_decheterie,modco_ecopoint&quot;,&quot;rec&quot;:&quot;PAS_POUBELLE&quot;,&quot;src&quot;:&quot;MieuxTrierANantes 03/2013&quot;}," calcext:value-type="string">
            <text:p>{"code":"dec_filtreAHuile","nom":"Filtre à huile","categoriesUsuelles":"cu_toxique","categorieTraitement":"cat_ddm","description":"filtre à huile","descNoAccents":"filtre a huil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80];[.B80];[.C80];[.D80];[.E80];[.F80];[.G80];[.Z80];[.I80])" office:value-type="string" office:string-value="Dechet dec_filtreAHuile = new Dechet(code:&quot;dec_filtreAHuile&quot;,nom:&quot;Filtre à huile&quot;,categoriesUsuelles:cu_toxique,categorieTraitement:cat_ddm,description:&quot;filtre à huile&quot;,conseils:&quot;&quot;,image:&quot;&quot;,image_secondaire:&quot;&quot;); dec_filtreAHuile.save();" calcext:value-type="string">
            <text:p>Dechet dec_filtreAHuile = new Dechet(code:"dec_filtreAHuile",nom:"Filtre à huile",categoriesUsuelles:cu_toxique,categorieTraitement:cat_ddm,description:"filtre à huile",conseil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3/2013</text:p>
          </table:table-cell>
          <table:table-cell table:style-name="ce47"/>
          <table:table-cell/>
          <table:table-cell table:formula="of:=SUBSTITUTE([.H81];&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ProduitsDentretien&quot;,&quot;nom&quot;:&quot;Flacon de produits d'entretien&quot;,&quot;categoriesUsuelles&quot;:&quot;cu_plastique&quot;,&quot;categorieTraitement&quot;:&quot;cat_emr&quot;,&quot;description&quot;:&quot;flacon de produits d'entretien, Flacon produit ménager vide, flacon de produits d'entretien&quot;,&quot;descNoAccents&quot;:&quot;flacon de produits d'entretien, Flacon produit menager vide, flacon de produits d'entretien&quot;,&quot;conseils&quot;:&quot;cons_bouchon,cons_bouchonamour,&quot;,&quot;image&quot;:&quot;bouteille_white_spirit_mini.png&quot;,&quot;image_secondaire&quot;:&quot;bouteille_pec_citron_mini.png&quot;,&quot;modco&quot;:&quot;modco_decheterie,modco_ecopoint,modco_bacjaune,modco_sacjaune,modco_contembjournmag&quot;,&quot;rec&quot;:&quot;OUI&quot;,&quot;src&quot;:&quot;MieuxTrierANantes 03/2013&quot;}," calcext:value-type="string">
            <text:p>{"code":"dec_flaconProduitsDentretien","nom":"Flacon de produits d'entretien","categoriesUsuelles":"cu_plastique","categorieTraitement":"cat_emr","description":"flacon de produits d'entretien, Flacon produit ménager vide, flacon de produits d'entretien","descNoAccents":"flacon de produits d'entretien, Flacon produit menager vide, flacon de produits d'entretien","conseils":"cons_bouchon,cons_bouchonamour,","image":"bouteille_white_spirit_mini.png","image_secondaire":"bouteille_pec_citron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81];[.B81];[.C81];[.D81];[.E81];[.F81];[.G81];[.Z81];[.I81])" office:value-type="string" office:string-value="Dechet dec_flaconProduitsDentretien = new Dechet(code:&quot;dec_flaconProduitsDentretien&quot;,nom:&quot;Flacon de produits d'entretien&quot;,categoriesUsuelles:cu_plastique,categorieTraitement:cat_emr,description:&quot;flacon de produits d'entretien, Flacon produit ménager vide, flacon de produits d'entretien&quot;,conseils:&quot;cons_bouchon,cons_bouchonamour&quot;,image:&quot;&quot;,image_secondaire:&quot;bouteille_pec_citron_mini.png&quot;); dec_flaconProduitsDentretien.save();" calcext:value-type="string">
            <text:p>Dechet dec_flaconProduitsDentretien = new Dechet(code:"dec_flaconProduitsDentretien",nom:"Flacon de produits d'entretien",categoriesUsuelles:cu_plastique,categorieTraitement:cat_emr,description:"flacon de produits d'entretien, Flacon produit ménager vide, flacon de produits d'entretien",conseil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3/2013</text:p>
          </table:table-cell>
          <table:table-cell table:style-name="ce47"/>
          <table:table-cell/>
          <table:table-cell table:formula="of:=SUBSTITUTE([.H82];&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laconSavon&quot;,&quot;nom&quot;:&quot;Flacon savon&quot;,&quot;categoriesUsuelles&quot;:&quot;cu_plastique&quot;,&quot;categorieTraitement&quot;:&quot;cat_emr&quot;,&quot;description&quot;:&quot;flacon de savon, Flacon en plastique, flacon de savon&quot;,&quot;descNoAccents&quot;:&quot;flacon de savon, Flacon en plastique, flacon de savon&quot;,&quot;conseils&quot;:&quot;cons_bouchon,cons_bouchonamour,&quot;,&quot;image&quot;:&quot;flacon_savon_mini.png&quot;,&quot;image_secondaire&quot;:&quot;bouteille_savon_mini.png&quot;,&quot;modco&quot;:&quot;modco_decheterie,modco_ecopoint,modco_bacjaune,modco_sacjaune,modco_contembjournmag&quot;,&quot;rec&quot;:&quot;OUI&quot;,&quot;src&quot;:&quot;MieuxTrierANantes 03/2013&quot;}," calcext:value-type="string">
            <text:p>{"code":"dec_flaconSavon","nom":"Flacon savon","categoriesUsuelles":"cu_plastique","categorieTraitement":"cat_emr","description":"flacon de savon, Flacon en plastique, flacon de savon","descNoAccents":"flacon de savon, Flacon en plastique, flacon de savon","conseils":"cons_bouchon,cons_bouchonamour,","image":"flacon_savon_mini.png","image_secondaire":"bouteille_savon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82];[.B82];[.C82];[.D82];[.E82];[.F82];[.G82];[.Z82];[.I82])" office:value-type="string" office:string-value="Dechet dec_flaconSavon = new Dechet(code:&quot;dec_flaconSavon&quot;,nom:&quot;Flacon savon&quot;,categoriesUsuelles:cu_plastique,categorieTraitement:cat_emr,description:&quot;flacon de savon, Flacon en plastique, flacon de savon&quot;,conseils:&quot;cons_bouchon,cons_bouchonamour&quot;,image:&quot;&quot;,image_secondaire:&quot;bouteille_savon_mini.png&quot;); dec_flaconSavon.save();" calcext:value-type="string">
            <text:p>Dechet dec_flaconSavon = new Dechet(code:"dec_flaconSavon",nom:"Flacon savon",categoriesUsuelles:cu_plastique,categorieTraitement:cat_emr,description:"flacon de savon, Flacon en plastique, flacon de savon",conseil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jardin</text:p>
          </table:table-cell>
          <table:table-cell/>
          <table:table-cell table:formula="of:=SUBSTITUTE([.H83];&quot;_petit&quot;;&quot;&quot;)">
            <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ngicides&quot;,&quot;nom&quot;:&quot;Fongicide&quot;,&quot;categoriesUsuelles&quot;:&quot;cu_toxique&quot;,&quot;categorieTraitement&quot;:&quot;cat_ddm&quot;,&quot;description&quot;:&quot;fongicide&quot;,&quot;descNoAccents&quot;:&quot;fongicide&quot;,&quot;conseils&quot;:&quot;cons_toxique&quot;,&quot;image&quot;:&quot;image_defaut_mini.png&quot;,&quot;modco&quot;:&quot;modco_decheterie,modco_ecopoint&quot;,&quot;rec&quot;:&quot;PAS_POUBELLE&quot;,&quot;src&quot;:&quot;MieuxTrierANantes 03/2013&quot;}," calcext:value-type="string">
            <text:p>{"code":"dec_fongicides","nom":"Fongicide","categoriesUsuelles":"cu_toxique","categorieTraitement":"cat_ddm","description":"fongicide","descNoAccents":"fongicid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83];[.B83];[.C83];[.D83];[.E83];[.F83];[.G83];[.Z83];[.I83])" office:value-type="string" office:string-value="Dechet dec_fongicides = new Dechet(code:&quot;dec_fongicides&quot;,nom:&quot;Fongicide&quot;,categoriesUsuelles:cu_toxique,categorieTraitement:cat_ddm,description:&quot;fongicide&quot;,conseils:&quot;&quot;,image:&quot;&quot;,image_secondaire:&quot;&quot;); dec_fongicides.save();" calcext:value-type="string">
            <text:p>Dechet dec_fongicides = new Dechet(code:"dec_fongicides",nom:"Fongicide",categoriesUsuelles:cu_toxique,categorieTraitement:cat_ddm,description:"fongicide",conseil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8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fournituresHorsPapier&quot;,&quot;nom&quot;:&quot;Fournitures (hors papier)&quot;,&quot;categoriesUsuelles&quot;:&quot;cu_divers&quot;,&quot;categorieTraitement&quot;:&quot;cat_omr&quot;,&quot;description&quot;:&quot;fournitures (hors papier), fournitures de bureau, crayon, stylo, feutre, gomme, agrafeuse, règle, compas, pochette plastique, classeur, trombone, taille-crayon, ciseaux&quot;,&quot;descNoAccents&quot;:&quot;fournitures (hors papier), fournitures de bureau, crayon, stylo, feutre, gomme, agrafeuse, regle, compas, pochette plastique, classeur, trombone, taille crayon, ciseaux&quot;,&quot;image&quot;:&quot;crayon_mini.png&quot;,&quot;modco&quot;:&quot;modco_bacbleu,modco_sacbleu&quot;,&quot;rec&quot;:&quot;NON&quot;,&quot;src&quot;:&quot;MieuxTrierANantes 03/2013&quot;}," calcext:value-type="string">
            <text:p>{"code":"dec_fournituresHorsPapier","nom":"Fournitures (hors papier)","categoriesUsuelles":"cu_divers","categorieTraitement":"cat_omr","description":"fournitures (hors papier), fournitures de bureau, crayon, stylo, feutre, gomme, agrafeuse, règle, compas, pochette plastique, classeur, trombone, taille-crayon, ciseaux","descNoAccents":"fournitures (hors papier), fournitures de bureau, crayon, stylo, feutre, gomme, agrafeuse, regle, compas, pochette plastique, classeur, trombone, taille crayon, ciseaux","image":"crayon_mini.png","modco":"modco_bacbleu,modco_sacbleu","rec":"NON","src":"MieuxTrierANantes 03/2013"},</text:p>
          </table:table-cell>
          <table:table-cell office:value-type="string" calcext:value-type="string">
            <text:p><text:s/></text:p>
          </table:table-cell>
          <table:table-cell table:style-name="ce62" table:formula="of:=GROOVYDECHETS([.A84];[.B84];[.C84];[.D84];[.E84];[.F84];[.G84];[.Z84];[.I84])" office:value-type="string" office:string-value="Dechet dec_fournituresHorsPapier = new Dechet(code:&quot;dec_fournituresHorsPapier&quot;,nom:&quot;Fournitures (hors papier)&quot;,categoriesUsuelles:cu_divers,categorieTraitement:cat_omr,description:&quot;fournitures (hors papier), fournitures de bureau, crayon, stylo, feutre, gomme, agrafeuse, règle, compas, pochette plastique, classeur, trombone, taille-crayon, ciseaux&quot;,conseils:&quot;&quot;,image:&quot;&quot;,image_secondaire:&quot;&quot;); dec_fournituresHorsPapier.save();" calcext:value-type="string">
            <text:p>Dechet dec_fournituresHorsPapier = new Dechet(code:"dec_fournituresHorsPapier",nom:"Fournitures (hors papier)",categoriesUsuelles:cu_divers,categorieTraitement:cat_omr,description:"fournitures (hors papier), fournitures de bureau, crayon, stylo, feutre, gomme, agrafeuse, règle, compas, pochette plastique, classeur, trombone, taille-crayon, ciseaux",conseil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85];&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azon&quot;,&quot;nom&quot;:&quot;Gazon&quot;,&quot;categoriesUsuelles&quot;:&quot;cu_vertbois&quot;,&quot;categorieTraitement&quot;:&quot;cat_organiquegros&quot;,&quot;description&quot;:&quot;gazon, pelouse, herbe&quot;,&quot;descNoAccents&quot;:&quot;gazon, pelouse, herbe&quot;,&quot;conseils&quot;:&quot;cons_compostage&quot;,&quot;image&quot;:&quot;pelouse_mini.png&quot;,&quot;modco&quot;:&quot;modco_decheterie,modco_ecopoint,modco_compostage&quot;,&quot;rec&quot;:&quot;PAS_POUBELLE&quot;,&quot;src&quot;:&quot;MieuxTrierANantes 03/2013&quot;}," calcext:value-type="string">
            <text:p>{"code":"dec_gazon","nom":"Gazon","categoriesUsuelles":"cu_vertbois","categorieTraitement":"cat_organiquegros","description":"gazon, pelouse, herbe","descNoAccents":"gazon, pelouse, herbe","conseils":"cons_compostage","image":"pelouse_mini.png","modco":"modco_decheterie,modco_ecopoint,modco_compostage","rec":"PAS_POUBELLE","src":"MieuxTrierANantes 03/2013"},</text:p>
          </table:table-cell>
          <table:table-cell office:value-type="string" calcext:value-type="string">
            <text:p><text:s/></text:p>
          </table:table-cell>
          <table:table-cell table:style-name="ce62" table:formula="of:=GROOVYDECHETS([.A85];[.B85];[.C85];[.D85];[.E85];[.F85];[.G85];[.Z85];[.I85])" office:value-type="string" office:string-value="Dechet dec_gazon = new Dechet(code:&quot;dec_gazon&quot;,nom:&quot;Gazon&quot;,categoriesUsuelles:cu_vertbois,categorieTraitement:cat_organiquegros,description:&quot;gazon, pelouse, herbe&quot;,conseils:&quot;&quot;,image:&quot;&quot;,image_secondaire:&quot;&quot;); dec_gazon.save();" calcext:value-type="string">
            <text:p>Dechet dec_gazon = new Dechet(code:"dec_gazon",nom:"Gazon",categoriesUsuelles:cu_vertbois,categorieTraitement:cat_organiquegros,description:"gazon, pelouse, herbe",conseil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3/2013</text:p>
          </table:table-cell>
          <table:table-cell table:style-name="ce58" office:value-type="string" calcext:value-type="string">
            <text:p>mis dans matériaux</text:p>
          </table:table-cell>
          <table:table-cell/>
          <table:table-cell table:formula="of:=SUBSTITUTE([.H86];&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avat&quot;,&quot;nom&quot;:&quot;Gravât&quot;,&quot;categoriesUsuelles&quot;:&quot;cu_vertbois&quot;,&quot;categorieTraitement&quot;:&quot;cat_materiaux&quot;,&quot;description&quot;:&quot;gravât&quot;,&quot;descNoAccents&quot;:&quot;gravat&quot;,&quot;conseils&quot;:&quot;cons_paspoubelle&quot;,&quot;image&quot;:&quot;gravat_mini.png&quot;,&quot;modco&quot;:&quot;modco_decheterie&quot;,&quot;rec&quot;:&quot;PAS_POUBELLE&quot;,&quot;src&quot;:&quot;MieuxTrierANantes 03/2013&quot;}," calcext:value-type="string">
            <text:p>{"code":"dec_gravat","nom":"Gravât","categoriesUsuelles":"cu_vertbois","categorieTraitement":"cat_materiaux","description":"gravât","descNoAccents":"gravat","conseils":"cons_paspoubelle","image":"gravat_mini.png","modco":"modco_decheterie","rec":"PAS_POUBELLE","src":"MieuxTrierANantes 03/2013"},</text:p>
          </table:table-cell>
          <table:table-cell office:value-type="string" calcext:value-type="string">
            <text:p><text:s/></text:p>
          </table:table-cell>
          <table:table-cell table:style-name="ce62" table:formula="of:=GROOVYDECHETS([.A86];[.B86];[.C86];[.D86];[.E86];[.F86];[.G86];[.Z86];[.I86])" office:value-type="string" office:string-value="Dechet dec_gravat = new Dechet(code:&quot;dec_gravat&quot;,nom:&quot;Gravât&quot;,categoriesUsuelles:cu_vertbois,categorieTraitement:cat_materiaux,description:&quot;gravât&quot;,conseils:&quot;&quot;,image:&quot;&quot;,image_secondaire:&quot;&quot;); dec_gravat.save();" calcext:value-type="string">
            <text:p>Dechet dec_gravat = new Dechet(code:"dec_gravat",nom:"Gravât",categoriesUsuelles:cu_vertbois,categorieTraitement:cat_materiaux,description:"gravât",conseil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87];&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rillage&quot;,&quot;nom&quot;:&quot;Grillage&quot;,&quot;categoriesUsuelles&quot;:&quot;cu_divers&quot;,&quot;categorieTraitement&quot;:&quot;cat_encombrant&quot;,&quot;description&quot;:&quot;grillage, clôture&quot;,&quot;descNoAccents&quot;:&quot;grillage, cloture&quot;,&quot;conseils&quot;:&quot;cons_numerosencombrants,cons_encombrants&quot;,&quot;image&quot;:&quot;grillage_mini.png&quot;,&quot;modco&quot;:&quot;modco_encombrant,modco_decheterie&quot;,&quot;rec&quot;:&quot;PAS_POUBELLE&quot;,&quot;src&quot;:&quot;MieuxTrierANantes 03/2013&quot;}," calcext:value-type="string">
            <text:p>{"code":"dec_grillage","nom":"Grillage","categoriesUsuelles":"cu_divers","categorieTraitement":"cat_encombrant","description":"grillage, clôture","descNoAccents":"grillage, cloture","conseils":"cons_numerosencombrants,cons_encombrants","image":"grillage_mini.png","modco":"modco_encombrant,modco_decheterie","rec":"PAS_POUBELLE","src":"MieuxTrierANantes 03/2013"},</text:p>
          </table:table-cell>
          <table:table-cell office:value-type="string" calcext:value-type="string">
            <text:p><text:s/></text:p>
          </table:table-cell>
          <table:table-cell table:style-name="ce62" table:formula="of:=GROOVYDECHETS([.A87];[.B87];[.C87];[.D87];[.E87];[.F87];[.G87];[.Z87];[.I87])" office:value-type="string" office:string-value="Dechet dec_grillage = new Dechet(code:&quot;dec_grillage&quot;,nom:&quot;Grillage&quot;,categoriesUsuelles:cu_divers,categorieTraitement:cat_encombrant,description:&quot;grillage, clôture&quot;,conseils:&quot;&quot;,image:&quot;&quot;,image_secondaire:&quot;&quot;); dec_grillage.save();" calcext:value-type="string">
            <text:p>Dechet dec_grillage = new Dechet(code:"dec_grillage",nom:"Grillage",categoriesUsuelles:cu_divers,categorieTraitement:cat_encombrant,description:"grillage, clôture",conseil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88];&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guitare&quot;,&quot;nom&quot;:&quot;Guitare&quot;,&quot;categoriesUsuelles&quot;:&quot;cu_divers&quot;,&quot;categorieTraitement&quot;:&quot;cat_instrument&quot;,&quot;description&quot;:&quot;guitare&quot;,&quot;descNoAccents&quot;:&quot;guitare&quot;,&quot;image&quot;:&quot;guitare_mini.png&quot;,&quot;modco&quot;:&quot;smco_reempdivers,modco_decheterie,modco_ecopoint,modco_encombrant&quot;,&quot;rec&quot;:&quot;PAS_POUBELLE&quot;,&quot;src&quot;:&quot;MieuxTrierANantes 03/2013&quot;}," calcext:value-type="string">
            <text:p>{"code":"dec_guitare","nom":"Guitare","categoriesUsuelles":"cu_divers","categorieTraitement":"cat_instrument","description":"guitare","descNoAccents":"guitare","image":"guitare_mini.png","modco":"smco_reempdivers,modco_decheterie,modco_ecopoint,modco_encombrant","rec":"PAS_POUBELLE","src":"MieuxTrierANantes 03/2013"},</text:p>
          </table:table-cell>
          <table:table-cell office:value-type="string" calcext:value-type="string">
            <text:p><text:s/></text:p>
          </table:table-cell>
          <table:table-cell table:style-name="ce62" table:formula="of:=GROOVYDECHETS([.A88];[.B88];[.C88];[.D88];[.E88];[.F88];[.G88];[.Z88];[.I88])" office:value-type="string" office:string-value="Dechet dec_guitare = new Dechet(code:&quot;dec_guitare&quot;,nom:&quot;Guitare&quot;,categoriesUsuelles:cu_divers,categorieTraitement:cat_instrument,description:&quot;guitare&quot;,conseils:&quot;&quot;,image:&quot;&quot;,image_secondaire:&quot;&quot;); dec_guitare.save();" calcext:value-type="string">
            <text:p>Dechet dec_guitare = new Dechet(code:"dec_guitare",nom:"Guitare",categoriesUsuelles:cu_divers,categorieTraitement:cat_instrument,description:"guitare",conseil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jardin</text:p>
          </table:table-cell>
          <table:table-cell/>
          <table:table-cell table:formula="of:=SUBSTITUTE([.H89];&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erbicides&quot;,&quot;nom&quot;:&quot;Herbicide&quot;,&quot;categoriesUsuelles&quot;:&quot;cu_toxique&quot;,&quot;categorieTraitement&quot;:&quot;cat_ddm&quot;,&quot;description&quot;:&quot;herbicide, désherbant&quot;,&quot;descNoAccents&quot;:&quot;herbicide, desherbant&quot;,&quot;conseils&quot;:&quot;cons_toxique&quot;,&quot;image&quot;:&quot;desherbant_mini.png&quot;,&quot;modco&quot;:&quot;modco_decheterie,modco_ecopoint&quot;,&quot;rec&quot;:&quot;PAS_POUBELLE&quot;,&quot;src&quot;:&quot;MieuxTrierANantes 03/2013&quot;}," calcext:value-type="string">
            <text:p>{"code":"dec_herbicides","nom":"Herbicide","categoriesUsuelles":"cu_toxique","categorieTraitement":"cat_ddm","description":"herbicide, désherbant","descNoAccents":"herbicide, desherbant","conseils":"cons_toxique","image":"desherbant_mini.png","modco":"modco_decheterie,modco_ecopoint","rec":"PAS_POUBELLE","src":"MieuxTrierANantes 03/2013"},</text:p>
          </table:table-cell>
          <table:table-cell office:value-type="string" calcext:value-type="string">
            <text:p><text:s/></text:p>
          </table:table-cell>
          <table:table-cell table:style-name="ce62" table:formula="of:=GROOVYDECHETS([.A89];[.B89];[.C89];[.D89];[.E89];[.F89];[.G89];[.Z89];[.I89])" office:value-type="string" office:string-value="Dechet dec_herbicides = new Dechet(code:&quot;dec_herbicides&quot;,nom:&quot;Herbicide&quot;,categoriesUsuelles:cu_toxique,categorieTraitement:cat_ddm,description:&quot;herbicide, désherbant&quot;,conseils:&quot;&quot;,image:&quot;&quot;,image_secondaire:&quot;&quot;); dec_herbicides.save();" calcext:value-type="string">
            <text:p>Dechet dec_herbicides = new Dechet(code:"dec_herbicides",nom:"Herbicide",categoriesUsuelles:cu_toxique,categorieTraitement:cat_ddm,description:"herbicide, désherbant",conseil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Minerale&quot;,&quot;nom&quot;:&quot;Huile minérale&quot;,&quot;categoriesUsuelles&quot;:&quot;cu_toxique&quot;,&quot;categorieTraitement&quot;:&quot;cat_ddm&quot;,&quot;description&quot;:&quot;huile minérale&quot;,&quot;descNoAccents&quot;:&quot;huile minerale&quot;,&quot;conseils&quot;:&quot;cons_toxique&quot;,&quot;image&quot;:&quot;image_defaut_mini.png&quot;,&quot;modco&quot;:&quot;modco_decheterie,modco_ecopoint&quot;,&quot;rec&quot;:&quot;PAS_POUBELLE&quot;,&quot;src&quot;:&quot;MieuxTrierANantes 03/2013&quot;}," calcext:value-type="string">
            <text:p>{"code":"dec_huileMinerale","nom":"Huile minérale","categoriesUsuelles":"cu_toxique","categorieTraitement":"cat_ddm","description":"huile minérale","descNoAccents":"huile mineral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90];[.B90];[.C90];[.D90];[.E90];[.F90];[.G90];[.Z90];[.I90])" office:value-type="string" office:string-value="Dechet dec_huileMinerale = new Dechet(code:&quot;dec_huileMinerale&quot;,nom:&quot;Huile minérale&quot;,categoriesUsuelles:cu_toxique,categorieTraitement:cat_ddm,description:&quot;huile minérale&quot;,conseils:&quot;&quot;,image:&quot;&quot;,image_secondaire:&quot;&quot;); dec_huileMinerale.save();" calcext:value-type="string">
            <text:p>Dechet dec_huileMinerale = new Dechet(code:"dec_huileMinerale",nom:"Huile minérale",categoriesUsuelles:cu_toxique,categorieTraitement:cat_ddm,description:"huile minérale",conseil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garag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huileVidange&quot;,&quot;nom&quot;:&quot;Huile vidange&quot;,&quot;categoriesUsuelles&quot;:&quot;cu_toxique&quot;,&quot;categorieTraitement&quot;:&quot;cat_ddm&quot;,&quot;description&quot;:&quot;huile de vidange&quot;,&quot;descNoAccents&quot;:&quot;huile de vidange&quot;,&quot;conseils&quot;:&quot;cons_toxique&quot;,&quot;image&quot;:&quot;image_defaut_mini.png&quot;,&quot;modco&quot;:&quot;modco_decheterie,modco_ecopoint&quot;,&quot;rec&quot;:&quot;PAS_POUBELLE&quot;,&quot;src&quot;:&quot;MieuxTrierANantes 03/2013&quot;}," calcext:value-type="string">
            <text:p>{"code":"dec_huileVidange","nom":"Huile vidange","categoriesUsuelles":"cu_toxique","categorieTraitement":"cat_ddm","description":"huile de vidange","descNoAccents":"huile de vidang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91];[.B91];[.C91];[.D91];[.E91];[.F91];[.G91];[.Z91];[.I91])" office:value-type="string" office:string-value="Dechet dec_huileVidange = new Dechet(code:&quot;dec_huileVidange&quot;,nom:&quot;Huile vidange&quot;,categoriesUsuelles:cu_toxique,categorieTraitement:cat_ddm,description:&quot;huile de vidange&quot;,conseils:&quot;&quot;,image:&quot;&quot;,image_secondaire:&quot;&quot;); dec_huileVidange.save();" calcext:value-type="string">
            <text:p>Dechet dec_huileVidange = new Dechet(code:"dec_huileVidange",nom:"Huile vidange",categoriesUsuelles:cu_toxique,categorieTraitement:cat_ddm,description:"huile de vidange",conseil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9" office:value-type="string" calcext:value-type="string">
            <text:p>scu_toxiqueparasite</text:p>
          </table:table-cell>
          <table:table-cell/>
          <table:table-cell table:formula="of:=SUBSTITUTE([.H92];&quot;_petit&quot;;&quot;&quot;)">
            <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insecticides&quot;,&quot;nom&quot;:&quot;Insecticides&quot;,&quot;categoriesUsuelles&quot;:&quot;cu_toxique&quot;,&quot;categorieTraitement&quot;:&quot;cat_ddm&quot;,&quot;description&quot;:&quot;insecticides&quot;,&quot;descNoAccents&quot;:&quot;insecticides&quot;,&quot;conseils&quot;:&quot;cons_toxique&quot;,&quot;image&quot;:&quot;image_defaut_mini.png&quot;,&quot;modco&quot;:&quot;modco_decheterie,modco_ecopoint&quot;,&quot;rec&quot;:&quot;PAS_POUBELLE&quot;,&quot;src&quot;:&quot;MieuxTrierANantes 03/2013&quot;}," calcext:value-type="string">
            <text:p>{"code":"dec_insecticides","nom":"Insecticides","categoriesUsuelles":"cu_toxique","categorieTraitement":"cat_ddm","description":"insecticides","descNoAccents":"insecticides","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92];[.B92];[.C92];[.D92];[.E92];[.F92];[.G92];[.Z92];[.I92])" office:value-type="string" office:string-value="Dechet dec_insecticides = new Dechet(code:&quot;dec_insecticides&quot;,nom:&quot;Insecticides&quot;,categoriesUsuelles:cu_toxique,categorieTraitement:cat_ddm,description:&quot;insecticides&quot;,conseils:&quot;&quot;,image:&quot;&quot;,image_secondaire:&quot;&quot;); dec_insecticides.save();" calcext:value-type="string">
            <text:p>Dechet dec_insecticides = new Dechet(code:"dec_insecticides",nom:"Insecticides",categoriesUsuelles:cu_toxique,categorieTraitement:cat_ddm,description:"insecticides",conseil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93];&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AlimentesParElectricite&quot;,&quot;nom&quot;:&quot;Jouet alimenté par électricité&quot;,&quot;categoriesUsuelles&quot;:&quot;cu_encombrantelectronique&quot;,&quot;categorieTraitement&quot;:&quot;cat_jouetpile&quot;,&quot;description&quot;:&quot;jouet alimenté par électricité, jeu avec pile, train électrique&quot;,&quot;descNoAccents&quot;:&quot;jouet alimente par electricite, jeu avec pile, train electrique&quot;,&quot;conseils&quot;:&quot;cons_recuppdv1,cons_ecoparticipation&quot;,&quot;image&quot;:&quot;jeu_enfant_avec_pile_mini.png&quot;,&quot;modco&quot;:&quot;smco_reempjouet,modco_decheterie,modco_ecopoint&quot;,&quot;rec&quot;:&quot;PAS_POUBELLE&quot;,&quot;src&quot;:&quot;MieuxTrierANantes 03/2013&quot;}," calcext:value-type="string">
            <text:p>{"code":"dec_jouetsAlimentesParElectricite","nom":"Jouet alimenté par électricité","categoriesUsuelles":"cu_encombrantelectronique","categorieTraitement":"cat_jouetpile","description":"jouet alimenté par électricité, jeu avec pile, train électrique","descNoAccents":"jouet alimente par electricite, jeu avec pile, train electrique","conseils":"cons_recuppdv1,cons_ecoparticipation","image":"jeu_enfant_avec_pile_mini.png","modco":"smco_reempjouet,modco_decheterie,modco_ecopoint","rec":"PAS_POUBELLE","src":"MieuxTrierANantes 03/2013"},</text:p>
          </table:table-cell>
          <table:table-cell office:value-type="string" calcext:value-type="string">
            <text:p><text:s/></text:p>
          </table:table-cell>
          <table:table-cell table:style-name="ce62" table:formula="of:=GROOVYDECHETS([.A93];[.B93];[.C93];[.D93];[.E93];[.F93];[.G93];[.Z93];[.I93])" office:value-type="string" office:string-value="Dechet dec_jouetsAlimentesParElectricite = new Dechet(code:&quot;dec_jouetsAlimentesParElectricite&quot;,nom:&quot;Jouet alimenté par électricité&quot;,categoriesUsuelles:cu_encombrantelectronique,categorieTraitement:cat_jouetpile,description:&quot;jouet alimenté par électricité, jeu avec pile, train électrique&quot;,conseils:&quot;&quot;,image:&quot;&quot;,image_secondaire:&quot;&quot;); dec_jouetsAlimentesParElectricite.save();" calcext:value-type="string">
            <text:p>Dechet dec_jouetsAlimentesParElectricite = new Dechet(code:"dec_jouetsAlimentesParElectricite",nom:"Jouet alimenté par électricité",categoriesUsuelles:cu_encombrantelectronique,categorieTraitement:cat_jouetpile,description:"jouet alimenté par électricité, jeu avec pile, train électrique",conseil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s non électroniques,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3/2013</text:p>
          </table:table-cell>
          <table:table-cell table:style-name="ce46"/>
          <table:table-cell/>
          <table:table-cell table:formula="of:=SUBSTITUTE([.H94];&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etsNonElectroniques&quot;,&quot;nom&quot;:&quot;Jouet non électronique&quot;,&quot;categoriesUsuelles&quot;:&quot;cu_divers&quot;,&quot;categorieTraitement&quot;:&quot;cat_jouet&quot;,&quot;description&quot;:&quot;jouets non électroniques, jeu, peluche, poupée, petite voiture&quot;,&quot;descNoAccents&quot;:&quot;jouets non electroniques, jeu, peluche, poupee, petite voiture&quot;,&quot;image&quot;:&quot;petite_voiture_mini.png&quot;,&quot;image_secondaire&quot;:&quot;jouet_enfant_mini.png&quot;,&quot;modco&quot;:&quot;smco_reempjouet,modco_bacbleu,modco_sacbleu&quot;,&quot;rec&quot;:&quot;PAS_POUBELLE&quot;,&quot;src&quot;:&quot;MieuxTrierANantes 03/2013&quot;}," calcext:value-type="string">
            <text:p>{"code":"dec_jouetsNonElectroniques","nom":"Jouet non électronique","categoriesUsuelles":"cu_divers","categorieTraitement":"cat_jouet","description":"jouets non électroniques, jeu, peluche, poupée, petite voiture","descNoAccents":"jouets non electroniques, jeu, peluche, poupee, petite voiture","image":"petite_voiture_mini.png","image_secondaire":"jouet_enfant_mini.png","modco":"smco_reempjouet,modco_bacbleu,modco_sacbleu","rec":"PAS_POUBELLE","src":"MieuxTrierANantes 03/2013"},</text:p>
          </table:table-cell>
          <table:table-cell office:value-type="string" calcext:value-type="string">
            <text:p><text:s/></text:p>
          </table:table-cell>
          <table:table-cell table:style-name="ce62" table:formula="of:=GROOVYDECHETS([.A94];[.B94];[.C94];[.D94];[.E94];[.F94];[.G94];[.Z94];[.I94])" office:value-type="string" office:string-value="Dechet dec_jouetsNonElectroniques = new Dechet(code:&quot;dec_jouetsNonElectroniques&quot;,nom:&quot;Jouet non électronique&quot;,categoriesUsuelles:cu_divers,categorieTraitement:cat_jouet,description:&quot;jouets non électroniques, jeu, peluche, poupée, petite voiture&quot;,conseils:&quot;&quot;,image:&quot;&quot;,image_secondaire:&quot;jouet_enfant_mini.png&quot;); dec_jouetsNonElectroniques.save();" calcext:value-type="string">
            <text:p>Dechet dec_jouetsNonElectroniques = new Dechet(code:"dec_jouetsNonElectroniques",nom:"Jouet non électronique",categoriesUsuelles:cu_divers,categorieTraitement:cat_jouet,description:"jouets non électroniques, jeu, peluche, poupée, petite voiture",conseil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95];&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journal&quot;,&quot;nom&quot;:&quot;Journal&quot;,&quot;categoriesUsuelles&quot;:&quot;cu_papierscartons&quot;,&quot;categorieTraitement&quot;:&quot;cat_papiercarton&quot;,&quot;description&quot;:&quot;journal, revue&quot;,&quot;descNoAccents&quot;:&quot;journal, revue&quot;,&quot;image&quot;:&quot;journal_mini.png&quot;,&quot;modco&quot;:&quot;modco_contpapiercarton,modco_bacjaune,modco_sacjaune,modco_contembjournmag&quot;,&quot;rec&quot;:&quot;OUI&quot;,&quot;src&quot;:&quot;MieuxTrierANantes 03/2013&quot;}," calcext:value-type="string">
            <text:p>{"code":"dec_journal","nom":"Journal","categoriesUsuelles":"cu_papierscartons","categorieTraitement":"cat_papiercarton","description":"journal, revue","descNoAccents":"journal, revue","image":"journal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95];[.B95];[.C95];[.D95];[.E95];[.F95];[.G95];[.Z95];[.I95])" office:value-type="string" office:string-value="Dechet dec_journal = new Dechet(code:&quot;dec_journal&quot;,nom:&quot;Journal&quot;,categoriesUsuelles:cu_papierscartons,categorieTraitement:cat_papiercarton,description:&quot;journal, revue&quot;,conseils:&quot;&quot;,image:&quot;&quot;,image_secondaire:&quot;&quot;); dec_journal.save();" calcext:value-type="string">
            <text:p>Dechet dec_journal = new Dechet(code:"dec_journal",nom:"Journal",categoriesUsuelles:cu_papierscartons,categorieTraitement:cat_papiercarton,description:"journal, revue",conseil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3/2013</text:p>
          </table:table-cell>
          <table:table-cell table:style-name="ce22"/>
          <table:table-cell/>
          <table:table-cell table:formula="of:=SUBSTITUTE([.H96];&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quot;,&quot;nom&quot;:&quot;Laine&quot;,&quot;categoriesUsuelles&quot;:&quot;cu_vetementtissu&quot;,&quot;categorieTraitement&quot;:&quot;cat_vetement&quot;,&quot;description&quot;:&quot;laine&quot;,&quot;descNoAccents&quot;:&quot;laine&quot;,&quot;image&quot;:&quot;pelotes_laine_mini.png&quot;,&quot;modco&quot;:&quot;smco_conteneurlerelais,smco_reempvet,modco_bacbleu,modco_sacbleu&quot;,&quot;rec&quot;:&quot;NON&quot;,&quot;src&quot;:&quot;MieuxTrierANantes 03/2013&quot;}," calcext:value-type="string">
            <text:p>{"code":"dec_laine","nom":"Laine","categoriesUsuelles":"cu_vetementtissu","categorieTraitement":"cat_vetement","description":"laine","descNoAccents":"laine","image":"pelotes_laine_mini.png","modco":"smco_conteneurlerelais,smco_reempvet,modco_bacbleu,modco_sacbleu","rec":"NON","src":"MieuxTrierANantes 03/2013"},</text:p>
          </table:table-cell>
          <table:table-cell office:value-type="string" calcext:value-type="string">
            <text:p><text:s/></text:p>
          </table:table-cell>
          <table:table-cell table:style-name="ce62" table:formula="of:=GROOVYDECHETS([.A96];[.B96];[.C96];[.D96];[.E96];[.F96];[.G96];[.Z96];[.I96])" office:value-type="string" office:string-value="Dechet dec_laine = new Dechet(code:&quot;dec_laine&quot;,nom:&quot;Laine&quot;,categoriesUsuelles:cu_vetementtissu,categorieTraitement:cat_vetement,description:&quot;laine&quot;,conseils:&quot;&quot;,image:&quot;&quot;,image_secondaire:&quot;&quot;); dec_laine.save();" calcext:value-type="string">
            <text:p>Dechet dec_laine = new Dechet(code:"dec_laine",nom:"Laine",categoriesUsuelles:cu_vetementtissu,categorieTraitement:cat_vetement,description:"laine",conseil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97];&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ineVerre&quot;,&quot;nom&quot;:&quot;Laine de verre&quot;,&quot;categoriesUsuelles&quot;:&quot;cu_divers&quot;,&quot;categorieTraitement&quot;:&quot;cat_materiaux&quot;,&quot;description&quot;:&quot;laine de verre, laine de verre, laine de roche&quot;,&quot;descNoAccents&quot;:&quot;laine de verre, laine de verre, laine de roche&quot;,&quot;conseils&quot;:&quot;cons_paspoubelle&quot;,&quot;image&quot;:&quot;laine_roche_mini.png&quot;,&quot;modco&quot;:&quot;modco_decheterie&quot;,&quot;rec&quot;:&quot;PAS_POUBELLE&quot;,&quot;src&quot;:&quot;MieuxTrierANantes 03/2013&quot;}," calcext:value-type="string">
            <text:p>{"code":"dec_laineVerre","nom":"Laine de verre","categoriesUsuelles":"cu_divers","categorieTraitement":"cat_materiaux","description":"laine de verre, laine de verre, laine de roche","descNoAccents":"laine de verre, laine de verre, laine de roche","conseils":"cons_paspoubelle","image":"laine_roche_mini.png","modco":"modco_decheterie","rec":"PAS_POUBELLE","src":"MieuxTrierANantes 03/2013"},</text:p>
          </table:table-cell>
          <table:table-cell office:value-type="string" calcext:value-type="string">
            <text:p><text:s/></text:p>
          </table:table-cell>
          <table:table-cell table:style-name="ce62" table:formula="of:=GROOVYDECHETS([.A97];[.B97];[.C97];[.D97];[.E97];[.F97];[.G97];[.Z97];[.I97])" office:value-type="string" office:string-value="Dechet dec_laineVerre = new Dechet(code:&quot;dec_laineVerre&quot;,nom:&quot;Laine de verre&quot;,categoriesUsuelles:cu_divers,categorieTraitement:cat_materiaux,description:&quot;laine de verre, laine de verre, laine de roche&quot;,conseils:&quot;&quot;,image:&quot;&quot;,image_secondaire:&quot;&quot;); dec_laineVerre.save();" calcext:value-type="string">
            <text:p>Dechet dec_laineVerre = new Dechet(code:"dec_laineVerre",nom:"Laine de verre",categoriesUsuelles:cu_divers,categorieTraitement:cat_materiaux,description:"laine de verre, laine de verre, laine de roche",conseil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98];&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ampe&quot;,&quot;nom&quot;:&quot;Lampe&quot;,&quot;categoriesUsuelles&quot;:&quot;cu_encombrantelectronique&quot;,&quot;categorieTraitement&quot;:&quot;cat_d3e&quot;,&quot;description&quot;:&quot;lampe&quot;,&quot;descNoAccents&quot;:&quot;lampe&quot;,&quot;conseils&quot;:&quot;cons_recuppdv1,cons_ecoparticipation&quot;,&quot;image&quot;:&quot;lampe_chevet_mini.png&quot;,&quot;modco&quot;:&quot;modco_decheterie,modco_ecopoint,smco_reprise&quot;,&quot;rec&quot;:&quot;PAS_POUBELLE&quot;,&quot;src&quot;:&quot;MieuxTrierANantes 03/2013&quot;}," calcext:value-type="string">
            <text:p>{"code":"dec_lampe","nom":"Lampe","categoriesUsuelles":"cu_encombrantelectronique","categorieTraitement":"cat_d3e","description":"lampe","descNoAccents":"lampe","conseils":"cons_recuppdv1,cons_ecoparticipation","image":"lampe_chevet_mini.png","modco":"modco_decheterie,modco_ecopoint,smco_reprise","rec":"PAS_POUBELLE","src":"MieuxTrierANantes 03/2013"},</text:p>
          </table:table-cell>
          <table:table-cell office:value-type="string" calcext:value-type="string">
            <text:p><text:s/></text:p>
          </table:table-cell>
          <table:table-cell table:style-name="ce62" table:formula="of:=GROOVYDECHETS([.A98];[.B98];[.C98];[.D98];[.E98];[.F98];[.G98];[.Z98];[.I98])" office:value-type="string" office:string-value="Dechet dec_lampe = new Dechet(code:&quot;dec_lampe&quot;,nom:&quot;Lampe&quot;,categoriesUsuelles:cu_encombrantelectronique,categorieTraitement:cat_d3e,description:&quot;lampe&quot;,conseils:&quot;&quot;,image:&quot;&quot;,image_secondaire:&quot;&quot;); dec_lampe.save();" calcext:value-type="string">
            <text:p>Dechet dec_lampe = new Dechet(code:"dec_lampe",nom:"Lampe",categoriesUsuelles:cu_encombrantelectronique,categorieTraitement:cat_d3e,description:"lampe",conseil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99];&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ngette&quot;,&quot;nom&quot;:&quot;Lingette&quot;,&quot;categoriesUsuelles&quot;:&quot;cu_divers&quot;,&quot;categorieTraitement&quot;:&quot;cat_omr&quot;,&quot;description&quot;:&quot;lingette&quot;,&quot;descNoAccents&quot;:&quot;lingette&quot;,&quot;image&quot;:&quot;lingette_mini.png&quot;,&quot;modco&quot;:&quot;modco_bacbleu,modco_sacbleu&quot;,&quot;rec&quot;:&quot;NON&quot;,&quot;src&quot;:&quot;MieuxTrierANantes 03/2013&quot;}," calcext:value-type="string">
            <text:p>{"code":"dec_lingette","nom":"Lingette","categoriesUsuelles":"cu_divers","categorieTraitement":"cat_omr","description":"lingette","descNoAccents":"lingette","image":"lingette_mini.png","modco":"modco_bacbleu,modco_sacbleu","rec":"NON","src":"MieuxTrierANantes 03/2013"},</text:p>
          </table:table-cell>
          <table:table-cell office:value-type="string" calcext:value-type="string">
            <text:p><text:s/></text:p>
          </table:table-cell>
          <table:table-cell table:style-name="ce62" table:formula="of:=GROOVYDECHETS([.A99];[.B99];[.C99];[.D99];[.E99];[.F99];[.G99];[.Z99];[.I99])" office:value-type="string" office:string-value="Dechet dec_lingette = new Dechet(code:&quot;dec_lingette&quot;,nom:&quot;Lingette&quot;,categoriesUsuelles:cu_divers,categorieTraitement:cat_omr,description:&quot;lingette&quot;,conseils:&quot;&quot;,image:&quot;&quot;,image_secondaire:&quot;&quot;); dec_lingette.save();" calcext:value-type="string">
            <text:p>Dechet dec_lingette = new Dechet(code:"dec_lingette",nom:"Lingette",categoriesUsuelles:cu_divers,categorieTraitement:cat_omr,description:"lingette",conseil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garage</text:p>
          </table:table-cell>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quideRefroidissement&quot;,&quot;nom&quot;:&quot;Liquide refroidissement&quot;,&quot;categoriesUsuelles&quot;:&quot;cu_toxique&quot;,&quot;categorieTraitement&quot;:&quot;cat_ddm&quot;,&quot;description&quot;:&quot;liquide de refroidissement&quot;,&quot;descNoAccents&quot;:&quot;liquide de refroidissement&quot;,&quot;conseils&quot;:&quot;cons_toxique&quot;,&quot;image&quot;:&quot;image_defaut_mini.png&quot;,&quot;modco&quot;:&quot;modco_decheterie,modco_ecopoint&quot;,&quot;rec&quot;:&quot;PAS_POUBELLE&quot;,&quot;src&quot;:&quot;MieuxTrierANantes 03/2013&quot;}," calcext:value-type="string">
            <text:p>{"code":"dec_liquideRefroidissement","nom":"Liquide refroidissement","categoriesUsuelles":"cu_toxique","categorieTraitement":"cat_ddm","description":"liquide de refroidissement","descNoAccents":"liquide de refroidissement","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00];[.B100];[.C100];[.D100];[.E100];[.F100];[.G100];[.Z100];[.I100])" office:value-type="string" office:string-value="Dechet dec_liquideRefroidissement = new Dechet(code:&quot;dec_liquideRefroidissement&quot;,nom:&quot;Liquide refroidissement&quot;,categoriesUsuelles:cu_toxique,categorieTraitement:cat_ddm,description:&quot;liquide de refroidissement&quot;,conseils:&quot;&quot;,image:&quot;&quot;,image_secondaire:&quot;&quot;); dec_liquideRefroidissement.save();" calcext:value-type="string">
            <text:p>Dechet dec_liquideRefroidissement = new Dechet(code:"dec_liquideRefroidissement",nom:"Liquide refroidissement",categoriesUsuelles:cu_toxique,categorieTraitement:cat_ddm,description:"liquide de refroidissement",conseil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46"/>
          <table:table-cell/>
          <table:table-cell table:formula="of:=SUBSTITUTE([.H101];&quot;_petit&quot;;&quot;&quot;)">
            <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tierePourAnimaux&quot;,&quot;nom&quot;:&quot;Litière pour animaux&quot;,&quot;categoriesUsuelles&quot;:&quot;cu_divers&quot;,&quot;categorieTraitement&quot;:&quot;cat_omr&quot;,&quot;description&quot;:&quot;litière pour animaux&quot;,&quot;descNoAccents&quot;:&quot;litiere pour animaux&quot;,&quot;image&quot;:&quot;image_defaut_mini.png&quot;,&quot;modco&quot;:&quot;modco_bacbleu,modco_sacbleu&quot;,&quot;rec&quot;:&quot;NON&quot;,&quot;src&quot;:&quot;MieuxTrierANantes 03/2013&quot;}," calcext:value-type="string">
            <text:p>{"code":"dec_litierePourAnimaux","nom":"Litière pour animaux","categoriesUsuelles":"cu_divers","categorieTraitement":"cat_omr","description":"litière pour animaux","descNoAccents":"litiere pour animaux","image":"image_defaut_mini.png","modco":"modco_bacbleu,modco_sacbleu","rec":"NON","src":"MieuxTrierANantes 03/2013"},</text:p>
          </table:table-cell>
          <table:table-cell office:value-type="string" calcext:value-type="string">
            <text:p><text:s/></text:p>
          </table:table-cell>
          <table:table-cell table:style-name="ce62" table:formula="of:=GROOVYDECHETS([.A101];[.B101];[.C101];[.D101];[.E101];[.F101];[.G101];[.Z101];[.I101])" office:value-type="string" office:string-value="Dechet dec_litierePourAnimaux = new Dechet(code:&quot;dec_litierePourAnimaux&quot;,nom:&quot;Litière pour animaux&quot;,categoriesUsuelles:cu_divers,categorieTraitement:cat_omr,description:&quot;litière pour animaux&quot;,conseils:&quot;&quot;,image:&quot;&quot;,image_secondaire:&quot;&quot;); dec_litierePourAnimaux.save();" calcext:value-type="string">
            <text:p>Dechet dec_litierePourAnimaux = new Dechet(code:"dec_litierePourAnimaux",nom:"Litière pour animaux",categoriesUsuelles:cu_divers,categorieTraitement:cat_omr,description:"litière pour animaux",conseil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02];&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ivre&quot;,&quot;nom&quot;:&quot;Livre&quot;,&quot;categoriesUsuelles&quot;:&quot;cu_papierscartons&quot;,&quot;categorieTraitement&quot;:&quot;cat_papiercarton&quot;,&quot;description&quot;:&quot;livre&quot;,&quot;descNoAccents&quot;:&quot;livre&quot;,&quot;image&quot;:&quot;livre_mini.png&quot;,&quot;modco&quot;:&quot;modco_contpapiercarton,modco_bacjaune,modco_sacjaune,modco_contembjournmag&quot;,&quot;rec&quot;:&quot;OUI&quot;,&quot;src&quot;:&quot;MieuxTrierANantes 03/2013&quot;}," calcext:value-type="string">
            <text:p>{"code":"dec_livre","nom":"Livre","categoriesUsuelles":"cu_papierscartons","categorieTraitement":"cat_papiercarton","description":"livre","descNoAccents":"livre","image":"livr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02];[.B102];[.C102];[.D102];[.E102];[.F102];[.G102];[.Z102];[.I102])" office:value-type="string" office:string-value="Dechet dec_livre = new Dechet(code:&quot;dec_livre&quot;,nom:&quot;Livre&quot;,categoriesUsuelles:cu_papierscartons,categorieTraitement:cat_papiercarton,description:&quot;livre&quot;,conseils:&quot;&quot;,image:&quot;&quot;,image_secondaire:&quot;&quot;); dec_livre.save();" calcext:value-type="string">
            <text:p>Dechet dec_livre = new Dechet(code:"dec_livre",nom:"Livre",categoriesUsuelles:cu_papierscartons,categorieTraitement:cat_papiercarton,description:"livre",conseil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03];&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lunette&quot;,&quot;nom&quot;:&quot;Lunette&quot;,&quot;categoriesUsuelles&quot;:&quot;cu_divers&quot;,&quot;categorieTraitement&quot;:&quot;cat_lunette&quot;,&quot;description&quot;:&quot;lunette&quot;,&quot;descNoAccents&quot;:&quot;lunette&quot;,&quot;image&quot;:&quot;lunette_mini.png&quot;,&quot;modco&quot;:&quot;modco_bacbleu,modco_sacbleu,smco_vendeurlunette&quot;,&quot;rec&quot;:&quot;PAS_POUBELLE&quot;,&quot;src&quot;:&quot;MieuxTrierANantes 03/2013&quot;}," calcext:value-type="string">
            <text:p>{"code":"dec_lunette","nom":"Lunette","categoriesUsuelles":"cu_divers","categorieTraitement":"cat_lunette","description":"lunette","descNoAccents":"lunette","image":"lunette_mini.png","modco":"modco_bacbleu,modco_sacbleu,smco_vendeurlunette","rec":"PAS_POUBELLE","src":"MieuxTrierANantes 03/2013"},</text:p>
          </table:table-cell>
          <table:table-cell office:value-type="string" calcext:value-type="string">
            <text:p><text:s/></text:p>
          </table:table-cell>
          <table:table-cell table:style-name="ce62" table:formula="of:=GROOVYDECHETS([.A103];[.B103];[.C103];[.D103];[.E103];[.F103];[.G103];[.Z103];[.I103])" office:value-type="string" office:string-value="Dechet dec_lunette = new Dechet(code:&quot;dec_lunette&quot;,nom:&quot;Lunette&quot;,categoriesUsuelles:cu_divers,categorieTraitement:cat_lunette,description:&quot;lunette&quot;,conseils:&quot;&quot;,image:&quot;&quot;,image_secondaire:&quot;&quot;); dec_lunette.save();" calcext:value-type="string">
            <text:p>Dechet dec_lunette = new Dechet(code:"dec_lunette",nom:"Lunette",categoriesUsuelles:cu_divers,categorieTraitement:cat_lunette,description:"lunette",conseil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04];&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gazine&quot;,&quot;nom&quot;:&quot;Magazine&quot;,&quot;categoriesUsuelles&quot;:&quot;cu_papierscartons&quot;,&quot;categorieTraitement&quot;:&quot;cat_papiercarton&quot;,&quot;description&quot;:&quot;magazine, revue&quot;,&quot;descNoAccents&quot;:&quot;magazine, revue&quot;,&quot;image&quot;:&quot;magazines_mini.png&quot;,&quot;modco&quot;:&quot;modco_contpapiercarton,modco_bacjaune,modco_sacjaune,modco_contembjournmag&quot;,&quot;rec&quot;:&quot;OUI&quot;,&quot;src&quot;:&quot;MieuxTrierANantes 03/2013&quot;}," calcext:value-type="string">
            <text:p>{"code":"dec_magazine","nom":"Magazine","categoriesUsuelles":"cu_papierscartons","categorieTraitement":"cat_papiercarton","description":"magazine, revue","descNoAccents":"magazine, revue","image":"magazines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04];[.B104];[.C104];[.D104];[.E104];[.F104];[.G104];[.Z104];[.I104])" office:value-type="string" office:string-value="Dechet dec_magazine = new Dechet(code:&quot;dec_magazine&quot;,nom:&quot;Magazine&quot;,categoriesUsuelles:cu_papierscartons,categorieTraitement:cat_papiercarton,description:&quot;magazine, revue&quot;,conseils:&quot;&quot;,image:&quot;&quot;,image_secondaire:&quot;&quot;); dec_magazine.save();" calcext:value-type="string">
            <text:p>Dechet dec_magazine = new Dechet(code:"dec_magazine",nom:"Magazine",categoriesUsuelles:cu_papierscartons,categorieTraitement:cat_papiercarton,description:"magazine, revue",conseil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garage</text:p>
          </table:table-cell>
          <table:table-cell/>
          <table:table-cell table:formula="of:=SUBSTITUTE([.H105];&quot;_petit&quot;;&quot;&quot;)">
            <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sticCarrosserie&quot;,&quot;nom&quot;:&quot;Mastic carrosserie&quot;,&quot;categoriesUsuelles&quot;:&quot;cu_toxique&quot;,&quot;categorieTraitement&quot;:&quot;cat_ddm&quot;,&quot;description&quot;:&quot;mastic de carrosserie&quot;,&quot;descNoAccents&quot;:&quot;mastic de carrosserie&quot;,&quot;conseils&quot;:&quot;cons_toxique&quot;,&quot;image&quot;:&quot;image_defaut_mini.png&quot;,&quot;modco&quot;:&quot;modco_decheterie,modco_ecopoint&quot;,&quot;rec&quot;:&quot;PAS_POUBELLE&quot;,&quot;src&quot;:&quot;MieuxTrierANantes 03/2013&quot;}," calcext:value-type="string">
            <text:p>{"code":"dec_masticCarrosserie","nom":"Mastic carrosserie","categoriesUsuelles":"cu_toxique","categorieTraitement":"cat_ddm","description":"mastic de carrosserie","descNoAccents":"mastic de carrosseri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05];[.B105];[.C105];[.D105];[.E105];[.F105];[.G105];[.Z105];[.I105])" office:value-type="string" office:string-value="Dechet dec_masticCarrosserie = new Dechet(code:&quot;dec_masticCarrosserie&quot;,nom:&quot;Mastic carrosserie&quot;,categoriesUsuelles:cu_toxique,categorieTraitement:cat_ddm,description:&quot;mastic de carrosserie&quot;,conseils:&quot;&quot;,image:&quot;&quot;,image_secondaire:&quot;&quot;); dec_masticCarrosserie.save();" calcext:value-type="string">
            <text:p>Dechet dec_masticCarrosserie = new Dechet(code:"dec_masticCarrosserie",nom:"Mastic carrosserie",categoriesUsuelles:cu_toxique,categorieTraitement:cat_ddm,description:"mastic de carrosserie",conseil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06];&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atelas&quot;,&quot;nom&quot;:&quot;Matelas&quot;,&quot;categoriesUsuelles&quot;:&quot;cu_vetementtissu&quot;,&quot;categorieTraitement&quot;:&quot;cat_encombrant&quot;,&quot;description&quot;:&quot;matelas&quot;,&quot;descNoAccents&quot;:&quot;matelas&quot;,&quot;conseils&quot;:&quot;cons_numerosencombrants,cons_encombrants&quot;,&quot;image&quot;:&quot;matelas_mini.png&quot;,&quot;modco&quot;:&quot;modco_encombrant,modco_decheterie&quot;,&quot;rec&quot;:&quot;PAS_POUBELLE&quot;,&quot;src&quot;:&quot;MieuxTrierANantes 03/2013&quot;}," calcext:value-type="string">
            <text:p>{"code":"dec_matelas","nom":"Matelas","categoriesUsuelles":"cu_vetementtissu","categorieTraitement":"cat_encombrant","description":"matelas","descNoAccents":"matelas","conseils":"cons_numerosencombrants,cons_encombrants","image":"matelas_mini.png","modco":"modco_encombrant,modco_decheterie","rec":"PAS_POUBELLE","src":"MieuxTrierANantes 03/2013"},</text:p>
          </table:table-cell>
          <table:table-cell office:value-type="string" calcext:value-type="string">
            <text:p><text:s/></text:p>
          </table:table-cell>
          <table:table-cell table:style-name="ce62" table:formula="of:=GROOVYDECHETS([.A106];[.B106];[.C106];[.D106];[.E106];[.F106];[.G106];[.Z106];[.I106])" office:value-type="string" office:string-value="Dechet dec_matelas = new Dechet(code:&quot;dec_matelas&quot;,nom:&quot;Matelas&quot;,categoriesUsuelles:cu_vetementtissu,categorieTraitement:cat_encombrant,description:&quot;matelas&quot;,conseils:&quot;&quot;,image:&quot;&quot;,image_secondaire:&quot;&quot;); dec_matelas.save();" calcext:value-type="string">
            <text:p>Dechet dec_matelas = new Dechet(code:"dec_matelas",nom:"Matelas",categoriesUsuelles:cu_vetementtissu,categorieTraitement:cat_encombrant,description:"matelas",conseil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3/2013</text:p>
          </table:table-cell>
          <table:table-cell table:style-name="ce4" office:value-type="string" calcext:value-type="string">
            <text:p>scu_medicament</text:p>
          </table:table-cell>
          <table:table-cell/>
          <table:table-cell table:formula="of:=SUBSTITUTE([.H107];&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dicaments&quot;,&quot;nom&quot;:&quot;Médicament&quot;,&quot;categoriesUsuelles&quot;:&quot;scu_medicament&quot;,&quot;categorieTraitement&quot;:&quot;cat_medicament&quot;,&quot;description&quot;:&quot;médicament&quot;,&quot;descNoAccents&quot;:&quot;medicament&quot;,&quot;conseils&quot;:&quot;cons_recupmedicament,&quot;,&quot;image&quot;:&quot;medicaments_mini.png&quot;,&quot;modco&quot;:&quot;smco_pharmacie,modco_decheterie,modco_ecopoint&quot;,&quot;rec&quot;:&quot;PAS_POUBELLE&quot;,&quot;src&quot;:&quot;MieuxTrierANantes 03/2013&quot;}," calcext:value-type="string">
            <text:p>{"code":"dec_medicaments","nom":"Médicament","categoriesUsuelles":"scu_medicament","categorieTraitement":"cat_medicament","description":"médicament","descNoAccents":"medicament","conseils":"cons_recupmedicament,","image":"medicaments_mini.png","modco":"smco_pharmacie,modco_decheterie,modco_ecopoint","rec":"PAS_POUBELLE","src":"MieuxTrierANantes 03/2013"},</text:p>
          </table:table-cell>
          <table:table-cell office:value-type="string" calcext:value-type="string">
            <text:p><text:s/></text:p>
          </table:table-cell>
          <table:table-cell table:style-name="ce62" table:formula="of:=GROOVYDECHETS([.A107];[.B107];[.C107];[.D107];[.E107];[.F107];[.G107];[.Z107];[.I107])" office:value-type="string" office:string-value="Dechet dec_medicaments = new Dechet(code:&quot;dec_medicaments&quot;,nom:&quot;Médicament&quot;,categoriesUsuelles:scu_medicament,categorieTraitement:cat_medicament,description:&quot;médicament&quot;,conseils:&quot;cons_recupmedicament&quot;,image:&quot;&quot;,image_secondaire:&quot;&quot;); dec_medicaments.save();" calcext:value-type="string">
            <text:p>Dechet dec_medicaments = new Dechet(code:"dec_medicaments",nom:"Médicament",categoriesUsuelles:scu_medicament,categorieTraitement:cat_medicament,description:"médicament",conseil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08];&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euble&quot;,&quot;nom&quot;:&quot;Meuble&quot;,&quot;categoriesUsuelles&quot;:&quot;cu_divers&quot;,&quot;categorieTraitement&quot;:&quot;cat_encombrant&quot;,&quot;description&quot;:&quot;meuble&quot;,&quot;descNoAccents&quot;:&quot;meuble&quot;,&quot;conseils&quot;:&quot;cons_numerosencombrants,cons_encombrants&quot;,&quot;image&quot;:&quot;canape_mini.png&quot;,&quot;modco&quot;:&quot;modco_encombrant,modco_decheterie&quot;,&quot;rec&quot;:&quot;PAS_POUBELLE&quot;,&quot;src&quot;:&quot;MieuxTrierANantes 03/2013&quot;}," calcext:value-type="string">
            <text:p>{"code":"dec_meuble","nom":"Meuble","categoriesUsuelles":"cu_divers","categorieTraitement":"cat_encombrant","description":"meuble","descNoAccents":"meuble","conseils":"cons_numerosencombrants,cons_encombrants","image":"canape_mini.png","modco":"modco_encombrant,modco_decheterie","rec":"PAS_POUBELLE","src":"MieuxTrierANantes 03/2013"},</text:p>
          </table:table-cell>
          <table:table-cell office:value-type="string" calcext:value-type="string">
            <text:p><text:s/></text:p>
          </table:table-cell>
          <table:table-cell table:style-name="ce62" table:formula="of:=GROOVYDECHETS([.A108];[.B108];[.C108];[.D108];[.E108];[.F108];[.G108];[.Z108];[.I108])" office:value-type="string" office:string-value="Dechet dec_meuble = new Dechet(code:&quot;dec_meuble&quot;,nom:&quot;Meuble&quot;,categoriesUsuelles:cu_divers,categorieTraitement:cat_encombrant,description:&quot;meuble&quot;,conseils:&quot;&quot;,image:&quot;&quot;,image_secondaire:&quot;&quot;); dec_meuble.save();" calcext:value-type="string">
            <text:p>Dechet dec_meuble = new Dechet(code:"dec_meuble",nom:"Meuble",categoriesUsuelles:cu_divers,categorieTraitement:cat_encombrant,description:"meuble",conseil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09];&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iroir&quot;,&quot;nom&quot;:&quot;Miroir&quot;,&quot;categoriesUsuelles&quot;:&quot;cu_verrevaisselle&quot;,&quot;categorieTraitement&quot;:&quot;cat_verrenonvalovaisselleporcelaine&quot;,&quot;description&quot;:&quot;miroir&quot;,&quot;descNoAccents&quot;:&quot;miroir&quot;,&quot;conseils&quot;:&quot;cons_verre&quot;,&quot;image&quot;:&quot;miroir_mini.png&quot;,&quot;modco&quot;:&quot;modco_bacbleu,modco_sacbleu,modco_decheterie,modco_ecopoint,smco_vaisselle&quot;,&quot;rec&quot;:&quot;NON&quot;,&quot;commentaires&quot;:&quot;faq_pb_plastique&quot;,&quot;src&quot;:&quot;MieuxTrierANantes 03/2013&quot;}," calcext:value-type="string">
            <text:p>{"code":"dec_miroir","nom":"Miroir","categoriesUsuelles":"cu_verrevaisselle","categorieTraitement":"cat_verrenonvalovaisselleporcelaine","description":"miroir","descNoAccents":"miroir","conseils":"cons_verre","image":"miroir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09];[.B109];[.C109];[.D109];[.E109];[.F109];[.G109];[.Z109];[.I109])" office:value-type="string" office:string-value="Dechet dec_miroir = new Dechet(code:&quot;dec_miroir&quot;,nom:&quot;Miroir&quot;,categoriesUsuelles:cu_verrevaisselle,categorieTraitement:cat_verrenonvalovaisselleporcelaine,description:&quot;miroir&quot;,conseils:&quot;&quot;,image:&quot;&quot;,image_secondaire:&quot;&quot;); dec_miroir.save();" calcext:value-type="string">
            <text:p>Dechet dec_miroir = new Dechet(code:"dec_miroir",nom:"Miroir",categoriesUsuelles:cu_verrevaisselle,categorieTraitement:cat_verrenonvalovaisselleporcelaine,description:"miroir",conseil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10];&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quette&quot;,&quot;nom&quot;:&quot;Moquette&quot;,&quot;categoriesUsuelles&quot;:&quot;cu_divers&quot;,&quot;categorieTraitement&quot;:&quot;cat_omr&quot;,&quot;description&quot;:&quot;moquette&quot;,&quot;descNoAccents&quot;:&quot;moquette&quot;,&quot;image&quot;:&quot;moquette_mini.png&quot;,&quot;modco&quot;:&quot;modco_bacbleu,modco_sacbleu&quot;,&quot;rec&quot;:&quot;NON&quot;,&quot;src&quot;:&quot;MieuxTrierANantes 03/2013&quot;}," calcext:value-type="string">
            <text:p>{"code":"dec_moquette","nom":"Moquette","categoriesUsuelles":"cu_divers","categorieTraitement":"cat_omr","description":"moquette","descNoAccents":"moquette","image":"moquette_mini.png","modco":"modco_bacbleu,modco_sacbleu","rec":"NON","src":"MieuxTrierANantes 03/2013"},</text:p>
          </table:table-cell>
          <table:table-cell office:value-type="string" calcext:value-type="string">
            <text:p><text:s/></text:p>
          </table:table-cell>
          <table:table-cell table:style-name="ce62" table:formula="of:=GROOVYDECHETS([.A110];[.B110];[.C110];[.D110];[.E110];[.F110];[.G110];[.Z110];[.I110])" office:value-type="string" office:string-value="Dechet dec_moquette = new Dechet(code:&quot;dec_moquette&quot;,nom:&quot;Moquette&quot;,categoriesUsuelles:cu_divers,categorieTraitement:cat_omr,description:&quot;moquette&quot;,conseils:&quot;&quot;,image:&quot;&quot;,image_secondaire:&quot;&quot;); dec_moquette.save();" calcext:value-type="string">
            <text:p>Dechet dec_moquette = new Dechet(code:"dec_moquette",nom:"Moquette",categoriesUsuelles:cu_divers,categorieTraitement:cat_omr,description:"moquette",conseil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parasite</text:p>
          </table:table-cell>
          <table:table-cell/>
          <table:table-cell table:formula="of:=SUBSTITUTE([.H111];&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rtAuxRats&quot;,&quot;nom&quot;:&quot;Mort aux rats&quot;,&quot;categoriesUsuelles&quot;:&quot;cu_toxique&quot;,&quot;categorieTraitement&quot;:&quot;cat_ddm&quot;,&quot;description&quot;:&quot;mort aux rats, raticide &quot;,&quot;descNoAccents&quot;:&quot;mort aux rats, raticide &quot;,&quot;conseils&quot;:&quot;cons_toxique&quot;,&quot;image&quot;:&quot;mortaurat_mini.png&quot;,&quot;modco&quot;:&quot;modco_decheterie,modco_ecopoint&quot;,&quot;rec&quot;:&quot;PAS_POUBELLE&quot;,&quot;src&quot;:&quot;MieuxTrierANantes 03/2013&quot;}," calcext:value-type="string">
            <text:p>{"code":"dec_mortAuxRats","nom":"Mort aux rats","categoriesUsuelles":"cu_toxique","categorieTraitement":"cat_ddm","description":"mort aux rats, raticide ","descNoAccents":"mort aux rats, raticide ","conseils":"cons_toxique","image":"mortaurat_mini.png","modco":"modco_decheterie,modco_ecopoint","rec":"PAS_POUBELLE","src":"MieuxTrierANantes 03/2013"},</text:p>
          </table:table-cell>
          <table:table-cell office:value-type="string" calcext:value-type="string">
            <text:p><text:s/></text:p>
          </table:table-cell>
          <table:table-cell table:style-name="ce62" table:formula="of:=GROOVYDECHETS([.A111];[.B111];[.C111];[.D111];[.E111];[.F111];[.G111];[.Z111];[.I111])" office:value-type="string" office:string-value="Dechet dec_mortAuxRats = new Dechet(code:&quot;dec_mortAuxRats&quot;,nom:&quot;Mort aux rats&quot;,categoriesUsuelles:cu_toxique,categorieTraitement:cat_ddm,description:&quot;mort aux rats, raticide &quot;,conseils:&quot;&quot;,image:&quot;&quot;,image_secondaire:&quot;&quot;); dec_mortAuxRats.save();" calcext:value-type="string">
            <text:p>Dechet dec_mortAuxRats = new Dechet(code:"dec_mortAuxRats",nom:"Mort aux rats",categoriesUsuelles:cu_toxique,categorieTraitement:cat_ddm,description:"mort aux rats, raticide ",conseil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12];&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mouchoir&quot;,&quot;nom&quot;:&quot;Mouchoir&quot;,&quot;categoriesUsuelles&quot;:&quot;cu_divers&quot;,&quot;categorieTraitement&quot;:&quot;cat_omr&quot;,&quot;description&quot;:&quot;mouchoir&quot;,&quot;descNoAccents&quot;:&quot;mouchoir&quot;,&quot;conseils&quot;:&quot;cons_souille,&quot;,&quot;image&quot;:&quot;mouchoirs_mini.png&quot;,&quot;modco&quot;:&quot;modco_bacbleu,modco_sacbleu&quot;,&quot;rec&quot;:&quot;NON&quot;,&quot;src&quot;:&quot;MieuxTrierANantes 03/2013&quot;}," calcext:value-type="string">
            <text:p>{"code":"dec_mouchoir","nom":"Mouchoir","categoriesUsuelles":"cu_divers","categorieTraitement":"cat_omr","description":"mouchoir","descNoAccents":"mouchoir","conseils":"cons_souille,","image":"mouchoirs_mini.png","modco":"modco_bacbleu,modco_sacbleu","rec":"NON","src":"MieuxTrierANantes 03/2013"},</text:p>
          </table:table-cell>
          <table:table-cell office:value-type="string" calcext:value-type="string">
            <text:p><text:s/></text:p>
          </table:table-cell>
          <table:table-cell table:style-name="ce62" table:formula="of:=GROOVYDECHETS([.A112];[.B112];[.C112];[.D112];[.E112];[.F112];[.G112];[.Z112];[.I112])" office:value-type="string" office:string-value="Dechet dec_mouchoir = new Dechet(code:&quot;dec_mouchoir&quot;,nom:&quot;Mouchoir&quot;,categoriesUsuelles:cu_divers,categorieTraitement:cat_omr,description:&quot;mouchoir&quot;,conseils:&quot;cons_souille&quot;,image:&quot;&quot;,image_secondaire:&quot;&quot;); dec_mouchoir.save();" calcext:value-type="string">
            <text:p>Dechet dec_mouchoir = new Dechet(code:"dec_mouchoir",nom:"Mouchoir",categoriesUsuelles:cu_divers,categorieTraitement:cat_omr,description:"mouchoir",conseil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parasite</text:p>
          </table:table-cell>
          <table:table-cell/>
          <table:table-cell table:formula="of:=SUBSTITUTE([.H113];&quot;_petit&quot;;&quot;&quot;)">
            <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aphtaline&quot;,&quot;nom&quot;:&quot;Naphtaline&quot;,&quot;categoriesUsuelles&quot;:&quot;cu_toxique&quot;,&quot;categorieTraitement&quot;:&quot;cat_ddm&quot;,&quot;description&quot;:&quot;naphtaline&quot;,&quot;descNoAccents&quot;:&quot;naphtaline&quot;,&quot;conseils&quot;:&quot;cons_toxique&quot;,&quot;image&quot;:&quot;image_defaut_mini.png&quot;,&quot;modco&quot;:&quot;modco_decheterie,modco_ecopoint&quot;,&quot;rec&quot;:&quot;PAS_POUBELLE&quot;,&quot;src&quot;:&quot;MieuxTrierANantes 03/2013&quot;}," calcext:value-type="string">
            <text:p>{"code":"dec_naphtaline","nom":"Naphtaline","categoriesUsuelles":"cu_toxique","categorieTraitement":"cat_ddm","description":"naphtaline","descNoAccents":"naphtalin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13];[.B113];[.C113];[.D113];[.E113];[.F113];[.G113];[.Z113];[.I113])" office:value-type="string" office:string-value="Dechet dec_naphtaline = new Dechet(code:&quot;dec_naphtaline&quot;,nom:&quot;Naphtaline&quot;,categoriesUsuelles:cu_toxique,categorieTraitement:cat_ddm,description:&quot;naphtaline&quot;,conseils:&quot;&quot;,image:&quot;&quot;,image_secondaire:&quot;&quot;); dec_naphtaline.save();" calcext:value-type="string">
            <text:p>Dechet dec_naphtaline = new Dechet(code:"dec_naphtaline",nom:"Naphtaline",categoriesUsuelles:cu_toxique,categorieTraitement:cat_ddm,description:"naphtaline",conseil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3/2013</text:p>
          </table:table-cell>
          <table:table-cell table:style-name="ce5" office:value-type="string" calcext:value-type="string">
            <text:p>scu_toxiquedivers</text:p>
          </table:table-cell>
          <table:table-cell/>
          <table:table-cell table:formula="of:=SUBSTITUTE([.H114];&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ons&quot;,&quot;nom&quot;:&quot;Néon&quot;,&quot;categoriesUsuelles&quot;:&quot;cu_toxique&quot;,&quot;categorieTraitement&quot;:&quot;cat_ampouleseco&quot;,&quot;description&quot;:&quot;néon&quot;,&quot;descNoAccents&quot;:&quot;neon&quot;,&quot;image&quot;:&quot;neon_mini.png&quot;,&quot;modco&quot;:&quot;modco_pointsdevente&quot;,&quot;rec&quot;:&quot;PAS_POUBELLE&quot;,&quot;src&quot;:&quot;MieuxTrierANantes 03/2013&quot;}," calcext:value-type="string">
            <text:p>{"code":"dec_neons","nom":"Néon","categoriesUsuelles":"cu_toxique","categorieTraitement":"cat_ampouleseco","description":"néon","descNoAccents":"neon","image":"neon_mini.png","modco":"modco_pointsdevente","rec":"PAS_POUBELLE","src":"MieuxTrierANantes 03/2013"},</text:p>
          </table:table-cell>
          <table:table-cell office:value-type="string" calcext:value-type="string">
            <text:p><text:s/></text:p>
          </table:table-cell>
          <table:table-cell table:style-name="ce62" table:formula="of:=GROOVYDECHETS([.A114];[.B114];[.C114];[.D114];[.E114];[.F114];[.G114];[.Z114];[.I114])" office:value-type="string" office:string-value="Dechet dec_neons = new Dechet(code:&quot;dec_neons&quot;,nom:&quot;Néon&quot;,categoriesUsuelles:cu_toxique,categorieTraitement:cat_ampouleseco,description:&quot;néon&quot;,conseils:&quot;&quot;,image:&quot;&quot;,image_secondaire:&quot;&quot;); dec_neons.save();" calcext:value-type="string">
            <text:p>Dechet dec_neons = new Dechet(code:"dec_neons",nom:"Néon",categoriesUsuelles:cu_toxique,categorieTraitement:cat_ampouleseco,description:"néon",conseil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3/2013</text:p>
          </table:table-cell>
          <table:table-cell table:style-name="ce10" office:value-type="string" calcext:value-type="string">
            <text:p>scu_toxiquecuisine</text:p>
          </table:table-cell>
          <table:table-cell/>
          <table:table-cell table:formula="of:=SUBSTITUTE([.H115];&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ALAmmoniac&quot;,&quot;nom&quot;:&quot;Nettoyant à l’ammoniac&quot;,&quot;categoriesUsuelles&quot;:&quot;cu_toxique&quot;,&quot;categorieTraitement&quot;:&quot;cat_ddm&quot;,&quot;description&quot;:&quot;nettoyant à l’ammoniac&quot;,&quot;descNoAccents&quot;:&quot;nettoyant a l’ammoniac&quot;,&quot;conseils&quot;:&quot;cons_toxique&quot;,&quot;image&quot;:&quot;bouteille_ammoniaque_mini.png&quot;,&quot;modco&quot;:&quot;modco_decheterie,modco_ecopoint&quot;,&quot;rec&quot;:&quot;PAS_POUBELLE&quot;,&quot;src&quot;:&quot;MieuxTrierANantes 03/2013&quot;}," calcext:value-type="string">
            <text:p>{"code":"dec_nettoyantsALAmmoniac","nom":"Nettoyant à l’ammoniac","categoriesUsuelles":"cu_toxique","categorieTraitement":"cat_ddm","description":"nettoyant à l’ammoniac","descNoAccents":"nettoyant a l’ammoniac","conseils":"cons_toxique","image":"bouteille_ammoniaque_mini.png","modco":"modco_decheterie,modco_ecopoint","rec":"PAS_POUBELLE","src":"MieuxTrierANantes 03/2013"},</text:p>
          </table:table-cell>
          <table:table-cell office:value-type="string" calcext:value-type="string">
            <text:p><text:s/></text:p>
          </table:table-cell>
          <table:table-cell table:style-name="ce62" table:formula="of:=GROOVYDECHETS([.A115];[.B115];[.C115];[.D115];[.E115];[.F115];[.G115];[.Z115];[.I115])" office:value-type="string" office:string-value="Dechet dec_nettoyantsALAmmoniac = new Dechet(code:&quot;dec_nettoyantsALAmmoniac&quot;,nom:&quot;Nettoyant à l’ammoniac&quot;,categoriesUsuelles:cu_toxique,categorieTraitement:cat_ddm,description:&quot;nettoyant à l’ammoniac&quot;,conseils:&quot;&quot;,image:&quot;&quot;,image_secondaire:&quot;&quot;); dec_nettoyantsALAmmoniac.save();" calcext:value-type="string">
            <text:p>Dechet dec_nettoyantsALAmmoniac = new Dechet(code:"dec_nettoyantsALAmmoniac",nom:"Nettoyant à l’ammoniac",categoriesUsuelles:cu_toxique,categorieTraitement:cat_ddm,description:"nettoyant à l’ammoniac",conseil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3/2013</text:p>
          </table:table-cell>
          <table:table-cell table:style-name="ce9" office:value-type="string" calcext:value-type="string">
            <text:p>scu_toxiquecuisine</text:p>
          </table:table-cell>
          <table:table-cell/>
          <table:table-cell table:formula="of:=SUBSTITUTE([.H116];&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nettoyantsCuivreEtArgenterie&quot;,&quot;nom&quot;:&quot;Nettoyants cuivre et argenterie&quot;,&quot;categoriesUsuelles&quot;:&quot;cu_toxique&quot;,&quot;categorieTraitement&quot;:&quot;cat_ddm&quot;,&quot;description&quot;:&quot;nettoyants cuivre et argenterie&quot;,&quot;descNoAccents&quot;:&quot;nettoyants cuivre et argenterie&quot;,&quot;conseils&quot;:&quot;cons_toxique&quot;,&quot;image&quot;:&quot;nettoyant_cuivre_mini.png&quot;,&quot;modco&quot;:&quot;modco_decheterie,modco_ecopoint&quot;,&quot;rec&quot;:&quot;PAS_POUBELLE&quot;,&quot;src&quot;:&quot;MieuxTrierANantes 03/2013&quot;}," calcext:value-type="string">
            <text:p>{"code":"dec_nettoyantsCuivreEtArgenterie","nom":"Nettoyants cuivre et argenterie","categoriesUsuelles":"cu_toxique","categorieTraitement":"cat_ddm","description":"nettoyants cuivre et argenterie","descNoAccents":"nettoyants cuivre et argenterie","conseils":"cons_toxique","image":"nettoyant_cuivre_mini.png","modco":"modco_decheterie,modco_ecopoint","rec":"PAS_POUBELLE","src":"MieuxTrierANantes 03/2013"},</text:p>
          </table:table-cell>
          <table:table-cell office:value-type="string" calcext:value-type="string">
            <text:p><text:s/></text:p>
          </table:table-cell>
          <table:table-cell table:style-name="ce62" table:formula="of:=GROOVYDECHETS([.A116];[.B116];[.C116];[.D116];[.E116];[.F116];[.G116];[.Z116];[.I116])" office:value-type="string" office:string-value="Dechet dec_nettoyantsCuivreEtArgenterie = new Dechet(code:&quot;dec_nettoyantsCuivreEtArgenterie&quot;,nom:&quot;Nettoyants cuivre et argenterie&quot;,categoriesUsuelles:cu_toxique,categorieTraitement:cat_ddm,description:&quot;nettoyants cuivre et argenterie&quot;,conseils:&quot;&quot;,image:&quot;&quot;,image_secondaire:&quot;&quot;); dec_nettoyantsCuivreEtArgenterie.save();" calcext:value-type="string">
            <text:p>Dechet dec_nettoyantsCuivreEtArgenterie = new Dechet(code:"dec_nettoyantsCuivreEtArgenterie",nom:"Nettoyants cuivre et argenterie",categoriesUsuelles:cu_toxique,categorieTraitement:cat_ddm,description:"nettoyants cuivre et argenterie",conseil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3/2013</text:p>
          </table:table-cell>
          <table:table-cell table:style-name="ce55"/>
          <table:table-cell/>
          <table:table-cell table:formula="of:=SUBSTITUTE([.H117];&quot;_petit&quot;;&quot;&quot;)">
            <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bjetEnTerreCuite&quot;,&quot;nom&quot;:&quot;Objet terre cuite&quot;,&quot;categoriesUsuelles&quot;:&quot;cu_divers&quot;,&quot;categorieTraitement&quot;:&quot;cat_verrenonvalovaisselleporcelaine&quot;,&quot;description&quot;:&quot;objet en terre cuite&quot;,&quot;descNoAccents&quot;:&quot;objet en terre cuite&quot;,&quot;conseils&quot;:&quot;cons_verre&quot;,&quot;image&quot;:&quot;image_defaut_mini.png&quot;,&quot;modco&quot;:&quot;modco_bacbleu,modco_sacbleu,modco_decheterie,modco_ecopoint,smco_vaisselle&quot;,&quot;rec&quot;:&quot;NON&quot;,&quot;src&quot;:&quot;MieuxTrierANantes 03/2013&quot;}," calcext:value-type="string">
            <text:p>{"code":"dec_objetEnTerreCuite","nom":"Objet terre cuite","categoriesUsuelles":"cu_divers","categorieTraitement":"cat_verrenonvalovaisselleporcelaine","description":"objet en terre cuite","descNoAccents":"objet en terre cuite","conseils":"cons_verre","image":"image_defaut_mini.png","modco":"modco_bacbleu,modco_sacbleu,modco_decheterie,modco_ecopoint,smco_vaisselle","rec":"NON","src":"MieuxTrierANantes 03/2013"},</text:p>
          </table:table-cell>
          <table:table-cell office:value-type="string" calcext:value-type="string">
            <text:p><text:s/></text:p>
          </table:table-cell>
          <table:table-cell table:style-name="ce62" table:formula="of:=GROOVYDECHETS([.A117];[.B117];[.C117];[.D117];[.E117];[.F117];[.G117];[.Z117];[.I117])" office:value-type="string" office:string-value="Dechet dec_objetEnTerreCuite = new Dechet(code:&quot;dec_objetEnTerreCuite&quot;,nom:&quot;Objet terre cuite&quot;,categoriesUsuelles:cu_divers,categorieTraitement:cat_verrenonvalovaisselleporcelaine,description:&quot;objet en terre cuite&quot;,conseils:&quot;&quot;,image:&quot;&quot;,image_secondaire:&quot;&quot;); dec_objetEnTerreCuite.save();" calcext:value-type="string">
            <text:p>Dechet dec_objetEnTerreCuite = new Dechet(code:"dec_objetEnTerreCuite",nom:"Objet terre cuite",categoriesUsuelles:cu_divers,categorieTraitement:cat_verrenonvalovaisselleporcelaine,description:"objet en terre cuite",conseil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3/2013</text:p>
          </table:table-cell>
          <table:table-cell table:style-name="ce4" office:value-type="string" calcext:value-type="string">
            <text:p>scu_medicament</text:p>
          </table:table-cell>
          <table:table-cell/>
          <table:table-cell table:formula="of:=SUBSTITUTE([.H118];&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rdinateursPortables&quot;,&quot;nom&quot;:&quot;Ordinateurs portables&quot;,&quot;categoriesUsuelles&quot;:&quot;scu_medicament&quot;,&quot;categorieTraitement&quot;:&quot;cat_d3e&quot;,&quot;description&quot;:&quot;ordinateurs portables&quot;,&quot;descNoAccents&quot;:&quot;ordinateurs portables&quot;,&quot;conseils&quot;:&quot;cons_recuppdv1,cons_ecoparticipation&quot;,&quot;image&quot;:&quot;ordi_portable_mini.png&quot;,&quot;modco&quot;:&quot;modco_decheterie,modco_ecopoint,smco_reprise&quot;,&quot;rec&quot;:&quot;PAS_POUBELLE&quot;,&quot;src&quot;:&quot;MieuxTrierANantes 03/2013&quot;}," calcext:value-type="string">
            <text:p>{"code":"dec_ordinateursPortables","nom":"Ordinateurs portables","categoriesUsuelles":"scu_medicament","categorieTraitement":"cat_d3e","description":"ordinateurs portables","descNoAccents":"ordinateurs portables","conseils":"cons_recuppdv1,cons_ecoparticipation","image":"ordi_portable_mini.png","modco":"modco_decheterie,modco_ecopoint,smco_reprise","rec":"PAS_POUBELLE","src":"MieuxTrierANantes 03/2013"},</text:p>
          </table:table-cell>
          <table:table-cell office:value-type="string" calcext:value-type="string">
            <text:p><text:s/></text:p>
          </table:table-cell>
          <table:table-cell table:style-name="ce62" table:formula="of:=GROOVYDECHETS([.A118];[.B118];[.C118];[.D118];[.E118];[.F118];[.G118];[.Z118];[.I118])" office:value-type="string" office:string-value="Dechet dec_ordinateursPortables = new Dechet(code:&quot;dec_ordinateursPortables&quot;,nom:&quot;Ordinateurs portables&quot;,categoriesUsuelles:scu_medicament,categorieTraitement:cat_d3e,description:&quot;ordinateurs portables&quot;,conseils:&quot;&quot;,image:&quot;&quot;,image_secondaire:&quot;&quot;); dec_ordinateursPortables.save();" calcext:value-type="string">
            <text:p>Dechet dec_ordinateursPortables = new Dechet(code:"dec_ordinateursPortables",nom:"Ordinateurs portables",categoriesUsuelles:scu_medicament,categorieTraitement:cat_d3e,description:"ordinateurs portables",conseil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3/2013</text:p>
          </table:table-cell>
          <table:table-cell table:style-name="ce56"/>
          <table:table-cell/>
          <table:table-cell table:formula="of:=SUBSTITUTE([.H119];&quot;_petit&quot;;&quot;&quot;)">
            <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lageAlimenteParElectricite&quot;,&quot;nom&quot;:&quot;Outillage alimenté par électricité&quot;,&quot;categoriesUsuelles&quot;:&quot;cu_encombrantelectronique&quot;,&quot;categorieTraitement&quot;:&quot;cat_d3e&quot;,&quot;description&quot;:&quot;outillage alimenté par électricité&quot;,&quot;descNoAccents&quot;:&quot;outillage alimente par electricite&quot;,&quot;conseils&quot;:&quot;cons_recuppdv1,cons_ecoparticipation&quot;,&quot;image&quot;:&quot;image_defaut_mini.png&quot;,&quot;modco&quot;:&quot;modco_decheterie,modco_ecopoint,smco_reprise&quot;,&quot;rec&quot;:&quot;PAS_POUBELLE&quot;,&quot;src&quot;:&quot;MieuxTrierANantes 03/2013&quot;}," calcext:value-type="string">
            <text:p>{"code":"dec_outillageAlimenteParElectricite","nom":"Outillage alimenté par électricité","categoriesUsuelles":"cu_encombrantelectronique","categorieTraitement":"cat_d3e","description":"outillage alimenté par électricité","descNoAccents":"outillage alimente par electricite","conseils":"cons_recuppdv1,cons_ecoparticipation","image":"image_defaut_mini.png","modco":"modco_decheterie,modco_ecopoint,smco_reprise","rec":"PAS_POUBELLE","src":"MieuxTrierANantes 03/2013"},</text:p>
          </table:table-cell>
          <table:table-cell office:value-type="string" calcext:value-type="string">
            <text:p><text:s/></text:p>
          </table:table-cell>
          <table:table-cell table:style-name="ce62" table:formula="of:=GROOVYDECHETS([.A119];[.B119];[.C119];[.D119];[.E119];[.F119];[.G119];[.Z119];[.I119])" office:value-type="string" office:string-value="Dechet dec_outillageAlimenteParElectricite = new Dechet(code:&quot;dec_outillageAlimenteParElectricite&quot;,nom:&quot;Outillage alimenté par électricité&quot;,categoriesUsuelles:cu_encombrantelectronique,categorieTraitement:cat_d3e,description:&quot;outillage alimenté par électricité&quot;,conseils:&quot;&quot;,image:&quot;&quot;,image_secondaire:&quot;&quot;); dec_outillageAlimenteParElectricite.save();" calcext:value-type="string">
            <text:p>Dechet dec_outillageAlimenteParElectricite = new Dechet(code:"dec_outillageAlimenteParElectricite",nom:"Outillage alimenté par électricité",categoriesUsuelles:cu_encombrantelectronique,categorieTraitement:cat_d3e,description:"outillage alimenté par électricité",conseil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3/2013</text:p>
          </table:table-cell>
          <table:table-cell table:style-name="ce46"/>
          <table:table-cell/>
          <table:table-cell table:formula="of:=SUBSTITUTE([.H120];&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outilsBricolageOuJardinage&quot;,&quot;nom&quot;:&quot;outils bricolage ou jardinage&quot;,&quot;categoriesUsuelles&quot;:&quot;cu_divers&quot;,&quot;categorieTraitement&quot;:&quot;cat_omr&quot;,&quot;description&quot;:&quot;outils bricolage ou jardinage, marteau, tournevis, cisaille, scie, râteau, hache&quot;,&quot;descNoAccents&quot;:&quot;outils bricolage ou jardinage, marteau, tournevis, cisaille, scie, rateau, hache&quot;,&quot;image&quot;:&quot;tournevis_mini.png&quot;,&quot;image_secondaire&quot;:&quot;marteau_2_mini.png&quot;,&quot;modco&quot;:&quot;modco_bacbleu,modco_sacbleu&quot;,&quot;rec&quot;:&quot;NON&quot;,&quot;src&quot;:&quot;MieuxTrierANantes 03/2013&quot;}," calcext:value-type="string">
            <text:p>{"code":"dec_outilsBricolageOuJardinage","nom":"outils bricolage ou jardinage","categoriesUsuelles":"cu_divers","categorieTraitement":"cat_omr","description":"outils bricolage ou jardinage, marteau, tournevis, cisaille, scie, râteau, hache","descNoAccents":"outils bricolage ou jardinage, marteau, tournevis, cisaille, scie, rateau, hache","image":"tournevis_mini.png","image_secondaire":"marteau_2_mini.png","modco":"modco_bacbleu,modco_sacbleu","rec":"NON","src":"MieuxTrierANantes 03/2013"},</text:p>
          </table:table-cell>
          <table:table-cell office:value-type="string" calcext:value-type="string">
            <text:p><text:s/></text:p>
          </table:table-cell>
          <table:table-cell table:style-name="ce62" table:formula="of:=GROOVYDECHETS([.A120];[.B120];[.C120];[.D120];[.E120];[.F120];[.G120];[.Z120];[.I120])" office:value-type="string" office:string-value="Dechet dec_outilsBricolageOuJardinage = new Dechet(code:&quot;dec_outilsBricolageOuJardinage&quot;,nom:&quot;outils bricolage ou jardinage&quot;,categoriesUsuelles:cu_divers,categorieTraitement:cat_omr,description:&quot;outils bricolage ou jardinage, marteau, tournevis, cisaille, scie, râteau, hache&quot;,conseils:&quot;&quot;,image:&quot;&quot;,image_secondaire:&quot;marteau_2_mini.png&quot;); dec_outilsBricolageOuJardinage.save();" calcext:value-type="string">
            <text:p>Dechet dec_outilsBricolageOuJardinage = new Dechet(code:"dec_outilsBricolageOuJardinage",nom:"outils bricolage ou jardinage",categoriesUsuelles:cu_divers,categorieTraitement:cat_omr,description:"outils bricolage ou jardinage, marteau, tournevis, cisaille, scie, râteau, hache",conseil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3/2013</text:p>
          </table:table-cell>
          <table:table-cell table:style-name="ce46"/>
          <table:table-cell/>
          <table:table-cell table:formula="of:=SUBSTITUTE([.H121];&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quot;,&quot;nom&quot;:&quot;Papier&quot;,&quot;categoriesUsuelles&quot;:&quot;cu_papierscartons&quot;,&quot;categorieTraitement&quot;:&quot;cat_papiercarton&quot;,&quot;description&quot;:&quot;papier, prospectus, publicité, feuille (imprimée ou non)&quot;,&quot;descNoAccents&quot;:&quot;papier, prospectus, publicite, feuille (imprimee ou non)&quot;,&quot;image&quot;:&quot;feuilles_petit_2.png&quot;,&quot;modco&quot;:&quot;modco_contpapiercarton,modco_bacjaune,modco_sacjaune,modco_contembjournmag&quot;,&quot;rec&quot;:&quot;OUI&quot;,&quot;src&quot;:&quot;MieuxTrierANantes 03/2013&quot;}," calcext:value-type="string">
            <text:p>{"code":"dec_papier","nom":"Papier","categoriesUsuelles":"cu_papierscartons","categorieTraitement":"cat_papiercarton","description":"papier, prospectus, publicité, feuille (imprimée ou non)","descNoAccents":"papier, prospectus, publicite, feuille (imprimee ou non)","image":"feuilles_petit_2.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21];[.B121];[.C121];[.D121];[.E121];[.F121];[.G121];[.Z121];[.I121])" office:value-type="string" office:string-value="Dechet dec_papier = new Dechet(code:&quot;dec_papier&quot;,nom:&quot;Papier&quot;,categoriesUsuelles:cu_papierscartons,categorieTraitement:cat_papiercarton,description:&quot;papier, prospectus, publicité, feuille (imprimée ou non)&quot;,conseils:&quot;&quot;,image:&quot;&quot;,image_secondaire:&quot;&quot;); dec_papier.save();" calcext:value-type="string">
            <text:p>Dechet dec_papier = new Dechet(code:"dec_papier",nom:"Papier",categoriesUsuelles:cu_papierscartons,categorieTraitement:cat_papiercarton,description:"papier, prospectus, publicité, feuille (imprimée ou non)",conseil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22];&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Aluminium&quot;,&quot;nom&quot;:&quot;Papier aluminium&quot;,&quot;categoriesUsuelles&quot;:&quot;cu_metal&quot;,&quot;categorieTraitement&quot;:&quot;cat_omr&quot;,&quot;description&quot;:&quot;papier aluminium&quot;,&quot;descNoAccents&quot;:&quot;papier aluminium&quot;,&quot;conseils&quot;:&quot;cons_papieralu,&quot;,&quot;image&quot;:&quot;papier_alu_mini.png&quot;,&quot;modco&quot;:&quot;modco_bacbleu,modco_sacbleu&quot;,&quot;rec&quot;:&quot;NON&quot;,&quot;src&quot;:&quot;MieuxTrierANantes 03/2013&quot;}," calcext:value-type="string">
            <text:p>{"code":"dec_papierAluminium","nom":"Papier aluminium","categoriesUsuelles":"cu_metal","categorieTraitement":"cat_omr","description":"papier aluminium","descNoAccents":"papier aluminium","conseils":"cons_papieralu,","image":"papier_alu_mini.png","modco":"modco_bacbleu,modco_sacbleu","rec":"NON","src":"MieuxTrierANantes 03/2013"},</text:p>
          </table:table-cell>
          <table:table-cell office:value-type="string" calcext:value-type="string">
            <text:p><text:s/></text:p>
          </table:table-cell>
          <table:table-cell table:style-name="ce62" table:formula="of:=GROOVYDECHETS([.A122];[.B122];[.C122];[.D122];[.E122];[.F122];[.G122];[.Z122];[.I122])" office:value-type="string" office:string-value="Dechet dec_papierAluminium = new Dechet(code:&quot;dec_papierAluminium&quot;,nom:&quot;Papier aluminium&quot;,categoriesUsuelles:cu_metal,categorieTraitement:cat_omr,description:&quot;papier aluminium&quot;,conseils:&quot;cons_papieralu&quot;,image:&quot;&quot;,image_secondaire:&quot;&quot;); dec_papierAluminium.save();" calcext:value-type="string">
            <text:p>Dechet dec_papierAluminium = new Dechet(code:"dec_papierAluminium",nom:"Papier aluminium",categoriesUsuelles:cu_metal,categorieTraitement:cat_omr,description:"papier aluminium",conseil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9" office:value-type="string" calcext:value-type="string">
            <text:p>cat_papiercarton</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3/2013</text:p>
          </table:table-cell>
          <table:table-cell table:style-name="ce46"/>
          <table:table-cell/>
          <table:table-cell table:formula="of:=SUBSTITUTE([.H123];&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Cadeau&quot;,&quot;nom&quot;:&quot;Papier cadeau&quot;,&quot;categoriesUsuelles&quot;:&quot;cu_papierscartons&quot;,&quot;categorieTraitement&quot;:&quot;cat_papiercarton&quot;,&quot;description&quot;:&quot;papier cadeau&quot;,&quot;descNoAccents&quot;:&quot;papier cadeau&quot;,&quot;image&quot;:&quot;papier_cadeau_mini.png&quot;,&quot;modco&quot;:&quot;modco_contpapiercarton,modco_bacjaune,modco_sacjaune,modco_contembjournmag&quot;,&quot;rec&quot;:&quot;OUI&quot;,&quot;commentaires&quot;:&quot;faq_papierparticulier&quot;,&quot;src&quot;:&quot;MieuxTrierANantes 03/2013&quot;}," calcext:value-type="string">
            <text:p>{"code":"dec_papierCadeau","nom":"Papier cadeau","categoriesUsuelles":"cu_papierscartons","categorieTraitement":"cat_papiercarton","description":"papier cadeau","descNoAccents":"papier cadeau","image":"papier_cadeau_mini.png","modco":"modco_contpapiercarton,modco_bacjaune,modco_sacjaune,modco_contembjournmag","rec":"OUI","commentaires":"faq_papierparticulier","src":"MieuxTrierANantes 03/2013"},</text:p>
          </table:table-cell>
          <table:table-cell office:value-type="string" calcext:value-type="string">
            <text:p><text:s/></text:p>
          </table:table-cell>
          <table:table-cell table:style-name="ce62" table:formula="of:=GROOVYDECHETS([.A123];[.B123];[.C123];[.D123];[.E123];[.F123];[.G123];[.Z123];[.I123])" office:value-type="string" office:string-value="Dechet dec_papierCadeau = new Dechet(code:&quot;dec_papierCadeau&quot;,nom:&quot;Papier cadeau&quot;,categoriesUsuelles:cu_papierscartons,categorieTraitement:cat_papiercarton,description:&quot;papier cadeau&quot;,conseils:&quot;&quot;,image:&quot;&quot;,image_secondaire:&quot;&quot;); dec_papierCadeau.save();" calcext:value-type="string">
            <text:p>Dechet dec_papierCadeau = new Dechet(code:"dec_papierCadeau",nom:"Papier cadeau",categoriesUsuelles:cu_papierscartons,categorieTraitement:cat_papiercarton,description:"papier cadeau",conseil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10" office:value-type="string" calcext:value-type="string">
            <text:p>cat_omr</text:p>
          </table:table-cell>
          <table:table-cell table:style-name="ce10"/>
          <table:table-cell table:style-name="ce10" office:value-type="string" calcext:value-type="string">
            <text:p>papier peint</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3/2013</text:p>
          </table:table-cell>
          <table:table-cell table:style-name="ce46"/>
          <table:table-cell/>
          <table:table-cell table:formula="of:=SUBSTITUTE([.H124];&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pierPeint&quot;,&quot;nom&quot;:&quot;Papier peint&quot;,&quot;categoriesUsuelles&quot;:&quot;cu_papierscartons&quot;,&quot;categorieTraitement&quot;:&quot;cat_omr&quot;,&quot;description&quot;:&quot;papier peint&quot;,&quot;descNoAccents&quot;:&quot;papier peint&quot;,&quot;image&quot;:&quot;papier_peint_mini.png&quot;,&quot;modco&quot;:&quot;modco_bacbleu,modco_sacbleu&quot;,&quot;rec&quot;:&quot;NON&quot;,&quot;commentaires&quot;:&quot;faq_papierparticulier&quot;,&quot;src&quot;:&quot;MieuxTrierANantes 03/2013&quot;}," calcext:value-type="string">
            <text:p>{"code":"dec_papierPeint","nom":"Papier peint","categoriesUsuelles":"cu_papierscartons","categorieTraitement":"cat_omr","description":"papier peint","descNoAccents":"papier peint","image":"papier_peint_mini.png","modco":"modco_bacbleu,modco_sacbleu","rec":"NON","commentaires":"faq_papierparticulier","src":"MieuxTrierANantes 03/2013"},</text:p>
          </table:table-cell>
          <table:table-cell office:value-type="string" calcext:value-type="string">
            <text:p><text:s/></text:p>
          </table:table-cell>
          <table:table-cell table:style-name="ce62" table:formula="of:=GROOVYDECHETS([.A124];[.B124];[.C124];[.D124];[.E124];[.F124];[.G124];[.Z124];[.I124])" office:value-type="string" office:string-value="Dechet dec_papierPeint = new Dechet(code:&quot;dec_papierPeint&quot;,nom:&quot;Papier peint&quot;,categoriesUsuelles:cu_papierscartons,categorieTraitement:cat_omr,description:&quot;papier peint&quot;,conseils:&quot;&quot;,image:&quot;&quot;,image_secondaire:&quot;&quot;); dec_papierPeint.save();" calcext:value-type="string">
            <text:p>Dechet dec_papierPeint = new Dechet(code:"dec_papierPeint",nom:"Papier peint",categoriesUsuelles:cu_papierscartons,categorieTraitement:cat_omr,description:"papier peint",conseil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25];&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arpaing&quot;,&quot;nom&quot;:&quot;Parpaing&quot;,&quot;categoriesUsuelles&quot;:&quot;cu_encombrantelectronique&quot;,&quot;categorieTraitement&quot;:&quot;cat_materiaux&quot;,&quot;description&quot;:&quot;parpaing&quot;,&quot;descNoAccents&quot;:&quot;parpaing&quot;,&quot;conseils&quot;:&quot;cons_paspoubelle&quot;,&quot;image&quot;:&quot;parpaing_mini.png&quot;,&quot;modco&quot;:&quot;modco_decheterie&quot;,&quot;rec&quot;:&quot;PAS_POUBELLE&quot;,&quot;src&quot;:&quot;MieuxTrierANantes 03/2013&quot;}," calcext:value-type="string">
            <text:p>{"code":"dec_parpaing","nom":"Parpaing","categoriesUsuelles":"cu_encombrantelectronique","categorieTraitement":"cat_materiaux","description":"parpaing","descNoAccents":"parpaing","conseils":"cons_paspoubelle","image":"parpaing_mini.png","modco":"modco_decheterie","rec":"PAS_POUBELLE","src":"MieuxTrierANantes 03/2013"},</text:p>
          </table:table-cell>
          <table:table-cell office:value-type="string" calcext:value-type="string">
            <text:p><text:s/></text:p>
          </table:table-cell>
          <table:table-cell table:style-name="ce62" table:formula="of:=GROOVYDECHETS([.A125];[.B125];[.C125];[.D125];[.E125];[.F125];[.G125];[.Z125];[.I125])" office:value-type="string" office:string-value="Dechet dec_parpaing = new Dechet(code:&quot;dec_parpaing&quot;,nom:&quot;Parpaing&quot;,categoriesUsuelles:cu_encombrantelectronique,categorieTraitement:cat_materiaux,description:&quot;parpaing&quot;,conseils:&quot;&quot;,image:&quot;&quot;,image_secondaire:&quot;&quot;); dec_parpaing.save();" calcext:value-type="string">
            <text:p>Dechet dec_parpaing = new Dechet(code:"dec_parpaing",nom:"Parpaing",categoriesUsuelles:cu_encombrantelectronique,categorieTraitement:cat_materiaux,description:"parpaing",conseil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garage</text:p>
          </table:table-cell>
          <table:table-cell/>
          <table:table-cell table:formula="of:=SUBSTITUTE([.H126];&quot;_petit&quot;;&quot;&quot;)">
            <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Antirouille&quot;,&quot;nom&quot;:&quot;Peinture antirouille&quot;,&quot;categoriesUsuelles&quot;:&quot;cu_toxique&quot;,&quot;categorieTraitement&quot;:&quot;cat_ddm&quot;,&quot;description&quot;:&quot;peinture antirouille&quot;,&quot;descNoAccents&quot;:&quot;peinture antirouille&quot;,&quot;conseils&quot;:&quot;cons_pastoxique,cons_toxique&quot;,&quot;image&quot;:&quot;image_defaut_mini.png&quot;,&quot;modco&quot;:&quot;modco_decheterie,modco_ecopoint&quot;,&quot;rec&quot;:&quot;PAS_POUBELLE&quot;,&quot;src&quot;:&quot;MieuxTrierANantes 03/2013&quot;}," calcext:value-type="string">
            <text:p>{"code":"dec_peintureAntirouille","nom":"Peinture antirouille","categoriesUsuelles":"cu_toxique","categorieTraitement":"cat_ddm","description":"peinture antirouille","descNoAccents":"peinture antirouille","conseils":"cons_pastoxique,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26];[.B126];[.C126];[.D126];[.E126];[.F126];[.G126];[.Z126];[.I126])" office:value-type="string" office:string-value="Dechet dec_peintureAntirouille = new Dechet(code:&quot;dec_peintureAntirouille&quot;,nom:&quot;Peinture antirouille&quot;,categoriesUsuelles:cu_toxique,categorieTraitement:cat_ddm,description:&quot;peinture antirouille&quot;,conseils:&quot;cons_pastoxique&quot;,image:&quot;&quot;,image_secondaire:&quot;&quot;); dec_peintureAntirouille.save();" calcext:value-type="string">
            <text:p>Dechet dec_peintureAntirouille = new Dechet(code:"dec_peintureAntirouille",nom:"Peinture antirouille",categoriesUsuelles:cu_toxique,categorieTraitement:cat_ddm,description:"peinture antirouille",conseil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brico</text:p>
          </table:table-cell>
          <table:table-cell/>
          <table:table-cell table:formula="of:=SUBSTITUTE([.H127];&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inturesHuileEtEau&quot;,&quot;nom&quot;:&quot;Peinture huile et eau&quot;,&quot;categoriesUsuelles&quot;:&quot;cu_toxique&quot;,&quot;categorieTraitement&quot;:&quot;cat_ddm&quot;,&quot;description&quot;:&quot;peinture huile et eau&quot;,&quot;descNoAccents&quot;:&quot;peinture huile et eau&quot;,&quot;conseils&quot;:&quot;cons_toxique&quot;,&quot;image&quot;:&quot;peinture_mini.png&quot;,&quot;modco&quot;:&quot;modco_decheterie,modco_ecopoint&quot;,&quot;rec&quot;:&quot;PAS_POUBELLE&quot;,&quot;src&quot;:&quot;MieuxTrierANantes 03/2013&quot;}," calcext:value-type="string">
            <text:p>{"code":"dec_peinturesHuileEtEau","nom":"Peinture huile et eau","categoriesUsuelles":"cu_toxique","categorieTraitement":"cat_ddm","description":"peinture huile et eau","descNoAccents":"peinture huile et eau","conseils":"cons_toxique","image":"peinture_mini.png","modco":"modco_decheterie,modco_ecopoint","rec":"PAS_POUBELLE","src":"MieuxTrierANantes 03/2013"},</text:p>
          </table:table-cell>
          <table:table-cell office:value-type="string" calcext:value-type="string">
            <text:p><text:s/></text:p>
          </table:table-cell>
          <table:table-cell table:style-name="ce62" table:formula="of:=GROOVYDECHETS([.A127];[.B127];[.C127];[.D127];[.E127];[.F127];[.G127];[.Z127];[.I127])" office:value-type="string" office:string-value="Dechet dec_peinturesHuileEtEau = new Dechet(code:&quot;dec_peinturesHuileEtEau&quot;,nom:&quot;Peinture huile et eau&quot;,categoriesUsuelles:cu_toxique,categorieTraitement:cat_ddm,description:&quot;peinture huile et eau&quot;,conseils:&quot;&quot;,image:&quot;&quot;,image_secondaire:&quot;&quot;); dec_peinturesHuileEtEau.save();" calcext:value-type="string">
            <text:p>Dechet dec_peinturesHuileEtEau = new Dechet(code:"dec_peinturesHuileEtEau",nom:"Peinture huile et eau",categoriesUsuelles:cu_toxique,categorieTraitement:cat_ddm,description:"peinture huile et eau",conseil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3/2013</text:p>
          </table:table-cell>
          <table:table-cell table:style-name="ce49"/>
          <table:table-cell/>
          <table:table-cell table:formula="of:=SUBSTITUTE([.H128];&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eripheriquesInformatiques&quot;,&quot;nom&quot;:&quot;Périphériques informatiques&quot;,&quot;categoriesUsuelles&quot;:&quot;cu_encombrantelectronique&quot;,&quot;categorieTraitement&quot;:&quot;cat_info&quot;,&quot;description&quot;:&quot;périphériques informatiques, écran, clavier, souris, imprimante&quot;,&quot;descNoAccents&quot;:&quot;peripheriques informatiques, ecran, clavier, souris, imprimante&quot;,&quot;image&quot;:&quot;clavier_ordi_mini.png&quot;,&quot;image_secondaire&quot;:&quot;souris_mini.png&quot;,&quot;modco&quot;:&quot;smco_reempinfo,modco_decheterie,modco_ecopoint&quot;,&quot;rec&quot;:&quot;PAS_POUBELLE&quot;,&quot;src&quot;:&quot;MieuxTrierANantes 03/2013&quot;}," calcext:value-type="string">
            <text:p>{"code":"dec_peripheriquesInformatiques","nom":"Périphériques informatiques","categoriesUsuelles":"cu_encombrantelectronique","categorieTraitement":"cat_info","description":"périphériques informatiques, écran, clavier, souris, imprimante","descNoAccents":"peripheriques informatiques, ecran, clavier, souris, imprimante","image":"clavier_ordi_mini.png","image_secondaire":"souris_mini.png","modco":"smco_reempinfo,modco_decheterie,modco_ecopoint","rec":"PAS_POUBELLE","src":"MieuxTrierANantes 03/2013"},</text:p>
          </table:table-cell>
          <table:table-cell office:value-type="string" calcext:value-type="string">
            <text:p><text:s/></text:p>
          </table:table-cell>
          <table:table-cell table:style-name="ce62" table:formula="of:=GROOVYDECHETS([.A128];[.B128];[.C128];[.D128];[.E128];[.F128];[.G128];[.Z128];[.I128])" office:value-type="string" office:string-value="Dechet dec_peripheriquesInformatiques = new Dechet(code:&quot;dec_peripheriquesInformatiques&quot;,nom:&quot;Périphériques informatiques&quot;,categoriesUsuelles:cu_encombrantelectronique,categorieTraitement:cat_info,description:&quot;périphériques informatiques, écran, clavier, souris, imprimante&quot;,conseils:&quot;&quot;,image:&quot;&quot;,image_secondaire:&quot;souris_mini.png&quot;); dec_peripheriquesInformatiques.save();" calcext:value-type="string">
            <text:p>Dechet dec_peripheriquesInformatiques = new Dechet(code:"dec_peripheriquesInformatiques",nom:"Périphériques informatiques",categoriesUsuelles:cu_encombrantelectronique,categorieTraitement:cat_info,description:"périphériques informatiques, écran, clavier, souris, imprimante",conseil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3/2013</text:p>
          </table:table-cell>
          <table:table-cell table:style-name="ce47"/>
          <table:table-cell/>
          <table:table-cell table:formula="of:=SUBSTITUTE([.H129];&quot;_petit&quot;;&quot;&quot;)">
            <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ano&quot;,&quot;nom&quot;:&quot;Piano&quot;,&quot;categoriesUsuelles&quot;:&quot;cu_divers&quot;,&quot;categorieTraitement&quot;:&quot;cat_instrument&quot;,&quot;description&quot;:&quot;piano&quot;,&quot;descNoAccents&quot;:&quot;piano&quot;,&quot;image&quot;:&quot;image_defaut_mini.png&quot;,&quot;modco&quot;:&quot;smco_reempdivers,modco_decheterie,modco_ecopoint,modco_encombrant&quot;,&quot;rec&quot;:&quot;PAS_POUBELLE&quot;,&quot;src&quot;:&quot;MieuxTrierANantes 03/2013&quot;}," calcext:value-type="string">
            <text:p>{"code":"dec_piano","nom":"Piano","categoriesUsuelles":"cu_divers","categorieTraitement":"cat_instrument","description":"piano","descNoAccents":"piano","image":"image_defaut_mini.png","modco":"smco_reempdivers,modco_decheterie,modco_ecopoint,modco_encombrant","rec":"PAS_POUBELLE","src":"MieuxTrierANantes 03/2013"},</text:p>
          </table:table-cell>
          <table:table-cell office:value-type="string" calcext:value-type="string">
            <text:p><text:s/></text:p>
          </table:table-cell>
          <table:table-cell table:style-name="ce62" table:formula="of:=GROOVYDECHETS([.A129];[.B129];[.C129];[.D129];[.E129];[.F129];[.G129];[.Z129];[.I129])" office:value-type="string" office:string-value="Dechet dec_piano = new Dechet(code:&quot;dec_piano&quot;,nom:&quot;Piano&quot;,categoriesUsuelles:cu_divers,categorieTraitement:cat_instrument,description:&quot;piano&quot;,conseils:&quot;&quot;,image:&quot;&quot;,image_secondaire:&quot;&quot;); dec_piano.save();" calcext:value-type="string">
            <text:p>Dechet dec_piano = new Dechet(code:"dec_piano",nom:"Piano",categoriesUsuelles:cu_divers,categorieTraitement:cat_instrument,description:"piano",conseil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30];&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iles&quot;,&quot;nom&quot;:&quot;Piles&quot;,&quot;categoriesUsuelles&quot;:&quot;cu_toxique&quot;,&quot;categorieTraitement&quot;:&quot;cat_pile&quot;,&quot;description&quot;:&quot;piles, petits accumulateurs&quot;,&quot;descNoAccents&quot;:&quot;piles, petits accumulateurs&quot;,&quot;conseils&quot;:&quot;cons_pilerechargeable,cons_recuppdv2,&quot;,&quot;image&quot;:&quot;pile_45_mini.png&quot;,&quot;image_secondaire&quot;:&quot;pile9v_mini.png&quot;,&quot;modco&quot;:&quot;modco_decheterie,modco_ecopoint,modco_pointsdevente&quot;,&quot;rec&quot;:&quot;PAS_POUBELLE&quot;,&quot;src&quot;:&quot;MieuxTrierANantes 12/2014&quot;}," calcext:value-type="string">
            <text:p>{"code":"dec_piles","nom":"Piles","categoriesUsuelles":"cu_toxique","categorieTraitement":"cat_pile","description":"piles, petits accumulateurs","descNoAccents":"piles, petits accumulateurs","conseils":"cons_pilerechargeable,cons_recuppdv2,","image":"pile_45_mini.png","image_secondaire":"pile9v_mini.png","modco":"modco_decheterie,modco_ecopoint,modco_pointsdevente","rec":"PAS_POUBELLE","src":"MieuxTrierANantes 12/2014"},</text:p>
          </table:table-cell>
          <table:table-cell office:value-type="string" calcext:value-type="string">
            <text:p><text:s/></text:p>
          </table:table-cell>
          <table:table-cell table:style-name="ce62" table:formula="of:=GROOVYDECHETS([.A130];[.B130];[.C130];[.D130];[.E130];[.F130];[.G130];[.Z130];[.I130])" office:value-type="string" office:string-value="Dechet dec_piles = new Dechet(code:&quot;dec_piles&quot;,nom:&quot;Piles&quot;,categoriesUsuelles:cu_toxique,categorieTraitement:cat_pile,description:&quot;piles, petits accumulateurs&quot;,conseils:&quot;cons_pilerechargeable,cons_recuppdv2&quot;,image:&quot;&quot;,image_secondaire:&quot;pile9v_mini.png&quot;); dec_piles.save();" calcext:value-type="string">
            <text:p>Dechet dec_piles = new Dechet(code:"dec_piles",nom:"Piles",categoriesUsuelles:cu_toxique,categorieTraitement:cat_pile,description:"piles, petits accumulateurs",conseil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3/2013</text:p>
          </table:table-cell>
          <table:table-cell table:style-name="ce47"/>
          <table:table-cell/>
          <table:table-cell table:formula="of:=SUBSTITUTE([.H131];&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cheBois&quot;,&quot;nom&quot;:&quot;Planche bois&quot;,&quot;categoriesUsuelles&quot;:&quot;cu_vertbois&quot;,&quot;categorieTraitement&quot;:&quot;cat_materiaux&quot;,&quot;description&quot;:&quot;planche de bois&quot;,&quot;descNoAccents&quot;:&quot;planche de bois&quot;,&quot;conseils&quot;:&quot;cons_paspoubelle&quot;,&quot;image&quot;:&quot;planche_bois_mini.png&quot;,&quot;image_secondaire&quot;:&quot;morceaux_de_bois_mini.png&quot;,&quot;modco&quot;:&quot;modco_decheterie&quot;,&quot;rec&quot;:&quot;PAS_POUBELLE&quot;,&quot;src&quot;:&quot;MieuxTrierANantes 03/2013&quot;}," calcext:value-type="string">
            <text:p>{"code":"dec_plancheBois","nom":"Planche bois","categoriesUsuelles":"cu_vertbois","categorieTraitement":"cat_materiaux","description":"planche de bois","descNoAccents":"planche de bois","conseils":"cons_paspoubelle","image":"planche_bois_mini.png","image_secondaire":"morceaux_de_bois_mini.png","modco":"modco_decheterie","rec":"PAS_POUBELLE","src":"MieuxTrierANantes 03/2013"},</text:p>
          </table:table-cell>
          <table:table-cell office:value-type="string" calcext:value-type="string">
            <text:p><text:s/></text:p>
          </table:table-cell>
          <table:table-cell table:style-name="ce62" table:formula="of:=GROOVYDECHETS([.A131];[.B131];[.C131];[.D131];[.E131];[.F131];[.G131];[.Z131];[.I131])" office:value-type="string" office:string-value="Dechet dec_plancheBois = new Dechet(code:&quot;dec_plancheBois&quot;,nom:&quot;Planche bois&quot;,categoriesUsuelles:cu_vertbois,categorieTraitement:cat_materiaux,description:&quot;planche de bois&quot;,conseils:&quot;&quot;,image:&quot;&quot;,image_secondaire:&quot;morceaux_de_bois_mini.png&quot;); dec_plancheBois.save();" calcext:value-type="string">
            <text:p>Dechet dec_plancheBois = new Dechet(code:"dec_plancheBois",nom:"Planche bois",categoriesUsuelles:cu_vertbois,categorieTraitement:cat_materiaux,description:"planche de bois",conseil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32];&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lante&quot;,&quot;nom&quot;:&quot;Plante&quot;,&quot;categoriesUsuelles&quot;:&quot;cu_vertbois&quot;,&quot;categorieTraitement&quot;:&quot;cat_organiquegros&quot;,&quot;description&quot;:&quot;plante&quot;,&quot;descNoAccents&quot;:&quot;plante&quot;,&quot;conseils&quot;:&quot;cons_compostage&quot;,&quot;image&quot;:&quot;plante_mini.png&quot;,&quot;modco&quot;:&quot;modco_decheterie,modco_ecopoint,modco_compostage&quot;,&quot;rec&quot;:&quot;PAS_POUBELLE&quot;,&quot;src&quot;:&quot;MieuxTrierANantes 03/2013&quot;}," calcext:value-type="string">
            <text:p>{"code":"dec_plante","nom":"Plante","categoriesUsuelles":"cu_vertbois","categorieTraitement":"cat_organiquegros","description":"plante","descNoAccents":"plante","conseils":"cons_compostage","image":"plante_mini.png","modco":"modco_decheterie,modco_ecopoint,modco_compostage","rec":"PAS_POUBELLE","src":"MieuxTrierANantes 03/2013"},</text:p>
          </table:table-cell>
          <table:table-cell office:value-type="string" calcext:value-type="string">
            <text:p><text:s/></text:p>
          </table:table-cell>
          <table:table-cell table:style-name="ce62" table:formula="of:=GROOVYDECHETS([.A132];[.B132];[.C132];[.D132];[.E132];[.F132];[.G132];[.Z132];[.I132])" office:value-type="string" office:string-value="Dechet dec_plante = new Dechet(code:&quot;dec_plante&quot;,nom:&quot;Plante&quot;,categoriesUsuelles:cu_vertbois,categorieTraitement:cat_organiquegros,description:&quot;plante&quot;,conseils:&quot;&quot;,image:&quot;&quot;,image_secondaire:&quot;&quot;); dec_plante.save();" calcext:value-type="string">
            <text:p>Dechet dec_plante = new Dechet(code:"dec_plante",nom:"Plante",categoriesUsuelles:cu_vertbois,categorieTraitement:cat_organiquegros,description:"plante",conseil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33];&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neu&quot;,&quot;nom&quot;:&quot;Pneu&quot;,&quot;categoriesUsuelles&quot;:&quot;cu_divers&quot;,&quot;categorieTraitement&quot;:&quot;cat_encombrant&quot;,&quot;description&quot;:&quot;pneu&quot;,&quot;descNoAccents&quot;:&quot;pneu&quot;,&quot;conseils&quot;:&quot;cons_numerosencombrants,cons_encombrants&quot;,&quot;image&quot;:&quot;pneu_mini.png&quot;,&quot;modco&quot;:&quot;modco_encombrant,modco_decheterie&quot;,&quot;rec&quot;:&quot;PAS_POUBELLE&quot;,&quot;src&quot;:&quot;MieuxTrierANantes 03/2013&quot;}," calcext:value-type="string">
            <text:p>{"code":"dec_pneu","nom":"Pneu","categoriesUsuelles":"cu_divers","categorieTraitement":"cat_encombrant","description":"pneu","descNoAccents":"pneu","conseils":"cons_numerosencombrants,cons_encombrants","image":"pneu_mini.png","modco":"modco_encombrant,modco_decheterie","rec":"PAS_POUBELLE","src":"MieuxTrierANantes 03/2013"},</text:p>
          </table:table-cell>
          <table:table-cell office:value-type="string" calcext:value-type="string">
            <text:p><text:s/></text:p>
          </table:table-cell>
          <table:table-cell table:style-name="ce62" table:formula="of:=GROOVYDECHETS([.A133];[.B133];[.C133];[.D133];[.E133];[.F133];[.G133];[.Z133];[.I133])" office:value-type="string" office:string-value="Dechet dec_pneu = new Dechet(code:&quot;dec_pneu&quot;,nom:&quot;Pneu&quot;,categoriesUsuelles:cu_divers,categorieTraitement:cat_encombrant,description:&quot;pneu&quot;,conseils:&quot;&quot;,image:&quot;&quot;,image_secondaire:&quot;&quot;); dec_pneu.save();" calcext:value-type="string">
            <text:p>Dechet dec_pneu = new Dechet(code:"dec_pneu",nom:"Pneu",categoriesUsuelles:cu_divers,categorieTraitement:cat_encombrant,description:"pneu",conseil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34];&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lystyrene&quot;,&quot;nom&quot;:&quot;Polystyrène&quot;,&quot;categoriesUsuelles&quot;:&quot;cu_plastique&quot;,&quot;categorieTraitement&quot;:&quot;cat_omr_plastique&quot;,&quot;description&quot;:&quot;polystyrène, barquette de polystyrène&quot;,&quot;descNoAccents&quot;:&quot;polystyrene, barquette de polystyrene&quot;,&quot;conseils&quot;:&quot;cons_pasuniquementbouteilleflacon&quot;,&quot;image&quot;:&quot;polystyrene_mini.png&quot;,&quot;modco&quot;:&quot;modco_bacjaunenantes,modco_bacbleuhorsnantes,modco_sacbleu&quot;,&quot;rec&quot;:&quot;OUI_ET_NON&quot;,&quot;src&quot;:&quot;MieuxTrierANantes 03/2013&quot;}," calcext:value-type="string">
            <text:p>{"code":"dec_polystyrene","nom":"Polystyrène","categoriesUsuelles":"cu_plastique","categorieTraitement":"cat_omr_plastique","description":"polystyrène, barquette de polystyrène","descNoAccents":"polystyrene, barquette de polystyrene","conseils":"cons_pasuniquementbouteilleflacon","image":"polystyren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34];[.B134];[.C134];[.D134];[.E134];[.F134];[.G134];[.Z134];[.I134])" office:value-type="string" office:string-value="Dechet dec_polystyrene = new Dechet(code:&quot;dec_polystyrene&quot;,nom:&quot;Polystyrène&quot;,categoriesUsuelles:cu_plastique,categorieTraitement:cat_omr_plastique,description:&quot;polystyrène, barquette de polystyrène&quot;,conseils:&quot;&quot;,image:&quot;&quot;,image_secondaire:&quot;&quot;); dec_polystyrene.save();" calcext:value-type="string">
            <text:p>Dechet dec_polystyrene = new Dechet(code:"dec_polystyrene",nom:"Polystyrène",categoriesUsuelles:cu_plastique,categorieTraitement:cat_omr_plastique,description:"polystyrène, barquette de polystyrène",conseil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3/2013</text:p>
          </table:table-cell>
          <table:table-cell table:style-name="ce22"/>
          <table:table-cell/>
          <table:table-cell table:formula="of:=SUBSTITUTE([.H135];&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rcelaine&quot;,&quot;nom&quot;:&quot;Porcelaine&quot;,&quot;categoriesUsuelles&quot;:&quot;cu_verrevaisselle&quot;,&quot;categorieTraitement&quot;:&quot;cat_verrenonvalovaisselleporcelaine&quot;,&quot;description&quot;:&quot;porcelaine, vase&quot;,&quot;descNoAccents&quot;:&quot;porcelaine, vase&quot;,&quot;conseils&quot;:&quot;cons_verre&quot;,&quot;image&quot;:&quot;vase_mini.png&quot;,&quot;image_secondaire&quot;:&quot;theiere_mini.png&quot;,&quot;modco&quot;:&quot;modco_bacbleu,modco_sacbleu,modco_decheterie,modco_ecopoint,smco_vaisselle&quot;,&quot;rec&quot;:&quot;NON&quot;,&quot;commentaires&quot;:&quot;faq_pb_plastique&quot;,&quot;src&quot;:&quot;MieuxTrierANantes 03/2013&quot;}," calcext:value-type="string">
            <text:p>{"code":"dec_porcelaine","nom":"Porcelaine","categoriesUsuelles":"cu_verrevaisselle","categorieTraitement":"cat_verrenonvalovaisselleporcelaine","description":"porcelaine, vase","descNoAccents":"porcelaine, vase","conseils":"cons_verre","image":"vase_mini.png","image_secondaire":"theiere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35];[.B135];[.C135];[.D135];[.E135];[.F135];[.G135];[.Z135];[.I135])" office:value-type="string" office:string-value="Dechet dec_porcelaine = new Dechet(code:&quot;dec_porcelaine&quot;,nom:&quot;Porcelaine&quot;,categoriesUsuelles:cu_verrevaisselle,categorieTraitement:cat_verrenonvalovaisselleporcelaine,description:&quot;porcelaine, vase&quot;,conseils:&quot;&quot;,image:&quot;&quot;,image_secondaire:&quot;theiere_mini.png&quot;); dec_porcelaine.save();" calcext:value-type="string">
            <text:p>Dechet dec_porcelaine = new Dechet(code:"dec_porcelaine",nom:"Porcelaine",categoriesUsuelles:cu_verrevaisselle,categorieTraitement:cat_verrenonvalovaisselleporcelaine,description:"porcelaine, vase",conseil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36];&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CremeFraîche&quot;,&quot;nom&quot;:&quot;Pot crème fraîche&quot;,&quot;categoriesUsuelles&quot;:&quot;cu_plastique&quot;,&quot;categorieTraitement&quot;:&quot;cat_omr_plastique&quot;,&quot;description&quot;:&quot;pot de crème fraîche&quot;,&quot;descNoAccents&quot;:&quot;pot de creme fraiche&quot;,&quot;conseils&quot;:&quot;cons_pasuniquementbouteilleflacon&quot;,&quot;image&quot;:&quot;pot_creme_fraiche_mini.png&quot;,&quot;modco&quot;:&quot;modco_bacjaunenantes,modco_bacbleuhorsnantes,modco_sacbleu&quot;,&quot;rec&quot;:&quot;OUI_ET_NON&quot;,&quot;src&quot;:&quot;MieuxTrierANantes 03/2013&quot;}," calcext:value-type="string">
            <text:p>{"code":"dec_potCremeFraîche","nom":"Pot crème fraîche","categoriesUsuelles":"cu_plastique","categorieTraitement":"cat_omr_plastique","description":"pot de crème fraîche","descNoAccents":"pot de creme fraiche","conseils":"cons_pasuniquementbouteilleflacon","image":"pot_creme_fraich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36];[.B136];[.C136];[.D136];[.E136];[.F136];[.G136];[.Z136];[.I136])" office:value-type="string" office:string-value="Dechet dec_potCremeFraîche = new Dechet(code:&quot;dec_potCremeFraîche&quot;,nom:&quot;Pot crème fraîche&quot;,categoriesUsuelles:cu_plastique,categorieTraitement:cat_omr_plastique,description:&quot;pot de crème fraîche&quot;,conseils:&quot;&quot;,image:&quot;&quot;,image_secondaire:&quot;&quot;); dec_potCremeFraîche.save();" calcext:value-type="string">
            <text:p>Dechet dec_potCremeFraîche = new Dechet(code:"dec_potCremeFraîche",nom:"Pot crème fraîche",categoriesUsuelles:cu_plastique,categorieTraitement:cat_omr_plastique,description:"pot de crème fraîche",conseils:"",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3/2013</text:p>
          </table:table-cell>
          <table:table-cell table:style-name="ce22"/>
          <table:table-cell/>
          <table:table-cell table:formula="of:=SUBSTITUTE([.H137];&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erie&quot;,&quot;nom&quot;:&quot;Poterie&quot;,&quot;categoriesUsuelles&quot;:&quot;cu_verrevaisselle&quot;,&quot;categorieTraitement&quot;:&quot;cat_verrenonvalovaisselleporcelaine&quot;,&quot;description&quot;:&quot;poterie&quot;,&quot;descNoAccents&quot;:&quot;poterie&quot;,&quot;conseils&quot;:&quot;cons_verre&quot;,&quot;image&quot;:&quot;pot_en_terre_mini.png&quot;,&quot;modco&quot;:&quot;modco_bacbleu,modco_sacbleu,modco_decheterie,modco_ecopoint,smco_vaisselle&quot;,&quot;rec&quot;:&quot;NON&quot;,&quot;commentaires&quot;:&quot;faq_pb_plastique&quot;,&quot;src&quot;:&quot;MieuxTrierANantes 03/2013&quot;}," calcext:value-type="string">
            <text:p>{"code":"dec_poterie","nom":"Poterie","categoriesUsuelles":"cu_verrevaisselle","categorieTraitement":"cat_verrenonvalovaisselleporcelaine","description":"poterie","descNoAccents":"poterie","conseils":"cons_verre","image":"pot_en_terre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37];[.B137];[.C137];[.D137];[.E137];[.F137];[.G137];[.Z137];[.I137])" office:value-type="string" office:string-value="Dechet dec_poterie = new Dechet(code:&quot;dec_poterie&quot;,nom:&quot;Poterie&quot;,categoriesUsuelles:cu_verrevaisselle,categorieTraitement:cat_verrenonvalovaisselleporcelaine,description:&quot;poterie&quot;,conseils:&quot;&quot;,image:&quot;&quot;,image_secondaire:&quot;&quot;); dec_poterie.save();" calcext:value-type="string">
            <text:p>Dechet dec_poterie = new Dechet(code:"dec_poterie",nom:"Poterie",categoriesUsuelles:cu_verrevaisselle,categorieTraitement:cat_verrenonvalovaisselleporcelaine,description:"poterie",conseil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3/2013</text:p>
          </table:table-cell>
          <table:table-cell table:style-name="ce22"/>
          <table:table-cell/>
          <table:table-cell table:formula="of:=SUBSTITUTE([.H138];&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Peinture&quot;,&quot;nom&quot;:&quot;Pot peinture&quot;,&quot;categoriesUsuelles&quot;:&quot;cu_toxique&quot;,&quot;categorieTraitement&quot;:&quot;cat_ddm&quot;,&quot;description&quot;:&quot;pot de peinture, peinture à huile, peinture à l'eau, peinture, acrylique, peinture glycéro&quot;,&quot;descNoAccents&quot;:&quot;pot de peinture, peinture a huile, peinture a l'eau, peinture, acrylique, peinture glycero&quot;,&quot;conseils&quot;:&quot;cons_toxique&quot;,&quot;image&quot;:&quot;peinture_acrylique_mini.png&quot;,&quot;image_secondaire&quot;:&quot;pot_peinture_mini.png&quot;,&quot;modco&quot;:&quot;modco_decheterie,modco_ecopoint&quot;,&quot;rec&quot;:&quot;PAS_POUBELLE&quot;,&quot;src&quot;:&quot;MieuxTrierANantes 03/2013&quot;}," calcext:value-type="string">
            <text:p>{"code":"dec_potPeinture","nom":"Pot peinture","categoriesUsuelles":"cu_toxique","categorieTraitement":"cat_ddm","description":"pot de peinture, peinture à huile, peinture à l'eau, peinture, acrylique, peinture glycéro","descNoAccents":"pot de peinture, peinture a huile, peinture a l'eau, peinture, acrylique, peinture glycero","conseils":"cons_toxique","image":"peinture_acrylique_mini.png","image_secondaire":"pot_peinture_mini.png","modco":"modco_decheterie,modco_ecopoint","rec":"PAS_POUBELLE","src":"MieuxTrierANantes 03/2013"},</text:p>
          </table:table-cell>
          <table:table-cell office:value-type="string" calcext:value-type="string">
            <text:p><text:s/></text:p>
          </table:table-cell>
          <table:table-cell table:style-name="ce62" table:formula="of:=GROOVYDECHETS([.A138];[.B138];[.C138];[.D138];[.E138];[.F138];[.G138];[.Z138];[.I138])" office:value-type="string" office:string-value="Dechet dec_potPeinture = new Dechet(code:&quot;dec_potPeinture&quot;,nom:&quot;Pot peinture&quot;,categoriesUsuelles:cu_toxique,categorieTraitement:cat_ddm,description:&quot;pot de peinture, peinture à huile, peinture à l'eau, peinture, acrylique, peinture glycéro&quot;,conseils:&quot;&quot;,image:&quot;&quot;,image_secondaire:&quot;pot_peinture_mini.png&quot;); dec_potPeinture.save();" calcext:value-type="string">
            <text:p>Dechet dec_potPeinture = new Dechet(code:"dec_potPeinture",nom:"Pot peinture",categoriesUsuelles:cu_toxique,categorieTraitement:cat_ddm,description:"pot de peinture, peinture à huile, peinture à l'eau, peinture, acrylique, peinture glycéro",conseil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39];&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otYaourt&quot;,&quot;nom&quot;:&quot;Pot yaourt&quot;,&quot;categoriesUsuelles&quot;:&quot;cu_plastique&quot;,&quot;categorieTraitement&quot;:&quot;cat_omr_plastique&quot;,&quot;description&quot;:&quot;pot de yaourt&quot;,&quot;descNoAccents&quot;:&quot;pot de yaourt&quot;,&quot;conseils&quot;:&quot;cons_pasuniquementbouteilleflacon&quot;,&quot;image&quot;:&quot;yaourt_mini.png&quot;,&quot;modco&quot;:&quot;modco_bacjaunenantes,modco_bacbleuhorsnantes,modco_sacbleu&quot;,&quot;rec&quot;:&quot;OUI_ET_NON&quot;,&quot;src&quot;:&quot;MieuxTrierANantes 03/2013&quot;}," calcext:value-type="string">
            <text:p>{"code":"dec_potYaourt","nom":"Pot yaourt","categoriesUsuelles":"cu_plastique","categorieTraitement":"cat_omr_plastique","description":"pot de yaourt","descNoAccents":"pot de yaourt","conseils":"cons_pasuniquementbouteilleflacon","image":"yaourt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39];[.B139];[.C139];[.D139];[.E139];[.F139];[.G139];[.Z139];[.I139])" office:value-type="string" office:string-value="Dechet dec_potYaourt = new Dechet(code:&quot;dec_potYaourt&quot;,nom:&quot;Pot yaourt&quot;,categoriesUsuelles:cu_plastique,categorieTraitement:cat_omr_plastique,description:&quot;pot de yaourt&quot;,conseils:&quot;&quot;,image:&quot;&quot;,image_secondaire:&quot;&quot;); dec_potYaourt.save();" calcext:value-type="string">
            <text:p>Dechet dec_potYaourt = new Dechet(code:"dec_potYaourt",nom:"Pot yaourt",categoriesUsuelles:cu_plastique,categorieTraitement:cat_omr_plastique,description:"pot de yaourt",conseil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3/2013</text:p>
          </table:table-cell>
          <table:table-cell table:style-name="ce22"/>
          <table:table-cell/>
          <table:table-cell table:formula="of:=SUBSTITUTE([.H140];&quot;_petit&quot;;&quot;&quot;)">
            <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Phytosanitaire&quot;,&quot;nom&quot;:&quot;Produit phytosanitaire&quot;,&quot;categoriesUsuelles&quot;:&quot;cu_toxique&quot;,&quot;categorieTraitement&quot;:&quot;cat_ddm&quot;,&quot;description&quot;:&quot;produit phytosanitaire&quot;,&quot;descNoAccents&quot;:&quot;produit phytosanitaire&quot;,&quot;conseils&quot;:&quot;cons_toxique&quot;,&quot;image&quot;:&quot;image_defaut_mini.png&quot;,&quot;modco&quot;:&quot;modco_decheterie,modco_ecopoint&quot;,&quot;rec&quot;:&quot;PAS_POUBELLE&quot;,&quot;src&quot;:&quot;MieuxTrierANantes 03/2013&quot;}," calcext:value-type="string">
            <text:p>{"code":"dec_produitPhytosanitaire","nom":"Produit phytosanitaire","categoriesUsuelles":"cu_toxique","categorieTraitement":"cat_ddm","description":"produit phytosanitaire","descNoAccents":"produit phytosanitair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0];[.B140];[.C140];[.D140];[.E140];[.F140];[.G140];[.Z140];[.I140])" office:value-type="string" office:string-value="Dechet dec_produitPhytosanitaire = new Dechet(code:&quot;dec_produitPhytosanitaire&quot;,nom:&quot;Produit phytosanitaire&quot;,categoriesUsuelles:cu_toxique,categorieTraitement:cat_ddm,description:&quot;produit phytosanitaire&quot;,conseils:&quot;&quot;,image:&quot;&quot;,image_secondaire:&quot;&quot;); dec_produitPhytosanitaire.save();" calcext:value-type="string">
            <text:p>Dechet dec_produitPhytosanitaire = new Dechet(code:"dec_produitPhytosanitaire",nom:"Produit phytosanitaire",categoriesUsuelles:cu_toxique,categorieTraitement:cat_ddm,description:"produit phytosanitaire",conseil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41];&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Beaute&quot;,&quot;nom&quot;:&quot;Produit beauté&quot;,&quot;categoriesUsuelles&quot;:&quot;cu_divers&quot;,&quot;categorieTraitement&quot;:&quot;cat_omr&quot;,&quot;description&quot;:&quot;produits de beauté, cosmétique, rouge à lèvres, maquillage&quot;,&quot;descNoAccents&quot;:&quot;produits de beaute, cosmetique, rouge a levres, maquillage&quot;,&quot;image&quot;:&quot;rouge_a_levre_mini.png&quot;,&quot;modco&quot;:&quot;modco_bacbleu,modco_sacbleu&quot;,&quot;rec&quot;:&quot;NON&quot;,&quot;src&quot;:&quot;MieuxTrierANantes 03/2013&quot;}," calcext:value-type="string">
            <text:p>{"code":"dec_produitsBeaute","nom":"Produit beauté","categoriesUsuelles":"cu_divers","categorieTraitement":"cat_omr","description":"produits de beauté, cosmétique, rouge à lèvres, maquillage","descNoAccents":"produits de beaute, cosmetique, rouge a levres, maquillage","image":"rouge_a_levre_mini.png","modco":"modco_bacbleu,modco_sacbleu","rec":"NON","src":"MieuxTrierANantes 03/2013"},</text:p>
          </table:table-cell>
          <table:table-cell office:value-type="string" calcext:value-type="string">
            <text:p><text:s/></text:p>
          </table:table-cell>
          <table:table-cell table:style-name="ce62" table:formula="of:=GROOVYDECHETS([.A141];[.B141];[.C141];[.D141];[.E141];[.F141];[.G141];[.Z141];[.I141])" office:value-type="string" office:string-value="Dechet dec_produitsBeaute = new Dechet(code:&quot;dec_produitsBeaute&quot;,nom:&quot;Produit beauté&quot;,categoriesUsuelles:cu_divers,categorieTraitement:cat_omr,description:&quot;produits de beauté, cosmétique, rouge à lèvres, maquillage&quot;,conseils:&quot;&quot;,image:&quot;&quot;,image_secondaire:&quot;&quot;); dec_produitsBeaute.save();" calcext:value-type="string">
            <text:p>Dechet dec_produitsBeaute = new Dechet(code:"dec_produitsBeaute",nom:"Produit beauté",categoriesUsuelles:cu_divers,categorieTraitement:cat_omr,description:"produits de beauté, cosmétique, rouge à lèvres, maquillage",conseil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3/2013</text:p>
          </table:table-cell>
          <table:table-cell table:style-name="ce11" office:value-type="string" calcext:value-type="string">
            <text:p>scu_toxiquedivers</text:p>
          </table:table-cell>
          <table:table-cell/>
          <table:table-cell table:formula="of:=SUBSTITUTE([.H142];&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DEntretien&quot;,&quot;nom&quot;:&quot;Produit d’entretien&quot;,&quot;categoriesUsuelles&quot;:&quot;cu_toxique&quot;,&quot;categorieTraitement&quot;:&quot;cat_ddm&quot;,&quot;description&quot;:&quot;produit d’entretien, nettoyant à sol&quot;,&quot;descNoAccents&quot;:&quot;produit d’entretien, nettoyant a sol&quot;,&quot;conseils&quot;:&quot;cons_toxique&quot;,&quot;image&quot;:&quot;produits_entretien_mini.png&quot;,&quot;modco&quot;:&quot;modco_decheterie,modco_ecopoint&quot;,&quot;rec&quot;:&quot;PAS_POUBELLE&quot;,&quot;src&quot;:&quot;MieuxTrierANantes 03/2013&quot;}," calcext:value-type="string">
            <text:p>{"code":"dec_produitsDEntretien","nom":"Produit d’entretien","categoriesUsuelles":"cu_toxique","categorieTraitement":"cat_ddm","description":"produit d’entretien, nettoyant à sol","descNoAccents":"produit d’entretien, nettoyant a sol","conseils":"cons_toxique","image":"produits_entretien_mini.png","modco":"modco_decheterie,modco_ecopoint","rec":"PAS_POUBELLE","src":"MieuxTrierANantes 03/2013"},</text:p>
          </table:table-cell>
          <table:table-cell office:value-type="string" calcext:value-type="string">
            <text:p><text:s/></text:p>
          </table:table-cell>
          <table:table-cell table:style-name="ce62" table:formula="of:=GROOVYDECHETS([.A142];[.B142];[.C142];[.D142];[.E142];[.F142];[.G142];[.Z142];[.I142])" office:value-type="string" office:string-value="Dechet dec_produitsDEntretien = new Dechet(code:&quot;dec_produitsDEntretien&quot;,nom:&quot;Produit d’entretien&quot;,categoriesUsuelles:cu_toxique,categorieTraitement:cat_ddm,description:&quot;produit d’entretien, nettoyant à sol&quot;,conseils:&quot;&quot;,image:&quot;&quot;,image_secondaire:&quot;&quot;); dec_produitsDEntretien.save();" calcext:value-type="string">
            <text:p>Dechet dec_produitsDEntretien = new Dechet(code:"dec_produitsDEntretien",nom:"Produit d’entretien",categoriesUsuelles:cu_toxique,categorieTraitement:cat_ddm,description:"produit d’entretien, nettoyant à sol",conseil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3/2013</text:p>
          </table:table-cell>
          <table:table-cell table:style-name="ce46"/>
          <table:table-cell/>
          <table:table-cell table:formula="of:=SUBSTITUTE([.H143];&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produitsTraitementDuBois&quot;,&quot;nom&quot;:&quot;Produit traitement bois&quot;,&quot;categoriesUsuelles&quot;:&quot;cu_toxique&quot;,&quot;categorieTraitement&quot;:&quot;cat_ddm&quot;,&quot;description&quot;:&quot;produit de traitement du bois&quot;,&quot;descNoAccents&quot;:&quot;produit de traitement du bois&quot;,&quot;conseils&quot;:&quot;cons_toxique&quot;,&quot;image&quot;:&quot;traitement_de_bois_mini.png&quot;,&quot;image_secondaire&quot;:&quot;teinte_a_bois_mini.png&quot;,&quot;modco&quot;:&quot;modco_decheterie,modco_ecopoint&quot;,&quot;rec&quot;:&quot;PAS_POUBELLE&quot;,&quot;src&quot;:&quot;MieuxTrierANantes 03/2013&quot;}," calcext:value-type="string">
            <text:p>{"code":"dec_produitsTraitementDuBois","nom":"Produit traitement bois","categoriesUsuelles":"cu_toxique","categorieTraitement":"cat_ddm","description":"produit de traitement du bois","descNoAccents":"produit de traitement du bois","conseils":"cons_toxique","image":"traitement_de_bois_mini.png","image_secondaire":"teinte_a_bois_mini.png","modco":"modco_decheterie,modco_ecopoint","rec":"PAS_POUBELLE","src":"MieuxTrierANantes 03/2013"},</text:p>
          </table:table-cell>
          <table:table-cell office:value-type="string" calcext:value-type="string">
            <text:p><text:s/></text:p>
          </table:table-cell>
          <table:table-cell table:style-name="ce62" table:formula="of:=GROOVYDECHETS([.A143];[.B143];[.C143];[.D143];[.E143];[.F143];[.G143];[.Z143];[.I143])" office:value-type="string" office:string-value="Dechet dec_produitsTraitementDuBois = new Dechet(code:&quot;dec_produitsTraitementDuBois&quot;,nom:&quot;Produit traitement bois&quot;,categoriesUsuelles:cu_toxique,categorieTraitement:cat_ddm,description:&quot;produit de traitement du bois&quot;,conseils:&quot;&quot;,image:&quot;&quot;,image_secondaire:&quot;teinte_a_bois_mini.png&quot;); dec_produitsTraitementDuBois.save();" calcext:value-type="string">
            <text:p>Dechet dec_produitsTraitementDuBois = new Dechet(code:"dec_produitsTraitementDuBois",nom:"Produit traitement bois",categoriesUsuelles:cu_toxique,categorieTraitement:cat_ddm,description:"produit de traitement du bois",conseil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1" office:value-type="string" calcext:value-type="string">
            <text:p>scu_toxiquedivers</text:p>
          </table:table-cell>
          <table:table-cell/>
          <table:table-cell table:formula="of:=SUBSTITUTE([.H144];&quot;_petit&quot;;&quot;&quot;)">
            <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diographie&quot;,&quot;nom&quot;:&quot;Radiographie&quot;,&quot;categoriesUsuelles&quot;:&quot;cu_toxique&quot;,&quot;categorieTraitement&quot;:&quot;cat_ddm&quot;,&quot;description&quot;:&quot;radiographie&quot;,&quot;descNoAccents&quot;:&quot;radiographie&quot;,&quot;conseils&quot;:&quot;cons_toxique&quot;,&quot;image&quot;:&quot;image_defaut_mini.png&quot;,&quot;modco&quot;:&quot;modco_decheterie,modco_ecopoint&quot;,&quot;rec&quot;:&quot;PAS_POUBELLE&quot;,&quot;src&quot;:&quot;MieuxTrierANantes 03/2013&quot;}," calcext:value-type="string">
            <text:p>{"code":"dec_radiographie","nom":"Radiographie","categoriesUsuelles":"cu_toxique","categorieTraitement":"cat_ddm","description":"radiographie","descNoAccents":"radiographi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4];[.B144];[.C144];[.D144];[.E144];[.F144];[.G144];[.Z144];[.I144])" office:value-type="string" office:string-value="Dechet dec_radiographie = new Dechet(code:&quot;dec_radiographie&quot;,nom:&quot;Radiographie&quot;,categoriesUsuelles:cu_toxique,categorieTraitement:cat_ddm,description:&quot;radiographie&quot;,conseils:&quot;&quot;,image:&quot;&quot;,image_secondaire:&quot;&quot;); dec_radiographie.save();" calcext:value-type="string">
            <text:p>Dechet dec_radiographie = new Dechet(code:"dec_radiographie",nom:"Radiographie",categoriesUsuelles:cu_toxique,categorieTraitement:cat_ddm,description:"radiographie",conseil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45];&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asoirJetable&quot;,&quot;nom&quot;:&quot;Rasoir jetable&quot;,&quot;categoriesUsuelles&quot;:&quot;cu_divers&quot;,&quot;categorieTraitement&quot;:&quot;cat_omr&quot;,&quot;description&quot;:&quot;rasoir jetable&quot;,&quot;descNoAccents&quot;:&quot;rasoir jetable&quot;,&quot;image&quot;:&quot;rasoir_jetable_mini.png&quot;,&quot;modco&quot;:&quot;modco_bacbleu,modco_sacbleu&quot;,&quot;rec&quot;:&quot;NON&quot;,&quot;src&quot;:&quot;MieuxTrierANantes 03/2013&quot;}," calcext:value-type="string">
            <text:p>{"code":"dec_rasoirJetable","nom":"Rasoir jetable","categoriesUsuelles":"cu_divers","categorieTraitement":"cat_omr","description":"rasoir jetable","descNoAccents":"rasoir jetable","image":"rasoir_jetable_mini.png","modco":"modco_bacbleu,modco_sacbleu","rec":"NON","src":"MieuxTrierANantes 03/2013"},</text:p>
          </table:table-cell>
          <table:table-cell office:value-type="string" calcext:value-type="string">
            <text:p><text:s/></text:p>
          </table:table-cell>
          <table:table-cell table:style-name="ce62" table:formula="of:=GROOVYDECHETS([.A145];[.B145];[.C145];[.D145];[.E145];[.F145];[.G145];[.Z145];[.I145])" office:value-type="string" office:string-value="Dechet dec_rasoirJetable = new Dechet(code:&quot;dec_rasoirJetable&quot;,nom:&quot;Rasoir jetable&quot;,categoriesUsuelles:cu_divers,categorieTraitement:cat_omr,description:&quot;rasoir jetable&quot;,conseils:&quot;&quot;,image:&quot;&quot;,image_secondaire:&quot;&quot;); dec_rasoirJetable.save();" calcext:value-type="string">
            <text:p>Dechet dec_rasoirJetable = new Dechet(code:"dec_rasoirJetable",nom:"Rasoir jetable",categoriesUsuelles:cu_divers,categorieTraitement:cat_omr,description:"rasoir jetable",conseil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3/2013</text:p>
          </table:table-cell>
          <table:table-cell table:style-name="ce10" office:value-type="string" calcext:value-type="string">
            <text:p>scu_toxiquecuisine</text:p>
          </table:table-cell>
          <table:table-cell/>
          <table:table-cell table:formula="of:=SUBSTITUTE([.H146];&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Four&quot;,&quot;nom&quot;:&quot;Récurant pour four&quot;,&quot;categoriesUsuelles&quot;:&quot;cu_toxique&quot;,&quot;categorieTraitement&quot;:&quot;cat_ddm&quot;,&quot;description&quot;:&quot;récurant pour four&quot;,&quot;descNoAccents&quot;:&quot;recurant pour four&quot;,&quot;conseils&quot;:&quot;cons_toxique&quot;,&quot;image&quot;:&quot;nettoyant_four_mini.png&quot;,&quot;modco&quot;:&quot;modco_decheterie,modco_ecopoint&quot;,&quot;rec&quot;:&quot;PAS_POUBELLE&quot;,&quot;src&quot;:&quot;MieuxTrierANantes 03/2013&quot;}," calcext:value-type="string">
            <text:p>{"code":"dec_recurantsPourFour","nom":"Récurant pour four","categoriesUsuelles":"cu_toxique","categorieTraitement":"cat_ddm","description":"récurant pour four","descNoAccents":"recurant pour four","conseils":"cons_toxique","image":"nettoyant_four_mini.png","modco":"modco_decheterie,modco_ecopoint","rec":"PAS_POUBELLE","src":"MieuxTrierANantes 03/2013"},</text:p>
          </table:table-cell>
          <table:table-cell office:value-type="string" calcext:value-type="string">
            <text:p><text:s/></text:p>
          </table:table-cell>
          <table:table-cell table:style-name="ce62" table:formula="of:=GROOVYDECHETS([.A146];[.B146];[.C146];[.D146];[.E146];[.F146];[.G146];[.Z146];[.I146])" office:value-type="string" office:string-value="Dechet dec_recurantsPourFour = new Dechet(code:&quot;dec_recurantsPourFour&quot;,nom:&quot;Récurant pour four&quot;,categoriesUsuelles:cu_toxique,categorieTraitement:cat_ddm,description:&quot;récurant pour four&quot;,conseils:&quot;&quot;,image:&quot;&quot;,image_secondaire:&quot;&quot;); dec_recurantsPourFour.save();" calcext:value-type="string">
            <text:p>Dechet dec_recurantsPourFour = new Dechet(code:"dec_recurantsPourFour",nom:"Récurant pour four",categoriesUsuelles:cu_toxique,categorieTraitement:cat_ddm,description:"récurant pour four",conseil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sdb</text:p>
          </table:table-cell>
          <table:table-cell/>
          <table:table-cell table:formula="of:=SUBSTITUTE([.H147];&quot;_petit&quot;;&quot;&quot;)">
            <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curantsPourToilette&quot;,&quot;nom&quot;:&quot;Récurant pour toilette&quot;,&quot;categoriesUsuelles&quot;:&quot;cu_toxique&quot;,&quot;categorieTraitement&quot;:&quot;cat_ddm&quot;,&quot;description&quot;:&quot;récurants pour toilette&quot;,&quot;descNoAccents&quot;:&quot;recurants pour toilette&quot;,&quot;conseils&quot;:&quot;cons_toxique&quot;,&quot;image&quot;:&quot;image_defaut_mini.png&quot;,&quot;modco&quot;:&quot;modco_decheterie,modco_ecopoint&quot;,&quot;rec&quot;:&quot;PAS_POUBELLE&quot;,&quot;src&quot;:&quot;MieuxTrierANantes 03/2013&quot;}," calcext:value-type="string">
            <text:p>{"code":"dec_recurantsPourToilette","nom":"Récurant pour toilette","categoriesUsuelles":"cu_toxique","categorieTraitement":"cat_ddm","description":"récurants pour toilette","descNoAccents":"recurants pour toilett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7];[.B147];[.C147];[.D147];[.E147];[.F147];[.G147];[.Z147];[.I147])" office:value-type="string" office:string-value="Dechet dec_recurantsPourToilette = new Dechet(code:&quot;dec_recurantsPourToilette&quot;,nom:&quot;Récurant pour toilette&quot;,categoriesUsuelles:cu_toxique,categorieTraitement:cat_ddm,description:&quot;récurants pour toilette&quot;,conseils:&quot;&quot;,image:&quot;&quot;,image_secondaire:&quot;&quot;); dec_recurantsPourToilette.save();" calcext:value-type="string">
            <text:p>Dechet dec_recurantsPourToilette = new Dechet(code:"dec_recurantsPourToilette",nom:"Récurant pour toilette",categoriesUsuelles:cu_toxique,categorieTraitement:cat_ddm,description:"récurants pour toilette",conseil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148];&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frigerateur&quot;,&quot;nom&quot;:&quot;Réfrigérateur&quot;,&quot;categoriesUsuelles&quot;:&quot;cu_encombrantelectronique&quot;,&quot;categorieTraitement&quot;:&quot;cat_d3e&quot;,&quot;description&quot;:&quot;réfrigérateur&quot;,&quot;descNoAccents&quot;:&quot;refrigerateur&quot;,&quot;conseils&quot;:&quot;cons_recuppdv1,cons_ecoparticipation&quot;,&quot;image&quot;:&quot;refrigerateur_mini.png&quot;,&quot;modco&quot;:&quot;modco_decheterie,modco_ecopoint,smco_reprise&quot;,&quot;rec&quot;:&quot;PAS_POUBELLE&quot;,&quot;src&quot;:&quot;MieuxTrierANantes 03/2013&quot;}," calcext:value-type="string">
            <text:p>{"code":"dec_refrigerateur","nom":"Réfrigérateur","categoriesUsuelles":"cu_encombrantelectronique","categorieTraitement":"cat_d3e","description":"réfrigérateur","descNoAccents":"refrigerateur","conseils":"cons_recuppdv1,cons_ecoparticipation","image":"refrigerateur_mini.png","modco":"modco_decheterie,modco_ecopoint,smco_reprise","rec":"PAS_POUBELLE","src":"MieuxTrierANantes 03/2013"},</text:p>
          </table:table-cell>
          <table:table-cell office:value-type="string" calcext:value-type="string">
            <text:p><text:s/></text:p>
          </table:table-cell>
          <table:table-cell table:style-name="ce62" table:formula="of:=GROOVYDECHETS([.A148];[.B148];[.C148];[.D148];[.E148];[.F148];[.G148];[.Z148];[.I148])" office:value-type="string" office:string-value="Dechet dec_refrigerateur = new Dechet(code:&quot;dec_refrigerateur&quot;,nom:&quot;Réfrigérateur&quot;,categoriesUsuelles:cu_encombrantelectronique,categorieTraitement:cat_d3e,description:&quot;réfrigérateur&quot;,conseils:&quot;&quot;,image:&quot;&quot;,image_secondaire:&quot;&quot;); dec_refrigerateur.save();" calcext:value-type="string">
            <text:p>Dechet dec_refrigerateur = new Dechet(code:"dec_refrigerateur",nom:"Réfrigérateur",categoriesUsuelles:cu_encombrantelectronique,categorieTraitement:cat_d3e,description:"réfrigérateur",conseil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brico</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sines&quot;,&quot;nom&quot;:&quot;Résine&quot;,&quot;categoriesUsuelles&quot;:&quot;cu_toxique&quot;,&quot;categorieTraitement&quot;:&quot;cat_ddm&quot;,&quot;description&quot;:&quot;résine&quot;,&quot;descNoAccents&quot;:&quot;resine&quot;,&quot;conseils&quot;:&quot;cons_toxique&quot;,&quot;image&quot;:&quot;image_defaut_mini.png&quot;,&quot;modco&quot;:&quot;modco_decheterie,modco_ecopoint&quot;,&quot;rec&quot;:&quot;PAS_POUBELLE&quot;,&quot;src&quot;:&quot;MieuxTrierANantes 03/2013&quot;}," calcext:value-type="string">
            <text:p>{"code":"dec_resines","nom":"Résine","categoriesUsuelles":"cu_toxique","categorieTraitement":"cat_ddm","description":"résine","descNoAccents":"resin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9];[.B149];[.C149];[.D149];[.E149];[.F149];[.G149];[.Z149];[.I149])" office:value-type="string" office:string-value="Dechet dec_resines = new Dechet(code:&quot;dec_resines&quot;,nom:&quot;Résine&quot;,categoriesUsuelles:cu_toxique,categorieTraitement:cat_ddm,description:&quot;résine&quot;,conseils:&quot;&quot;,image:&quot;&quot;,image_secondaire:&quot;&quot;); dec_resines.save();" calcext:value-type="string">
            <text:p>Dechet dec_resines = new Dechet(code:"dec_resines",nom:"Résine",categoriesUsuelles:cu_toxique,categorieTraitement:cat_ddm,description:"résine",conseil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divers</text:p>
          </table:table-cell>
          <table:table-cell/>
          <table:table-cell table:formula="of:=SUBSTITUTE([.H150];&quot;_petit&quot;;&quot;&quot;)">
            <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revelateurEtFixateurPhoto&quot;,&quot;nom&quot;:&quot;Révélateur et fixateur photo&quot;,&quot;categoriesUsuelles&quot;:&quot;cu_toxique&quot;,&quot;categorieTraitement&quot;:&quot;cat_ddm&quot;,&quot;description&quot;:&quot;révélateur et fixateur photo&quot;,&quot;descNoAccents&quot;:&quot;revelateur et fixateur photo&quot;,&quot;conseils&quot;:&quot;cons_toxique&quot;,&quot;image&quot;:&quot;image_defaut_mini.png&quot;,&quot;modco&quot;:&quot;modco_decheterie,modco_ecopoint&quot;,&quot;rec&quot;:&quot;PAS_POUBELLE&quot;,&quot;src&quot;:&quot;MieuxTrierANantes 03/2013&quot;}," calcext:value-type="string">
            <text:p>{"code":"dec_revelateurEtFixateurPhoto","nom":"Révélateur et fixateur photo","categoriesUsuelles":"cu_toxique","categorieTraitement":"cat_ddm","description":"révélateur et fixateur photo","descNoAccents":"revelateur et fixateur photo","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50];[.B150];[.C150];[.D150];[.E150];[.F150];[.G150];[.Z150];[.I150])" office:value-type="string" office:string-value="Dechet dec_revelateurEtFixateurPhoto = new Dechet(code:&quot;dec_revelateurEtFixateurPhoto&quot;,nom:&quot;Révélateur et fixateur photo&quot;,categoriesUsuelles:cu_toxique,categorieTraitement:cat_ddm,description:&quot;révélateur et fixateur photo&quot;,conseils:&quot;&quot;,image:&quot;&quot;,image_secondaire:&quot;&quot;); dec_revelateurEtFixateurPhoto.save();" calcext:value-type="string">
            <text:p>Dechet dec_revelateurEtFixateurPhoto = new Dechet(code:"dec_revelateurEtFixateurPhoto",nom:"Révélateur et fixateur photo",categoriesUsuelles:cu_toxique,categorieTraitement:cat_ddm,description:"révélateur et fixateur photo",conseil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51];&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EnPapier&quot;,&quot;nom&quot;:&quot;Sac papier&quot;,&quot;categoriesUsuelles&quot;:&quot;cu_papierscartons&quot;,&quot;categorieTraitement&quot;:&quot;cat_papiercarton&quot;,&quot;description&quot;:&quot;sac en papier&quot;,&quot;descNoAccents&quot;:&quot;sac en papier&quot;,&quot;conseils&quot;:&quot;cons_souille,&quot;,&quot;image&quot;:&quot;sac_papier_mini.png&quot;,&quot;modco&quot;:&quot;modco_contpapiercarton,modco_bacjaune,modco_sacjaune,modco_contembjournmag&quot;,&quot;rec&quot;:&quot;OUI&quot;,&quot;src&quot;:&quot;MieuxTrierANantes 03/2013&quot;}," calcext:value-type="string">
            <text:p>{"code":"dec_sacEnPapier","nom":"Sac papier","categoriesUsuelles":"cu_papierscartons","categorieTraitement":"cat_papiercarton","description":"sac en papier","descNoAccents":"sac en papier","conseils":"cons_souille,","image":"sac_papier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51];[.B151];[.C151];[.D151];[.E151];[.F151];[.G151];[.Z151];[.I151])" office:value-type="string" office:string-value="Dechet dec_sacEnPapier = new Dechet(code:&quot;dec_sacEnPapier&quot;,nom:&quot;Sac papier&quot;,categoriesUsuelles:cu_papierscartons,categorieTraitement:cat_papiercarton,description:&quot;sac en papier&quot;,conseils:&quot;cons_souille&quot;,image:&quot;&quot;,image_secondaire:&quot;&quot;); dec_sacEnPapier.save();" calcext:value-type="string">
            <text:p>Dechet dec_sacEnPapier = new Dechet(code:"dec_sacEnPapier",nom:"Sac papier",categoriesUsuelles:cu_papierscartons,categorieTraitement:cat_papiercarton,description:"sac en papier",conseil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52];&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acPlastique&quot;,&quot;nom&quot;:&quot;Sac plastique&quot;,&quot;categoriesUsuelles&quot;:&quot;cu_plastique&quot;,&quot;categorieTraitement&quot;:&quot;cat_omr_plastique&quot;,&quot;description&quot;:&quot;sac plastique&quot;,&quot;descNoAccents&quot;:&quot;sac plastique&quot;,&quot;conseils&quot;:&quot;cons_pasuniquementbouteilleflacon&quot;,&quot;image&quot;:&quot;sac_plastique_mini.png&quot;,&quot;modco&quot;:&quot;modco_bacjaunenantes,modco_bacbleuhorsnantes,modco_sacbleu&quot;,&quot;rec&quot;:&quot;OUI_ET_NON&quot;,&quot;src&quot;:&quot;MieuxTrierANantes 03/2013&quot;}," calcext:value-type="string">
            <text:p>{"code":"dec_sacPlastique","nom":"Sac plastique","categoriesUsuelles":"cu_plastique","categorieTraitement":"cat_omr_plastique","description":"sac plastique","descNoAccents":"sac plastique","conseils":"cons_pasuniquementbouteilleflacon","image":"sac_plastiqu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52];[.B152];[.C152];[.D152];[.E152];[.F152];[.G152];[.Z152];[.I152])" office:value-type="string" office:string-value="Dechet dec_sacPlastique = new Dechet(code:&quot;dec_sacPlastique&quot;,nom:&quot;Sac plastique&quot;,categoriesUsuelles:cu_plastique,categorieTraitement:cat_omr_plastique,description:&quot;sac plastique&quot;,conseils:&quot;&quot;,image:&quot;&quot;,image_secondaire:&quot;&quot;); dec_sacPlastique.save();" calcext:value-type="string">
            <text:p>Dechet dec_sacPlastique = new Dechet(code:"dec_sacPlastique",nom:"Sac plastique",categoriesUsuelles:cu_plastique,categorieTraitement:cat_omr_plastique,description:"sac plastique",conseil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3/2013</text:p>
          </table:table-cell>
          <table:table-cell table:style-name="ce47"/>
          <table:table-cell/>
          <table:table-cell table:formula="of:=SUBSTITUTE([.H153];&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cooter&quot;,&quot;nom&quot;:&quot;Scooter&quot;,&quot;categoriesUsuelles&quot;:&quot;cu_divers&quot;,&quot;categorieTraitement&quot;:&quot;cat_encombrant&quot;,&quot;description&quot;:&quot;scooter, mobylette&quot;,&quot;descNoAccents&quot;:&quot;scooter, mobylette&quot;,&quot;conseils&quot;:&quot;cons_numerosencombrants,cons_encombrants&quot;,&quot;image&quot;:&quot;scooter_mini.png&quot;,&quot;modco&quot;:&quot;modco_encombrant,modco_decheterie&quot;,&quot;rec&quot;:&quot;PAS_POUBELLE&quot;,&quot;src&quot;:&quot;MieuxTrierANantes 03/2013&quot;}," calcext:value-type="string">
            <text:p>{"code":"dec_scooter","nom":"Scooter","categoriesUsuelles":"cu_divers","categorieTraitement":"cat_encombrant","description":"scooter, mobylette","descNoAccents":"scooter, mobylette","conseils":"cons_numerosencombrants,cons_encombrants","image":"scooter_mini.png","modco":"modco_encombrant,modco_decheterie","rec":"PAS_POUBELLE","src":"MieuxTrierANantes 03/2013"},</text:p>
          </table:table-cell>
          <table:table-cell office:value-type="string" calcext:value-type="string">
            <text:p><text:s/></text:p>
          </table:table-cell>
          <table:table-cell table:style-name="ce62" table:formula="of:=GROOVYDECHETS([.A153];[.B153];[.C153];[.D153];[.E153];[.F153];[.G153];[.Z153];[.I153])" office:value-type="string" office:string-value="Dechet dec_scooter = new Dechet(code:&quot;dec_scooter&quot;,nom:&quot;Scooter&quot;,categoriesUsuelles:cu_divers,categorieTraitement:cat_encombrant,description:&quot;scooter, mobylette&quot;,conseils:&quot;&quot;,image:&quot;&quot;,image_secondaire:&quot;&quot;); dec_scooter.save();" calcext:value-type="string">
            <text:p>Dechet dec_scooter = new Dechet(code:"dec_scooter",nom:"Scooter",categoriesUsuelles:cu_divers,categorieTraitement:cat_encombrant,description:"scooter, mobylette",conseil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3/2013</text:p>
          </table:table-cell>
          <table:table-cell table:style-name="ce46"/>
          <table:table-cell/>
          <table:table-cell table:formula="of:=SUBSTITUTE([.H154];&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olvants&quot;,&quot;nom&quot;:&quot;Solvant&quot;,&quot;categoriesUsuelles&quot;:&quot;cu_toxique&quot;,&quot;categorieTraitement&quot;:&quot;cat_ddm&quot;,&quot;description&quot;:&quot;solvant, diluant, white spirit&quot;,&quot;descNoAccents&quot;:&quot;solvant, diluant, white spirit&quot;,&quot;conseils&quot;:&quot;cons_toxique&quot;,&quot;image&quot;:&quot;bouteille_white_spirit_2_mini.png&quot;,&quot;modco&quot;:&quot;modco_decheterie,modco_ecopoint&quot;,&quot;rec&quot;:&quot;PAS_POUBELLE&quot;,&quot;src&quot;:&quot;MieuxTrierANantes 03/2013&quot;}," calcext:value-type="string">
            <text:p>{"code":"dec_solvants","nom":"Solvant","categoriesUsuelles":"cu_toxique","categorieTraitement":"cat_ddm","description":"solvant, diluant, white spirit","descNoAccents":"solvant, diluant, white spirit","conseils":"cons_toxique","image":"bouteille_white_spirit_2_mini.png","modco":"modco_decheterie,modco_ecopoint","rec":"PAS_POUBELLE","src":"MieuxTrierANantes 03/2013"},</text:p>
          </table:table-cell>
          <table:table-cell office:value-type="string" calcext:value-type="string">
            <text:p><text:s/></text:p>
          </table:table-cell>
          <table:table-cell table:style-name="ce62" table:formula="of:=GROOVYDECHETS([.A154];[.B154];[.C154];[.D154];[.E154];[.F154];[.G154];[.Z154];[.I154])" office:value-type="string" office:string-value="Dechet dec_solvants = new Dechet(code:&quot;dec_solvants&quot;,nom:&quot;Solvant&quot;,categoriesUsuelles:cu_toxique,categorieTraitement:cat_ddm,description:&quot;solvant, diluant, white spirit&quot;,conseils:&quot;&quot;,image:&quot;&quot;,image_secondaire:&quot;&quot;); dec_solvants.save();" calcext:value-type="string">
            <text:p>Dechet dec_solvants = new Dechet(code:"dec_solvants",nom:"Solvant",categoriesUsuelles:cu_toxique,categorieTraitement:cat_ddm,description:"solvant, diluant, white spirit",conseil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55];&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stylo&quot;,&quot;nom&quot;:&quot;Stylo&quot;,&quot;categoriesUsuelles&quot;:&quot;cu_plastique&quot;,&quot;categorieTraitement&quot;:&quot;cat_omr_plastique&quot;,&quot;description&quot;:&quot;stylo&quot;,&quot;descNoAccents&quot;:&quot;stylo&quot;,&quot;conseils&quot;:&quot;cons_pasuniquementbouteilleflacon&quot;,&quot;image&quot;:&quot;crayon_mini.png&quot;,&quot;modco&quot;:&quot;modco_bacjaunenantes,modco_bacbleuhorsnantes,modco_sacbleu&quot;,&quot;rec&quot;:&quot;OUI_ET_NON&quot;,&quot;src&quot;:&quot;MieuxTrierANantes 03/2013&quot;}," calcext:value-type="string">
            <text:p>{"code":"dec_stylo","nom":"Stylo","categoriesUsuelles":"cu_plastique","categorieTraitement":"cat_omr_plastique","description":"stylo","descNoAccents":"stylo","conseils":"cons_pasuniquementbouteilleflacon","image":"crayon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55];[.B155];[.C155];[.D155];[.E155];[.F155];[.G155];[.Z155];[.I155])" office:value-type="string" office:string-value="Dechet dec_stylo = new Dechet(code:&quot;dec_stylo&quot;,nom:&quot;Stylo&quot;,categoriesUsuelles:cu_plastique,categorieTraitement:cat_omr_plastique,description:&quot;stylo&quot;,conseils:&quot;&quot;,image:&quot;&quot;,image_secondaire:&quot;&quot;); dec_stylo.save();" calcext:value-type="string">
            <text:p>Dechet dec_stylo = new Dechet(code:"dec_stylo",nom:"Stylo",categoriesUsuelles:cu_plastique,categorieTraitement:cat_omr_plastique,description:"stylo",conseil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56];&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ableARepasser&quot;,&quot;nom&quot;:&quot;Table à repasser&quot;,&quot;categoriesUsuelles&quot;:&quot;cu_encombrantelectronique&quot;,&quot;categorieTraitement&quot;:&quot;cat_encombrant&quot;,&quot;description&quot;:&quot;table à repasser&quot;,&quot;descNoAccents&quot;:&quot;table a repasser&quot;,&quot;conseils&quot;:&quot;cons_numerosencombrants,cons_encombrants&quot;,&quot;image&quot;:&quot;table_a_repasser_mini.png&quot;,&quot;modco&quot;:&quot;modco_encombrant,modco_decheterie&quot;,&quot;rec&quot;:&quot;PAS_POUBELLE&quot;,&quot;src&quot;:&quot;MieuxTrierANantes 03/2013&quot;}," calcext:value-type="string">
            <text:p>{"code":"dec_tableARepasser","nom":"Table à repasser","categoriesUsuelles":"cu_encombrantelectronique","categorieTraitement":"cat_encombrant","description":"table à repasser","descNoAccents":"table a repasser","conseils":"cons_numerosencombrants,cons_encombrants","image":"table_a_repasser_mini.png","modco":"modco_encombrant,modco_decheterie","rec":"PAS_POUBELLE","src":"MieuxTrierANantes 03/2013"},</text:p>
          </table:table-cell>
          <table:table-cell office:value-type="string" calcext:value-type="string">
            <text:p><text:s/></text:p>
          </table:table-cell>
          <table:table-cell table:style-name="ce62" table:formula="of:=GROOVYDECHETS([.A156];[.B156];[.C156];[.D156];[.E156];[.F156];[.G156];[.Z156];[.I156])" office:value-type="string" office:string-value="Dechet dec_tableARepasser = new Dechet(code:&quot;dec_tableARepasser&quot;,nom:&quot;Table à repasser&quot;,categoriesUsuelles:cu_encombrantelectronique,categorieTraitement:cat_encombrant,description:&quot;table à repasser&quot;,conseils:&quot;&quot;,image:&quot;&quot;,image_secondaire:&quot;&quot;); dec_tableARepasser.save();" calcext:value-type="string">
            <text:p>Dechet dec_tableARepasser = new Dechet(code:"dec_tableARepasser",nom:"Table à repasser",categoriesUsuelles:cu_encombrantelectronique,categorieTraitement:cat_encombrant,description:"table à repasser",conseil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157];&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phonie&quot;,&quot;nom&quot;:&quot;Téléphonie&quot;,&quot;categoriesUsuelles&quot;:&quot;cu_encombrantelectronique&quot;,&quot;categorieTraitement&quot;:&quot;cat_d3e&quot;,&quot;description&quot;:&quot;téléphonie&quot;,&quot;descNoAccents&quot;:&quot;telephonie&quot;,&quot;conseils&quot;:&quot;cons_recuppdv1,cons_ecoparticipation&quot;,&quot;image&quot;:&quot;telephone_fixe_mini.png&quot;,&quot;modco&quot;:&quot;modco_decheterie,modco_ecopoint,smco_reprise&quot;,&quot;rec&quot;:&quot;PAS_POUBELLE&quot;,&quot;src&quot;:&quot;MieuxTrierANantes 03/2013&quot;}," calcext:value-type="string">
            <text:p>{"code":"dec_telephonie","nom":"Téléphonie","categoriesUsuelles":"cu_encombrantelectronique","categorieTraitement":"cat_d3e","description":"téléphonie","descNoAccents":"telephonie","conseils":"cons_recuppdv1,cons_ecoparticipation","image":"telephone_fixe_mini.png","modco":"modco_decheterie,modco_ecopoint,smco_reprise","rec":"PAS_POUBELLE","src":"MieuxTrierANantes 03/2013"},</text:p>
          </table:table-cell>
          <table:table-cell office:value-type="string" calcext:value-type="string">
            <text:p><text:s/></text:p>
          </table:table-cell>
          <table:table-cell table:style-name="ce62" table:formula="of:=GROOVYDECHETS([.A157];[.B157];[.C157];[.D157];[.E157];[.F157];[.G157];[.Z157];[.I157])" office:value-type="string" office:string-value="Dechet dec_telephonie = new Dechet(code:&quot;dec_telephonie&quot;,nom:&quot;Téléphonie&quot;,categoriesUsuelles:cu_encombrantelectronique,categorieTraitement:cat_d3e,description:&quot;téléphonie&quot;,conseils:&quot;&quot;,image:&quot;&quot;,image_secondaire:&quot;&quot;); dec_telephonie.save();" calcext:value-type="string">
            <text:p>Dechet dec_telephonie = new Dechet(code:"dec_telephonie",nom:"Téléphonie",categoriesUsuelles:cu_encombrantelectronique,categorieTraitement:cat_d3e,description:"téléphonie",conseil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158];&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eleviseurs&quot;,&quot;nom&quot;:&quot;Téléviseur&quot;,&quot;categoriesUsuelles&quot;:&quot;cu_encombrantelectronique&quot;,&quot;categorieTraitement&quot;:&quot;cat_d3e&quot;,&quot;description&quot;:&quot;téléviseur&quot;,&quot;descNoAccents&quot;:&quot;televiseur&quot;,&quot;conseils&quot;:&quot;cons_recuppdv1,cons_ecoparticipation&quot;,&quot;image&quot;:&quot;televiseur_mini.png&quot;,&quot;modco&quot;:&quot;modco_decheterie,modco_ecopoint,smco_reprise&quot;,&quot;rec&quot;:&quot;PAS_POUBELLE&quot;,&quot;src&quot;:&quot;MieuxTrierANantes 03/2013&quot;}," calcext:value-type="string">
            <text:p>{"code":"dec_televiseurs","nom":"Téléviseur","categoriesUsuelles":"cu_encombrantelectronique","categorieTraitement":"cat_d3e","description":"téléviseur","descNoAccents":"televiseur","conseils":"cons_recuppdv1,cons_ecoparticipation","image":"televiseur_mini.png","modco":"modco_decheterie,modco_ecopoint,smco_reprise","rec":"PAS_POUBELLE","src":"MieuxTrierANantes 03/2013"},</text:p>
          </table:table-cell>
          <table:table-cell office:value-type="string" calcext:value-type="string">
            <text:p><text:s/></text:p>
          </table:table-cell>
          <table:table-cell table:style-name="ce62" table:formula="of:=GROOVYDECHETS([.A158];[.B158];[.C158];[.D158];[.E158];[.F158];[.G158];[.Z158];[.I158])" office:value-type="string" office:string-value="Dechet dec_televiseurs = new Dechet(code:&quot;dec_televiseurs&quot;,nom:&quot;Téléviseur&quot;,categoriesUsuelles:cu_encombrantelectronique,categorieTraitement:cat_d3e,description:&quot;téléviseur&quot;,conseils:&quot;&quot;,image:&quot;&quot;,image_secondaire:&quot;&quot;); dec_televiseurs.save();" calcext:value-type="string">
            <text:p>Dechet dec_televiseurs = new Dechet(code:"dec_televiseurs",nom:"Téléviseur",categoriesUsuelles:cu_encombrantelectronique,categorieTraitement:cat_d3e,description:"téléviseur",conseil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3/2013</text:p>
          </table:table-cell>
          <table:table-cell table:style-name="ce46"/>
          <table:table-cell/>
          <table:table-cell table:formula="of:=SUBSTITUTE([.H159];&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hermometreAMercure&quot;,&quot;nom&quot;:&quot;Thermomètre à mercure&quot;,&quot;categoriesUsuelles&quot;:&quot;cu_toxique&quot;,&quot;categorieTraitement&quot;:&quot;cat_ddm&quot;,&quot;description&quot;:&quot;thermomètre à mercure&quot;,&quot;descNoAccents&quot;:&quot;thermometre a mercure&quot;,&quot;conseils&quot;:&quot;cons_toxique&quot;,&quot;image&quot;:&quot;thermometre_mercure_mini.png&quot;,&quot;modco&quot;:&quot;modco_decheterie,modco_ecopoint&quot;,&quot;rec&quot;:&quot;PAS_POUBELLE&quot;,&quot;src&quot;:&quot;MieuxTrierANantes 03/2013&quot;}," calcext:value-type="string">
            <text:p>{"code":"dec_thermometreAMercure","nom":"Thermomètre à mercure","categoriesUsuelles":"cu_toxique","categorieTraitement":"cat_ddm","description":"thermomètre à mercure","descNoAccents":"thermometre a mercure","conseils":"cons_toxique","image":"thermometre_mercure_mini.png","modco":"modco_decheterie,modco_ecopoint","rec":"PAS_POUBELLE","src":"MieuxTrierANantes 03/2013"},</text:p>
          </table:table-cell>
          <table:table-cell office:value-type="string" calcext:value-type="string">
            <text:p><text:s/></text:p>
          </table:table-cell>
          <table:table-cell table:style-name="ce62" table:formula="of:=GROOVYDECHETS([.A159];[.B159];[.C159];[.D159];[.E159];[.F159];[.G159];[.Z159];[.I159])" office:value-type="string" office:string-value="Dechet dec_thermometreAMercure = new Dechet(code:&quot;dec_thermometreAMercure&quot;,nom:&quot;Thermomètre à mercure&quot;,categoriesUsuelles:cu_toxique,categorieTraitement:cat_ddm,description:&quot;thermomètre à mercure&quot;,conseils:&quot;&quot;,image:&quot;&quot;,image_secondaire:&quot;&quot;); dec_thermometreAMercure.save();" calcext:value-type="string">
            <text:p>Dechet dec_thermometreAMercure = new Dechet(code:"dec_thermometreAMercure",nom:"Thermomètre à mercure",categoriesUsuelles:cu_toxique,categorieTraitement:cat_ddm,description:"thermomètre à mercure",conseil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46"/>
          <table:table-cell/>
          <table:table-cell table:formula="of:=SUBSTITUTE([.H160];&quot;_petit&quot;;&quot;&quot;)">
            <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mpette&quot;,&quot;nom&quot;:&quot;Trompette&quot;,&quot;categoriesUsuelles&quot;:&quot;cu_divers&quot;,&quot;categorieTraitement&quot;:&quot;cat_instrument&quot;,&quot;description&quot;:&quot;trompette&quot;,&quot;descNoAccents&quot;:&quot;trompette&quot;,&quot;image&quot;:&quot;image_defaut_mini.png&quot;,&quot;modco&quot;:&quot;smco_reempdivers,modco_decheterie,modco_ecopoint,modco_encombrant&quot;,&quot;rec&quot;:&quot;PAS_POUBELLE&quot;,&quot;src&quot;:&quot;MieuxTrierANantes 03/2013&quot;}," calcext:value-type="string">
            <text:p>{"code":"dec_trompette","nom":"Trompette","categoriesUsuelles":"cu_divers","categorieTraitement":"cat_instrument","description":"trompette","descNoAccents":"trompette","image":"image_defaut_mini.png","modco":"smco_reempdivers,modco_decheterie,modco_ecopoint,modco_encombrant","rec":"PAS_POUBELLE","src":"MieuxTrierANantes 03/2013"},</text:p>
          </table:table-cell>
          <table:table-cell office:value-type="string" calcext:value-type="string">
            <text:p><text:s/></text:p>
          </table:table-cell>
          <table:table-cell table:style-name="ce62" table:formula="of:=GROOVYDECHETS([.A160];[.B160];[.C160];[.D160];[.E160];[.F160];[.G160];[.Z160];[.I160])" office:value-type="string" office:string-value="Dechet dec_trompette = new Dechet(code:&quot;dec_trompette&quot;,nom:&quot;Trompette&quot;,categoriesUsuelles:cu_divers,categorieTraitement:cat_instrument,description:&quot;trompette&quot;,conseils:&quot;&quot;,image:&quot;&quot;,image_secondaire:&quot;&quot;); dec_trompette.save();" calcext:value-type="string">
            <text:p>Dechet dec_trompette = new Dechet(code:"dec_trompette",nom:"Trompette",categoriesUsuelles:cu_divers,categorieTraitement:cat_instrument,description:"trompette",conseil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1];&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rottinnette&quot;,&quot;nom&quot;:&quot;Trottinette&quot;,&quot;categoriesUsuelles&quot;:&quot;cu_metal&quot;,&quot;categorieTraitement&quot;:&quot;cat_velo&quot;,&quot;description&quot;:&quot;trottinette&quot;,&quot;descNoAccents&quot;:&quot;trottinette&quot;,&quot;image&quot;:&quot;trottinette_mini.png&quot;,&quot;modco&quot;:&quot;smco_velo,modco_decheterie,modco_ecopoint&quot;,&quot;rec&quot;:&quot;PAS_POUBELLE&quot;,&quot;src&quot;:&quot;MieuxTrierANantes 12/2014&quot;}," calcext:value-type="string">
            <text:p>{"code":"dec_trottinnette","nom":"Trottinette","categoriesUsuelles":"cu_metal","categorieTraitement":"cat_velo","description":"trottinette","descNoAccents":"trottinette","image":"trottinette_mini.png","modco":"smco_velo,modco_decheterie,modco_ecopoint","rec":"PAS_POUBELLE","src":"MieuxTrierANantes 12/2014"},</text:p>
          </table:table-cell>
          <table:table-cell office:value-type="string" calcext:value-type="string">
            <text:p><text:s/></text:p>
          </table:table-cell>
          <table:table-cell table:style-name="ce62" table:formula="of:=GROOVYDECHETS([.A161];[.B161];[.C161];[.D161];[.E161];[.F161];[.G161];[.Z161];[.I161])" office:value-type="string" office:string-value="Dechet dec_trottinnette = new Dechet(code:&quot;dec_trottinnette&quot;,nom:&quot;Trottinette&quot;,categoriesUsuelles:cu_metal,categorieTraitement:cat_velo,description:&quot;trottinette&quot;,conseils:&quot;&quot;,image:&quot;&quot;,image_secondaire:&quot;&quot;); dec_trottinnette.save();" calcext:value-type="string">
            <text:p>Dechet dec_trottinnette = new Dechet(code:"dec_trottinnette",nom:"Trottinette",categoriesUsuelles:cu_metal,categorieTraitement:cat_velo,description:"trottinette",conseil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divers</text:p>
          </table:table-cell>
          <table:table-cell/>
          <table:table-cell table:formula="of:=SUBSTITUTE([.H162];&quot;_petit&quot;;&quot;&quot;)">
            <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beFluorescent&quot;,&quot;nom&quot;:&quot;Tube fluorescent&quot;,&quot;categoriesUsuelles&quot;:&quot;cu_toxique&quot;,&quot;categorieTraitement&quot;:&quot;cat_ddm&quot;,&quot;description&quot;:&quot;tube fluorescent, tube fluo&quot;,&quot;descNoAccents&quot;:&quot;tube fluorescent, tube fluo&quot;,&quot;conseils&quot;:&quot;cons_toxique&quot;,&quot;image&quot;:&quot;image_defaut_mini.png&quot;,&quot;modco&quot;:&quot;modco_decheterie,modco_ecopoint&quot;,&quot;rec&quot;:&quot;PAS_POUBELLE&quot;,&quot;src&quot;:&quot;MieuxTrierANantes 03/2013&quot;}," calcext:value-type="string">
            <text:p>{"code":"dec_tubeFluorescent","nom":"Tube fluorescent","categoriesUsuelles":"cu_toxique","categorieTraitement":"cat_ddm","description":"tube fluorescent, tube fluo","descNoAccents":"tube fluorescent, tube fluo","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62];[.B162];[.C162];[.D162];[.E162];[.F162];[.G162];[.Z162];[.I162])" office:value-type="string" office:string-value="Dechet dec_tubeFluorescent = new Dechet(code:&quot;dec_tubeFluorescent&quot;,nom:&quot;Tube fluorescent&quot;,categoriesUsuelles:cu_toxique,categorieTraitement:cat_ddm,description:&quot;tube fluorescent, tube fluo&quot;,conseils:&quot;&quot;,image:&quot;&quot;,image_secondaire:&quot;&quot;); dec_tubeFluorescent.save();" calcext:value-type="string">
            <text:p>Dechet dec_tubeFluorescent = new Dechet(code:"dec_tubeFluorescent",nom:"Tube fluorescent",categoriesUsuelles:cu_toxique,categorieTraitement:cat_ddm,description:"tube fluorescent, tube fluo",conseil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3/2013</text:p>
          </table:table-cell>
          <table:table-cell table:style-name="ce46"/>
          <table:table-cell/>
          <table:table-cell table:formula="of:=SUBSTITUTE([.H163];&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tuyauDarrosage&quot;,&quot;nom&quot;:&quot;Tuyau arrosage&quot;,&quot;categoriesUsuelles&quot;:&quot;cu_plastique&quot;,&quot;categorieTraitement&quot;:&quot;cat_omr_plastique&quot;,&quot;description&quot;:&quot;tuyau d'arrosage&quot;,&quot;descNoAccents&quot;:&quot;tuyau d'arrosage&quot;,&quot;conseils&quot;:&quot;cons_pasuniquementbouteilleflacon&quot;,&quot;image&quot;:&quot;tuyau_arrosage_mini.png&quot;,&quot;modco&quot;:&quot;modco_bacjaunenantes,modco_bacbleuhorsnantes,modco_sacbleu&quot;,&quot;rec&quot;:&quot;OUI_ET_NON&quot;,&quot;src&quot;:&quot;MieuxTrierANantes 03/2013&quot;}," calcext:value-type="string">
            <text:p>{"code":"dec_tuyauDarrosage","nom":"Tuyau arrosage","categoriesUsuelles":"cu_plastique","categorieTraitement":"cat_omr_plastique","description":"tuyau d'arrosage","descNoAccents":"tuyau d'arrosage","conseils":"cons_pasuniquementbouteilleflacon","image":"tuyau_arrosag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63];[.B163];[.C163];[.D163];[.E163];[.F163];[.G163];[.Z163];[.I163])" office:value-type="string" office:string-value="Dechet dec_tuyauDarrosage = new Dechet(code:&quot;dec_tuyauDarrosage&quot;,nom:&quot;Tuyau arrosage&quot;,categoriesUsuelles:cu_plastique,categorieTraitement:cat_omr_plastique,description:&quot;tuyau d'arrosage&quot;,conseils:&quot;&quot;,image:&quot;&quot;,image_secondaire:&quot;&quot;); dec_tuyauDarrosage.save();" calcext:value-type="string">
            <text:p>Dechet dec_tuyauDarrosage = new Dechet(code:"dec_tuyauDarrosage",nom:"Tuyau arrosage",categoriesUsuelles:cu_plastique,categorieTraitement:cat_omr_plastique,description:"tuyau d'arrosage",conseil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3/2013</text:p>
          </table:table-cell>
          <table:table-cell table:style-name="ce46"/>
          <table:table-cell/>
          <table:table-cell table:formula="of:=SUBSTITUTE([.H164];&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UstensileCuisine&quot;,&quot;nom&quot;:&quot;Ustensile cuisine&quot;,&quot;categoriesUsuelles&quot;:&quot;cu_divers&quot;,&quot;categorieTraitement&quot;:&quot;cat_omr&quot;,&quot;description&quot;:&quot;ustensile de cuisine, casserole, marmite, cocotte, poêle, wok, spatule&quot;,&quot;descNoAccents&quot;:&quot;ustensile de cuisine, casserole, marmite, cocotte, poele, wok, spatule&quot;,&quot;image&quot;:&quot;spatule_cuisine_mini.png&quot;,&quot;modco&quot;:&quot;modco_bacbleu,modco_sacbleu&quot;,&quot;rec&quot;:&quot;NON&quot;,&quot;src&quot;:&quot;MieuxTrierANantes 03/2013&quot;}," calcext:value-type="string">
            <text:p>{"code":"dec_UstensileCuisine","nom":"Ustensile cuisine","categoriesUsuelles":"cu_divers","categorieTraitement":"cat_omr","description":"ustensile de cuisine, casserole, marmite, cocotte, poêle, wok, spatule","descNoAccents":"ustensile de cuisine, casserole, marmite, cocotte, poele, wok, spatule","image":"spatule_cuisine_mini.png","modco":"modco_bacbleu,modco_sacbleu","rec":"NON","src":"MieuxTrierANantes 03/2013"},</text:p>
          </table:table-cell>
          <table:table-cell office:value-type="string" calcext:value-type="string">
            <text:p><text:s/></text:p>
          </table:table-cell>
          <table:table-cell table:style-name="ce62" table:formula="of:=GROOVYDECHETS([.A164];[.B164];[.C164];[.D164];[.E164];[.F164];[.G164];[.Z164];[.I164])" office:value-type="string" office:string-value="Dechet dec_UstensileCuisine = new Dechet(code:&quot;dec_UstensileCuisine&quot;,nom:&quot;Ustensile cuisine&quot;,categoriesUsuelles:cu_divers,categorieTraitement:cat_omr,description:&quot;ustensile de cuisine, casserole, marmite, cocotte, poêle, wok, spatule&quot;,conseils:&quot;&quot;,image:&quot;&quot;,image_secondaire:&quot;&quot;); dec_UstensileCuisine.save();" calcext:value-type="string">
            <text:p>Dechet dec_UstensileCuisine = new Dechet(code:"dec_UstensileCuisine",nom:"Ustensile cuisine",categoriesUsuelles:cu_divers,categorieTraitement:cat_omr,description:"ustensile de cuisine, casserole, marmite, cocotte, poêle, wok, spatule",conseil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65];&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Carton&quot;,&quot;nom&quot;:&quot;Vaisselle carton&quot;,&quot;categoriesUsuelles&quot;:&quot;cu_papierscartons&quot;,&quot;categorieTraitement&quot;:&quot;cat_omr&quot;,&quot;description&quot;:&quot;vaisselle carton, assiette carton, gobelet carton&quot;,&quot;descNoAccents&quot;:&quot;vaisselle carton, assiette carton, gobelet carton&quot;,&quot;image&quot;:&quot;assiette_carton_mini.png&quot;,&quot;modco&quot;:&quot;modco_bacbleu,modco_sacbleu&quot;,&quot;rec&quot;:&quot;NON&quot;,&quot;src&quot;:&quot;MieuxTrierANantes 03/2013&quot;}," calcext:value-type="string">
            <text:p>{"code":"dec_vaisselleCarton","nom":"Vaisselle carton","categoriesUsuelles":"cu_papierscartons","categorieTraitement":"cat_omr","description":"vaisselle carton, assiette carton, gobelet carton","descNoAccents":"vaisselle carton, assiette carton, gobelet carton","image":"assiette_carton_mini.png","modco":"modco_bacbleu,modco_sacbleu","rec":"NON","src":"MieuxTrierANantes 03/2013"},</text:p>
          </table:table-cell>
          <table:table-cell office:value-type="string" calcext:value-type="string">
            <text:p><text:s/></text:p>
          </table:table-cell>
          <table:table-cell table:style-name="ce62" table:formula="of:=GROOVYDECHETS([.A165];[.B165];[.C165];[.D165];[.E165];[.F165];[.G165];[.Z165];[.I165])" office:value-type="string" office:string-value="Dechet dec_vaisselleCarton = new Dechet(code:&quot;dec_vaisselleCarton&quot;,nom:&quot;Vaisselle carton&quot;,categoriesUsuelles:cu_papierscartons,categorieTraitement:cat_omr,description:&quot;vaisselle carton, assiette carton, gobelet carton&quot;,conseils:&quot;&quot;,image:&quot;&quot;,image_secondaire:&quot;&quot;); dec_vaisselleCarton.save();" calcext:value-type="string">
            <text:p>Dechet dec_vaisselleCarton = new Dechet(code:"dec_vaisselleCarton",nom:"Vaisselle carton",categoriesUsuelles:cu_papierscartons,categorieTraitement:cat_omr,description:"vaisselle carton, assiette carton, gobelet carton",conseil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6];&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6];[.B166];[.C166];[.D166];[.E166];[.F166];[.G166];[.H166];[.I166];[.J166])" office:value-type="string" office:string-value="{&quot;code&quot;:&quot;dec_vaissellePlastique&quot;,&quot;nom&quot;:&quot;Vaisselle plastique&quot;,&quot;categoriesUsuelles&quot;:&quot;cu_plastique&quot;,&quot;categorieTraitement&quot;:&quot;cat_omr_plastique&quot;,&quot;description&quot;:&quot;vaisselle plastique, gobelet plastique, couvert plastique, couteau plastique, fourchette plastique, cuillère plastique&quot;,&quot;descNoAccents&quot;:&quot;vaisselle plastique, gobelet plastique, couvert plastique, couteau plastique, fourchette plastique, cuillere plastique&quot;,&quot;conseils&quot;:&quot;cons_remplacergobelet,cons_vaissellebiodegradable,cons_pasuniquementbouteilleflacon&quot;,&quot;image&quot;:&quot;gobelet_plastique_mini.png&quot;,&quot;modco&quot;:&quot;modco_bacjaunenantes,modco_bacbleuhorsnantes,modco_sacbleu&quot;,&quot;rec&quot;:&quot;OUI_ET_NON&quot;,&quot;src&quot;:&quot;MieuxTrierANantes 14/2014&quot;}," calcext:value-type="string">
            <text:p>{"code":"dec_vaissellePlastique","nom":"Vaisselle plastique","categoriesUsuelles":"cu_plastique","categorieTraitement":"cat_omr_plastique","description":"vaisselle plastique, gobelet plastique, couvert plastique, couteau plastique, fourchette plastique, cuillère plastique","descNoAccents":"vaisselle plastique, gobelet plastique, couvert plastique, couteau plastique, fourchette plastique, cuillere plastique","conseils":"cons_remplacergobelet,cons_vaissellebiodegradable,cons_pasuniquementbouteilleflacon","image":"gobelet_plastique_mini.png","modco":"modco_bacjaunenantes,modco_bacbleuhorsnantes,modco_sacbleu","rec":"OUI_ET_NON","src":"MieuxTrierANantes 14/2014"},</text:p>
          </table:table-cell>
          <table:table-cell office:value-type="string" calcext:value-type="string">
            <text:p><text:s/></text:p>
          </table:table-cell>
          <table:table-cell table:style-name="ce62" table:formula="of:=GROOVYDECHETS([.A166];[.B166];[.C166];[.D166];[.E166];[.F166];[.G166];[.Z166];[.I166])" office:value-type="string" office:string-value="Dechet dec_vaissellePlastique = new Dechet(code:&quot;dec_vaissellePlastique&quot;,nom:&quot;Vaisselle plastique&quot;,categoriesUsuelles:cu_plastique,categorieTraitement:cat_omr_plastique,description:&quot;vaisselle plastique, gobelet plastique, couvert plastique, couteau plastique, fourchette plastique, cuillère plastique&quot;,conseils:&quot;cons_remplacergobelet,cons_vaissellebiodegradable&quot;,image:&quot;&quot;,image_secondaire:&quot;&quot;); dec_vaissellePlastique.save();" calcext:value-type="string">
            <text:p>Dechet dec_vaissellePlastique = new Dechet(code:"dec_vaissellePlastique",nom:"Vaisselle plastique",categoriesUsuelles:cu_plastique,categorieTraitement:cat_omr_plastique,description:"vaisselle plastique, gobelet plastique, couvert plastique, couteau plastique, fourchette plastique, cuillère plastique",conseil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3/2013</text:p>
          </table:table-cell>
          <table:table-cell table:style-name="ce22"/>
          <table:table-cell/>
          <table:table-cell table:formula="of:=SUBSTITUTE([.H167];&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7];[.B167];[.C167];[.D167];[.E167];[.F167];[.G166];[.H167];[.I167];[.J167])" office:value-type="string" office:string-value="{&quot;code&quot;:&quot;dec_vaisselleVerrePorcelaine&quot;,&quot;nom&quot;:&quot;Vaisselle (verre, porcelaine...)&quot;,&quot;categoriesUsuelles&quot;:&quot;cu_verrevaisselle&quot;,&quot;categorieTraitement&quot;:&quot;cat_verrenonvalovaisselleporcelaine&quot;,&quot;description&quot;:&quot;assiette, tasse, bol, plat, verre à boire, poterie, porcelaine, faïence, carafe, verre&quot;,&quot;descNoAccents&quot;:&quot;assiette, tasse, bol, plat, verre a boire, poterie, porcelaine, faience, carafe, verre&quot;,&quot;conseil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quot;:&quot;NON&quot;,&quot;commentaires&quot;:&quot;faq_pb_plastique&quot;,&quot;src&quot;:&quot;MieuxTrierANantes 03/2013&quot;}," calcext:value-type="string">
            <text:p>{"code":"dec_vaisselleVerrePorcelaine","nom":"Vaisselle (verre, porcelaine...)","categoriesUsuelles":"cu_verrevaisselle","categorieTraitement":"cat_verrenonvalovaisselleporcelaine","description":"assiette, tasse, bol, plat, verre à boire, poterie, porcelaine, faïence, carafe, verre","descNoAccents":"assiette, tasse, bol, plat, verre a boire, poterie, porcelaine, faience, carafe, verre","conseils":"cons_remplacergobelet,cons_vaissellebiodegradable,cons_verre","image":"assiette_mini.png","image_secondaire":"bol_mini.png, tasse_mini.png, plat_en_faience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67];[.B167];[.C167];[.D167];[.E167];[.F167];[.G166];[.Z167];[.I167])" office:value-type="string" office:string-value="Dechet dec_vaisselleVerrePorcelaine = new Dechet(code:&quot;dec_vaisselleVerrePorcelaine&quot;,nom:&quot;Vaisselle (verre, porcelaine...)&quot;,categoriesUsuelles:cu_verrevaisselle,categorieTraitement:cat_verrenonvalovaisselleporcelaine,description:&quot;assiette, tasse, bol, plat, verre à boire, poterie, porcelaine, faïence, carafe, verre&quot;,conseil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egoriesUsuelles:cu_verrevaisselle,categorieTraitement:cat_verrenonvalovaisselleporcelaine,description:"assiette, tasse, bol, plat, verre à boire, poterie, porcelaine, faïence, carafe, verre",conseil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3/2013</text:p>
          </table:table-cell>
          <table:table-cell table:style-name="ce47"/>
          <table:table-cell/>
          <table:table-cell table:formula="of:=SUBSTITUTE([.H168];&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lo&quot;,&quot;nom&quot;:&quot;Vélo&quot;,&quot;categoriesUsuelles&quot;:&quot;cu_metal&quot;,&quot;categorieTraitement&quot;:&quot;cat_velo&quot;,&quot;description&quot;:&quot;vélo, bicyclette, vélo, skateboard&quot;,&quot;descNoAccents&quot;:&quot;velo, bicyclette, velo, skateboard&quot;,&quot;image&quot;:&quot;veloenfant_mini.png&quot;,&quot;image_secondaire&quot;:&quot;skateboard_mini.png&quot;,&quot;modco&quot;:&quot;smco_velo,modco_decheterie,modco_ecopoint&quot;,&quot;rec&quot;:&quot;PAS_POUBELLE&quot;,&quot;src&quot;:&quot;MieuxTrierANantes 03/2013&quot;}," calcext:value-type="string">
            <text:p>{"code":"dec_velo","nom":"Vélo","categoriesUsuelles":"cu_metal","categorieTraitement":"cat_velo","description":"vélo, bicyclette, vélo, skateboard","descNoAccents":"velo, bicyclette, velo, skateboard","image":"veloenfant_mini.png","image_secondaire":"skateboard_mini.png","modco":"smco_velo,modco_decheterie,modco_ecopoint","rec":"PAS_POUBELLE","src":"MieuxTrierANantes 03/2013"},</text:p>
          </table:table-cell>
          <table:table-cell office:value-type="string" calcext:value-type="string">
            <text:p><text:s/></text:p>
          </table:table-cell>
          <table:table-cell table:style-name="ce62" table:formula="of:=GROOVYDECHETS([.A168];[.B168];[.C168];[.D168];[.E168];[.F168];[.G168];[.Z168];[.I168])" office:value-type="string" office:string-value="Dechet dec_velo = new Dechet(code:&quot;dec_velo&quot;,nom:&quot;Vélo&quot;,categoriesUsuelles:cu_metal,categorieTraitement:cat_velo,description:&quot;vélo, bicyclette, vélo, skateboard&quot;,conseils:&quot;&quot;,image:&quot;&quot;,image_secondaire:&quot;skateboard_mini.png&quot;); dec_velo.save();" calcext:value-type="string">
            <text:p>Dechet dec_velo = new Dechet(code:"dec_velo",nom:"Vélo",categoriesUsuelles:cu_metal,categorieTraitement:cat_velo,description:"vélo, bicyclette, vélo, skateboard",conseil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69];&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EnBonEtat&quot;,&quot;nom&quot;:&quot;Vêtement bon état&quot;,&quot;categoriesUsuelles&quot;:&quot;cu_vetementtissu&quot;,&quot;categorieTraitement&quot;:&quot;cat_vetement&quot;,&quot;description&quot;:&quot;vêtement en bon état, pantalon, chemise, pull, veste, jupe, robe&quot;,&quot;descNoAccents&quot;:&quot;vetement en bon etat, pantalon, chemise, pull, veste, jupe, robe&quot;,&quot;image&quot;:&quot;chemise_mini.png&quot;,&quot;modco&quot;:&quot;smco_conteneurlerelais,smco_reempvet,modco_bacbleu,modco_sacbleu&quot;,&quot;rec&quot;:&quot;NON&quot;,&quot;src&quot;:&quot;MieuxTrierANantes 03/2013&quot;}," calcext:value-type="string">
            <text:p>{"code":"dec_vetementEnBonEtat","nom":"Vêtement bon état","categoriesUsuelles":"cu_vetementtissu","categorieTraitement":"cat_vetement","description":"vêtement en bon état, pantalon, chemise, pull, veste, jupe, robe","descNoAccents":"vetement en bon etat, pantalon, chemise, pull, veste, jupe, robe","image":"chemise_mini.png","modco":"smco_conteneurlerelais,smco_reempvet,modco_bacbleu,modco_sacbleu","rec":"NON","src":"MieuxTrierANantes 03/2013"},</text:p>
          </table:table-cell>
          <table:table-cell office:value-type="string" calcext:value-type="string">
            <text:p><text:s/></text:p>
          </table:table-cell>
          <table:table-cell table:style-name="ce62" table:formula="of:=GROOVYDECHETS([.A169];[.B169];[.C169];[.D169];[.E169];[.F169];[.G169];[.Z169];[.I169])" office:value-type="string" office:string-value="Dechet dec_vetementEnBonEtat = new Dechet(code:&quot;dec_vetementEnBonEtat&quot;,nom:&quot;Vêtement bon état&quot;,categoriesUsuelles:cu_vetementtissu,categorieTraitement:cat_vetement,description:&quot;vêtement en bon état, pantalon, chemise, pull, veste, jupe, robe&quot;,conseils:&quot;&quot;,image:&quot;&quot;,image_secondaire:&quot;&quot;); dec_vetementEnBonEtat.save();" calcext:value-type="string">
            <text:p>Dechet dec_vetementEnBonEtat = new Dechet(code:"dec_vetementEnBonEtat",nom:"Vêtement bon état",categoriesUsuelles:cu_vetementtissu,categorieTraitement:cat_vetement,description:"vêtement en bon état, pantalon, chemise, pull, veste, jupe, robe",conseil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70];&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tementUsage&quot;,&quot;nom&quot;:&quot;Vêtement usagé&quot;,&quot;categoriesUsuelles&quot;:&quot;cu_vetementtissu&quot;,&quot;categorieTraitement&quot;:&quot;cat_omr&quot;,&quot;description&quot;:&quot;vêtement usagé, vêtement en mauvais état&quot;,&quot;descNoAccents&quot;:&quot;vetement usage, vetement en mauvais etat&quot;,&quot;image&quot;:&quot;jean_usage_mini.png&quot;,&quot;modco&quot;:&quot;modco_bacbleu,modco_sacbleu&quot;,&quot;rec&quot;:&quot;NON&quot;,&quot;src&quot;:&quot;MieuxTrierANantes 03/2013&quot;}," calcext:value-type="string">
            <text:p>{"code":"dec_vetementUsage","nom":"Vêtement usagé","categoriesUsuelles":"cu_vetementtissu","categorieTraitement":"cat_omr","description":"vêtement usagé, vêtement en mauvais état","descNoAccents":"vetement usage, vetement en mauvais etat","image":"jean_usage_mini.png","modco":"modco_bacbleu,modco_sacbleu","rec":"NON","src":"MieuxTrierANantes 03/2013"},</text:p>
          </table:table-cell>
          <table:table-cell office:value-type="string" calcext:value-type="string">
            <text:p><text:s/></text:p>
          </table:table-cell>
          <table:table-cell table:style-name="ce62" table:formula="of:=GROOVYDECHETS([.A170];[.B170];[.C170];[.D170];[.E170];[.F170];[.G170];[.Z170];[.I170])" office:value-type="string" office:string-value="Dechet dec_vetementUsage = new Dechet(code:&quot;dec_vetementUsage&quot;,nom:&quot;Vêtement usagé&quot;,categoriesUsuelles:cu_vetementtissu,categorieTraitement:cat_omr,description:&quot;vêtement usagé, vêtement en mauvais état&quot;,conseils:&quot;&quot;,image:&quot;&quot;,image_secondaire:&quot;&quot;); dec_vetementUsage.save();" calcext:value-type="string">
            <text:p>Dechet dec_vetementUsage = new Dechet(code:"dec_vetementUsage",nom:"Vêtement usagé",categoriesUsuelles:cu_vetementtissu,categorieTraitement:cat_omr,description:"vêtement usagé, vêtement en mauvais état",conseil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1];&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erreaboire&quot;,&quot;nom&quot;:&quot;Verre à boire&quot;,&quot;categoriesUsuelles&quot;:&quot;cu_verrevaisselle&quot;,&quot;categorieTraitement&quot;:&quot;cat_verrenonvalovaisselleporcelaine&quot;,&quot;description&quot;:&quot;verre à boire&quot;,&quot;descNoAccents&quot;:&quot;verre a boire&quot;,&quot;conseils&quot;:&quot;cons_verre&quot;,&quot;image&quot;:&quot;verre_a_boire_petit.png&quot;,&quot;modco&quot;:&quot;modco_bacbleu,modco_sacbleu,modco_decheterie,modco_ecopoint,smco_vaisselle&quot;,&quot;rec&quot;:&quot;NON&quot;,&quot;src&quot;:&quot;MieuxTrierANantes 12/2013&quot;}," calcext:value-type="string">
            <text:p>{"code":"dec_verreaboire","nom":"Verre à boire","categoriesUsuelles":"cu_verrevaisselle","categorieTraitement":"cat_verrenonvalovaisselleporcelaine","description":"verre à boire","descNoAccents":"verre a boire","conseils":"cons_verre","image":"verre_a_boire_petit.png","modco":"modco_bacbleu,modco_sacbleu,modco_decheterie,modco_ecopoint,smco_vaisselle","rec":"NON","src":"MieuxTrierANantes 12/2013"},</text:p>
          </table:table-cell>
          <table:table-cell office:value-type="string" calcext:value-type="string">
            <text:p><text:s/></text:p>
          </table:table-cell>
          <table:table-cell table:style-name="ce62"/>
          <table:table-cell table:number-columns-repeated="252"/>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3/2013</text:p>
          </table:table-cell>
          <table:table-cell table:style-name="ce22"/>
          <table:table-cell/>
          <table:table-cell table:formula="of:=SUBSTITUTE([.H172];&quot;_petit&quot;;&quot;&quot;)">
            <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itre&quot;,&quot;nom&quot;:&quot;Vitre&quot;,&quot;categoriesUsuelles&quot;:&quot;cu_verrevaisselle&quot;,&quot;categorieTraitement&quot;:&quot;cat_verrenonvalovaisselleporcelaine&quot;,&quot;description&quot;:&quot;vitre&quot;,&quot;descNoAccents&quot;:&quot;vitre&quot;,&quot;conseils&quot;:&quot;cons_verre&quot;,&quot;image&quot;:&quot;image_defaut_mini.png&quot;,&quot;modco&quot;:&quot;modco_bacbleu,modco_sacbleu,modco_decheterie,modco_ecopoint,smco_vaisselle&quot;,&quot;rec&quot;:&quot;NON&quot;,&quot;commentaires&quot;:&quot;faq_pb_plastique&quot;,&quot;src&quot;:&quot;MieuxTrierANantes 03/2013&quot;}," calcext:value-type="string">
            <text:p>{"code":"dec_vitre","nom":"Vitre","categoriesUsuelles":"cu_verrevaisselle","categorieTraitement":"cat_verrenonvalovaisselleporcelaine","description":"vitre","descNoAccents":"vitre","conseils":"cons_verre","image":"image_defaut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72];[.B172];[.C172];[.D172];[.E172];[.F172];[.G172];[.Z172];[.I172])" office:value-type="string" office:string-value="Dechet dec_vitre = new Dechet(code:&quot;dec_vitre&quot;,nom:&quot;Vitre&quot;,categoriesUsuelles:cu_verrevaisselle,categorieTraitement:cat_verrenonvalovaisselleporcelaine,description:&quot;vitre&quot;,conseils:&quot;&quot;,image:&quot;&quot;,image_secondaire:&quot;&quot;); dec_vitre.save();" calcext:value-type="string">
            <text:p>Dechet dec_vitre = new Dechet(code:"dec_vitre",nom:"Vitre",categoriesUsuelles:cu_verrevaisselle,categorieTraitement:cat_verrenonvalovaisselleporcelaine,description:"vitre",conseil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73];&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3];[.B173];[.C173];[.D173];[.E173];[.F173];[.G173];[.H173];[.I173];[.J173])" office:value-type="string" office:string-value="{&quot;code&quot;:&quot;dec_voiture&quot;,&quot;nom&quot;:&quot;Voiture&quot;,&quot;categoriesUsuelles&quot;:&quot;cu_divers&quot;,&quot;categorieTraitement&quot;:&quot;cat_voiture&quot;,&quot;description&quot;:&quot;voiture&quot;,&quot;descNoAccents&quot;:&quot;voiture&quot;,&quot;image&quot;:&quot;voiture_mini.png&quot;,&quot;modco&quot;:&quot;smco_vendeurcassevoiture,modco_reprise&quot;,&quot;rec&quot;:&quot;OUI&quot;,&quot;src&quot;:&quot;MieuxTrierANantes 03/2013&quot;}," calcext:value-type="string">
            <text:p>{"code":"dec_voiture","nom":"Voiture","categoriesUsuelles":"cu_divers","categorieTraitement":"cat_voiture","description":"voiture","descNoAccents":"voiture","image":"voiture_mini.png","modco":"smco_vendeurcassevoiture,modco_reprise","rec":"OUI","src":"MieuxTrierANantes 03/2013"},</text:p>
          </table:table-cell>
          <table:table-cell office:value-type="string" calcext:value-type="string">
            <text:p><text:s/></text:p>
          </table:table-cell>
          <table:table-cell table:style-name="ce62" table:formula="of:=GROOVYDECHETS([.A173];[.B173];[.C173];[.D173];[.E173];[.F173];[.G173];[.Z173];[.I173])" office:value-type="string" office:string-value="Dechet dec_voiture = new Dechet(code:&quot;dec_voiture&quot;,nom:&quot;Voiture&quot;,categoriesUsuelles:cu_divers,categorieTraitement:cat_voiture,description:&quot;voiture&quot;,conseils:&quot;&quot;,image:&quot;&quot;,image_secondaire:&quot;&quot;); dec_voiture.save();" calcext:value-type="string">
            <text:p>Dechet dec_voiture = new Dechet(code:"dec_voiture",nom:"Voiture",categoriesUsuelles:cu_divers,categorieTraitement:cat_voiture,description:"voiture",conseil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Conseil" table:style-name="ta2" table:print="false">
        <table:table-column table:style-name="co39" table:default-cell-style-name="Default"/>
        <table:table-column table:style-name="co40" table:default-cell-style-name="Default"/>
        <table:table-column table:style-name="co41" table:default-cell-style-name="Default"/>
        <table:table-column table:style-name="co37" table:default-cell-style-name="Default"/>
        <table:table-column table:style-name="co42" table:default-cell-style-name="Default"/>
        <table:table-column table:style-name="co16" table:default-cell-style-name="Default"/>
        <table:table-column table:style-name="co43" table:default-cell-style-name="Default"/>
        <table:table-column table:style-name="co44" table:default-cell-style-name="Default"/>
        <table:table-column table:style-name="co45" table:number-columns-repeated="17" table:default-cell-style-name="Default"/>
        <table:table-column table:style-name="co37" table:number-columns-repeated="230" table:default-cell-style-name="Default"/>
        <table:table-row table:style-name="ro3">
          <table:table-cell table:style-name="ce63"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3">
          <table:table-cell table:style-name="ce64"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3">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3">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80"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5];[.B5];[.C5];[.D5];[.E5];[.F5])" office:value-type="string" office:string-value="{&quot;code&quot;:&quot;cons_collectes_bacs&quot;,&quot;libelle&quot;:&quot;Une collecte par semaine pour les bacs&quot;,&quot;description&quot;:&quot;Depuis lundi 2 janvier 2012, il y a une collecte de bac jaune par semaine, et une collecte de bac bleu par semaine également.&quot;}," calcext:value-type="string">
            <text:p>{"code":"cons_collectes_bacs","libelle":"Une collecte par semaine pour les bacs","description":"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2" office:value-type="string" calcext:value-type="string">
            <text:p>Vérif le 03/2013</text:p>
          </table:table-cell>
          <table:table-cell table:number-columns-repeated="2"/>
          <table:table-cell table:style-name="ce84" table:formula="of:=JSONCONSEIL([.A6];[.B6];[.C6];[.D6];[.E6];[.F6])" office:value-type="string" office:string-value="{&quot;code&quot;:&quot;cons_bac_casse&quot;,&quot;libelle&quot;:&quot;Bac cassé&quot;,&quot;description&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libelle":"Bac cassé","description":"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2" office:value-type="string" calcext:value-type="string">
            <text:p>Vérif le 03/2013</text:p>
          </table:table-cell>
          <table:table-cell table:number-columns-repeated="2"/>
          <table:table-cell table:style-name="ce84" table:formula="of:=JSONCONSEIL([.A7];[.B7];[.C7];[.D7];[.E7];[.F7])" office:value-type="string" office:string-value="{&quot;code&quot;:&quot;cons_noeudtrisac&quot;,&quot;libelle&quot;:&quot;Double nœud&quot;,&quot;description&quot;:&quot;Les sacs doivent être fermés par un double nœud.&quot;}," calcext:value-type="string">
            <text:p>{"code":"cons_noeudtrisac","libelle":"Double nœud","description":"Les sacs doivent être fermés par un double nœu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2" office:value-type="string" calcext:value-type="string">
            <text:p>Vérif le 03/2013</text:p>
          </table:table-cell>
          <table:table-cell table:number-columns-repeated="2"/>
          <table:table-cell table:style-name="ce84" table:formula="of:=JSONCONSEIL([.A8];[.B8];[.C8];[.D8];[.E8];[.F8])" office:value-type="string" office:string-value="{&quot;code&quot;:&quot;cons_trisac&quot;,&quot;libelle&quot;:&quot;Quoi mettre dans les Tri'sac&quot;,&quot;description&quot;:&quot;Les sacs Trisac sont bleus pour les ordures ménagères, jaunes pour les déchets recyclables (emballages carton, bouteilles plastiques, papier).&quot;}," calcext:value-type="string">
            <text:p>{"code":"cons_trisac","libelle":"Quoi mettre dans les Tri'sac","description":"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2" office:value-type="string" calcext:value-type="string">
            <text:p>Vérif le 03/2013</text:p>
          </table:table-cell>
          <table:table-cell table:number-columns-repeated="2"/>
          <table:table-cell table:style-name="ce84" table:formula="of:=JSONCONSEIL([.A9];[.B9];[.C9];[.D9];[.E9];[.F9])" office:value-type="string" office:string-value="{&quot;code&quot;:&quot;cons_passacpoubelle&quot;,&quot;libelle&quot;:&quot;Utiliser uniquement les sacs Tri'sac.&quot;,&quot;description&quot;:&quot;N'utilisez pas d'autres types de sacs poubelles que les sacs jaunes et bleus de Tri'sac.&quot;}," calcext:value-type="string">
            <text:p>{"code":"cons_passacpoubelle","libelle":"Utiliser uniquement les sacs Tri'sac.","description":"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2" office:value-type="string" calcext:value-type="string">
            <text:p>Vérif le 03/2013</text:p>
          </table:table-cell>
          <table:table-cell table:number-columns-repeated="2"/>
          <table:table-cell table:style-name="ce84" table:formula="of:=JSONCONSEIL([.A10];[.B10];[.C10];[.D10];[.E10];[.F10])" office:value-type="string" office:string-value="{&quot;code&quot;:&quot;cons_acier&quot;,&quot;libelle&quot;:&quot;L'acier disparaît en 5-10 ans.&quot;,&quot;description&quot;:&quot;L'acier se recycle très facilement, mais à l’air libre, il met de 5 à 10 ans à disparaître.&quot;,&quot;fiche&quot;:&quot;fiche_acier&quot;}," calcext:value-type="string">
            <text:p>{"code":"cons_acier","libelle":"L'acier disparaît en 5-10 ans.","description":"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1];[.B11];[.C11];[.D11];[.E11];[.F11])" office:value-type="string" office:string-value="{&quot;code&quot;:&quot;cons_arcencielvalorena&quot;,&quot;libelle&quot;:&quot;2 sites d'incinération&quot;,&quot;description&quot;:&quot;Les ordures ménagères sont incinérées à l'usine d'Arc en Ciel (Couëron) et Valoréna (Nantes). Une partie de l'énergie récupérée alimente un réseau de chauffage urbain.&quot;}," calcext:value-type="string">
            <text:p>{"code":"cons_arcencielvalorena","libelle":"2 sites d'incinération","description":"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2];[.B12];[.C12];[.D12];[.E12];[.F12])" office:value-type="string" office:string-value="{&quot;code&quot;:&quot;cons_nbconteneurverre&quot;,&quot;libelle&quot;:&quot;879 conteneurs en verre&quot;,&quot;description&quot;:&quot;IL y a 879 conteneurs verres sur l la communauté urbaine, soit 1 conteneur pour 625 habitants.&quot;}," calcext:value-type="string">
            <text:p>{"code":"cons_nbconteneurverre","libelle":"879 conteneurs en verre","description":"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2" office:value-type="string" calcext:value-type="string">
            <text:p>Vérif le 03/2013</text:p>
          </table:table-cell>
          <table:table-cell table:number-columns-repeated="2"/>
          <table:table-cell table:style-name="ce84" table:formula="of:=JSONCONSEIL([.A13];[.B13];[.C13];[.D13];[.E13];[.F13])" office:value-type="string" office:string-value="{&quot;code&quot;:&quot;cons_encombrants&quot;,&quot;libelle&quot;:&quot;Collecte des encombrants&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libelle":"Collecte des encombrants","description":"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4];[.B14];[.C14];[.D14];[.E14];[.F14])" office:value-type="string" office:string-value="{&quot;code&quot;:&quot;cons_numerosencombrants&quot;,&quot;libelle&quot;:&quot;Numéros de téléphones des encombrants&quot;,&quot;description&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libelle":"Numéros de téléphones des encombrants","description":"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84" table:formula="of:=JSONCONSEIL([.A15];[.B15];[.C15];[.D15];[.E15];[.F15])" office:value-type="string" office:string-value="{&quot;code&quot;:&quot;cons_bouchon&quot;,&quot;libelle&quot;:&quot;Bouchons acceptés&quot;,&quot;description&quot;:&quot;Vous pouvez mettre les bouchons en plastique.&quot;}," calcext:value-type="string">
            <text:p>{"code":"cons_bouchon","libelle":"Bouchons acceptés","description":"Vous pouvez mettre les bouchons en plastiqu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84" table:formula="of:=JSONCONSEIL([.A16];[.B16];[.C16];[.D16];[.E16];[.F16])" office:value-type="string" office:string-value="{&quot;code&quot;:&quot;cons_bouchonamour&quot;,&quot;libelle&quot;:&quot;Bouchon d'amour récupère les bouchons plastiques&quot;,&quot;description&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libelle":"Bouchon d'amour récupère les bouchons plastiques","description":"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84" table:formula="of:=JSONCONSEIL([.A17];[.B17];[.C17];[.D17];[.E17];[.F17])" office:value-type="string" office:string-value="{&quot;code&quot;:&quot;cons_bouchonliege&quot;,&quot;libelle&quot;:&quot;Action Cancer 44 récupère les bouchons de liège&quot;,&quot;description&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libelle":"Action Cancer 44 récupère les bouchons de liège","description":"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84" table:formula="of:=JSONCONSEIL([.A18];[.B18];[.C18];[.D18];[.E18];[.F18])" office:value-type="string" office:string-value="{&quot;code&quot;:&quot;cons_allu&quot;,&quot;libelle&quot;:&quot;L’aluminium se recycle à 100% ! &quot;,&quot;description&quot;:&quot;Il peut être recyclé à l’infini sans perdre ses caractéristiques physiques.&quot;}," calcext:value-type="string">
            <text:p>{"code":"cons_allu","libelle":"L’aluminium se recycle à 100% ! ","description":"Il peut être recyclé à l’infini sans perdre ses caractéristiques physique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71" office:value-type="string" calcext:value-type="string">
            <text:p>Bouchons métalliques</text:p>
          </table:table-cell>
          <table:table-cell table:style-name="ce73" office:value-type="string" calcext:value-type="string">
            <text:p>Les bouchons métalliques peuvent se mettre avec le métal.</text:p>
          </table:table-cell>
          <table:table-cell table:style-name="ce47"/>
          <table:table-cell table:style-name="ce82" office:value-type="string" calcext:value-type="string">
            <text:p>Vérif le 06/2013</text:p>
          </table:table-cell>
          <table:table-cell table:number-columns-repeated="2"/>
          <table:table-cell table:style-name="ce84" table:formula="of:=JSONCONSEIL([.A19];[.B19];[.C19];[.D19];[.E19];[.F19])" office:value-type="string" office:string-value="{&quot;code&quot;:&quot;cons_couverclemetal&quot;,&quot;libelle&quot;:&quot;Bouchons métalliques&quot;,&quot;description&quot;:&quot;Les bouchons métalliques peuvent se mettre avec le métal.&quot;}," calcext:value-type="string">
            <text:p>{"code":"cons_couverclemetal","libelle":"Bouchons métalliques","description":"Les bouchons métalliques peuvent se mettre avec le mé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84" table:formula="of:=JSONCONSEIL([.A20];[.B20];[.C20];[.D20];[.E20];[.F20])" office:value-type="string" office:string-value="{&quot;code&quot;:&quot;cons_sans_bouchon_ni_couvercle&quot;,&quot;libelle&quot;:&quot;Ni bouchon ni couvercle&quot;,&quot;description&quot;:&quot;Ne pas mettre de bouchons, de couvercles ou de collerettes de plomb (autour des bouteilles en verre)&quot;}," calcext:value-type="string">
            <text:p>{"code":"cons_sans_bouchon_ni_couvercle","libelle":"Ni bouchon ni couvercle","description":"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84" table:formula="of:=JSONCONSEIL([.A21];[.B21];[.C21];[.D21];[.E21];[.F21])" office:value-type="string" office:string-value="{&quot;code&quot;:&quot;cons_pasbouchonamour&quot;,&quot;libelle&quot;:&quot;Ne pas mettre dans les bouchons d'amour&quot;,&quot;description&quot;:&quot;Les bouchons suivant sont refusés : produits toxiques, détergents.&quot;}," calcext:value-type="string">
            <text:p>{"code":"cons_pasbouchonamour","libelle":"Ne pas mettre dans les bouchons d'amour","description":"Les bouchons suivant sont refusés : produits toxiques, dé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84" table:formula="of:=JSONCONSEIL([.A22];[.B22];[.C22];[.D22];[.E22];[.F22])" office:value-type="string" office:string-value="{&quot;code&quot;:&quot;cons_remplacergobelet&quot;,&quot;libelle&quot;:&quot;Supprimer la vaisselle jetable&quot;,&quot;description&quot;:&quot;Utiliser de préférence de la vaiselle en plastique dur, que l'on ne jette pas : verre, tasse, gobelet...&quot;}," calcext:value-type="string">
            <text:p>{"code":"cons_remplacergobelet","libelle":"Supprimer la vaisselle jetable","description":"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4" office:value-type="string" calcext:value-type="string">
            <text:p>A base de fibre de canne à sucre, la vaiselle bio-dégradable.</text:p>
          </table:table-cell>
          <table:table-cell table:style-name="ce22"/>
          <table:table-cell table:number-columns-repeated="3"/>
          <table:table-cell table:style-name="ce84" table:formula="of:=JSONCONSEIL([.A23];[.B23];[.C23];[.D23];[.E23];[.F23])" office:value-type="string" office:string-value="{&quot;code&quot;:&quot;cons_vaissellebiodegradable&quot;,&quot;libelle&quot;:&quot;Vaisselle bio-dégradable&quot;,&quot;description&quot;:&quot;A base de fibre de canne à sucre, la vaiselle bio-dégradable.&quot;}," calcext:value-type="string">
            <text:p>{"code":"cons_vaissellebiodegradable","libelle":"Vaisselle bio-dégradable","description":"A base de fibre de canne à sucre, la vaiselle bio-dégradabl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75"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4];[.B24];[.C24];[.D24];[.E24];[.F24])" office:value-type="string" office:string-value="{&quot;code&quot;:&quot;cons_pilerechargeable&quot;,&quot;libelle&quot;:&quot;Pile rechargeable&quot;,&quot;description&quot;:&quot;Selon une étude réalisée en 2007 par Bio Intelligence Service, les piles rechargeables ont jusqu’à 32 fois moins d’impact sur l’environnement que les piles jetables.&quot;}," calcext:value-type="string">
            <text:p>{"code":"cons_pilerechargeable","libelle":"Pile rechargeable","description":"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2" office:value-type="string" calcext:value-type="string">
            <text:p>Vérif le 04/2013</text:p>
          </table:table-cell>
          <table:table-cell table:number-columns-repeated="2"/>
          <table:table-cell table:style-name="ce84" table:formula="of:=JSONCONSEIL([.A25];[.B25];[.C25];[.D25];[.E25];[.F25])" office:value-type="string" office:string-value="{&quot;code&quot;:&quot;cons_compostage&quot;,&quot;libelle&quot;:&quot;Compostage&quot;,&quot;description&quot;:&quot;Vous pouvez déposer au compost les restes de la cuisine (épluchures, marc de café...), du jardin (feuilles...), de la maison (cheveux, essuie-tout...). Eviter les produits laitiers et les viandes.&quot;,&quot;fiche&quot;:&quot;fiche_compostage&quot;}," calcext:value-type="string">
            <text:p>{"code":"cons_compostage","libelle":"Compostage","description":"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3">
          <table:table-cell table:style-name="ce66" office:value-type="string" calcext:value-type="string">
            <text:p>cons_souille</text:p>
          </table:table-cell>
          <table:table-cell table:style-name="ce6" office:value-type="string" calcext:value-type="string">
            <text:p>Papiers souillés</text:p>
          </table:table-cell>
          <table:table-cell table:style-name="ce75"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84" table:formula="of:=JSONCONSEIL([.A26];[.B26];[.C26];[.D26];[.E26];[.F26])" office:value-type="string" office:string-value="{&quot;code&quot;:&quot;cons_souille&quot;,&quot;libelle&quot;:&quot;Papiers souillés&quot;,&quot;description&quot;:&quot;Les papiers sales (tachés de nourriture...) sont considérés comme souillés et ne peuvent être recyclés.&quot;}," calcext:value-type="string">
            <text:p>{"code":"cons_souille","libelle":"Papiers souillés","description":"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7];[.B27];[.C27];[.D27];[.E27];[.F27])" office:value-type="string" office:string-value="{&quot;code&quot;:&quot;cons_ecoparticipation&quot;,&quot;libelle&quot;:&quot;Écoparticipation&quot;,&quot;description&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libelle":"Écoparticipation","description":"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84" table:formula="of:=JSONCONSEIL([.A28];[.B28];[.C28];[.D28];[.E28];[.F28])" office:value-type="string" office:string-value="{&quot;code&quot;:&quot;cons_deuxiemevie&quot;,&quot;libelle&quot;:&quot;Deuxième vie&quot;,&quot;description&quot;:&quot;L'association \&quot;Deuxième vie\&quot; recence les associations et entreprises spécialisées qui redonnent une vie au déchet.&lt;br/&gt;&lt;a href='http :\\www.deuxieme-vie.org' &gt;www.deuxieme-vie.org&lt;/a&gt;&quot;}," calcext:value-type="string">
            <text:p>{"code":"cons_deuxiemevie","libelle":"Deuxième vie","description":"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84" table:formula="of:=JSONCONSEIL([.A29];[.B29];[.C29];[.D29];[.E29];[.F29])" office:value-type="string" office:string-value="{&quot;code&quot;:&quot;cons_pasuniquementbouteilleflacon&quot;,&quot;libelle&quot;:&quot;Tous les plastiques dans les bacs jaunes nantais&quot;,&quot;description&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libelle":"Tous les plastiques dans les bacs jaunes nantais","description":"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84" table:formula="of:=JSONCONSEIL([.A30];[.B30];[.C30];[.D30];[.E30];[.F30])" office:value-type="string" office:string-value="{&quot;code&quot;:&quot;cons_papieralu&quot;,&quot;libelle&quot;:&quot;Petit aluminium non recyclé&quot;,&quot;description&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libelle":"Petit aluminium non recyclé","description":"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84" table:formula="of:=JSONCONSEIL([.A31];[.B31];[.C31];[.D31];[.E31];[.F31])" office:value-type="string" office:string-value="{&quot;code&quot;:&quot;cons_ampoulemercure&quot;,&quot;libelle&quot;:&quot;Le mercure est toxique&quot;,&quot;description&quot;:&quot;Ce sont des produits toxiques car contiennent un peu de mercure. C'est pourquoi il faut les ramener en déchèterie ou les points de ventes (supermachés, magasins de bricolage...).&quot;}," calcext:value-type="string">
            <text:p>{"code":"cons_ampoulemercure","libelle":"Le mercure est toxique","description":"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3">déchet</text:span>&lt;i&gt; 'Couvercle métallique'&lt;/i&gt;.</text:p>
          </table:table-cell>
          <table:table-cell table:style-name="ce22"/>
          <table:table-cell table:number-columns-repeated="3"/>
          <table:table-cell table:style-name="ce84" table:formula="of:=JSONCONSEIL([.A32];[.B32];[.C32];[.D32];[.E32];[.F32])" office:value-type="string" office:string-value="{&quot;code&quot;:&quot;cons_sansbouchon&quot;,&quot;libelle&quot;:&quot;Que faire du bouchon / couvercle ?&quot;,&quot;description&quot;:&quot;Le bouchon/couvercle doit être trié séparément (même s'il peut être trié). &lt;br/&gt;Voir déchet&lt;i&gt; Bouchon plastique'&lt;/i&gt; et déchet&lt;i&gt; 'Couvercle métallique'&lt;/i&gt;.&quot;}," calcext:value-type="string">
            <text:p>{"code":"cons_sansbouchon","libelle":"Que faire du bouchon / couvercle ?","description":"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84" table:formula="of:=JSONCONSEIL([.A33];[.B33];[.C33];[.D33];[.E33];[.F33])" office:value-type="string" office:string-value="{&quot;code&quot;:&quot;cons_capsulelait&quot;,&quot;libelle&quot;:&quot;Que faire de la capsule métallique ?&quot;,&quot;description&quot;:&quot;La capsule doit être mis dans les déchets ménagers ('bac bleu' ou 'sac bleu')&quot;}," calcext:value-type="string">
            <text:p>{"code":"cons_capsulelait","libelle":"Que faire de la capsule métallique ?","description":"La capsule doit être mis dans les déchets ménagers ('bac bleu' ou 'sac bleu')"},</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84" table:formula="of:=JSONCONSEIL([.A34];[.B34];[.C34];[.D34];[.E34];[.F34])" office:value-type="string" office:string-value="{&quot;code&quot;:&quot;cons_potsmoutarde&quot;,&quot;libelle&quot;:&quot;Les verres des pots de moutarde et nutella&quot;,&quot;description&quot;:&quot;Les pots de moutarde et de Nutella (qui peuvent être transformés en verre à boire) peuvent être recyclés (conseil AlloPropreté 05/2014).&quot;}," calcext:value-type="string">
            <text:p>{"code":"cons_potsmoutarde","libelle":"Les verres des pots de moutarde et nutella","description":"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84" table:formula="of:=JSONCONSEIL([.A35];[.B35];[.C35];[.D35];[.E35];[.F35])" office:value-type="string" office:string-value="{&quot;code&quot;:&quot;cons_recuppdv1&quot;,&quot;libelle&quot;:&quot;Les magasins récupèrent l'ancien appareil pour l'achat d'un nouveau&quot;,&quot;description&quot;:&quot;Vous achetez un appareil neuf, le distributeur est désormais tenu de reprendre  l’ancien à l’achat ou la livraison. C’est le principe de la reprise « un pour un ».&quot;,&quot;fiche&quot;:&quot;fiche_reprise&quot;}," calcext:value-type="string">
            <text:p>{"code":"cons_recuppdv1","libelle":"Les magasins récupèrent l'ancien appareil pour l'achat d'un nouveau","description":"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3">
          <table:table-cell table:style-name="ce67" office:value-type="string" calcext:value-type="string">
            <text:p>cons_recuppdv2</text:p>
          </table:table-cell>
          <table:table-cell table:style-name="ce67" office:value-type="string" calcext:value-type="string">
            <text:p>Les magasins qui les vendent récupèrent : cartouches d'imprimantes, piles, ampoules basse consommation, néon</text:p>
          </table:table-cell>
          <table:table-cell table:style-name="ce7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1"/>
          <table:table-cell office:value-type="string" calcext:value-type="string">
            <text:p><text:s/></text:p>
          </table:table-cell>
          <table:table-cell table:number-columns-repeated="2"/>
          <table:table-cell table:style-name="ce84" table:formula="of:=JSONCONSEIL([.A36];[.B36];[.C36];[.D36];[.E36];[.F36])" office:value-type="string" office:string-value="{&quot;code&quot;:&quot;cons_recuppdv2&quot;,&quot;libelle&quot;:&quot;Les magasins qui les vendent récupèrent : cartouches d'imprimantes, piles, ampoules basse consommation, néon&quot;,&quot;description&quot;:&quot;Les points de vente sont obligés de récupérer les objets usagés s'ils les vendent : cartouches d'imprimantes, piles et accumulateurs, ampoules basse consommation, tubes fluorescent (néons).&quot;}," calcext:value-type="string">
            <text:p>{"code":"cons_recuppdv2","libelle":"Les magasins qui les vendent récupèrent : cartouches d'imprimantes, piles, ampoules basse consommation, néon","description":"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84" table:formula="of:=JSONCONSEIL([.A37];[.B37];[.C37];[.D37];[.E37];[.F37])" office:value-type="string" office:string-value="{&quot;code&quot;:&quot;cons_verre&quot;,&quot;libelle&quot;:&quot;Recyclage du verre&quot;,&quot;description&quot;:&quot;Seul le 'verre d'emballage' (bouteille, bocaux) peut être recyclé (on peut l'intégrer au calcin utilisé dans les fours verriers)&quot;,&quot;fiche&quot;:&quot;fiche_verre&quot;}," calcext:value-type="string">
            <text:p>{"code":"cons_verre","libelle":"Recyclage du verre","description":"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3">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84" table:formula="of:=JSONCONSEIL([.A38];[.B38];[.C38];[.D38];[.E38];[.F38])" office:value-type="string" office:string-value="{&quot;code&quot;:&quot;cons_recupmedicament&quot;,&quot;libelle&quot;:&quot;Récupération des médicaments&quot;,&quot;description&quot;:&quot;Les pharmacies ont l'obligation de récupérer les anciens médicaments, avec ou sans conditionnement.&quot;,&quot;fiche&quot;:&quot;fiche_medicament&quot;}," calcext:value-type="string">
            <text:p>{"code":"cons_recupmedicament","libelle":"Récupération des médicaments","description":"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3">
          <table:table-cell table:style-name="ce68" office:value-type="string" calcext:value-type="string">
            <text:p>cons_fenetre_enveloppe</text:p>
          </table:table-cell>
          <table:table-cell table:style-name="ce18" office:value-type="string" calcext:value-type="string">
            <text:p>Suppression fenêtre</text:p>
          </table:table-cell>
          <table:table-cell table:style-name="ce77" office:value-type="string" calcext:value-type="string">
            <text:p>La fenêtre en plastique peut être laissée <text:s/>(source : AlloPropreté le 07/08/2013)</text:p>
          </table:table-cell>
          <table:table-cell table:style-name="ce18"/>
          <table:table-cell table:number-columns-repeated="3"/>
          <table:table-cell table:style-name="ce84" table:formula="of:=JSONCONSEIL([.A39];[.B39];[.C39];[.D39];[.E39];[.F39])" office:value-type="string" office:string-value="{&quot;code&quot;:&quot;cons_fenetre_enveloppe&quot;,&quot;libelle&quot;:&quot;Suppression fenêtre&quot;,&quot;description&quot;:&quot;La fenêtre en plastique peut être laissée  (source : AlloPropreté le 07/08/2013)&quot;}," calcext:value-type="string">
            <text:p>{"code":"cons_fenetre_enveloppe","libelle":"Suppression fenêtre","description":"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84" table:formula="of:=JSONCONSEIL([.A40];[.B40];[.C40];[.D40];[.E40];[.F40])" office:value-type="string" office:string-value="{&quot;code&quot;:&quot;cons_tetrapak&quot;,&quot;libelle&quot;:&quot;Recyclage Tétrapak&quot;,&quot;description&quot;:&quot;Les Tétra Pak se recyclent : le carton est récupéré, le reste est très rarement récupéré. Préféré les emballages en verre.&quot;,&quot;fiche&quot;:&quot;fiche_tetrapak&quot;}," calcext:value-type="string">
            <text:p>{"code":"cons_tetrapak","libelle":"Recyclage Tétrapak","description":"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5">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2" office:value-type="string" calcext:value-type="string">
            <text:p>Vérif le 04/2013</text:p>
          </table:table-cell>
          <table:table-cell table:number-columns-repeated="2"/>
          <table:table-cell table:style-name="ce84" table:formula="of:=JSONCONSEIL([.A41];[.B41];[.C41];[.D41];[.E41];[.F41])" office:value-type="string" office:string-value="{&quot;code&quot;:&quot;cons_distrisac_relais&quot;,&quot;libelle&quot;:&quot;Retrait de sacs en relais (3 rouleaux par retrait, 2 retraits par an)&quot;,&quot;description&quot;:&quot;Les relais sont des lieux de réapprovisionnement destinés à dépanner : vous pouvez retirer 3 rouleaux de sacs (bleus et/ou jaunes). Vous pouvez vous y rendre 2 fois par an.&quot;}," calcext:value-type="string">
            <text:p>{"code":"cons_distrisac_relais","libelle":"Retrait de sacs en relais (3 rouleaux par retrait, 2 retraits par an)","description":"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2" office:value-type="string" calcext:value-type="string">
            <text:p>Vérif le 04/2013</text:p>
          </table:table-cell>
          <table:table-cell table:number-columns-repeated="2"/>
          <table:table-cell table:style-name="ce84" table:formula="of:=JSONCONSEIL([.A42];[.B42];[.C42];[.D42];[.E42];[.F42])" office:value-type="string" office:string-value="{&quot;code&quot;:&quot;cons_distrisac_achat&quot;,&quot;libelle&quot;:&quot;Achats de sacs Trisacs (2,20 € le rouleau de 30 sacs)&quot;,&quot;description&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libelle":"Achats de sacs Trisacs (2,20 € le rouleau de 30 sacs)","description":"-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3" office:value-type="string" calcext:value-type="string">
            <text:p>A VERIFIER</text:p>
          </table:table-cell>
          <table:table-cell table:number-columns-repeated="2"/>
          <table:table-cell table:style-name="ce84" table:formula="of:=JSONCONSEIL([.A43];[.B43];[.C43];[.D43];[.E43];[.F43])" office:value-type="string" office:string-value="{&quot;code&quot;:&quot;cons_distrisac_piecesobligatoires&quot;,&quot;libelle&quot;:&quot;Amener carte retrait pour  \&quot;dépôt\&quot; et  \&quot;rendez-vous\&quot;&quot;,&quot;description&quot;:&quot;Pour le retrait, munissez-vous de votre carte de retrait, envoyée par courrier.&lt;br/&gt;&lt;IMG SRC=\&quot;resources/images/carte_retrait_trisacs.png\&quot; /&gt;&quot;}," calcext:value-type="string">
            <text:p>{"code":"cons_distrisac_piecesobligatoires","libelle":"Amener carte retrait pour <text:s/>\"dépôt\" et <text:s/>\"rendez-vous\"","description":"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3" office:value-type="string" calcext:value-type="string">
            <text:p>A INTEGRER</text:p>
          </table:table-cell>
          <table:table-cell table:number-columns-repeated="2"/>
          <table:table-cell table:style-name="ce84" table:formula="of:=JSONCONSEIL([.A44];[.B44];[.C44];[.D44];[.E44];[.F44])" office:value-type="string" office:string-value="{&quot;code&quot;:&quot;cons_vider_paslaver&quot;,&quot;libelle&quot;:&quot;Vidé, mais pas lavé&quot;,&quot;description&quot;:&quot;Ne laver les éléments triés (ceci est réalisé dans les centres de tri). Il suffit de les vider.&quot;}," calcext:value-type="string">
            <text:p>{"code":"cons_vider_paslaver","libelle":"Vidé, mais pas lavé","description":"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45];[.B45];[.C45];[.D45];[.E45];[.F45])" office:value-type="string" office:string-value="{&quot;code&quot;:&quot;cons_alloproprete&quot;,&quot;libelle&quot;:&quot;Des questions ? 0800 344 000&quot;,&quot;description&quot;:&quot;Numéro gratuit. 8h à 17h du lundi au samedi&quot;}," calcext:value-type="string">
            <text:p>{"code":"cons_alloproprete","libelle":"Des questions ? 0800 344 000","description":"Numéro gratuit. 8h à 17h du lundi au samedi"},</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84" table:formula="of:=JSONCONSEIL([.A46];[.B46];[.C46];[.D46];[.E46];[.F46])" office:value-type="string" office:string-value="{&quot;code&quot;:&quot;cons_pastoxique&quot;,&quot;libelle&quot;:&quot;Non recyclable car présence produits toxiques&quot;,&quot;description&quot;:&quot;Les bombes de peintures contiennent des produits toxiques, et ne peuvent pas être recyclées (contrairement aux bombes aérosols comme les déodorants).&quot;}," calcext:value-type="string">
            <text:p>{"code":"cons_pastoxique","libelle":"Non recyclable car présence produits toxiques","description":"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84" table:formula="of:=JSONCONSEIL([.A47];[.B47];[.C47];[.D47];[.E47];[.F47])" office:value-type="string" office:string-value="{&quot;code&quot;:&quot;cons_toxique&quot;,&quot;libelle&quot;:&quot;Produit toxique&quot;,&quot;description&quot;:&quot;Les produits toxiques ne doivent pas être mis avec les ordures ménagères. Ils doivent être déposés dans les déchèteries et écopoints.&quot;}," calcext:value-type="string">
            <text:p>{"code":"cons_toxique","libelle":"Produit toxique","description":"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lerelais</text:p>
          </table:table-cell>
          <table:table-cell table:style-name="ce72"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84" table:formula="of:=JSONCONSEIL([.A48];[.B48];[.C48];[.D48];[.E48];[.F48])" office:value-type="string" office:string-value="{&quot;code&quot;:&quot;cons_lerelais&quot;,&quot;libelle&quot;:&quot;Vous pouvez déposer dans les conteneurs \&quot;Le Relais\&quot;&quot;,&quot;description&quot;:&quot;Vêtements, linge de maison, chaussures (liées par paire), maroquinerie &lt;B&gt;dans un sac bien fermé&lt;/B&gt;.&quot;,&quot;fiche&quot;:&quot;fiche_contvet&quot;}," calcext:value-type="string">
            <text:p>{"code":"cons_lerelais","libelle":"Vous pouvez déposer dans les conteneurs \"Le Relais\"","description":"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sacs</text:p>
          </table:table-cell>
          <table:table-cell table:style-name="ce72" office:value-type="string" calcext:value-type="string">
            <text:p>Rappels sur les sacs</text:p>
          </table:table-cell>
          <table:table-cell table:style-name="ce78"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84" table:formula="of:=JSONCONSEIL([.A49];[.B49];[.C49];[.D49];[.E49];[.F49])" office:value-type="string" office:string-value="{&quot;code&quot;:&quot;cons_sacs&quot;,&quot;libelle&quot;:&quot;Rappels sur les sacs&quot;,&quot;description&quot;:&quot;Les sacs sont à déposer dans le même bac, les déchets recyclables dans le sac jaune, les déchets non recyclables dans le sac bleu.&quot;,&quot;fiche&quot;:&quot;fiche_sacjaune&quot;}," calcext:value-type="string">
            <text:p>{"code":"cons_sacs","libelle":"Rappels sur les sacs","description":"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bacs</text:p>
          </table:table-cell>
          <table:table-cell table:style-name="ce72" office:value-type="string" calcext:value-type="string">
            <text:p>Rappels sur les bacs</text:p>
          </table:table-cell>
          <table:table-cell table:style-name="ce78"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84" table:formula="of:=JSONCONSEIL([.A50];[.B50];[.C50];[.D50];[.E50];[.F50])" office:value-type="string" office:string-value="{&quot;code&quot;:&quot;cons_bacs&quot;,&quot;libelle&quot;:&quot;Rappels sur les bacs&quot;,&quot;description&quot;:&quot;Les déchets recyclables dans le bac jaune, les déchets non recyclables dans le bac bleu.&quot;,&quot;fiche&quot;:&quot;fiche_bacjaune&quot;}," calcext:value-type="string">
            <text:p>{"code":"cons_bacs","libelle":"Rappels sur les bacs","description":"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14h</text:p>
          </table:table-cell>
          <table:table-cell table:style-name="ce72"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1];[.B51];[.C51];[.D51];[.E51];[.F51])" office:value-type="string" office:string-value="{&quot;code&quot;:&quot;cons_collecte6h14h&quot;,&quot;libelle&quot;:&quot;Les collectes ont lieu de 6h à 14h&quot;,&quot;description&quot;:&quot;Présentez votre bac avant 6h ou la veille.&quot;}," calcext:value-type="string">
            <text:p>{"code":"cons_collecte6h14h","libelle":"Les collectes ont lieu de 6h à 14h","description":"Présentez votre bac avant 6h ou la veill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21h</text:p>
          </table:table-cell>
          <table:table-cell table:style-name="ce72"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2];[.B52];[.C52];[.D52];[.E52];[.F52])" office:value-type="string" office:string-value="{&quot;code&quot;:&quot;cons_collecte6h21h&quot;,&quot;libelle&quot;:&quot;Les collectes ont lieu de 6h à 21h&quot;,&quot;description&quot;:&quot;Présentez votre bac avant 6h ou la veille.&quot;}," calcext:value-type="string">
            <text:p>{"code":"cons_collecte6h21h","libelle":"Les collectes ont lieu de 6h à 21h","description":"Présentez votre bac avant 6h ou la veill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53];[.B53];[.C53];[.D53];[.E53];[.F53])" office:value-type="string" office:string-value="{&quot;code&quot;:&quot;cons_0800800868&quot;,&quot;libelle&quot;:&quot;Des questions ? 0800 800 868&quot;,&quot;description&quot;:&quot;Numéro gratuit. 8h à 17h du lundi au samedi&quot;}," calcext:value-type="string">
            <text:p>{"code":"cons_0800800868","libelle":"Des questions ? 0800 800 868","description":"Numéro gratuit. 8h à 17h du lundi au samedi"},</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84" table:formula="of:=JSONCONSEIL([.A54];[.B54];[.C54];[.D54];[.E54];[.F54])" office:value-type="string" office:string-value="{&quot;code&quot;:&quot;cons_0800007076&quot;,&quot;libelle&quot;:&quot;Des questions ? 0800 007 076&quot;,&quot;description&quot;:&quot;De 8h à 18h du lundi au samedi, appel gratuit depuis un téléphone fixe&quot;}," calcext:value-type="string">
            <text:p>{"code":"cons_0800007076","libelle":"Des questions ? 0800 007 076","description":"De 8h à 18h du lundi au samedi, appel gratuit depuis un téléphone fixe"},</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84" table:formula="of:=JSONCONSEIL([.A55];[.B55];[.C55];[.D55];[.E55];[.F55])" office:value-type="string" office:string-value="{&quot;code&quot;:&quot;cons_dec_coucheBebe&quot;,&quot;libelle&quot;:&quot;Couches lavables&quot;,&quot;description&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libelle":"Couches lavables","description":"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84" table:formula="of:=JSONCONSEIL([.A56];[.B56];[.C56];[.D56];[.E56];[.F56])" office:value-type="string" office:string-value="{&quot;code&quot;:&quot;cons_nespresso&quot;,&quot;libelle&quot;:&quot;Nespresso récupère ses capsules et soutien le recyclage du petit aluminium.&quot;,&quot;description&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libelle":"Nespresso récupère ses capsules et soutien le recyclage du petit aluminium.","description":"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84" table:formula="of:=JSONCONSEIL([.A57];[.B57];[.C57];[.D57];[.E57];[.F57])" office:value-type="string" office:string-value="{&quot;code&quot;:&quot;cons_plus2vers&quot;,&quot;libelle&quot;:&quot;Asso Plus2vers : partage de lombrics et conseils sur le lombricompostage&quot;,&quot;description&quot;:&quot;L'association nantaise Plus2vers recence les donateurs de lombrics (une carte permet de les localiser) et donne de nombreux conseils sur le lombricompostage.&lt;br/&gt;Voir &lt;a href='plus2vers.fr' target='_blank'&gt;plus2vers.fr&lt;/a&gt;&quot;}," calcext:value-type="string">
            <text:p>{"code":"cons_plus2vers","libelle":"Asso Plus2vers : partage de lombrics et conseils sur le lombricompostage","description":"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84" table:formula="of:=JSONCONSEIL([.A58];[.B58];[.C58];[.D58];[.E58];[.F58])" office:value-type="string" office:string-value="{&quot;code&quot;:&quot;cons_assocompostage&quot;,&quot;libelle&quot;:&quot;2 assos sur compostage à Nantes&quot;}," calcext:value-type="string">
            <text:p>{"code":"cons_assocompostage","libelle":"2 assos sur compostage à Nantes"},</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84" table:formula="of:=JSONCONSEIL([.A59];[.B59];[.C59];[.D59];[.E59];[.F59])" office:value-type="string" office:string-value="{&quot;code&quot;:&quot;cons_decheterieecopointquartheure&quot;,&quot;libelle&quot;:&quot;Venir 15 minutes avant la fin&quot;,&quot;description&quot;:&quot;Venir un quart d'heure avant la fermeture (le gardien refusera éventuellement l'entrée)&quot;}," calcext:value-type="string">
            <text:p>{"code":"cons_decheterieecopointquartheure","libelle":"Venir 15 minutes avant la fin","description":"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84" table:formula="of:=JSONCONSEIL([.A60];[.B60];[.C60];[.D60];[.E60];[.F60])" office:value-type="string" office:string-value="{&quot;code&quot;:&quot;cons_dechetecolimite2metres&quot;,&quot;libelle&quot;:&quot;Limite de 2 mètres&quot;,&quot;description&quot;:&quot;Une barre limite les véhicules de plus de 2 mètres de haut, sauf pour les déchèteries de La Chapelle-sur-Erdre et de Saint-Sébastien-sur-Loire.&quot;}," calcext:value-type="string">
            <text:p>{"code":"cons_dechetecolimite2metres","libelle":"Limite de 2 mètres","description":"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3">
          <table:table-cell table:number-columns-repeated="2"/>
          <table:table-cell table:style-name="ce79"/>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8"/>
          <table:table-cell office:value-type="string" calcext:value-type="string">
            <text:p><text:s/></text:p>
          </table:table-cell>
          <table:table-cell table:number-columns-repeated="246"/>
        </table:table-row>
        <table:table-row table:style-name="ro3">
          <table:table-cell table:number-columns-repeated="8"/>
          <table:table-cell table:style-name="ce85" table:number-columns-repeated="16"/>
          <table:table-cell table:number-columns-repeated="231"/>
        </table:table-row>
        <table:table-row table:style-name="ro3" table:number-rows-repeated="2">
          <table:table-cell table:number-columns-repeated="255"/>
        </table:table-row>
        <table:table-row table:style-name="ro3">
          <table:table-cell table:number-columns-repeated="4"/>
          <table:table-cell table:style-name="ce8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3" office:value-type="string" calcext:value-type="string">
            <text:p>FAUX DESORMAIS</text:p>
          </table:table-cell>
          <table:table-cell table:number-columns-repeated="2"/>
          <table:table-cell table:style-name="ce84" table:formula="of:=JSONCONSEIL([.A67];[.B67];[.C67];[.D67];[.E67];[.F67])" office:value-type="string" office:string-value="{&quot;code&quot;:&quot;cons_coupant&quot;,&quot;libelle&quot;:&quot;Coupant&quot;,&quot;description&quot;:&quot;Certains déchets non valorisables (vaisselle, faïence, miroir) ne peuvent être mis dans les sacs poubelles car ils déchireraient les sacs, ou seraient dangereux à manipuler.&quot;}," calcext:value-type="string">
            <text:p>{"code":"cons_coupant","libelle":"Coupant","description":"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3" table:number-rows-repeated="65478">
          <table:table-cell table:number-columns-repeated="255"/>
        </table:table-row>
        <table:table-row table:style-name="ro6">
          <table:table-cell table:number-columns-repeated="255"/>
        </table:table-row>
        <table:table-row table:style-name="ro1" table:number-rows-repeated="983029">
          <table:table-cell table:number-columns-repeated="255"/>
        </table:table-row>
        <table:table-row table:style-name="ro1">
          <table:table-cell table:number-columns-repeated="255"/>
        </table:table-row>
      </table:table>
      <table:table table:name="Commentaire" table:style-name="ta2" table:print="false">
        <table:table-column table:style-name="co46" table:default-cell-style-name="Default"/>
        <table:table-column table:style-name="co47" table:default-cell-style-name="Default"/>
        <table:table-column table:style-name="co1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3" table:default-cell-style-name="Default"/>
        <table:table-column table:style-name="co51" table:default-cell-style-name="Default"/>
        <table:table-column table:style-name="co43" table:default-cell-style-name="Default"/>
        <table:table-column table:style-name="co52" table:default-cell-style-name="Default"/>
        <table:table-column table:style-name="co37" table:default-cell-style-name="Default"/>
        <table:table-column table:style-name="co53" table:default-cell-style-name="Default"/>
        <table:table-column table:style-name="co54" table:default-cell-style-name="Default"/>
        <table:table-column table:style-name="co55" table:number-columns-repeated="4"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37" table:number-columns-repeated="233" table:default-cell-style-name="Default"/>
        <table:table-row table:style-name="ro3">
          <table:table-cell table:style-name="ce63" office:value-type="string" calcext:value-type="string" table:number-columns-spanned="7" table:number-rows-spanned="1">
            <text:p>FAQ</text:p>
          </table:table-cell>
          <table:covered-table-cell table:number-columns-repeated="3" table:style-name="ce63"/>
          <table:covered-table-cell table:number-columns-repeated="3"/>
          <table:table-cell table:number-columns-repeated="254"/>
        </table:table-row>
        <table:table-row table:style-name="ro3">
          <table:table-cell table:style-name="ce64" office:value-type="string" calcext:value-type="string" table:number-columns-spanned="7" table:number-rows-spanned="1">
            <text:p>Commentaires associés à un élément de l'application.</text:p>
          </table:table-cell>
          <table:covered-table-cell table:number-columns-repeated="3" table:style-name="ce64"/>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86" office:value-type="string" calcext:value-type="string">
            <text:p>Code</text:p>
          </table:table-cell>
          <table:table-cell table:style-name="ce86" office:value-type="string" calcext:value-type="string">
            <text:p>Type</text:p>
          </table:table-cell>
          <table:table-cell table:style-name="ce86" office:value-type="string" calcext:value-type="string">
            <text:p>Auteurs</text:p>
          </table:table-cell>
          <table:table-cell table:style-name="ce86" office:value-type="string" calcext:value-type="string">
            <text:p>Dates</text:p>
          </table:table-cell>
          <table:table-cell table:style-name="ce86" office:value-type="string" calcext:value-type="string">
            <text:p>Nom</text:p>
          </table:table-cell>
          <table:table-cell table:style-name="ce86" office:value-type="string" calcext:value-type="string">
            <text:p>Description</text:p>
          </table:table-cell>
          <table:table-cell table:style-name="ce86"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7">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Ce papier peut-il être trié ?</text:p>
          </table:table-cell>
          <table:table-cell table:style-name="ce18"/>
          <table:table-cell table:style-name="ce89" office:value-type="string" calcext:value-type="string">
            <text:p>dec_papierCadeau,dec_papierPeint</text:p>
          </table:table-cell>
          <table:table-cell/>
          <table:table-cell table:style-name="ce84" table:formula="of:=JSON_COMMENTAIRE([.A5];[.B5];[.C5];[.D5];[.E5];[.F5];[.G5];[.H5])" office:value-type="string" office:string-value="{&quot;code&quot;:&quot;faq_papierparticulier&quot;,&quot;type&quot;:&quot;appli&quot;,&quot;auteurs&quot;:&quot;Chris-ren&quot;,&quot;dates&quot;:&quot;41275&quot;,&quot;libelle&quot;:&quot;Ce papier peut-il être trié ?&quot;,&quot;elements&quot;:&quot;dec_papierCadeau,dec_papierPeint&quot;}," calcext:value-type="string">
            <text:p>{"code":"faq_papierparticulier","type":"appli","auteurs":"Chris-ren","dates":"41275","libelle":"Ce papier peut-il être trié ?","elements":"dec_papierCadeau,dec_papierPeint"},</text:p>
          </table:table-cell>
          <table:table-cell table:number-columns-repeated="4" office:value-type="string" calcext:value-type="string">
            <text:p><text:s/></text:p>
          </table:table-cell>
          <table:table-cell table:number-columns-repeated="248"/>
        </table:table-row>
        <table:table-row table:style-name="ro8">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84" table:formula="of:=JSON_COMMENTAIRE([.A6];[.B6];[.C6];[.D6];[.E6];[.F6];[.G6];[.H6])" office:value-type="string" office:string-value="{&quot;code&quot;:&quot;faq_imagemanquante&quot;,&quot;type&quot;:&quot;appli&quot;,&quot;auteurs&quot;:&quot;Chris-ren&quot;,&quot;dates&quot;:&quot;41275&quot;,&quot;libelle&quot;:&quot;Image manquante ou incorrecte&quot;,&quot;description&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libelle":"Image manquante ou incorrecte","description":"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84" table:formula="of:=JSON_COMMENTAIRE([.A7];[.B7];[.C7];[.D7];[.E7];[.F7];[.G7];[.H7])" office:value-type="string" office:string-value="{&quot;code&quot;:&quot;faq_cons_nbconteneurverre&quot;,&quot;type&quot;:&quot;appli&quot;,&quot;auteurs&quot;:&quot;Chris-ren&quot;,&quot;dates&quot;:&quot;41275&quot;,&quot;libelle&quot;:&quot;Info inutile ?&quot;,&quot;description&quot;:&quot;Est-ce utile comme info ?&quot;,&quot;elements&quot;:&quot;cons_nbconteneurverre&quot;}," calcext:value-type="string">
            <text:p>{"code":"faq_cons_nbconteneurverre","type":"appli","auteurs":"Chris-ren","dates":"41275","libelle":"Info inutile ?","description":"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84" table:formula="of:=JSON_COMMENTAIRE([.A8];[.B8];[.C8];[.D8];[.E8];[.F8];[.G8];[.H8])" office:value-type="string" office:string-value="{&quot;code&quot;:&quot;faq_uaie&quot;,&quot;type&quot;:&quot;appli&quot;,&quot;auteurs&quot;:&quot;Chris-ren&quot;,&quot;dates&quot;:&quot;41426&quot;,&quot;libelle&quot;:&quot;Quartiers administratifs&quot;,&quot;description&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libelle":"Quartiers administratifs","description":"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84" table:formula="of:=JSON_COMMENTAIRE([.A9];[.B9];[.C9];[.D9];[.E9];[.F9];[.G9];[.H9])" office:value-type="string" office:string-value="{&quot;code&quot;:&quot;faq_fiche_compost&quot;,&quot;type&quot;:&quot;appli&quot;,&quot;auteurs&quot;:&quot;Chris-ren&quot;,&quot;dates&quot;:&quot;41430&quot;,&quot;libelle&quot;:&quot;Conseils Compostri&quot;,&quot;description&quot;:&quot;En réalité on peut mettre les déchets type branches, coquilles de noix et noisettes... à condition de les découper en petits morceaux.&quot;,&quot;elements&quot;:&quot;fiche_compostage&quot;}," calcext:value-type="string">
            <text:p>{"code":"faq_fiche_compost","type":"appli","auteurs":"Chris-ren","dates":"41430","libelle":"Conseils Compostri","description":"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84" table:formula="of:=JSON_COMMENTAIRE([.A10];[.B10];[.C10];[.D10];[.E10];[.F10];[.G10];[.H10])" office:value-type="string" office:string-value="{&quot;code&quot;:&quot;faq_fiche_lombricompost&quot;,&quot;type&quot;:&quot;appli&quot;,&quot;auteurs&quot;:&quot;Chris-ren&quot;,&quot;dates&quot;:&quot;41430&quot;,&quot;libelle&quot;:&quot;Retour d'expérience&quot;,&quot;description&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libelle":"Retour d'expérience","description":"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84" table:formula="of:=JSON_COMMENTAIRE([.A11];[.B11];[.C11];[.D11];[.E11];[.F11];[.G11];[.H11])" office:value-type="string" office:string-value="{&quot;code&quot;:&quot;faq_donnees_ourecycler&quot;,&quot;type&quot;:&quot;appli&quot;,&quot;auteurs&quot;:&quot;Chris-ren&quot;,&quot;dates&quot;:&quot;41430&quot;,&quot;libelle&quot;:&quot;Données de http://ourecycler.fr/ non exploitables&quot;,&quot;description&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libelle":"Données de http://ourecycler.fr/ non exploitables","description":"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3">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84" table:formula="of:=JSON_COMMENTAIRE([.A12];[.B12];[.C12];[.D12];[.E12];[.F12];[.G12];[.H12])" office:value-type="string" office:string-value="{&quot;code&quot;:&quot;faq_modco_contmpb&quot;,&quot;type&quot;:&quot;modco&quot;,&quot;auteurs&quot;:&quot;Chris-ren&quot;,&quot;dates&quot;:&quot;41440&quot;,&quot;libelle&quot;:&quot;Pas de brique ni de métal &quot;,&quot;description&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libelle":"Pas de brique ni de métal ","description":"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3">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8"/>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84" table:formula="of:=JSON_COMMENTAIRE([.A13];[.B13];[.C13];[.D13];[.E13];[.F13];[.G13];[.H13])" office:value-type="string" office:string-value="{&quot;code&quot;:&quot;faq_pb_plastique&quot;,&quot;type&quot;:&quot;appli&quot;,&quot;auteurs&quot;:&quot;Chris-ren&quot;,&quot;libelle&quot;:&quot;Pb plastique&quot;,&quot;description&quot;:&quot;Les plastiques sont mis dans la catégorie de traitement cat_emr, alors qu'il existe des conteneurs réservés aux plastiques (donc pas à tous les emr)&quot;}," calcext:value-type="string">
            <text:p>{"code":"faq_pb_plastique","type":"appli","auteurs":"Chris-ren","libelle":"Pb plastique","description":"Les plastiques sont mis dans la catégorie de traitement cat_emr, alors qu'il existe des conteneurs réservés aux plastiques (donc pas à tous les emr)"},</text:p>
          </table:table-cell>
          <table:table-cell table:number-columns-repeated="252"/>
        </table:table-row>
        <table:table-row table:style-name="ro3">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87" office:value-type="string" calcext:value-type="string">
            <text:p>dec_bouteilleGaz</text:p>
          </table:table-cell>
          <table:table-cell/>
          <table:table-cell table:style-name="ce84" table:formula="of:=JSON_COMMENTAIRE([.A14];[.B14];[.C14];[.D14];[.E14];[.F14];[.G14];[.H14])" office:value-type="string" office:string-value="{&quot;code&quot;:&quot;faq_bouteillegaz&quot;,&quot;type&quot;:&quot;dechet&quot;,&quot;auteurs&quot;:&quot;Chris-ren&quot;,&quot;dates&quot;:&quot;41659&quot;,&quot;libelle&quot;:&quot;Bouteille de gaz&quot;,&quot;description&quot;:&quot;Témoignage : les écopoints ne les acceptent pas.&quot;,&quot;elements&quot;:&quot;dec_bouteilleGaz&quot;}," calcext:value-type="string">
            <text:p>{"code":"faq_bouteillegaz","type":"dechet","auteurs":"Chris-ren","dates":"41659","libelle":"Bouteille de gaz","description":"Témoignage : les écopoints ne les acceptent pas.","elements":"dec_bouteilleGaz"},</text:p>
          </table:table-cell>
          <table:table-cell table:number-columns-repeated="252"/>
        </table:table-row>
        <table:table-row table:style-name="ro3">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84" table:formula="of:=JSON_COMMENTAIRE([.A15];[.B15];[.C15];[.D15];[.E15];[.F15];[.G15];[.H15])" office:value-type="string" office:string-value="{&quot;code&quot;:&quot;fac_depotamiante&quot;,&quot;type&quot;:&quot;dechet&quot;,&quot;auteurs&quot;:&quot;Chris-ren&quot;,&quot;dates&quot;:&quot;41659&quot;,&quot;libelle&quot;:&quot;Dépôt amiante&quot;,&quot;description&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libelle":"Dépôt amiante","description":"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3">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84" table:formula="of:=JSON_COMMENTAIRE([.A16];[.B16];[.C16];[.D16];[.E16];[.F16];[.G16];[.H16])" office:value-type="string" office:string-value="{&quot;code&quot;:&quot;fac_nantesecologie&quot;,&quot;type&quot;:&quot;dechet&quot;,&quot;auteurs&quot;:&quot;Chris-ren&quot;,&quot;dates&quot;:&quot;41740&quot;,&quot;libelle&quot;:&quot;La réinsertion par le tri&quot;,&quot;description&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libelle":"La réinsertion par le tri","description":"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3">
          <table:table-cell table:style-name="ce87" office:value-type="string" calcext:value-type="string">
            <text:p>fac_coucheBebe</text:p>
          </table:table-cell>
          <table:table-cell table:style-name="ce18" office:value-type="string" calcext:value-type="string">
            <text:p>dechet</text:p>
          </table:table-cell>
          <table:table-cell table:style-name="ce78" office:value-type="string" calcext:value-type="string">
            <text:p>Chris-ren</text:p>
          </table:table-cell>
          <table:table-cell table:style-name="ce88"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0" office:value-type="string" calcext:value-type="string">
            <text:p>dec_coucheBebe</text:p>
          </table:table-cell>
          <table:table-cell/>
          <table:table-cell table:style-name="ce84" table:formula="of:=JSON_COMMENTAIRE([.A17];[.B17];[.C17];[.D17];[.E17];[.F17];[.G17];[.H17])" office:value-type="string" office:string-value="{&quot;code&quot;:&quot;fac_coucheBebe&quot;,&quot;type&quot;:&quot;dechet&quot;,&quot;auteurs&quot;:&quot;Chris-ren&quot;,&quot;dates&quot;:&quot;41983&quot;,&quot;libelle&quot;:&quot;Couches lavables oui mais les couches imperméables&quot;,&quot;description&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libelle":"Couches lavables oui mais les couches imperméables","description":"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3">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89" office:value-type="string" calcext:value-type="string">
            <text:p>dec_miroir,dec_porcelaine,dec_poterie,dec_vaisselleVerrePorcelaine,dec_vitre</text:p>
          </table:table-cell>
          <table:table-cell/>
          <table:table-cell table:style-name="ce84" table:formula="of:=JSON_COMMENTAIRE([.A18];[.B18];[.C18];[.D18];[.E18];[.F18];[.G18];[.H18])" office:value-type="string" office:string-value="{&quot;code&quot;:&quot;faq_cons_coupant&quot;,&quot;type&quot;:&quot;appli&quot;,&quot;auteurs&quot;:&quot;Chris-ren&quot;,&quot;dates&quot;:&quot;41376&quot;,&quot;libelle&quot;:&quot;Conseil coupant admis&quot;,&quot;description&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libelle":"Conseil coupant admis","description":"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5"/>
          <table:table-cell table:style-name="ce79"/>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84" table:formula="of:=JSON_COMMENTAIRE([.A25];[.B25];[.C25];[.D25];[.E25];[.F25];[.G25];[.H25])" office:value-type="string" office:string-value="{&quot;code&quot;:&quot;faq_panneaux_ecotox&quot;,&quot;type&quot;:&quot;modco&quot;,&quot;auteurs&quot;:&quot;Chris-ren&quot;,&quot;dates&quot;:&quot;41275&quot;,&quot;libelle&quot;:&quot;Panneaux Écotox / site Internet pas à jour&quot;,&quot;description&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libelle":"Panneaux Écotox / site Internet pas à jour","description":"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84" table:formula="of:=JSON_COMMENTAIRE([.A26];[.B26];[.C26];[.D26];[.E26];[.F26];[.G26];[.H26])" office:value-type="string" office:string-value="{&quot;code&quot;:&quot;faq_ecotox&quot;,&quot;type&quot;:&quot;modco&quot;,&quot;auteurs&quot;:&quot;Chris-ren&quot;,&quot;dates&quot;:&quot;41275&quot;,&quot;libelle&quot;:&quot;Usage Écotox&quot;,&quot;description&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libelle":"Usage Écotox","description":"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12"/>
          <table:table-cell table:style-name="ce85" office:value-type="string" calcext:value-type="string">
            <text:p><text:s/></text:p>
          </table:table-cell>
          <table:table-cell table:number-columns-repeated="248"/>
        </table:table-row>
        <table:table-row table:style-name="ro3" table:number-rows-repeated="12">
          <table:table-cell table:number-columns-repeated="261"/>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3" table:number-rows-repeated="65493">
          <table:table-cell table:number-columns-repeated="261"/>
        </table:table-row>
        <table:table-row table:style-name="ro6">
          <table:table-cell table:number-columns-repeated="261"/>
        </table:table-row>
        <table:table-row table:style-name="ro1" table:number-rows-repeated="983034">
          <table:table-cell table:number-columns-repeated="261"/>
        </table:table-row>
        <table:table-row table:style-name="ro1">
          <table:table-cell table:number-columns-repeated="261"/>
        </table:table-row>
      </table:table>
      <table:table table:name="Fiches" table:style-name="ta3" table:print="false">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53" table:number-columns-repeated="3" table:default-cell-style-name="Default"/>
        <table:table-column table:style-name="co37" table:number-columns-repeated="233" table:default-cell-style-name="Default"/>
        <table:table-row table:style-name="ro1">
          <table:table-cell table:style-name="ce63"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4"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1">
          <table:table-cell table:style-name="ce41" table:number-columns-repeated="4"/>
          <table:table-cell table:number-columns-repeated="251"/>
        </table:table-row>
        <table:table-row table:style-name="ro9">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5"/>
          <table:table-cell table:number-columns-repeated="245"/>
        </table:table-row>
        <table:table-row table:style-name="ro10">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59" office:value-type="string" calcext:value-type="string">
            <text:p>fiche</text:p>
          </table:table-cell>
          <table:table-cell table:number-columns-repeated="3"/>
          <table:table-cell table:style-name="ce98" table:formula="of:=JSON_FICHE([.A5];[.B5];[.C5];[.D5];[.E5];[.F5];[.G5];[.H5])" office:value-type="string" office:string-value="{&quot;code&quot;:&quot;fiche_aremacs&quot;,&quot;libelle&quot;:&quot;Aremacs&quot;,&quot;description_f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 calcext:value-type="string">
            <text:p>{"code":"fiche_aremacs","libelle":"Aremacs","description_f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text:p>
          </table:table-cell>
          <table:table-cell table:style-name="ce85" office:value-type="string" calcext:value-type="string">
            <text:p><text:s/></text:p>
          </table:table-cell>
          <table:table-cell table:number-columns-repeated="245"/>
        </table:table-row>
        <table:table-row table:style-name="ro11">
          <table:table-cell table:style-name="ce18" office:value-type="string" calcext:value-type="string">
            <text:p>fiche_bacjaune</text:p>
          </table:table-cell>
          <table:table-cell table:style-name="ce18" office:value-type="string" calcext:value-type="string">
            <text:p>Bacs jaunes et bleus</text:p>
          </table:table-cell>
          <table:table-cell table:style-name="ce91"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59" office:value-type="string" calcext:value-type="string">
            <text:p>fiche</text:p>
          </table:table-cell>
          <table:table-cell table:number-columns-repeated="3"/>
          <table:table-cell table:style-name="ce98" table:formula="of:=JSON_FICHE([.A6];[.B6];[.C6];[.D6];[.E6];[.F6];[.G6];[.H6])" office:value-type="string" office:string-value="{&quot;code&quot;:&quot;fiche_bacjaune&quot;,&quot;libelle&quot;:&quot;Bacs jaunes et bleus&quot;,&quot;description_f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calcext:value-type="string">
            <text:p>{"code":"fiche_bacjaune","libelle":"Bacs jaunes et bleus","description_f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5" office:value-type="string" calcext:value-type="string">
            <text:p><text:s/></text:p>
          </table:table-cell>
          <table:table-cell table:number-columns-repeated="245"/>
        </table:table-row>
        <table:table-row table:style-name="ro12">
          <table:table-cell table:style-name="ce6" office:value-type="string" calcext:value-type="string">
            <text:p>fiche_bouchon_amour</text:p>
          </table:table-cell>
          <table:table-cell table:style-name="ce6" office:value-type="string" calcext:value-type="string">
            <text:p>Bouchons d'amour</text:p>
          </table:table-cell>
          <table:table-cell table:style-name="ce92"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59" office:value-type="string" calcext:value-type="string">
            <text:p>fiche</text:p>
          </table:table-cell>
          <table:table-cell table:number-columns-repeated="3"/>
          <table:table-cell table:style-name="ce98" table:formula="of:=JSON_FICHE([.A7];[.B7];[.C7];[.D7];[.E7];[.F7];[.G7];[.H7])" office:value-type="string" office:string-value="{&quot;code&quot;:&quot;fiche_bouchon_amour&quot;,&quot;libelle&quot;:&quot;Bouchons d'amour&quot;,&quot;description_f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calcext:value-type="string">
            <text:p>{"code":"fiche_bouchon_amour","libelle":"Bouchons d'amour","description_f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5" office:value-type="string" calcext:value-type="string">
            <text:p><text:s/></text:p>
          </table:table-cell>
          <table:table-cell table:number-columns-repeated="245"/>
        </table:table-row>
        <table:table-row table:style-name="ro13">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59" office:value-type="string" calcext:value-type="string">
            <text:p>fiche</text:p>
          </table:table-cell>
          <table:table-cell table:number-columns-repeated="3"/>
          <table:table-cell table:style-name="ce98" table:formula="of:=JSON_FICHE([.A8];[.B8];[.C8];[.D8];[.E8];[.F8];[.G8];[.H8])" office:value-type="string" office:string-value="{&quot;code&quot;:&quot;fiche_encombrant&quot;,&quot;libelle&quot;:&quot;Collecte des encombrants&quot;,&quot;description_f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calcext:value-type="string">
            <text:p>{"code":"fiche_encombrant","libelle":"Collecte des encombrants","description_f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5" office:value-type="string" calcext:value-type="string">
            <text:p><text:s/></text:p>
          </table:table-cell>
          <table:table-cell table:number-columns-repeated="245"/>
        </table:table-row>
        <table:table-row table:style-name="ro14">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59" office:value-type="string" calcext:value-type="string">
            <text:p>fiche</text:p>
          </table:table-cell>
          <table:table-cell table:number-columns-repeated="3"/>
          <table:table-cell table:style-name="ce98" table:formula="of:=JSON_FICHE([.A9];[.B9];[.C9];[.D9];[.E9];[.F9];[.G9];[.H9])" office:value-type="string" office:string-value="{&quot;code&quot;:&quot;fiche_compostage&quot;,&quot;libelle&quot;:&quot;Compostage&quot;,&quot;description_f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calcext:value-type="string">
            <text:p>{"code":"fiche_compostage","libelle":"Compostage","description_f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85" office:value-type="string" calcext:value-type="string">
            <text:p><text:s/></text:p>
          </table:table-cell>
          <table:table-cell table:number-columns-repeated="245"/>
        </table:table-row>
        <table:table-row table:style-name="ro1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59" office:value-type="string" calcext:value-type="string">
            <text:p>fiche</text:p>
          </table:table-cell>
          <table:table-cell table:number-columns-repeated="3"/>
          <table:table-cell table:style-name="ce98" table:formula="of:=JSON_FICHE([.A10];[.B10];[.C10];[.D10];[.E10];[.F10];[.G10];[.H10])" office:value-type="string" office:string-value="{&quot;code&quot;:&quot;fiche_compostri&quot;,&quot;libelle&quot;:&quot;Compostri&quot;,&quot;description_f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libelle":"Compostri","description_f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5"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6">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59" office:value-type="string" calcext:value-type="string">
            <text:p>fiche</text:p>
          </table:table-cell>
          <table:table-cell table:number-columns-repeated="3"/>
          <table:table-cell table:style-name="ce98" table:formula="of:=JSON_FICHE([.A11];[.B11];[.C11];[.D11];[.E11];[.F11];[.G11];[.H11])" office:value-type="string" office:string-value="{&quot;code&quot;:&quot;fiche_contembjournmag&quot;,&quot;libelle&quot;:&quot;Cont. embal. journ. mag.&quot;,&quot;description_f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calcext:value-type="string">
            <text:p>{"code":"fiche_contembjournmag","libelle":"Cont. embal. journ. mag.","description_f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5" office:value-type="string" calcext:value-type="string">
            <text:p><text:s/></text:p>
          </table:table-cell>
          <table:table-cell table:number-columns-repeated="245"/>
        </table:table-row>
        <table:table-row table:style-name="ro17">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59" office:value-type="string" calcext:value-type="string">
            <text:p>fiche</text:p>
          </table:table-cell>
          <table:table-cell table:number-columns-repeated="3"/>
          <table:table-cell table:style-name="ce98" table:formula="of:=JSON_FICHE([.A12];[.B12];[.C12];[.D12];[.E12];[.F12];[.G12];[.H12])" office:value-type="string" office:string-value="{&quot;code&quot;:&quot;fiche_contvet&quot;,&quot;libelle&quot;:&quot;Conteneurs vêtements&quot;,&quot;description_f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calcext:value-type="string">
            <text:p>{"code":"fiche_contvet","libelle":"Conteneurs vêtements","description_f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5" office:value-type="string" calcext:value-type="string">
            <text:p><text:s/></text:p>
          </table:table-cell>
          <table:table-cell table:number-columns-repeated="245"/>
        </table:table-row>
        <table:table-row table:style-name="ro18">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59" office:value-type="string" calcext:value-type="string">
            <text:p>fiche</text:p>
          </table:table-cell>
          <table:table-cell table:number-columns-repeated="3"/>
          <table:table-cell table:style-name="ce98" table:formula="of:=JSON_FICHE([.A13];[.B13];[.C13];[.D13];[.E13];[.F13];[.G13];[.H13])" office:value-type="string" office:string-value="{&quot;code&quot;:&quot;fiche_contpapiercarton&quot;,&quot;libelle&quot;:&quot;Conteneur papier carton&quot;,&quot;description_f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calcext:value-type="string">
            <text:p>{"code":"fiche_contpapiercarton","libelle":"Conteneur papier carton","description_f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5" office:value-type="string" calcext:value-type="string">
            <text:p><text:s/></text:p>
          </table:table-cell>
          <table:table-cell table:number-columns-repeated="245"/>
        </table:table-row>
        <table:table-row table:style-name="ro12">
          <table:table-cell table:style-name="ce18" office:value-type="string" calcext:value-type="string">
            <text:p>fiche_contmpb</text:p>
          </table:table-cell>
          <table:table-cell table:style-name="ce18" office:value-type="string" calcext:value-type="string">
            <text:p>Conteneur plastique</text:p>
          </table:table-cell>
          <table:table-cell table:style-name="ce72"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59" office:value-type="string" calcext:value-type="string">
            <text:p>fiche</text:p>
          </table:table-cell>
          <table:table-cell table:number-columns-repeated="3"/>
          <table:table-cell table:style-name="ce98" table:formula="of:=JSON_FICHE([.A14];[.B14];[.C14];[.D14];[.E14];[.F14];[.G14];[.H14])" office:value-type="string" office:string-value="{&quot;code&quot;:&quot;fiche_contmpb&quot;,&quot;libelle&quot;:&quot;Conteneur plastique&quot;,&quot;description_f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calcext:value-type="string">
            <text:p>{"code":"fiche_contmpb","libelle":"Conteneur plastique","description_f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5" office:value-type="string" calcext:value-type="string">
            <text:p><text:s/></text:p>
          </table:table-cell>
          <table:table-cell table:number-columns-repeated="245"/>
        </table:table-row>
        <table:table-row table:style-name="ro18">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59" office:value-type="string" calcext:value-type="string">
            <text:p>fiche</text:p>
          </table:table-cell>
          <table:table-cell table:number-columns-repeated="3"/>
          <table:table-cell table:style-name="ce98" table:formula="of:=JSON_FICHE([.A15];[.B15];[.C15];[.D15];[.E15];[.F15];[.G15];[.H15])" office:value-type="string" office:string-value="{&quot;code&quot;:&quot;fiche_contverre&quot;,&quot;libelle&quot;:&quot;Conteneur verre&quot;,&quot;description_f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calcext:value-type="string">
            <text:p>{"code":"fiche_contverre","libelle":"Conteneur verre","description_f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5" office:value-type="string" calcext:value-type="string">
            <text:p><text:s/></text:p>
          </table:table-cell>
          <table:table-cell table:number-columns-repeated="245"/>
        </table:table-row>
        <table:table-row table:style-name="ro19">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59" office:value-type="string" calcext:value-type="string">
            <text:p>fiche</text:p>
          </table:table-cell>
          <table:table-cell table:number-columns-repeated="3"/>
          <table:table-cell table:style-name="ce98" table:formula="of:=JSON_FICHE([.A16];[.B16];[.C16];[.D16];[.E16];[.F16];[.G16];[.H16])" office:value-type="string" office:string-value="{&quot;code&quot;:&quot;fiche_ecopoint&quot;,&quot;libelle&quot;:&quot;Déchèteries / écopoint&quot;,&quot;description_f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calcext:value-type="string">
            <text:p>{"code":"fiche_ecopoint","libelle":"Déchèteries / écopoint","description_f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5" office:value-type="string" calcext:value-type="string">
            <text:p><text:s/></text:p>
          </table:table-cell>
          <table:table-cell table:number-columns-repeated="245"/>
        </table:table-row>
        <table:table-row table:style-name="ro12">
          <table:table-cell table:style-name="ce66"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59" office:value-type="string" calcext:value-type="string">
            <text:p>fiche</text:p>
          </table:table-cell>
          <table:table-cell table:number-columns-repeated="3"/>
          <table:table-cell table:style-name="ce98" table:formula="of:=JSON_FICHE([.A17];[.B17];[.C17];[.D17];[.E17];[.F17];[.G17];[.H17])" office:value-type="string" office:string-value="{&quot;code&quot;:&quot;fiche_ecoparticipation&quot;,&quot;libelle&quot;:&quot;Eco-participation&quot;,&quot;description_f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calcext:value-type="string">
            <text:p>{"code":"fiche_ecoparticipation","libelle":"Eco-participation","description_f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5" office:value-type="string" calcext:value-type="string">
            <text:p><text:s/></text:p>
          </table:table-cell>
          <table:table-cell table:number-columns-repeated="245"/>
        </table:table-row>
        <table:table-row table:style-name="ro20">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6" office:value-type="string" calcext:value-type="string">
            <text:p>images_externes_libres/portrait_eugene_poubelle_mini.png</text:p>
          </table:table-cell>
          <table:table-cell table:style-name="ce59" office:value-type="string" calcext:value-type="string">
            <text:p>fiche</text:p>
          </table:table-cell>
          <table:table-cell table:number-columns-repeated="3"/>
          <table:table-cell table:style-name="ce98" table:formula="of:=JSON_FICHE([.A18];[.B18];[.C18];[.D18];[.E18];[.F18];[.G18];[.H18])" office:value-type="string" office:string-value="{&quot;code&quot;:&quot;fiche_poubelle&quot;,&quot;libelle&quot;:&quot;Eugène Poubelle&quot;,&quot;description_f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calcext:value-type="string">
            <text:p>{"code":"fiche_poubelle","libelle":"Eugène Poubelle","description_f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5" office:value-type="string" calcext:value-type="string">
            <text:p><text:s/></text:p>
          </table:table-cell>
          <table:table-cell table:number-columns-repeated="245"/>
        </table:table-row>
        <table:table-row table:style-name="ro21">
          <table:table-cell table:style-name="ce6" office:value-type="string" calcext:value-type="string">
            <text:p>fiche_logos</text:p>
          </table:table-cell>
          <table:table-cell table:style-name="ce6" office:value-type="string" calcext:value-type="string">
            <text:p>Logos utilisés</text:p>
          </table:table-cell>
          <table:table-cell table:style-name="ce93" office:value-type="string" calcext:value-type="string">
            <text:p>&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text:a xlink:href="http://www.lemballageecologique.com/actualites/symboles-logos-recyclage-emballages-plastiques/" xlink:type="simple">http://www.lemballageecologique.com/actualites/symboles-logos-recyclage-emballages-plastiques/</text:a>' target='_blank'&gt;http://www.lemballageecologique.com/actualites/symboles-logos-recyclage-emballages-plastiques/&lt;/A&gt; </text:p>
          </table:table-cell>
          <table:table-cell table:style-name="ce97" office:value-type="string" calcext:value-type="string">
            <text:p><text:span text:style-name="T4">images_non_libres/</text:span><text:span text:style-name="T5">logo_contribution_mini.png</text:span></text:p>
          </table:table-cell>
          <table:table-cell table:style-name="ce59" office:value-type="string" calcext:value-type="string">
            <text:p>fiche</text:p>
          </table:table-cell>
          <table:table-cell table:number-columns-repeated="3"/>
          <table:table-cell table:style-name="ce98" table:formula="of:=JSON_FICHE([.A19];[.B19];[.C19];[.D19];[.E19];[.F19];[.G19];[.H19])" office:value-type="string" office:string-value="{&quot;code&quot;:&quot;fiche_logos&quot;,&quot;libelle&quot;:&quot;Logos utilisés&quot;,&quot;description_fr&quot;:&quot;&lt;IMG SRC=\&quot;resources/images/images_non_libres/logo_contribution_mini.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libelle":"Logos utilisés","description_fr":"&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5" office:value-type="string" calcext:value-type="string">
            <text:p><text:s/></text:p>
          </table:table-cell>
          <table:table-cell table:number-columns-repeated="245"/>
        </table:table-row>
        <table:table-row table:style-name="ro22">
          <table:table-cell table:style-name="ce6" office:value-type="string" calcext:value-type="string">
            <text:p>fiche_lombricompost</text:p>
          </table:table-cell>
          <table:table-cell table:style-name="ce6" office:value-type="string" calcext:value-type="string">
            <text:p>Lombricompost</text:p>
          </table:table-cell>
          <table:table-cell table:style-name="ce93"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59" office:value-type="string" calcext:value-type="string">
            <text:p>fiche</text:p>
          </table:table-cell>
          <table:table-cell table:number-columns-repeated="3"/>
          <table:table-cell table:style-name="ce98" table:formula="of:=JSON_FICHE([.A20];[.B20];[.C20];[.D20];[.E20];[.F20];[.G20];[.H20])" office:value-type="string" office:string-value="{&quot;code&quot;:&quot;fiche_lombricompost&quot;,&quot;libelle&quot;:&quot;Lombricompost&quot;,&quot;description_f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calcext:value-type="string">
            <text:p>{"code":"fiche_lombricompost","libelle":"Lombricompost","description_f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5" office:value-type="string" calcext:value-type="string">
            <text:p><text:s/></text:p>
          </table:table-cell>
          <table:table-cell table:number-columns-repeated="245"/>
        </table:table-row>
        <table:table-row table:style-name="ro1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59" office:value-type="string" calcext:value-type="string">
            <text:p>fiche</text:p>
          </table:table-cell>
          <table:table-cell table:number-columns-repeated="3"/>
          <table:table-cell table:style-name="ce98" table:formula="of:=JSON_FICHE([.A21];[.B21];[.C21];[.D21];[.E21];[.F21];[.G21];[.H21])" office:value-type="string" office:string-value="{&quot;code&quot;:&quot;fiche_medicament&quot;,&quot;libelle&quot;:&quot;Récupération médicaments&quot;,&quot;description_f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calcext:value-type="string">
            <text:p>{"code":"fiche_medicament","libelle":"Récupération médicaments","description_f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5" office:value-type="string" calcext:value-type="string">
            <text:p><text:s/></text:p>
          </table:table-cell>
          <table:table-cell table:number-columns-repeated="245"/>
        </table:table-row>
        <table:table-row table:style-name="ro23">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4"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59" office:value-type="string" calcext:value-type="string">
            <text:p>fiche</text:p>
          </table:table-cell>
          <table:table-cell table:number-columns-repeated="3"/>
          <table:table-cell table:style-name="ce98" table:formula="of:=JSON_FICHE([.A22];[.B22];[.C22];[.D22];[.E22];[.F22];[.G22];[.H22])" office:value-type="string" office:string-value="{&quot;code&quot;:&quot;fiche_plusieurstrisac&quot;,&quot;libelle&quot;:&quot;Récupérer sacs jaunes et bleus&quot;,&quot;description_f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calcext:value-type="string">
            <text:p>{"code":"fiche_plusieurstrisac","libelle":"Récupérer sacs jaunes et bleus","description_f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5" office:value-type="string" calcext:value-type="string">
            <text:p><text:s/></text:p>
          </table:table-cell>
          <table:table-cell table:number-columns-repeated="245"/>
        </table:table-row>
        <table:table-row table:style-name="ro24">
          <table:table-cell table:style-name="ce6" office:value-type="string" calcext:value-type="string">
            <text:p>fiche_acier</text:p>
          </table:table-cell>
          <table:table-cell table:style-name="ce6" office:value-type="string" calcext:value-type="string">
            <text:p>Recyclage acier</text:p>
          </table:table-cell>
          <table:table-cell table:style-name="ce95"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59" office:value-type="string" calcext:value-type="string">
            <text:p>fiche</text:p>
          </table:table-cell>
          <table:table-cell table:number-columns-repeated="3"/>
          <table:table-cell table:style-name="ce98" table:formula="of:=JSON_FICHE([.A23];[.B23];[.C23];[.D23];[.E23];[.F23];[.G23];[.H23])" office:value-type="string" office:string-value="{&quot;code&quot;:&quot;fiche_acier&quot;,&quot;libelle&quot;:&quot;Recyclage acier&quot;,&quot;description_f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calcext:value-type="string">
            <text:p>{"code":"fiche_acier","libelle":"Recyclage acier","description_f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5" office:value-type="string" calcext:value-type="string">
            <text:p><text:s/></text:p>
          </table:table-cell>
          <table:table-cell table:number-columns-repeated="245"/>
        </table:table-row>
        <table:table-row table:style-name="ro1">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59"/>
          <table:table-cell table:number-columns-repeated="3"/>
          <table:table-cell table:style-name="ce98" table:formula="of:=JSON_FICHE([.A24];[.B24];[.C24];[.D24];[.E24];[.F24];[.G24];[.H24])" office:value-type="string" office:string-value="{&quot;code&quot;:&quot;fiche_recyclage_entreprse&quot;,&quot;libelle&quot;:&quot;Recyclage en entreprise&quot;,&quot;description_f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calcext:value-type="string">
            <text:p>{"code":"fiche_recyclage_entreprse","libelle":"Recyclage en entreprise","description_f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5" office:value-type="string" calcext:value-type="string">
            <text:p><text:s/></text:p>
          </table:table-cell>
          <table:table-cell table:number-columns-repeated="245"/>
        </table:table-row>
        <table:table-row table:style-name="ro25">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59" office:value-type="string" calcext:value-type="string">
            <text:p>fiche</text:p>
          </table:table-cell>
          <table:table-cell table:number-columns-repeated="3"/>
          <table:table-cell table:style-name="ce98" table:formula="of:=JSON_FICHE([.A25];[.B25];[.C25];[.D25];[.E25];[.F25];[.G25];[.H25])" office:value-type="string" office:string-value="{&quot;code&quot;:&quot;fiche_pet&quot;,&quot;libelle&quot;:&quot;Recyclage plastique&quot;,&quot;description_f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calcext:value-type="string">
            <text:p>{"code":"fiche_pet","libelle":"Recyclage plastique","description_f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5" office:value-type="string" calcext:value-type="string">
            <text:p><text:s/></text:p>
          </table:table-cell>
          <table:table-cell table:number-columns-repeated="245"/>
        </table:table-row>
        <table:table-row table:style-name="ro26">
          <table:table-cell table:style-name="ce6" office:value-type="string" calcext:value-type="string">
            <text:p>fiche_tetrapak</text:p>
          </table:table-cell>
          <table:table-cell table:style-name="ce6" office:value-type="string" calcext:value-type="string">
            <text:p>Recyclage Tétrapak</text:p>
          </table:table-cell>
          <table:table-cell table:style-name="ce9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59" office:value-type="string" calcext:value-type="string">
            <text:p>fiche</text:p>
          </table:table-cell>
          <table:table-cell table:number-columns-repeated="3"/>
          <table:table-cell table:style-name="ce98" table:formula="of:=JSON_FICHE([.A26];[.B26];[.C26];[.D26];[.E26];[.F26];[.G26];[.H26])" office:value-type="string" office:string-value="{&quot;code&quot;:&quot;fiche_tetrapak&quot;,&quot;libelle&quot;:&quot;Recyclage Tétrapak&quot;,&quot;description_f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calcext:value-type="string">
            <text:p>{"code":"fiche_tetrapak","libelle":"Recyclage Tétrapak","description_f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5" office:value-type="string" calcext:value-type="string">
            <text:p><text:s/></text:p>
          </table:table-cell>
          <table:table-cell table:number-columns-repeated="245"/>
        </table:table-row>
        <table:table-row table:style-name="ro11">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59" office:value-type="string" calcext:value-type="string">
            <text:p>fiche</text:p>
          </table:table-cell>
          <table:table-cell table:number-columns-repeated="3"/>
          <table:table-cell table:style-name="ce98" table:formula="of:=JSON_FICHE([.A27];[.B27];[.C27];[.D27];[.E27];[.F27];[.G27];[.H27])" office:value-type="string" office:string-value="{&quot;code&quot;:&quot;fiche_verre&quot;,&quot;libelle&quot;:&quot;Recyclage verre&quot;,&quot;description_f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calcext:value-type="string">
            <text:p>{"code":"fiche_verre","libelle":"Recyclage verre","description_f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5" office:value-type="string" calcext:value-type="string">
            <text:p><text:s/></text:p>
          </table:table-cell>
          <table:table-cell table:number-columns-repeated="245"/>
        </table:table-row>
        <table:table-row table:style-name="ro1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59" office:value-type="string" calcext:value-type="string">
            <text:p>fiche</text:p>
          </table:table-cell>
          <table:table-cell table:number-columns-repeated="3"/>
          <table:table-cell table:style-name="ce98" table:formula="of:=JSON_FICHE([.A28];[.B28];[.C28];[.D28];[.E28];[.F28];[.G28];[.H28])" office:value-type="string" office:string-value="{&quot;code&quot;:&quot;fiche_velo&quot;,&quot;libelle&quot;:&quot;Réemploi vélo&quot;,&quot;description_f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calcext:value-type="string">
            <text:p>{"code":"fiche_velo","libelle":"Réemploi vélo","description_f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5" office:value-type="string" calcext:value-type="string">
            <text:p><text:s/></text:p>
          </table:table-cell>
          <table:table-cell table:number-columns-repeated="245"/>
        </table:table-row>
        <table:table-row table:style-name="ro18">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59" office:value-type="string" calcext:value-type="string">
            <text:p>fiche</text:p>
          </table:table-cell>
          <table:table-cell table:number-columns-repeated="3"/>
          <table:table-cell table:style-name="ce98" table:formula="of:=JSON_FICHE([.A29];[.B29];[.C29];[.D29];[.E29];[.F29];[.G29];[.H29])" office:value-type="string" office:string-value="{&quot;code&quot;:&quot;fiche_reprise&quot;,&quot;libelle&quot;:&quot;Reprise magasins&quot;,&quot;description_f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calcext:value-type="string">
            <text:p>{"code":"fiche_reprise","libelle":"Reprise magasins","description_f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5" office:value-type="string" calcext:value-type="string">
            <text:p><text:s/></text:p>
          </table:table-cell>
          <table:table-cell table:number-columns-repeated="245"/>
        </table:table-row>
        <table:table-row table:style-name="ro27">
          <table:table-cell table:style-name="ce18" office:value-type="string" calcext:value-type="string">
            <text:p>fiche_sacjaune</text:p>
          </table:table-cell>
          <table:table-cell table:style-name="ce18" office:value-type="string" calcext:value-type="string">
            <text:p>Sacs jaunes et bleus</text:p>
          </table:table-cell>
          <table:table-cell table:style-name="ce94"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59" office:value-type="string" calcext:value-type="string">
            <text:p>fiche</text:p>
          </table:table-cell>
          <table:table-cell table:number-columns-repeated="3"/>
          <table:table-cell table:style-name="ce98" table:formula="of:=JSON_FICHE([.A30];[.B30];[.C30];[.D30];[.E30];[.F30];[.G30];[.H30])" office:value-type="string" office:string-value="{&quot;code&quot;:&quot;fiche_sacjaune&quot;,&quot;libelle&quot;:&quot;Sacs jaunes et bleus&quot;,&quot;description_f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calcext:value-type="string">
            <text:p>{"code":"fiche_sacjaune","libelle":"Sacs jaunes et bleus","description_f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5" office:value-type="string" calcext:value-type="string">
            <text:p><text:s/></text:p>
          </table:table-cell>
          <table:table-cell table:number-columns-repeated="245"/>
        </table:table-row>
        <table:table-row table:style-name="ro16">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59" office:value-type="string" calcext:value-type="string">
            <text:p>fiche</text:p>
          </table:table-cell>
          <table:table-cell table:number-columns-repeated="3"/>
          <table:table-cell table:style-name="ce98" table:formula="of:=JSON_FICHE([.A31];[.B31];[.C31];[.D31];[.E31];[.F31];[.G31];[.H31])" office:value-type="string" office:string-value="{&quot;code&quot;:&quot;fiche_arcenciel&quot;,&quot;libelle&quot;:&quot;Usine Arc-en-ciel&quot;,&quot;description_f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calcext:value-type="string">
            <text:p>{"code":"fiche_arcenciel","libelle":"Usine Arc-en-ciel","description_f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5" office:value-type="string" calcext:value-type="string">
            <text:p><text:s/></text:p>
          </table:table-cell>
          <table:table-cell table:number-columns-repeated="245"/>
        </table:table-row>
        <table:table-row table:style-name="ro28">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59" office:value-type="string" calcext:value-type="string">
            <text:p>fiche</text:p>
          </table:table-cell>
          <table:table-cell table:number-columns-repeated="3"/>
          <table:table-cell table:style-name="ce98" table:formula="of:=JSON_FICHE([.A32];[.B32];[.C32];[.D32];[.E32];[.F32];[.G32];[.H32])" office:value-type="string" office:string-value="{&quot;code&quot;:&quot;fiche_valorena&quot;,&quot;libelle&quot;:&quot;Usine Valorena&quot;,&quot;description_f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calcext:value-type="string">
            <text:p>{"code":"fiche_valorena","libelle":"Usine Valorena","description_f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5" office:value-type="string" calcext:value-type="string">
            <text:p><text:s/></text:p>
          </table:table-cell>
          <table:table-cell table:number-columns-repeated="245"/>
        </table:table-row>
        <table:table-row table:style-name="ro15">
          <table:table-cell table:style-name="ce79" table:number-columns-repeated="4"/>
          <table:table-cell table:number-columns-repeated="4"/>
          <table:table-cell table:style-name="ce61" office:value-type="string" calcext:value-type="string">
            <text:p>{} ];</text:p>
          </table:table-cell>
          <table:table-cell table:style-name="ce85" office:value-type="string" calcext:value-type="string">
            <text:p><text:s/></text:p>
          </table:table-cell>
          <table:table-cell table:number-columns-repeated="245"/>
        </table:table-row>
        <table:table-row table:style-name="ro1" table:number-rows-repeated="11">
          <table:table-cell table:number-columns-repeated="255"/>
        </table:table-row>
        <table:table-row table:style-name="ro15">
          <table:table-cell table:number-columns-repeated="255"/>
        </table:table-row>
        <table:table-row table:style-name="ro1" table:number-rows-repeated="132">
          <table:table-cell table:number-columns-repeated="255"/>
        </table:table-row>
        <table:table-row table:style-name="ro15">
          <table:table-cell table:number-columns-repeated="255"/>
        </table:table-row>
        <table:table-row table:style-name="ro1" table:number-rows-repeated="1048397">
          <table:table-cell table:number-columns-repeated="255"/>
        </table:table-row>
        <table:table-row table:style-name="ro1">
          <table:table-cell table:number-columns-repeated="255"/>
        </table:table-row>
      </table:table>
      <table:table table:name="CategorieUsuelle" table:style-name="ta4" table:print="false">
        <office:forms form:automatic-focus="false" form:apply-design-mode="false"/>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default-cell-style-name="Default"/>
        <table:table-column table:style-name="co92" table:number-columns-repeated="3" table:default-cell-style-name="Default"/>
        <table:table-column table:style-name="co93" table:default-cell-style-name="Default"/>
        <table:table-column table:style-name="co17" table:number-columns-repeated="2" table:default-cell-style-name="Default"/>
        <table:table-column table:style-name="co94" table:number-columns-repeated="2" table:default-cell-style-name="Default"/>
        <table:table-column table:style-name="co17" table:default-cell-style-name="Default"/>
        <table:table-column table:style-name="co94" table:number-columns-repeated="2" table:default-cell-style-name="Default"/>
        <table:table-column table:style-name="co95" table:number-columns-repeated="3" table:default-cell-style-name="Default"/>
        <table:table-column table:style-name="co96" table:default-cell-style-name="Default"/>
        <table:table-column table:style-name="co97" table:default-cell-style-name="Default"/>
        <table:table-column table:style-name="co98" table:default-cell-style-name="Default"/>
        <table:table-column table:style-name="co10" table:default-cell-style-name="Default"/>
        <table:table-column table:style-name="co99" table:default-cell-style-name="Default"/>
        <table:table-column table:style-name="co100" table:default-cell-style-name="Default"/>
        <table:table-column table:style-name="co101" table:default-cell-style-name="Default"/>
        <table:table-column table:style-name="co30" table:number-columns-repeated="3" table:default-cell-style-name="Default"/>
        <table:table-column table:style-name="co102" table:default-cell-style-name="Default"/>
        <table:table-column table:style-name="co78" table:number-columns-repeated="3" table:default-cell-style-name="Default"/>
        <table:table-column table:style-name="co103" table:default-cell-style-name="Default"/>
        <table:table-column table:style-name="co10" table:default-cell-style-name="Default"/>
        <table:table-column table:style-name="co32" table:default-cell-style-name="Default"/>
        <table:table-column table:style-name="co17" table:default-cell-style-name="Default"/>
        <table:table-column table:style-name="co104" table:number-columns-repeated="6" table:default-cell-style-name="Default"/>
        <table:table-column table:style-name="co35" table:default-cell-style-name="Default"/>
        <table:table-column table:style-name="co104"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8"/>
          <table:table-cell office:value-type="string" calcext:value-type="string">
            <text:p><text:s/></text:p>
          </table:table-cell>
          <table:table-cell table:number-columns-repeated="251"/>
        </table:table-row>
        <table:table-row table:style-name="ro18">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65" office:value-type="string" calcext:value-type="string">
            <text:p>Sous-catégories</text:p>
          </table:table-cell>
          <table:table-cell table:style-name="ce65" office:value-type="string" calcext:value-type="string">
            <text:p>EstSousCatégorie</text:p>
          </table:table-cell>
          <table:table-cell table:style-name="ce86" office:value-type="string" calcext:value-type="string">
            <text:p>Bouton</text:p>
          </table:table-cell>
          <table:table-cell table:style-name="ce65" office:value-type="string" calcext:value-type="string">
            <text:p>Source</text:p>
          </table:table-cell>
          <table:table-cell table:style-name="ce65" office:value-type="string" calcext:value-type="string">
            <text:p>Image</text:p>
          </table:table-cell>
          <table:table-cell table:style-name="ce65" office:value-type="string" calcext:value-type="string">
            <text:p>Statut</text:p>
          </table:table-cell>
          <table:table-cell table:style-name="ce86" office:value-type="string" calcext:value-type="string">
            <text:p><text:s/></text:p>
          </table:table-cell>
          <table:table-cell table:style-name="ce103"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grande_bouteille_huil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5];[.B5];[.C5];[.D5];[.E5];[.F5];[.G5];[.H5];[.I5])" office:value-type="string" office:string-value="{&quot;code&quot;:&quot;cu_plastique&quot;,&quot;libelle&quot;:&quot;Plastique Brique&quot;,&quot;sousCategories&quot;:&quot;false&quot;,&quot;image&quot;:&quot;grande_bouteille_huile_mini.png&quot;,&quot;bouton&quot;:&quot;cu&quot;}," calcext:value-type="string">
            <text:p>{"code":"cu_plastique","libelle":"Plastique Brique","sousCategories":"false","image":"grande_bouteille_huile_mini.png","bouton":"cu"},</text:p>
          </table:table-cell>
          <table:table-cell table:number-columns-repeated="2"/>
          <table:table-cell table:style-name="ce106"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carton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6];[.B6];[.C6];[.D6];[.E6];[.F6];[.G6];[.H6];[.I6])" office:value-type="string" office:string-value="{&quot;code&quot;:&quot;cu_papierscartons&quot;,&quot;libelle&quot;:&quot;Papier Carton&quot;,&quot;sousCategories&quot;:&quot;false&quot;,&quot;image&quot;:&quot;cartonette_mini.png&quot;,&quot;bouton&quot;:&quot;cu&quot;}," calcext:value-type="string">
            <text:p>{"code":"cu_papierscartons","libelle":"Papier Carton","sousCategories":"false","image":"cartonette_mini.png","bouton":"cu"},</text:p>
          </table:table-cell>
          <table:table-cell table:number-columns-repeated="2"/>
          <table:table-cell table:style-name="ce106"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rquette_aluminium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7];[.B7];[.C7];[.D7];[.E7];[.F7];[.G7];[.H7];[.I7])" office:value-type="string" office:string-value="{&quot;code&quot;:&quot;cu_metal&quot;,&quot;libelle&quot;:&quot;Métal&quot;,&quot;sousCategories&quot;:&quot;false&quot;,&quot;image&quot;:&quot;barquette_aluminium_mini.png&quot;,&quot;bouton&quot;:&quot;cu&quot;}," calcext:value-type="string">
            <text:p>{"code":"cu_metal","libelle":"Métal","sousCategories":"false","image":"barquette_aluminium_mini.png","bouton":"cu"},</text:p>
          </table:table-cell>
          <table:table-cell table:number-columns-repeated="2"/>
          <table:table-cell table:style-name="ce106"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feuillage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8];[.B8];[.C8];[.D8];[.E8];[.F8];[.G8];[.H8];[.I8])" office:value-type="string" office:string-value="{&quot;code&quot;:&quot;cu_vertbois&quot;,&quot;libelle&quot;:&quot;Déchet vert Bois&quot;,&quot;sousCategories&quot;:&quot;false&quot;,&quot;image&quot;:&quot;feuillages_mini.png&quot;,&quot;bouton&quot;:&quot;cu&quot;}," calcext:value-type="string">
            <text:p>{"code":"cu_vertbois","libelle":"Déchet vert Bois","sousCategories":"false","image":"feuillages_mini.png","bouton":"cu"},</text:p>
          </table:table-cell>
          <table:table-cell table:number-columns-repeated="2"/>
          <table:table-cell table:style-name="ce106"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9];[.B9];[.C9];[.D9];[.E9];[.F9];[.G9];[.H9];[.I9])" office:value-type="string" office:string-value="{&quot;code&quot;:&quot;cu_verrevaisselle&quot;,&quot;libelle&quot;:&quot;Verre Vaisselle&quot;,&quot;sousCategories&quot;:&quot;false&quot;,&quot;image&quot;:&quot;vase_mini.png&quot;,&quot;bouton&quot;:&quot;cu&quot;}," calcext:value-type="string">
            <text:p>{"code":"cu_verrevaisselle","libelle":"Verre Vaisselle","sousCategories":"false","image":"vase_mini.png","bouton":"cu"},</text:p>
          </table:table-cell>
          <table:table-cell table:number-columns-repeated="2"/>
          <table:table-cell table:style-name="ce106"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0];[.B10];[.C10];[.D10];[.E10];[.F10];[.G10];[.H10];[.I10])" office:value-type="string" office:string-value="{&quot;code&quot;:&quot;cu_vetementtissu&quot;,&quot;libelle&quot;:&quot;Vêtement Tissu&quot;,&quot;sousCategories&quot;:&quot;false&quot;,&quot;image&quot;:&quot;jean_usage_mini.png&quot;,&quot;bouton&quot;:&quot;cu&quot;}," calcext:value-type="string">
            <text:p>{"code":"cu_vetementtissu","libelle":"Vêtement Tissu","sousCategories":"false","image":"jean_usage_mini.png","bouton":"cu"},</text:p>
          </table:table-cell>
          <table:table-cell table:number-columns-repeated="2"/>
          <table:table-cell table:style-name="ce106"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1];[.B11];[.C11];[.D11];[.E11];[.F11];[.G11];[.H11];[.I11])" office:value-type="string" office:string-value="{&quot;code&quot;:&quot;cu_encombrantelectronique&quot;,&quot;libelle&quot;:&quot;Encombrant Électronique&quot;,&quot;sousCategories&quot;:&quot;false&quot;,&quot;image&quot;:&quot;refrigerateur_mini.png&quot;,&quot;bouton&quot;:&quot;cu&quot;}," calcext:value-type="string">
            <text:p>{"code":"cu_encombrantelectronique","libelle":"Encombrant Électronique","sousCategories":"false","image":"refrigerateur_mini.png","bouton":"cu"},</text:p>
          </table:table-cell>
          <table:table-cell table:number-columns-repeated="2"/>
          <table:table-cell table:style-name="ce106" table:formula="of:=GROOVYCATEGORIEUSUELLE([.A11];[.B11];[.C11];[.D11];[.E11];[.F11];[.G11];[.AB11];[.I11])" office:value-type="string" office:string-value="CategorieUsuelle cu_encombrantelectronique = new CategorieUsuelle(code:&quot;cu_encombrantelectronique&quot;,nom:&quot;Encombrant Électronique&quot;,estSousCategorie:false); cu_encombrantelectronique.save();" calcext:value-type="string">
            <text:p>CategorieUsuelle cu_encombrantelectronique = new CategorieUsuelle(code:"cu_encombrantelectronique",nom:"Encombrant Électronique",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chon_lie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2];[.B12];[.C12];[.D12];[.E12];[.F12];[.G12];[.H12];[.I12])" office:value-type="string" office:string-value="{&quot;code&quot;:&quot;cu_divers&quot;,&quot;libelle&quot;:&quot;Divers&quot;,&quot;sousCategories&quot;:&quot;false&quot;,&quot;image&quot;:&quot;bouchon_liege_mini.png&quot;,&quot;bouton&quot;:&quot;cu&quot;}," calcext:value-type="string">
            <text:p>{"code":"cu_divers","libelle":"Divers","sousCategories":"false","image":"bouchon_liege_mini.png","bouton":"cu"},</text:p>
          </table:table-cell>
          <table:table-cell table:number-columns-repeated="2"/>
          <table:table-cell table:style-name="ce106"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3];[.B13];[.C13];[.D13];[.E13];[.F13];[.G13];[.H13];[.I13])" office:value-type="string" office:string-value="{&quot;code&quot;:&quot;scu_medicament&quot;,&quot;libelle&quot;:&quot;Médicament&quot;,&quot;sousCategories&quot;:&quot;true&quot;,&quot;image&quot;:&quot;medicaments_mini.png&quot;,&quot;bouton&quot;:&quot;cu_toxique&quot;}," calcext:value-type="string">
            <text:p>{"code":"scu_medicament","libelle":"Médicament","sousCategories":"true","image":"medicaments_mini.png","bouton":"cu_toxique"},</text:p>
          </table:table-cell>
          <table:table-cell table:number-columns-repeated="2"/>
          <table:table-cell table:style-name="ce106"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4];[.B14];[.C14];[.D14];[.E14];[.F14];[.G14];[.H14];[.I14])" office:value-type="string" office:string-value="{&quot;code&quot;:&quot;scu_toxiquejardin&quot;,&quot;libelle&quot;:&quot;Déchet toxique du Jardinage&quot;,&quot;description_fr&quot;:&quot; Engrais chimiques, herbicides, fongicides, insecticides...&quot;,&quot;sousCategories&quot;:&quot;true&quot;,&quot;image&quot;:&quot;desherbant_mini.png&quot;,&quot;bouton&quot;:&quot;cu_toxique&quot;}," calcext:value-type="string">
            <text:p>{"code":"scu_toxiquejardin","libelle":"Déchet toxique du Jardinage","description_fr":" Engrais chimiques, herbicides, fongicides, insecticides...","sousCategories":"true","image":"desherbant_mini.png","bouton":"cu_toxique"},</text:p>
          </table:table-cell>
          <table:table-cell table:number-columns-repeated="2"/>
          <table:table-cell table:style-name="ce106"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5];[.B15];[.C15];[.D15];[.E15];[.F15];[.G15];[.H15];[.I15])" office:value-type="string" office:string-value="{&quot;code&quot;:&quot;scu_toxiquegarage&quot;,&quot;libelle&quot;:&quot;Déchet toxique du Garage&quot;,&quot;description_fr&quot;:&quot; Antigel, liquide de refroidissement, mastic de carrosserie, peinture antirouille, huile minérale, filtre à huile...&quot;,&quot;sousCategories&quot;:&quot;true&quot;,&quot;image&quot;:&quot;batterie_voiture_mini.png&quot;,&quot;bouton&quot;:&quot;cu_toxique&quot;}," calcext:value-type="string">
            <text:p>{"code":"scu_toxiquegarage","libelle":"Déchet toxique du Garage","description_fr":" Antigel, liquide de refroidissement, mastic de carrosserie, peinture antirouille, huile minérale, filtre à huile...","sousCategories":"true","image":"batterie_voiture_mini.png","bouton":"cu_toxique"},</text:p>
          </table:table-cell>
          <table:table-cell table:number-columns-repeated="2"/>
          <table:table-cell table:style-name="ce106"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6];[.B16];[.C16];[.D16];[.E16];[.F16];[.G16];[.H16];[.I16])" office:value-type="string" office:string-value="{&quot;code&quot;:&quot;scu_toxiquecuisine&quot;,&quot;libelle&quot;:&quot;Déchet toxique de la Cuisine&quot;,&quot;description_fr&quot;:&quot;Nettoyants cuivre et argenterie, nettoyants à l’ammoniac, récurant pour four...&quot;,&quot;sousCategories&quot;:&quot;true&quot;,&quot;image&quot;:&quot;bouteille_ammoniaque_mini.png&quot;,&quot;bouton&quot;:&quot;cu_toxique&quot;}," calcext:value-type="string">
            <text:p>{"code":"scu_toxiquecuisine","libelle":"Déchet toxique de la Cuisine","description_fr":"Nettoyants cuivre et argenterie, nettoyants à l’ammoniac, récurant pour four...","sousCategories":"true","image":"bouteille_ammoniaque_mini.png","bouton":"cu_toxique"},</text:p>
          </table:table-cell>
          <table:table-cell table:number-columns-repeated="2"/>
          <table:table-cell table:style-name="ce106"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7];[.B17];[.C17];[.D17];[.E17];[.F17];[.G17];[.H17];[.I17])" office:value-type="string" office:string-value="{&quot;code&quot;:&quot;scu_toxiquesdb&quot;,&quot;libelle&quot;:&quot;Déchet toxique de la Salle de bain&quot;,&quot;description_fr&quot;:&quot;Déboucheur liquide, détachant, eau de Javel, nettoyants à sol, récurant pour toilette, thermomètres à mercure...&quot;,&quot;sousCategories&quot;:&quot;true&quot;,&quot;image&quot;:&quot;desinfectant_toilette_mini.png&quot;,&quot;bouton&quot;:&quot;cu_toxique&quot;}," calcext:value-type="string">
            <text:p>{"code":"scu_toxiquesdb","libelle":"Déchet toxique de la Salle de bain","description_fr":"Déboucheur liquide, détachant, eau de Javel, nettoyants à sol, récurant pour toilette, thermomètres à mercure...","sousCategories":"true","image":"desinfectant_toilette_mini.png","bouton":"cu_toxique"},</text:p>
          </table:table-cell>
          <table:table-cell table:number-columns-repeated="2"/>
          <table:table-cell table:style-name="ce106"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8];[.B18];[.C18];[.D18];[.E18];[.F18];[.G18];[.H18];[.I18])" office:value-type="string" office:string-value="{&quot;code&quot;:&quot;scu_toxiquebrico&quot;,&quot;libelle&quot;:&quot;Déchet toxique du Bricolage&quot;,&quot;description_fr&quot;:&quot;Colles, produits de traitement du bois, enduits et vernis, peintures huile et eau,  laques, résines, diluants, solvants...&quot;,&quot;sousCategories&quot;:&quot;true&quot;,&quot;image&quot;:&quot;peinture_mini.png&quot;,&quot;bouton&quot;:&quot;cu_toxique&quot;}," calcext:value-type="string">
            <text:p>{"code":"scu_toxiquebrico","libelle":"Déchet toxique du Bricolage","description_fr":"Colles, produits de traitement du bois, enduits et vernis, peintures huile et eau, <text:s/>laques, résines, diluants, solvants...","sousCategories":"true","image":"peinture_mini.png","bouton":"cu_toxique"},</text:p>
          </table:table-cell>
          <table:table-cell table:number-columns-repeated="2"/>
          <table:table-cell table:style-name="ce106"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9];[.B19];[.C19];[.D19];[.E19];[.F19];[.G19];[.H19];[.I19])" office:value-type="string" office:string-value="{&quot;code&quot;:&quot;scu_toxiqueparasite&quot;,&quot;libelle&quot;:&quot;Déchet toxique du traitement des parasites&quot;,&quot;description_fr&quot;:&quot;Anti-fourmis, insecticides, naphtaline, mort aux rats...&quot;,&quot;sousCategories&quot;:&quot;true&quot;,&quot;image&quot;:&quot;mortaurat_mini.png&quot;,&quot;bouton&quot;:&quot;cu_toxique&quot;}," calcext:value-type="string">
            <text:p>{"code":"scu_toxiqueparasite","libelle":"Déchet toxique du traitement des parasites","description_fr":"Anti-fourmis, insecticides, naphtaline, mort aux rats...","sousCategories":"true","image":"mortaurat_mini.png","bouton":"cu_toxique"},</text:p>
          </table:table-cell>
          <table:table-cell table:number-columns-repeated="2"/>
          <table:table-cell table:style-name="ce106"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0];[.B20];[.C20];[.D20];[.E20];[.F20];[.G20];[.H20];[.I20])" office:value-type="string" office:string-value="{&quot;code&quot;:&quot;scu_toxiquedivers&quot;,&quot;libelle&quot;:&quot;Déchet toxique divers&quot;,&quot;description_fr&quot;:&quot;acides, bases, essence de térébenthine, radiographie, révélateur et fixateur photo, néons...&quot;,&quot;sousCategories&quot;:&quot;true&quot;,&quot;image&quot;:&quot;pile_45_mini.png&quot;,&quot;bouton&quot;:&quot;cu_toxique&quot;}," calcext:value-type="string">
            <text:p>{"code":"scu_toxiquedivers","libelle":"Déchet toxique divers","description_fr":"acides, bases, essence de térébenthine, radiographie, révélateur et fixateur photo, néons...","sousCategories":"true","image":"pile_45_mini.png","bouton":"cu_toxique"},</text:p>
          </table:table-cell>
          <table:table-cell table:number-columns-repeated="2"/>
          <table:table-cell table:style-name="ce106"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1];[.B21];[.C21];[.D21];[.E21];[.F21];[.G21];[.H21];[.I21])" office:value-type="string" office:string-value="{&quot;code&quot;:&quot;cu_toxique&quot;,&quot;libelle&quot;:&quot;Toxique&quot;,&quot;estSousCategorie&quot;:&quot;scu_medicament,scu_toxiquejardin,scu_toxiquegarage,scu_toxiquecuisine,scu_toxiquesdb,scu_toxiquebrico,scu_toxiqueparasite,scu_toxiquedivers&quot;,&quot;sousCategories&quot;:&quot;false&quot;,&quot;image&quot;:&quot;batterie_voiture_mini.png&quot;,&quot;bouton&quot;:&quot;cu&quot;}," calcext:value-type="string">
            <text:p>{"code":"cu_toxique","libelle":"Toxique","estSousCategorie":"scu_medicament,scu_toxiquejardin,scu_toxiquegarage,scu_toxiquecuisine,scu_toxiquesdb,scu_toxiquebrico,scu_toxiqueparasite,scu_toxiquedivers","sousCategories":"false","image":"batterie_voiture_mini.png","bouton":"cu"},</text:p>
          </table:table-cell>
          <table:table-cell table:number-columns-repeated="2"/>
          <table:table-cell table:style-name="ce106"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0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79" table:number-columns-repeated="9"/>
          <table:table-cell table:style-name="ce102" table:number-columns-repeated="4"/>
          <table:table-cell table:style-name="ce105"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99" table:number-columns-repeated="14"/>
          <table:table-cell table:number-columns-repeated="256"/>
        </table:table-row>
        <table:table-row table:style-name="ro1">
          <table:table-cell table:number-columns-repeated="270"/>
        </table:table-row>
        <table:table-row table:style-name="ro3">
          <table:table-cell table:style-name="ce18" office:value-type="string" calcext:value-type="string">
            <text:p>cu_electronique</text:p>
          </table:table-cell>
          <table:table-cell table:style-name="ce87" office:value-type="string" calcext:value-type="string">
            <text:p>Électronique</text:p>
          </table:table-cell>
          <table:table-cell table:style-name="ce18"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9];[.B29];[.C29];[.D29];[.E29];[.F29];[.G29];[.H29];[.I29])" office:value-type="string" office:string-value="{&quot;code&quot;:&quot;cu_electronique&quot;,&quot;libelle&quot;:&quot;Électronique&quot;,&quot;sousCategories&quot;:&quot;false&quot;,&quot;image&quot;:&quot;telephone_fixe_mini.png&quot;,&quot;bouton&quot;:&quot;cu&quot;}," calcext:value-type="string">
            <text:p>{"code":"cu_electronique","libelle":"Électronique","sousCategories":"false","image":"telephone_fixe_mini.png","bouton":"cu"},</text:p>
          </table:table-cell>
          <table:table-cell table:number-columns-repeated="2"/>
          <table:table-cell table:style-name="ce106"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5">
          <table:table-cell table:number-columns-repeated="270"/>
        </table:table-row>
        <table:table-row table:style-name="ro1">
          <table:table-cell table:number-columns-repeated="270"/>
        </table:table-row>
      </table:table>
      <table:table table:name="CategorieTraitement" table:style-name="ta5" table:print="false">
        <office:forms form:automatic-focus="false" form:apply-design-mode="false"/>
        <table:table-column table:style-name="co37"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7" table:number-columns-repeated="2" table:default-cell-style-name="Default"/>
        <table:table-column table:style-name="co113" table:default-cell-style-name="Default"/>
        <table:table-column table:style-name="co114" table:default-cell-style-name="Default"/>
        <table:table-column table:style-name="co115" table:default-cell-style-name="Default"/>
        <table:table-column table:style-name="co17" table:number-columns-repeated="3" table:default-cell-style-name="Default"/>
        <table:table-column table:style-name="co116" table:default-cell-style-name="Default"/>
        <table:table-column table:style-name="co117" table:number-columns-repeated="2" table:default-cell-style-name="Default"/>
        <table:table-column table:style-name="co118" table:default-cell-style-name="Default"/>
        <table:table-column table:style-name="co10" table:default-cell-style-name="Default"/>
        <table:table-column table:style-name="co119" table:default-cell-style-name="Default"/>
        <table:table-column table:style-name="co120" table:default-cell-style-name="Default"/>
        <table:table-column table:style-name="co121" table:default-cell-style-name="Default"/>
        <table:table-column table:style-name="co77" table:default-cell-style-name="Default"/>
        <table:table-column table:style-name="co26" table:default-cell-style-name="Default"/>
        <table:table-column table:style-name="co122" table:default-cell-style-name="Default"/>
        <table:table-column table:style-name="co123" table:default-cell-style-name="Default"/>
        <table:table-column table:style-name="co122" table:default-cell-style-name="Default"/>
        <table:table-column table:style-name="co124" table:default-cell-style-name="Default"/>
        <table:table-column table:style-name="co125"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29">
          <table:table-cell table:number-columns-spanned="5" table:number-rows-spanned="1"/>
          <table:covered-table-cell table:number-columns-repeated="4"/>
          <table:table-cell table:number-columns-repeated="3"/>
          <table:table-cell table:style-name="ce112"/>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8"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Modes De Collectes</text:p>
          </table:table-cell>
          <table:table-cell table:style-name="ce65" office:value-type="string" calcext:value-type="string">
            <text:p>description</text:p>
          </table:table-cell>
          <table:table-cell table:style-name="ce65" office:value-type="string" calcext:value-type="string">
            <text:p>Conseil</text:p>
          </table:table-cell>
          <table:table-cell table:style-name="ce65" office:value-type="string" calcext:value-type="string">
            <text:p>Recyclable ?</text:p>
          </table:table-cell>
          <table:table-cell office:value-type="string" calcext:value-type="string">
            <text:p>Statut</text:p>
          </table:table-cell>
          <table:table-cell/>
          <table:table-cell table:style-name="ce113" office:value-type="string" calcext:value-type="string">
            <text:p><text:span text:style-name="T6">{ </text:span>'categories_traitements'<text:span text:style-name="T6">:[</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0">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3" office:value-type="string" calcext:value-type="string">
            <text:p>KO texte trop long</text:p>
          </table:table-cell>
          <table:table-cell office:value-type="string" calcext:value-type="string">
            <text:p><text:s/></text:p>
          </table:table-cell>
          <table:table-cell table:style-name="ce114" table:formula="of:=JSONCATEGORIETRAITEMENT([.A5];[.B5];[.C5];[.D5];[.E5];[.F5];[.G5])" office:value-type="string" office:string-value="{&quot;code&quot;:&quot;cat_omr&quot;,&quot;libelle&quot;:&quot;Ordures Ménagères Résiduelles (OMR)&quot;,&quot;modesCollecte&quot;:&quot;modco_bacbleu,modco_sacbleu&quot;,&quot;description&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libelle":"Ordures Ménagères Résiduelles (OMR)","modesCollecte":"modco_bacbleu,modco_sacbleu","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06" table:formula="of:=GROOVYCATEGORIETRAITEMENT([.A5];[.B5];[.C5];[.D5];[.E5];[.F5];[.G5];[.X5];[.I5])" office:value-type="string" office:string-value="CategorieTraitement cat_omr = new CategorieTraitement(code:&quot;cat_omr&quot;,libelle:&quot;Ordures Ménagères Résiduelles (OMR)&quot;,description:&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egorieTraitement cat_omr = new CategorieTraitement(code:"cat_omr",libelle:"Ordures Ménagères Résiduelles (OMR)",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6" office:value-type="string" calcext:value-type="string">
            <text:p>cat_omr.addToModesCollecte(modco_bacbleu);cat_omr.addToModesCollecte(modco_sacbleu);</text:p>
          </table:table-cell>
          <table:table-cell table:style-name="ce106"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1">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3"/>
          <table:table-cell office:value-type="string" calcext:value-type="string">
            <text:p><text:s/></text:p>
          </table:table-cell>
          <table:table-cell table:style-name="ce114" table:formula="of:=JSONCATEGORIETRAITEMENT([.A6];[.B6];[.C6];[.D6];[.E6];[.F6];[.G6])" office:value-type="string" office:string-value="{&quot;code&quot;:&quot;cat_omr_plastique&quot;,&quot;libelle&quot;:&quot;Ordures Ménagères Résiduelles (OMR) recyclé sur Nantes uniquement&quot;,&quot;modesCollecte&quot;:&quot;modco_bacjaunenantes,modco_bacbleuhorsnantes,modco_sacbleu&quot;,&quot;conseils&quot;:&quot;cons_pasuniquementbouteilleflacon&quot;,&quot;recyclable&quot;:&quot;OUI_ET_NON&quot;}," calcext:value-type="string">
            <text:p>{"code":"cat_omr_plastique","libelle":"Ordures Ménagères Résiduelles (OMR) recyclé sur Nantes uniquement","modesCollecte":"modco_bacjaunenantes,modco_bacbleuhorsnantes,modco_sacbleu","conseils":"cons_pasuniquementbouteilleflacon","recyclable":"OUI_ET_NON"},</text:p>
          </table:table-cell>
          <table:table-cell office:value-type="string" calcext:value-type="string">
            <text:p><text:s/></text:p>
          </table:table-cell>
          <table:table-cell/>
          <table:table-cell table:style-name="ce106" table:formula="of:=GROOVYCATEGORIETRAITEMENT([.A6];[.B6];[.C6];[.D6];[.E6];[.F6];[.G6];[.X6];[.I6])" office:value-type="string" office:string-value="CategorieTraitement cat_omr_plastique = new CategorieTraitement(code:&quot;cat_omr_plastique&quot;,libelle:&quot;Ordures Ménagères Résiduelles (OMR) recyclé sur Nantes uniquement&quot;,description:&quot;&quot;); " calcext:value-type="string">
            <text:p>CategorieTraitement cat_omr_plastique = new CategorieTraitement(code:"cat_omr_plastique",libelle:"Ordures Ménagères Résiduelles (OMR) recyclé sur Nantes uniquement",description:""); </text:p>
          </table:table-cell>
          <table:table-cell table:style-name="ce116" office:value-type="string" calcext:value-type="string">
            <text:p>cat_omr_plastique.addToModesCollecte(modco_bacjaune);</text:p>
          </table:table-cell>
          <table:table-cell table:style-name="ce106"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3" office:value-type="string" calcext:value-type="string">
            <text:p>Contient aussi le plastique</text:p>
          </table:table-cell>
          <table:table-cell office:value-type="string" calcext:value-type="string">
            <text:p><text:s/></text:p>
          </table:table-cell>
          <table:table-cell table:style-name="ce114" table:formula="of:=JSONCATEGORIETRAITEMENT([.A7];[.B7];[.C7];[.D7];[.E7];[.F7];[.G7])" office:value-type="string" office:string-value="{&quot;code&quot;:&quot;cat_emr&quot;,&quot;libelle&quot;:&quot;Emballages ménagers récupérés (EMR)&quot;,&quot;modesCollecte&quot;:&quot;modco_decheterie,modco_ecopoint,modco_bacjaune,modco_sacjaune,modco_contembjournmag&quot;,&quot;description&quot;:&quot;Boîtes en carton plat ou ondulé, les étuis, les sacs et sachets en papier…&quot;,&quot;recyclable&quot;:&quot;OUI&quot;}," calcext:value-type="string">
            <text:p>{"code":"cat_emr","libelle":"Emballages ménagers récupérés (EMR)","modesCollecte":"modco_decheterie,modco_ecopoint,modco_bacjaune,modco_sacjaune,modco_contembjournmag","description":"Boîtes en carton plat ou ondulé, les étuis, les sacs et sachets en papier…","recyclable":"OUI"},</text:p>
          </table:table-cell>
          <table:table-cell office:value-type="string" calcext:value-type="string">
            <text:p><text:s/></text:p>
          </table:table-cell>
          <table:table-cell/>
          <table:table-cell table:style-name="ce106" table:formula="of:=GROOVYCATEGORIETRAITEMENT([.A7];[.B7];[.C7];[.D7];[.E7];[.F7];[.G7];[.X7];[.I7])" office:value-type="string" office:string-value="CategorieTraitement cat_emr = new CategorieTraitement(code:&quot;cat_emr&quot;,libelle:&quot;Emballages ménagers récupérés (EMR)&quot;,description:&quot;Boîtes en carton plat ou ondulé, les étuis, les sacs et sachets en papier…&quot;); " calcext:value-type="string">
            <text:p>CategorieTraitement cat_emr = new CategorieTraitement(code:"cat_emr",libelle:"Emballages ménagers récupérés (EMR)",description:"Boîtes en carton plat ou ondulé, les étuis, les sacs et sachets en papier…");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3" office:value-type="string" calcext:value-type="string">
            <text:p>KO Ajouter le conseil</text:p>
          </table:table-cell>
          <table:table-cell office:value-type="string" calcext:value-type="string">
            <text:p><text:s/></text:p>
          </table:table-cell>
          <table:table-cell table:style-name="ce114" table:formula="of:=JSONCATEGORIETRAITEMENT([.A8];[.B8];[.C8];[.D8];[.E8];[.F8];[.G8])" office:value-type="string" office:string-value="{&quot;code&quot;:&quot;cat_ela&quot;,&quot;libelle&quot;:&quot;Emballages pour liquides alimentaires (ELA)&quot;,&quot;modesCollecte&quot;:&quot;modco_bacjaune,modco_sacjaune,modco_contembjournmag&quot;,&quot;description&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libelle":"Emballages pour liquides alimentaires (ELA)","modesCollecte":"modco_bacjaune,modco_sacjaune,modco_contembjournmag","description":"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06" table:formula="of:=GROOVYCATEGORIETRAITEMENT([.A8];[.B8];[.C8];[.D8];[.E8];[.F8];[.G8];[.X8];[.I8])" office:value-type="string" office:string-value="CategorieTraitement cat_ela = new CategorieTraitement(code:&quot;cat_ela&quot;,libelle:&quot;Emballages pour liquides alimentaires (ELA)&quot;,description:&quot;Ces emballages (briques jus d'orange, lait, potage...) sont recyclables. Du fait de leur composition (75 % de carton, 20% de plastique et 5% d’aluminium), ils nécessitent des installations spécifiques pour pouvoir être traités.&quot;); " calcext:value-type="string">
            <text:p>CategorieTraitement cat_ela = new CategorieTraitement(code:"cat_ela",libelle:"Emballages pour liquides alimentaires (ELA)",description:"Ces emballages (briques jus d'orange, lait, potage...) sont recyclables. Du fait de leur composition (75 % de carton, 20% de plastique et 5% d’aluminium), ils nécessitent des installations spécifiques pour pouvoir être traités."); </text:p>
          </table:table-cell>
          <table:table-cell table:style-name="ce106" office:value-type="string" calcext:value-type="string">
            <text:p>cat_omr_plastique.addToModesCollecte(modco_bacjaune);</text:p>
          </table:table-cell>
          <table:table-cell table:style-name="ce106"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9];[.B9];[.C9];[.D9];[.E9];[.F9];[.G9])" office:value-type="string" office:string-value="{&quot;code&quot;:&quot;cat_acier&quot;,&quot;libelle&quot;:&quot;Acier&quot;,&quot;modesCollecte&quot;:&quot;modco_decheterie,modco_ecopoint,modco_bacjaune,modco_sacjaune,modco_contembjournmag&quot;,&quot;conseils&quot;:&quot;cons_ferraille,cons_acier&quot;,&quot;recyclable&quot;:&quot;OUI&quot;}," calcext:value-type="string">
            <text:p>{"code":"cat_acier","libelle":"Acier","modesCollecte":"modco_decheterie,modco_ecopoint,modco_bacjaune,modco_sacjaune,modco_contembjournmag","conseils":"cons_ferraille,cons_acier","recyclable":"OUI"},</text:p>
          </table:table-cell>
          <table:table-cell office:value-type="string" calcext:value-type="string">
            <text:p><text:s/></text:p>
          </table:table-cell>
          <table:table-cell/>
          <table:table-cell table:style-name="ce106" table:formula="of:=GROOVYCATEGORIETRAITEMENT([.A9];[.B9];[.C9];[.D9];[.E9];[.F9];[.G9];[.X9];[.I9])" office:value-type="string" office:string-value="CategorieTraitement cat_acier = new CategorieTraitement(code:&quot;cat_acier&quot;,libelle:&quot;Acier&quot;,description:&quot;&quot;); " calcext:value-type="string">
            <text:p>CategorieTraitement cat_acier = new CategorieTraitement(code:"cat_acier",libelle:"Acier",description:"");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0">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0];[.B10];[.C10];[.D10];[.E10];[.F10];[.G10])" office:value-type="string" office:string-value="{&quot;code&quot;:&quot;cat_allu&quot;,&quot;libelle&quot;:&quot;Aluminium&quot;,&quot;modesCollecte&quot;:&quot;modco_decheterie,modco_ecopoint,modco_bacjaune,modco_sacjaune,modco_contembjournmag&quot;,&quot;conseils&quot;:&quot;cons_allu&quot;,&quot;recyclable&quot;:&quot;OUI&quot;}," calcext:value-type="string">
            <text:p>{"code":"cat_allu","libelle":"Aluminium","modesCollecte":"modco_decheterie,modco_ecopoint,modco_bacjaune,modco_sacjaune,modco_contembjournmag","conseils":"cons_allu","recyclable":"OUI"},</text:p>
          </table:table-cell>
          <table:table-cell office:value-type="string" calcext:value-type="string">
            <text:p><text:s/></text:p>
          </table:table-cell>
          <table:table-cell/>
          <table:table-cell table:style-name="ce106" table:formula="of:=GROOVYCATEGORIETRAITEMENT([.A10];[.B10];[.C10];[.D10];[.E10];[.F10];[.G10];[.X10];[.I10])" office:value-type="string" office:string-value="CategorieTraitement cat_allu = new CategorieTraitement(code:&quot;cat_allu&quot;,libelle:&quot;Aluminium&quot;,description:&quot;&quot;); " calcext:value-type="string">
            <text:p>CategorieTraitement cat_allu = new CategorieTraitement(code:"cat_allu",libelle:"Aluminium",description:"");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1];[.B11];[.C11];[.D11];[.E11];[.F11];[.G11])" office:value-type="string" office:string-value="{&quot;code&quot;:&quot;cat_encombrant&quot;,&quot;libelle&quot;:&quot;Encombrants&quot;,&quot;modesCollecte&quot;:&quot;modco_encombrant,modco_decheterie&quot;,&quot;conseils&quot;:&quot;cons_numerosencombrants,cons_encombrants&quot;,&quot;recyclable&quot;:&quot;PAS_POUBELLE&quot;}," calcext:value-type="string">
            <text:p>{"code":"cat_encombrant","libelle":"Encombrants","modesCollecte":"modco_encombrant,modco_decheterie","conseils":"cons_numerosencombrants,cons_encombrants","recyclable":"PAS_POUBELLE"},</text:p>
          </table:table-cell>
          <table:table-cell office:value-type="string" calcext:value-type="string">
            <text:p><text:s/></text:p>
          </table:table-cell>
          <table:table-cell/>
          <table:table-cell table:style-name="ce106" table:formula="of:=GROOVYCATEGORIETRAITEMENT([.A11];[.B11];[.C11];[.D11];[.E11];[.F11];[.G11];[.X11];[.I11])" office:value-type="string" office:string-value="CategorieTraitement cat_encombrant = new CategorieTraitement(code:&quot;cat_encombrant&quot;,libelle:&quot;Encombrants&quot;,description:&quot;&quot;); " calcext:value-type="string">
            <text:p>CategorieTraitement cat_encombrant = new CategorieTraitement(code:"cat_encombrant",libelle:"Encombrants",description:""); </text:p>
          </table:table-cell>
          <table:table-cell table:style-name="ce106" office:value-type="string" calcext:value-type="string">
            <text:p>cat_omr_plastique.addToModesCollecte(modco_bacjaune);</text:p>
          </table:table-cell>
          <table:table-cell table:style-name="ce106"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table:style-name="ce114" table:formula="of:=JSONCATEGORIETRAITEMENT([.A12];[.B12];[.C12];[.D12];[.E12];[.F12];[.G12])" office:value-type="string" office:string-value="{&quot;code&quot;:&quot;cat_organiquegros&quot;,&quot;libelle&quot;:&quot;Déchets organiques&quot;,&quot;modesCollecte&quot;:&quot;modco_decheterie,modco_ecopoint,modco_compostage&quot;,&quot;description&quot;:&quot;déchets de jardin, sapin de noël&quot;,&quot;conseils&quot;:&quot;cons_compostage&quot;,&quot;recyclable&quot;:&quot;PAS_POUBELLE&quot;}," calcext:value-type="string">
            <text:p>{"code":"cat_organiquegros","libelle":"Déchets organiques","modesCollecte":"modco_decheterie,modco_ecopoint,modco_compostage","description":"déchets de jardin, sapin de noël","conseils":"cons_compostage","recyclable":"PAS_POUBELLE"},</text:p>
          </table:table-cell>
          <table:table-cell office:value-type="string" calcext:value-type="string">
            <text:p><text:s/></text:p>
          </table:table-cell>
          <table:table-cell/>
          <table:table-cell table:style-name="ce106" table:formula="of:=GROOVYCATEGORIETRAITEMENT([.A12];[.B12];[.C12];[.D12];[.E12];[.F12];[.G12];[.X12];[.I12])" office:value-type="string" office:string-value="CategorieTraitement cat_organiquegros = new CategorieTraitement(code:&quot;cat_organiquegros&quot;,libelle:&quot;Déchets organiques&quot;,description:&quot;déchets de jardin, sapin de noël&quot;); " calcext:value-type="string">
            <text:p>CategorieTraitement cat_organiquegros = new CategorieTraitement(code:"cat_organiquegros",libelle:"Déchets organiques",description:"déchets de jardin, sapin de noël"); </text:p>
          </table:table-cell>
          <table:table-cell table:style-name="ce106" office:value-type="string" calcext:value-type="string">
            <text:p>cat_omr_plastique.addToModesCollecte(modco_bacjaune);</text:p>
          </table:table-cell>
          <table:table-cell table:style-name="ce106"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3];[.B13];[.C13];[.D13];[.E13];[.F13];[.G13])" office:value-type="string" office:string-value="{&quot;code&quot;:&quot;cat_organique&quot;,&quot;libelle&quot;:&quot;Déchets organiques&quot;,&quot;modesCollecte&quot;:&quot;modco_bacbleu,modco_sacbleu,modco_decheterie,modco_compostage&quot;,&quot;description&quot;:&quot;thé, épluchure, papier à usage unique (papier toilette, essuie-tout), plante, reste de repas (nourriture)&quot;,&quot;conseils&quot;:&quot;cons_compostage&quot;,&quot;recyclable&quot;:&quot;NON&quot;}," calcext:value-type="string">
            <text:p>{"code":"cat_organique","libelle":"Déchets organiques","modesCollecte":"modco_bacbleu,modco_sacbleu,modco_decheterie,modco_compostage","description":"thé, épluchure, papier à usage unique (papier toilette, essuie-tout), plante, reste de repas (nourriture)","conseils":"cons_compostage","recyclable":"NON"},</text:p>
          </table:table-cell>
          <table:table-cell office:value-type="string" calcext:value-type="string">
            <text:p><text:s/></text:p>
          </table:table-cell>
          <table:table-cell/>
          <table:table-cell table:style-name="ce106" table:formula="of:=GROOVYCATEGORIETRAITEMENT([.A13];[.B13];[.C13];[.D13];[.E13];[.F13];[.G13];[.X13];[.I13])" office:value-type="string" office:string-value="CategorieTraitement cat_organique = new CategorieTraitement(code:&quot;cat_organique&quot;,libelle:&quot;Déchets organiques&quot;,description:&quot;thé, épluchure, papier à usage unique (papier toilette, essuie-tout), plante, reste de repas (nourriture)&quot;); " calcext:value-type="string">
            <text:p>CategorieTraitement cat_organique = new CategorieTraitement(code:"cat_organique",libelle:"Déchets organiques",description:"thé, épluchure, papier à usage unique (papier toilette, essuie-tout), plante, reste de repas (nourriture)"); </text:p>
          </table:table-cell>
          <table:table-cell table:style-name="ce106" office:value-type="string" calcext:value-type="string">
            <text:p>cat_omr_plastique.addToModesCollecte(modco_bacjaune);</text:p>
          </table:table-cell>
          <table:table-cell table:style-name="ce106"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4];[.B14];[.C14];[.D14];[.E14];[.F14];[.G14])" office:value-type="string" office:string-value="{&quot;code&quot;:&quot;cat_papiercarton&quot;,&quot;libelle&quot;:&quot;Papiers cartons cartonnettes&quot;,&quot;modesCollecte&quot;:&quot;modco_contpapiercarton,modco_bacjaune,modco_sacjaune,modco_contembjournmag&quot;,&quot;recyclable&quot;:&quot;OUI&quot;}," calcext:value-type="string">
            <text:p>{"code":"cat_papiercarton","libelle":"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06" table:formula="of:=GROOVYCATEGORIETRAITEMENT([.A14];[.B14];[.C14];[.D14];[.E14];[.F14];[.G14];[.X14];[.I14])" office:value-type="string" office:string-value="CategorieTraitement cat_papiercarton = new CategorieTraitement(code:&quot;cat_papiercarton&quot;,libelle:&quot;Papiers cartons cartonnettes&quot;,description:&quot;&quot;); " calcext:value-type="string">
            <text:p>CategorieTraitement cat_papiercarton = new CategorieTraitement(code:"cat_papiercarton",libelle:"Papiers cartons cartonnettes",description:""); </text:p>
          </table:table-cell>
          <table:table-cell table:style-name="ce106" office:value-type="string" calcext:value-type="string">
            <text:p>cat_omr_plastique.addToModesCollecte(modco_bacjaune);</text:p>
          </table:table-cell>
          <table:table-cell table:style-name="ce106"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09"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5];[.B15];[.C15];[.D15];[.E15];[.F15];[.G15])" office:value-type="string" office:string-value="{&quot;code&quot;:&quot;cat_verre&quot;,&quot;libelle&quot;:&quot;Verre d’emballage&quot;,&quot;modesCollecte&quot;:&quot;modco_contverre,modco_decheterie,modco_ecopoint&quot;,&quot;description&quot;:&quot;&lt;P&gt;Les bouteilles de verre et le verre d'emballage (bocaux...) sont &lt;B&gt;recyclable&lt;/B&gt;, contrairement aux autres types de verre et la vaisselle/porcelaine.&lt;/P&gt;&quot;,&quot;conseils&quot;:&quot;cons_verre&quot;,&quot;recyclable&quot;:&quot;OUI&quot;}," calcext:value-type="string">
            <text:p>{"code":"cat_verre","libelle":"Verre d’emballage","modesCollecte":"modco_contverre,modco_decheterie,modco_ecopoint","description":"&lt;P&gt;Les bouteilles de verre et le verre d'emballage (bocaux...) sont &lt;B&gt;recyclable&lt;/B&gt;, contrairement aux autres types de verre et la vaisselle/porcelaine.&lt;/P&gt;","conseils":"cons_verre","recyclable":"OUI"},</text:p>
          </table:table-cell>
          <table:table-cell office:value-type="string" calcext:value-type="string">
            <text:p><text:s/></text:p>
          </table:table-cell>
          <table:table-cell/>
          <table:table-cell table:style-name="ce106" table:formula="of:=GROOVYCATEGORIETRAITEMENT([.A15];[.B15];[.C15];[.D15];[.E15];[.F15];[.G15];[.X15];[.I15])" office:value-type="string" office:string-value="CategorieTraitement cat_verre = new CategorieTraitement(code:&quot;cat_verre&quot;,libelle:&quot;Verre d’emballage&quot;,description:&quot;&lt;P&gt;Les bouteilles de verre et le verre d'emballage (bocaux...) sont &lt;B&gt;recyclable&lt;/B&gt;, contrairement aux autres types de verre et la vaisselle/porcelaine.&lt;/P&gt;&quot;); " calcext:value-type="string">
            <text:p>CategorieTraitement cat_verre = new CategorieTraitement(code:"cat_verre",libelle:"Verre d’emballage",description:"&lt;P&gt;Les bouteilles de verre et le verre d'emballage (bocaux...) sont &lt;B&gt;recyclable&lt;/B&gt;, contrairement aux autres types de verre et la vaisselle/porcelaine.&lt;/P&gt;"); </text:p>
          </table:table-cell>
          <table:table-cell table:style-name="ce106" office:value-type="string" calcext:value-type="string">
            <text:p>cat_omr_plastique.addToModesCollecte(modco_bacjaune);</text:p>
          </table:table-cell>
          <table:table-cell table:style-name="ce106"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6" office:value-type="string" calcext:value-type="string">
            <text:p>modco_bacbleu,modco_sacbleu,modco_decheterie,modco_ecopoint,smco_vaisselle</text:p>
          </table:table-cell>
          <table:table-cell table:style-name="ce109"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6];[.B16];[.C16];[.D16];[.E16];[.F16];[.G16])" office:value-type="string" office:string-value="{&quot;code&quot;:&quot;cat_verrenonvalovaisselleporcelaine&quot;,&quot;libelle&quot;:&quot;Vaisselle&quot;,&quot;modesCollecte&quot;:&quot;modco_bacbleu,modco_sacbleu,modco_decheterie,modco_ecopoint,smco_vaisselle&quot;,&quot;description&quot;:&quot;&lt;P&gt;On ne recycle que les bouteilles de verre et le verre d'emballage (bocaux...). Les autres types de verre et la vaisselle/porcelaine ne sont &lt;B&gt;pas recyclables&lt;/B&gt;.&lt;/P&gt;&quot;,&quot;conseils&quot;:&quot;cons_verre&quot;,&quot;recyclable&quot;:&quot;NON&quot;}," calcext:value-type="string">
            <text:p>{"code":"cat_verrenonvalovaisselleporcelaine","libelle":"Vaisselle","modesCollecte":"modco_bacbleu,modco_sacbleu,modco_decheterie,modco_ecopoint,smco_vaisselle","description":"&lt;P&gt;On ne recycle que les bouteilles de verre et le verre d'emballage (bocaux...). Les autres types de verre et la vaisselle/porcelaine ne sont &lt;B&gt;pas recyclables&lt;/B&gt;.&lt;/P&gt;","conseils":"cons_verre","recyclable":"NON"},</text:p>
          </table:table-cell>
          <table:table-cell office:value-type="string" calcext:value-type="string">
            <text:p><text:s/></text:p>
          </table:table-cell>
          <table:table-cell/>
          <table:table-cell table:style-name="ce106" table:formula="of:=GROOVYCATEGORIETRAITEMENT([.A16];[.B16];[.C16];[.D16];[.E16];[.F16];[.G16];[.X16];[.I16])" office:value-type="string" office:string-value="CategorieTraitement cat_verrenonvalovaisselleporcelaine = new CategorieTraitement(code:&quot;cat_verrenonvalovaisselleporcelaine&quot;,libelle:&quot;Vaisselle&quot;,description:&quot;&lt;P&gt;On ne recycle que les bouteilles de verre et le verre d'emballage (bocaux...). Les autres types de verre et la vaisselle/porcelaine ne sont &lt;B&gt;pas recyclables&lt;/B&gt;.&lt;/P&gt;&quot;); " calcext:value-type="string">
            <text:p>CategorieTraitement cat_verrenonvalovaisselleporcelaine = new CategorieTraitement(code:"cat_verrenonvalovaisselleporcelaine",libelle:"Vaisselle",description:"&lt;P&gt;On ne recycle que les bouteilles de verre et le verre d'emballage (bocaux...). Les autres types de verre et la vaisselle/porcelaine ne sont &lt;B&gt;pas recyclables&lt;/B&gt;.&lt;/P&gt;"); </text:p>
          </table:table-cell>
          <table:table-cell table:style-name="ce106" office:value-type="string" calcext:value-type="string">
            <text:p>cat_omr_plastique.addToModesCollecte(modco_bacjaune);</text:p>
          </table:table-cell>
          <table:table-cell table:style-name="ce106"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7];[.B17];[.C17];[.D17];[.E17];[.F17];[.G17])" office:value-type="string" office:string-value="{&quot;code&quot;:&quot;cat_d3e&quot;,&quot;libelle&quot;:&quot;Déchets d'équipement électrique et électronique (D3E)&quot;,&quot;modesCollecte&quot;:&quot;modco_decheterie,modco_ecopoint,smco_reprise&quot;,&quot;description&quot;:&quot;La collecte des D3E concerne tous équipements fonctionnement avec de l'électricité (sur secteur, par pile ou accumulateurs) : le gros et petit électroménager, le matériel audiovisuel, informatique.&quot;,&quot;conseils&quot;:&quot;cons_recuppdv1,cons_ecoparticipation&quot;,&quot;recyclable&quot;:&quot;PAS_POUBELLE&quot;}," calcext:value-type="string">
            <text:p>{"code":"cat_d3e","libelle":"Déchets d'équipement électrique et électronique (D3E)","modesCollecte":"modco_decheterie,modco_ecopoint,smco_reprise","description":"La collecte des D3E concerne tous équipements fonctionnement avec de l'électricité (sur secteur, par pile ou accumulateurs) : le gros et petit électroménager, le matériel audiovisuel, informatique.","conseils":"cons_recuppdv1,cons_ecoparticipation","recyclable":"PAS_POUBELLE"},</text:p>
          </table:table-cell>
          <table:table-cell office:value-type="string" calcext:value-type="string">
            <text:p><text:s/></text:p>
          </table:table-cell>
          <table:table-cell/>
          <table:table-cell table:style-name="ce106" table:formula="of:=GROOVYCATEGORIETRAITEMENT([.A17];[.B17];[.C17];[.D17];[.E17];[.F17];[.G17];[.X17];[.I17])" office:value-type="string" office:string-value="CategorieTraitement cat_d3e = new CategorieTraitement(code:&quot;cat_d3e&quot;,libelle:&quot;Déchets d'équipement électrique et électronique (D3E)&quot;,description:&quot;La collecte des D3E concerne tous équipements fonctionnement avec de l'électricité (sur secteur, par pile ou accumulateurs) : le gros et petit électroménager, le matériel audiovisuel, informatique.&quot;); " calcext:value-type="string">
            <text:p>CategorieTraitement cat_d3e = new CategorieTraitement(code:"cat_d3e",libelle:"Déchets d'équipement électrique et électronique (D3E)",description:"La collecte des D3E concerne tous équipements fonctionnement avec de l'électricité (sur secteur, par pile ou accumulateurs) : le gros et petit électroménager, le matériel audiovisuel, informatique."); </text:p>
          </table:table-cell>
          <table:table-cell table:style-name="ce106" office:value-type="string" calcext:value-type="string">
            <text:p>cat_omr_plastique.addToModesCollecte(modco_bacjaune);</text:p>
          </table:table-cell>
          <table:table-cell table:style-name="ce106"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9">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text:s/></text:p>
          </table:table-cell>
          <table:table-cell table:style-name="ce114" table:formula="of:=JSONCATEGORIETRAITEMENT([.A18];[.B18];[.C18];[.D18];[.E18];[.F18];[.G18])" office:value-type="string" office:string-value="{&quot;code&quot;:&quot;cat_ddm&quot;,&quot;libelle&quot;:&quot;Les déchets dangereux des ménages (DDM)&quot;,&quot;modesCollecte&quot;:&quot;modco_decheterie,modco_ecopoint&quot;,&quot;description&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eils&quot;:&quot;cons_toxique&quot;,&quot;recyclable&quot;:&quot;PAS_POUBELLE&quot;}," calcext:value-type="string">
            <text:p>{"code":"cat_ddm","libelle":"Les déchets dangereux des ménages (DDM)","modesCollecte":"modco_decheterie,modco_ecopoint","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eils":"cons_toxique","recyclable":"PAS_POUBELLE"},</text:p>
          </table:table-cell>
          <table:table-cell office:value-type="string" calcext:value-type="string">
            <text:p><text:s/></text:p>
          </table:table-cell>
          <table:table-cell/>
          <table:table-cell table:style-name="ce106" table:formula="of:=GROOVYCATEGORIETRAITEMENT([.A18];[.B18];[.C18];[.D18];[.E18];[.F18];[.G18];[.X18];[.I18])" office:value-type="string" office:string-value="CategorieTraitement cat_ddm = new CategorieTraitement(code:&quot;cat_ddm&quot;,libelle:&quot;Les déchets dangereux des ménages (DDM)&quot;,description:&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egorieTraitement cat_ddm = new CategorieTraitement(code:"cat_ddm",libelle:"Les déchets dangereux des ménages (DDM)",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6" office:value-type="string" calcext:value-type="string">
            <text:p>cat_omr_plastique.addToModesCollecte(modco_bacjaune);</text:p>
          </table:table-cell>
          <table:table-cell table:style-name="ce106"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table:table-cell/>
          <table:table-cell table:style-name="ce114"/>
          <table:table-cell table:number-columns-repeated="2"/>
          <table:table-cell table:style-name="ce106" table:number-columns-repeated="3"/>
          <table:table-cell table:number-columns-repeated="253"/>
        </table:table-row>
        <table:table-row table:style-name="ro33">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4" table:formula="of:=JSONCATEGORIETRAITEMENT([.A20];[.B20];[.C20];[.D20];[.E20];[.F20];[.G20])" office:value-type="string" office:string-value="{&quot;code&quot;:&quot;cat_vetement&quot;,&quot;libelle&quot;:&quot;Vêtements (propres)&quot;,&quot;modesCollecte&quot;:&quot;smco_conteneurlerelais,smco_reempvet,modco_bacbleu,modco_sacbleu&quot;,&quot;recyclable&quot;:&quot;NON&quot;}," calcext:value-type="string">
            <text:p>{"code":"cat_vetement","libelle":"Vêtements (propres)","modesCollecte":"smco_conteneurlerelais,smco_reempvet,modco_bacbleu,modco_sacbleu","recyclable":"NON"},</text:p>
          </table:table-cell>
          <table:table-cell office:value-type="string" calcext:value-type="string">
            <text:p><text:s/></text:p>
          </table:table-cell>
          <table:table-cell/>
          <table:table-cell table:style-name="ce106" table:formula="of:=GROOVYCATEGORIETRAITEMENT([.A20];[.B20];[.C20];[.D20];[.E20];[.F20];[.G20];[.X20];[.I20])" office:value-type="string" office:string-value="CategorieTraitement cat_vetement = new CategorieTraitement(code:&quot;cat_vetement&quot;,libelle:&quot;Vêtements (propres)&quot;,description:&quot;&quot;); " calcext:value-type="string">
            <text:p>CategorieTraitement cat_vetement = new CategorieTraitement(code:"cat_vetement",libelle:"Vêtements (propres)",description:""); </text:p>
          </table:table-cell>
          <table:table-cell table:style-name="ce106" office:value-type="string" calcext:value-type="string">
            <text:p>cat_omr_plastique.addToModesCollecte(modco_bacjaune);</text:p>
          </table:table-cell>
          <table:table-cell table:style-name="ce106"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1" office:value-type="string" calcext:value-type="string">
            <text:p>vérif le 03/2013</text:p>
          </table:table-cell>
          <table:table-cell office:value-type="string" calcext:value-type="string">
            <text:p><text:s/></text:p>
          </table:table-cell>
          <table:table-cell table:style-name="ce114" table:formula="of:=JSONCATEGORIETRAITEMENT([.A21];[.B21];[.C21];[.D21];[.E21];[.F21];[.G21])" office:value-type="string" office:string-value="{&quot;code&quot;:&quot;cat_velo&quot;,&quot;libelle&quot;:&quot;Vélo/trottinette&quot;,&quot;modesCollecte&quot;:&quot;smco_velo,modco_decheterie,modco_ecopoint&quot;,&quot;recyclable&quot;:&quot;PAS_POUBELLE&quot;}," calcext:value-type="string">
            <text:p>{"code":"cat_velo","libelle":"Vélo/trottinette","modesCollecte":"smco_velo,modco_decheterie,modco_ecopoint","recyclable":"PAS_POUBELLE"},</text:p>
          </table:table-cell>
          <table:table-cell office:value-type="string" calcext:value-type="string">
            <text:p><text:s/></text:p>
          </table:table-cell>
          <table:table-cell/>
          <table:table-cell table:style-name="ce106" table:formula="of:=GROOVYCATEGORIETRAITEMENT([.A21];[.B21];[.C21];[.D21];[.E21];[.F21];[.G21];[.X21];[.I21])" office:value-type="string" office:string-value="CategorieTraitement cat_velo = new CategorieTraitement(code:&quot;cat_velo&quot;,libelle:&quot;Vélo/trottinette&quot;,description:&quot;&quot;); " calcext:value-type="string">
            <text:p>CategorieTraitement cat_velo = new CategorieTraitement(code:"cat_velo",libelle:"Vélo/trottinette",description:""); </text:p>
          </table:table-cell>
          <table:table-cell table:style-name="ce106" office:value-type="string" calcext:value-type="string">
            <text:p>cat_omr_plastique.addToModesCollecte(modco_bacjaune);</text:p>
          </table:table-cell>
          <table:table-cell table:style-name="ce106"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1" office:value-type="string" calcext:value-type="string">
            <text:p>vérif le 03/2013</text:p>
          </table:table-cell>
          <table:table-cell office:value-type="string" calcext:value-type="string">
            <text:p><text:s/></text:p>
          </table:table-cell>
          <table:table-cell table:style-name="ce114" table:formula="of:=JSONCATEGORIETRAITEMENT([.A22];[.B22];[.C22];[.D22];[.E22];[.F22];[.G22])" office:value-type="string" office:string-value="{&quot;code&quot;:&quot;cat_lunette&quot;,&quot;libelle&quot;:&quot;Lunettes&quot;,&quot;modesCollecte&quot;:&quot;modco_bacbleu,modco_sacbleu,smco_vendeurlunette&quot;,&quot;recyclable&quot;:&quot;PAS_POUBELLE&quot;}," calcext:value-type="string">
            <text:p>{"code":"cat_lunette","libelle":"Lunettes","modesCollecte":"modco_bacbleu,modco_sacbleu,smco_vendeurlunette","recyclable":"PAS_POUBELLE"},</text:p>
          </table:table-cell>
          <table:table-cell office:value-type="string" calcext:value-type="string">
            <text:p><text:s/></text:p>
          </table:table-cell>
          <table:table-cell/>
          <table:table-cell table:style-name="ce106" table:formula="of:=GROOVYCATEGORIETRAITEMENT([.A22];[.B22];[.C22];[.D22];[.E22];[.F22];[.G22];[.X22];[.I22])" office:value-type="string" office:string-value="CategorieTraitement cat_lunette = new CategorieTraitement(code:&quot;cat_lunette&quot;,libelle:&quot;Lunettes&quot;,description:&quot;&quot;); " calcext:value-type="string">
            <text:p>CategorieTraitement cat_lunette = new CategorieTraitement(code:"cat_lunette",libelle:"Lunettes",description:""); </text:p>
          </table:table-cell>
          <table:table-cell table:style-name="ce106" office:value-type="string" calcext:value-type="string">
            <text:p>cat_omr_plastique.addToModesCollecte(modco_bacjaune);</text:p>
          </table:table-cell>
          <table:table-cell table:style-name="ce106"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3];[.B23];[.C23];[.D23];[.E23];[.F23];[.G23])" office:value-type="string" office:string-value="{&quot;code&quot;:&quot;cat_instrument&quot;,&quot;libelle&quot;:&quot;Instrument de musique&quot;,&quot;modesCollecte&quot;:&quot;smco_reempdivers,modco_decheterie,modco_ecopoint,modco_encombrant&quot;,&quot;recyclable&quot;:&quot;PAS_POUBELLE&quot;}," calcext:value-type="string">
            <text:p>{"code":"cat_instrument","libelle":"Instrument de musique","modesCollecte":"smco_reempdivers,modco_decheterie,modco_ecopoint,modco_encombrant","recyclable":"PAS_POUBELLE"},</text:p>
          </table:table-cell>
          <table:table-cell office:value-type="string" calcext:value-type="string">
            <text:p><text:s/></text:p>
          </table:table-cell>
          <table:table-cell/>
          <table:table-cell table:style-name="ce106" table:formula="of:=GROOVYCATEGORIETRAITEMENT([.A23];[.B23];[.C23];[.D23];[.E23];[.F23];[.G23];[.X23];[.I23])" office:value-type="string" office:string-value="CategorieTraitement cat_instrument = new CategorieTraitement(code:&quot;cat_instrument&quot;,libelle:&quot;Instrument de musique&quot;,description:&quot;&quot;); " calcext:value-type="string">
            <text:p>CategorieTraitement cat_instrument = new CategorieTraitement(code:"cat_instrument",libelle:"Instrument de musique",description:""); </text:p>
          </table:table-cell>
          <table:table-cell table:style-name="ce106" office:value-type="string" calcext:value-type="string">
            <text:p>cat_omr_plastique.addToModesCollecte(modco_bacjaune);</text:p>
          </table:table-cell>
          <table:table-cell table:style-name="ce106"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4];[.B24];[.C24];[.D24];[.E24];[.F24];[.G24])" office:value-type="string" office:string-value="{&quot;code&quot;:&quot;cat_info&quot;,&quot;libelle&quot;:&quot;Équipements informatiques&quot;,&quot;modesCollecte&quot;:&quot;smco_reempinfo,modco_decheterie,modco_ecopoint&quot;,&quot;recyclable&quot;:&quot;PAS_POUBELLE&quot;}," calcext:value-type="string">
            <text:p>{"code":"cat_info","libelle":"Équipements informatiques","modesCollecte":"smco_reempinfo,modco_decheterie,modco_ecopoint","recyclable":"PAS_POUBELLE"},</text:p>
          </table:table-cell>
          <table:table-cell office:value-type="string" calcext:value-type="string">
            <text:p><text:s/></text:p>
          </table:table-cell>
          <table:table-cell/>
          <table:table-cell table:style-name="ce106" table:formula="of:=GROOVYCATEGORIETRAITEMENT([.A24];[.B24];[.C24];[.D24];[.E24];[.F24];[.G24];[.X24];[.I24])" office:value-type="string" office:string-value="CategorieTraitement cat_info = new CategorieTraitement(code:&quot;cat_info&quot;,libelle:&quot;Équipements informatiques&quot;,description:&quot;&quot;); " calcext:value-type="string">
            <text:p>CategorieTraitement cat_info = new CategorieTraitement(code:"cat_info",libelle:"Équipements informatiques",description:""); </text:p>
          </table:table-cell>
          <table:table-cell table:style-name="ce106" office:value-type="string" calcext:value-type="string">
            <text:p>cat_omr_plastique.addToModesCollecte(modco_bacjaune);</text:p>
          </table:table-cell>
          <table:table-cell table:style-name="ce106"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3">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4" table:formula="of:=JSONCATEGORIETRAITEMENT([.A25];[.B25];[.C25];[.D25];[.E25];[.F25];[.G25])" office:value-type="string" office:string-value="{&quot;code&quot;:&quot;cat_ampouleseco&quot;,&quot;libelle&quot;:&quot;Ampoules basses consommations / néons&quot;,&quot;modesCollecte&quot;:&quot;modco_pointsdevente&quot;,&quot;recyclable&quot;:&quot;PAS_POUBELLE&quot;}," calcext:value-type="string">
            <text:p>{"code":"cat_ampouleseco","libelle":"Ampoules basses consommations / néons","modesCollecte":"modco_pointsdevente","recyclable":"PAS_POUBELLE"},</text:p>
          </table:table-cell>
          <table:table-cell table:number-columns-repeated="2"/>
          <table:table-cell table:style-name="ce106" table:number-columns-repeated="3"/>
          <table:table-cell table:number-columns-repeated="253"/>
        </table:table-row>
        <table:table-row table:style-name="ro33">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6];[.B26];[.C26];[.D26];[.E26];[.F26];[.G26])" office:value-type="string" office:string-value="{&quot;code&quot;:&quot;cat_cartouche&quot;,&quot;libelle&quot;:&quot;Cartouche d'encre&quot;,&quot;modesCollecte&quot;:&quot;modco_pointsdevente,modco_decheterie,modco_ecopoint&quot;,&quot;recyclable&quot;:&quot;PAS_POUBELLE&quot;}," calcext:value-type="string">
            <text:p>{"code":"cat_cartouche","libelle":"Cartouche d'encre","modesCollecte":"modco_pointsdevente,modco_decheterie,modco_ecopoint","recyclable":"PAS_POUBELLE"},</text:p>
          </table:table-cell>
          <table:table-cell office:value-type="string" calcext:value-type="string">
            <text:p><text:s/></text:p>
          </table:table-cell>
          <table:table-cell/>
          <table:table-cell table:style-name="ce106" table:formula="of:=GROOVYCATEGORIETRAITEMENT([.A26];[.B26];[.C26];[.D26];[.E26];[.F26];[.G26];[.X26];[.I26])" office:value-type="string" office:string-value="CategorieTraitement cat_cartouche = new CategorieTraitement(code:&quot;cat_cartouche&quot;,libelle:&quot;Cartouche d'encre&quot;,description:&quot;&quot;); " calcext:value-type="string">
            <text:p>CategorieTraitement cat_cartouche = new CategorieTraitement(code:"cat_cartouche",libelle:"Cartouche d'encre",description:""); </text:p>
          </table:table-cell>
          <table:table-cell table:style-name="ce106" office:value-type="string" calcext:value-type="string">
            <text:p>cat_omr_plastique.addToModesCollecte(modco_bacjaune);</text:p>
          </table:table-cell>
          <table:table-cell table:style-name="ce106"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7];[.B27];[.C27];[.D27];[.E27];[.F27];[.G27])" office:value-type="string" office:string-value="{&quot;code&quot;:&quot;cat_pile&quot;,&quot;libelle&quot;:&quot;Pile&quot;,&quot;modesCollecte&quot;:&quot;modco_decheterie,modco_ecopoint,modco_pointsdevente&quot;,&quot;recyclable&quot;:&quot;PAS_POUBELLE&quot;}," calcext:value-type="string">
            <text:p>{"code":"cat_pile","libelle":"Pile","modesCollecte":"modco_decheterie,modco_ecopoint,modco_pointsdevente","recyclable":"PAS_POUBELLE"},</text:p>
          </table:table-cell>
          <table:table-cell office:value-type="string" calcext:value-type="string">
            <text:p><text:s/></text:p>
          </table:table-cell>
          <table:table-cell/>
          <table:table-cell table:style-name="ce106" table:formula="of:=GROOVYCATEGORIETRAITEMENT([.A27];[.B27];[.C27];[.D27];[.E27];[.F27];[.G27];[.X27];[.I27])" office:value-type="string" office:string-value="CategorieTraitement cat_pile = new CategorieTraitement(code:&quot;cat_pile&quot;,libelle:&quot;Pile&quot;,description:&quot;&quot;); " calcext:value-type="string">
            <text:p>CategorieTraitement cat_pile = new CategorieTraitement(code:"cat_pile",libelle:"Pile",description:""); </text:p>
          </table:table-cell>
          <table:table-cell table:style-name="ce106" office:value-type="string" calcext:value-type="string">
            <text:p>cat_omr_plastique.addToModesCollecte(modco_bacjaune);</text:p>
          </table:table-cell>
          <table:table-cell table:style-name="ce106"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8];[.B28];[.C28];[.D28];[.E28];[.F28];[.G28])" office:value-type="string" office:string-value="{&quot;code&quot;:&quot;cat_jouetpile&quot;,&quot;libelle&quot;:&quot;Jouet (avec pile)&quot;,&quot;modesCollecte&quot;:&quot;smco_reempjouet,modco_decheterie,modco_ecopoint&quot;,&quot;conseils&quot;:&quot;cons_recuppdv1,cons_ecoparticipation&quot;,&quot;recyclable&quot;:&quot;PAS_POUBELLE&quot;}," calcext:value-type="string">
            <text:p>{"code":"cat_jouetpile","libelle":"Jouet (avec pile)","modesCollecte":"smco_reempjouet,modco_decheterie,modco_ecopoint","conseils":"cons_recuppdv1,cons_ecoparticipation","recyclable":"PAS_POUBELLE"},</text:p>
          </table:table-cell>
          <table:table-cell office:value-type="string" calcext:value-type="string">
            <text:p><text:s/></text:p>
          </table:table-cell>
          <table:table-cell/>
          <table:table-cell table:style-name="ce106" table:formula="of:=GROOVYCATEGORIETRAITEMENT([.A28];[.B28];[.C28];[.D28];[.E28];[.F28];[.G28];[.X28];[.I28])" office:value-type="string" office:string-value="CategorieTraitement cat_jouetpile = new CategorieTraitement(code:&quot;cat_jouetpile&quot;,libelle:&quot;Jouet (avec pile)&quot;,description:&quot;&quot;); " calcext:value-type="string">
            <text:p>CategorieTraitement cat_jouetpile = new CategorieTraitement(code:"cat_jouetpile",libelle:"Jouet (avec pile)",description:""); </text:p>
          </table:table-cell>
          <table:table-cell table:style-name="ce106" office:value-type="string" calcext:value-type="string">
            <text:p>cat_omr_plastique.addToModesCollecte(modco_bacjaune);</text:p>
          </table:table-cell>
          <table:table-cell table:style-name="ce106"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9];[.B29];[.C29];[.D29];[.E29];[.F29];[.G29])" office:value-type="string" office:string-value="{&quot;code&quot;:&quot;cat_jouet&quot;,&quot;libelle&quot;:&quot;Jouet (sans pile)&quot;,&quot;modesCollecte&quot;:&quot;smco_reempjouet,modco_bacbleu,modco_sacbleu&quot;,&quot;recyclable&quot;:&quot;PAS_POUBELLE&quot;}," calcext:value-type="string">
            <text:p>{"code":"cat_jouet","libelle":"Jouet (sans pile)","modesCollecte":"smco_reempjouet,modco_bacbleu,modco_sacbleu","recyclable":"PAS_POUBELLE"},</text:p>
          </table:table-cell>
          <table:table-cell office:value-type="string" calcext:value-type="string">
            <text:p><text:s/></text:p>
          </table:table-cell>
          <table:table-cell/>
          <table:table-cell table:style-name="ce106" table:formula="of:=GROOVYCATEGORIETRAITEMENT([.A29];[.B29];[.C29];[.D29];[.E29];[.F29];[.G29];[.X29];[.I29])" office:value-type="string" office:string-value="CategorieTraitement cat_jouet = new CategorieTraitement(code:&quot;cat_jouet&quot;,libelle:&quot;Jouet (sans pile)&quot;,description:&quot;&quot;); " calcext:value-type="string">
            <text:p>CategorieTraitement cat_jouet = new CategorieTraitement(code:"cat_jouet",libelle:"Jouet (sans pile)",description:""); </text:p>
          </table:table-cell>
          <table:table-cell table:style-name="ce106" office:value-type="string" calcext:value-type="string">
            <text:p>cat_omr_plastique.addToModesCollecte(modco_bacjaune);</text:p>
          </table:table-cell>
          <table:table-cell table:style-name="ce106"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09"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0];[.B30];[.C30];[.D30];[.E30];[.F30];[.G30])" office:value-type="string" office:string-value="{&quot;code&quot;:&quot;cat_batterie&quot;,&quot;libelle&quot;:&quot;Batterie&quot;,&quot;modesCollecte&quot;:&quot;smco_garage,modco_decheterie,modco_ecopoint&quot;,&quot;conseils&quot;:&quot;cons_toxique&quot;,&quot;recyclable&quot;:&quot;OUI&quot;}," calcext:value-type="string">
            <text:p>{"code":"cat_batterie","libelle":"Batterie","modesCollecte":"smco_garage,modco_decheterie,modco_ecopoint","conseils":"cons_toxique","recyclable":"OUI"},</text:p>
          </table:table-cell>
          <table:table-cell office:value-type="string" calcext:value-type="string">
            <text:p><text:s/></text:p>
          </table:table-cell>
          <table:table-cell/>
          <table:table-cell table:style-name="ce106" table:formula="of:=GROOVYCATEGORIETRAITEMENT([.A30];[.B30];[.C30];[.D30];[.E30];[.F30];[.G30];[.X30];[.I30])" office:value-type="string" office:string-value="CategorieTraitement cat_batterie = new CategorieTraitement(code:&quot;cat_batterie&quot;,libelle:&quot;Batterie&quot;,description:&quot;&quot;); " calcext:value-type="string">
            <text:p>CategorieTraitement cat_batterie = new CategorieTraitement(code:"cat_batterie",libelle:"Batterie",description:""); </text:p>
          </table:table-cell>
          <table:table-cell table:style-name="ce106" office:value-type="string" calcext:value-type="string">
            <text:p>cat_omr_plastique.addToModesCollecte(modco_bacjaune);</text:p>
          </table:table-cell>
          <table:table-cell table:style-name="ce106"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1];[.B31];[.C31];[.D31];[.E31];[.F31];[.G31])" office:value-type="string" office:string-value="{&quot;code&quot;:&quot;cat_voiture&quot;,&quot;libelle&quot;:&quot;Voitures&quot;,&quot;modesCollecte&quot;:&quot;smco_vendeurcassevoiture,modco_reprise&quot;,&quot;recyclable&quot;:&quot;OUI&quot;}," calcext:value-type="string">
            <text:p>{"code":"cat_voiture","libelle":"Voitures","modesCollecte":"smco_vendeurcassevoiture,modco_reprise","recyclable":"OUI"},</text:p>
          </table:table-cell>
          <table:table-cell office:value-type="string" calcext:value-type="string">
            <text:p><text:s/></text:p>
          </table:table-cell>
          <table:table-cell/>
          <table:table-cell table:style-name="ce106" table:formula="of:=GROOVYCATEGORIETRAITEMENT([.A31];[.B31];[.C31];[.D31];[.E31];[.F31];[.G31];[.X31];[.I31])" office:value-type="string" office:string-value="CategorieTraitement cat_voiture = new CategorieTraitement(code:&quot;cat_voiture&quot;,libelle:&quot;Voitures&quot;,description:&quot;&quot;); " calcext:value-type="string">
            <text:p>CategorieTraitement cat_voiture = new CategorieTraitement(code:"cat_voiture",libelle:"Voitures",description:""); </text:p>
          </table:table-cell>
          <table:table-cell table:style-name="ce106" office:value-type="string" calcext:value-type="string">
            <text:p>cat_omr_plastique.addToModesCollecte(modco_bacjaune);</text:p>
          </table:table-cell>
          <table:table-cell table:style-name="ce106"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2];[.B32];[.C32];[.D32];[.E32];[.F32];[.G32])" office:value-type="string" office:string-value="{&quot;code&quot;:&quot;cat_medicament&quot;,&quot;libelle&quot;:&quot;Médicaments&quot;,&quot;modesCollecte&quot;:&quot;smco_pharmacie,modco_decheterie,modco_ecopoint&quot;,&quot;recyclable&quot;:&quot;PAS_POUBELLE&quot;}," calcext:value-type="string">
            <text:p>{"code":"cat_medicament","libelle":"Médicaments","modesCollecte":"smco_pharmacie,modco_decheterie,modco_ecopoint","recyclable":"PAS_POUBELLE"},</text:p>
          </table:table-cell>
          <table:table-cell office:value-type="string" calcext:value-type="string">
            <text:p><text:s/></text:p>
          </table:table-cell>
          <table:table-cell/>
          <table:table-cell table:style-name="ce106" table:formula="of:=GROOVYCATEGORIETRAITEMENT([.A32];[.B32];[.C32];[.D32];[.E32];[.F32];[.G32];[.X32];[.I32])" office:value-type="string" office:string-value="CategorieTraitement cat_medicament = new CategorieTraitement(code:&quot;cat_medicament&quot;,libelle:&quot;Médicaments&quot;,description:&quot;&quot;); " calcext:value-type="string">
            <text:p>CategorieTraitement cat_medicament = new CategorieTraitement(code:"cat_medicament",libelle:"Médicaments",description:""); </text:p>
          </table:table-cell>
          <table:table-cell table:style-name="ce106" office:value-type="string" calcext:value-type="string">
            <text:p>cat_omr_plastique.addToModesCollecte(modco_bacjaune);</text:p>
          </table:table-cell>
          <table:table-cell table:style-name="ce106"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0" office:value-type="string" calcext:value-type="string">
            <text:p>cons_paspoubelle</text:p>
          </table:table-cell>
          <table:table-cell table:style-name="ce15" office:value-type="string" calcext:value-type="string">
            <text:p>PAS_POUBELLE</text:p>
          </table:table-cell>
          <table:table-cell table:style-name="ce83" office:value-type="string" calcext:value-type="string">
            <text:p>KO A VERIFIER modco_bacbleu,modco_sacbleu,modco_decheterie, </text:p>
          </table:table-cell>
          <table:table-cell office:value-type="string" calcext:value-type="string">
            <text:p><text:s/></text:p>
          </table:table-cell>
          <table:table-cell table:style-name="ce114" table:formula="of:=JSONCATEGORIETRAITEMENT([.A33];[.B33];[.C33];[.D33];[.E33];[.F33];[.G33])" office:value-type="string" office:string-value="{&quot;code&quot;:&quot;cat_materiaux&quot;,&quot;libelle&quot;:&quot;Matériaux&quot;,&quot;modesCollecte&quot;:&quot;modco_decheterie&quot;,&quot;conseils&quot;:&quot;cons_paspoubelle&quot;,&quot;recyclable&quot;:&quot;PAS_POUBELLE&quot;}," calcext:value-type="string">
            <text:p>{"code":"cat_materiaux","libelle":"Matériaux","modesCollecte":"modco_decheterie","conseils":"cons_paspoubelle","recyclable":"PAS_POUBELLE"},</text:p>
          </table:table-cell>
          <table:table-cell office:value-type="string" calcext:value-type="string">
            <text:p><text:s/></text:p>
          </table:table-cell>
          <table:table-cell/>
          <table:table-cell table:style-name="ce106" table:formula="of:=GROOVYCATEGORIETRAITEMENT([.A33];[.B33];[.C33];[.D33];[.E33];[.F33];[.G33];[.X33];[.I33])" office:value-type="string" office:string-value="CategorieTraitement cat_materiaux = new CategorieTraitement(code:&quot;cat_materiaux&quot;,libelle:&quot;Matériaux&quot;,description:&quot;&quot;); " calcext:value-type="string">
            <text:p>CategorieTraitement cat_materiaux = new CategorieTraitement(code:"cat_materiaux",libelle:"Matériaux",description:""); </text:p>
          </table:table-cell>
          <table:table-cell table:style-name="ce106" office:value-type="string" calcext:value-type="string">
            <text:p>cat_omr_plastique.addToModesCollecte(modco_bacjaune);</text:p>
          </table:table-cell>
          <table:table-cell table:style-name="ce106"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07"/>
          <table:table-cell table:style-name="ce109" table:number-columns-repeated="5"/>
          <table:table-cell/>
          <table:table-cell office:value-type="string" calcext:value-type="string">
            <text:p><text:s/></text:p>
          </table:table-cell>
          <table:table-cell table:style-name="ce115"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6" table:default-cell-style-name="Default"/>
        <table:table-column table:style-name="co127" table:default-cell-style-name="Default"/>
        <table:table-column table:style-name="co128" table:default-cell-style-name="Default"/>
        <table:table-column table:style-name="co76" table:default-cell-style-name="Default"/>
        <table:table-column table:style-name="co129" table:default-cell-style-name="Default"/>
        <table:table-column table:style-name="co130" table:default-cell-style-name="Default"/>
        <table:table-column table:style-name="co131" table:number-columns-repeated="2" table:default-cell-style-name="Default"/>
        <table:table-column table:style-name="co25" table:default-cell-style-name="Default"/>
        <table:table-column table:style-name="co132" table:default-cell-style-name="Default"/>
        <table:table-column table:style-name="co133" table:default-cell-style-name="Default"/>
        <table:table-column table:style-name="co17" table:number-columns-repeated="2" table:default-cell-style-name="Default"/>
        <table:table-column table:style-name="co134" table:default-cell-style-name="Default"/>
        <table:table-column table:style-name="co17" table:number-columns-repeated="2" table:default-cell-style-name="Default"/>
        <table:table-column table:style-name="co37" table:default-cell-style-name="Default"/>
        <table:table-column table:style-name="co135" table:number-columns-repeated="4" table:default-cell-style-name="Default"/>
        <table:table-column table:style-name="co136" table:default-cell-style-name="Default"/>
        <table:table-column table:style-name="co10" table:number-columns-repeated="2" table:default-cell-style-name="Default"/>
        <table:table-column table:style-name="co137" table:default-cell-style-name="Default"/>
        <table:table-column table:style-name="co138" table:default-cell-style-name="Default"/>
        <table:table-column table:style-name="co139" table:number-columns-repeated="2" table:default-cell-style-name="Default"/>
        <table:table-column table:style-name="co140" table:number-columns-repeated="2"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141" table:number-columns-repeated="2" table:default-cell-style-name="Default"/>
        <table:table-column table:style-name="co10" table:default-cell-style-name="Default"/>
        <table:table-column table:style-name="co142" table:default-cell-style-name="Default"/>
        <table:table-column table:style-name="co143" table:number-columns-repeated="3" table:default-cell-style-name="Default"/>
        <table:table-column table:style-name="co141" table:default-cell-style-name="Default"/>
        <table:table-column table:style-name="co82" table:default-cell-style-name="Default"/>
        <table:table-column table:style-name="co143" table:default-cell-style-name="Default"/>
        <table:table-column table:style-name="co141" table:default-cell-style-name="Default"/>
        <table:table-column table:style-name="co144" table:default-cell-style-name="Default"/>
        <table:table-column table:style-name="co141" table:default-cell-style-name="Default"/>
        <table:table-column table:style-name="co143" table:default-cell-style-name="Default"/>
        <table:table-column table:style-name="co37" table:number-columns-repeated="219" table:default-cell-style-name="Default"/>
        <table:table-row table:style-name="ro1">
          <table:table-cell table:style-name="ce63" office:value-type="string" calcext:value-type="string" table:number-columns-spanned="6" table:number-rows-spanned="1">
            <text:p>Modes de collectes</text:p>
          </table:table-cell>
          <table:covered-table-cell table:number-columns-repeated="5"/>
          <table:table-cell table:number-columns-repeated="261"/>
        </table:table-row>
        <table:table-row table:style-name="ro1">
          <table:table-cell table:style-name="ce99" office:value-type="string" calcext: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calcext:value-type="string">
            <text:p><text:s/></text:p>
          </table:table-cell>
          <table:table-cell table:number-columns-repeated="255"/>
        </table:table-row>
        <table:table-row table:style-name="ro1">
          <table:table-cell/>
          <table:table-cell table:style-name="ce119" office:value-type="string" calcext:value-type="string">
            <text:p>Qu'est-ce que les déchets secs ?</text:p>
          </table:table-cell>
          <table:table-cell table:number-columns-repeated="9"/>
          <table:table-cell office:value-type="string" calcext:value-type="string">
            <text:p><text:s/></text:p>
          </table:table-cell>
          <table:table-cell table:number-columns-repeated="255"/>
        </table:table-row>
        <table:table-row table:style-name="ro12">
          <table:table-cell table:style-name="ce86" office:value-type="string" calcext:value-type="string">
            <text:p>Code</text:p>
          </table:table-cell>
          <table:table-cell table:style-name="ce86" office:value-type="string" calcext:value-type="string">
            <text:p>Nom</text:p>
          </table:table-cell>
          <table:table-cell table:style-name="ce86" office:value-type="string" calcext:value-type="string">
            <text:p>Sous Modes de Collecte</text:p>
          </table:table-cell>
          <table:table-cell table:style-name="ce86" office:value-type="string" calcext:value-type="string">
            <text:p>Est un sous mode de collecte</text:p>
          </table:table-cell>
          <table:table-cell table:style-name="ce86" office:value-type="string" calcext:value-type="string">
            <text:p>description</text:p>
          </table:table-cell>
          <table:table-cell table:style-name="ce86" office:value-type="string" calcext:value-type="string">
            <text:p>Conseils</text:p>
          </table:table-cell>
          <table:table-cell table:style-name="ce86" office:value-type="string" calcext:value-type="string">
            <text:p>Image</text:p>
          </table:table-cell>
          <table:table-cell table:style-name="ce130" office:value-type="string" calcext:value-type="string">
            <text:p>Statut</text:p>
          </table:table-cell>
          <table:table-cell table:style-name="ce130" office:value-type="string" calcext:value-type="string">
            <text:p>Bouton</text:p>
          </table:table-cell>
          <table:table-cell/>
          <table:table-cell table:style-name="ce60" office:value-type="string" calcext:value-type="string">
            <text:p><text:span text:style-name="T5">var </text:span><text:span text:style-name="T8">_collectModsDatas</text:span><text:span text:style-name="T5"> = [</text:span></text:p>
          </table:table-cell>
          <table:table-cell office:value-type="string" calcext:value-type="string">
            <text:p><text:s/></text:p>
          </table:table-cell>
          <table:table-cell table:number-columns-repeated="255"/>
        </table:table-row>
        <table:table-row table:style-name="ro35">
          <table:table-cell table:style-name="ce117" office:value-type="string" calcext:value-type="string">
            <text:p>modco_contmpb</text:p>
          </table:table-cell>
          <table:table-cell table:style-name="ce117" office:value-type="string" calcext:value-type="string">
            <text:p>Conteneur plastique</text:p>
          </table:table-cell>
          <table:table-cell table:style-name="ce117"/>
          <table:table-cell table:style-name="ce121" office:value-type="string" calcext:value-type="string">
            <text:p>false</text:p>
          </table:table-cell>
          <table:table-cell table:style-name="ce123"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8"/>
          <table:table-cell table:style-name="ce125" office:value-type="string" calcext:value-type="string">
            <text:p>conteneur_plastiqu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5];[.B5];[.C5];[.D5];[.E5];[.F5];[.G5];[.H5];[.I5])" office:value-type="string" office:string-value="{&quot;code&quot;:&quot;modco_contmpb&quot;,&quot;libelle&quot;:&quot;Conteneur plastique&quot;,&quot;libelleBouton&quot;:&quot;Conteneur plastique&quot;,&quot;modesCollecte&quot;:&quot;false&quot;,&quot;description&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bouton&quot;:&quot;modco&quot;,&quot;image&quot;:&quot;conteneur_plastique_mini.png&quot;,&quot;commentaire&quot;:&quot;faq_fiche_compost&quot;}," calcext:value-type="string">
            <text:p>{"code":"modco_contmpb","libelle":"Conteneur plastique","libelleBouton":"Conteneur plastique","modesCollecte":"fals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bouton":"modco","image":"conteneur_plastique_mini.png","commentaire":"faq_fiche_compost"},</text:p>
          </table:table-cell>
          <table:table-cell office:value-type="string" calcext:value-type="string">
            <text:p><text:s/></text:p>
          </table:table-cell>
          <table:table-cell/>
          <table:table-cell table:style-name="ce106" table:formula="of:=GROOVYMODECOLLECTE([.A5];[.B5];[.C5];[.D5];[.E5];[.F5];[.G5];[.Y5];[.J5])" office:value-type="string" office:string-value="ModeCollecte modco_contmpb = new ModeCollecte(code:&quot;modco_contmpb&quot;,libelle:&quot;Conteneur plastique&quot;,description:&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libelle:"Conteneur plastiqu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36">
          <table:table-cell table:style-name="ce117" office:value-type="string" calcext:value-type="string">
            <text:p>modco_contpapiercarton</text:p>
          </table:table-cell>
          <table:table-cell table:style-name="ce117" office:value-type="string" calcext:value-type="string">
            <text:p>Conteneur&lt;br/&gt;papier carton</text:p>
          </table:table-cell>
          <table:table-cell table:style-name="ce117"/>
          <table:table-cell table:style-name="ce121" office:value-type="string" calcext:value-type="string">
            <text:p>false</text:p>
          </table:table-cell>
          <table:table-cell table:style-name="ce117" office:value-type="string" calcext:value-type="string">
            <text:p>On peut mettre : cartons (bruns), cartonnettes, emballage en carton, enveloppe, feuilles, journaux, magazines, prospectus, <text:s/>boîte à œuf en carton.</text:p>
          </table:table-cell>
          <table:table-cell table:style-name="ce117" office:value-type="string" calcext:value-type="string">
            <text:p>cons_souille</text:p>
          </table:table-cell>
          <table:table-cell table:style-name="ce125" office:value-type="string" calcext:value-type="string">
            <text:p>conteneur_carton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6];[.B6];[.C6];[.D6];[.E6];[.F6];[.G6];[.H6];[.I6])" office:value-type="string" office:string-value="{&quot;code&quot;:&quot;modco_contpapiercarton&quot;,&quot;libelle&quot;:&quot;Conteneur papier carton&quot;,&quot;libelleBouton&quot;:&quot;Conteneur&lt;br/&gt;papier carton&quot;,&quot;modesCollecte&quot;:&quot;false&quot;,&quot;description&quot;:&quot;On peut mettre : cartons (bruns), cartonnettes, emballage en carton, enveloppe, feuilles, journaux, magazines, prospectus,  boîte à œuf en carton.&quot;,&quot;conseils&quot;:&quot;cons_souille&quot;,&quot;bouton&quot;:&quot;modco&quot;,&quot;image&quot;:&quot;conteneur_carton_mini.png&quot;}," calcext:value-type="string">
            <text:p>{"code":"modco_contpapiercarton","libelle":"Conteneur papier carton","libelleBouton":"Conteneur&lt;br/&gt;papier carton","modesCollecte":"false","description":"On peut mettre : cartons (bruns), cartonnettes, emballage en carton, enveloppe, feuilles, journaux, magazines, prospectus, <text:s/>boîte à œuf en carton.","conseils":"cons_souille","bouton":"modco","image":"conteneur_carton_mini.png"},</text:p>
          </table:table-cell>
          <table:table-cell office:value-type="string" calcext:value-type="string">
            <text:p><text:s/></text:p>
          </table:table-cell>
          <table:table-cell/>
          <table:table-cell table:style-name="ce106" table:formula="of:=GROOVYMODECOLLECTE([.A6];[.B6];[.C6];[.D6];[.E6];[.F6];[.G6];[.Y6];[.J6])" office:value-type="string" office:string-value="ModeCollecte modco_contpapiercarton = new ModeCollecte(code:&quot;modco_contpapiercarton&quot;,libelle:&quot;Conteneur&lt;br/&gt;papier carton&quot;,description:&quot;On peut mettre : cartons (bruns), cartonnettes, emballage en carton, enveloppe, feuilles, journaux, magazines, prospectus,  boîte à œuf en carton.&quot;); modco_contpapiercarton.save();" calcext:value-type="string">
            <text:p>ModeCollecte modco_contpapiercarton = new ModeCollecte(code:"modco_contpapiercarton",libelle:"Conteneur&lt;br/&gt;papier carton",description:"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37">
          <table:table-cell table:style-name="ce117" office:value-type="string" calcext:value-type="string">
            <text:p>modco_contverre</text:p>
          </table:table-cell>
          <table:table-cell table:style-name="ce117" office:value-type="string" calcext:value-type="string">
            <text:p>Conteneur verre</text:p>
          </table:table-cell>
          <table:table-cell table:style-name="ce117"/>
          <table:table-cell table:style-name="ce121" office:value-type="string" calcext:value-type="string">
            <text:p>false</text:p>
          </table:table-cell>
          <table:table-cell table:style-name="ce117" office:value-type="string" calcext: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7" office:value-type="string" calcext:value-type="string">
            <text:p>cons_verre,cons_sans_bouchon_ni_couvercle,cons_nbconteneurverre</text:p>
          </table:table-cell>
          <table:table-cell table:style-name="ce125" office:value-type="string" calcext:value-type="string">
            <text:p>conteneur_verr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7];[.B7];[.C7];[.D7];[.E7];[.F7];[.G7];[.H7];[.I7])" office:value-type="string" office:string-value="{&quot;code&quot;:&quot;modco_contverre&quot;,&quot;libelle&quot;:&quot;Conteneur verre&quot;,&quot;libelleBouton&quot;:&quot;Conteneur verre&quot;,&quot;modesCollecte&quot;:&quot;false&quot;,&quot;description&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eils&quot;:&quot;cons_verre,cons_sans_bouchon_ni_couvercle,cons_nbconteneurverre&quot;,&quot;bouton&quot;:&quot;modco&quot;,&quot;image&quot;:&quot;conteneur_verre_mini.png&quot;}," calcext:value-type="string">
            <text:p>{"code":"modco_contverre","libelle":"Conteneur verre","libelleBouton":"Conteneur verre","modesCollecte":"fals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eils":"cons_verre,cons_sans_bouchon_ni_couvercle,cons_nbconteneurverre","bouton":"modco","image":"conteneur_verre_mini.png"},</text:p>
          </table:table-cell>
          <table:table-cell office:value-type="string" calcext:value-type="string">
            <text:p><text:s/></text:p>
          </table:table-cell>
          <table:table-cell/>
          <table:table-cell table:style-name="ce106" table:formula="of:=GROOVYMODECOLLECTE([.A7];[.B7];[.C7];[.D7];[.E7];[.F7];[.G7];[.Y7];[.J7])" office:value-type="string" office:string-value="ModeCollecte modco_contverre = new ModeCollecte(code:&quot;modco_contverre&quot;,libelle:&quot;Conteneur verre&quot;,description:&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calcext:value-type="string">
            <text:p>ModeCollecte modco_contverre = new ModeCollecte(code:"modco_contverre",libelle:"Conteneur verr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38">
          <table:table-cell table:style-name="ce117" office:value-type="string" calcext:value-type="string">
            <text:p>modco_contembjournmag</text:p>
          </table:table-cell>
          <table:table-cell table:style-name="ce117" office:value-type="string" calcext:value-type="string">
            <text:p>Conteneur&lt;br/&gt;emballages&lt;br/&gt;journaux magazines</text:p>
          </table:table-cell>
          <table:table-cell table:style-name="ce117"/>
          <table:table-cell table:style-name="ce121" office:value-type="string" calcext:value-type="string">
            <text:p>false</text:p>
          </table:table-cell>
          <table:table-cell table:style-name="ce117"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7" office:value-type="string" calcext:value-type="string">
            <text:p>cons_sans_bouchon_ni_couvercle</text:p>
          </table:table-cell>
          <table:table-cell table:style-name="ce125" office:value-type="string" calcext:value-type="string">
            <text:p>conteneur_emballages_journaux_magazines_mini.png</text:p>
          </table:table-cell>
          <table:table-cell table:style-name="ce131" office:value-type="string" calcext:value-type="string">
            <text:p>Vérif le 06/2013</text:p>
          </table:table-cell>
          <table:table-cell table:style-name="ce131" office:value-type="string" calcext:value-type="string">
            <text:p>modco</text:p>
          </table:table-cell>
          <table:table-cell/>
          <table:table-cell table:style-name="ce84" table:formula="of:=JSONMODESDECOLLECTE([.A8];[.B8];[.C8];[.D8];[.E8];[.F8];[.G8];[.H8];[.I8])" office:value-type="string" office:string-value="{&quot;code&quot;:&quot;modco_contembjournmag&quot;,&quot;libelle&quot;:&quot;Conteneur emballages journaux magazines&quot;,&quot;libelleBouton&quot;:&quot;Conteneur&lt;br/&gt;emballages&lt;br/&gt;journaux magazines&quot;,&quot;modesCollecte&quot;:&quot;false&quot;,&quot;description&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eils&quot;:&quot;cons_sans_bouchon_ni_couvercle&quot;,&quot;bouton&quot;:&quot;modco&quot;,&quot;image&quot;:&quot;conteneur_emballages_journaux_magazines_mini.png&quot;}," calcext:value-type="string">
            <text:p>{"code":"modco_contembjournmag","libelle":"Conteneur emballages journaux magazines","libelleBouton":"Conteneur&lt;br/&gt;emballages&lt;br/&gt;journaux magazines","modesCollecte":"false","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eils":"cons_sans_bouchon_ni_couvercle","bouton":"modco","image":"conteneur_emballages_journaux_magazines_mini.png"},</text:p>
          </table:table-cell>
          <table:table-cell office:value-type="string" calcext:value-type="string">
            <text:p><text:s/></text:p>
          </table:table-cell>
          <table:table-cell/>
          <table:table-cell table:style-name="ce106" table:formula="of:=GROOVYMODECOLLECTE([.A8];[.B8];[.C8];[.D8];[.E8];[.F8];[.G8];[.Y8];[.J8])" office:value-type="string" office:string-value="ModeCollecte modco_contembjournmag = new ModeCollecte(code:&quot;modco_contembjournmag&quot;,libelle:&quot;Conteneur&lt;br/&gt;emballages&lt;br/&gt;journaux magazines&quot;,description:&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libelle:"Conteneur&lt;br/&gt;emballages&lt;br/&gt;journaux magazines",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38">
          <table:table-cell table:style-name="ce117" office:value-type="string" calcext:value-type="string">
            <text:p>modco_bacbleuhorsnantes</text:p>
          </table:table-cell>
          <table:table-cell table:style-name="ce117" office:value-type="string" calcext:value-type="string">
            <text:p>Bacs bleus (hors Nantes)</text:p>
          </table:table-cell>
          <table:table-cell table:style-name="ce117"/>
          <table:table-cell table:style-name="ce121" office:value-type="string" calcext:value-type="string">
            <text:p>false</text:p>
          </table:table-cell>
          <table:table-cell table:style-name="ce117" office:value-type="string" calcext:value-type="string">
            <text:p>&lt;IMG SRC='resources/images/bac_bleu_mini.png' ALIGN='right' WIDTH='150px' /&gt;On met les &lt;B&gt;déchets ménagers non recyclés&lt;/B&gt;.</text:p>
          </table:table-cell>
          <table:table-cell table:style-name="ce117" office:value-type="string" calcext:value-type="string">
            <text:p>cons_bac_casse,cons_collectes_bacs,cons_arcencielvalorena</text:p>
          </table:table-cell>
          <table:table-cell table:style-name="ce125" office:value-type="string" calcext:value-type="string">
            <text:p>bac_bleu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9];[.B9];[.C9];[.D9];[.E9];[.F9];[.G9];[.H9];[.I9])" office:value-type="string" office:string-value="{&quot;code&quot;:&quot;modco_bacbleuhorsnantes&quot;,&quot;libelle&quot;:&quot;Bacs bleus (hors Nantes)&quot;,&quot;libelleBouton&quot;:&quot;Bacs bleus (hors Nante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calcext:value-type="string">
            <text:p>{"code":"modco_bacbleuhorsnantes","libelle":"Bacs bleus (hors Nantes)","libelleBouton":"Bacs bleus (hors Nante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calcext:value-type="string">
            <text:p><text:s/></text:p>
          </table:table-cell>
          <table:table-cell/>
          <table:table-cell table:style-name="ce106" table:formula="of:=GROOVYMODECOLLECTE([.A9];[.B9];[.C9];[.D9];[.E9];[.F9];[.G9];[.Y9];[.J9])" office:value-type="string" office:string-value="ModeCollecte modco_bacbleuhorsnantes = new ModeCollecte(code:&quot;modco_bacbleuhorsnantes&quot;,libelle:&quot;Bacs bleus (hors Nantes)&quot;,description:&quot;&lt;IMG SRC='resources/images/bac_bleu_mini.png' ALIGN='right' WIDTH='150px' /&gt;On met les &lt;B&gt;déchets ménagers non recyclés&lt;/B&gt;.&quot;); modco_bacbleuhorsnantes.save();" calcext:value-type="string">
            <text:p>ModeCollecte modco_bacbleuhorsnantes = new ModeCollecte(code:"modco_bacbleuhorsnantes",libelle:"Bacs bleus (hors Nantes)",description:"&lt;IMG SRC='resources/images/bac_bleu_mini.png' ALIGN='right' WIDTH='150px' /&gt;On met les &lt;B&gt;déchets ménagers non recyclés&lt;/B&gt;."); modco_bacbleuhorsnantes.save();</text:p>
          </table:table-cell>
          <table:table-cell table:number-columns-repeated="253"/>
        </table:table-row>
        <table:table-row table:style-name="ro39">
          <table:table-cell table:style-name="ce117" office:value-type="string" calcext:value-type="string">
            <text:p>modco_bacbleu</text:p>
          </table:table-cell>
          <table:table-cell table:style-name="ce117" office:value-type="string" calcext:value-type="string">
            <text:p>Bacs bleus</text:p>
          </table:table-cell>
          <table:table-cell table:style-name="ce117"/>
          <table:table-cell table:style-name="ce121" table:formula="of:=[.D9]" office:value-type="string" office:string-value="false" calcext:value-type="string">
            <text:p>false</text:p>
          </table:table-cell>
          <table:table-cell table:style-name="ce117"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17" table:formula="of:=[.F9]" office:value-type="string" office:string-value="cons_bac_casse,cons_collectes_bacs,cons_arcencielvalorena" calcext:value-type="string">
            <text:p>cons_bac_casse,cons_collectes_bacs,cons_arcencielvalorena</text:p>
          </table:table-cell>
          <table:table-cell table:style-name="ce125" table:formula="of:=[.G9]" office:value-type="string" office:string-value="bac_bleu_mini.png" calcext:value-type="string">
            <text:p>bac_bleu_mini.png</text:p>
          </table:table-cell>
          <table:table-cell table:style-name="ce131" table:formula="of:=[.H9]" office:value-type="string" office:string-value="Vérif le 03/2013" calcext:value-type="string">
            <text:p>Vérif le 03/2013</text:p>
          </table:table-cell>
          <table:table-cell table:style-name="ce131" table:formula="of:=[.I9]" office:value-type="string" office:string-value="modco" calcext:value-type="string">
            <text:p>modco</text:p>
          </table:table-cell>
          <table:table-cell/>
          <table:table-cell table:style-name="ce84" table:formula="of:=JSONMODESDECOLLECTE([.A10];[.B10];[.C10];[.D10];[.E10];[.F10];[.G10];[.H10];[.I10])" office:value-type="string" office:string-value="{&quot;code&quot;:&quot;modco_bacbleu&quot;,&quot;libelle&quot;:&quot;Bacs bleus&quot;,&quot;libelleBouton&quot;:&quot;Bacs bleu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calcext:value-type="string">
            <text:p>{"code":"modco_bacbleu","libelle":"Bacs bleus","libelleBouton":"Bacs bleu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calcext:value-type="string">
            <text:p><text:s/></text:p>
          </table:table-cell>
          <table:table-cell/>
          <table:table-cell table:style-name="ce106" table:formula="of:=GROOVYMODECOLLECTE([.A10];[.B10];[.C10];[.D10];[.E10];[.F10];[.G10];[.Y10];[.J10])" office:value-type="string" office:string-value="ModeCollecte modco_bacbleu = new ModeCollecte(code:&quot;modco_bacbleu&quot;,libelle:&quot;Bacs bleus&quot;,description:&quot;&lt;IMG SRC='resources/images/bac_bleu_mini.png' ALIGN='right' WIDTH='150px' /&gt;On met les &lt;B&gt;déchets ménagers non recyclés&lt;/B&gt;.&quot;); modco_bacbleu.save();" calcext:value-type="string">
            <text:p>ModeCollecte modco_bacbleu = new ModeCollecte(code:"modco_bacbleu",libelle:"Bacs bleus",description:"&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0">
          <table:table-cell table:style-name="ce117" office:value-type="string" calcext:value-type="string">
            <text:p>modco_bacjaunenantes</text:p>
          </table:table-cell>
          <table:table-cell table:style-name="ce117" office:value-type="string" calcext:value-type="string">
            <text:p>Bacs jaunes (Nantes)</text:p>
          </table:table-cell>
          <table:table-cell table:style-name="ce117"/>
          <table:table-cell table:style-name="ce121" office:value-type="string" calcext:value-type="string">
            <text:p>false</text:p>
          </table:table-cell>
          <table:table-cell table:style-name="ce124"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7" office:value-type="string" calcext:value-type="string">
            <text:p>cons_pasuniquementbouteilleflacon,cons_bac_casse,cons_collectes_bacs</text:p>
          </table:table-cell>
          <table:table-cell table:style-name="ce125" office:value-type="string" calcext:value-type="string">
            <text:p>bac_jaune_en_cours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1];[.B11];[.C11];[.D11];[.E11];[.F11];[.G11];[.H11];[.I11])" office:value-type="string" office:string-value="{&quot;code&quot;:&quot;modco_bacjaunenantes&quot;,&quot;libelle&quot;:&quot;Bacs jaunes (Nantes)&quot;,&quot;libelleBouton&quot;:&quot;Bacs jaunes (Nantes)&quot;,&quot;modesCollecte&quot;:&quot;false&quot;,&quot;description&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eils&quot;:&quot;cons_pasuniquementbouteilleflacon,cons_bac_casse,cons_collectes_bacs&quot;,&quot;bouton&quot;:&quot;modco&quot;,&quot;image&quot;:&quot;bac_jaune_en_cours_mini.png&quot;}," calcext:value-type="string">
            <text:p>{"code":"modco_bacjaunenantes","libelle":"Bacs jaunes (Nantes)","libelleBouton":"Bacs jaunes (Nantes)","modesCollecte":"false","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eils":"cons_pasuniquementbouteilleflacon,cons_bac_casse,cons_collectes_bacs","bouton":"modco","image":"bac_jaune_en_cours_mini.png"},</text:p>
          </table:table-cell>
          <table:table-cell office:value-type="string" calcext:value-type="string">
            <text:p><text:s/></text:p>
          </table:table-cell>
          <table:table-cell/>
          <table:table-cell table:style-name="ce106" table:formula="of:=GROOVYMODECOLLECTE([.A11];[.B11];[.C11];[.D11];[.E11];[.F11];[.G11];[.Y11];[.J11])" office:value-type="string" office:string-value="ModeCollecte modco_bacjaunenantes = new ModeCollecte(code:&quot;modco_bacjaunenantes&quot;,libelle:&quot;Bacs jaunes (Nantes)&quot;,description:&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libelle:"Bacs jaunes (Nantes)",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1">
          <table:table-cell table:style-name="ce117" office:value-type="string" calcext:value-type="string">
            <text:p>modco_bacjaune</text:p>
          </table:table-cell>
          <table:table-cell table:style-name="ce117" office:value-type="string" calcext:value-type="string">
            <text:p>Bacs jaunes</text:p>
          </table:table-cell>
          <table:table-cell table:style-name="ce117"/>
          <table:table-cell table:style-name="ce121" office:value-type="string" calcext:value-type="string">
            <text:p>false</text:p>
          </table:table-cell>
          <table:table-cell table:style-name="ce124"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7" office:value-type="string" calcext:value-type="string">
            <text:p>cons_pasuniquementbouteilleflacon,cons_bac_casse,cons_collectes_bacs</text:p>
          </table:table-cell>
          <table:table-cell table:style-name="ce125" office:value-type="string" calcext:value-type="string">
            <text:p>bac_jaune_en_cours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2];[.B12];[.C12];[.D12];[.E12];[.F12];[.G12];[.H12];[.I12])" office:value-type="string" office:string-value="{&quot;code&quot;:&quot;modco_bacjaune&quot;,&quot;libelle&quot;:&quot;Bacs jaunes&quot;,&quot;libelleBouton&quot;:&quot;Bacs jaunes&quot;,&quot;modesCollecte&quot;:&quot;false&quot;,&quot;description&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eils&quot;:&quot;cons_pasuniquementbouteilleflacon,cons_bac_casse,cons_collectes_bacs&quot;,&quot;bouton&quot;:&quot;modco&quot;,&quot;image&quot;:&quot;bac_jaune_en_cours_mini.png&quot;}," calcext:value-type="string">
            <text:p>{"code":"modco_bacjaune","libelle":"Bacs jaunes","libelleBouton":"Bacs jaunes","modesCollecte":"false","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eils":"cons_pasuniquementbouteilleflacon,cons_bac_casse,cons_collectes_bacs","bouton":"modco","image":"bac_jaune_en_cours_mini.png"},</text:p>
          </table:table-cell>
          <table:table-cell office:value-type="string" calcext:value-type="string">
            <text:p><text:s/></text:p>
          </table:table-cell>
          <table:table-cell/>
          <table:table-cell table:style-name="ce106" table:formula="of:=GROOVYMODECOLLECTE([.A12];[.B12];[.C12];[.D12];[.E12];[.F12];[.G12];[.Y12];[.J12])" office:value-type="string" office:string-value="ModeCollecte modco_bacjaune = new ModeCollecte(code:&quot;modco_bacjaune&quot;,libelle:&quot;Bacs jaunes&quot;,description:&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libelle:"Bacs jaunes",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3">
          <table:table-cell table:style-name="ce117" office:value-type="string" calcext:value-type="string">
            <text:p>modco_sacbleu</text:p>
          </table:table-cell>
          <table:table-cell table:style-name="ce117" office:value-type="string" calcext:value-type="string">
            <text:p>Sacs bleus</text:p>
          </table:table-cell>
          <table:table-cell table:style-name="ce117"/>
          <table:table-cell table:style-name="ce121" office:value-type="string" calcext:value-type="string">
            <text:p>false</text:p>
          </table:table-cell>
          <table:table-cell table:style-name="ce125" office:value-type="string" calcext:value-type="string">
            <text:p>&lt;IMG SRC='resources/images/sac_bleu_mini.png' ALIGN='right' WIDTH='150px' /&gt;On met dans les sacs bleus les &lt;B&gt;déchets ménagers non recyclés&lt;/B&gt;.</text:p>
          </table:table-cell>
          <table:table-cell table:style-name="ce117" office:value-type="string" calcext:value-type="string">
            <text:p>cons_noeudtrisac,cons_passacpoubelle</text:p>
          </table:table-cell>
          <table:table-cell table:style-name="ce125" office:value-type="string" calcext:value-type="string">
            <text:p>sac_bleu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3];[.B13];[.C13];[.D13];[.E13];[.F13];[.G13];[.H13];[.I13])" office:value-type="string" office:string-value="{&quot;code&quot;:&quot;modco_sacbleu&quot;,&quot;libelle&quot;:&quot;Sacs bleus&quot;,&quot;libelleBouton&quot;:&quot;Sacs bleus&quot;,&quot;modesCollecte&quot;:&quot;false&quot;,&quot;description&quot;:&quot;&lt;IMG SRC='resources/images/sac_bleu_mini.png' ALIGN='right' WIDTH='150px' /&gt;On met dans les sacs bleus les &lt;B&gt;déchets ménagers non recyclés&lt;/B&gt;.&quot;,&quot;conseils&quot;:&quot;cons_noeudtrisac,cons_passacpoubelle&quot;,&quot;bouton&quot;:&quot;modco&quot;,&quot;image&quot;:&quot;sac_bleu_mini.png&quot;}," calcext:value-type="string">
            <text:p>{"code":"modco_sacbleu","libelle":"Sacs bleus","libelleBouton":"Sacs bleus","modesCollecte":"false","description":"&lt;IMG SRC='resources/images/sac_bleu_mini.png' ALIGN='right' WIDTH='150px' /&gt;On met dans les sacs bleus les &lt;B&gt;déchets ménagers non recyclés&lt;/B&gt;.","conseils":"cons_noeudtrisac,cons_passacpoubelle","bouton":"modco","image":"sac_bleu_mini.png"},</text:p>
          </table:table-cell>
          <table:table-cell office:value-type="string" calcext:value-type="string">
            <text:p><text:s/></text:p>
          </table:table-cell>
          <table:table-cell/>
          <table:table-cell table:style-name="ce106" table:formula="of:=GROOVYMODECOLLECTE([.A13];[.B13];[.C13];[.D13];[.E13];[.F13];[.G13];[.Y13];[.J13])" office:value-type="string" office:string-value="ModeCollecte modco_sacbleu = new ModeCollecte(code:&quot;modco_sacbleu&quot;,libelle:&quot;Sacs bleus&quot;,description:&quot;&lt;IMG SRC='resources/images/sac_bleu_mini.png' ALIGN='right' WIDTH='150px' /&gt;On met dans les sacs bleus les &lt;B&gt;déchets ménagers non recyclés&lt;/B&gt;.&quot;); modco_sacbleu.save();" calcext:value-type="string">
            <text:p>ModeCollecte modco_sacbleu = new ModeCollecte(code:"modco_sacbleu",libelle:"Sacs bleus",description:"&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13">
          <table:table-cell table:style-name="ce117" office:value-type="string" calcext:value-type="string">
            <text:p>modco_sacjaune</text:p>
          </table:table-cell>
          <table:table-cell table:style-name="ce117" office:value-type="string" calcext:value-type="string">
            <text:p>Sacs jaunes</text:p>
          </table:table-cell>
          <table:table-cell table:style-name="ce117"/>
          <table:table-cell table:style-name="ce121" office:value-type="string" calcext:value-type="string">
            <text:p>false</text:p>
          </table:table-cell>
          <table:table-cell table:style-name="ce117"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7" office:value-type="string" calcext:value-type="string">
            <text:p>cons_souille,cons_noeudtrisac,cons_passacpoubelle</text:p>
          </table:table-cell>
          <table:table-cell table:style-name="ce125" office:value-type="string" calcext:value-type="string">
            <text:p>sac_jaun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4];[.B14];[.C14];[.D14];[.E14];[.F14];[.G14];[.H14];[.I14])" office:value-type="string" office:string-value="{&quot;code&quot;:&quot;modco_sacjaune&quot;,&quot;libelle&quot;:&quot;Sacs jaunes&quot;,&quot;libelleBouton&quot;:&quot;Sacs jaunes&quot;,&quot;modesCollecte&quot;:&quot;false&quot;,&quot;description&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eils&quot;:&quot;cons_souille,cons_noeudtrisac,cons_passacpoubelle&quot;,&quot;bouton&quot;:&quot;modco&quot;,&quot;image&quot;:&quot;sac_jaune_mini.png&quot;}," calcext:value-type="string">
            <text:p>{"code":"modco_sacjaune","libelle":"Sacs jaunes","libelleBouton":"Sacs jaunes","modesCollecte":"false","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eils":"cons_souille,cons_noeudtrisac,cons_passacpoubelle","bouton":"modco","image":"sac_jaune_mini.png"},</text:p>
          </table:table-cell>
          <table:table-cell office:value-type="string" calcext:value-type="string">
            <text:p><text:s/></text:p>
          </table:table-cell>
          <table:table-cell/>
          <table:table-cell table:style-name="ce106" table:formula="of:=GROOVYMODECOLLECTE([.A14];[.B14];[.C14];[.D14];[.E14];[.F14];[.G14];[.Y14];[.J14])" office:value-type="string" office:string-value="ModeCollecte modco_sacjaune = new ModeCollecte(code:&quot;modco_sacjaune&quot;,libelle:&quot;Sacs jaunes&quot;,description:&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libelle:"Sacs jaunes",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13">
          <table:table-cell table:style-name="ce117" office:value-type="string" calcext:value-type="string">
            <text:p>modco_ecopoint</text:p>
          </table:table-cell>
          <table:table-cell table:style-name="ce117" office:value-type="string" calcext:value-type="string">
            <text:p><text:span text:style-name="T7">É</text:span>copoint</text:p>
          </table:table-cell>
          <table:table-cell table:style-name="ce117"/>
          <table:table-cell table:style-name="ce121" office:value-type="string" calcext:value-type="string">
            <text:p>false</text:p>
          </table:table-cell>
          <table:table-cell table:style-name="ce117"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7"/>
          <table:table-cell table:style-name="ce117" office:value-type="string" calcext:value-type="string">
            <text:p>ecopoint_viarm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5];[.B15];[.C15];[.D15];[.E15];[.F15];[.G15];[.H15];[.I15])" office:value-type="string" office:string-value="{&quot;code&quot;:&quot;modco_ecopoint&quot;,&quot;libelle&quot;:&quot;Écopoint&quot;,&quot;libelleBouton&quot;:&quot;Écopoint&quot;,&quot;modesCollecte&quot;:&quot;false&quot;,&quot;description&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ecopoint_viarme_mini.png&quot;}," calcext:value-type="string">
            <text:p>{"code":"modco_ecopoint","libelle":"Écopoint","libelleBouton":"Écopoint","modesCollecte":"false","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bouton":"modco","image":"ecopoint_viarme_mini.png"},</text:p>
          </table:table-cell>
          <table:table-cell office:value-type="string" calcext:value-type="string">
            <text:p><text:s/></text:p>
          </table:table-cell>
          <table:table-cell/>
          <table:table-cell table:style-name="ce106" table:formula="of:=GROOVYMODECOLLECTE([.A15];[.B15];[.C15];[.D15];[.E15];[.F15];[.G15];[.Y15];[.J15])" office:value-type="string" office:string-value="ModeCollecte modco_ecopoint = new ModeCollecte(code:&quot;modco_ecopoint&quot;,libelle:&quot;Écopoint&quot;,description:&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quot;); modco_ecopoint.save();" calcext:value-type="string">
            <text:p>ModeCollecte modco_ecopoint = new ModeCollecte(code:"modco_ecopoint",libelle:"Écopoint",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 modco_ecopoint.save();</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1"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2"/>
          <table:table-cell table:style-name="ce132" table:number-columns-repeated="2"/>
          <table:table-cell/>
          <table:table-cell table:style-name="ce84" table:formula="of:=JSONMODESDECOLLECTE([.A16];[.B16];[.C16];[.D16];[.E16];[.F16];[.G16];[.H16];[.I16])" office:value-type="string" office:string-value="{&quot;code&quot;:&quot;modco_contomr&quot;,&quot;libelle&quot;:&quot;Conteneurs déchets ménagers&quot;,&quot;libelleBouton&quot;:&quot;Conteneurs déchets ménagers&quot;,&quot;modesCollecte&quot;:&quot;false&quot;,&quot;description&quot;:&quot;On met les &lt;B&gt;déchets ménagers non recyclés&lt;/B&gt;.&quot;,&quot;image&quot;:&quot;image_defaut_mini.png&quot;}," calcext:value-type="string">
            <text:p>{"code":"modco_contomr","libelle":"Conteneurs déchets ménagers","libelleBouton":"Conteneurs déchets ménagers","modesCollecte":"false","description":"On met les &lt;B&gt;déchets ménagers non recyclés&lt;/B&gt;.","image":"image_defaut_mini.png"},</text:p>
          </table:table-cell>
          <table:table-cell office:value-type="string" calcext:value-type="string">
            <text:p><text:s/></text:p>
          </table:table-cell>
          <table:table-cell/>
          <table:table-cell table:style-name="ce106" table:formula="of:=GROOVYMODECOLLECTE([.A16];[.B16];[.C16];[.D16];[.E16];[.F16];[.G16];[.Y16];[.J16])" office:value-type="string" office:string-value="ModeCollecte modco_contomr = new ModeCollecte(code:&quot;modco_contomr&quot;,libelle:&quot;Conteneurs déchets ménagers&quot;,description:&quot;On met les &lt;B&gt;déchets ménagers non recyclés&lt;/B&gt;.&quot;); modco_contomr.save();" calcext:value-type="string">
            <text:p>ModeCollecte modco_contomr = new ModeCollecte(code:"modco_contomr",libelle:"Conteneurs déchets ménagers",description:"On met les &lt;B&gt;déchets ménagers non recyclés&lt;/B&gt;."); modco_contomr.save();</text:p>
          </table:table-cell>
          <table:table-cell office:value-type="string" calcext:value-type="string">
            <text:p><text:s/></text:p>
          </table:table-cell>
          <table:table-cell table:number-columns-repeated="252"/>
        </table:table-row>
        <table:table-row table:style-name="ro42">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1" office:value-type="string" calcext:value-type="string">
            <text:p>false</text:p>
          </table:table-cell>
          <table:table-cell table:style-name="ce126" office:value-type="string" calcext:value-type="string">
            <text:p>On met les &lt;B&gt;déchets ménagers non recyclés&lt;/B&gt;.</text:p>
          </table:table-cell>
          <table:table-cell table:style-name="ce18"/>
          <table:table-cell table:style-name="ce16"/>
          <table:table-cell table:style-name="ce59"/>
          <table:table-cell table:style-name="ce132"/>
          <table:table-cell/>
          <table:table-cell table:style-name="ce84" table:formula="of:=JSONMODESDECOLLECTE([.A17];[.B17];[.C17];[.D17];[.E17];[.F17];[.G17];[.H17];[.I17])" office:value-type="string" office:string-value="{&quot;code&quot;:&quot;modco_dechetssecs&quot;,&quot;libelle&quot;:&quot;Conteneurs déchets secs&quot;,&quot;libelleBouton&quot;:&quot;Conteneurs déchets secs&quot;,&quot;modesCollecte&quot;:&quot;false&quot;,&quot;description&quot;:&quot;On met les &lt;B&gt;déchets ménagers non recyclés&lt;/B&gt;.&quot;,&quot;image&quot;:&quot;image_defaut_mini.png&quot;}," calcext:value-type="string">
            <text:p>{"code":"modco_dechetssecs","libelle":"Conteneurs déchets secs","libelleBouton":"Conteneurs déchets secs","modesCollecte":"false","description":"On met les &lt;B&gt;déchets ménagers non recyclés&lt;/B&gt;.","image":"image_defaut_mini.png"},</text:p>
          </table:table-cell>
          <table:table-cell office:value-type="string" calcext:value-type="string">
            <text:p><text:s/></text:p>
          </table:table-cell>
          <table:table-cell/>
          <table:table-cell table:style-name="ce106" table:formula="of:=GROOVYMODECOLLECTE([.A17];[.B17];[.C17];[.D17];[.E17];[.F17];[.G17];[.Y17];[.J17])" office:value-type="string" office:string-value="ModeCollecte modco_dechetssecs = new ModeCollecte(code:&quot;modco_dechetssecs&quot;,libelle:&quot;Conteneurs déchets secs&quot;,description:&quot;On met les &lt;B&gt;déchets ménagers non recyclés&lt;/B&gt;.&quot;); modco_dechetssecs.save();" calcext:value-type="string">
            <text:p>ModeCollecte modco_dechetssecs = new ModeCollecte(code:"modco_dechetssecs",libelle:"Conteneurs déchets secs",description:"On met les &lt;B&gt;déchets ménagers non recyclés&lt;/B&gt;."); modco_dechetssecs.save();</text:p>
          </table:table-cell>
          <table:table-cell office:value-type="string" calcext:value-type="string">
            <text:p><text:s/></text:p>
          </table:table-cell>
          <table:table-cell table:number-columns-repeated="252"/>
        </table:table-row>
        <table:table-row table:style-name="ro43">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1"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8];[.B18];[.C18];[.D18];[.E18];[.F18];[.G18];[.H18];[.I18])" office:value-type="string" office:string-value="{&quot;code&quot;:&quot;modco_reemploi&quot;,&quot;libelle&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iption&quot;:&quot;De très nombreuses associations et entreprises solidaires récupèrent les déchets pour qu'ils aient une deuxième vie. Elles récupèrent : jouets, cartouches d'imprimante, électroménager, anciens appareils informatique, livres, revues, CD, BD, meubles, vêtements...&quot;,&quot;conseils&quot;:&quot;cons_deuxiemevie&quot;,&quot;bouton&quot;:&quot;modco&quot;,&quot;image&quot;:&quot;structures_reemplois_mini.png&quot;}," calcext:value-type="string">
            <text:p>{"code":"modco_reemploi","libelle":"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iption":"De très nombreuses associations et entreprises solidaires récupèrent les déchets pour qu'ils aient une deuxième vie. Elles récupèrent : jouets, cartouches d'imprimante, électroménager, anciens appareils informatique, livres, revues, CD, BD, meubles, vêtements...","conseils":"cons_deuxiemevie","bouton":"modco","image":"structures_reemplois_mini.png"},</text:p>
          </table:table-cell>
          <table:table-cell office:value-type="string" calcext:value-type="string">
            <text:p><text:s/></text:p>
          </table:table-cell>
          <table:table-cell/>
          <table:table-cell table:style-name="ce106" table:formula="of:=GROOVYMODECOLLECTE([.A18];[.B18];[.C18];[.D18];[.E18];[.F18];[.G18];[.Y18];[.J18])" office:value-type="string" office:string-value="ModeCollecte modco_reemploi = new ModeCollecte(code:&quot;modco_reemploi&quot;,libelle:&quot;Entreprises et assos spécialisées&quot;,description:&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libelle:"Entreprises et assos spécialisées",description:"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1" office:value-type="string" calcext:value-type="string">
            <text:p>false</text:p>
          </table:table-cell>
          <table:table-cell table:style-name="ce94"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calcext:value-type="string">
            <text:p>cons_recuppdv1,cons_recuppdv2</text:p>
          </table:table-cell>
          <table:table-cell table:style-name="ce129" office:value-type="string" calcext:value-type="string">
            <text:p>recyclage_point_de_vente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9];[.B19];[.C19];[.D19];[.E19];[.F19];[.G19];[.H19];[.I19])" office:value-type="string" office:string-value="{&quot;code&quot;:&quot;modco_pointsdevente&quot;,&quot;libelle&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iption&quot;:&quot;Les points de vente sont obligés de récupérer les objets usagés s'ils les vendent : cartouches d'imprimantes, piles et accumulateurs, ampoules basse consommation, tubes fluorescent (néons).&quot;,&quot;conseils&quot;:&quot;cons_recuppdv1,cons_recuppdv2&quot;,&quot;bouton&quot;:&quot;modco&quot;,&quot;image&quot;:&quot;recyclage_point_de_vente_mini.png&quot;}," calcext:value-type="string">
            <text:p>{"code":"modco_pointsdevente","libelle":"Reprise en points de vente","libelleBouton":"Reprise en points de vente","sous_modes_collecte":"smco_vendeurcartoucheencre,smco_vendeurpile,smco_reprise,smco_vendeur_lampe_eco,smco_vendeurcassevoiture,smco_garage","modesCollecte":"false","description":"Les points de vente sont obligés de récupérer les objets usagés s'ils les vendent : cartouches d'imprimantes, piles et accumulateurs, ampoules basse consommation, tubes fluorescent (néons).","conseils":"cons_recuppdv1,cons_recuppdv2","bouton":"modco","image":"recyclage_point_de_vente_mini.png"},</text:p>
          </table:table-cell>
          <table:table-cell office:value-type="string" calcext:value-type="string">
            <text:p><text:s/></text:p>
          </table:table-cell>
          <table:table-cell/>
          <table:table-cell table:style-name="ce106" table:formula="of:=GROOVYMODECOLLECTE([.A19];[.B19];[.C19];[.D19];[.E19];[.F19];[.G19];[.Y19];[.J19])" office:value-type="string" office:string-value="ModeCollecte modco_pointsdevente = new ModeCollecte(code:&quot;modco_pointsdevente&quot;,libelle:&quot;Reprise en points de vente&quot;,description:&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libelle:"Reprise en points de vente",description:"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19">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1" office:value-type="string" calcext:value-type="string">
            <text:p>false</text:p>
          </table:table-cell>
          <table:table-cell table:style-name="ce11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29" office:value-type="string" calcext:value-type="string">
            <text:p>panneau_dechetterie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20];[.B20];[.C20];[.D20];[.E20];[.F20];[.G20];[.H20];[.I20])" office:value-type="string" office:string-value="{&quot;code&quot;:&quot;modco_decheterie&quot;,&quot;libelle&quot;:&quot;Déchèteries&quot;,&quot;libelleBouton&quot;:&quot;Déchèteries&quot;,&quot;modesCollecte&quot;:&quot;false&quot;,&quot;description&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panneau_dechetterie_mini.png&quot;}," calcext:value-type="string">
            <text:p>{"code":"modco_decheterie","libelle":"Déchèteries","libelleBouton":"Déchèteries","modesCollecte":"false","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bouton":"modco","image":"panneau_dechetterie_mini.png"},</text:p>
          </table:table-cell>
          <table:table-cell office:value-type="string" calcext:value-type="string">
            <text:p><text:s/></text:p>
          </table:table-cell>
          <table:table-cell/>
          <table:table-cell table:style-name="ce106" table:formula="of:=GROOVYMODECOLLECTE([.A20];[.B20];[.C20];[.D20];[.E20];[.F20];[.G20];[.Y20];[.J20])" office:value-type="string" office:string-value="ModeCollecte modco_decheterie = new ModeCollecte(code:&quot;modco_decheterie&quot;,libelle:&quot;Déchèteries&quot;,description:&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libelle:"Déchèteries",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44">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1"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2"/>
          <table:table-cell/>
          <table:table-cell table:style-name="ce84" table:formula="of:=JSONMODESDECOLLECTE([.A21];[.B21];[.C21];[.D21];[.E21];[.F21];[.G21];[.H21];[.I21])" office:value-type="string" office:string-value="{&quot;code&quot;:&quot;modco_compostage&quot;,&quot;libelle&quot;:&quot;Compostage&quot;,&quot;libelleBouton&quot;:&quot;Compostage&quot;,&quot;modesCollecte&quot;:&quot;false&quot;,&quot;description&quot;:&quot;thé, épluchure, papier à usage unique (papier toilette, essuie-tout), plante, reste de repas (nourriture)&lt;BR/&gt;Voir &lt;I&gt;&lt;A HREF='fich:fiche_compostage'&gt;fiche 'Compostage'&lt;/A&gt;&lt;/I&gt; .&quot;,&quot;image&quot;:&quot;composteur_mini.png&quot;}," calcext:value-type="string">
            <text:p>{"code":"modco_compostage","libelle":"Compostage","libelleBouton":"Compostage","modesCollecte":"false","description":"thé, épluchure, papier à usage unique (papier toilette, essuie-tout), plante, reste de repas (nourriture)&lt;BR/&gt;Voir &lt;I&gt;&lt;A HREF='fich:fiche_compostage'&gt;fiche 'Compostage'&lt;/A&gt;&lt;/I&gt; .","image":"composteur_mini.png"},</text:p>
          </table:table-cell>
          <table:table-cell office:value-type="string" calcext:value-type="string">
            <text:p><text:s/></text:p>
          </table:table-cell>
          <table:table-cell/>
          <table:table-cell table:style-name="ce106" table:formula="of:=GROOVYMODECOLLECTE([.A21];[.B21];[.C21];[.D21];[.E21];[.F21];[.G21];[.Y21];[.J21])" office:value-type="string" office:string-value="ModeCollecte modco_compostage = new ModeCollecte(code:&quot;modco_compostage&quot;,libelle:&quot;Compostage&quot;,description:&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libelle:"Compostage",description:"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12">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1" office:value-type="string" calcext:value-type="string">
            <text:p>false</text:p>
          </table:table-cell>
          <table:table-cell table:style-name="ce12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calcext:value-type="string">
            <text:p>encombrant_mini.png</text:p>
          </table:table-cell>
          <table:table-cell table:style-name="ce59"/>
          <table:table-cell table:style-name="ce132" office:value-type="string" calcext:value-type="string">
            <text:p>modco</text:p>
          </table:table-cell>
          <table:table-cell/>
          <table:table-cell table:style-name="ce84" table:formula="of:=JSONMODESDECOLLECTE([.A22];[.B22];[.C22];[.D22];[.E22];[.F22];[.G22];[.H22];[.I22])" office:value-type="string" office:string-value="{&quot;code&quot;:&quot;modco_encombrant&quot;,&quot;libelle&quot;:&quot;Point dépôt encombrant&quot;,&quot;libelleBouton&quot;:&quot;Point dépôt encombrant&quot;,&quot;modesCollecte&quot;:&quot;false&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bouton&quot;:&quot;modco&quot;,&quot;image&quot;:&quot;encombrant_mini.png&quot;}," calcext:value-type="string">
            <text:p>{"code":"modco_encombrant","libelle":"Point dépôt encombrant","libelleBouton":"Point dépôt encombrant","modesCollecte":"false","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bouton":"modco","image":"encombrant_mini.png"},</text:p>
          </table:table-cell>
          <table:table-cell office:value-type="string" calcext:value-type="string">
            <text:p><text:s/></text:p>
          </table:table-cell>
          <table:table-cell/>
          <table:table-cell table:style-name="ce106" table:formula="of:=GROOVYMODECOLLECTE([.A22];[.B22];[.C22];[.D22];[.E22];[.F22];[.G22];[.Y22];[.J22])" office:value-type="string" office:string-value="ModeCollecte modco_encombrant = new ModeCollecte(code:&quot;modco_encombrant&quot;,libelle:&quot;Point dépôt encombrant&quot;,description:&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libelle:"Point dépôt encombrant",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45">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1"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2" office:value-type="string" calcext:value-type="string">
            <text:p>modco</text:p>
          </table:table-cell>
          <table:table-cell/>
          <table:table-cell table:style-name="ce84" table:formula="of:=JSONMODESDECOLLECTE([.A23];[.B23];[.C23];[.D23];[.E23];[.F23];[.G23];[.H23];[.I23])" office:value-type="string" office:string-value="{&quot;code&quot;:&quot;smco_conteneurlerelais&quot;,&quot;libelle&quot;:&quot;Conteneur vêtements&quot;,&quot;libelleBouton&quot;:&quot;Conteneur vêtements&quot;,&quot;modesCollecte&quot;:&quot;false&quot;,&quot;description&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eils&quot;:&quot;cons_lerelais&quot;,&quot;bouton&quot;:&quot;modco&quot;,&quot;image&quot;:&quot;conteneur_lerelais_mini.png&quot;}," calcext:value-type="string">
            <text:p>{"code":"smco_conteneurlerelais","libelle":"Conteneur vêtements","libelleBouton":"Conteneur vêtements","modesCollecte":"false","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eils":"cons_lerelais","bouton":"modco","image":"conteneur_lerelais_mini.png"},</text:p>
          </table:table-cell>
          <table:table-cell office:value-type="string" calcext:value-type="string">
            <text:p><text:s/></text:p>
          </table:table-cell>
          <table:table-cell/>
          <table:table-cell table:style-name="ce106" table:formula="of:=GROOVYMODECOLLECTE([.A23];[.B23];[.C23];[.D23];[.E23];[.F23];[.G23];[.Y23];[.J23])" office:value-type="string" office:string-value="ModeCollecte smco_conteneurlerelais = new ModeCollecte(code:&quot;smco_conteneurlerelais&quot;,libelle:&quot;Conteneur vêtements&quot;,description:&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libelle:"Conteneur vêtements",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1"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2"/>
          <table:table-cell table:style-name="ce59"/>
          <table:table-cell table:style-name="ce132"/>
          <table:table-cell/>
          <table:table-cell table:style-name="ce84" table:formula="of:=JSONMODESDECOLLECTE([.A24];[.B24];[.C24];[.D24];[.E24];[.F24];[.G24];[.H24];[.I24])" office:value-type="string" office:string-value="{&quot;code&quot;:&quot;smco_reempelectromenag  &quot;,&quot;libelle&quot;:&quot;Réemploi appareils électroménager&quot;,&quot;libelleBouton&quot;:&quot;Réemploi appareils électroménager&quot;,&quot;modesCollecte&quot;:&quot;true&quot;,&quot;description&quot;:&quot;Réemploi des appareils électroménager&quot;,&quot;image&quot;:&quot;image_defaut_mini.png&quot;}," calcext:value-type="string">
            <text:p>{"code":"smco_reempelectromenag <text:s/>","libelle":"Réemploi appareils électroménager","libelleBouton":"Réemploi appareils électroménager","modesCollecte":"true","description":"Réemploi des appareils électroménager","image":"image_defaut_mini.png"},</text:p>
          </table:table-cell>
          <table:table-cell office:value-type="string" calcext:value-type="string">
            <text:p><text:s/></text:p>
          </table:table-cell>
          <table:table-cell/>
          <table:table-cell table:style-name="ce106" table:formula="of:=GROOVYMODECOLLECTE([.A24];[.B24];[.C24];[.D24];[.E24];[.F24];[.G24];[.Y24];[.J24])" office:value-type="string" office:string-value="ModeCollecte smco_reempelectromenag   = new ModeCollecte(code:&quot;smco_reempelectromenag  &quot;,libelle:&quot;Réemploi appareils électroménager&quot;,description:&quot;Réemploi des appareils électroménager&quot;); smco_reempelectromenag  .save();" calcext:value-type="string">
            <text:p>ModeCollecte smco_reempelectromenag <text:s text:c="2"/>= new ModeCollecte(code:"smco_reempelectromenag <text:s/>",libelle:"Réemploi appareils électroménager",description:"Réemploi des appareils électroménager"); smco_reempelectromenag <text: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1" office:value-type="string" calcext:value-type="string">
            <text:p>true</text:p>
          </table:table-cell>
          <table:table-cell table:style-name="ce126" office:value-type="string" calcext:value-type="string">
            <text:p>Plusieurs organismes ('Alis 44' à Nantes, 'Actif Ouest' à Saint-Herblain, 'Nâga' à Rezé) récupèrent les anciens apareils informatiques. &lt;br/&gt;Voir page 'lieux'.</text:p>
          </table:table-cell>
          <table:table-cell table:style-name="ce18" table:number-columns-repeated="2"/>
          <table:table-cell table:style-name="ce59"/>
          <table:table-cell table:style-name="ce132"/>
          <table:table-cell/>
          <table:table-cell table:style-name="ce84" table:formula="of:=JSONMODESDECOLLECTE([.A25];[.B25];[.C25];[.D25];[.E25];[.F25];[.G25];[.H25];[.I25])" office:value-type="string" office:string-value="{&quot;code&quot;:&quot;smco_reempinfo&quot;,&quot;libelle&quot;:&quot;Réemploi appareils informatique&quot;,&quot;libelleBouton&quot;:&quot;Réemploi appareils informatique&quot;,&quot;modesCollecte&quot;:&quot;true&quot;,&quot;description&quot;:&quot;Plusieurs organismes ('Alis 44' à Nantes, 'Actif Ouest' à Saint-Herblain, 'Nâga' à Rezé) récupèrent les anciens apareils informatiques. &lt;br/&gt;Voir page 'lieux'.&quot;,&quot;image&quot;:&quot;image_defaut_mini.png&quot;}," calcext:value-type="string">
            <text:p>{"code":"smco_reempinfo","libelle":"Réemploi appareils informatique","libelleBouton":"Réemploi appareils informatique","modesCollecte":"true","description":"Plusieurs organismes ('Alis 44' à Nantes, 'Actif Ouest' à Saint-Herblain, 'Nâga' à Rezé) récupèrent les anciens apareils informatiques. &lt;br/&gt;Voir page 'lieux'.","image":"image_defaut_mini.png"},</text:p>
          </table:table-cell>
          <table:table-cell office:value-type="string" calcext:value-type="string">
            <text:p><text:s/></text:p>
          </table:table-cell>
          <table:table-cell/>
          <table:table-cell table:style-name="ce106" table:formula="of:=GROOVYMODECOLLECTE([.A25];[.B25];[.C25];[.D25];[.E25];[.F25];[.G25];[.Y25];[.J25])" office:value-type="string" office:string-value="ModeCollecte smco_reempinfo = new ModeCollecte(code:&quot;smco_reempinfo&quot;,libelle:&quot;Réemploi appareils informatique&quot;,description:&quot;Plusieurs organismes ('Alis 44' à Nantes, 'Actif Ouest' à Saint-Herblain, 'Nâga' à Rezé) récupèrent les anciens apareils informatiques. &lt;br/&gt;Voir page 'lieux'.&quot;); smco_reempinfo.save();" calcext:value-type="string">
            <text:p>ModeCollecte smco_reempinfo = new ModeCollecte(code:"smco_reempinfo",libelle:"Réemploi appareils informatique",description:"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1" office:value-type="string" calcext:value-type="string">
            <text:p>true</text:p>
          </table:table-cell>
          <table:table-cell table:style-name="ce126" office:value-type="string" calcext:value-type="string">
            <text:p>Plusieurs organismes ('Lever l'encre' et 'Oce'encre' à Nantes, 'encre Station' à Saint-Herblain) récupèrent les anciennes cartouches d'encrest. &lt;br/&gt;Voir page 'lieux'.</text:p>
          </table:table-cell>
          <table:table-cell table:style-name="ce18" table:number-columns-repeated="2"/>
          <table:table-cell table:style-name="ce59"/>
          <table:table-cell table:style-name="ce132"/>
          <table:table-cell/>
          <table:table-cell table:style-name="ce84" table:formula="of:=JSONMODESDECOLLECTE([.A26];[.B26];[.C26];[.D26];[.E26];[.F26];[.G26];[.H26];[.I26])" office:value-type="string" office:string-value="{&quot;code&quot;:&quot;smco_reempcartouchetoner&quot;,&quot;libelle&quot;:&quot;Réemploi cartouches encres et tuners&quot;,&quot;libelleBouton&quot;:&quot;Réemploi cartouches encres et tuners&quot;,&quot;modesCollecte&quot;:&quot;true&quot;,&quot;description&quot;:&quot;Plusieurs organismes ('Lever l'encre' et 'Oce'encre' à Nantes, 'encre Station' à Saint-Herblain) récupèrent les anciennes cartouches d'encrest. &lt;br/&gt;Voir page 'lieux'.&quot;,&quot;image&quot;:&quot;image_defaut_mini.png&quot;}," calcext:value-type="string">
            <text:p>{"code":"smco_reempcartouchetoner","libelle":"Réemploi cartouches encres et tuners","libelleBouton":"Réemploi cartouches encres et tuners","modesCollecte":"true","description":"Plusieurs organismes ('Lever l'encre' et 'Oce'encre' à Nantes, 'encre Station' à Saint-Herblain) récupèrent les anciennes cartouches d'encrest. &lt;br/&gt;Voir page 'lieux'.","image":"image_defaut_mini.png"},</text:p>
          </table:table-cell>
          <table:table-cell office:value-type="string" calcext:value-type="string">
            <text:p><text:s/></text:p>
          </table:table-cell>
          <table:table-cell/>
          <table:table-cell table:style-name="ce106" table:formula="of:=GROOVYMODECOLLECTE([.A26];[.B26];[.C26];[.D26];[.E26];[.F26];[.G26];[.Y26];[.J26])" office:value-type="string" office:string-value="ModeCollecte smco_reempcartouchetoner = new ModeCollecte(code:&quot;smco_reempcartouchetoner&quot;,libelle:&quot;Réemploi cartouches encres et tuners&quot;,description:&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libelle:"Réemploi cartouches encres et tuners",description:"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1" office:value-type="string" calcext:value-type="string">
            <text:p>true</text:p>
          </table:table-cell>
          <table:table-cell table:style-name="ce126" office:value-type="string" calcext:value-type="string">
            <text:p>Plusieurs organismes (association &lt;a href='lieu:stco_reemploi51'&gt;Nantes écologie&lt;/a&gt;, &lt;a href='lieu:stco_reemploi47'&gt;La croix rouge&lt;/a&gt;...) récupèrent les anciens livres.</text:p>
          </table:table-cell>
          <table:table-cell table:style-name="ce18" table:number-columns-repeated="2"/>
          <table:table-cell table:style-name="ce59"/>
          <table:table-cell table:style-name="ce132"/>
          <table:table-cell/>
          <table:table-cell table:style-name="ce84" table:formula="of:=JSONMODESDECOLLECTE([.A27];[.B27];[.C27];[.D27];[.E27];[.F27];[.G27];[.H27];[.I27])" office:value-type="string" office:string-value="{&quot;code&quot;:&quot;smco_reemplivreCD&quot;,&quot;libelle&quot;:&quot;Réemploi livre/BD/CD/DVD&quot;,&quot;libelleBouton&quot;:&quot;Réemploi livre/BD/CD/DVD&quot;,&quot;modesCollecte&quot;:&quot;true&quot;,&quot;description&quot;:&quot;Plusieurs organismes (association &lt;a href='lieu:stco_reemploi51'&gt;Nantes écologie&lt;/a&gt;, &lt;a href='lieu:stco_reemploi47'&gt;La croix rouge&lt;/a&gt;...) récupèrent les anciens livres.&quot;,&quot;image&quot;:&quot;image_defaut_mini.png&quot;}," calcext:value-type="string">
            <text:p>{"code":"smco_reemplivreCD","libelle":"Réemploi livre/BD/CD/DVD","libelleBouton":"Réemploi livre/BD/CD/DVD","modesCollecte":"true","description":"Plusieurs organismes (association &lt;a href='lieu:stco_reemploi51'&gt;Nantes écologie&lt;/a&gt;, &lt;a href='lieu:stco_reemploi47'&gt;La croix rouge&lt;/a&gt;...) récupèrent les anciens livres.","image":"image_defaut_mini.png"},</text:p>
          </table:table-cell>
          <table:table-cell office:value-type="string" calcext:value-type="string">
            <text:p><text:s/></text:p>
          </table:table-cell>
          <table:table-cell/>
          <table:table-cell table:style-name="ce106" table:formula="of:=GROOVYMODECOLLECTE([.A27];[.B27];[.C27];[.D27];[.E27];[.F27];[.G27];[.Y27];[.J27])" office:value-type="string" office:string-value="ModeCollecte smco_reemplivreCD = new ModeCollecte(code:&quot;smco_reemplivreCD&quot;,libelle:&quot;Réemploi livre/BD/CD/DVD&quot;,description:&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libelle:"Réemploi livre/BD/CD/DVD",description:"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jouet</text:p>
          </table:table-cell>
          <table:table-cell table:style-name="ce18" office:value-type="string" calcext:value-type="string">
            <text:p>Réemploi jouets</text:p>
          </table:table-cell>
          <table:table-cell table:style-name="ce120" office:value-type="string" calcext:value-type="string">
            <text:p>cat_omr</text:p>
          </table:table-cell>
          <table:table-cell table:style-name="ce101" office:value-type="string" calcext:value-type="string">
            <text:p>true</text:p>
          </table:table-cell>
          <table:table-cell table:style-name="ce126" office:value-type="string" calcext:value-type="string">
            <text:p>Plusieurs organismes ('Le Comptoir du Solilab', 'Pat'mouille') récupèrent les anciens jouets. &lt;br/&gt;Voir page 'lieux'.</text:p>
          </table:table-cell>
          <table:table-cell table:style-name="ce18" table:number-columns-repeated="2"/>
          <table:table-cell table:style-name="ce59"/>
          <table:table-cell table:style-name="ce132"/>
          <table:table-cell/>
          <table:table-cell table:style-name="ce84" table:formula="of:=JSONMODESDECOLLECTE([.A28];[.B28];[.C28];[.D28];[.E28];[.F28];[.G28];[.H28];[.I28])" office:value-type="string" office:string-value="{&quot;code&quot;:&quot;smco_reempjouet&quot;,&quot;libelle&quot;:&quot;Réemploi jouets&quot;,&quot;libelleBouton&quot;:&quot;Réemploi jouets&quot;,&quot;sous_modes_collecte&quot;:&quot;cat_omr&quot;,&quot;modesCollecte&quot;:&quot;true&quot;,&quot;description&quot;:&quot;Plusieurs organismes ('Le Comptoir du Solilab', 'Pat'mouille') récupèrent les anciens jouets. &lt;br/&gt;Voir page 'lieux'.&quot;,&quot;image&quot;:&quot;image_defaut_mini.png&quot;}," calcext:value-type="string">
            <text:p>{"code":"smco_reempjouet","libelle":"Réemploi jouets","libelleBouton":"Réemploi jouets","sous_modes_collecte":"cat_omr","modesCollecte":"true","description":"Plusieurs organismes ('Le Comptoir du Solilab', 'Pat'mouille') récupèrent les anciens jouets. &lt;br/&gt;Voir page 'lieux'.","image":"image_defaut_mini.png"},</text:p>
          </table:table-cell>
          <table:table-cell office:value-type="string" calcext:value-type="string">
            <text:p><text:s/></text:p>
          </table:table-cell>
          <table:table-cell/>
          <table:table-cell table:style-name="ce106" table:formula="of:=GROOVYMODECOLLECTE([.A28];[.B28];[.C28];[.D28];[.E28];[.F28];[.G28];[.Y28];[.J28])" office:value-type="string" office:string-value="ModeCollecte smco_reempjouet = new ModeCollecte(code:&quot;smco_reempjouet&quot;,libelle:&quot;Réemploi jouets&quot;,description:&quot;Plusieurs organismes ('Le Comptoir du Solilab', 'Pat'mouille') récupèrent les anciens jouets. &lt;br/&gt;Voir page 'lieux'.&quot;); smco_reempjouet.save();" calcext:value-type="string">
            <text:p>ModeCollecte smco_reempjouet = new ModeCollecte(code:"smco_reempjouet",libelle:"Réemploi jouets",description:"Plusieurs organismes ('Le Comptoir du Solilab', 'Pat'mouille') récupèrent les anciens jouets. &lt;br/&gt;Voir page 'lieux'."); smco_reempjouet.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1" office:value-type="string" calcext:value-type="string">
            <text:p>true</text:p>
          </table:table-cell>
          <table:table-cell table:style-name="ce126" office:value-type="string" calcext:value-type="string">
            <text:p>Plusieurs organismes ('Emmaus', 'Secours Populaire', 'Retz'agir', 'Le comptoir du Solilab') récupèrent les anciens meubles. &lt;br/&gt;Voir page 'lieux'.</text:p>
          </table:table-cell>
          <table:table-cell table:style-name="ce18" table:number-columns-repeated="2"/>
          <table:table-cell table:style-name="ce59"/>
          <table:table-cell table:style-name="ce132"/>
          <table:table-cell/>
          <table:table-cell table:style-name="ce84" table:formula="of:=JSONMODESDECOLLECTE([.A29];[.B29];[.C29];[.D29];[.E29];[.F29];[.G29];[.H29];[.I29])" office:value-type="string" office:string-value="{&quot;code&quot;:&quot;smco_reempmeuble&quot;,&quot;libelle&quot;:&quot;Réemploi meubles&quot;,&quot;libelleBouton&quot;:&quot;Réemploi meubles&quot;,&quot;modesCollecte&quot;:&quot;true&quot;,&quot;description&quot;:&quot;Plusieurs organismes ('Emmaus', 'Secours Populaire', 'Retz'agir', 'Le comptoir du Solilab') récupèrent les anciens meubles. &lt;br/&gt;Voir page 'lieux'.&quot;,&quot;image&quot;:&quot;image_defaut_mini.png&quot;}," calcext:value-type="string">
            <text:p>{"code":"smco_reempmeuble","libelle":"Réemploi meubles","libelleBouton":"Réemploi meubles","modesCollecte":"true","description":"Plusieurs organismes ('Emmaus', 'Secours Populaire', 'Retz'agir', 'Le comptoir du Solilab') récupèrent les anciens meubles. &lt;br/&gt;Voir page 'lieux'.","image":"image_defaut_mini.png"},</text:p>
          </table:table-cell>
          <table:table-cell office:value-type="string" calcext:value-type="string">
            <text:p><text:s/></text:p>
          </table:table-cell>
          <table:table-cell/>
          <table:table-cell table:style-name="ce106" table:formula="of:=GROOVYMODECOLLECTE([.A29];[.B29];[.C29];[.D29];[.E29];[.F29];[.G29];[.Y29];[.J29])" office:value-type="string" office:string-value="ModeCollecte smco_reempmeuble = new ModeCollecte(code:&quot;smco_reempmeuble&quot;,libelle:&quot;Réemploi meubles&quot;,description:&quot;Plusieurs organismes ('Emmaus', 'Secours Populaire', 'Retz'agir', 'Le comptoir du Solilab') récupèrent les anciens meubles. &lt;br/&gt;Voir page 'lieux'.&quot;); smco_reempmeuble.save();" calcext:value-type="string">
            <text:p>ModeCollecte smco_reempmeuble = new ModeCollecte(code:"smco_reempmeuble",libelle:"Réemploi meubles",description:"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1" office:value-type="string" calcext:value-type="string">
            <text:p>true</text:p>
          </table:table-cell>
          <table:table-cell table:style-name="ce126" office:value-type="string" calcext:value-type="string">
            <text:p>Plusieurs organismes ('Ding-Fring', 'Secours Populaire', ) récupèrent les vêtements. &lt;br/&gt;Voir page 'lieux'.</text:p>
          </table:table-cell>
          <table:table-cell table:style-name="ce18" table:number-columns-repeated="2"/>
          <table:table-cell table:style-name="ce59"/>
          <table:table-cell table:style-name="ce132"/>
          <table:table-cell/>
          <table:table-cell table:style-name="ce84" table:formula="of:=JSONMODESDECOLLECTE([.A30];[.B30];[.C30];[.D30];[.E30];[.F30];[.G30];[.H30];[.I30])" office:value-type="string" office:string-value="{&quot;code&quot;:&quot;smco_reempvet&quot;,&quot;libelle&quot;:&quot;Réemploi vêtements&quot;,&quot;libelleBouton&quot;:&quot;Réemploi vêtements&quot;,&quot;modesCollecte&quot;:&quot;true&quot;,&quot;description&quot;:&quot;Plusieurs organismes ('Ding-Fring', 'Secours Populaire', ) récupèrent les vêtements. &lt;br/&gt;Voir page 'lieux'.&quot;,&quot;image&quot;:&quot;image_defaut_mini.png&quot;}," calcext:value-type="string">
            <text:p>{"code":"smco_reempvet","libelle":"Réemploi vêtements","libelleBouton":"Réemploi vêtements","modesCollecte":"true","description":"Plusieurs organismes ('Ding-Fring', 'Secours Populaire', ) récupèrent les vêtements. &lt;br/&gt;Voir page 'lieux'.","image":"image_defaut_mini.png"},</text:p>
          </table:table-cell>
          <table:table-cell office:value-type="string" calcext:value-type="string">
            <text:p><text:s/></text:p>
          </table:table-cell>
          <table:table-cell/>
          <table:table-cell table:style-name="ce106" table:formula="of:=GROOVYMODECOLLECTE([.A30];[.B30];[.C30];[.D30];[.E30];[.F30];[.G30];[.Y30];[.J30])" office:value-type="string" office:string-value="ModeCollecte smco_reempvet = new ModeCollecte(code:&quot;smco_reempvet&quot;,libelle:&quot;Réemploi vêtements&quot;,description:&quot;Plusieurs organismes ('Ding-Fring', 'Secours Populaire', ) récupèrent les vêtements. &lt;br/&gt;Voir page 'lieux'.&quot;); smco_reempvet.save();" calcext:value-type="string">
            <text:p>ModeCollecte smco_reempvet = new ModeCollecte(code:"smco_reempvet",libelle:"Réemploi vêtements",description:"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1" office:value-type="string" calcext:value-type="string">
            <text:p>true</text:p>
          </table:table-cell>
          <table:table-cell table:style-name="ce126" office:value-type="string" calcext:value-type="string">
            <text:p>Plusieurs organismes (associations...) récupèrent les anciens meubles. &lt;br/&gt;Voir page 'lieux'.</text:p>
          </table:table-cell>
          <table:table-cell table:style-name="ce18" table:number-columns-repeated="2"/>
          <table:table-cell table:style-name="ce59"/>
          <table:table-cell table:style-name="ce132"/>
          <table:table-cell/>
          <table:table-cell table:style-name="ce84" table:formula="of:=JSONMODESDECOLLECTE([.A31];[.B31];[.C31];[.D31];[.E31];[.F31];[.G31];[.H31];[.I31])" office:value-type="string" office:string-value="{&quot;code&quot;:&quot;smco_reempdivers&quot;,&quot;libelle&quot;:&quot;Réemploi Objets divers&quot;,&quot;libelleBouton&quot;:&quot;Réemploi Objets divers&quot;,&quot;modesCollecte&quot;:&quot;true&quot;,&quot;description&quot;:&quot;Plusieurs organismes (associations...) récupèrent les anciens meubles. &lt;br/&gt;Voir page 'lieux'.&quot;,&quot;image&quot;:&quot;image_defaut_mini.png&quot;}," calcext:value-type="string">
            <text:p>{"code":"smco_reempdivers","libelle":"Réemploi Objets divers","libelleBouton":"Réemploi Objets divers","modesCollecte":"true","description":"Plusieurs organismes (associations...) récupèrent les anciens meubles. &lt;br/&gt;Voir page 'lieux'.","image":"image_defaut_mini.png"},</text:p>
          </table:table-cell>
          <table:table-cell office:value-type="string" calcext:value-type="string">
            <text:p><text:s/></text:p>
          </table:table-cell>
          <table:table-cell/>
          <table:table-cell table:style-name="ce106" table:formula="of:=GROOVYMODECOLLECTE([.A31];[.B31];[.C31];[.D31];[.E31];[.F31];[.G31];[.Y31];[.J31])" office:value-type="string" office:string-value="ModeCollecte smco_reempdivers = new ModeCollecte(code:&quot;smco_reempdivers&quot;,libelle:&quot;Réemploi Objets divers&quot;,description:&quot;Plusieurs organismes (associations...) récupèrent les anciens meubles. &lt;br/&gt;Voir page 'lieux'.&quot;); smco_reempdivers.save();" calcext:value-type="string">
            <text:p>ModeCollecte smco_reempdivers = new ModeCollecte(code:"smco_reempdivers",libelle:"Réemploi Objets divers",description:"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1" office:value-type="string" calcext:value-type="string">
            <text:p>true</text:p>
          </table:table-cell>
          <table:table-cell table:style-name="ce127" office:value-type="string" calcext:value-type="string">
            <text:p><text:span text:style-name="T5">Plusieurs organismes (association &lt;a href='lieu:stco_reemploi47'&gt;La croix rouge&lt;/a&gt;, &lt;a href='lieu:</text:span>stco_reemploi55<text:span text:style-name="T5">'&gt;Ecorev&lt;/a&gt;...) récupèrent les anciens livres.</text:span></text:p>
          </table:table-cell>
          <table:table-cell table:style-name="ce18" table:number-columns-repeated="2"/>
          <table:table-cell table:style-name="ce59"/>
          <table:table-cell table:style-name="ce132"/>
          <table:table-cell/>
          <table:table-cell table:style-name="ce84" table:formula="of:=JSONMODESDECOLLECTE([.A32];[.B32];[.C32];[.D32];[.E32];[.F32];[.G32];[.H32];[.I32])" office:value-type="string" office:string-value="{&quot;code&quot;:&quot;smco_vaisselle&quot;,&quot;libelle&quot;:&quot;Réemploi Vaisselle&quot;,&quot;libelleBouton&quot;:&quot;Réemploi Vaisselle&quot;,&quot;modesCollecte&quot;:&quot;true&quot;,&quot;description&quot;:&quot;Plusieurs organismes (association &lt;a href='lieu:stco_reemploi47'&gt;La croix rouge&lt;/a&gt;, &lt;a href='lieu:stco_reemploi55'&gt;Ecorev&lt;/a&gt;...) récupèrent les anciens livres.&quot;,&quot;image&quot;:&quot;image_defaut_mini.png&quot;}," calcext:value-type="string">
            <text:p>{"code":"smco_vaisselle","libelle":"Réemploi Vaisselle","libelleBouton":"Réemploi Vaisselle","modesCollecte":"true","description":"Plusieurs organismes (association &lt;a href='lieu:stco_reemploi47'&gt;La croix rouge&lt;/a&gt;, &lt;a href='lieu:stco_reemploi55'&gt;Ecorev&lt;/a&gt;...) récupèrent les anciens livres.","image":"image_defaut_mini.png"},</text:p>
          </table:table-cell>
          <table:table-cell office:value-type="string" calcext:value-type="string">
            <text:p><text:s/></text:p>
          </table:table-cell>
          <table:table-cell/>
          <table:table-cell table:style-name="ce106" table:formula="of:=GROOVYMODECOLLECTE([.A32];[.B32];[.C32];[.D32];[.E32];[.F32];[.G32];[.Y32];[.J32])" office:value-type="string" office:string-value="ModeCollecte smco_vaisselle = new ModeCollecte(code:&quot;smco_vaisselle&quot;,libelle:&quot;Réemploi Vaisselle&quot;,description:&quot;Plusieurs organismes (association &lt;a href='lieu:stco_reemploi47'&gt;La croix rouge&lt;/a&gt;, &lt;a href='lieu:stco_reemploi55'&gt;Ecorev&lt;/a&gt;...) récupèrent les anciens livres.&quot;); smco_vaisselle.save();" calcext:value-type="string">
            <text:p>ModeCollecte smco_vaisselle = new ModeCollecte(code:"smco_vaisselle",libelle:"Réemploi Vaisselle",description:"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3">
          <table:table-cell table:style-name="ce87" office:value-type="string" calcext:value-type="string">
            <text:p>smco_papier</text:p>
          </table:table-cell>
          <table:table-cell table:style-name="ce87" office:value-type="string" calcext:value-type="string">
            <text:p>Recyclage papier associations.</text:p>
          </table:table-cell>
          <table:table-cell table:style-name="ce18"/>
          <table:table-cell table:style-name="ce101"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7" table:number-columns-repeated="2"/>
          <table:table-cell table:style-name="ce59"/>
          <table:table-cell table:style-name="ce132"/>
          <table:table-cell/>
          <table:table-cell table:style-name="ce84" table:formula="of:=JSONMODESDECOLLECTE([.A33];[.B33];[.C33];[.D33];[.E33];[.F33];[.G33];[.H33];[.I33])" office:value-type="string" office:string-value="{&quot;code&quot;:&quot;smco_papier&quot;,&quot;libelle&quot;:&quot;Recyclage papier associations.&quot;,&quot;libelleBouton&quot;:&quot;Recyclage papier associations.&quot;,&quot;modesCollecte&quot;:&quot;true&quot;,&quot;description&quot;:&quot;Plusieurs organismes (association &lt;a href='lieu:stco_reemploi51'&gt;Nantes écologie&lt;/a&gt;, &lt;a href='lieu:stco_reemploi47'&gt;La croix rouge&lt;/a&gt;...) récupèrent les anciens livres. &lt;br/&gt;Voir page 'lieux'.&quot;,&quot;image&quot;:&quot;image_defaut_mini.png&quot;}," calcext:value-type="string">
            <text:p>{"code":"smco_papier","libelle":"Recyclage papier associations.","libelleBouton":"Recyclage papier associations.","modesCollecte":"true","description":"Plusieurs organismes (association &lt;a href='lieu:stco_reemploi51'&gt;Nantes écologie&lt;/a&gt;, &lt;a href='lieu:stco_reemploi47'&gt;La croix rouge&lt;/a&gt;...) récupèrent les anciens livres. &lt;br/&gt;Voir page 'lieux'.","image":"image_defaut_mini.png"},</text:p>
          </table:table-cell>
          <table:table-cell office:value-type="string" calcext:value-type="string">
            <text:p><text:s/></text:p>
          </table:table-cell>
          <table:table-cell/>
          <table:table-cell table:style-name="ce106" table:formula="of:=GROOVYMODECOLLECTE([.A33];[.B33];[.C33];[.D33];[.E33];[.F33];[.G33];[.Y33];[.J33])" office:value-type="string" office:string-value="ModeCollecte smco_papier = new ModeCollecte(code:&quot;smco_papier&quot;,libelle:&quot;Recyclage papier associations.&quot;,description:&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libelle:"Recyclage papier associations.",description:"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1"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2"/>
          <table:table-cell table:style-name="ce59" table:number-columns-repeated="2"/>
          <table:table-cell/>
          <table:table-cell table:style-name="ce84" table:formula="of:=JSONMODESDECOLLECTE([.A34];[.B34];[.C34];[.D34];[.E34];[.F34];[.G34];[.H34];[.I34])" office:value-type="string" office:string-value="{&quot;code&quot;:&quot;smco_vendeurlunette&quot;,&quot;libelle&quot;:&quot;Vendeur lunette&quot;,&quot;libelleBouton&quot;:&quot;Vendeur lunette&quot;,&quot;modesCollecte&quot;:&quot;true&quot;,&quot;description&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calcext:value-type="string">
            <text:p>{"code":"smco_vendeurlunette","libelle":"Vendeur lunette","libelleBouton":"Vendeur lunette","modesCollecte":"tru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calcext:value-type="string">
            <text:p><text:s/></text:p>
          </table:table-cell>
          <table:table-cell/>
          <table:table-cell table:style-name="ce106" table:formula="of:=GROOVYMODECOLLECTE([.A34];[.B34];[.C34];[.D34];[.E34];[.F34];[.G34];[.Y34];[.J34])" office:value-type="string" office:string-value="ModeCollecte smco_vendeurlunette = new ModeCollecte(code:&quot;smco_vendeurlunette&quot;,libelle:&quot;Vendeur lunette&quot;,description:&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libelle:"Vendeur lunett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46">
          <table:table-cell table:style-name="ce117" office:value-type="string" calcext:value-type="string">
            <text:p>smco_reprise</text:p>
          </table:table-cell>
          <table:table-cell table:style-name="ce117" office:value-type="string" calcext:value-type="string">
            <text:p>Reprise par magasins</text:p>
          </table:table-cell>
          <table:table-cell table:style-name="ce117"/>
          <table:table-cell table:style-name="ce121" office:value-type="string" calcext:value-type="string">
            <text:p>true</text:p>
          </table:table-cell>
          <table:table-cell table:style-name="ce117" office:value-type="string" calcext:value-type="string">
            <text:p>Vous achetez un appareil neuf, le distributeur est désormais tenu de reprendre <text:s/>l’ancien à l’achat ou la livraison. C’est le principe de la reprise « un pour un ». <text:s/></text:p>
          </table:table-cell>
          <table:table-cell table:style-name="ce117" office:value-type="string" calcext:value-type="string">
            <text:p>cons_ecopart</text:p>
          </table:table-cell>
          <table:table-cell table:style-name="ce117"/>
          <table:table-cell table:style-name="ce131" table:number-columns-repeated="2"/>
          <table:table-cell/>
          <table:table-cell table:style-name="ce84" table:formula="of:=JSONMODESDECOLLECTE([.A35];[.B35];[.C35];[.D35];[.E35];[.F35];[.G35];[.H35];[.I35])" office:value-type="string" office:string-value="{&quot;code&quot;:&quot;smco_reprise&quot;,&quot;libelle&quot;:&quot;Reprise par magasins&quot;,&quot;libelleBouton&quot;:&quot;Reprise par magasins&quot;,&quot;modesCollecte&quot;:&quot;true&quot;,&quot;description&quot;:&quot;Vous achetez un appareil neuf, le distributeur est désormais tenu de reprendre  l’ancien à l’achat ou la livraison. C’est le principe de la reprise « un pour un ».  &quot;,&quot;conseils&quot;:&quot;cons_ecopart&quot;,&quot;image&quot;:&quot;image_defaut_mini.png&quot;}," calcext:value-type="string">
            <text:p>{"code":"smco_reprise","libelle":"Reprise par magasins","libelleBouton":"Reprise par magasins","modesCollecte":"true","description":"Vous achetez un appareil neuf, le distributeur est désormais tenu de reprendre <text:s/>l’ancien à l’achat ou la livraison. C’est le principe de la reprise « un pour un ». <text:s/>","conseils":"cons_ecopart","image":"image_defaut_mini.png"},</text:p>
          </table:table-cell>
          <table:table-cell office:value-type="string" calcext:value-type="string">
            <text:p><text:s/></text:p>
          </table:table-cell>
          <table:table-cell/>
          <table:table-cell table:style-name="ce106" table:formula="of:=GROOVYMODECOLLECTE([.A35];[.B35];[.C35];[.D35];[.E35];[.F35];[.G35];[.Y35];[.J35])" office:value-type="string" office:string-value="ModeCollecte smco_reprise = new ModeCollecte(code:&quot;smco_reprise&quot;,libelle:&quot;Reprise par magasins&quot;,description:&quot;Vous achetez un appareil neuf, le distributeur est désormais tenu de reprendre  l’ancien à l’achat ou la livraison. C’est le principe de la reprise « un pour un ».  &quot;); smco_reprise.save();" calcext:value-type="string">
            <text:p>ModeCollecte smco_reprise = new ModeCollecte(code:"smco_reprise",libelle:"Reprise par magasins",description:"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1"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2"/>
          <table:table-cell table:style-name="ce59" office:value-type="string" calcext:value-type="string">
            <text:p>vérif le 03/2013</text:p>
          </table:table-cell>
          <table:table-cell table:style-name="ce59"/>
          <table:table-cell/>
          <table:table-cell table:style-name="ce84" table:formula="of:=JSONMODESDECOLLECTE([.A36];[.B36];[.C36];[.D36];[.E36];[.F36];[.G36];[.H36];[.I36])" office:value-type="string" office:string-value="{&quot;code&quot;:&quot;smco_vendeurcassevoiture&quot;,&quot;libelle&quot;:&quot;Casse automobile&quot;,&quot;libelleBouton&quot;:&quot;Casse automobile&quot;,&quot;modesCollecte&quot;:&quot;true&quot;,&quot;description&quot;:&quot;Les casses automobile ('fourrières') récupèrent les anciens véhicules.&quot;,&quot;image&quot;:&quot;image_defaut_mini.png&quot;}," calcext:value-type="string">
            <text:p>{"code":"smco_vendeurcassevoiture","libelle":"Casse automobile","libelleBouton":"Casse automobile","modesCollecte":"true","description":"Les casses automobile ('fourrières') récupèrent les anciens véhicules.","image":"image_defaut_mini.png"},</text:p>
          </table:table-cell>
          <table:table-cell office:value-type="string" calcext:value-type="string">
            <text:p><text:s/></text:p>
          </table:table-cell>
          <table:table-cell/>
          <table:table-cell table:style-name="ce106" table:formula="of:=GROOVYMODECOLLECTE([.A36];[.B36];[.C36];[.D36];[.E36];[.F36];[.G36];[.Y36];[.J36])" office:value-type="string" office:string-value="ModeCollecte smco_vendeurcassevoiture = new ModeCollecte(code:&quot;smco_vendeurcassevoiture&quot;,libelle:&quot;Casse automobile&quot;,description:&quot;Les casses automobile ('fourrières') récupèrent les anciens véhicules.&quot;); smco_vendeurcassevoiture.save();" calcext:value-type="string">
            <text:p>ModeCollecte smco_vendeurcassevoiture = new ModeCollecte(code:"smco_vendeurcassevoiture",libelle:"Casse automobile",description:"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1"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2"/>
          <table:table-cell table:style-name="ce132" office:value-type="string" calcext:value-type="string">
            <text:p>Vérif le 03/2013</text:p>
          </table:table-cell>
          <table:table-cell table:style-name="ce132"/>
          <table:table-cell/>
          <table:table-cell table:style-name="ce84" table:formula="of:=JSONMODESDECOLLECTE([.A37];[.B37];[.C37];[.D37];[.E37];[.F37];[.G37];[.H37];[.I37])" office:value-type="string" office:string-value="{&quot;code&quot;:&quot;smco_velo&quot;,&quot;libelle&quot;:&quot;Réemploi  vélos&quot;,&quot;libelleBouton&quot;:&quot;Réemploi  vélos&quot;,&quot;modesCollecte&quot;:&quot;true&quot;,&quot;description&quot;:&quot;Plusieurs organismes (associations &lt;a href='lieu:stco_reemploi14'&gt;ATAO&lt;/a&gt;,  &lt;a href='lieu:stco_reemploi14'&gt;Place aux vélos&lt;/a&gt;,  &lt;a href='lieu:stco_reemploiajout2'&gt;Transformeur&lt;/a&gt;, Vélo Campus) récupèrent les anciens vélos.&quot;,&quot;image&quot;:&quot;image_defaut_mini.png&quot;}," calcext:value-type="string">
            <text:p>{"code":"smco_velo","libelle":"Réemploi <text:s/>vélos","libelleBouton":"Réemploi <text:s/>vélos","modesCollecte":"true","description":"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calcext:value-type="string">
            <text:p><text:s/></text:p>
          </table:table-cell>
          <table:table-cell/>
          <table:table-cell table:style-name="ce106" table:formula="of:=GROOVYMODECOLLECTE([.A37];[.B37];[.C37];[.D37];[.E37];[.F37];[.G37];[.Y37];[.J37])" office:value-type="string" office:string-value="ModeCollecte smco_velo = new ModeCollecte(code:&quot;smco_velo&quot;,libelle:&quot;Réemploi  vélos&quot;,description:&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libelle:"Réemploi <text:s/>vélos",description:"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1"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2"/>
          <table:table-cell table:style-name="ce132" office:value-type="string" calcext:value-type="string">
            <text:p>Vérif le 03/2013</text:p>
          </table:table-cell>
          <table:table-cell table:style-name="ce132"/>
          <table:table-cell/>
          <table:table-cell table:style-name="ce84" table:formula="of:=JSONMODESDECOLLECTE([.A38];[.B38];[.C38];[.D38];[.E38];[.F38];[.G38];[.H38];[.I38])" office:value-type="string" office:string-value="{&quot;code&quot;:&quot;smco_pharmacie&quot;,&quot;libelle&quot;:&quot;Pharmacie&quot;,&quot;libelleBouton&quot;:&quot;Pharmacie&quot;,&quot;modesCollecte&quot;:&quot;true&quot;,&quot;description&quot;:&quot;Les pharmacies ont l'obligation de récupérer les anciens médicaments, avec ou sans conditionnement. &lt;br/&gt;Voir fiche 'Médicaments'.&quot;,&quot;image&quot;:&quot;image_defaut_mini.png&quot;}," calcext:value-type="string">
            <text:p>{"code":"smco_pharmacie","libelle":"Pharmacie","libelleBouton":"Pharmacie","modesCollecte":"true","description":"Les pharmacies ont l'obligation de récupérer les anciens médicaments, avec ou sans conditionnement. &lt;br/&gt;Voir fiche 'Médicaments'.","image":"image_defaut_mini.png"},</text:p>
          </table:table-cell>
          <table:table-cell office:value-type="string" calcext:value-type="string">
            <text:p><text:s/></text:p>
          </table:table-cell>
          <table:table-cell/>
          <table:table-cell table:style-name="ce106" table:formula="of:=GROOVYMODECOLLECTE([.A38];[.B38];[.C38];[.D38];[.E38];[.F38];[.G38];[.Y38];[.J38])" office:value-type="string" office:string-value="ModeCollecte smco_pharmacie = new ModeCollecte(code:&quot;smco_pharmacie&quot;,libelle:&quot;Pharmacie&quot;,description:&quot;Les pharmacies ont l'obligation de récupérer les anciens médicaments, avec ou sans conditionnement. &lt;br/&gt;Voir fiche 'Médicaments'.&quot;); smco_pharmacie.save();" calcext:value-type="string">
            <text:p>ModeCollecte smco_pharmacie = new ModeCollecte(code:"smco_pharmacie",libelle:"Pharmacie",description:"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3">
          <table:table-cell table:style-name="ce118"/>
          <table:table-cell table:style-name="ce67" table:number-columns-repeated="2"/>
          <table:table-cell table:style-name="ce122"/>
          <table:table-cell table:style-name="ce67" table:number-columns-repeated="3"/>
          <table:table-cell table:number-columns-repeated="3"/>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260"/>
        </table:table-row>
        <table:table-row table:style-name="ro3"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47">
          <table:table-cell table:style-name="ce117" office:value-type="string" calcext:value-type="string">
            <text:p>modco_ecotox</text:p>
          </table:table-cell>
          <table:table-cell table:style-name="ce117" office:value-type="string" calcext:value-type="string">
            <text:p>Ecotox</text:p>
          </table:table-cell>
          <table:table-cell table:style-name="ce117"/>
          <table:table-cell table:style-name="ce121" office:value-type="string" calcext:value-type="string">
            <text:p>false</text:p>
          </table:table-cell>
          <table:table-cell table:style-name="ce11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7"/>
          <table:table-cell table:style-name="ce125" office:value-type="string" calcext:value-type="string">
            <text:p>ecotox_panneau_malakoff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55];[.B55];[.C55];[.D55];[.E55];[.F55];[.G55];[.H55];[.I55])" office:value-type="string" office:string-value="{&quot;code&quot;:&quot;modco_ecotox&quot;,&quot;libelle&quot;:&quot;Ecotox&quot;,&quot;libelleBouton&quot;:&quot;Ecotox&quot;,&quot;modesCollecte&quot;:&quot;false&quot;,&quot;description&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bouton&quot;:&quot;modco&quot;,&quot;image&quot;:&quot;ecotox_panneau_malakoff_mini.png&quot;}," calcext:value-type="string">
            <text:p>{"code":"modco_ecotox","libelle":"Ecotox","libelleBouton":"Ecotox","modesCollecte":"false","description":"&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bouton":"modco","image":"ecotox_panneau_malakoff_mini.png"},</text:p>
          </table:table-cell>
          <table:table-cell office:value-type="string" calcext:value-type="string">
            <text:p><text:s/></text:p>
          </table:table-cell>
          <table:table-cell/>
          <table:table-cell table:style-name="ce106" table:formula="of:=GROOVYMODECOLLECTE([.A55];[.B55];[.C55];[.D55];[.E55];[.F55];[.G55];y#ref !;[.J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1" office:value-type="string" calcext:value-type="string">
            <text:p>true</text:p>
          </table:table-cell>
          <table:table-cell table:style-name="ce18" table:number-columns-repeated="3"/>
          <table:table-cell table:style-name="ce59" table:number-columns-repeated="2"/>
          <table:table-cell/>
          <table:table-cell table:style-name="ce84" table:formula="of:=JSONMODESDECOLLECTE([.A56];[.B56];[.C56];[.D56];[.E56];[.F56];[.G56];[.H56];[.I56])" office:value-type="string" office:string-value="{&quot;code&quot;:&quot;smco_vendeur_lampe_eco&quot;,&quot;libelle&quot;:&quot;Vendeur lampe économie énergie&quot;,&quot;libelleBouton&quot;:&quot;Vendeur lampe économie énergie&quot;,&quot;modesCollecte&quot;:&quot;true&quot;,&quot;image&quot;:&quot;image_defaut_mini.png&quot;}," calcext:value-type="string">
            <text:p>{"code":"smco_vendeur_lampe_eco","libelle":"Vendeur lampe économie énergie","libelleBouton":"Vendeur lampe économie énergie","modesCollecte":"true","image":"image_defaut_mini.png"},</text:p>
          </table:table-cell>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1" office:value-type="string" calcext:value-type="string">
            <text:p>true</text:p>
          </table:table-cell>
          <table:table-cell table:style-name="ce18" table:number-columns-repeated="3"/>
          <table:table-cell table:style-name="ce59"/>
          <table:table-cell table:style-name="ce132"/>
          <table:table-cell/>
          <table:table-cell table:style-name="ce84" table:formula="of:=JSONMODESDECOLLECTE([.A57];[.B57];[.C57];[.D57];[.E57];[.F57];[.G57];[.H57];[.I57])" office:value-type="string" office:string-value="{&quot;code&quot;:&quot;smco_vendeurcartoucheencre&quot;,&quot;libelle&quot;:&quot;Vendeur cartouche d'encre&quot;,&quot;libelleBouton&quot;:&quot;Vendeur cartouche d'encre&quot;,&quot;modesCollecte&quot;:&quot;true&quot;,&quot;image&quot;:&quot;image_defaut_mini.png&quot;}," calcext:value-type="string">
            <text:p>{"code":"smco_vendeurcartoucheencre","libelle":"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1" table:number-columns-repeated="2" table:default-cell-style-name="Default"/>
        <table:table-column table:style-name="co10" table:default-cell-style-name="Default"/>
        <table:table-column table:style-name="co149" table:default-cell-style-name="Default"/>
        <table:table-column table:style-name="co150" table:default-cell-style-name="Default"/>
        <table:table-column table:style-name="co103" table:default-cell-style-name="Default"/>
        <table:table-column table:style-name="co151" table:default-cell-style-name="Default"/>
        <table:table-column table:style-name="co115" table:default-cell-style-name="Default"/>
        <table:table-column table:style-name="co34" table:default-cell-style-name="Default"/>
        <table:table-column table:style-name="co152" table:number-columns-repeated="3" table:default-cell-style-name="Default"/>
        <table:table-column table:style-name="co10" table:default-cell-style-name="Default"/>
        <table:table-column table:style-name="co153" table:default-cell-style-name="Default"/>
        <table:table-row table:style-name="ro48">
          <table:table-cell table:style-name="ce133" table:number-columns-repeated="4"/>
          <table:table-cell table:number-columns-repeated="2"/>
          <table:table-cell table:style-name="ce139" table:formula="of:=CONCATENATE(&quot;{ '&quot;;[.I1];&quot;':[&quot;)" office:value-type="string" office:string-value="{ 'verifications':[" calcext:value-type="string">
            <text:p>{ 'verifications':[</text:p>
          </table:table-cell>
          <table:table-cell table:style-name="ce85" office:value-type="string" calcext:value-type="string">
            <text:p><text:s/></text:p>
          </table:table-cell>
          <table:table-cell table:style-name="ce140" office:value-type="string" calcext:value-type="string">
            <text:p>verifications</text:p>
          </table:table-cell>
          <table:table-cell table:number-columns-repeated="9"/>
        </table:table-row>
        <table:table-row table:style-name="ro49">
          <table:table-cell table:style-name="ce133" office:value-type="float" office:value="1" calcext:value-type="float">
            <text:p>1</text:p>
          </table:table-cell>
          <table:table-cell table:style-name="ce134" office:value-type="string" calcext:value-type="string">
            <text:p>acide</text:p>
          </table:table-cell>
          <table:table-cell table:style-name="ce135" office:value-type="string" calcext:value-type="string">
            <text:p>modco_decheterie,modco_ecopoint</text:p>
          </table:table-cell>
          <table:table-cell table:style-name="ce133"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table:style-name="ce145" office:value-type="string" calcext:value-type="string">
            <text:p>orange (déchet dangereux des ménages  : déchèterie de Nantes, Ecopoint nantais, point de collecte ecotox)</text:p>
          </table:table-cell>
        </table:table-row>
        <table:table-row table:style-name="ro1">
          <table:table-cell table:style-name="ce133" office:value-type="float" office:value="2" calcext:value-type="float">
            <text:p>2</text:p>
          </table:table-cell>
          <table:table-cell table:style-name="ce134" office:value-type="string" calcext:value-type="string">
            <text:p>ampoule basse consommation</text:p>
          </table:table-cell>
          <table:table-cell table:style-name="ce135" office:value-type="string" calcext:value-type="string">
            <text:p>modco_decheterie,modco_ecopoint</text:p>
          </table:table-cell>
          <table:table-cell table:style-name="ce133"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 calcext:value-type="float">
            <text:p>3</text:p>
          </table:table-cell>
          <table:table-cell table:style-name="ce134" office:value-type="string" calcext:value-type="string">
            <text:p>ampoule halogène</text:p>
          </table:table-cell>
          <table:table-cell table:style-name="ce135" office:value-type="string" calcext:value-type="string">
            <text:p>modco_decheterie,modco_ecopoint</text:p>
          </table:table-cell>
          <table:table-cell table:style-name="ce133"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 calcext:value-type="float">
            <text:p>4</text:p>
          </table:table-cell>
          <table:table-cell table:style-name="ce134" office:value-type="string" calcext:value-type="string">
            <text:p>bombe de peinture</text:p>
          </table:table-cell>
          <table:table-cell table:style-name="ce135" office:value-type="string" calcext:value-type="string">
            <text:p>modco_decheterie,modco_ecopoint</text:p>
          </table:table-cell>
          <table:table-cell table:style-name="ce133"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8">
          <table:table-cell table:style-name="ce133" office:value-type="float" office:value="5" calcext:value-type="float">
            <text:p>5</text:p>
          </table:table-cell>
          <table:table-cell table:style-name="ce134" office:value-type="string" calcext:value-type="string">
            <text:p>bouteille produit ménager non vidée</text:p>
          </table:table-cell>
          <table:table-cell table:style-name="ce135" office:value-type="string" calcext:value-type="string">
            <text:p>modco_decheterie,modco_ecopoint</text:p>
          </table:table-cell>
          <table:table-cell table:style-name="ce133"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 calcext:value-type="float">
            <text:p>6</text:p>
          </table:table-cell>
          <table:table-cell table:style-name="ce134" office:value-type="string" calcext:value-type="string">
            <text:p>néon</text:p>
          </table:table-cell>
          <table:table-cell table:style-name="ce135" office:value-type="string" calcext:value-type="string">
            <text:p>modco_decheterie,modco_ecopoint</text:p>
          </table:table-cell>
          <table:table-cell table:style-name="ce133"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 calcext:value-type="float">
            <text:p>7</text:p>
          </table:table-cell>
          <table:table-cell table:style-name="ce134" office:value-type="string" calcext:value-type="string">
            <text:p>pile</text:p>
          </table:table-cell>
          <table:table-cell table:style-name="ce135" office:value-type="string" calcext:value-type="string">
            <text:p>modco_decheterie,modco_ecopoint</text:p>
          </table:table-cell>
          <table:table-cell table:style-name="ce133"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 calcext:value-type="float">
            <text:p>8</text:p>
          </table:table-cell>
          <table:table-cell table:style-name="ce134" office:value-type="string" calcext:value-type="string">
            <text:p>pot de peinture</text:p>
          </table:table-cell>
          <table:table-cell table:style-name="ce135" office:value-type="string" calcext:value-type="string">
            <text:p>modco_decheterie,modco_ecopoint</text:p>
          </table:table-cell>
          <table:table-cell table:style-name="ce133"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 calcext:value-type="float">
            <text:p>9</text:p>
          </table:table-cell>
          <table:table-cell table:style-name="ce134" office:value-type="string" calcext:value-type="string">
            <text:p>produits phytosanitaires</text:p>
          </table:table-cell>
          <table:table-cell table:style-name="ce135" office:value-type="string" calcext:value-type="string">
            <text:p>modco_decheterie,modco_ecopoint</text:p>
          </table:table-cell>
          <table:table-cell table:style-name="ce133"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 calcext:value-type="float">
            <text:p>10</text:p>
          </table:table-cell>
          <table:table-cell table:style-name="ce134" office:value-type="string" calcext:value-type="string">
            <text:p>radiographie</text:p>
          </table:table-cell>
          <table:table-cell table:style-name="ce135" office:value-type="string" calcext:value-type="string">
            <text:p>modco_decheterie,modco_ecopoint</text:p>
          </table:table-cell>
          <table:table-cell table:style-name="ce133"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 calcext:value-type="float">
            <text:p>11</text:p>
          </table:table-cell>
          <table:table-cell table:style-name="ce134" office:value-type="string" calcext:value-type="string">
            <text:p>solvants</text:p>
          </table:table-cell>
          <table:table-cell table:style-name="ce135" office:value-type="string" calcext:value-type="string">
            <text:p>modco_decheterie,modco_ecopoint</text:p>
          </table:table-cell>
          <table:table-cell table:style-name="ce133"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2" calcext:value-type="float">
            <text:p>12</text:p>
          </table:table-cell>
          <table:table-cell table:style-name="ce134" office:value-type="string" calcext:value-type="string">
            <text:p>tube fluorescent</text:p>
          </table:table-cell>
          <table:table-cell table:style-name="ce135" office:value-type="string" calcext:value-type="string">
            <text:p>modco_decheterie,modco_ecopoint</text:p>
          </table:table-cell>
          <table:table-cell table:style-name="ce133"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3" calcext:value-type="float">
            <text:p>13</text:p>
          </table:table-cell>
          <table:table-cell table:style-name="ce134" office:value-type="string" calcext:value-type="string">
            <text:p>thermomètre à mercure</text:p>
          </table:table-cell>
          <table:table-cell table:style-name="ce135" office:value-type="string" calcext:value-type="string">
            <text:p>modco_decheterie,modco_ecopoint</text:p>
          </table:table-cell>
          <table:table-cell table:style-name="ce133"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4" calcext:value-type="float">
            <text:p>14</text:p>
          </table:table-cell>
          <table:table-cell table:style-name="ce134" office:value-type="string" calcext:value-type="string">
            <text:p>annuaire</text:p>
          </table:table-cell>
          <table:table-cell table:style-name="ce136" office:value-type="string" calcext:value-type="string">
            <text:p>modco_sacjaune,modco_bacjaune</text:p>
          </table:table-cell>
          <table:table-cell table:style-name="ce133"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jaune : bac ou sac à déchets recyclables</text:p>
          </table:table-cell>
        </table:table-row>
        <table:table-row table:style-name="ro1">
          <table:table-cell table:style-name="ce133" office:value-type="float" office:value="15" calcext:value-type="float">
            <text:p>15</text:p>
          </table:table-cell>
          <table:table-cell table:style-name="ce134" office:value-type="string" calcext:value-type="string">
            <text:p>baril de lessive</text:p>
          </table:table-cell>
          <table:table-cell table:style-name="ce136" office:value-type="string" calcext:value-type="string">
            <text:p>modco_sacjaune,modco_bacjaune</text:p>
          </table:table-cell>
          <table:table-cell table:style-name="ce133"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6" calcext:value-type="float">
            <text:p>16</text:p>
          </table:table-cell>
          <table:table-cell table:style-name="ce134" office:value-type="string" calcext:value-type="string">
            <text:p>barquette aluminium</text:p>
          </table:table-cell>
          <table:table-cell table:style-name="ce136" office:value-type="string" calcext:value-type="string">
            <text:p>modco_sacjaune,modco_bacjaune</text:p>
          </table:table-cell>
          <table:table-cell table:style-name="ce133"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7" calcext:value-type="float">
            <text:p>17</text:p>
          </table:table-cell>
          <table:table-cell table:style-name="ce134" office:value-type="string" calcext:value-type="string">
            <text:p>boîte de conserve</text:p>
          </table:table-cell>
          <table:table-cell table:style-name="ce136" office:value-type="string" calcext:value-type="string">
            <text:p>modco_sacjaune,modco_bacjaune</text:p>
          </table:table-cell>
          <table:table-cell table:style-name="ce133"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8" calcext:value-type="float">
            <text:p>18</text:p>
          </table:table-cell>
          <table:table-cell table:style-name="ce134" office:value-type="string" calcext:value-type="string">
            <text:p>boîte à œuf en carton</text:p>
          </table:table-cell>
          <table:table-cell table:style-name="ce136" office:value-type="string" calcext:value-type="string">
            <text:p>modco_sacjaune,modco_bacjaune</text:p>
          </table:table-cell>
          <table:table-cell table:style-name="ce133"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9" calcext:value-type="float">
            <text:p>19</text:p>
          </table:table-cell>
          <table:table-cell table:style-name="ce134" office:value-type="string" calcext:value-type="string">
            <text:p>bombe aérosol</text:p>
          </table:table-cell>
          <table:table-cell table:style-name="ce136" office:value-type="string" calcext:value-type="string">
            <text:p>modco_sacjaune,modco_bacjaune</text:p>
          </table:table-cell>
          <table:table-cell table:style-name="ce133"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0" calcext:value-type="float">
            <text:p>20</text:p>
          </table:table-cell>
          <table:table-cell table:style-name="ce134" office:value-type="string" calcext:value-type="string">
            <text:p>bombe mousse à raser</text:p>
          </table:table-cell>
          <table:table-cell table:style-name="ce136" office:value-type="string" calcext:value-type="string">
            <text:p>modco_sacjaune,modco_bacjaune</text:p>
          </table:table-cell>
          <table:table-cell table:style-name="ce133"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1" calcext:value-type="float">
            <text:p>21</text:p>
          </table:table-cell>
          <table:table-cell table:style-name="ce134" office:value-type="string" calcext:value-type="string">
            <text:p>bouteille d’huile plastique</text:p>
          </table:table-cell>
          <table:table-cell table:style-name="ce136" office:value-type="string" calcext:value-type="string">
            <text:p>modco_sacjaune,modco_bacjaune</text:p>
          </table:table-cell>
          <table:table-cell table:style-name="ce133"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2" calcext:value-type="float">
            <text:p>22</text:p>
          </table:table-cell>
          <table:table-cell table:style-name="ce134" office:value-type="string" calcext:value-type="string">
            <text:p>bouteille en plastique</text:p>
          </table:table-cell>
          <table:table-cell table:style-name="ce136" office:value-type="string" calcext:value-type="string">
            <text:p>modco_sacjaune,modco_bacjaune</text:p>
          </table:table-cell>
          <table:table-cell table:style-name="ce133"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3" calcext:value-type="float">
            <text:p>23</text:p>
          </table:table-cell>
          <table:table-cell table:style-name="ce134" office:value-type="string" calcext:value-type="string">
            <text:p>bouteille produit ménager vide</text:p>
          </table:table-cell>
          <table:table-cell table:style-name="ce136" office:value-type="string" calcext:value-type="string">
            <text:p>modco_sacjaune,modco_bacjaune</text:p>
          </table:table-cell>
          <table:table-cell table:style-name="ce133"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4" calcext:value-type="float">
            <text:p>24</text:p>
          </table:table-cell>
          <table:table-cell table:style-name="ce134" office:value-type="string" calcext:value-type="string">
            <text:p>brique alimentaire</text:p>
          </table:table-cell>
          <table:table-cell table:style-name="ce136" office:value-type="string" calcext:value-type="string">
            <text:p>modco_sacjaune,modco_bacjaune</text:p>
          </table:table-cell>
          <table:table-cell table:style-name="ce133"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5" calcext:value-type="float">
            <text:p>25</text:p>
          </table:table-cell>
          <table:table-cell table:style-name="ce134" office:value-type="string" calcext:value-type="string">
            <text:p>journaux</text:p>
          </table:table-cell>
          <table:table-cell table:style-name="ce136" office:value-type="string" calcext:value-type="string">
            <text:p>modco_sacjaune,modco_bacjaune</text:p>
          </table:table-cell>
          <table:table-cell table:style-name="ce133"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6" calcext:value-type="float">
            <text:p>26</text:p>
          </table:table-cell>
          <table:table-cell table:style-name="ce134" office:value-type="string" calcext:value-type="string">
            <text:p>cahier</text:p>
          </table:table-cell>
          <table:table-cell table:style-name="ce136" office:value-type="string" calcext:value-type="string">
            <text:p>modco_sacjaune,modco_bacjaune</text:p>
          </table:table-cell>
          <table:table-cell table:style-name="ce133"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7" calcext:value-type="float">
            <text:p>27</text:p>
          </table:table-cell>
          <table:table-cell table:style-name="ce134" office:value-type="string" calcext:value-type="string">
            <text:p>canette</text:p>
          </table:table-cell>
          <table:table-cell table:style-name="ce136" office:value-type="string" calcext:value-type="string">
            <text:p>modco_sacjaune,modco_bacjaune</text:p>
          </table:table-cell>
          <table:table-cell table:style-name="ce133"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8" calcext:value-type="float">
            <text:p>28</text:p>
          </table:table-cell>
          <table:table-cell table:style-name="ce134" office:value-type="string" calcext:value-type="string">
            <text:p>carton (petit ou grand)</text:p>
          </table:table-cell>
          <table:table-cell table:style-name="ce136" office:value-type="string" calcext:value-type="string">
            <text:p>modco_sacjaune,modco_bacjaune</text:p>
          </table:table-cell>
          <table:table-cell table:style-name="ce133"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2 fois cartons !</text:p>
          </table:table-cell>
        </table:table-row>
        <table:table-row table:style-name="ro1">
          <table:table-cell table:style-name="ce133" office:value-type="float" office:value="29" calcext:value-type="float">
            <text:p>29</text:p>
          </table:table-cell>
          <table:table-cell table:style-name="ce134" office:value-type="string" calcext:value-type="string">
            <text:p>enveloppe</text:p>
          </table:table-cell>
          <table:table-cell table:style-name="ce136" office:value-type="string" calcext:value-type="string">
            <text:p>modco_sacjaune,modco_bacjaune</text:p>
          </table:table-cell>
          <table:table-cell table:style-name="ce133"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0" calcext:value-type="float">
            <text:p>30</text:p>
          </table:table-cell>
          <table:table-cell table:style-name="ce134" office:value-type="string" calcext:value-type="string">
            <text:p>flacon produit ménager vide</text:p>
          </table:table-cell>
          <table:table-cell table:style-name="ce136" office:value-type="string" calcext:value-type="string">
            <text:p>modco_sacjaune,modco_bacjaune</text:p>
          </table:table-cell>
          <table:table-cell table:style-name="ce133"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1" calcext:value-type="float">
            <text:p>31</text:p>
          </table:table-cell>
          <table:table-cell table:style-name="ce134" office:value-type="string" calcext:value-type="string">
            <text:p>flacon en plastique</text:p>
          </table:table-cell>
          <table:table-cell table:style-name="ce136" office:value-type="string" calcext:value-type="string">
            <text:p>modco_sacjaune,modco_bacjaune</text:p>
          </table:table-cell>
          <table:table-cell table:style-name="ce133"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2" calcext:value-type="float">
            <text:p>32</text:p>
          </table:table-cell>
          <table:table-cell table:style-name="ce134" office:value-type="string" calcext:value-type="string">
            <text:p>livre</text:p>
          </table:table-cell>
          <table:table-cell table:style-name="ce136" office:value-type="string" calcext:value-type="string">
            <text:p>modco_sacjaune,modco_bacjaune</text:p>
          </table:table-cell>
          <table:table-cell table:style-name="ce133"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3" calcext:value-type="float">
            <text:p>33</text:p>
          </table:table-cell>
          <table:table-cell table:style-name="ce134" office:value-type="string" calcext:value-type="string">
            <text:p>magazine, revue,</text:p>
          </table:table-cell>
          <table:table-cell table:style-name="ce136" office:value-type="string" calcext:value-type="string">
            <text:p>modco_sacjaune,modco_bacjaune</text:p>
          </table:table-cell>
          <table:table-cell table:style-name="ce133"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4" calcext:value-type="float">
            <text:p>34</text:p>
          </table:table-cell>
          <table:table-cell table:style-name="ce134" office:value-type="string" calcext:value-type="string">
            <text:p>papier</text:p>
          </table:table-cell>
          <table:table-cell table:style-name="ce136" office:value-type="string" calcext:value-type="string">
            <text:p>modco_sacjaune,modco_bacjaune</text:p>
          </table:table-cell>
          <table:table-cell table:style-name="ce133"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5" calcext:value-type="float">
            <text:p>35</text:p>
          </table:table-cell>
          <table:table-cell table:style-name="ce134" office:value-type="string" calcext:value-type="string">
            <text:p>sac en papier</text:p>
          </table:table-cell>
          <table:table-cell table:style-name="ce136" office:value-type="string" calcext:value-type="string">
            <text:p>modco_sacjaune,modco_bacjaune</text:p>
          </table:table-cell>
          <table:table-cell table:style-name="ce133"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6" calcext:value-type="float">
            <text:p>36</text:p>
          </table:table-cell>
          <table:table-cell table:style-name="ce134" office:value-type="string" calcext:value-type="string">
            <text:p>ampoule classique</text:p>
          </table:table-cell>
          <table:table-cell table:style-name="ce136" office:value-type="string" calcext:value-type="string">
            <text:p>modco_sacbleu,modco_bacbleu</text:p>
          </table:table-cell>
          <table:table-cell table:style-name="ce133"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bleu (bac ou sac à déchets non recyclables)</text:p>
          </table:table-cell>
        </table:table-row>
        <table:table-row table:style-name="ro1">
          <table:table-cell table:style-name="ce133" office:value-type="float" office:value="37" calcext:value-type="float">
            <text:p>37</text:p>
          </table:table-cell>
          <table:table-cell table:style-name="ce134" office:value-type="string" calcext:value-type="string">
            <text:p>assiette</text:p>
          </table:table-cell>
          <table:table-cell table:style-name="ce136" office:value-type="string" calcext:value-type="string">
            <text:p>modco_sacbleu,modco_bacbleu</text:p>
          </table:table-cell>
          <table:table-cell table:style-name="ce133"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8" calcext:value-type="float">
            <text:p>38</text:p>
          </table:table-cell>
          <table:table-cell table:style-name="ce134" office:value-type="string" calcext:value-type="string">
            <text:p>barquette plastique</text:p>
          </table:table-cell>
          <table:table-cell table:style-name="ce136" office:value-type="string" calcext:value-type="string">
            <text:p>modco_sacbleu,modco_bacbleu</text:p>
          </table:table-cell>
          <table:table-cell table:style-name="ce133"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9" calcext:value-type="float">
            <text:p>39</text:p>
          </table:table-cell>
          <table:table-cell table:style-name="ce134" office:value-type="string" calcext:value-type="string">
            <text:p>barquette polystyrène</text:p>
          </table:table-cell>
          <table:table-cell table:style-name="ce136" office:value-type="string" calcext:value-type="string">
            <text:p>modco_sacbleu,modco_bacbleu</text:p>
          </table:table-cell>
          <table:table-cell table:style-name="ce133"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0" calcext:value-type="float">
            <text:p>40</text:p>
          </table:table-cell>
          <table:table-cell table:style-name="ce134" office:value-type="string" calcext:value-type="string">
            <text:p>bidon d’huile moteur vide</text:p>
          </table:table-cell>
          <table:table-cell table:style-name="ce136" office:value-type="string" calcext:value-type="string">
            <text:p>modco_sacbleu,modco_bacbleu</text:p>
          </table:table-cell>
          <table:table-cell table:style-name="ce133"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1" calcext:value-type="float">
            <text:p>41</text:p>
          </table:table-cell>
          <table:table-cell table:style-name="ce134" office:value-type="string" calcext:value-type="string">
            <text:p>boîte camembert en bois</text:p>
          </table:table-cell>
          <table:table-cell table:style-name="ce136" office:value-type="string" calcext:value-type="string">
            <text:p>modco_sacbleu,modco_bacbleu</text:p>
          </table:table-cell>
          <table:table-cell table:style-name="ce133"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2" calcext:value-type="float">
            <text:p>42</text:p>
          </table:table-cell>
          <table:table-cell table:style-name="ce134" office:value-type="string" calcext:value-type="string">
            <text:p>boîte à œuf en plastique</text:p>
          </table:table-cell>
          <table:table-cell table:style-name="ce136" office:value-type="string" calcext:value-type="string">
            <text:p>modco_sacbleu,modco_bacbleu</text:p>
          </table:table-cell>
          <table:table-cell table:style-name="ce133"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3" calcext:value-type="float">
            <text:p>43</text:p>
          </table:table-cell>
          <table:table-cell table:style-name="ce134" office:value-type="string" calcext:value-type="string">
            <text:p>CD/DVD/K7</text:p>
          </table:table-cell>
          <table:table-cell table:style-name="ce136" office:value-type="string" calcext:value-type="string">
            <text:p>modco_sacbleu,modco_bacbleu</text:p>
          </table:table-cell>
          <table:table-cell table:style-name="ce133"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4" calcext:value-type="float">
            <text:p>44</text:p>
          </table:table-cell>
          <table:table-cell table:style-name="ce134" office:value-type="string" calcext:value-type="string">
            <text:p>classeur</text:p>
          </table:table-cell>
          <table:table-cell table:style-name="ce136" office:value-type="string" calcext:value-type="string">
            <text:p>modco_sacbleu,modco_bacbleu</text:p>
          </table:table-cell>
          <table:table-cell table:style-name="ce133"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5" calcext:value-type="float">
            <text:p>45</text:p>
          </table:table-cell>
          <table:table-cell table:style-name="ce134" office:value-type="string" calcext:value-type="string">
            <text:p>coton tige</text:p>
          </table:table-cell>
          <table:table-cell table:style-name="ce136" office:value-type="string" calcext:value-type="string">
            <text:p>modco_sacbleu,modco_bacbleu</text:p>
          </table:table-cell>
          <table:table-cell table:style-name="ce133"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6" calcext:value-type="float">
            <text:p>46</text:p>
          </table:table-cell>
          <table:table-cell table:style-name="ce134" office:value-type="string" calcext:value-type="string">
            <text:p>couche bébé</text:p>
          </table:table-cell>
          <table:table-cell table:style-name="ce136" office:value-type="string" calcext:value-type="string">
            <text:p>modco_sacbleu,modco_bacbleu</text:p>
          </table:table-cell>
          <table:table-cell table:style-name="ce133"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7" calcext:value-type="float">
            <text:p>47</text:p>
          </table:table-cell>
          <table:table-cell table:style-name="ce134" office:value-type="string" calcext:value-type="string">
            <text:p>dentifrice (tube)</text:p>
          </table:table-cell>
          <table:table-cell table:style-name="ce136" office:value-type="string" calcext:value-type="string">
            <text:p>modco_sacbleu,modco_bacbleu</text:p>
          </table:table-cell>
          <table:table-cell table:style-name="ce133"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8" calcext:value-type="float">
            <text:p>48</text:p>
          </table:table-cell>
          <table:table-cell table:style-name="ce134" office:value-type="string" calcext:value-type="string">
            <text:p>épluchures / reste de repas</text:p>
          </table:table-cell>
          <table:table-cell table:style-name="ce136" office:value-type="string" calcext:value-type="string">
            <text:p>modco_sacbleu,modco_bacbleu</text:p>
          </table:table-cell>
          <table:table-cell table:style-name="ce133"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9" calcext:value-type="float">
            <text:p>49</text:p>
          </table:table-cell>
          <table:table-cell table:style-name="ce134" office:value-type="string" calcext:value-type="string">
            <text:p>film plastique</text:p>
          </table:table-cell>
          <table:table-cell table:style-name="ce136" office:value-type="string" calcext:value-type="string">
            <text:p>modco_sacbleu,modco_bacbleu</text:p>
          </table:table-cell>
          <table:table-cell table:style-name="ce133"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0" calcext:value-type="float">
            <text:p>50</text:p>
          </table:table-cell>
          <table:table-cell table:style-name="ce134" office:value-type="string" calcext:value-type="string">
            <text:p>gobelet plastique</text:p>
          </table:table-cell>
          <table:table-cell table:style-name="ce136" office:value-type="string" calcext:value-type="string">
            <text:p>modco_sacbleu,modco_bacbleu</text:p>
          </table:table-cell>
          <table:table-cell table:style-name="ce133"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1" calcext:value-type="float">
            <text:p>51</text:p>
          </table:table-cell>
          <table:table-cell table:style-name="ce134" office:value-type="string" calcext:value-type="string">
            <text:p>jouet (petit)</text:p>
          </table:table-cell>
          <table:table-cell table:style-name="ce136" office:value-type="string" calcext:value-type="string">
            <text:p>modco_sacbleu,modco_bacbleu</text:p>
          </table:table-cell>
          <table:table-cell table:style-name="ce133"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2" calcext:value-type="float">
            <text:p>52</text:p>
          </table:table-cell>
          <table:table-cell table:style-name="ce134" office:value-type="string" calcext:value-type="string">
            <text:p>laine</text:p>
          </table:table-cell>
          <table:table-cell table:style-name="ce136" office:value-type="string" calcext:value-type="string">
            <text:p>modco_sacbleu,modco_bacbleu</text:p>
          </table:table-cell>
          <table:table-cell table:style-name="ce133"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3" calcext:value-type="float">
            <text:p>53</text:p>
          </table:table-cell>
          <table:table-cell table:style-name="ce134" office:value-type="string" calcext:value-type="string">
            <text:p>litière pour animaux</text:p>
          </table:table-cell>
          <table:table-cell table:style-name="ce136" office:value-type="string" calcext:value-type="string">
            <text:p>modco_sacbleu,modco_bacbleu</text:p>
          </table:table-cell>
          <table:table-cell table:style-name="ce133"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4" calcext:value-type="float">
            <text:p>54</text:p>
          </table:table-cell>
          <table:table-cell table:style-name="ce134" office:value-type="string" calcext:value-type="string">
            <text:p>papier absorbant</text:p>
          </table:table-cell>
          <table:table-cell table:style-name="ce136" office:value-type="string" calcext:value-type="string">
            <text:p>modco_sacbleu,modco_bacbleu</text:p>
          </table:table-cell>
          <table:table-cell table:style-name="ce133"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5" calcext:value-type="float">
            <text:p>55</text:p>
          </table:table-cell>
          <table:table-cell table:style-name="ce134" office:value-type="string" calcext:value-type="string">
            <text:p>papier aluminium</text:p>
          </table:table-cell>
          <table:table-cell table:style-name="ce136" office:value-type="string" calcext:value-type="string">
            <text:p>modco_sacbleu,modco_bacbleu</text:p>
          </table:table-cell>
          <table:table-cell table:style-name="ce133"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6" calcext:value-type="float">
            <text:p>56</text:p>
          </table:table-cell>
          <table:table-cell table:style-name="ce134" office:value-type="string" calcext:value-type="string">
            <text:p>papier cadeau</text:p>
          </table:table-cell>
          <table:table-cell table:style-name="ce136" office:value-type="string" calcext:value-type="string">
            <text:p>modco_sacbleu,modco_bacbleu</text:p>
          </table:table-cell>
          <table:table-cell table:style-name="ce133"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7" calcext:value-type="float">
            <text:p>57</text:p>
          </table:table-cell>
          <table:table-cell table:style-name="ce134" office:value-type="string" calcext:value-type="string">
            <text:p>papier peint</text:p>
          </table:table-cell>
          <table:table-cell table:style-name="ce136" office:value-type="string" calcext:value-type="string">
            <text:p>modco_sacbleu,modco_bacbleu</text:p>
          </table:table-cell>
          <table:table-cell table:style-name="ce133"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8" calcext:value-type="float">
            <text:p>58</text:p>
          </table:table-cell>
          <table:table-cell table:style-name="ce134" office:value-type="string" calcext:value-type="string">
            <text:p>polystyrène</text:p>
          </table:table-cell>
          <table:table-cell table:style-name="ce136" office:value-type="string" calcext:value-type="string">
            <text:p>modco_sacbleu,modco_bacbleu</text:p>
          </table:table-cell>
          <table:table-cell table:style-name="ce133"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9" calcext:value-type="float">
            <text:p>59</text:p>
          </table:table-cell>
          <table:table-cell table:style-name="ce134" office:value-type="string" calcext:value-type="string">
            <text:p>pot de crème fraîche</text:p>
          </table:table-cell>
          <table:table-cell table:style-name="ce136" office:value-type="string" calcext:value-type="string">
            <text:p>modco_sacbleu,modco_bacbleu</text:p>
          </table:table-cell>
          <table:table-cell table:style-name="ce133"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0" calcext:value-type="float">
            <text:p>60</text:p>
          </table:table-cell>
          <table:table-cell table:style-name="ce134" office:value-type="string" calcext:value-type="string">
            <text:p>pot de yaourt</text:p>
          </table:table-cell>
          <table:table-cell table:style-name="ce136" office:value-type="string" calcext:value-type="string">
            <text:p>modco_sacbleu,modco_bacbleu</text:p>
          </table:table-cell>
          <table:table-cell table:style-name="ce133"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1" calcext:value-type="float">
            <text:p>61</text:p>
          </table:table-cell>
          <table:table-cell table:style-name="ce134" office:value-type="string" calcext:value-type="string">
            <text:p>poterie</text:p>
          </table:table-cell>
          <table:table-cell table:style-name="ce136" office:value-type="string" calcext:value-type="string">
            <text:p>modco_sacbleu,modco_bacbleu</text:p>
          </table:table-cell>
          <table:table-cell table:style-name="ce133"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2" calcext:value-type="float">
            <text:p>62</text:p>
          </table:table-cell>
          <table:table-cell table:style-name="ce134" office:value-type="string" calcext:value-type="string">
            <text:p>produits de beauté</text:p>
          </table:table-cell>
          <table:table-cell table:style-name="ce136" office:value-type="string" calcext:value-type="string">
            <text:p>modco_sacbleu,modco_bacbleu</text:p>
          </table:table-cell>
          <table:table-cell table:style-name="ce133"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3" calcext:value-type="float">
            <text:p>63</text:p>
          </table:table-cell>
          <table:table-cell table:style-name="ce134" office:value-type="string" calcext:value-type="string">
            <text:p>rasoir jetable</text:p>
          </table:table-cell>
          <table:table-cell table:style-name="ce136" office:value-type="string" calcext:value-type="string">
            <text:p>modco_sacbleu,modco_bacbleu</text:p>
          </table:table-cell>
          <table:table-cell table:style-name="ce133"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4" calcext:value-type="float">
            <text:p>64</text:p>
          </table:table-cell>
          <table:table-cell table:style-name="ce134" office:value-type="string" calcext:value-type="string">
            <text:p>restes de repas</text:p>
          </table:table-cell>
          <table:table-cell table:style-name="ce136" office:value-type="string" calcext:value-type="string">
            <text:p>modco_sacbleu,modco_bacbleu</text:p>
          </table:table-cell>
          <table:table-cell table:style-name="ce133"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5" calcext:value-type="float">
            <text:p>65</text:p>
          </table:table-cell>
          <table:table-cell table:style-name="ce134" office:value-type="string" calcext:value-type="string">
            <text:p>sac plastique</text:p>
          </table:table-cell>
          <table:table-cell table:style-name="ce136" office:value-type="string" calcext:value-type="string">
            <text:p>modco_sacbleu,modco_bacbleu</text:p>
          </table:table-cell>
          <table:table-cell table:style-name="ce133"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6" calcext:value-type="float">
            <text:p>66</text:p>
          </table:table-cell>
          <table:table-cell table:style-name="ce134" office:value-type="string" calcext:value-type="string">
            <text:p>stylo</text:p>
          </table:table-cell>
          <table:table-cell table:style-name="ce136" office:value-type="string" calcext:value-type="string">
            <text:p>modco_sacbleu,modco_bacbleu</text:p>
          </table:table-cell>
          <table:table-cell table:style-name="ce133"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7" calcext:value-type="float">
            <text:p>67</text:p>
          </table:table-cell>
          <table:table-cell table:style-name="ce134" office:value-type="string" calcext:value-type="string">
            <text:p>tube (crème, dentifrice)</text:p>
          </table:table-cell>
          <table:table-cell table:style-name="ce136" office:value-type="string" calcext:value-type="string">
            <text:p>modco_sacbleu,modco_bacbleu</text:p>
          </table:table-cell>
          <table:table-cell table:style-name="ce133"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8" calcext:value-type="float">
            <text:p>68</text:p>
          </table:table-cell>
          <table:table-cell table:style-name="ce134" office:value-type="string" calcext:value-type="string">
            <text:p>tuyau arrosage</text:p>
          </table:table-cell>
          <table:table-cell table:style-name="ce136" office:value-type="string" calcext:value-type="string">
            <text:p>modco_sacbleu,modco_bacbleu</text:p>
          </table:table-cell>
          <table:table-cell table:style-name="ce133"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9" calcext:value-type="float">
            <text:p>69</text:p>
          </table:table-cell>
          <table:table-cell table:style-name="ce134" office:value-type="string" calcext:value-type="string">
            <text:p>ustensile de cuisine</text:p>
          </table:table-cell>
          <table:table-cell table:style-name="ce136" office:value-type="string" calcext:value-type="string">
            <text:p>modco_sacbleu,modco_bacbleu</text:p>
          </table:table-cell>
          <table:table-cell table:style-name="ce133"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0" calcext:value-type="float">
            <text:p>70</text:p>
          </table:table-cell>
          <table:table-cell table:style-name="ce134" office:value-type="string" calcext:value-type="string">
            <text:p>vêtement en mauvais état</text:p>
          </table:table-cell>
          <table:table-cell table:style-name="ce136" office:value-type="string" calcext:value-type="string">
            <text:p>modco_sacbleu,modco_bacbleu</text:p>
          </table:table-cell>
          <table:table-cell table:style-name="ce133"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1" calcext:value-type="float">
            <text:p>71</text:p>
          </table:table-cell>
          <table:table-cell table:style-name="ce134" office:value-type="string" calcext:value-type="string">
            <text:p>appareil électroménager</text:p>
          </table:table-cell>
          <table:table-cell table:style-name="ce133" office:value-type="string" calcext:value-type="string">
            <text:p>modco_decheterie</text:p>
          </table:table-cell>
          <table:table-cell table:style-name="ce133"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violet (déchèterie)</text:p>
          </table:table-cell>
        </table:table-row>
        <table:table-row table:style-name="ro1">
          <table:table-cell table:style-name="ce133" office:value-type="float" office:value="72" calcext:value-type="float">
            <text:p>72</text:p>
          </table:table-cell>
          <table:table-cell table:style-name="ce134" office:value-type="string" calcext:value-type="string">
            <text:p>assiette</text:p>
          </table:table-cell>
          <table:table-cell table:style-name="ce133" office:value-type="string" calcext:value-type="string">
            <text:p>modco_decheterie</text:p>
          </table:table-cell>
          <table:table-cell table:style-name="ce133"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3" calcext:value-type="float">
            <text:p>73</text:p>
          </table:table-cell>
          <table:table-cell table:style-name="ce134" office:value-type="string" calcext:value-type="string">
            <text:p>batterie de voiture</text:p>
          </table:table-cell>
          <table:table-cell table:style-name="ce133" office:value-type="string" calcext:value-type="string">
            <text:p>modco_decheterie</text:p>
          </table:table-cell>
          <table:table-cell table:style-name="ce133"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4" calcext:value-type="float">
            <text:p>74</text:p>
          </table:table-cell>
          <table:table-cell table:style-name="ce134" office:value-type="string" calcext:value-type="string">
            <text:p>bocal en verre</text:p>
          </table:table-cell>
          <table:table-cell table:style-name="ce133" office:value-type="string" calcext:value-type="string">
            <text:p>modco_decheterie</text:p>
          </table:table-cell>
          <table:table-cell table:style-name="ce133"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5" calcext:value-type="float">
            <text:p>75</text:p>
          </table:table-cell>
          <table:table-cell table:style-name="ce134" office:value-type="string" calcext:value-type="string">
            <text:p>bouteille d'huile en verre</text:p>
          </table:table-cell>
          <table:table-cell table:style-name="ce133" office:value-type="string" calcext:value-type="string">
            <text:p>modco_decheterie</text:p>
          </table:table-cell>
          <table:table-cell table:style-name="ce133"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6" calcext:value-type="float">
            <text:p>76</text:p>
          </table:table-cell>
          <table:table-cell table:style-name="ce134" office:value-type="string" calcext:value-type="string">
            <text:p>bouteille en verre</text:p>
          </table:table-cell>
          <table:table-cell table:style-name="ce133" office:value-type="string" calcext:value-type="string">
            <text:p>modco_decheterie</text:p>
          </table:table-cell>
          <table:table-cell table:style-name="ce133"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7" calcext:value-type="float">
            <text:p>77</text:p>
          </table:table-cell>
          <table:table-cell table:style-name="ce134" office:value-type="string" calcext:value-type="string">
            <text:p>branchage</text:p>
          </table:table-cell>
          <table:table-cell table:style-name="ce133" office:value-type="string" calcext:value-type="string">
            <text:p>modco_decheterie</text:p>
          </table:table-cell>
          <table:table-cell table:style-name="ce133"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8" calcext:value-type="float">
            <text:p>78</text:p>
          </table:table-cell>
          <table:table-cell table:style-name="ce134" office:value-type="string" calcext:value-type="string">
            <text:p>cagette bois</text:p>
          </table:table-cell>
          <table:table-cell table:style-name="ce133" office:value-type="string" calcext:value-type="string">
            <text:p>modco_decheterie</text:p>
          </table:table-cell>
          <table:table-cell table:style-name="ce133"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9" calcext:value-type="float">
            <text:p>79</text:p>
          </table:table-cell>
          <table:table-cell table:style-name="ce134" office:value-type="string" calcext:value-type="string">
            <text:p>carton (petit ou grand)</text:p>
          </table:table-cell>
          <table:table-cell table:style-name="ce133" office:value-type="string" calcext:value-type="string">
            <text:p>modco_decheterie</text:p>
          </table:table-cell>
          <table:table-cell table:style-name="ce133"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0" calcext:value-type="float">
            <text:p>80</text:p>
          </table:table-cell>
          <table:table-cell table:style-name="ce134" office:value-type="string" calcext:value-type="string">
            <text:p>cartouche d'encre</text:p>
          </table:table-cell>
          <table:table-cell table:style-name="ce133" office:value-type="string" calcext:value-type="string">
            <text:p>modco_decheterie</text:p>
          </table:table-cell>
          <table:table-cell table:style-name="ce133"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1" calcext:value-type="float">
            <text:p>81</text:p>
          </table:table-cell>
          <table:table-cell table:style-name="ce134" office:value-type="string" calcext:value-type="string">
            <text:p>CD/DVD/K7</text:p>
          </table:table-cell>
          <table:table-cell table:style-name="ce133" office:value-type="string" calcext:value-type="string">
            <text:p>modco_decheterie</text:p>
          </table:table-cell>
          <table:table-cell table:style-name="ce133"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2" calcext:value-type="float">
            <text:p>82</text:p>
          </table:table-cell>
          <table:table-cell table:style-name="ce134" office:value-type="string" calcext:value-type="string">
            <text:p>faïence</text:p>
          </table:table-cell>
          <table:table-cell table:style-name="ce133" office:value-type="string" calcext:value-type="string">
            <text:p>modco_decheterie</text:p>
          </table:table-cell>
          <table:table-cell table:style-name="ce133"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3" calcext:value-type="float">
            <text:p>83</text:p>
          </table:table-cell>
          <table:table-cell table:style-name="ce134" office:value-type="string" calcext:value-type="string">
            <text:p>feuillage</text:p>
          </table:table-cell>
          <table:table-cell table:style-name="ce133" office:value-type="string" calcext:value-type="string">
            <text:p>modco_decheterie</text:p>
          </table:table-cell>
          <table:table-cell table:style-name="ce133"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4" calcext:value-type="float">
            <text:p>84</text:p>
          </table:table-cell>
          <table:table-cell table:style-name="ce134" office:value-type="string" calcext:value-type="string">
            <text:p>gavon</text:p>
          </table:table-cell>
          <table:table-cell table:style-name="ce133" office:value-type="string" calcext:value-type="string">
            <text:p>modco_decheterie</text:p>
          </table:table-cell>
          <table:table-cell table:style-name="ce133"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5" calcext:value-type="float">
            <text:p>85</text:p>
          </table:table-cell>
          <table:table-cell table:style-name="ce134" office:value-type="string" calcext:value-type="string">
            <text:p>gravats</text:p>
          </table:table-cell>
          <table:table-cell table:style-name="ce133" office:value-type="string" calcext:value-type="string">
            <text:p>modco_decheterie</text:p>
          </table:table-cell>
          <table:table-cell table:style-name="ce133"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6" calcext:value-type="float">
            <text:p>86</text:p>
          </table:table-cell>
          <table:table-cell table:style-name="ce134" office:value-type="string" calcext:value-type="string">
            <text:p>grillage</text:p>
          </table:table-cell>
          <table:table-cell table:style-name="ce133" office:value-type="string" calcext:value-type="string">
            <text:p>modco_decheterie</text:p>
          </table:table-cell>
          <table:table-cell table:style-name="ce133"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7" calcext:value-type="float">
            <text:p>87</text:p>
          </table:table-cell>
          <table:table-cell table:style-name="ce134" office:value-type="string" calcext:value-type="string">
            <text:p>huile de vidange</text:p>
          </table:table-cell>
          <table:table-cell table:style-name="ce133" office:value-type="string" calcext:value-type="string">
            <text:p>modco_decheterie</text:p>
          </table:table-cell>
          <table:table-cell table:style-name="ce133"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8" calcext:value-type="float">
            <text:p>88</text:p>
          </table:table-cell>
          <table:table-cell table:style-name="ce134" office:value-type="string" calcext:value-type="string">
            <text:p>jouet (volumineux)</text:p>
          </table:table-cell>
          <table:table-cell table:style-name="ce133" office:value-type="string" calcext:value-type="string">
            <text:p>modco_decheterie</text:p>
          </table:table-cell>
          <table:table-cell table:style-name="ce133"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9" calcext:value-type="float">
            <text:p>89</text:p>
          </table:table-cell>
          <table:table-cell table:style-name="ce134" office:value-type="string" calcext:value-type="string">
            <text:p>laine de verre</text:p>
          </table:table-cell>
          <table:table-cell table:style-name="ce133" office:value-type="string" calcext:value-type="string">
            <text:p>modco_decheterie</text:p>
          </table:table-cell>
          <table:table-cell table:style-name="ce133"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0" calcext:value-type="float">
            <text:p>90</text:p>
          </table:table-cell>
          <table:table-cell table:style-name="ce134" office:value-type="string" calcext:value-type="string">
            <text:p>litière pour animaux</text:p>
          </table:table-cell>
          <table:table-cell table:style-name="ce133" office:value-type="string" calcext:value-type="string">
            <text:p>modco_decheterie</text:p>
          </table:table-cell>
          <table:table-cell table:style-name="ce133"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1" calcext:value-type="float">
            <text:p>91</text:p>
          </table:table-cell>
          <table:table-cell table:style-name="ce134" office:value-type="string" calcext:value-type="string">
            <text:p>matelas</text:p>
          </table:table-cell>
          <table:table-cell table:style-name="ce133" office:value-type="string" calcext:value-type="string">
            <text:p>modco_decheterie</text:p>
          </table:table-cell>
          <table:table-cell table:style-name="ce133"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2" calcext:value-type="float">
            <text:p>92</text:p>
          </table:table-cell>
          <table:table-cell table:style-name="ce134" office:value-type="string" calcext:value-type="string">
            <text:p>meuble</text:p>
          </table:table-cell>
          <table:table-cell table:style-name="ce133" office:value-type="string" calcext:value-type="string">
            <text:p>modco_decheterie</text:p>
          </table:table-cell>
          <table:table-cell table:style-name="ce133"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3" calcext:value-type="float">
            <text:p>93</text:p>
          </table:table-cell>
          <table:table-cell table:style-name="ce134" office:value-type="string" calcext:value-type="string">
            <text:p>miroir</text:p>
          </table:table-cell>
          <table:table-cell table:style-name="ce133" office:value-type="string" calcext:value-type="string">
            <text:p>modco_decheterie</text:p>
          </table:table-cell>
          <table:table-cell table:style-name="ce133"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4" calcext:value-type="float">
            <text:p>94</text:p>
          </table:table-cell>
          <table:table-cell table:style-name="ce134" office:value-type="string" calcext:value-type="string">
            <text:p>moquette</text:p>
          </table:table-cell>
          <table:table-cell table:style-name="ce133" office:value-type="string" calcext:value-type="string">
            <text:p>modco_decheterie</text:p>
          </table:table-cell>
          <table:table-cell table:style-name="ce133"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5" calcext:value-type="float">
            <text:p>95</text:p>
          </table:table-cell>
          <table:table-cell table:style-name="ce134" office:value-type="string" calcext:value-type="string">
            <text:p>objet en terre cuite</text:p>
          </table:table-cell>
          <table:table-cell table:style-name="ce133" office:value-type="string" calcext:value-type="string">
            <text:p>modco_decheterie</text:p>
          </table:table-cell>
          <table:table-cell table:style-name="ce133"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6" calcext:value-type="float">
            <text:p>96</text:p>
          </table:table-cell>
          <table:table-cell table:style-name="ce134" office:value-type="string" calcext:value-type="string">
            <text:p>ordinateur</text:p>
          </table:table-cell>
          <table:table-cell table:style-name="ce133" office:value-type="string" calcext:value-type="string">
            <text:p>modco_decheterie</text:p>
          </table:table-cell>
          <table:table-cell table:style-name="ce133"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7" calcext:value-type="float">
            <text:p>97</text:p>
          </table:table-cell>
          <table:table-cell table:style-name="ce134" office:value-type="string" calcext:value-type="string">
            <text:p>planche de bois</text:p>
          </table:table-cell>
          <table:table-cell table:style-name="ce133" office:value-type="string" calcext:value-type="string">
            <text:p>modco_decheterie</text:p>
          </table:table-cell>
          <table:table-cell table:style-name="ce133"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8" calcext:value-type="float">
            <text:p>98</text:p>
          </table:table-cell>
          <table:table-cell table:style-name="ce134" office:value-type="string" calcext:value-type="string">
            <text:p>plante</text:p>
          </table:table-cell>
          <table:table-cell table:style-name="ce133" office:value-type="string" calcext:value-type="string">
            <text:p>modco_decheterie</text:p>
          </table:table-cell>
          <table:table-cell table:style-name="ce138" office:value-type="string" calcext:value-type="string">
            <text:p>modco_decheterie,modco_ecopoint</text:p>
          </table:table-cell>
          <table:table-cell table:number-columns-repeated="2" office:value-type="string" calcext:value-type="string">
            <text:p><text:s/></text:p>
          </table:table-cell>
          <table:table-cell table:style-name="ce139"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9" calcext:value-type="float">
            <text:p>99</text:p>
          </table:table-cell>
          <table:table-cell table:style-name="ce134" office:value-type="string" calcext:value-type="string">
            <text:p>pneu</text:p>
          </table:table-cell>
          <table:table-cell table:style-name="ce133" office:value-type="string" calcext:value-type="string">
            <text:p>modco_decheterie</text:p>
          </table:table-cell>
          <table:table-cell table:style-name="ce133"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0" calcext:value-type="float">
            <text:p>100</text:p>
          </table:table-cell>
          <table:table-cell table:style-name="ce134" office:value-type="string" calcext:value-type="string">
            <text:p>porcelaine</text:p>
          </table:table-cell>
          <table:table-cell table:style-name="ce133" office:value-type="string" calcext:value-type="string">
            <text:p>modco_decheterie</text:p>
          </table:table-cell>
          <table:table-cell table:style-name="ce133"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1" calcext:value-type="float">
            <text:p>101</text:p>
          </table:table-cell>
          <table:table-cell table:style-name="ce134" office:value-type="string" calcext:value-type="string">
            <text:p>poterie</text:p>
          </table:table-cell>
          <table:table-cell table:style-name="ce133" office:value-type="string" calcext:value-type="string">
            <text:p>modco_decheterie</text:p>
          </table:table-cell>
          <table:table-cell table:style-name="ce133"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2" calcext:value-type="float">
            <text:p>102</text:p>
          </table:table-cell>
          <table:table-cell table:style-name="ce134" office:value-type="string" calcext:value-type="string">
            <text:p>réfrigérateur</text:p>
          </table:table-cell>
          <table:table-cell table:style-name="ce133" office:value-type="string" calcext:value-type="string">
            <text:p>modco_decheterie</text:p>
          </table:table-cell>
          <table:table-cell table:style-name="ce133"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3" calcext:value-type="float">
            <text:p>103</text:p>
          </table:table-cell>
          <table:table-cell table:style-name="ce134" office:value-type="string" calcext:value-type="string">
            <text:p>taille d'arbre</text:p>
          </table:table-cell>
          <table:table-cell table:style-name="ce133" office:value-type="string" calcext:value-type="string">
            <text:p>modco_decheterie</text:p>
          </table:table-cell>
          <table:table-cell table:style-name="ce133"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4" calcext:value-type="float">
            <text:p>104</text:p>
          </table:table-cell>
          <table:table-cell table:style-name="ce134" office:value-type="string" calcext:value-type="string">
            <text:p>tuyau d'arrosage</text:p>
          </table:table-cell>
          <table:table-cell table:style-name="ce133" office:value-type="string" calcext:value-type="string">
            <text:p>modco_decheterie</text:p>
          </table:table-cell>
          <table:table-cell table:style-name="ce133"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5" calcext:value-type="float">
            <text:p>105</text:p>
          </table:table-cell>
          <table:table-cell table:style-name="ce134" office:value-type="string" calcext:value-type="string">
            <text:p>ustensile de cuisine</text:p>
          </table:table-cell>
          <table:table-cell table:style-name="ce133" office:value-type="string" calcext:value-type="string">
            <text:p>modco_decheterie</text:p>
          </table:table-cell>
          <table:table-cell table:style-name="ce133"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6" calcext:value-type="float">
            <text:p>106</text:p>
          </table:table-cell>
          <table:table-cell table:style-name="ce134" office:value-type="string" calcext:value-type="string">
            <text:p>vaisselle</text:p>
          </table:table-cell>
          <table:table-cell table:style-name="ce133" office:value-type="string" calcext:value-type="string">
            <text:p>modco_decheterie</text:p>
          </table:table-cell>
          <table:table-cell table:style-name="ce133"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7" calcext:value-type="float">
            <text:p>107</text:p>
          </table:table-cell>
          <table:table-cell table:style-name="ce134" office:value-type="string" calcext:value-type="string">
            <text:p>vélo</text:p>
          </table:table-cell>
          <table:table-cell table:style-name="ce133" office:value-type="string" calcext:value-type="string">
            <text:p>modco_decheterie</text:p>
          </table:table-cell>
          <table:table-cell table:style-name="ce133"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8" calcext:value-type="float">
            <text:p>108</text:p>
          </table:table-cell>
          <table:table-cell table:style-name="ce134" office:value-type="string" calcext:value-type="string">
            <text:p>vitre</text:p>
          </table:table-cell>
          <table:table-cell table:style-name="ce133" office:value-type="string" calcext:value-type="string">
            <text:p>modco_decheterie</text:p>
          </table:table-cell>
          <table:table-cell table:style-name="ce133"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9" calcext:value-type="float">
            <text:p>109</text:p>
          </table:table-cell>
          <table:table-cell table:style-name="ce134" office:value-type="string" calcext:value-type="string">
            <text:p>épluchures / restes de repas</text:p>
          </table:table-cell>
          <table:table-cell table:style-name="ce137" office:value-type="string" calcext:value-type="string">
            <text:p>modco_compostage</text:p>
          </table:table-cell>
          <table:table-cell table:style-name="ce133"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vert clair (compostage)</text:p>
          </table:table-cell>
        </table:table-row>
        <table:table-row table:style-name="ro1">
          <table:table-cell table:style-name="ce133" office:value-type="float" office:value="110" calcext:value-type="float">
            <text:p>110</text:p>
          </table:table-cell>
          <table:table-cell table:style-name="ce134" office:value-type="string" calcext:value-type="string">
            <text:p>feuillage</text:p>
          </table:table-cell>
          <table:table-cell table:style-name="ce137" office:value-type="string" calcext:value-type="string">
            <text:p>modco_compostage</text:p>
          </table:table-cell>
          <table:table-cell table:style-name="ce133"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1" calcext:value-type="float">
            <text:p>111</text:p>
          </table:table-cell>
          <table:table-cell table:style-name="ce134" office:value-type="string" calcext:value-type="string">
            <text:p>gazon</text:p>
          </table:table-cell>
          <table:table-cell table:style-name="ce137" office:value-type="string" calcext:value-type="string">
            <text:p>modco_compostage</text:p>
          </table:table-cell>
          <table:table-cell table:style-name="ce133"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2" calcext:value-type="float">
            <text:p>112</text:p>
          </table:table-cell>
          <table:table-cell table:style-name="ce134" office:value-type="string" calcext:value-type="string">
            <text:p>plante</text:p>
          </table:table-cell>
          <table:table-cell table:style-name="ce137" office:value-type="string" calcext:value-type="string">
            <text:p>modco_compostage</text:p>
          </table:table-cell>
          <table:table-cell table:style-name="ce133"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3" calcext:value-type="float">
            <text:p>113</text:p>
          </table:table-cell>
          <table:table-cell table:style-name="ce134" office:value-type="string" calcext:value-type="string">
            <text:p>restes de repas</text:p>
          </table:table-cell>
          <table:table-cell table:style-name="ce137" office:value-type="string" calcext:value-type="string">
            <text:p>modco_compostage</text:p>
          </table:table-cell>
          <table:table-cell table:style-name="ce133"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4" calcext:value-type="float">
            <text:p>114</text:p>
          </table:table-cell>
          <table:table-cell table:style-name="ce134" office:value-type="string" calcext:value-type="string">
            <text:p>taille d'arbre</text:p>
          </table:table-cell>
          <table:table-cell table:style-name="ce137" office:value-type="string" calcext:value-type="string">
            <text:p>modco_compostage</text:p>
          </table:table-cell>
          <table:table-cell table:style-name="ce133"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50">
          <table:table-cell table:style-name="ce133" office:value-type="float" office:value="115" calcext:value-type="float">
            <text:p>115</text:p>
          </table:table-cell>
          <table:table-cell table:style-name="ce134" office:value-type="string" calcext:value-type="string">
            <text:p>bocal en verre</text:p>
          </table:table-cell>
          <table:table-cell table:style-name="ce136" office:value-type="string" calcext:value-type="string">
            <text:p>modco_contverre</text:p>
          </table:table-cell>
          <table:table-cell table:style-name="ce133"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table:style-name="ce145" office:value-type="string" calcext:value-type="string">
            <text:p>vert foncé</text:p>
          </table:table-cell>
        </table:table-row>
        <table:table-row table:style-name="ro1">
          <table:table-cell table:style-name="ce133" office:value-type="float" office:value="116" calcext:value-type="float">
            <text:p>116</text:p>
          </table:table-cell>
          <table:table-cell table:style-name="ce134" office:value-type="string" calcext:value-type="string">
            <text:p>bouteille en verre</text:p>
          </table:table-cell>
          <table:table-cell table:style-name="ce136" office:value-type="string" calcext:value-type="string">
            <text:p>modco_contverre</text:p>
          </table:table-cell>
          <table:table-cell table:style-name="ce133"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7" calcext:value-type="float">
            <text:p>117</text:p>
          </table:table-cell>
          <table:table-cell table:style-name="ce134" office:value-type="string" calcext:value-type="string">
            <text:p>bouteille d'huile verre</text:p>
          </table:table-cell>
          <table:table-cell table:style-name="ce136" office:value-type="string" calcext:value-type="string">
            <text:p>modco_contverre</text:p>
          </table:table-cell>
          <table:table-cell table:style-name="ce133"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8" calcext:value-type="float">
            <text:p>118</text:p>
          </table:table-cell>
          <table:table-cell table:style-name="ce134" office:value-type="string" calcext:value-type="string">
            <text:p>pot en verre</text:p>
          </table:table-cell>
          <table:table-cell table:style-name="ce136" office:value-type="string" calcext:value-type="string">
            <text:p>modco_contverre</text:p>
          </table:table-cell>
          <table:table-cell table:style-name="ce133"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3" table:number-columns-repeated="4"/>
          <table:table-cell table:number-columns-repeated="2" office:value-type="string" calcext:value-type="string">
            <text:p><text:s/></text:p>
          </table:table-cell>
          <table:table-cell table:style-name="ce139" office:value-type="string" calcext:value-type="string">
            <text:p>]}</text:p>
          </table:table-cell>
          <table:table-cell table:number-columns-repeated="11"/>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4" table:number-columns-repeated="2" table:default-cell-style-name="Default"/>
        <table:table-column table:style-name="co155" table:default-cell-style-name="Default"/>
        <table:table-column table:style-name="co156" table:default-cell-style-name="Default"/>
        <table:table-column table:style-name="co10" table:default-cell-style-name="Default"/>
        <table:table-column table:style-name="co34" table:default-cell-style-name="Default"/>
        <table:table-column table:style-name="co157" table:default-cell-style-name="Default"/>
        <table:table-column table:style-name="co10" table:default-cell-style-name="Default"/>
        <table:table-column table:style-name="co158"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6">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3"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6">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3"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6">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6">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6">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6">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6">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2"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3"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2"/>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3"/>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0" table:number-columns-repeated="2" table:default-cell-style-name="Default"/>
        <table:table-column table:style-name="co163" table:default-cell-style-name="Default"/>
        <table:table-row table:style-name="ro1">
          <table:table-cell table:number-columns-repeated="7"/>
        </table:table-row>
        <table:table-row table:style-name="ro1">
          <table:table-cell office:value-type="string" calcext:value-type="string">
            <text:p><text:s/></text:p>
          </table:table-cell>
          <table:table-cell table:style-name="ce146"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2">
          <table:table-cell/>
          <table:table-cell table:style-name="ce14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49">
          <table:table-cell/>
          <table:table-cell table:style-name="ce14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1">
          <table:table-cell/>
          <table:table-cell table:style-name="ce14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7"/>
          <table:table-cell table:number-columns-repeated="5"/>
        </table:table-row>
        <table:table-row table:style-name="ro52">
          <table:table-cell/>
          <table:table-cell table:style-name="ce14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7"/>
          <table:table-cell table:number-columns-repeated="5"/>
        </table:table-row>
        <table:table-row table:style-name="ro1">
          <table:table-cell/>
          <table:table-cell table:style-name="ce148" office:value-type="string" calcext:value-type="string" table:number-columns-spanned="3" table:number-rows-spanned="1">
            <text:p>Les déchets verts</text:p>
          </table:table-cell>
          <table:covered-table-cell table:number-columns-repeated="2"/>
          <table:table-cell table:number-columns-repeated="3"/>
        </table:table-row>
        <table:table-row table:style-name="ro53">
          <table:table-cell/>
          <table:table-cell table:style-name="ce14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9"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4">
          <table:table-cell/>
          <table:table-cell table:style-name="ce14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49">
          <table:table-cell/>
          <table:table-cell table:style-name="ce150"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5">
          <table:table-cell/>
          <table:table-cell table:style-name="ce14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3">
          <table:table-cell/>
          <table:table-cell table:style-name="ce14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49">
          <table:table-cell/>
          <table:table-cell table:style-name="ce14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49">
          <table:table-cell/>
          <table:table-cell table:style-name="ce14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49">
          <table:table-cell/>
          <table:table-cell table:style-name="ce14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49">
          <table:table-cell/>
          <table:table-cell table:style-name="ce14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3">
          <table:table-cell/>
          <table:table-cell table:style-name="ce14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d'équipement électrique et électronique (D3E)</text:p>
          </table:table-cell>
          <table:covered-table-cell table:number-columns-repeated="2" table:style-name="ce151"/>
          <table:table-cell table:number-columns-repeated="3"/>
        </table:table-row>
        <table:table-row table:style-name="ro49">
          <table:table-cell/>
          <table:table-cell table:style-name="ce14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4"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2" office:value-type="string" calcext:value-type="string">
            <text:p>Allée Alain Gerbault</text:p>
          </table:table-cell>
          <table:table-cell table:number-columns-repeated="9"/>
        </table:table-row>
        <table:table-row table:style-name="ro1">
          <table:table-cell table:style-name="ce152" office:value-type="string" calcext:value-type="string">
            <text:p>Allée Alice Lauriol-Say</text:p>
          </table:table-cell>
          <table:table-cell table:number-columns-repeated="9"/>
        </table:table-row>
        <table:table-row table:style-name="ro1">
          <table:table-cell table:style-name="ce152" office:value-type="string" calcext:value-type="string">
            <text:p>Allée Baco</text:p>
          </table:table-cell>
          <table:table-cell table:number-columns-repeated="9"/>
        </table:table-row>
        <table:table-row table:style-name="ro1">
          <table:table-cell table:style-name="ce152" office:value-type="string" calcext:value-type="string">
            <text:p>Allée Baltard</text:p>
          </table:table-cell>
          <table:table-cell table:number-columns-repeated="9"/>
        </table:table-row>
        <table:table-row table:style-name="ro1">
          <table:table-cell table:style-name="ce152" office:value-type="string" calcext:value-type="string">
            <text:p>Allée Beau Rivage</text:p>
          </table:table-cell>
          <table:table-cell table:number-columns-repeated="9"/>
        </table:table-row>
        <table:table-row table:style-name="ro1">
          <table:table-cell table:style-name="ce152" office:value-type="string" calcext:value-type="string">
            <text:p>Allée Brancas</text:p>
          </table:table-cell>
          <table:table-cell table:number-columns-repeated="9"/>
        </table:table-row>
        <table:table-row table:style-name="ro1">
          <table:table-cell table:style-name="ce152" office:value-type="string" calcext:value-type="string">
            <text:p>Allée Brulebois</text:p>
          </table:table-cell>
          <table:table-cell table:number-columns-repeated="9"/>
        </table:table-row>
        <table:table-row table:style-name="ro1">
          <table:table-cell table:style-name="ce152" office:value-type="string" calcext:value-type="string">
            <text:p>Allée Cassard</text:p>
          </table:table-cell>
          <table:table-cell table:number-columns-repeated="9"/>
        </table:table-row>
        <table:table-row table:style-name="ro1">
          <table:table-cell table:style-name="ce152" office:value-type="string" calcext:value-type="string">
            <text:p>Allée Claude Cahun</text:p>
          </table:table-cell>
          <table:table-cell table:number-columns-repeated="9"/>
        </table:table-row>
        <table:table-row table:style-name="ro1">
          <table:table-cell table:style-name="ce152" office:value-type="string" calcext:value-type="string">
            <text:p>Allée Claude Cahun</text:p>
          </table:table-cell>
          <table:table-cell table:number-columns-repeated="9"/>
        </table:table-row>
        <table:table-row table:style-name="ro1">
          <table:table-cell table:style-name="ce152" office:value-type="string" calcext:value-type="string">
            <text:p>Allée Commandant Charcot</text:p>
          </table:table-cell>
          <table:table-cell table:number-columns-repeated="9"/>
        </table:table-row>
        <table:table-row table:style-name="ro1">
          <table:table-cell table:style-name="ce152" office:value-type="string" calcext:value-type="string">
            <text:p>Allée d'Erdre</text:p>
          </table:table-cell>
          <table:table-cell table:style-name="ce152"/>
          <table:table-cell table:number-columns-repeated="8"/>
        </table:table-row>
        <table:table-row table:style-name="ro1">
          <table:table-cell table:style-name="ce152" office:value-type="string" calcext:value-type="string">
            <text:p>Allée d'Orléans</text:p>
          </table:table-cell>
          <table:table-cell table:style-name="ce152"/>
          <table:table-cell table:number-columns-repeated="8"/>
        </table:table-row>
        <table:table-row table:style-name="ro1">
          <table:table-cell table:style-name="ce152" office:value-type="string" calcext:value-type="string">
            <text:p>Allée de Bannalec</text:p>
          </table:table-cell>
          <table:table-cell table:style-name="ce152"/>
          <table:table-cell table:number-columns-repeated="8"/>
        </table:table-row>
        <table:table-row table:style-name="ro1">
          <table:table-cell table:style-name="ce152" office:value-type="string" calcext:value-type="string">
            <text:p>Allée de Bénodet</text:p>
          </table:table-cell>
          <table:table-cell table:style-name="ce152"/>
          <table:table-cell table:number-columns-repeated="8"/>
        </table:table-row>
        <table:table-row table:style-name="ro1">
          <table:table-cell table:style-name="ce152" office:value-type="string" calcext:value-type="string">
            <text:p>Allée de Fouesnant</text:p>
          </table:table-cell>
          <table:table-cell table:style-name="ce152"/>
          <table:table-cell table:number-columns-repeated="8"/>
        </table:table-row>
        <table:table-row table:style-name="ro1">
          <table:table-cell table:style-name="ce152" office:value-type="string" calcext:value-type="string">
            <text:p>Allée de l'Aube</text:p>
          </table:table-cell>
          <table:table-cell table:style-name="ce152"/>
          <table:table-cell table:number-columns-repeated="8"/>
        </table:table-row>
        <table:table-row table:style-name="ro1">
          <table:table-cell table:style-name="ce152" office:value-type="string" calcext:value-type="string">
            <text:p>Allée de l'Embellie</text:p>
          </table:table-cell>
          <table:table-cell table:style-name="ce152"/>
          <table:table-cell table:number-columns-repeated="8"/>
        </table:table-row>
        <table:table-row table:style-name="ro1">
          <table:table-cell table:style-name="ce152" office:value-type="string" calcext:value-type="string">
            <text:p>Allée de l'Enfance</text:p>
          </table:table-cell>
          <table:table-cell table:style-name="ce152"/>
          <table:table-cell table:number-columns-repeated="8"/>
        </table:table-row>
        <table:table-row table:style-name="ro1">
          <table:table-cell table:style-name="ce152" office:value-type="string" calcext:value-type="string">
            <text:p>Allée de l'Ile Gloriette</text:p>
          </table:table-cell>
          <table:table-cell table:style-name="ce152"/>
          <table:table-cell table:number-columns-repeated="8"/>
        </table:table-row>
        <table:table-row table:style-name="ro1">
          <table:table-cell table:style-name="ce152" office:value-type="string" calcext:value-type="string">
            <text:p>Allée de l'Orée du Millau</text:p>
          </table:table-cell>
          <table:table-cell table:style-name="ce152"/>
          <table:table-cell table:number-columns-repeated="8"/>
        </table:table-row>
        <table:table-row table:style-name="ro1">
          <table:table-cell table:style-name="ce152" office:value-type="string" calcext:value-type="string">
            <text:p>Allée de la Bora</text:p>
          </table:table-cell>
          <table:table-cell table:style-name="ce152"/>
          <table:table-cell table:number-columns-repeated="8"/>
        </table:table-row>
        <table:table-row table:style-name="ro1">
          <table:table-cell table:style-name="ce152" office:value-type="string" calcext:value-type="string">
            <text:p>Allée de la Bourse</text:p>
          </table:table-cell>
          <table:table-cell table:style-name="ce152"/>
          <table:table-cell table:number-columns-repeated="8"/>
        </table:table-row>
        <table:table-row table:style-name="ro1">
          <table:table-cell table:style-name="ce152" office:value-type="string" calcext:value-type="string">
            <text:p>Allée de la Bouscarle de Cetti</text:p>
          </table:table-cell>
          <table:table-cell table:style-name="ce152"/>
          <table:table-cell table:number-columns-repeated="8"/>
        </table:table-row>
        <table:table-row table:style-name="ro1">
          <table:table-cell table:style-name="ce152" office:value-type="string" calcext:value-type="string">
            <text:p>Allée de la Brise</text:p>
          </table:table-cell>
          <table:table-cell table:style-name="ce152"/>
          <table:table-cell table:number-columns-repeated="8"/>
        </table:table-row>
        <table:table-row table:style-name="ro1">
          <table:table-cell table:style-name="ce152" office:value-type="string" calcext:value-type="string">
            <text:p>Allée de la Cigarière</text:p>
          </table:table-cell>
          <table:table-cell table:style-name="ce152"/>
          <table:table-cell table:number-columns-repeated="8"/>
        </table:table-row>
        <table:table-row table:style-name="ro1">
          <table:table-cell table:style-name="ce152" office:value-type="string" calcext:value-type="string">
            <text:p>Allée de la Cité</text:p>
          </table:table-cell>
          <table:table-cell table:style-name="ce152"/>
          <table:table-cell table:number-columns-repeated="8"/>
        </table:table-row>
        <table:table-row table:style-name="ro1">
          <table:table-cell table:style-name="ce152" office:value-type="string" calcext:value-type="string">
            <text:p>Allée de la Civelière</text:p>
          </table:table-cell>
          <table:table-cell table:style-name="ce152"/>
          <table:table-cell table:number-columns-repeated="8"/>
        </table:table-row>
        <table:table-row table:style-name="ro1">
          <table:table-cell table:style-name="ce152" office:value-type="string" calcext:value-type="string">
            <text:p>Allée de la Corolle</text:p>
          </table:table-cell>
          <table:table-cell table:style-name="ce152"/>
          <table:table-cell table:number-columns-repeated="8"/>
        </table:table-row>
        <table:table-row table:style-name="ro1">
          <table:table-cell table:style-name="ce152" office:value-type="string" calcext:value-type="string">
            <text:p>Allée de la Demi Lune</text:p>
          </table:table-cell>
          <table:table-cell table:style-name="ce152"/>
          <table:table-cell table:number-columns-repeated="8"/>
        </table:table-row>
        <table:table-row table:style-name="ro1">
          <table:table-cell table:style-name="ce152" office:value-type="string" calcext:value-type="string">
            <text:p>Allée de la Dreve</text:p>
          </table:table-cell>
          <table:table-cell table:style-name="ce152"/>
          <table:table-cell table:number-columns-repeated="8"/>
        </table:table-row>
        <table:table-row table:style-name="ro1">
          <table:table-cell table:style-name="ce152" office:value-type="string" calcext:value-type="string">
            <text:p>Allée de la Guadeloupe</text:p>
          </table:table-cell>
          <table:table-cell table:style-name="ce152"/>
          <table:table-cell table:number-columns-repeated="8"/>
        </table:table-row>
        <table:table-row table:style-name="ro1">
          <table:table-cell table:style-name="ce152" office:value-type="string" calcext:value-type="string">
            <text:p>Allée de la Maison Rouge</text:p>
          </table:table-cell>
          <table:table-cell table:style-name="ce152"/>
          <table:table-cell table:number-columns-repeated="8"/>
        </table:table-row>
        <table:table-row table:style-name="ro1">
          <table:table-cell table:style-name="ce152" office:value-type="string" calcext:value-type="string">
            <text:p>Allée de la Martinique</text:p>
          </table:table-cell>
          <table:table-cell table:style-name="ce152"/>
          <table:table-cell table:number-columns-repeated="8"/>
        </table:table-row>
        <table:table-row table:style-name="ro1">
          <table:table-cell table:style-name="ce152" office:value-type="string" calcext:value-type="string">
            <text:p>Allée de la Nive</text:p>
          </table:table-cell>
          <table:table-cell table:style-name="ce152"/>
          <table:table-cell table:number-columns-repeated="8"/>
        </table:table-row>
        <table:table-row table:style-name="ro1">
          <table:table-cell table:style-name="ce152" office:value-type="string" calcext:value-type="string">
            <text:p>Allée de la Reine Margot</text:p>
          </table:table-cell>
          <table:table-cell table:style-name="ce152"/>
          <table:table-cell table:number-columns-repeated="8"/>
        </table:table-row>
        <table:table-row table:style-name="ro1">
          <table:table-cell table:style-name="ce152" office:value-type="string" calcext:value-type="string">
            <text:p>Allée de la Renaudière</text:p>
          </table:table-cell>
          <table:table-cell table:style-name="ce152"/>
          <table:table-cell table:number-columns-repeated="8"/>
        </table:table-row>
        <table:table-row table:style-name="ro1">
          <table:table-cell table:style-name="ce152" office:value-type="string" calcext:value-type="string">
            <text:p>Allée de la Réunion</text:p>
          </table:table-cell>
          <table:table-cell table:style-name="ce152"/>
          <table:table-cell table:number-columns-repeated="8"/>
        </table:table-row>
        <table:table-row table:style-name="ro1">
          <table:table-cell table:style-name="ce152" office:value-type="string" calcext:value-type="string">
            <text:p>Allée de la Roseraie</text:p>
          </table:table-cell>
          <table:table-cell table:style-name="ce152"/>
          <table:table-cell table:number-columns-repeated="8"/>
        </table:table-row>
        <table:table-row table:style-name="ro1">
          <table:table-cell table:style-name="ce152" office:value-type="string" calcext:value-type="string">
            <text:p>Allée de la Tourelle</text:p>
          </table:table-cell>
          <table:table-cell table:style-name="ce152"/>
          <table:table-cell table:number-columns-repeated="8"/>
        </table:table-row>
        <table:table-row table:style-name="ro1">
          <table:table-cell table:style-name="ce152" office:value-type="string" calcext:value-type="string">
            <text:p>Allée de la Tremperie</text:p>
          </table:table-cell>
          <table:table-cell table:style-name="ce152"/>
          <table:table-cell table:number-columns-repeated="8"/>
        </table:table-row>
        <table:table-row table:style-name="ro1">
          <table:table-cell table:style-name="ce152" office:value-type="string" calcext:value-type="string">
            <text:p>Allée de Loctudy</text:p>
          </table:table-cell>
          <table:table-cell table:style-name="ce152"/>
          <table:table-cell table:number-columns-repeated="8"/>
        </table:table-row>
        <table:table-row table:style-name="ro1">
          <table:table-cell table:style-name="ce152" office:value-type="string" calcext:value-type="string">
            <text:p>Allée de Nossi Bé</text:p>
          </table:table-cell>
          <table:table-cell table:style-name="ce152"/>
          <table:table-cell table:number-columns-repeated="8"/>
        </table:table-row>
        <table:table-row table:style-name="ro1">
          <table:table-cell table:style-name="ce152" office:value-type="string" calcext:value-type="string">
            <text:p>Allée de Portricq</text:p>
          </table:table-cell>
          <table:table-cell table:style-name="ce152"/>
          <table:table-cell table:number-columns-repeated="8"/>
        </table:table-row>
        <table:table-row table:style-name="ro1">
          <table:table-cell table:style-name="ce152" office:value-type="string" calcext:value-type="string">
            <text:p>Allée de Touamotou</text:p>
          </table:table-cell>
          <table:table-cell table:style-name="ce152"/>
          <table:table-cell table:number-columns-repeated="8"/>
        </table:table-row>
        <table:table-row table:style-name="ro1">
          <table:table-cell table:style-name="ce152" office:value-type="string" calcext:value-type="string">
            <text:p>Allée de Villebon</text:p>
          </table:table-cell>
          <table:table-cell table:style-name="ce152"/>
          <table:table-cell table:number-columns-repeated="8"/>
        </table:table-row>
        <table:table-row table:style-name="ro1">
          <table:table-cell table:style-name="ce152" office:value-type="string" calcext:value-type="string">
            <text:p>Allée des 4 Jeudis</text:p>
          </table:table-cell>
          <table:table-cell table:style-name="ce152"/>
          <table:table-cell table:number-columns-repeated="8"/>
        </table:table-row>
        <table:table-row table:style-name="ro1">
          <table:table-cell table:style-name="ce152" office:value-type="string" calcext:value-type="string">
            <text:p>Allée des Abeilles</text:p>
          </table:table-cell>
          <table:table-cell table:style-name="ce152"/>
          <table:table-cell table:number-columns-repeated="8"/>
        </table:table-row>
        <table:table-row table:style-name="ro1">
          <table:table-cell table:style-name="ce152" office:value-type="string" calcext:value-type="string">
            <text:p>Allée des Alizés</text:p>
          </table:table-cell>
          <table:table-cell table:style-name="ce152"/>
          <table:table-cell table:number-columns-repeated="8"/>
        </table:table-row>
        <table:table-row table:style-name="ro1">
          <table:table-cell table:style-name="ce152" office:value-type="string" calcext:value-type="string">
            <text:p>Allée des Bouvreuils</text:p>
          </table:table-cell>
          <table:table-cell table:style-name="ce152"/>
          <table:table-cell table:number-columns-repeated="8"/>
        </table:table-row>
        <table:table-row table:style-name="ro1">
          <table:table-cell table:style-name="ce152" office:value-type="string" calcext:value-type="string">
            <text:p>Allée des Cerisiers</text:p>
          </table:table-cell>
          <table:table-cell table:style-name="ce152"/>
          <table:table-cell table:number-columns-repeated="8"/>
        </table:table-row>
        <table:table-row table:style-name="ro1">
          <table:table-cell table:style-name="ce152" office:value-type="string" calcext:value-type="string">
            <text:p>Allée des Citronniers</text:p>
          </table:table-cell>
          <table:table-cell table:style-name="ce152"/>
          <table:table-cell table:number-columns-repeated="8"/>
        </table:table-row>
        <table:table-row table:style-name="ro1">
          <table:table-cell table:style-name="ce152" office:value-type="string" calcext:value-type="string">
            <text:p>Allée des Cormorans</text:p>
          </table:table-cell>
          <table:table-cell table:style-name="ce152"/>
          <table:table-cell table:number-columns-repeated="8"/>
        </table:table-row>
        <table:table-row table:style-name="ro1">
          <table:table-cell table:style-name="ce152" office:value-type="string" calcext:value-type="string">
            <text:p>Allée des Cosmos</text:p>
          </table:table-cell>
          <table:table-cell table:style-name="ce152"/>
          <table:table-cell table:number-columns-repeated="8"/>
        </table:table-row>
        <table:table-row table:style-name="ro1">
          <table:table-cell table:style-name="ce152" office:value-type="string" calcext:value-type="string">
            <text:p>Allée des Crocus</text:p>
          </table:table-cell>
          <table:table-cell table:style-name="ce152"/>
          <table:table-cell table:number-columns-repeated="8"/>
        </table:table-row>
        <table:table-row table:style-name="ro1">
          <table:table-cell table:style-name="ce152" office:value-type="string" calcext:value-type="string">
            <text:p>Allée des Cytises</text:p>
          </table:table-cell>
          <table:table-cell table:style-name="ce152"/>
          <table:table-cell table:number-columns-repeated="8"/>
        </table:table-row>
        <table:table-row table:style-name="ro1">
          <table:table-cell table:style-name="ce152" office:value-type="string" calcext:value-type="string">
            <text:p>Allée des Filaos</text:p>
          </table:table-cell>
          <table:table-cell table:style-name="ce152"/>
          <table:table-cell table:number-columns-repeated="8"/>
        </table:table-row>
        <table:table-row table:style-name="ro1">
          <table:table-cell table:style-name="ce152" office:value-type="string" calcext:value-type="string">
            <text:p>Allée des Glaïeuls</text:p>
          </table:table-cell>
          <table:table-cell table:style-name="ce152"/>
          <table:table-cell table:number-columns-repeated="8"/>
        </table:table-row>
        <table:table-row table:style-name="ro1">
          <table:table-cell table:style-name="ce152" office:value-type="string" calcext:value-type="string">
            <text:p>Allée des Hélices</text:p>
          </table:table-cell>
          <table:table-cell table:style-name="ce152"/>
          <table:table-cell table:number-columns-repeated="8"/>
        </table:table-row>
        <table:table-row table:style-name="ro1">
          <table:table-cell table:style-name="ce152" office:value-type="string" calcext:value-type="string">
            <text:p>Allée des Hippocampes</text:p>
          </table:table-cell>
          <table:table-cell table:style-name="ce152"/>
          <table:table-cell table:number-columns-repeated="8"/>
        </table:table-row>
        <table:table-row table:style-name="ro1">
          <table:table-cell table:style-name="ce152" office:value-type="string" calcext:value-type="string">
            <text:p>Allée des Iles Gambier</text:p>
          </table:table-cell>
          <table:table-cell table:style-name="ce152"/>
          <table:table-cell table:number-columns-repeated="8"/>
        </table:table-row>
        <table:table-row table:style-name="ro1">
          <table:table-cell table:style-name="ce152" office:value-type="string" calcext:value-type="string">
            <text:p>Allée des Iles Loyauté</text:p>
          </table:table-cell>
          <table:table-cell table:style-name="ce152"/>
          <table:table-cell table:number-columns-repeated="8"/>
        </table:table-row>
        <table:table-row table:style-name="ro1">
          <table:table-cell table:style-name="ce152" office:value-type="string" calcext:value-type="string">
            <text:p>Allée des Iles Marquises</text:p>
          </table:table-cell>
          <table:table-cell table:style-name="ce152"/>
          <table:table-cell table:number-columns-repeated="8"/>
        </table:table-row>
        <table:table-row table:style-name="ro1">
          <table:table-cell table:style-name="ce152" office:value-type="string" calcext:value-type="string">
            <text:p>Allée des Jasmins</text:p>
          </table:table-cell>
          <table:table-cell table:style-name="ce152"/>
          <table:table-cell table:number-columns-repeated="8"/>
        </table:table-row>
        <table:table-row table:style-name="ro1">
          <table:table-cell table:style-name="ce152" office:value-type="string" calcext:value-type="string">
            <text:p>Allée des Lavandes</text:p>
          </table:table-cell>
          <table:table-cell table:style-name="ce152"/>
          <table:table-cell table:number-columns-repeated="8"/>
        </table:table-row>
        <table:table-row table:style-name="ro1">
          <table:table-cell table:style-name="ce152" office:value-type="string" calcext:value-type="string">
            <text:p>Allée des Lis</text:p>
          </table:table-cell>
          <table:table-cell table:style-name="ce152"/>
          <table:table-cell table:number-columns-repeated="8"/>
        </table:table-row>
        <table:table-row table:style-name="ro1">
          <table:table-cell table:style-name="ce152" office:value-type="string" calcext:value-type="string">
            <text:p>Allée des Muses</text:p>
          </table:table-cell>
          <table:table-cell table:style-name="ce152"/>
          <table:table-cell table:number-columns-repeated="8"/>
        </table:table-row>
        <table:table-row table:style-name="ro1">
          <table:table-cell table:style-name="ce152" office:value-type="string" calcext:value-type="string">
            <text:p>Allée des Namnètes</text:p>
          </table:table-cell>
          <table:table-cell table:style-name="ce152"/>
          <table:table-cell table:number-columns-repeated="8"/>
        </table:table-row>
        <table:table-row table:style-name="ro1">
          <table:table-cell table:style-name="ce152" office:value-type="string" calcext:value-type="string">
            <text:p>Allée des Nouvelles Hébrides</text:p>
          </table:table-cell>
          <table:table-cell table:style-name="ce152"/>
          <table:table-cell table:number-columns-repeated="8"/>
        </table:table-row>
        <table:table-row table:style-name="ro1">
          <table:table-cell table:style-name="ce152" office:value-type="string" calcext:value-type="string">
            <text:p>Allée des Passiflores</text:p>
          </table:table-cell>
          <table:table-cell table:style-name="ce152"/>
          <table:table-cell table:number-columns-repeated="8"/>
        </table:table-row>
        <table:table-row table:style-name="ro1">
          <table:table-cell table:style-name="ce152" office:value-type="string" calcext:value-type="string">
            <text:p>Allée des Pensées</text:p>
          </table:table-cell>
          <table:table-cell table:style-name="ce152"/>
          <table:table-cell table:number-columns-repeated="8"/>
        </table:table-row>
        <table:table-row table:style-name="ro1">
          <table:table-cell table:style-name="ce152" office:value-type="string" calcext:value-type="string">
            <text:p>Allée des Peupliers</text:p>
          </table:table-cell>
          <table:table-cell table:style-name="ce152"/>
          <table:table-cell table:number-columns-repeated="8"/>
        </table:table-row>
        <table:table-row table:style-name="ro1">
          <table:table-cell table:style-name="ce152" office:value-type="string" calcext:value-type="string">
            <text:p>Allée des Pinsons</text:p>
          </table:table-cell>
          <table:table-cell table:style-name="ce152"/>
          <table:table-cell table:number-columns-repeated="8"/>
        </table:table-row>
        <table:table-row table:style-name="ro1">
          <table:table-cell table:style-name="ce152" office:value-type="string" calcext:value-type="string">
            <text:p>Allée des Provinces</text:p>
          </table:table-cell>
          <table:table-cell table:style-name="ce152"/>
          <table:table-cell table:number-columns-repeated="8"/>
        </table:table-row>
        <table:table-row table:style-name="ro1">
          <table:table-cell table:style-name="ce152" office:value-type="string" calcext:value-type="string">
            <text:p>Allée des Roitelets</text:p>
          </table:table-cell>
          <table:table-cell table:style-name="ce152"/>
          <table:table-cell table:number-columns-repeated="8"/>
        </table:table-row>
        <table:table-row table:style-name="ro1">
          <table:table-cell table:style-name="ce152" office:value-type="string" calcext:value-type="string">
            <text:p>Allée des Romarins</text:p>
          </table:table-cell>
          <table:table-cell table:style-name="ce152"/>
          <table:table-cell table:number-columns-repeated="8"/>
        </table:table-row>
        <table:table-row table:style-name="ro1">
          <table:table-cell table:style-name="ce152" office:value-type="string" calcext:value-type="string">
            <text:p>Allée des Tamariniers</text:p>
          </table:table-cell>
          <table:table-cell table:style-name="ce152"/>
          <table:table-cell table:number-columns-repeated="8"/>
        </table:table-row>
        <table:table-row table:style-name="ro1">
          <table:table-cell table:style-name="ce152" office:value-type="string" calcext:value-type="string">
            <text:p>Allée des Tanneurs</text:p>
          </table:table-cell>
          <table:table-cell table:style-name="ce152"/>
          <table:table-cell table:number-columns-repeated="8"/>
        </table:table-row>
        <table:table-row table:style-name="ro1">
          <table:table-cell table:style-name="ce152" office:value-type="string" calcext:value-type="string">
            <text:p>Allée des Vétivers</text:p>
          </table:table-cell>
          <table:table-cell table:style-name="ce152"/>
          <table:table-cell table:number-columns-repeated="8"/>
        </table:table-row>
        <table:table-row table:style-name="ro1">
          <table:table-cell table:style-name="ce152" office:value-type="string" calcext:value-type="string">
            <text:p>Allée des Vieux Tilleuls</text:p>
          </table:table-cell>
          <table:table-cell table:style-name="ce152"/>
          <table:table-cell table:number-columns-repeated="8"/>
        </table:table-row>
        <table:table-row table:style-name="ro1">
          <table:table-cell table:style-name="ce152" office:value-type="string" calcext:value-type="string">
            <text:p>Allée des Vinaigriers</text:p>
          </table:table-cell>
          <table:table-cell table:style-name="ce152"/>
          <table:table-cell table:number-columns-repeated="8"/>
        </table:table-row>
        <table:table-row table:style-name="ro1">
          <table:table-cell table:style-name="ce152" office:value-type="string" calcext:value-type="string">
            <text:p>Allée Docteur Emile Meeus</text:p>
          </table:table-cell>
          <table:table-cell table:style-name="ce152"/>
          <table:table-cell table:number-columns-repeated="8"/>
        </table:table-row>
        <table:table-row table:style-name="ro1">
          <table:table-cell table:style-name="ce152" office:value-type="string" calcext:value-type="string">
            <text:p>Allée du Bourg Fumé</text:p>
          </table:table-cell>
          <table:table-cell table:style-name="ce152"/>
          <table:table-cell table:number-columns-repeated="8"/>
        </table:table-row>
        <table:table-row table:style-name="ro1">
          <table:table-cell table:style-name="ce152" office:value-type="string" calcext:value-type="string">
            <text:p>Allée du Château du Tertre</text:p>
          </table:table-cell>
          <table:table-cell table:style-name="ce152"/>
          <table:table-cell table:number-columns-repeated="8"/>
        </table:table-row>
        <table:table-row table:style-name="ro1">
          <table:table-cell table:style-name="ce152" office:value-type="string" calcext:value-type="string">
            <text:p>Allée du Cher</text:p>
          </table:table-cell>
          <table:table-cell table:style-name="ce152"/>
          <table:table-cell table:number-columns-repeated="8"/>
        </table:table-row>
        <table:table-row table:style-name="ro1">
          <table:table-cell table:style-name="ce152" office:value-type="string" calcext:value-type="string">
            <text:p>Allée du Crépuscule</text:p>
          </table:table-cell>
          <table:table-cell table:style-name="ce152"/>
          <table:table-cell table:number-columns-repeated="8"/>
        </table:table-row>
        <table:table-row table:style-name="ro1">
          <table:table-cell table:style-name="ce152" office:value-type="string" calcext:value-type="string">
            <text:p>Allée du Nautilus</text:p>
          </table:table-cell>
          <table:table-cell table:style-name="ce152"/>
          <table:table-cell table:number-columns-repeated="8"/>
        </table:table-row>
        <table:table-row table:style-name="ro1">
          <table:table-cell table:style-name="ce152" office:value-type="string" calcext:value-type="string">
            <text:p>Allée du Port Maillard</text:p>
          </table:table-cell>
          <table:table-cell table:style-name="ce152"/>
          <table:table-cell table:number-columns-repeated="8"/>
        </table:table-row>
        <table:table-row table:style-name="ro1">
          <table:table-cell table:style-name="ce152" office:value-type="string" calcext:value-type="string">
            <text:p>Allée du Sans Souci</text:p>
          </table:table-cell>
          <table:table-cell table:style-name="ce152"/>
          <table:table-cell table:number-columns-repeated="8"/>
        </table:table-row>
        <table:table-row table:style-name="ro1">
          <table:table-cell table:style-name="ce152" office:value-type="string" calcext:value-type="string">
            <text:p>Allée du Seil de Mauves</text:p>
          </table:table-cell>
          <table:table-cell table:style-name="ce152"/>
          <table:table-cell table:number-columns-repeated="8"/>
        </table:table-row>
        <table:table-row table:style-name="ro1">
          <table:table-cell table:style-name="ce152" office:value-type="string" calcext:value-type="string">
            <text:p>Allée du Zéphir</text:p>
          </table:table-cell>
          <table:table-cell table:style-name="ce152"/>
          <table:table-cell table:number-columns-repeated="8"/>
        </table:table-row>
        <table:table-row table:style-name="ro1">
          <table:table-cell table:style-name="ce152" office:value-type="string" calcext:value-type="string">
            <text:p>Allée Duguay Trouin</text:p>
          </table:table-cell>
          <table:table-cell table:style-name="ce152"/>
          <table:table-cell table:number-columns-repeated="8"/>
        </table:table-row>
        <table:table-row table:style-name="ro1">
          <table:table-cell table:style-name="ce152" office:value-type="string" calcext:value-type="string">
            <text:p>Allée Duquesne</text:p>
          </table:table-cell>
          <table:table-cell table:style-name="ce152"/>
          <table:table-cell table:number-columns-repeated="8"/>
        </table:table-row>
        <table:table-row table:style-name="ro1">
          <table:table-cell table:style-name="ce152" office:value-type="string" calcext:value-type="string">
            <text:p>Allée Eloi Tassin</text:p>
          </table:table-cell>
          <table:table-cell table:style-name="ce152"/>
          <table:table-cell table:number-columns-repeated="8"/>
        </table:table-row>
        <table:table-row table:style-name="ro1">
          <table:table-cell table:style-name="ce152" office:value-type="string" calcext:value-type="string">
            <text:p>Allée Eugénie Grandet</text:p>
          </table:table-cell>
          <table:table-cell table:style-name="ce152"/>
          <table:table-cell table:number-columns-repeated="8"/>
        </table:table-row>
        <table:table-row table:style-name="ro1">
          <table:table-cell table:style-name="ce152" office:value-type="string" calcext:value-type="string">
            <text:p>Allée Flesselles</text:p>
          </table:table-cell>
          <table:table-cell table:style-name="ce152"/>
          <table:table-cell table:number-columns-repeated="8"/>
        </table:table-row>
        <table:table-row table:style-name="ro1">
          <table:table-cell table:style-name="ce152" office:value-type="string" calcext:value-type="string">
            <text:p>Allée Galatée</text:p>
          </table:table-cell>
          <table:table-cell table:style-name="ce152"/>
          <table:table-cell table:number-columns-repeated="8"/>
        </table:table-row>
        <table:table-row table:style-name="ro1">
          <table:table-cell table:style-name="ce152" office:value-type="string" calcext:value-type="string">
            <text:p>Allée Goya</text:p>
          </table:table-cell>
          <table:table-cell table:style-name="ce152"/>
          <table:table-cell table:number-columns-repeated="8"/>
        </table:table-row>
        <table:table-row table:style-name="ro1">
          <table:table-cell table:style-name="ce152" office:value-type="string" calcext:value-type="string">
            <text:p>Allée Henri Chrétien</text:p>
          </table:table-cell>
          <table:table-cell table:style-name="ce152"/>
          <table:table-cell table:number-columns-repeated="8"/>
        </table:table-row>
        <table:table-row table:style-name="ro1">
          <table:table-cell table:style-name="ce152" office:value-type="string" calcext:value-type="string">
            <text:p>Allée Hugo de Vries</text:p>
          </table:table-cell>
          <table:table-cell table:style-name="ce152"/>
          <table:table-cell table:number-columns-repeated="8"/>
        </table:table-row>
        <table:table-row table:style-name="ro1">
          <table:table-cell table:style-name="ce152" office:value-type="string" calcext:value-type="string">
            <text:p>Allée Jacques Becker</text:p>
          </table:table-cell>
          <table:table-cell table:style-name="ce152"/>
          <table:table-cell table:number-columns-repeated="8"/>
        </table:table-row>
        <table:table-row table:style-name="ro1">
          <table:table-cell table:style-name="ce152" office:value-type="string" calcext:value-type="string">
            <text:p>Allée Jacques Berque</text:p>
          </table:table-cell>
          <table:table-cell table:style-name="ce152"/>
          <table:table-cell table:number-columns-repeated="8"/>
        </table:table-row>
        <table:table-row table:style-name="ro1">
          <table:table-cell table:style-name="ce152" office:value-type="string" calcext:value-type="string">
            <text:p>Allée Jean Baptiste Fourier</text:p>
          </table:table-cell>
          <table:table-cell table:style-name="ce152"/>
          <table:table-cell table:number-columns-repeated="8"/>
        </table:table-row>
        <table:table-row table:style-name="ro1">
          <table:table-cell table:style-name="ce152" office:value-type="string" calcext:value-type="string">
            <text:p>Allée Jean Bart</text:p>
          </table:table-cell>
          <table:table-cell table:style-name="ce152"/>
          <table:table-cell table:number-columns-repeated="8"/>
        </table:table-row>
        <table:table-row table:style-name="ro1">
          <table:table-cell table:style-name="ce152" office:value-type="string" calcext:value-type="string">
            <text:p>Allée Julien Gracq</text:p>
          </table:table-cell>
          <table:table-cell table:style-name="ce152"/>
          <table:table-cell table:number-columns-repeated="8"/>
        </table:table-row>
        <table:table-row table:style-name="ro1">
          <table:table-cell table:style-name="ce152" office:value-type="string" calcext:value-type="string">
            <text:p>Allée Mathias Sandorf</text:p>
          </table:table-cell>
          <table:table-cell table:style-name="ce152"/>
          <table:table-cell table:number-columns-repeated="8"/>
        </table:table-row>
        <table:table-row table:style-name="ro1">
          <table:table-cell table:style-name="ce152" office:value-type="string" calcext:value-type="string">
            <text:p>Allée Maud Mannoni</text:p>
          </table:table-cell>
          <table:table-cell table:style-name="ce152"/>
          <table:table-cell table:number-columns-repeated="8"/>
        </table:table-row>
        <table:table-row table:style-name="ro1">
          <table:table-cell table:style-name="ce152" office:value-type="string" calcext:value-type="string">
            <text:p>Allée Michel Croz</text:p>
          </table:table-cell>
          <table:table-cell table:style-name="ce152"/>
          <table:table-cell table:number-columns-repeated="8"/>
        </table:table-row>
        <table:table-row table:style-name="ro1">
          <table:table-cell table:style-name="ce152" office:value-type="string" calcext:value-type="string">
            <text:p>Allée Murillo</text:p>
          </table:table-cell>
          <table:table-cell table:style-name="ce152"/>
          <table:table-cell table:number-columns-repeated="8"/>
        </table:table-row>
        <table:table-row table:style-name="ro1">
          <table:table-cell table:style-name="ce152" office:value-type="string" calcext:value-type="string">
            <text:p>Allée Neptune</text:p>
          </table:table-cell>
          <table:table-cell table:style-name="ce152"/>
          <table:table-cell table:number-columns-repeated="8"/>
        </table:table-row>
        <table:table-row table:style-name="ro1">
          <table:table-cell table:style-name="ce152" office:value-type="string" calcext:value-type="string">
            <text:p>Allée Paul le Drogo</text:p>
          </table:table-cell>
          <table:table-cell table:style-name="ce152"/>
          <table:table-cell table:number-columns-repeated="8"/>
        </table:table-row>
        <table:table-row table:style-name="ro1">
          <table:table-cell table:style-name="ce152" office:value-type="string" calcext:value-type="string">
            <text:p>Allée Penthiévre</text:p>
          </table:table-cell>
          <table:table-cell table:style-name="ce152"/>
          <table:table-cell table:number-columns-repeated="8"/>
        </table:table-row>
        <table:table-row table:style-name="ro1">
          <table:table-cell table:style-name="ce152" office:value-type="string" calcext:value-type="string">
            <text:p>Allée Pierre Bruegel</text:p>
          </table:table-cell>
          <table:table-cell table:style-name="ce152"/>
          <table:table-cell table:number-columns-repeated="8"/>
        </table:table-row>
        <table:table-row table:style-name="ro1">
          <table:table-cell table:style-name="ce152" office:value-type="string" calcext:value-type="string">
            <text:p>Allée Pierre de Fermat</text:p>
          </table:table-cell>
          <table:table-cell table:style-name="ce152"/>
          <table:table-cell table:number-columns-repeated="8"/>
        </table:table-row>
        <table:table-row table:style-name="ro1">
          <table:table-cell table:style-name="ce152" office:value-type="string" calcext:value-type="string">
            <text:p>Allée Pivert de Senancour</text:p>
          </table:table-cell>
          <table:table-cell table:style-name="ce152"/>
          <table:table-cell table:number-columns-repeated="8"/>
        </table:table-row>
        <table:table-row table:style-name="ro1">
          <table:table-cell table:style-name="ce152" office:value-type="string" calcext:value-type="string">
            <text:p>Allée Professeur Jules Poumier</text:p>
          </table:table-cell>
          <table:table-cell table:style-name="ce152"/>
          <table:table-cell table:number-columns-repeated="8"/>
        </table:table-row>
        <table:table-row table:style-name="ro1">
          <table:table-cell table:style-name="ce152" office:value-type="string" calcext:value-type="string">
            <text:p>Allée Richemont</text:p>
          </table:table-cell>
          <table:table-cell table:style-name="ce152"/>
          <table:table-cell table:number-columns-repeated="8"/>
        </table:table-row>
        <table:table-row table:style-name="ro1">
          <table:table-cell table:style-name="ce152" office:value-type="string" calcext:value-type="string">
            <text:p>Allée Roland de Lassus</text:p>
          </table:table-cell>
          <table:table-cell table:style-name="ce152"/>
          <table:table-cell table:number-columns-repeated="8"/>
        </table:table-row>
        <table:table-row table:style-name="ro1">
          <table:table-cell table:style-name="ce152" office:value-type="string" calcext:value-type="string">
            <text:p>Allée Sonia Delaunay</text:p>
          </table:table-cell>
          <table:table-cell table:style-name="ce152"/>
          <table:table-cell table:number-columns-repeated="8"/>
        </table:table-row>
        <table:table-row table:style-name="ro1">
          <table:table-cell table:style-name="ce152" office:value-type="string" calcext:value-type="string">
            <text:p>Allée Titus Brandsma</text:p>
          </table:table-cell>
          <table:table-cell table:style-name="ce152"/>
          <table:table-cell table:number-columns-repeated="8"/>
        </table:table-row>
        <table:table-row table:style-name="ro1">
          <table:table-cell table:style-name="ce152" office:value-type="string" calcext:value-type="string">
            <text:p>Allée Vélasquez</text:p>
          </table:table-cell>
          <table:table-cell table:style-name="ce152"/>
          <table:table-cell table:number-columns-repeated="8"/>
        </table:table-row>
        <table:table-row table:style-name="ro1">
          <table:table-cell table:style-name="ce152" office:value-type="string" calcext:value-type="string">
            <text:p>Allée Villanova</text:p>
          </table:table-cell>
          <table:table-cell table:style-name="ce152"/>
          <table:table-cell table:number-columns-repeated="8"/>
        </table:table-row>
        <table:table-row table:style-name="ro1">
          <table:table-cell table:style-name="ce152" office:value-type="string" calcext:value-type="string">
            <text:p>Allée Yves Laurent</text:p>
          </table:table-cell>
          <table:table-cell table:style-name="ce152"/>
          <table:table-cell table:number-columns-repeated="8"/>
        </table:table-row>
        <table:table-row table:style-name="ro1">
          <table:table-cell table:style-name="ce152" office:value-type="string" calcext:value-type="string">
            <text:p>Avenue Abel Gance</text:p>
          </table:table-cell>
          <table:table-cell table:style-name="ce152"/>
          <table:table-cell table:number-columns-repeated="8"/>
        </table:table-row>
        <table:table-row table:style-name="ro1">
          <table:table-cell table:style-name="ce152" office:value-type="string" calcext:value-type="string">
            <text:p>Avenue Agrippa d'Aubigné</text:p>
          </table:table-cell>
          <table:table-cell table:style-name="ce152"/>
          <table:table-cell table:number-columns-repeated="8"/>
        </table:table-row>
        <table:table-row table:style-name="ro1">
          <table:table-cell table:style-name="ce152" office:value-type="string" calcext:value-type="string">
            <text:p>Avenue Alfred Brédéloux</text:p>
          </table:table-cell>
          <table:table-cell table:style-name="ce152"/>
          <table:table-cell table:number-columns-repeated="8"/>
        </table:table-row>
        <table:table-row table:style-name="ro1">
          <table:table-cell table:style-name="ce152" office:value-type="string" calcext:value-type="string">
            <text:p>Avenue Alphonse Allais</text:p>
          </table:table-cell>
          <table:table-cell table:style-name="ce152"/>
          <table:table-cell table:number-columns-repeated="8"/>
        </table:table-row>
        <table:table-row table:style-name="ro1">
          <table:table-cell table:style-name="ce152" office:value-type="string" calcext:value-type="string">
            <text:p>Avenue Ambroise Croizat</text:p>
          </table:table-cell>
          <table:table-cell table:style-name="ce152"/>
          <table:table-cell table:number-columns-repeated="8"/>
        </table:table-row>
        <table:table-row table:style-name="ro1">
          <table:table-cell table:style-name="ce152" office:value-type="string" calcext:value-type="string">
            <text:p>Avenue Amédée Ménard</text:p>
          </table:table-cell>
          <table:table-cell table:style-name="ce152"/>
          <table:table-cell table:number-columns-repeated="8"/>
        </table:table-row>
        <table:table-row table:style-name="ro1">
          <table:table-cell table:style-name="ce152" office:value-type="string" calcext:value-type="string">
            <text:p>Avenue Antarès</text:p>
          </table:table-cell>
          <table:table-cell table:style-name="ce152"/>
          <table:table-cell table:number-columns-repeated="8"/>
        </table:table-row>
        <table:table-row table:style-name="ro1">
          <table:table-cell table:style-name="ce152" office:value-type="string" calcext:value-type="string">
            <text:p>Avenue Ariane</text:p>
          </table:table-cell>
          <table:table-cell table:style-name="ce152"/>
          <table:table-cell table:number-columns-repeated="8"/>
        </table:table-row>
        <table:table-row table:style-name="ro1">
          <table:table-cell table:style-name="ce152" office:value-type="string" calcext:value-type="string">
            <text:p>Avenue Armand Bouvier</text:p>
          </table:table-cell>
          <table:table-cell table:style-name="ce152"/>
          <table:table-cell table:number-columns-repeated="8"/>
        </table:table-row>
        <table:table-row table:style-name="ro1">
          <table:table-cell table:style-name="ce152" office:value-type="string" calcext:value-type="string">
            <text:p>Avenue Artémis</text:p>
          </table:table-cell>
          <table:table-cell table:style-name="ce152"/>
          <table:table-cell table:number-columns-repeated="8"/>
        </table:table-row>
        <table:table-row table:style-name="ro1">
          <table:table-cell table:style-name="ce152" office:value-type="string" calcext:value-type="string">
            <text:p>Avenue Arthur Benoit</text:p>
          </table:table-cell>
          <table:table-cell table:style-name="ce152"/>
          <table:table-cell table:number-columns-repeated="8"/>
        </table:table-row>
        <table:table-row table:style-name="ro1">
          <table:table-cell table:style-name="ce152" office:value-type="string" calcext:value-type="string">
            <text:p>Avenue Augustin-Louis Cauchy</text:p>
          </table:table-cell>
          <table:table-cell table:style-name="ce152"/>
          <table:table-cell table:number-columns-repeated="8"/>
        </table:table-row>
        <table:table-row table:style-name="ro1">
          <table:table-cell table:style-name="ce152" office:value-type="string" calcext:value-type="string">
            <text:p>Avenue Bascher</text:p>
          </table:table-cell>
          <table:table-cell table:style-name="ce152"/>
          <table:table-cell table:number-columns-repeated="8"/>
        </table:table-row>
        <table:table-row table:style-name="ro1">
          <table:table-cell table:style-name="ce152" office:value-type="string" calcext:value-type="string">
            <text:p>Avenue Beauger</text:p>
          </table:table-cell>
          <table:table-cell table:style-name="ce152"/>
          <table:table-cell table:number-columns-repeated="8"/>
        </table:table-row>
        <table:table-row table:style-name="ro1">
          <table:table-cell table:style-name="ce152" office:value-type="string" calcext:value-type="string">
            <text:p>Avenue Béranger</text:p>
          </table:table-cell>
          <table:table-cell table:style-name="ce152"/>
          <table:table-cell table:number-columns-repeated="8"/>
        </table:table-row>
        <table:table-row table:style-name="ro1">
          <table:table-cell table:style-name="ce152" office:value-type="string" calcext:value-type="string">
            <text:p>Avenue Bernard de Ventadour</text:p>
          </table:table-cell>
          <table:table-cell table:style-name="ce152"/>
          <table:table-cell table:number-columns-repeated="8"/>
        </table:table-row>
        <table:table-row table:style-name="ro1">
          <table:table-cell table:style-name="ce152" office:value-type="string" calcext:value-type="string">
            <text:p>Avenue Bon Accueil</text:p>
          </table:table-cell>
          <table:table-cell table:style-name="ce152"/>
          <table:table-cell table:number-columns-repeated="8"/>
        </table:table-row>
        <table:table-row table:style-name="ro1">
          <table:table-cell table:style-name="ce152" office:value-type="string" calcext:value-type="string">
            <text:p>Avenue Bonnet</text:p>
          </table:table-cell>
          <table:table-cell table:style-name="ce152"/>
          <table:table-cell table:number-columns-repeated="8"/>
        </table:table-row>
        <table:table-row table:style-name="ro1">
          <table:table-cell table:style-name="ce152" office:value-type="string" calcext:value-type="string">
            <text:p>Avenue Boris Vian</text:p>
          </table:table-cell>
          <table:table-cell table:style-name="ce152"/>
          <table:table-cell table:number-columns-repeated="8"/>
        </table:table-row>
        <table:table-row table:style-name="ro1">
          <table:table-cell table:style-name="ce152" office:value-type="string" calcext:value-type="string">
            <text:p>Avenue Bourgault Ducoudray</text:p>
          </table:table-cell>
          <table:table-cell table:style-name="ce152"/>
          <table:table-cell table:number-columns-repeated="8"/>
        </table:table-row>
        <table:table-row table:style-name="ro1">
          <table:table-cell table:style-name="ce152" office:value-type="string" calcext:value-type="string">
            <text:p>Avenue Caillé</text:p>
          </table:table-cell>
          <table:table-cell table:style-name="ce152"/>
          <table:table-cell table:number-columns-repeated="8"/>
        </table:table-row>
        <table:table-row table:style-name="ro1">
          <table:table-cell table:style-name="ce152" office:value-type="string" calcext:value-type="string">
            <text:p>Avenue Camille Guérin</text:p>
          </table:table-cell>
          <table:table-cell table:style-name="ce152"/>
          <table:table-cell table:number-columns-repeated="8"/>
        </table:table-row>
        <table:table-row table:style-name="ro1">
          <table:table-cell table:style-name="ce152" office:value-type="string" calcext:value-type="string">
            <text:p>Avenue Camus</text:p>
          </table:table-cell>
          <table:table-cell table:style-name="ce152"/>
          <table:table-cell table:number-columns-repeated="8"/>
        </table:table-row>
        <table:table-row table:style-name="ro1">
          <table:table-cell table:style-name="ce152" office:value-type="string" calcext:value-type="string">
            <text:p>Avenue Carnot</text:p>
          </table:table-cell>
          <table:table-cell table:style-name="ce152"/>
          <table:table-cell table:number-columns-repeated="8"/>
        </table:table-row>
        <table:table-row table:style-name="ro1">
          <table:table-cell table:style-name="ce152" office:value-type="string" calcext:value-type="string">
            <text:p>Avenue Castellano</text:p>
          </table:table-cell>
          <table:table-cell table:style-name="ce152"/>
          <table:table-cell table:number-columns-repeated="8"/>
        </table:table-row>
        <table:table-row table:style-name="ro1">
          <table:table-cell table:style-name="ce152" office:value-type="string" calcext:value-type="string">
            <text:p>Avenue Cervantès</text:p>
          </table:table-cell>
          <table:table-cell table:style-name="ce152"/>
          <table:table-cell table:number-columns-repeated="8"/>
        </table:table-row>
        <table:table-row table:style-name="ro1">
          <table:table-cell table:style-name="ce152" office:value-type="string" calcext:value-type="string">
            <text:p>Avenue Chantepie</text:p>
          </table:table-cell>
          <table:table-cell table:style-name="ce152"/>
          <table:table-cell table:number-columns-repeated="8"/>
        </table:table-row>
        <table:table-row table:style-name="ro1">
          <table:table-cell table:style-name="ce152" office:value-type="string" calcext:value-type="string">
            <text:p>Avenue Chanzy</text:p>
          </table:table-cell>
          <table:table-cell table:style-name="ce152"/>
          <table:table-cell table:number-columns-repeated="8"/>
        </table:table-row>
        <table:table-row table:style-name="ro1">
          <table:table-cell table:style-name="ce152" office:value-type="string" calcext:value-type="string">
            <text:p>Avenue Charles Couchoud</text:p>
          </table:table-cell>
          <table:table-cell table:style-name="ce152"/>
          <table:table-cell table:number-columns-repeated="8"/>
        </table:table-row>
        <table:table-row table:style-name="ro1">
          <table:table-cell table:style-name="ce152" office:value-type="string" calcext:value-type="string">
            <text:p>Avenue Charles Gris</text:p>
          </table:table-cell>
          <table:table-cell table:style-name="ce152"/>
          <table:table-cell table:number-columns-repeated="8"/>
        </table:table-row>
        <table:table-row table:style-name="ro1">
          <table:table-cell table:style-name="ce152" office:value-type="string" calcext:value-type="string">
            <text:p>Avenue Charles Pavid</text:p>
          </table:table-cell>
          <table:table-cell table:style-name="ce152"/>
          <table:table-cell table:number-columns-repeated="8"/>
        </table:table-row>
        <table:table-row table:style-name="ro1">
          <table:table-cell table:style-name="ce152" office:value-type="string" calcext:value-type="string">
            <text:p>Avenue Charlie Chaplin</text:p>
          </table:table-cell>
          <table:table-cell table:style-name="ce152"/>
          <table:table-cell table:number-columns-repeated="8"/>
        </table:table-row>
        <table:table-row table:style-name="ro1">
          <table:table-cell table:style-name="ce152" office:value-type="string" calcext:value-type="string">
            <text:p>Avenue Chauveau</text:p>
          </table:table-cell>
          <table:table-cell table:style-name="ce152"/>
          <table:table-cell table:number-columns-repeated="8"/>
        </table:table-row>
        <table:table-row table:style-name="ro1">
          <table:table-cell table:style-name="ce152" office:value-type="string" calcext:value-type="string">
            <text:p>Avenue Christian Doppler</text:p>
          </table:table-cell>
          <table:table-cell table:style-name="ce152"/>
          <table:table-cell table:number-columns-repeated="8"/>
        </table:table-row>
        <table:table-row table:style-name="ro1">
          <table:table-cell table:style-name="ce152" office:value-type="string" calcext:value-type="string">
            <text:p>Avenue Claude Kogan</text:p>
          </table:table-cell>
          <table:table-cell table:style-name="ce152"/>
          <table:table-cell table:number-columns-repeated="8"/>
        </table:table-row>
        <table:table-row table:style-name="ro1">
          <table:table-cell table:style-name="ce152" office:value-type="string" calcext:value-type="string">
            <text:p>Avenue Clos Camberger</text:p>
          </table:table-cell>
          <table:table-cell table:style-name="ce152"/>
          <table:table-cell table:number-columns-repeated="8"/>
        </table:table-row>
        <table:table-row table:style-name="ro1">
          <table:table-cell table:style-name="ce152" office:value-type="string" calcext:value-type="string">
            <text:p>Avenue Commandant Henri Charbonnier</text:p>
          </table:table-cell>
          <table:table-cell table:style-name="ce152"/>
          <table:table-cell table:number-columns-repeated="8"/>
        </table:table-row>
        <table:table-row table:style-name="ro1">
          <table:table-cell table:style-name="ce152" office:value-type="string" calcext:value-type="string">
            <text:p>Avenue Cottineau</text:p>
          </table:table-cell>
          <table:table-cell table:style-name="ce152"/>
          <table:table-cell table:number-columns-repeated="8"/>
        </table:table-row>
        <table:table-row table:style-name="ro1">
          <table:table-cell table:style-name="ce152" office:value-type="string" calcext:value-type="string">
            <text:p>Avenue d'Albion</text:p>
          </table:table-cell>
          <table:table-cell table:style-name="ce152"/>
          <table:table-cell table:number-columns-repeated="8"/>
        </table:table-row>
        <table:table-row table:style-name="ro1">
          <table:table-cell table:style-name="ce152" office:value-type="string" calcext:value-type="string">
            <text:p>Avenue d'Alden Park</text:p>
          </table:table-cell>
          <table:table-cell table:style-name="ce152"/>
          <table:table-cell table:number-columns-repeated="8"/>
        </table:table-row>
        <table:table-row table:style-name="ro1">
          <table:table-cell table:style-name="ce152" office:value-type="string" calcext:value-type="string">
            <text:p>Avenue d'Armor</text:p>
          </table:table-cell>
          <table:table-cell table:style-name="ce152"/>
          <table:table-cell table:number-columns-repeated="8"/>
        </table:table-row>
        <table:table-row table:style-name="ro1">
          <table:table-cell table:style-name="ce152" office:value-type="string" calcext:value-type="string">
            <text:p>Avenue d'Assas</text:p>
          </table:table-cell>
          <table:table-cell table:style-name="ce152"/>
          <table:table-cell table:number-columns-repeated="8"/>
        </table:table-row>
        <table:table-row table:style-name="ro1">
          <table:table-cell table:style-name="ce152" office:value-type="string" calcext:value-type="string">
            <text:p>Avenue d'Assise</text:p>
          </table:table-cell>
          <table:table-cell table:style-name="ce152"/>
          <table:table-cell table:number-columns-repeated="8"/>
        </table:table-row>
        <table:table-row table:style-name="ro1">
          <table:table-cell table:style-name="ce152" office:value-type="string" calcext:value-type="string">
            <text:p>Avenue d'Auray</text:p>
          </table:table-cell>
          <table:table-cell table:style-name="ce152"/>
          <table:table-cell table:number-columns-repeated="8"/>
        </table:table-row>
        <table:table-row table:style-name="ro1">
          <table:table-cell table:style-name="ce152" office:value-type="string" calcext:value-type="string">
            <text:p>Avenue d'Avalon</text:p>
          </table:table-cell>
          <table:table-cell table:style-name="ce152"/>
          <table:table-cell table:number-columns-repeated="8"/>
        </table:table-row>
        <table:table-row table:style-name="ro1">
          <table:table-cell table:style-name="ce152" office:value-type="string" calcext:value-type="string">
            <text:p>Avenue d'Hestia</text:p>
          </table:table-cell>
          <table:table-cell table:style-name="ce152"/>
          <table:table-cell table:number-columns-repeated="8"/>
        </table:table-row>
        <table:table-row table:style-name="ro1">
          <table:table-cell table:style-name="ce152" office:value-type="string" calcext:value-type="string">
            <text:p>Avenue d'Hoëdic</text:p>
          </table:table-cell>
          <table:table-cell table:style-name="ce152"/>
          <table:table-cell table:number-columns-repeated="8"/>
        </table:table-row>
        <table:table-row table:style-name="ro1">
          <table:table-cell table:style-name="ce152" office:value-type="string" calcext:value-type="string">
            <text:p>Avenue d'Orsay</text:p>
          </table:table-cell>
          <table:table-cell table:style-name="ce152"/>
          <table:table-cell table:number-columns-repeated="8"/>
        </table:table-row>
        <table:table-row table:style-name="ro1">
          <table:table-cell table:style-name="ce152" office:value-type="string" calcext:value-type="string">
            <text:p>Avenue d'Ouessant</text:p>
          </table:table-cell>
          <table:table-cell table:style-name="ce152"/>
          <table:table-cell table:number-columns-repeated="8"/>
        </table:table-row>
        <table:table-row table:style-name="ro1">
          <table:table-cell table:style-name="ce152" office:value-type="string" calcext:value-type="string">
            <text:p>Avenue de Bayonne</text:p>
          </table:table-cell>
          <table:table-cell table:style-name="ce152"/>
          <table:table-cell table:number-columns-repeated="8"/>
        </table:table-row>
        <table:table-row table:style-name="ro1">
          <table:table-cell table:style-name="ce152" office:value-type="string" calcext:value-type="string">
            <text:p>Avenue de Bourgogne</text:p>
          </table:table-cell>
          <table:table-cell table:style-name="ce152"/>
          <table:table-cell table:number-columns-repeated="8"/>
        </table:table-row>
        <table:table-row table:style-name="ro1">
          <table:table-cell table:style-name="ce152" office:value-type="string" calcext:value-type="string">
            <text:p>Avenue de Bressaut</text:p>
          </table:table-cell>
          <table:table-cell table:style-name="ce152"/>
          <table:table-cell table:number-columns-repeated="8"/>
        </table:table-row>
        <table:table-row table:style-name="ro1">
          <table:table-cell table:style-name="ce152" office:value-type="string" calcext:value-type="string">
            <text:p>Avenue de Broceliande</text:p>
          </table:table-cell>
          <table:table-cell table:style-name="ce152"/>
          <table:table-cell table:number-columns-repeated="8"/>
        </table:table-row>
        <table:table-row table:style-name="ro1">
          <table:table-cell table:style-name="ce152" office:value-type="string" calcext:value-type="string">
            <text:p>Avenue de Cierzay</text:p>
          </table:table-cell>
          <table:table-cell table:style-name="ce152"/>
          <table:table-cell table:number-columns-repeated="8"/>
        </table:table-row>
        <table:table-row table:style-name="ro1">
          <table:table-cell table:style-name="ce152" office:value-type="string" calcext:value-type="string">
            <text:p>Avenue de Corfou</text:p>
          </table:table-cell>
          <table:table-cell table:style-name="ce152"/>
          <table:table-cell table:number-columns-repeated="8"/>
        </table:table-row>
        <table:table-row table:style-name="ro1">
          <table:table-cell table:style-name="ce152" office:value-type="string" calcext:value-type="string">
            <text:p>Avenue de Corinthe</text:p>
          </table:table-cell>
          <table:table-cell table:style-name="ce152"/>
          <table:table-cell table:number-columns-repeated="8"/>
        </table:table-row>
        <table:table-row table:style-name="ro1">
          <table:table-cell table:style-name="ce152" office:value-type="string" calcext:value-type="string">
            <text:p>Avenue de Delphes</text:p>
          </table:table-cell>
          <table:table-cell table:style-name="ce152"/>
          <table:table-cell table:number-columns-repeated="8"/>
        </table:table-row>
        <table:table-row table:style-name="ro1">
          <table:table-cell table:style-name="ce152" office:value-type="string" calcext:value-type="string">
            <text:p>Avenue de Doëlan</text:p>
          </table:table-cell>
          <table:table-cell table:style-name="ce152"/>
          <table:table-cell table:number-columns-repeated="8"/>
        </table:table-row>
        <table:table-row table:style-name="ro1">
          <table:table-cell table:style-name="ce152" office:value-type="string" calcext:value-type="string">
            <text:p>Avenue de France</text:p>
          </table:table-cell>
          <table:table-cell table:style-name="ce152"/>
          <table:table-cell table:number-columns-repeated="8"/>
        </table:table-row>
        <table:table-row table:style-name="ro1">
          <table:table-cell table:style-name="ce152" office:value-type="string" calcext:value-type="string">
            <text:p>Avenue de Frémeur</text:p>
          </table:table-cell>
          <table:table-cell table:style-name="ce152"/>
          <table:table-cell table:number-columns-repeated="8"/>
        </table:table-row>
        <table:table-row table:style-name="ro1">
          <table:table-cell table:style-name="ce152" office:value-type="string" calcext:value-type="string">
            <text:p>Avenue de Galice</text:p>
          </table:table-cell>
          <table:table-cell table:style-name="ce152"/>
          <table:table-cell table:number-columns-repeated="8"/>
        </table:table-row>
        <table:table-row table:style-name="ro1">
          <table:table-cell table:style-name="ce152" office:value-type="string" calcext:value-type="string">
            <text:p>Avenue de Gourin</text:p>
          </table:table-cell>
          <table:table-cell table:style-name="ce152"/>
          <table:table-cell table:number-columns-repeated="8"/>
        </table:table-row>
        <table:table-row table:style-name="ro1">
          <table:table-cell table:style-name="ce152" office:value-type="string" calcext:value-type="string">
            <text:p>Avenue de Josselin</text:p>
          </table:table-cell>
          <table:table-cell table:style-name="ce152"/>
          <table:table-cell table:number-columns-repeated="8"/>
        </table:table-row>
        <table:table-row table:style-name="ro1">
          <table:table-cell table:style-name="ce152" office:value-type="string" calcext:value-type="string">
            <text:p>Avenue de Kerdonis</text:p>
          </table:table-cell>
          <table:table-cell table:style-name="ce152"/>
          <table:table-cell table:number-columns-repeated="8"/>
        </table:table-row>
        <table:table-row table:style-name="ro1">
          <table:table-cell table:style-name="ce152" office:value-type="string" calcext:value-type="string">
            <text:p>Avenue de l'Aigrette</text:p>
          </table:table-cell>
          <table:table-cell table:style-name="ce152"/>
          <table:table-cell table:number-columns-repeated="8"/>
        </table:table-row>
        <table:table-row table:style-name="ro1">
          <table:table-cell table:style-name="ce152" office:value-type="string" calcext:value-type="string">
            <text:p>Avenue de l'Aigue Marine</text:p>
          </table:table-cell>
          <table:table-cell table:style-name="ce152"/>
          <table:table-cell table:number-columns-repeated="8"/>
        </table:table-row>
        <table:table-row table:style-name="ro1">
          <table:table-cell table:style-name="ce152" office:value-type="string" calcext:value-type="string">
            <text:p>Avenue de l'Air du Temps</text:p>
          </table:table-cell>
          <table:table-cell table:style-name="ce152"/>
          <table:table-cell table:number-columns-repeated="8"/>
        </table:table-row>
        <table:table-row table:style-name="ro1">
          <table:table-cell table:style-name="ce152" office:value-type="string" calcext:value-type="string">
            <text:p>Avenue de l'Albatros</text:p>
          </table:table-cell>
          <table:table-cell table:style-name="ce152"/>
          <table:table-cell table:number-columns-repeated="8"/>
        </table:table-row>
        <table:table-row table:style-name="ro1">
          <table:table-cell table:style-name="ce152" office:value-type="string" calcext:value-type="string">
            <text:p>Avenue de l'Alcyon</text:p>
          </table:table-cell>
          <table:table-cell table:style-name="ce152"/>
          <table:table-cell table:number-columns-repeated="8"/>
        </table:table-row>
        <table:table-row table:style-name="ro1">
          <table:table-cell table:style-name="ce152" office:value-type="string" calcext:value-type="string">
            <text:p>Avenue de l'Alverne</text:p>
          </table:table-cell>
          <table:table-cell table:style-name="ce152"/>
          <table:table-cell table:number-columns-repeated="8"/>
        </table:table-row>
        <table:table-row table:style-name="ro1">
          <table:table-cell table:style-name="ce152" office:value-type="string" calcext:value-type="string">
            <text:p>Avenue de l'Amphibolite</text:p>
          </table:table-cell>
          <table:table-cell table:style-name="ce152"/>
          <table:table-cell table:number-columns-repeated="8"/>
        </table:table-row>
        <table:table-row table:style-name="ro1">
          <table:table-cell table:style-name="ce152" office:value-type="string" calcext:value-type="string">
            <text:p>Avenue de l'Arche</text:p>
          </table:table-cell>
          <table:table-cell table:style-name="ce152"/>
          <table:table-cell table:number-columns-repeated="8"/>
        </table:table-row>
        <table:table-row table:style-name="ro1">
          <table:table-cell table:style-name="ce152" office:value-type="string" calcext:value-type="string">
            <text:p>Avenue de l'Archipel</text:p>
          </table:table-cell>
          <table:table-cell table:style-name="ce152"/>
          <table:table-cell table:number-columns-repeated="8"/>
        </table:table-row>
        <table:table-row table:style-name="ro1">
          <table:table-cell table:style-name="ce152" office:value-type="string" calcext:value-type="string">
            <text:p>Avenue de l'Armorial</text:p>
          </table:table-cell>
          <table:table-cell table:style-name="ce152"/>
          <table:table-cell table:number-columns-repeated="8"/>
        </table:table-row>
        <table:table-row table:style-name="ro1">
          <table:table-cell table:style-name="ce152" office:value-type="string" calcext:value-type="string">
            <text:p>Avenue de l'Astérie</text:p>
          </table:table-cell>
          <table:table-cell table:style-name="ce152"/>
          <table:table-cell table:number-columns-repeated="8"/>
        </table:table-row>
        <table:table-row table:style-name="ro1">
          <table:table-cell table:style-name="ce152" office:value-type="string" calcext:value-type="string">
            <text:p>Avenue de l'Aubinière</text:p>
          </table:table-cell>
          <table:table-cell table:style-name="ce152"/>
          <table:table-cell table:number-columns-repeated="8"/>
        </table:table-row>
        <table:table-row table:style-name="ro1">
          <table:table-cell table:style-name="ce152" office:value-type="string" calcext:value-type="string">
            <text:p>Avenue de l'Aumônerie</text:p>
          </table:table-cell>
          <table:table-cell table:style-name="ce152"/>
          <table:table-cell table:number-columns-repeated="8"/>
        </table:table-row>
        <table:table-row table:style-name="ro1">
          <table:table-cell table:style-name="ce152" office:value-type="string" calcext:value-type="string">
            <text:p>Avenue de l'Aurore</text:p>
          </table:table-cell>
          <table:table-cell table:style-name="ce152"/>
          <table:table-cell table:number-columns-repeated="8"/>
        </table:table-row>
        <table:table-row table:style-name="ro1">
          <table:table-cell table:style-name="ce152" office:value-type="string" calcext:value-type="string">
            <text:p>Avenue de l'Aven</text:p>
          </table:table-cell>
          <table:table-cell table:style-name="ce152"/>
          <table:table-cell table:number-columns-repeated="8"/>
        </table:table-row>
        <table:table-row table:style-name="ro1">
          <table:table-cell table:style-name="ce152" office:value-type="string" calcext:value-type="string">
            <text:p>Avenue de l'Engoulevent</text:p>
          </table:table-cell>
          <table:table-cell table:style-name="ce152"/>
          <table:table-cell table:number-columns-repeated="8"/>
        </table:table-row>
        <table:table-row table:style-name="ro1">
          <table:table-cell table:style-name="ce152" office:value-type="string" calcext:value-type="string">
            <text:p>Avenue de l'Eperonnière</text:p>
          </table:table-cell>
          <table:table-cell table:style-name="ce152"/>
          <table:table-cell table:number-columns-repeated="8"/>
        </table:table-row>
        <table:table-row table:style-name="ro1">
          <table:table-cell table:style-name="ce152" office:value-type="string" calcext:value-type="string">
            <text:p>Avenue de l'Equipage</text:p>
          </table:table-cell>
          <table:table-cell table:style-name="ce152"/>
          <table:table-cell table:number-columns-repeated="8"/>
        </table:table-row>
        <table:table-row table:style-name="ro1">
          <table:table-cell table:style-name="ce152" office:value-type="string" calcext:value-type="string">
            <text:p>Avenue de l'Espoir</text:p>
          </table:table-cell>
          <table:table-cell table:style-name="ce152"/>
          <table:table-cell table:number-columns-repeated="8"/>
        </table:table-row>
        <table:table-row table:style-name="ro1">
          <table:table-cell table:style-name="ce152" office:value-type="string" calcext:value-type="string">
            <text:p>Avenue de l'Etoile</text:p>
          </table:table-cell>
          <table:table-cell table:style-name="ce152"/>
          <table:table-cell table:number-columns-repeated="8"/>
        </table:table-row>
        <table:table-row table:style-name="ro1">
          <table:table-cell table:style-name="ce152" office:value-type="string" calcext:value-type="string">
            <text:p>Avenue de l'Etoile de Mer</text:p>
          </table:table-cell>
          <table:table-cell table:style-name="ce152"/>
          <table:table-cell table:number-columns-repeated="8"/>
        </table:table-row>
        <table:table-row table:style-name="ro1">
          <table:table-cell table:style-name="ce152" office:value-type="string" calcext:value-type="string">
            <text:p>Avenue de l'Etrier</text:p>
          </table:table-cell>
          <table:table-cell table:style-name="ce152"/>
          <table:table-cell table:number-columns-repeated="8"/>
        </table:table-row>
        <table:table-row table:style-name="ro1">
          <table:table-cell table:style-name="ce152" office:value-type="string" calcext:value-type="string">
            <text:p>Avenue de l'Eveil</text:p>
          </table:table-cell>
          <table:table-cell table:style-name="ce152"/>
          <table:table-cell table:number-columns-repeated="8"/>
        </table:table-row>
        <table:table-row table:style-name="ro1">
          <table:table-cell table:style-name="ce152" office:value-type="string" calcext:value-type="string">
            <text:p>Avenue de l'Everest</text:p>
          </table:table-cell>
          <table:table-cell table:style-name="ce152"/>
          <table:table-cell table:number-columns-repeated="8"/>
        </table:table-row>
        <table:table-row table:style-name="ro1">
          <table:table-cell table:style-name="ce152" office:value-type="string" calcext:value-type="string">
            <text:p>Avenue de l'Harmonie</text:p>
          </table:table-cell>
          <table:table-cell table:style-name="ce152"/>
          <table:table-cell table:number-columns-repeated="8"/>
        </table:table-row>
        <table:table-row table:style-name="ro1">
          <table:table-cell table:style-name="ce152" office:value-type="string" calcext:value-type="string">
            <text:p>Avenue de l'Hermine</text:p>
          </table:table-cell>
          <table:table-cell table:style-name="ce152"/>
          <table:table-cell table:number-columns-repeated="8"/>
        </table:table-row>
        <table:table-row table:style-name="ro1">
          <table:table-cell table:style-name="ce152" office:value-type="string" calcext:value-type="string">
            <text:p>Avenue de l'Horticulture</text:p>
          </table:table-cell>
          <table:table-cell table:style-name="ce152"/>
          <table:table-cell table:number-columns-repeated="8"/>
        </table:table-row>
        <table:table-row table:style-name="ro1">
          <table:table-cell table:style-name="ce152" office:value-type="string" calcext:value-type="string">
            <text:p>Avenue de l'Hôtel Dieu</text:p>
          </table:table-cell>
          <table:table-cell table:style-name="ce152"/>
          <table:table-cell table:number-columns-repeated="8"/>
        </table:table-row>
        <table:table-row table:style-name="ro1">
          <table:table-cell table:style-name="ce152" office:value-type="string" calcext:value-type="string">
            <text:p>Avenue de l'Ile de Groix</text:p>
          </table:table-cell>
          <table:table-cell table:style-name="ce152"/>
          <table:table-cell table:number-columns-repeated="8"/>
        </table:table-row>
        <table:table-row table:style-name="ro1">
          <table:table-cell table:style-name="ce152" office:value-type="string" calcext:value-type="string">
            <text:p>Avenue de l'Ombrie</text:p>
          </table:table-cell>
          <table:table-cell table:style-name="ce152"/>
          <table:table-cell table:number-columns-repeated="8"/>
        </table:table-row>
        <table:table-row table:style-name="ro1">
          <table:table-cell table:style-name="ce152" office:value-type="string" calcext:value-type="string">
            <text:p>Avenue de l'Omnibus</text:p>
          </table:table-cell>
          <table:table-cell table:style-name="ce152"/>
          <table:table-cell table:number-columns-repeated="8"/>
        </table:table-row>
        <table:table-row table:style-name="ro1">
          <table:table-cell table:style-name="ce152" office:value-type="string" calcext:value-type="string">
            <text:p>Avenue de l'Union</text:p>
          </table:table-cell>
          <table:table-cell table:style-name="ce152"/>
          <table:table-cell table:number-columns-repeated="8"/>
        </table:table-row>
        <table:table-row table:style-name="ro1">
          <table:table-cell table:style-name="ce152" office:value-type="string" calcext:value-type="string">
            <text:p>Avenue de la Belle Dame</text:p>
          </table:table-cell>
          <table:table-cell table:style-name="ce152"/>
          <table:table-cell table:number-columns-repeated="8"/>
        </table:table-row>
        <table:table-row table:style-name="ro1">
          <table:table-cell table:style-name="ce152" office:value-type="string" calcext:value-type="string">
            <text:p>Avenue de la Bonne Humeur</text:p>
          </table:table-cell>
          <table:table-cell table:style-name="ce152"/>
          <table:table-cell table:number-columns-repeated="8"/>
        </table:table-row>
        <table:table-row table:style-name="ro1">
          <table:table-cell table:style-name="ce152" office:value-type="string" calcext:value-type="string">
            <text:p>Avenue de la Boulonnerie</text:p>
          </table:table-cell>
          <table:table-cell table:style-name="ce152"/>
          <table:table-cell table:number-columns-repeated="8"/>
        </table:table-row>
        <table:table-row table:style-name="ro1">
          <table:table-cell table:style-name="ce152" office:value-type="string" calcext:value-type="string">
            <text:p>Avenue de la Calypso</text:p>
          </table:table-cell>
          <table:table-cell table:style-name="ce152"/>
          <table:table-cell table:number-columns-repeated="8"/>
        </table:table-row>
        <table:table-row table:style-name="ro1">
          <table:table-cell table:style-name="ce152" office:value-type="string" calcext:value-type="string">
            <text:p>Avenue de la Chamade</text:p>
          </table:table-cell>
          <table:table-cell table:style-name="ce152"/>
          <table:table-cell table:number-columns-repeated="8"/>
        </table:table-row>
        <table:table-row table:style-name="ro1">
          <table:table-cell table:style-name="ce152" office:value-type="string" calcext:value-type="string">
            <text:p>Avenue de la Châtaigneraie</text:p>
          </table:table-cell>
          <table:table-cell table:style-name="ce152"/>
          <table:table-cell table:number-columns-repeated="8"/>
        </table:table-row>
        <table:table-row table:style-name="ro1">
          <table:table-cell table:style-name="ce152" office:value-type="string" calcext:value-type="string">
            <text:p>Avenue de la Chénaye</text:p>
          </table:table-cell>
          <table:table-cell table:style-name="ce152"/>
          <table:table-cell table:number-columns-repeated="8"/>
        </table:table-row>
        <table:table-row table:style-name="ro1">
          <table:table-cell table:style-name="ce152" office:value-type="string" calcext:value-type="string">
            <text:p>Avenue de la Chocolaterie</text:p>
          </table:table-cell>
          <table:table-cell table:style-name="ce152"/>
          <table:table-cell table:number-columns-repeated="8"/>
        </table:table-row>
        <table:table-row table:style-name="ro1">
          <table:table-cell table:style-name="ce152" office:value-type="string" calcext:value-type="string">
            <text:p>Avenue de la Citerne</text:p>
          </table:table-cell>
          <table:table-cell table:style-name="ce152"/>
          <table:table-cell table:number-columns-repeated="8"/>
        </table:table-row>
        <table:table-row table:style-name="ro1">
          <table:table-cell table:style-name="ce152" office:value-type="string" calcext:value-type="string">
            <text:p>Avenue de la Cithare</text:p>
          </table:table-cell>
          <table:table-cell table:style-name="ce152"/>
          <table:table-cell table:number-columns-repeated="8"/>
        </table:table-row>
        <table:table-row table:style-name="ro1">
          <table:table-cell table:style-name="ce152" office:value-type="string" calcext:value-type="string">
            <text:p>Avenue de la Clarté</text:p>
          </table:table-cell>
          <table:table-cell table:style-name="ce152"/>
          <table:table-cell table:number-columns-repeated="8"/>
        </table:table-row>
        <table:table-row table:style-name="ro1">
          <table:table-cell table:style-name="ce152" office:value-type="string" calcext:value-type="string">
            <text:p>Avenue de la Close</text:p>
          </table:table-cell>
          <table:table-cell table:style-name="ce152"/>
          <table:table-cell table:number-columns-repeated="8"/>
        </table:table-row>
        <table:table-row table:style-name="ro1">
          <table:table-cell table:style-name="ce152" office:value-type="string" calcext:value-type="string">
            <text:p>Avenue de la Comète</text:p>
          </table:table-cell>
          <table:table-cell table:style-name="ce152"/>
          <table:table-cell table:number-columns-repeated="8"/>
        </table:table-row>
        <table:table-row table:style-name="ro1">
          <table:table-cell table:style-name="ce152" office:value-type="string" calcext:value-type="string">
            <text:p>Avenue de la Concorde</text:p>
          </table:table-cell>
          <table:table-cell table:style-name="ce152"/>
          <table:table-cell table:number-columns-repeated="8"/>
        </table:table-row>
        <table:table-row table:style-name="ro1">
          <table:table-cell table:style-name="ce152" office:value-type="string" calcext:value-type="string">
            <text:p>Avenue de la Coquetterie</text:p>
          </table:table-cell>
          <table:table-cell table:style-name="ce152"/>
          <table:table-cell table:number-columns-repeated="8"/>
        </table:table-row>
        <table:table-row table:style-name="ro1">
          <table:table-cell table:style-name="ce152" office:value-type="string" calcext:value-type="string">
            <text:p>Avenue de la Côte d'Or</text:p>
          </table:table-cell>
          <table:table-cell table:style-name="ce152"/>
          <table:table-cell table:number-columns-repeated="8"/>
        </table:table-row>
        <table:table-row table:style-name="ro1">
          <table:table-cell table:style-name="ce152" office:value-type="string" calcext:value-type="string">
            <text:p>Avenue de la Cressonnière</text:p>
          </table:table-cell>
          <table:table-cell table:style-name="ce152"/>
          <table:table-cell table:number-columns-repeated="8"/>
        </table:table-row>
        <table:table-row table:style-name="ro1">
          <table:table-cell table:style-name="ce152" office:value-type="string" calcext:value-type="string">
            <text:p>Avenue de la Devinière</text:p>
          </table:table-cell>
          <table:table-cell table:style-name="ce152"/>
          <table:table-cell table:number-columns-repeated="8"/>
        </table:table-row>
        <table:table-row table:style-name="ro1">
          <table:table-cell table:style-name="ce152" office:value-type="string" calcext:value-type="string">
            <text:p>Avenue de la Forêt</text:p>
          </table:table-cell>
          <table:table-cell table:style-name="ce152"/>
          <table:table-cell table:number-columns-repeated="8"/>
        </table:table-row>
        <table:table-row table:style-name="ro1">
          <table:table-cell table:style-name="ce152" office:value-type="string" calcext:value-type="string">
            <text:p>Avenue de la Frégate</text:p>
          </table:table-cell>
          <table:table-cell table:style-name="ce152"/>
          <table:table-cell table:number-columns-repeated="8"/>
        </table:table-row>
        <table:table-row table:style-name="ro1">
          <table:table-cell table:style-name="ce152" office:value-type="string" calcext:value-type="string">
            <text:p>Avenue de la Gabare</text:p>
          </table:table-cell>
          <table:table-cell table:style-name="ce152"/>
          <table:table-cell table:number-columns-repeated="8"/>
        </table:table-row>
        <table:table-row table:style-name="ro1">
          <table:table-cell table:style-name="ce152" office:value-type="string" calcext:value-type="string">
            <text:p>Avenue de la Gare de Legé</text:p>
          </table:table-cell>
          <table:table-cell table:style-name="ce152"/>
          <table:table-cell table:number-columns-repeated="8"/>
        </table:table-row>
        <table:table-row table:style-name="ro1">
          <table:table-cell table:style-name="ce152" office:value-type="string" calcext:value-type="string">
            <text:p>Avenue de la Gare de Saint Joseph</text:p>
          </table:table-cell>
          <table:table-cell table:style-name="ce152"/>
          <table:table-cell table:number-columns-repeated="8"/>
        </table:table-row>
        <table:table-row table:style-name="ro1">
          <table:table-cell table:style-name="ce152" office:value-type="string" calcext:value-type="string">
            <text:p>Avenue de la Gélinière</text:p>
          </table:table-cell>
          <table:table-cell table:style-name="ce152"/>
          <table:table-cell table:number-columns-repeated="8"/>
        </table:table-row>
        <table:table-row table:style-name="ro1">
          <table:table-cell table:style-name="ce152" office:value-type="string" calcext:value-type="string">
            <text:p>Avenue de la Giroflée</text:p>
          </table:table-cell>
          <table:table-cell table:style-name="ce152"/>
          <table:table-cell table:number-columns-repeated="8"/>
        </table:table-row>
        <table:table-row table:style-name="ro1">
          <table:table-cell table:style-name="ce152" office:value-type="string" calcext:value-type="string">
            <text:p>Avenue de la Goëlette Rachel</text:p>
          </table:table-cell>
          <table:table-cell table:style-name="ce152"/>
          <table:table-cell table:number-columns-repeated="8"/>
        </table:table-row>
        <table:table-row table:style-name="ro1">
          <table:table-cell table:style-name="ce152" office:value-type="string" calcext:value-type="string">
            <text:p>Avenue de la Grande Ourse</text:p>
          </table:table-cell>
          <table:table-cell table:style-name="ce152"/>
          <table:table-cell table:number-columns-repeated="8"/>
        </table:table-row>
        <table:table-row table:style-name="ro1">
          <table:table-cell table:style-name="ce152" office:value-type="string" calcext:value-type="string">
            <text:p>Avenue de la Grive</text:p>
          </table:table-cell>
          <table:table-cell table:style-name="ce152"/>
          <table:table-cell table:number-columns-repeated="8"/>
        </table:table-row>
        <table:table-row table:style-name="ro1">
          <table:table-cell table:style-name="ce152" office:value-type="string" calcext:value-type="string">
            <text:p>Avenue de la Jaroussaye</text:p>
          </table:table-cell>
          <table:table-cell table:style-name="ce152"/>
          <table:table-cell table:number-columns-repeated="8"/>
        </table:table-row>
        <table:table-row table:style-name="ro1">
          <table:table-cell table:style-name="ce152" office:value-type="string" calcext:value-type="string">
            <text:p>Avenue de la Joie</text:p>
          </table:table-cell>
          <table:table-cell table:style-name="ce152"/>
          <table:table-cell table:number-columns-repeated="8"/>
        </table:table-row>
        <table:table-row table:style-name="ro1">
          <table:table-cell table:style-name="ce152" office:value-type="string" calcext:value-type="string">
            <text:p>Avenue de la Mahaudière</text:p>
          </table:table-cell>
          <table:table-cell table:style-name="ce152"/>
          <table:table-cell table:number-columns-repeated="8"/>
        </table:table-row>
        <table:table-row table:style-name="ro1">
          <table:table-cell table:style-name="ce152" office:value-type="string" calcext:value-type="string">
            <text:p>Avenue de la Maisonnette</text:p>
          </table:table-cell>
          <table:table-cell table:style-name="ce152"/>
          <table:table-cell table:number-columns-repeated="8"/>
        </table:table-row>
        <table:table-row table:style-name="ro1">
          <table:table-cell table:style-name="ce152" office:value-type="string" calcext:value-type="string">
            <text:p>Avenue de la Milletière</text:p>
          </table:table-cell>
          <table:table-cell table:style-name="ce152"/>
          <table:table-cell table:number-columns-repeated="8"/>
        </table:table-row>
        <table:table-row table:style-name="ro1">
          <table:table-cell table:style-name="ce152" office:value-type="string" calcext:value-type="string">
            <text:p>Avenue de la Minerve</text:p>
          </table:table-cell>
          <table:table-cell table:style-name="ce152"/>
          <table:table-cell table:number-columns-repeated="8"/>
        </table:table-row>
        <table:table-row table:style-name="ro1">
          <table:table-cell table:style-name="ce152" office:value-type="string" calcext:value-type="string">
            <text:p>Avenue de la Mustaudière</text:p>
          </table:table-cell>
          <table:table-cell table:style-name="ce152"/>
          <table:table-cell table:number-columns-repeated="8"/>
        </table:table-row>
        <table:table-row table:style-name="ro1">
          <table:table-cell table:style-name="ce152" office:value-type="string" calcext:value-type="string">
            <text:p>Avenue de la Paix</text:p>
          </table:table-cell>
          <table:table-cell table:style-name="ce152"/>
          <table:table-cell table:number-columns-repeated="8"/>
        </table:table-row>
        <table:table-row table:style-name="ro1">
          <table:table-cell table:style-name="ce152" office:value-type="string" calcext:value-type="string">
            <text:p>Avenue de la Pajaudière</text:p>
          </table:table-cell>
          <table:table-cell table:style-name="ce152"/>
          <table:table-cell table:number-columns-repeated="8"/>
        </table:table-row>
        <table:table-row table:style-name="ro1">
          <table:table-cell table:style-name="ce152" office:value-type="string" calcext:value-type="string">
            <text:p>Avenue de la Pepinière</text:p>
          </table:table-cell>
          <table:table-cell table:style-name="ce152"/>
          <table:table-cell table:number-columns-repeated="8"/>
        </table:table-row>
        <table:table-row table:style-name="ro1">
          <table:table-cell table:style-name="ce152" office:value-type="string" calcext:value-type="string">
            <text:p>Avenue de la Petite Baratte</text:p>
          </table:table-cell>
          <table:table-cell table:style-name="ce152"/>
          <table:table-cell table:number-columns-repeated="8"/>
        </table:table-row>
        <table:table-row table:style-name="ro1">
          <table:table-cell table:style-name="ce152" office:value-type="string" calcext:value-type="string">
            <text:p>Avenue de la Petite Berrodière</text:p>
          </table:table-cell>
          <table:table-cell table:style-name="ce152"/>
          <table:table-cell table:number-columns-repeated="8"/>
        </table:table-row>
        <table:table-row table:style-name="ro1">
          <table:table-cell table:style-name="ce152" office:value-type="string" calcext:value-type="string">
            <text:p>Avenue de la Piaudière</text:p>
          </table:table-cell>
          <table:table-cell table:style-name="ce152"/>
          <table:table-cell table:number-columns-repeated="8"/>
        </table:table-row>
        <table:table-row table:style-name="ro1">
          <table:table-cell table:style-name="ce152" office:value-type="string" calcext:value-type="string">
            <text:p>Avenue de la Polka</text:p>
          </table:table-cell>
          <table:table-cell table:style-name="ce152"/>
          <table:table-cell table:number-columns-repeated="8"/>
        </table:table-row>
        <table:table-row table:style-name="ro1">
          <table:table-cell table:style-name="ce152" office:value-type="string" calcext:value-type="string">
            <text:p>Avenue de la Prémondière</text:p>
          </table:table-cell>
          <table:table-cell table:style-name="ce152"/>
          <table:table-cell table:number-columns-repeated="8"/>
        </table:table-row>
        <table:table-row table:style-name="ro1">
          <table:table-cell table:style-name="ce152" office:value-type="string" calcext:value-type="string">
            <text:p>Avenue de la Priauté</text:p>
          </table:table-cell>
          <table:table-cell table:style-name="ce152"/>
          <table:table-cell table:number-columns-repeated="8"/>
        </table:table-row>
        <table:table-row table:style-name="ro1">
          <table:table-cell table:style-name="ce152" office:value-type="string" calcext:value-type="string">
            <text:p>Avenue de la Prime</text:p>
          </table:table-cell>
          <table:table-cell table:style-name="ce152"/>
          <table:table-cell table:number-columns-repeated="8"/>
        </table:table-row>
        <table:table-row table:style-name="ro1">
          <table:table-cell table:style-name="ce152" office:value-type="string" calcext:value-type="string">
            <text:p>Avenue de la Production</text:p>
          </table:table-cell>
          <table:table-cell table:style-name="ce152"/>
          <table:table-cell table:number-columns-repeated="8"/>
        </table:table-row>
        <table:table-row table:style-name="ro1">
          <table:table-cell table:style-name="ce152" office:value-type="string" calcext:value-type="string">
            <text:p>Avenue de la Rocca</text:p>
          </table:table-cell>
          <table:table-cell table:style-name="ce152"/>
          <table:table-cell table:number-columns-repeated="8"/>
        </table:table-row>
        <table:table-row table:style-name="ro1">
          <table:table-cell table:style-name="ce152" office:value-type="string" calcext:value-type="string">
            <text:p>Avenue de la Salamandre</text:p>
          </table:table-cell>
          <table:table-cell table:style-name="ce152"/>
          <table:table-cell table:number-columns-repeated="8"/>
        </table:table-row>
        <table:table-row table:style-name="ro1">
          <table:table-cell table:style-name="ce152" office:value-type="string" calcext:value-type="string">
            <text:p>Avenue de la Tamise</text:p>
          </table:table-cell>
          <table:table-cell table:style-name="ce152"/>
          <table:table-cell table:number-columns-repeated="8"/>
        </table:table-row>
        <table:table-row table:style-name="ro1">
          <table:table-cell table:style-name="ce152" office:value-type="string" calcext:value-type="string">
            <text:p>Avenue de la Terre Rouge</text:p>
          </table:table-cell>
          <table:table-cell table:style-name="ce152"/>
          <table:table-cell table:number-columns-repeated="8"/>
        </table:table-row>
        <table:table-row table:style-name="ro1">
          <table:table-cell table:style-name="ce152" office:value-type="string" calcext:value-type="string">
            <text:p>Avenue de la Tranquillité</text:p>
          </table:table-cell>
          <table:table-cell table:style-name="ce152"/>
          <table:table-cell table:number-columns-repeated="8"/>
        </table:table-row>
        <table:table-row table:style-name="ro1">
          <table:table-cell table:style-name="ce152" office:value-type="string" calcext:value-type="string">
            <text:p>Avenue de la Transat</text:p>
          </table:table-cell>
          <table:table-cell table:style-name="ce152"/>
          <table:table-cell table:number-columns-repeated="8"/>
        </table:table-row>
        <table:table-row table:style-name="ro1">
          <table:table-cell table:style-name="ce152" office:value-type="string" calcext:value-type="string">
            <text:p>Avenue de la Valtaiserie</text:p>
          </table:table-cell>
          <table:table-cell table:style-name="ce152"/>
          <table:table-cell table:number-columns-repeated="8"/>
        </table:table-row>
        <table:table-row table:style-name="ro1">
          <table:table-cell table:style-name="ce152" office:value-type="string" calcext:value-type="string">
            <text:p>Avenue de Landevennec</text:p>
          </table:table-cell>
          <table:table-cell table:style-name="ce152"/>
          <table:table-cell table:number-columns-repeated="8"/>
        </table:table-row>
        <table:table-row table:style-name="ro1">
          <table:table-cell table:style-name="ce152" office:value-type="string" calcext:value-type="string">
            <text:p>Avenue de Lausanne</text:p>
          </table:table-cell>
          <table:table-cell table:style-name="ce152"/>
          <table:table-cell table:number-columns-repeated="8"/>
        </table:table-row>
        <table:table-row table:style-name="ro1">
          <table:table-cell table:style-name="ce152" office:value-type="string" calcext:value-type="string">
            <text:p>Avenue de Locmariaquer</text:p>
          </table:table-cell>
          <table:table-cell table:style-name="ce152"/>
          <table:table-cell table:number-columns-repeated="8"/>
        </table:table-row>
        <table:table-row table:style-name="ro1">
          <table:table-cell table:style-name="ce152" office:value-type="string" calcext:value-type="string">
            <text:p>Avenue de Locronan</text:p>
          </table:table-cell>
          <table:table-cell table:style-name="ce152"/>
          <table:table-cell table:number-columns-repeated="8"/>
        </table:table-row>
        <table:table-row table:style-name="ro1">
          <table:table-cell table:style-name="ce152" office:value-type="string" calcext:value-type="string">
            <text:p>Avenue de Lusancay</text:p>
          </table:table-cell>
          <table:table-cell table:style-name="ce152"/>
          <table:table-cell table:number-columns-repeated="8"/>
        </table:table-row>
        <table:table-row table:style-name="ro1">
          <table:table-cell table:style-name="ce152" office:value-type="string" calcext:value-type="string">
            <text:p>Avenue de Marvejols</text:p>
          </table:table-cell>
          <table:table-cell table:style-name="ce152"/>
          <table:table-cell table:number-columns-repeated="8"/>
        </table:table-row>
        <table:table-row table:style-name="ro1">
          <table:table-cell table:style-name="ce152" office:value-type="string" calcext:value-type="string">
            <text:p>Avenue de Montys</text:p>
          </table:table-cell>
          <table:table-cell table:style-name="ce152"/>
          <table:table-cell table:number-columns-repeated="8"/>
        </table:table-row>
        <table:table-row table:style-name="ro1">
          <table:table-cell table:style-name="ce152" office:value-type="string" calcext:value-type="string">
            <text:p>Avenue de Navarre</text:p>
          </table:table-cell>
          <table:table-cell table:style-name="ce152"/>
          <table:table-cell table:number-columns-repeated="8"/>
        </table:table-row>
        <table:table-row table:style-name="ro1">
          <table:table-cell table:style-name="ce152" office:value-type="string" calcext:value-type="string">
            <text:p>Avenue de Normandie</text:p>
          </table:table-cell>
          <table:table-cell table:style-name="ce152"/>
          <table:table-cell table:number-columns-repeated="8"/>
        </table:table-row>
        <table:table-row table:style-name="ro1">
          <table:table-cell table:style-name="ce152" office:value-type="string" calcext:value-type="string">
            <text:p>Avenue de Noroit</text:p>
          </table:table-cell>
          <table:table-cell table:style-name="ce152"/>
          <table:table-cell table:number-columns-repeated="8"/>
        </table:table-row>
        <table:table-row table:style-name="ro1">
          <table:table-cell table:style-name="ce152" office:value-type="string" calcext:value-type="string">
            <text:p>Avenue de Paimpont</text:p>
          </table:table-cell>
          <table:table-cell table:style-name="ce152"/>
          <table:table-cell table:number-columns-repeated="8"/>
        </table:table-row>
        <table:table-row table:style-name="ro1">
          <table:table-cell table:style-name="ce152" office:value-type="string" calcext:value-type="string">
            <text:p>Avenue de Plougastel</text:p>
          </table:table-cell>
          <table:table-cell table:style-name="ce152"/>
          <table:table-cell table:number-columns-repeated="8"/>
        </table:table-row>
        <table:table-row table:style-name="ro1">
          <table:table-cell table:style-name="ce152" office:value-type="string" calcext:value-type="string">
            <text:p>Avenue de Rome</text:p>
          </table:table-cell>
          <table:table-cell table:style-name="ce152"/>
          <table:table-cell table:number-columns-repeated="8"/>
        </table:table-row>
        <table:table-row table:style-name="ro1">
          <table:table-cell table:style-name="ce152" office:value-type="string" calcext:value-type="string">
            <text:p>Avenue de Salonique</text:p>
          </table:table-cell>
          <table:table-cell table:style-name="ce152"/>
          <table:table-cell table:number-columns-repeated="8"/>
        </table:table-row>
        <table:table-row table:style-name="ro1">
          <table:table-cell table:style-name="ce152" office:value-type="string" calcext:value-type="string">
            <text:p>Avenue de Samothrace</text:p>
          </table:table-cell>
          <table:table-cell table:style-name="ce152"/>
          <table:table-cell table:number-columns-repeated="8"/>
        </table:table-row>
        <table:table-row table:style-name="ro1">
          <table:table-cell table:style-name="ce152" office:value-type="string" calcext:value-type="string">
            <text:p>Avenue de Smyrne</text:p>
          </table:table-cell>
          <table:table-cell table:style-name="ce152"/>
          <table:table-cell table:number-columns-repeated="8"/>
        </table:table-row>
        <table:table-row table:style-name="ro1">
          <table:table-cell table:style-name="ce152" office:value-type="string" calcext:value-type="string">
            <text:p>Avenue de Sparte</text:p>
          </table:table-cell>
          <table:table-cell table:style-name="ce152"/>
          <table:table-cell table:number-columns-repeated="8"/>
        </table:table-row>
        <table:table-row table:style-name="ro1">
          <table:table-cell table:style-name="ce152" office:value-type="string" calcext:value-type="string">
            <text:p>Avenue de Tahiti</text:p>
          </table:table-cell>
          <table:table-cell table:style-name="ce152"/>
          <table:table-cell table:number-columns-repeated="8"/>
        </table:table-row>
        <table:table-row table:style-name="ro1">
          <table:table-cell table:style-name="ce152" office:value-type="string" calcext:value-type="string">
            <text:p>Avenue de Toutes Joies</text:p>
          </table:table-cell>
          <table:table-cell table:style-name="ce152"/>
          <table:table-cell table:number-columns-repeated="8"/>
        </table:table-row>
        <table:table-row table:style-name="ro1">
          <table:table-cell table:style-name="ce152" office:value-type="string" calcext:value-type="string">
            <text:p>Avenue de Versailles</text:p>
          </table:table-cell>
          <table:table-cell table:style-name="ce152"/>
          <table:table-cell table:number-columns-repeated="8"/>
        </table:table-row>
        <table:table-row table:style-name="ro1">
          <table:table-cell table:style-name="ce152" office:value-type="string" calcext:value-type="string">
            <text:p>Avenue de Wattignies</text:p>
          </table:table-cell>
          <table:table-cell table:style-name="ce152"/>
          <table:table-cell table:number-columns-repeated="8"/>
        </table:table-row>
        <table:table-row table:style-name="ro1">
          <table:table-cell table:style-name="ce152" office:value-type="string" calcext:value-type="string">
            <text:p>Avenue des 3 Frères</text:p>
          </table:table-cell>
          <table:table-cell table:style-name="ce152"/>
          <table:table-cell table:number-columns-repeated="8"/>
        </table:table-row>
        <table:table-row table:style-name="ro1">
          <table:table-cell table:style-name="ce152" office:value-type="string" calcext:value-type="string">
            <text:p>Avenue des 3 Mousquetaires</text:p>
          </table:table-cell>
          <table:table-cell table:style-name="ce152"/>
          <table:table-cell table:number-columns-repeated="8"/>
        </table:table-row>
        <table:table-row table:style-name="ro1">
          <table:table-cell table:style-name="ce152" office:value-type="string" calcext:value-type="string">
            <text:p>Avenue des Acacias</text:p>
          </table:table-cell>
          <table:table-cell table:style-name="ce152"/>
          <table:table-cell table:number-columns-repeated="8"/>
        </table:table-row>
        <table:table-row table:style-name="ro1">
          <table:table-cell table:style-name="ce152" office:value-type="string" calcext:value-type="string">
            <text:p>Avenue des Agneaux</text:p>
          </table:table-cell>
          <table:table-cell table:style-name="ce152"/>
          <table:table-cell table:number-columns-repeated="8"/>
        </table:table-row>
        <table:table-row table:style-name="ro1">
          <table:table-cell table:style-name="ce152" office:value-type="string" calcext:value-type="string">
            <text:p>Avenue des Ajoncs</text:p>
          </table:table-cell>
          <table:table-cell table:style-name="ce152"/>
          <table:table-cell table:number-columns-repeated="8"/>
        </table:table-row>
        <table:table-row table:style-name="ro1">
          <table:table-cell table:style-name="ce152" office:value-type="string" calcext:value-type="string">
            <text:p>Avenue des Algues</text:p>
          </table:table-cell>
          <table:table-cell table:style-name="ce152"/>
          <table:table-cell table:number-columns-repeated="8"/>
        </table:table-row>
        <table:table-row table:style-name="ro1">
          <table:table-cell table:style-name="ce152" office:value-type="string" calcext:value-type="string">
            <text:p>Avenue des Alouettes</text:p>
          </table:table-cell>
          <table:table-cell table:style-name="ce152"/>
          <table:table-cell table:number-columns-repeated="8"/>
        </table:table-row>
        <table:table-row table:style-name="ro1">
          <table:table-cell table:style-name="ce152" office:value-type="string" calcext:value-type="string">
            <text:p>Avenue des Alpagas</text:p>
          </table:table-cell>
          <table:table-cell table:style-name="ce152"/>
          <table:table-cell table:number-columns-repeated="8"/>
        </table:table-row>
        <table:table-row table:style-name="ro1">
          <table:table-cell table:style-name="ce152" office:value-type="string" calcext:value-type="string">
            <text:p>Avenue des Amandiers</text:p>
          </table:table-cell>
          <table:table-cell table:style-name="ce152"/>
          <table:table-cell table:number-columns-repeated="8"/>
        </table:table-row>
        <table:table-row table:style-name="ro1">
          <table:table-cell table:style-name="ce152" office:value-type="string" calcext:value-type="string">
            <text:p>Avenue des Amandines</text:p>
          </table:table-cell>
          <table:table-cell table:style-name="ce152"/>
          <table:table-cell table:number-columns-repeated="8"/>
        </table:table-row>
        <table:table-row table:style-name="ro1">
          <table:table-cell table:style-name="ce152" office:value-type="string" calcext:value-type="string">
            <text:p>Avenue des Amaryllis</text:p>
          </table:table-cell>
          <table:table-cell table:style-name="ce152"/>
          <table:table-cell table:number-columns-repeated="8"/>
        </table:table-row>
        <table:table-row table:style-name="ro1">
          <table:table-cell table:style-name="ce152" office:value-type="string" calcext:value-type="string">
            <text:p>Avenue des Améthystes</text:p>
          </table:table-cell>
          <table:table-cell table:style-name="ce152"/>
          <table:table-cell table:number-columns-repeated="8"/>
        </table:table-row>
        <table:table-row table:style-name="ro1">
          <table:table-cell table:style-name="ce152" office:value-type="string" calcext:value-type="string">
            <text:p>Avenue des Antilopes</text:p>
          </table:table-cell>
          <table:table-cell table:style-name="ce152"/>
          <table:table-cell table:number-columns-repeated="8"/>
        </table:table-row>
        <table:table-row table:style-name="ro1">
          <table:table-cell table:style-name="ce152" office:value-type="string" calcext:value-type="string">
            <text:p>Avenue des Aquarelles</text:p>
          </table:table-cell>
          <table:table-cell table:style-name="ce152"/>
          <table:table-cell table:number-columns-repeated="8"/>
        </table:table-row>
        <table:table-row table:style-name="ro1">
          <table:table-cell table:style-name="ce152" office:value-type="string" calcext:value-type="string">
            <text:p>Avenue des Armoises</text:p>
          </table:table-cell>
          <table:table-cell table:style-name="ce152"/>
          <table:table-cell table:number-columns-repeated="8"/>
        </table:table-row>
        <table:table-row table:style-name="ro1">
          <table:table-cell table:style-name="ce152" office:value-type="string" calcext:value-type="string">
            <text:p>Avenue des Bambous</text:p>
          </table:table-cell>
          <table:table-cell table:style-name="ce152"/>
          <table:table-cell table:number-columns-repeated="8"/>
        </table:table-row>
        <table:table-row table:style-name="ro1">
          <table:table-cell table:style-name="ce152" office:value-type="string" calcext:value-type="string">
            <text:p>Avenue des Belles Terres</text:p>
          </table:table-cell>
          <table:table-cell table:style-name="ce152"/>
          <table:table-cell table:number-columns-repeated="8"/>
        </table:table-row>
        <table:table-row table:style-name="ro1">
          <table:table-cell table:style-name="ce152" office:value-type="string" calcext:value-type="string">
            <text:p>Avenue des Biches</text:p>
          </table:table-cell>
          <table:table-cell table:style-name="ce152"/>
          <table:table-cell table:number-columns-repeated="8"/>
        </table:table-row>
        <table:table-row table:style-name="ro1">
          <table:table-cell table:style-name="ce152" office:value-type="string" calcext:value-type="string">
            <text:p>Avenue des Blés d'Or</text:p>
          </table:table-cell>
          <table:table-cell table:style-name="ce152"/>
          <table:table-cell table:number-columns-repeated="8"/>
        </table:table-row>
        <table:table-row table:style-name="ro1">
          <table:table-cell table:style-name="ce152" office:value-type="string" calcext:value-type="string">
            <text:p>Avenue des Bleuets</text:p>
          </table:table-cell>
          <table:table-cell table:style-name="ce152"/>
          <table:table-cell table:number-columns-repeated="8"/>
        </table:table-row>
        <table:table-row table:style-name="ro1">
          <table:table-cell table:style-name="ce152" office:value-type="string" calcext:value-type="string">
            <text:p>Avenue des Bonnes Volontés</text:p>
          </table:table-cell>
          <table:table-cell table:style-name="ce152"/>
          <table:table-cell table:number-columns-repeated="8"/>
        </table:table-row>
        <table:table-row table:style-name="ro1">
          <table:table-cell table:style-name="ce152" office:value-type="string" calcext:value-type="string">
            <text:p>Avenue des Bouleaux</text:p>
          </table:table-cell>
          <table:table-cell table:style-name="ce152"/>
          <table:table-cell table:number-columns-repeated="8"/>
        </table:table-row>
        <table:table-row table:style-name="ro1">
          <table:table-cell table:style-name="ce152" office:value-type="string" calcext:value-type="string">
            <text:p>Avenue des Campanules</text:p>
          </table:table-cell>
          <table:table-cell table:style-name="ce152"/>
          <table:table-cell table:number-columns-repeated="8"/>
        </table:table-row>
        <table:table-row table:style-name="ro1">
          <table:table-cell table:style-name="ce152" office:value-type="string" calcext:value-type="string">
            <text:p>Avenue des Canotières</text:p>
          </table:table-cell>
          <table:table-cell table:style-name="ce152"/>
          <table:table-cell table:number-columns-repeated="8"/>
        </table:table-row>
        <table:table-row table:style-name="ro1">
          <table:table-cell table:style-name="ce152" office:value-type="string" calcext:value-type="string">
            <text:p>Avenue des Cardinaux</text:p>
          </table:table-cell>
          <table:table-cell table:style-name="ce152"/>
          <table:table-cell table:number-columns-repeated="8"/>
        </table:table-row>
        <table:table-row table:style-name="ro1">
          <table:table-cell table:style-name="ce152" office:value-type="string" calcext:value-type="string">
            <text:p>Avenue des Cascades</text:p>
          </table:table-cell>
          <table:table-cell table:style-name="ce152"/>
          <table:table-cell table:number-columns-repeated="8"/>
        </table:table-row>
        <table:table-row table:style-name="ro1">
          <table:table-cell table:style-name="ce152" office:value-type="string" calcext:value-type="string">
            <text:p>Avenue des Causses</text:p>
          </table:table-cell>
          <table:table-cell table:style-name="ce152"/>
          <table:table-cell table:number-columns-repeated="8"/>
        </table:table-row>
        <table:table-row table:style-name="ro1">
          <table:table-cell table:style-name="ce152" office:value-type="string" calcext:value-type="string">
            <text:p>Avenue des Chalâtres</text:p>
          </table:table-cell>
          <table:table-cell table:style-name="ce152"/>
          <table:table-cell table:number-columns-repeated="8"/>
        </table:table-row>
        <table:table-row table:style-name="ro1">
          <table:table-cell table:style-name="ce152" office:value-type="string" calcext:value-type="string">
            <text:p>Avenue des Chamois</text:p>
          </table:table-cell>
          <table:table-cell table:style-name="ce152"/>
          <table:table-cell table:number-columns-repeated="8"/>
        </table:table-row>
        <table:table-row table:style-name="ro1">
          <table:table-cell table:style-name="ce152" office:value-type="string" calcext:value-type="string">
            <text:p>Avenue des Chapelières</text:p>
          </table:table-cell>
          <table:table-cell table:style-name="ce152"/>
          <table:table-cell table:number-columns-repeated="8"/>
        </table:table-row>
        <table:table-row table:style-name="ro1">
          <table:table-cell table:style-name="ce152" office:value-type="string" calcext:value-type="string">
            <text:p>Avenue des Chèvrefeuilles</text:p>
          </table:table-cell>
          <table:table-cell table:style-name="ce152"/>
          <table:table-cell table:number-columns-repeated="8"/>
        </table:table-row>
        <table:table-row table:style-name="ro1">
          <table:table-cell table:style-name="ce152" office:value-type="string" calcext:value-type="string">
            <text:p>Avenue des Cigales</text:p>
          </table:table-cell>
          <table:table-cell table:style-name="ce152"/>
          <table:table-cell table:number-columns-repeated="8"/>
        </table:table-row>
        <table:table-row table:style-name="ro1">
          <table:table-cell table:style-name="ce152" office:value-type="string" calcext:value-type="string">
            <text:p>Avenue des Clavecins</text:p>
          </table:table-cell>
          <table:table-cell table:style-name="ce152"/>
          <table:table-cell table:number-columns-repeated="8"/>
        </table:table-row>
        <table:table-row table:style-name="ro1">
          <table:table-cell table:style-name="ce152" office:value-type="string" calcext:value-type="string">
            <text:p>Avenue des Coquelicots</text:p>
          </table:table-cell>
          <table:table-cell table:style-name="ce152"/>
          <table:table-cell table:number-columns-repeated="8"/>
        </table:table-row>
        <table:table-row table:style-name="ro1">
          <table:table-cell table:style-name="ce152" office:value-type="string" calcext:value-type="string">
            <text:p>Avenue des Cottages</text:p>
          </table:table-cell>
          <table:table-cell table:style-name="ce152"/>
          <table:table-cell table:number-columns-repeated="8"/>
        </table:table-row>
        <table:table-row table:style-name="ro1">
          <table:table-cell table:style-name="ce152" office:value-type="string" calcext:value-type="string">
            <text:p>Avenue des Coucous</text:p>
          </table:table-cell>
          <table:table-cell table:style-name="ce152"/>
          <table:table-cell table:number-columns-repeated="8"/>
        </table:table-row>
        <table:table-row table:style-name="ro1">
          <table:table-cell table:style-name="ce152" office:value-type="string" calcext:value-type="string">
            <text:p>Avenue des Dalmatiens</text:p>
          </table:table-cell>
          <table:table-cell table:style-name="ce152"/>
          <table:table-cell table:number-columns-repeated="8"/>
        </table:table-row>
        <table:table-row table:style-name="ro1">
          <table:table-cell table:style-name="ce152" office:value-type="string" calcext:value-type="string">
            <text:p>Avenue des Danois</text:p>
          </table:table-cell>
          <table:table-cell table:style-name="ce152"/>
          <table:table-cell table:number-columns-repeated="8"/>
        </table:table-row>
        <table:table-row table:style-name="ro1">
          <table:table-cell table:style-name="ce152" office:value-type="string" calcext:value-type="string">
            <text:p>Avenue des Dervallières</text:p>
          </table:table-cell>
          <table:table-cell table:style-name="ce152"/>
          <table:table-cell table:number-columns-repeated="8"/>
        </table:table-row>
        <table:table-row table:style-name="ro1">
          <table:table-cell table:style-name="ce152" office:value-type="string" calcext:value-type="string">
            <text:p>Avenue des Diligences</text:p>
          </table:table-cell>
          <table:table-cell table:style-name="ce152"/>
          <table:table-cell table:number-columns-repeated="8"/>
        </table:table-row>
        <table:table-row table:style-name="ro1">
          <table:table-cell table:style-name="ce152" office:value-type="string" calcext:value-type="string">
            <text:p>Avenue des Druides</text:p>
          </table:table-cell>
          <table:table-cell table:style-name="ce152"/>
          <table:table-cell table:number-columns-repeated="8"/>
        </table:table-row>
        <table:table-row table:style-name="ro1">
          <table:table-cell table:style-name="ce152" office:value-type="string" calcext:value-type="string">
            <text:p>Avenue des Eglantiers</text:p>
          </table:table-cell>
          <table:table-cell table:style-name="ce152"/>
          <table:table-cell table:number-columns-repeated="8"/>
        </table:table-row>
        <table:table-row table:style-name="ro1">
          <table:table-cell table:style-name="ce152" office:value-type="string" calcext:value-type="string">
            <text:p>Avenue des Epagneuls</text:p>
          </table:table-cell>
          <table:table-cell table:style-name="ce152"/>
          <table:table-cell table:number-columns-repeated="8"/>
        </table:table-row>
        <table:table-row table:style-name="ro1">
          <table:table-cell table:style-name="ce152" office:value-type="string" calcext:value-type="string">
            <text:p>Avenue des Epicéas</text:p>
          </table:table-cell>
          <table:table-cell table:style-name="ce152"/>
          <table:table-cell table:number-columns-repeated="8"/>
        </table:table-row>
        <table:table-row table:style-name="ro1">
          <table:table-cell table:style-name="ce152" office:value-type="string" calcext:value-type="string">
            <text:p>Avenue des Epicéas</text:p>
          </table:table-cell>
          <table:table-cell table:style-name="ce152"/>
          <table:table-cell table:number-columns-repeated="8"/>
        </table:table-row>
        <table:table-row table:style-name="ro1">
          <table:table-cell table:style-name="ce152" office:value-type="string" calcext:value-type="string">
            <text:p>Avenue des Fées</text:p>
          </table:table-cell>
          <table:table-cell table:style-name="ce152"/>
          <table:table-cell table:number-columns-repeated="8"/>
        </table:table-row>
        <table:table-row table:style-name="ro1">
          <table:table-cell table:style-name="ce152" office:value-type="string" calcext:value-type="string">
            <text:p>Avenue des Flamboyants</text:p>
          </table:table-cell>
          <table:table-cell table:style-name="ce152"/>
          <table:table-cell table:number-columns-repeated="8"/>
        </table:table-row>
        <table:table-row table:style-name="ro1">
          <table:table-cell table:style-name="ce152" office:value-type="string" calcext:value-type="string">
            <text:p>Avenue des Franciscains</text:p>
          </table:table-cell>
          <table:table-cell table:style-name="ce152"/>
          <table:table-cell table:number-columns-repeated="8"/>
        </table:table-row>
        <table:table-row table:style-name="ro1">
          <table:table-cell table:style-name="ce152" office:value-type="string" calcext:value-type="string">
            <text:p>Avenue des Frères Bauquin</text:p>
          </table:table-cell>
          <table:table-cell table:style-name="ce152"/>
          <table:table-cell table:number-columns-repeated="8"/>
        </table:table-row>
        <table:table-row table:style-name="ro1">
          <table:table-cell table:style-name="ce152" office:value-type="string" calcext:value-type="string">
            <text:p>Avenue des Gazons</text:p>
          </table:table-cell>
          <table:table-cell table:style-name="ce152"/>
          <table:table-cell table:number-columns-repeated="8"/>
        </table:table-row>
        <table:table-row table:style-name="ro1">
          <table:table-cell table:style-name="ce152" office:value-type="string" calcext:value-type="string">
            <text:p>Avenue des Gentilshommes</text:p>
          </table:table-cell>
          <table:table-cell table:style-name="ce152"/>
          <table:table-cell table:number-columns-repeated="8"/>
        </table:table-row>
        <table:table-row table:style-name="ro1">
          <table:table-cell table:style-name="ce152" office:value-type="string" calcext:value-type="string">
            <text:p>Avenue des Gobelets</text:p>
          </table:table-cell>
          <table:table-cell table:style-name="ce152"/>
          <table:table-cell table:number-columns-repeated="8"/>
        </table:table-row>
        <table:table-row table:style-name="ro1">
          <table:table-cell table:style-name="ce152" office:value-type="string" calcext:value-type="string">
            <text:p>Avenue des Goëlands</text:p>
          </table:table-cell>
          <table:table-cell table:style-name="ce152"/>
          <table:table-cell table:number-columns-repeated="8"/>
        </table:table-row>
        <table:table-row table:style-name="ro1">
          <table:table-cell table:style-name="ce152" office:value-type="string" calcext:value-type="string">
            <text:p>Avenue des Guitares</text:p>
          </table:table-cell>
          <table:table-cell table:style-name="ce152"/>
          <table:table-cell table:number-columns-repeated="8"/>
        </table:table-row>
        <table:table-row table:style-name="ro1">
          <table:table-cell table:style-name="ce152" office:value-type="string" calcext:value-type="string">
            <text:p>Avenue des Hauts Fonds</text:p>
          </table:table-cell>
          <table:table-cell table:style-name="ce152"/>
          <table:table-cell table:number-columns-repeated="8"/>
        </table:table-row>
        <table:table-row table:style-name="ro1">
          <table:table-cell table:style-name="ce152" office:value-type="string" calcext:value-type="string">
            <text:p>Avenue des Hélianthes</text:p>
          </table:table-cell>
          <table:table-cell table:style-name="ce152"/>
          <table:table-cell table:number-columns-repeated="8"/>
        </table:table-row>
        <table:table-row table:style-name="ro1">
          <table:table-cell table:style-name="ce152" office:value-type="string" calcext:value-type="string">
            <text:p>Avenue des Héliotropes</text:p>
          </table:table-cell>
          <table:table-cell table:style-name="ce152"/>
          <table:table-cell table:number-columns-repeated="8"/>
        </table:table-row>
        <table:table-row table:style-name="ro1">
          <table:table-cell table:style-name="ce152" office:value-type="string" calcext:value-type="string">
            <text:p>Avenue des Hespérides</text:p>
          </table:table-cell>
          <table:table-cell table:style-name="ce152"/>
          <table:table-cell table:number-columns-repeated="8"/>
        </table:table-row>
        <table:table-row table:style-name="ro1">
          <table:table-cell table:style-name="ce152" office:value-type="string" calcext:value-type="string">
            <text:p>Avenue des Hortensias</text:p>
          </table:table-cell>
          <table:table-cell table:style-name="ce152"/>
          <table:table-cell table:number-columns-repeated="8"/>
        </table:table-row>
        <table:table-row table:style-name="ro1">
          <table:table-cell table:style-name="ce152" office:value-type="string" calcext:value-type="string">
            <text:p>Avenue des Ifs</text:p>
          </table:table-cell>
          <table:table-cell table:style-name="ce152"/>
          <table:table-cell table:number-columns-repeated="8"/>
        </table:table-row>
        <table:table-row table:style-name="ro1">
          <table:table-cell table:style-name="ce152" office:value-type="string" calcext:value-type="string">
            <text:p>Avenue des Impressionnistes</text:p>
          </table:table-cell>
          <table:table-cell table:style-name="ce152"/>
          <table:table-cell table:number-columns-repeated="8"/>
        </table:table-row>
        <table:table-row table:style-name="ro1">
          <table:table-cell table:style-name="ce152" office:value-type="string" calcext:value-type="string">
            <text:p>Avenue des Ingénieurs</text:p>
          </table:table-cell>
          <table:table-cell table:style-name="ce152"/>
          <table:table-cell table:number-columns-repeated="8"/>
        </table:table-row>
        <table:table-row table:style-name="ro1">
          <table:table-cell table:style-name="ce152" office:value-type="string" calcext:value-type="string">
            <text:p>Avenue des Iris</text:p>
          </table:table-cell>
          <table:table-cell table:style-name="ce152"/>
          <table:table-cell table:number-columns-repeated="8"/>
        </table:table-row>
        <table:table-row table:style-name="ro1">
          <table:table-cell table:style-name="ce152" office:value-type="string" calcext:value-type="string">
            <text:p>Avenue des Jades</text:p>
          </table:table-cell>
          <table:table-cell table:style-name="ce152"/>
          <table:table-cell table:number-columns-repeated="8"/>
        </table:table-row>
        <table:table-row table:style-name="ro1">
          <table:table-cell table:style-name="ce152" office:value-type="string" calcext:value-type="string">
            <text:p>Avenue des Jonquilles</text:p>
          </table:table-cell>
          <table:table-cell table:style-name="ce152"/>
          <table:table-cell table:number-columns-repeated="8"/>
        </table:table-row>
        <table:table-row table:style-name="ro1">
          <table:table-cell table:style-name="ce152" office:value-type="string" calcext:value-type="string">
            <text:p>Avenue des Korrigans</text:p>
          </table:table-cell>
          <table:table-cell table:style-name="ce152"/>
          <table:table-cell table:number-columns-repeated="8"/>
        </table:table-row>
        <table:table-row table:style-name="ro1">
          <table:table-cell table:style-name="ce152" office:value-type="string" calcext:value-type="string">
            <text:p>Avenue des Lacs</text:p>
          </table:table-cell>
          <table:table-cell table:style-name="ce152"/>
          <table:table-cell table:number-columns-repeated="8"/>
        </table:table-row>
        <table:table-row table:style-name="ro1">
          <table:table-cell table:style-name="ce152" office:value-type="string" calcext:value-type="string">
            <text:p>Avenue des Lauriers</text:p>
          </table:table-cell>
          <table:table-cell table:style-name="ce152"/>
          <table:table-cell table:number-columns-repeated="8"/>
        </table:table-row>
        <table:table-row table:style-name="ro1">
          <table:table-cell table:style-name="ce152" office:value-type="string" calcext:value-type="string">
            <text:p>Avenue des Lévriers</text:p>
          </table:table-cell>
          <table:table-cell table:style-name="ce152"/>
          <table:table-cell table:number-columns-repeated="8"/>
        </table:table-row>
        <table:table-row table:style-name="ro1">
          <table:table-cell table:style-name="ce152" office:value-type="string" calcext:value-type="string">
            <text:p>Avenue des Lilas</text:p>
          </table:table-cell>
          <table:table-cell table:style-name="ce152"/>
          <table:table-cell table:number-columns-repeated="8"/>
        </table:table-row>
        <table:table-row table:style-name="ro1">
          <table:table-cell table:style-name="ce152" office:value-type="string" calcext:value-type="string">
            <text:p>Avenue des Loriots</text:p>
          </table:table-cell>
          <table:table-cell table:style-name="ce152"/>
          <table:table-cell table:number-columns-repeated="8"/>
        </table:table-row>
        <table:table-row table:style-name="ro1">
          <table:table-cell table:style-name="ce152" office:value-type="string" calcext:value-type="string">
            <text:p>Avenue des Louveteaux</text:p>
          </table:table-cell>
          <table:table-cell table:style-name="ce152"/>
          <table:table-cell table:number-columns-repeated="8"/>
        </table:table-row>
        <table:table-row table:style-name="ro1">
          <table:table-cell table:style-name="ce152" office:value-type="string" calcext:value-type="string">
            <text:p>Avenue des Magnolias</text:p>
          </table:table-cell>
          <table:table-cell table:style-name="ce152"/>
          <table:table-cell table:number-columns-repeated="8"/>
        </table:table-row>
        <table:table-row table:style-name="ro1">
          <table:table-cell table:style-name="ce152" office:value-type="string" calcext:value-type="string">
            <text:p>Avenue des Mandarines</text:p>
          </table:table-cell>
          <table:table-cell table:style-name="ce152"/>
          <table:table-cell table:number-columns-repeated="8"/>
        </table:table-row>
        <table:table-row table:style-name="ro1">
          <table:table-cell table:style-name="ce152" office:value-type="string" calcext:value-type="string">
            <text:p>Avenue des Melodies</text:p>
          </table:table-cell>
          <table:table-cell table:style-name="ce152"/>
          <table:table-cell table:number-columns-repeated="8"/>
        </table:table-row>
        <table:table-row table:style-name="ro1">
          <table:table-cell table:style-name="ce152" office:value-type="string" calcext:value-type="string">
            <text:p>Avenue des Menures</text:p>
          </table:table-cell>
          <table:table-cell table:style-name="ce152"/>
          <table:table-cell table:number-columns-repeated="8"/>
        </table:table-row>
        <table:table-row table:style-name="ro1">
          <table:table-cell table:style-name="ce152" office:value-type="string" calcext:value-type="string">
            <text:p>Avenue des Mésanges</text:p>
          </table:table-cell>
          <table:table-cell table:style-name="ce152"/>
          <table:table-cell table:number-columns-repeated="8"/>
        </table:table-row>
        <table:table-row table:style-name="ro1">
          <table:table-cell table:style-name="ce152" office:value-type="string" calcext:value-type="string">
            <text:p>Avenue des Mimosas</text:p>
          </table:table-cell>
          <table:table-cell table:style-name="ce152"/>
          <table:table-cell table:number-columns-repeated="8"/>
        </table:table-row>
        <table:table-row table:style-name="ro1">
          <table:table-cell table:style-name="ce152" office:value-type="string" calcext:value-type="string">
            <text:p>Avenue des Navigateurs</text:p>
          </table:table-cell>
          <table:table-cell table:style-name="ce152"/>
          <table:table-cell table:number-columns-repeated="8"/>
        </table:table-row>
        <table:table-row table:style-name="ro1">
          <table:table-cell table:style-name="ce152" office:value-type="string" calcext:value-type="string">
            <text:p>Avenue des Nèfles</text:p>
          </table:table-cell>
          <table:table-cell table:style-name="ce152"/>
          <table:table-cell table:number-columns-repeated="8"/>
        </table:table-row>
        <table:table-row table:style-name="ro1">
          <table:table-cell table:style-name="ce152" office:value-type="string" calcext:value-type="string">
            <text:p>Avenue des Nénuphars</text:p>
          </table:table-cell>
          <table:table-cell table:style-name="ce152"/>
          <table:table-cell table:number-columns-repeated="8"/>
        </table:table-row>
        <table:table-row table:style-name="ro1">
          <table:table-cell table:style-name="ce152" office:value-type="string" calcext:value-type="string">
            <text:p>Avenue des Nouettes</text:p>
          </table:table-cell>
          <table:table-cell table:style-name="ce152"/>
          <table:table-cell table:number-columns-repeated="8"/>
        </table:table-row>
        <table:table-row table:style-name="ro1">
          <table:table-cell table:style-name="ce152" office:value-type="string" calcext:value-type="string">
            <text:p>Avenue des Oiseaux</text:p>
          </table:table-cell>
          <table:table-cell table:style-name="ce152"/>
          <table:table-cell table:number-columns-repeated="8"/>
        </table:table-row>
        <table:table-row table:style-name="ro1">
          <table:table-cell table:style-name="ce152" office:value-type="string" calcext:value-type="string">
            <text:p>Avenue des Ondes</text:p>
          </table:table-cell>
          <table:table-cell table:style-name="ce152"/>
          <table:table-cell table:number-columns-repeated="8"/>
        </table:table-row>
        <table:table-row table:style-name="ro1">
          <table:table-cell table:style-name="ce152" office:value-type="string" calcext:value-type="string">
            <text:p>Avenue des Opalines</text:p>
          </table:table-cell>
          <table:table-cell table:style-name="ce152"/>
          <table:table-cell table:number-columns-repeated="8"/>
        </table:table-row>
        <table:table-row table:style-name="ro1">
          <table:table-cell table:style-name="ce152" office:value-type="string" calcext:value-type="string">
            <text:p>Avenue des Orchidées</text:p>
          </table:table-cell>
          <table:table-cell table:style-name="ce152"/>
          <table:table-cell table:number-columns-repeated="8"/>
        </table:table-row>
        <table:table-row table:style-name="ro1">
          <table:table-cell table:style-name="ce152" office:value-type="string" calcext:value-type="string">
            <text:p>Avenue des Palétuviers</text:p>
          </table:table-cell>
          <table:table-cell table:style-name="ce152"/>
          <table:table-cell table:number-columns-repeated="8"/>
        </table:table-row>
        <table:table-row table:style-name="ro1">
          <table:table-cell table:style-name="ce152" office:value-type="string" calcext:value-type="string">
            <text:p>Avenue des Palmiers</text:p>
          </table:table-cell>
          <table:table-cell table:style-name="ce152"/>
          <table:table-cell table:number-columns-repeated="8"/>
        </table:table-row>
        <table:table-row table:style-name="ro1">
          <table:table-cell table:style-name="ce152" office:value-type="string" calcext:value-type="string">
            <text:p>Avenue des Palombes</text:p>
          </table:table-cell>
          <table:table-cell table:style-name="ce152"/>
          <table:table-cell table:number-columns-repeated="8"/>
        </table:table-row>
        <table:table-row table:style-name="ro1">
          <table:table-cell table:style-name="ce152" office:value-type="string" calcext:value-type="string">
            <text:p>Avenue des Pampres</text:p>
          </table:table-cell>
          <table:table-cell table:style-name="ce152"/>
          <table:table-cell table:number-columns-repeated="8"/>
        </table:table-row>
        <table:table-row table:style-name="ro1">
          <table:table-cell table:style-name="ce152" office:value-type="string" calcext:value-type="string">
            <text:p>Avenue des Pétales</text:p>
          </table:table-cell>
          <table:table-cell table:style-name="ce152"/>
          <table:table-cell table:number-columns-repeated="8"/>
        </table:table-row>
        <table:table-row table:style-name="ro1">
          <table:table-cell table:style-name="ce152" office:value-type="string" calcext:value-type="string">
            <text:p>Avenue des Pétrels</text:p>
          </table:table-cell>
          <table:table-cell table:style-name="ce152"/>
          <table:table-cell table:number-columns-repeated="8"/>
        </table:table-row>
        <table:table-row table:style-name="ro1">
          <table:table-cell table:style-name="ce152" office:value-type="string" calcext:value-type="string">
            <text:p>Avenue des Pipeaux</text:p>
          </table:table-cell>
          <table:table-cell table:style-name="ce152"/>
          <table:table-cell table:number-columns-repeated="8"/>
        </table:table-row>
        <table:table-row table:style-name="ro1">
          <table:table-cell table:style-name="ce152" office:value-type="string" calcext:value-type="string">
            <text:p>Avenue des Poiriers</text:p>
          </table:table-cell>
          <table:table-cell table:style-name="ce152"/>
          <table:table-cell table:number-columns-repeated="8"/>
        </table:table-row>
        <table:table-row table:style-name="ro1">
          <table:table-cell table:style-name="ce152" office:value-type="string" calcext:value-type="string">
            <text:p>Avenue des Préludes</text:p>
          </table:table-cell>
          <table:table-cell table:style-name="ce152"/>
          <table:table-cell table:number-columns-repeated="8"/>
        </table:table-row>
        <table:table-row table:style-name="ro1">
          <table:table-cell table:style-name="ce152" office:value-type="string" calcext:value-type="string">
            <text:p>Avenue des Pyrénées</text:p>
          </table:table-cell>
          <table:table-cell table:style-name="ce152"/>
          <table:table-cell table:number-columns-repeated="8"/>
        </table:table-row>
        <table:table-row table:style-name="ro1">
          <table:table-cell table:style-name="ce152" office:value-type="string" calcext:value-type="string">
            <text:p>Avenue des Récifs</text:p>
          </table:table-cell>
          <table:table-cell table:style-name="ce152"/>
          <table:table-cell table:number-columns-repeated="8"/>
        </table:table-row>
        <table:table-row table:style-name="ro1">
          <table:table-cell table:style-name="ce152" office:value-type="string" calcext:value-type="string">
            <text:p>Avenue des Renoncules</text:p>
          </table:table-cell>
          <table:table-cell table:style-name="ce152"/>
          <table:table-cell table:number-columns-repeated="8"/>
        </table:table-row>
        <table:table-row table:style-name="ro1">
          <table:table-cell table:style-name="ce152" office:value-type="string" calcext:value-type="string">
            <text:p>Avenue des Roches Blanches</text:p>
          </table:table-cell>
          <table:table-cell table:style-name="ce152"/>
          <table:table-cell table:number-columns-repeated="8"/>
        </table:table-row>
        <table:table-row table:style-name="ro1">
          <table:table-cell table:style-name="ce152" office:value-type="string" calcext:value-type="string">
            <text:p>Avenue des Rodières</text:p>
          </table:table-cell>
          <table:table-cell table:style-name="ce152"/>
          <table:table-cell table:number-columns-repeated="8"/>
        </table:table-row>
        <table:table-row table:style-name="ro1">
          <table:table-cell table:style-name="ce152" office:value-type="string" calcext:value-type="string">
            <text:p>Avenue des Roses</text:p>
          </table:table-cell>
          <table:table-cell table:style-name="ce152"/>
          <table:table-cell table:number-columns-repeated="8"/>
        </table:table-row>
        <table:table-row table:style-name="ro1">
          <table:table-cell table:style-name="ce152" office:value-type="string" calcext:value-type="string">
            <text:p>Avenue des Samourais</text:p>
          </table:table-cell>
          <table:table-cell table:style-name="ce152"/>
          <table:table-cell table:number-columns-repeated="8"/>
        </table:table-row>
        <table:table-row table:style-name="ro1">
          <table:table-cell table:style-name="ce152" office:value-type="string" calcext:value-type="string">
            <text:p>Avenue des Saules</text:p>
          </table:table-cell>
          <table:table-cell table:style-name="ce152"/>
          <table:table-cell table:number-columns-repeated="8"/>
        </table:table-row>
        <table:table-row table:style-name="ro1">
          <table:table-cell table:style-name="ce152" office:value-type="string" calcext:value-type="string">
            <text:p>Avenue des Serpentines</text:p>
          </table:table-cell>
          <table:table-cell table:style-name="ce152"/>
          <table:table-cell table:number-columns-repeated="8"/>
        </table:table-row>
        <table:table-row table:style-name="ro1">
          <table:table-cell table:style-name="ce152" office:value-type="string" calcext:value-type="string">
            <text:p>Avenue des Sternes</text:p>
          </table:table-cell>
          <table:table-cell table:style-name="ce152"/>
          <table:table-cell table:number-columns-repeated="8"/>
        </table:table-row>
        <table:table-row table:style-name="ro1">
          <table:table-cell table:style-name="ce152" office:value-type="string" calcext:value-type="string">
            <text:p>Avenue des Sulkies</text:p>
          </table:table-cell>
          <table:table-cell table:style-name="ce152"/>
          <table:table-cell table:number-columns-repeated="8"/>
        </table:table-row>
        <table:table-row table:style-name="ro1">
          <table:table-cell table:style-name="ce152" office:value-type="string" calcext:value-type="string">
            <text:p>Avenue des Sylphes</text:p>
          </table:table-cell>
          <table:table-cell table:style-name="ce152"/>
          <table:table-cell table:number-columns-repeated="8"/>
        </table:table-row>
        <table:table-row table:style-name="ro1">
          <table:table-cell table:style-name="ce152" office:value-type="string" calcext:value-type="string">
            <text:p>Avenue des Terres</text:p>
          </table:table-cell>
          <table:table-cell table:style-name="ce152"/>
          <table:table-cell table:number-columns-repeated="8"/>
        </table:table-row>
        <table:table-row table:style-name="ro1">
          <table:table-cell table:style-name="ce152" office:value-type="string" calcext:value-type="string">
            <text:p>Avenue des Tourterelles</text:p>
          </table:table-cell>
          <table:table-cell table:style-name="ce152"/>
          <table:table-cell table:number-columns-repeated="8"/>
        </table:table-row>
        <table:table-row table:style-name="ro1">
          <table:table-cell table:style-name="ce152" office:value-type="string" calcext:value-type="string">
            <text:p>Avenue des Troënes</text:p>
          </table:table-cell>
          <table:table-cell table:style-name="ce152"/>
          <table:table-cell table:number-columns-repeated="8"/>
        </table:table-row>
        <table:table-row table:style-name="ro1">
          <table:table-cell table:style-name="ce152" office:value-type="string" calcext:value-type="string">
            <text:p>Avenue des Tropiques</text:p>
          </table:table-cell>
          <table:table-cell table:style-name="ce152"/>
          <table:table-cell table:number-columns-repeated="8"/>
        </table:table-row>
        <table:table-row table:style-name="ro1">
          <table:table-cell table:style-name="ce152" office:value-type="string" calcext:value-type="string">
            <text:p>Avenue des Tulipes</text:p>
          </table:table-cell>
          <table:table-cell table:style-name="ce152"/>
          <table:table-cell table:number-columns-repeated="8"/>
        </table:table-row>
        <table:table-row table:style-name="ro1">
          <table:table-cell table:style-name="ce152" office:value-type="string" calcext:value-type="string">
            <text:p>Avenue des Varechs</text:p>
          </table:table-cell>
          <table:table-cell table:style-name="ce152"/>
          <table:table-cell table:number-columns-repeated="8"/>
        </table:table-row>
        <table:table-row table:style-name="ro1">
          <table:table-cell table:style-name="ce152" office:value-type="string" calcext:value-type="string">
            <text:p>Avenue des Violons</text:p>
          </table:table-cell>
          <table:table-cell table:style-name="ce152"/>
          <table:table-cell table:number-columns-repeated="8"/>
        </table:table-row>
        <table:table-row table:style-name="ro1">
          <table:table-cell table:style-name="ce152" office:value-type="string" calcext:value-type="string">
            <text:p>Avenue Docteur Heurteaux</text:p>
          </table:table-cell>
          <table:table-cell table:style-name="ce152"/>
          <table:table-cell table:number-columns-repeated="8"/>
        </table:table-row>
        <table:table-row table:style-name="ro1">
          <table:table-cell table:style-name="ce152" office:value-type="string" calcext:value-type="string">
            <text:p>Avenue Docteur Roux</text:p>
          </table:table-cell>
          <table:table-cell table:style-name="ce152"/>
          <table:table-cell table:number-columns-repeated="8"/>
        </table:table-row>
        <table:table-row table:style-name="ro1">
          <table:table-cell table:style-name="ce152" office:value-type="string" calcext:value-type="string">
            <text:p>Avenue Docteur Schweitzer</text:p>
          </table:table-cell>
          <table:table-cell table:style-name="ce152"/>
          <table:table-cell table:number-columns-repeated="8"/>
        </table:table-row>
        <table:table-row table:style-name="ro1">
          <table:table-cell table:style-name="ce152" office:value-type="string" calcext:value-type="string">
            <text:p>Avenue Docteur Touaille</text:p>
          </table:table-cell>
          <table:table-cell table:style-name="ce152"/>
          <table:table-cell table:number-columns-repeated="8"/>
        </table:table-row>
        <table:table-row table:style-name="ro1">
          <table:table-cell table:style-name="ce152" office:value-type="string" calcext:value-type="string">
            <text:p>Avenue du Bois Verdot</text:p>
          </table:table-cell>
          <table:table-cell table:style-name="ce152"/>
          <table:table-cell table:number-columns-repeated="8"/>
        </table:table-row>
        <table:table-row table:style-name="ro1">
          <table:table-cell table:style-name="ce152" office:value-type="string" calcext:value-type="string">
            <text:p>Avenue du Bonheur</text:p>
          </table:table-cell>
          <table:table-cell table:style-name="ce152"/>
          <table:table-cell table:number-columns-repeated="8"/>
        </table:table-row>
        <table:table-row table:style-name="ro1">
          <table:table-cell table:style-name="ce152" office:value-type="string" calcext:value-type="string">
            <text:p>Avenue du Bout des Landes</text:p>
          </table:table-cell>
          <table:table-cell table:style-name="ce152"/>
          <table:table-cell table:number-columns-repeated="8"/>
        </table:table-row>
        <table:table-row table:style-name="ro1">
          <table:table-cell table:style-name="ce152" office:value-type="string" calcext:value-type="string">
            <text:p>Avenue du Cap Fréhel</text:p>
          </table:table-cell>
          <table:table-cell table:style-name="ce152"/>
          <table:table-cell table:number-columns-repeated="8"/>
        </table:table-row>
        <table:table-row table:style-name="ro1">
          <table:table-cell table:style-name="ce152" office:value-type="string" calcext:value-type="string">
            <text:p>Avenue du Cépage</text:p>
          </table:table-cell>
          <table:table-cell table:style-name="ce152"/>
          <table:table-cell table:number-columns-repeated="8"/>
        </table:table-row>
        <table:table-row table:style-name="ro1">
          <table:table-cell table:style-name="ce152" office:value-type="string" calcext:value-type="string">
            <text:p>Avenue du Chalet</text:p>
          </table:table-cell>
          <table:table-cell table:style-name="ce152"/>
          <table:table-cell table:number-columns-repeated="8"/>
        </table:table-row>
        <table:table-row table:style-name="ro1">
          <table:table-cell table:style-name="ce152" office:value-type="string" calcext:value-type="string">
            <text:p>Avenue du Cimetière Saint Clair</text:p>
          </table:table-cell>
          <table:table-cell table:style-name="ce152"/>
          <table:table-cell table:number-columns-repeated="8"/>
        </table:table-row>
        <table:table-row table:style-name="ro1">
          <table:table-cell table:style-name="ce152" office:value-type="string" calcext:value-type="string">
            <text:p>Avenue du Clipper</text:p>
          </table:table-cell>
          <table:table-cell table:style-name="ce152"/>
          <table:table-cell table:number-columns-repeated="8"/>
        </table:table-row>
        <table:table-row table:style-name="ro1">
          <table:table-cell table:style-name="ce152" office:value-type="string" calcext:value-type="string">
            <text:p>Avenue du Clos du Cens</text:p>
          </table:table-cell>
          <table:table-cell table:style-name="ce152"/>
          <table:table-cell table:number-columns-repeated="8"/>
        </table:table-row>
        <table:table-row table:style-name="ro1">
          <table:table-cell table:style-name="ce152" office:value-type="string" calcext:value-type="string">
            <text:p>Avenue du Clos du Tertre</text:p>
          </table:table-cell>
          <table:table-cell table:style-name="ce152"/>
          <table:table-cell table:number-columns-repeated="8"/>
        </table:table-row>
        <table:table-row table:style-name="ro1">
          <table:table-cell table:style-name="ce152" office:value-type="string" calcext:value-type="string">
            <text:p>Avenue du Clos Gaux</text:p>
          </table:table-cell>
          <table:table-cell table:style-name="ce152"/>
          <table:table-cell table:number-columns-repeated="8"/>
        </table:table-row>
        <table:table-row table:style-name="ro1">
          <table:table-cell table:style-name="ce152" office:value-type="string" calcext:value-type="string">
            <text:p>Avenue du Clos Jaunet</text:p>
          </table:table-cell>
          <table:table-cell table:style-name="ce152"/>
          <table:table-cell table:number-columns-repeated="8"/>
        </table:table-row>
        <table:table-row table:style-name="ro1">
          <table:table-cell table:style-name="ce152" office:value-type="string" calcext:value-type="string">
            <text:p>Avenue du Coche d'Eau</text:p>
          </table:table-cell>
          <table:table-cell table:style-name="ce152"/>
          <table:table-cell table:number-columns-repeated="8"/>
        </table:table-row>
        <table:table-row table:style-name="ro1">
          <table:table-cell table:style-name="ce152" office:value-type="string" calcext:value-type="string">
            <text:p>Avenue du Corail</text:p>
          </table:table-cell>
          <table:table-cell table:style-name="ce152"/>
          <table:table-cell table:number-columns-repeated="8"/>
        </table:table-row>
        <table:table-row table:style-name="ro1">
          <table:table-cell table:style-name="ce152" office:value-type="string" calcext:value-type="string">
            <text:p>Avenue du Cristal</text:p>
          </table:table-cell>
          <table:table-cell table:style-name="ce152"/>
          <table:table-cell table:number-columns-repeated="8"/>
        </table:table-row>
        <table:table-row table:style-name="ro1">
          <table:table-cell table:style-name="ce152" office:value-type="string" calcext:value-type="string">
            <text:p>Avenue du Forgeron</text:p>
          </table:table-cell>
          <table:table-cell table:style-name="ce152"/>
          <table:table-cell table:number-columns-repeated="8"/>
        </table:table-row>
        <table:table-row table:style-name="ro1">
          <table:table-cell table:style-name="ce152" office:value-type="string" calcext:value-type="string">
            <text:p>Avenue du Fruitier</text:p>
          </table:table-cell>
          <table:table-cell table:style-name="ce152"/>
          <table:table-cell table:number-columns-repeated="8"/>
        </table:table-row>
        <table:table-row table:style-name="ro1">
          <table:table-cell table:style-name="ce152" office:value-type="string" calcext:value-type="string">
            <text:p>Avenue du Fruitier</text:p>
          </table:table-cell>
          <table:table-cell table:style-name="ce152"/>
          <table:table-cell table:number-columns-repeated="8"/>
        </table:table-row>
        <table:table-row table:style-name="ro1">
          <table:table-cell table:style-name="ce152" office:value-type="string" calcext:value-type="string">
            <text:p>Avenue du Gaudinet</text:p>
          </table:table-cell>
          <table:table-cell table:style-name="ce152"/>
          <table:table-cell table:number-columns-repeated="8"/>
        </table:table-row>
        <table:table-row table:style-name="ro1">
          <table:table-cell table:style-name="ce152" office:value-type="string" calcext:value-type="string">
            <text:p>Avenue du Gué Moreau</text:p>
          </table:table-cell>
          <table:table-cell table:style-name="ce152"/>
          <table:table-cell table:number-columns-repeated="8"/>
        </table:table-row>
        <table:table-row table:style-name="ro1">
          <table:table-cell table:style-name="ce152" office:value-type="string" calcext:value-type="string">
            <text:p>Avenue du Gui</text:p>
          </table:table-cell>
          <table:table-cell table:style-name="ce152"/>
          <table:table-cell table:number-columns-repeated="8"/>
        </table:table-row>
        <table:table-row table:style-name="ro1">
          <table:table-cell table:style-name="ce152" office:value-type="string" calcext:value-type="string">
            <text:p>Avenue du Halleray</text:p>
          </table:table-cell>
          <table:table-cell table:style-name="ce152"/>
          <table:table-cell table:number-columns-repeated="8"/>
        </table:table-row>
        <table:table-row table:style-name="ro1">
          <table:table-cell table:style-name="ce152" office:value-type="string" calcext:value-type="string">
            <text:p>Avenue du Lac de Guerlédan</text:p>
          </table:table-cell>
          <table:table-cell table:style-name="ce152"/>
          <table:table-cell table:number-columns-repeated="8"/>
        </table:table-row>
        <table:table-row table:style-name="ro1">
          <table:table-cell table:style-name="ce152" office:value-type="string" calcext:value-type="string">
            <text:p>Avenue du Lavoir</text:p>
          </table:table-cell>
          <table:table-cell table:style-name="ce152"/>
          <table:table-cell table:number-columns-repeated="8"/>
        </table:table-row>
        <table:table-row table:style-name="ro1">
          <table:table-cell table:style-name="ce152" office:value-type="string" calcext:value-type="string">
            <text:p>Avenue du Levant</text:p>
          </table:table-cell>
          <table:table-cell table:style-name="ce152"/>
          <table:table-cell table:number-columns-repeated="8"/>
        </table:table-row>
        <table:table-row table:style-name="ro1">
          <table:table-cell table:style-name="ce152" office:value-type="string" calcext:value-type="string">
            <text:p>Avenue du Loing</text:p>
          </table:table-cell>
          <table:table-cell table:style-name="ce152"/>
          <table:table-cell table:number-columns-repeated="8"/>
        </table:table-row>
        <table:table-row table:style-name="ro1">
          <table:table-cell table:style-name="ce152" office:value-type="string" calcext:value-type="string">
            <text:p>Avenue du Midi</text:p>
          </table:table-cell>
          <table:table-cell table:style-name="ce152"/>
          <table:table-cell table:number-columns-repeated="8"/>
        </table:table-row>
        <table:table-row table:style-name="ro1">
          <table:table-cell table:style-name="ce152" office:value-type="string" calcext:value-type="string">
            <text:p>Avenue du Miroir d'Eau</text:p>
          </table:table-cell>
          <table:table-cell table:style-name="ce152"/>
          <table:table-cell table:number-columns-repeated="8"/>
        </table:table-row>
        <table:table-row table:style-name="ro1">
          <table:table-cell table:style-name="ce152" office:value-type="string" calcext:value-type="string">
            <text:p>Avenue du Mont Saint Michel</text:p>
          </table:table-cell>
          <table:table-cell table:style-name="ce152"/>
          <table:table-cell table:number-columns-repeated="8"/>
        </table:table-row>
        <table:table-row table:style-name="ro1">
          <table:table-cell table:style-name="ce152" office:value-type="string" calcext:value-type="string">
            <text:p>Avenue du Muguet</text:p>
          </table:table-cell>
          <table:table-cell table:style-name="ce152"/>
          <table:table-cell table:number-columns-repeated="8"/>
        </table:table-row>
        <table:table-row table:style-name="ro1">
          <table:table-cell table:style-name="ce152" office:value-type="string" calcext:value-type="string">
            <text:p>Avenue du Myosotis</text:p>
          </table:table-cell>
          <table:table-cell table:style-name="ce152"/>
          <table:table-cell table:number-columns-repeated="8"/>
        </table:table-row>
        <table:table-row table:style-name="ro1">
          <table:table-cell table:style-name="ce152" office:value-type="string" calcext:value-type="string">
            <text:p>Avenue du Parc de Procé</text:p>
          </table:table-cell>
          <table:table-cell table:style-name="ce152"/>
          <table:table-cell table:number-columns-repeated="8"/>
        </table:table-row>
        <table:table-row table:style-name="ro1">
          <table:table-cell table:style-name="ce152" office:value-type="string" calcext:value-type="string">
            <text:p>Avenue du Parc du Grand Blottereau</text:p>
          </table:table-cell>
          <table:table-cell table:style-name="ce152"/>
          <table:table-cell table:number-columns-repeated="8"/>
        </table:table-row>
        <table:table-row table:style-name="ro1">
          <table:table-cell table:style-name="ce152" office:value-type="string" calcext:value-type="string">
            <text:p>Avenue du Patis Vert</text:p>
          </table:table-cell>
          <table:table-cell table:style-name="ce152"/>
          <table:table-cell table:number-columns-repeated="8"/>
        </table:table-row>
        <table:table-row table:style-name="ro1">
          <table:table-cell table:style-name="ce152" office:value-type="string" calcext:value-type="string">
            <text:p>Avenue du Petit Clos</text:p>
          </table:table-cell>
          <table:table-cell table:style-name="ce152"/>
          <table:table-cell table:number-columns-repeated="8"/>
        </table:table-row>
        <table:table-row table:style-name="ro1">
          <table:table-cell table:style-name="ce152" office:value-type="string" calcext:value-type="string">
            <text:p>Avenue du Petit Hermitage</text:p>
          </table:table-cell>
          <table:table-cell table:style-name="ce152"/>
          <table:table-cell table:number-columns-repeated="8"/>
        </table:table-row>
        <table:table-row table:style-name="ro1">
          <table:table-cell table:style-name="ce152" office:value-type="string" calcext:value-type="string">
            <text:p>Avenue du Petit Parc</text:p>
          </table:table-cell>
          <table:table-cell table:style-name="ce152"/>
          <table:table-cell table:number-columns-repeated="8"/>
        </table:table-row>
        <table:table-row table:style-name="ro1">
          <table:table-cell table:style-name="ce152" office:value-type="string" calcext:value-type="string">
            <text:p>Avenue du Point du Jour</text:p>
          </table:table-cell>
          <table:table-cell table:style-name="ce152"/>
          <table:table-cell table:number-columns-repeated="8"/>
        </table:table-row>
        <table:table-row table:style-name="ro1">
          <table:table-cell table:style-name="ce152" office:value-type="string" calcext:value-type="string">
            <text:p>Avenue du Ponant</text:p>
          </table:table-cell>
          <table:table-cell table:style-name="ce152"/>
          <table:table-cell table:number-columns-repeated="8"/>
        </table:table-row>
        <table:table-row table:style-name="ro1">
          <table:table-cell table:style-name="ce152" office:value-type="string" calcext:value-type="string">
            <text:p>Avenue du Portail Rouge</text:p>
          </table:table-cell>
          <table:table-cell table:style-name="ce152"/>
          <table:table-cell table:number-columns-repeated="8"/>
        </table:table-row>
        <table:table-row table:style-name="ro1">
          <table:table-cell table:style-name="ce152" office:value-type="string" calcext:value-type="string">
            <text:p>Avenue du Printemps</text:p>
          </table:table-cell>
          <table:table-cell table:style-name="ce152"/>
          <table:table-cell table:number-columns-repeated="8"/>
        </table:table-row>
        <table:table-row table:style-name="ro1">
          <table:table-cell table:style-name="ce152" office:value-type="string" calcext:value-type="string">
            <text:p>Avenue du Rayon Vert</text:p>
          </table:table-cell>
          <table:table-cell table:style-name="ce152"/>
          <table:table-cell table:number-columns-repeated="8"/>
        </table:table-row>
        <table:table-row table:style-name="ro1">
          <table:table-cell table:style-name="ce152" office:value-type="string" calcext:value-type="string">
            <text:p>Avenue du Rocher d'Enfer</text:p>
          </table:table-cell>
          <table:table-cell table:style-name="ce152"/>
          <table:table-cell table:number-columns-repeated="8"/>
        </table:table-row>
        <table:table-row table:style-name="ro1">
          <table:table-cell table:style-name="ce152" office:value-type="string" calcext:value-type="string">
            <text:p>Avenue du Ruisseau</text:p>
          </table:table-cell>
          <table:table-cell table:style-name="ce152"/>
          <table:table-cell table:number-columns-repeated="8"/>
        </table:table-row>
        <table:table-row table:style-name="ro1">
          <table:table-cell table:style-name="ce152" office:value-type="string" calcext:value-type="string">
            <text:p>Avenue du Séquoia</text:p>
          </table:table-cell>
          <table:table-cell table:style-name="ce152"/>
          <table:table-cell table:number-columns-repeated="8"/>
        </table:table-row>
        <table:table-row table:style-name="ro1">
          <table:table-cell table:style-name="ce152" office:value-type="string" calcext:value-type="string">
            <text:p>Avenue du Sextant</text:p>
          </table:table-cell>
          <table:table-cell table:style-name="ce152"/>
          <table:table-cell table:number-columns-repeated="8"/>
        </table:table-row>
        <table:table-row table:style-name="ro1">
          <table:table-cell table:style-name="ce152" office:value-type="string" calcext:value-type="string">
            <text:p>Avenue du Sirocco</text:p>
          </table:table-cell>
          <table:table-cell table:style-name="ce152"/>
          <table:table-cell table:number-columns-repeated="8"/>
        </table:table-row>
        <table:table-row table:style-name="ro1">
          <table:table-cell table:style-name="ce152" office:value-type="string" calcext:value-type="string">
            <text:p>Avenue du Suroit</text:p>
          </table:table-cell>
          <table:table-cell table:style-name="ce152"/>
          <table:table-cell table:number-columns-repeated="8"/>
        </table:table-row>
        <table:table-row table:style-name="ro1">
          <table:table-cell table:style-name="ce152" office:value-type="string" calcext:value-type="string">
            <text:p>Avenue du Terrier</text:p>
          </table:table-cell>
          <table:table-cell table:style-name="ce152"/>
          <table:table-cell table:number-columns-repeated="8"/>
        </table:table-row>
        <table:table-row table:style-name="ro1">
          <table:table-cell table:style-name="ce152" office:value-type="string" calcext:value-type="string">
            <text:p>Avenue du Travail</text:p>
          </table:table-cell>
          <table:table-cell table:style-name="ce152"/>
          <table:table-cell table:number-columns-repeated="8"/>
        </table:table-row>
        <table:table-row table:style-name="ro1">
          <table:table-cell table:style-name="ce152" office:value-type="string" calcext:value-type="string">
            <text:p>Avenue du Triton</text:p>
          </table:table-cell>
          <table:table-cell table:style-name="ce152"/>
          <table:table-cell table:number-columns-repeated="8"/>
        </table:table-row>
        <table:table-row table:style-name="ro1">
          <table:table-cell table:style-name="ce152" office:value-type="string" calcext:value-type="string">
            <text:p>Avenue du Trocadéro</text:p>
          </table:table-cell>
          <table:table-cell table:style-name="ce152"/>
          <table:table-cell table:number-columns-repeated="8"/>
        </table:table-row>
        <table:table-row table:style-name="ro1">
          <table:table-cell table:style-name="ce152" office:value-type="string" calcext:value-type="string">
            <text:p>Avenue du Trophée</text:p>
          </table:table-cell>
          <table:table-cell table:style-name="ce152"/>
          <table:table-cell table:number-columns-repeated="8"/>
        </table:table-row>
        <table:table-row table:style-name="ro1">
          <table:table-cell table:style-name="ce152" office:value-type="string" calcext:value-type="string">
            <text:p>Avenue du Tyrol</text:p>
          </table:table-cell>
          <table:table-cell table:style-name="ce152"/>
          <table:table-cell table:number-columns-repeated="8"/>
        </table:table-row>
        <table:table-row table:style-name="ro1">
          <table:table-cell table:style-name="ce152" office:value-type="string" calcext:value-type="string">
            <text:p>Avenue du Val d'Erdre</text:p>
          </table:table-cell>
          <table:table-cell table:style-name="ce152"/>
          <table:table-cell table:number-columns-repeated="8"/>
        </table:table-row>
        <table:table-row table:style-name="ro1">
          <table:table-cell table:style-name="ce152" office:value-type="string" calcext:value-type="string">
            <text:p>Avenue du Vercors</text:p>
          </table:table-cell>
          <table:table-cell table:style-name="ce152"/>
          <table:table-cell table:number-columns-repeated="8"/>
        </table:table-row>
        <table:table-row table:style-name="ro1">
          <table:table-cell table:style-name="ce152" office:value-type="string" calcext:value-type="string">
            <text:p>Avenue du Vison</text:p>
          </table:table-cell>
          <table:table-cell table:style-name="ce152"/>
          <table:table-cell table:number-columns-repeated="8"/>
        </table:table-row>
        <table:table-row table:style-name="ro1">
          <table:table-cell table:style-name="ce152" office:value-type="string" calcext:value-type="string">
            <text:p>Avenue Emile Bardoult</text:p>
          </table:table-cell>
          <table:table-cell table:style-name="ce152"/>
          <table:table-cell table:number-columns-repeated="8"/>
        </table:table-row>
        <table:table-row table:style-name="ro1">
          <table:table-cell table:style-name="ce152" office:value-type="string" calcext:value-type="string">
            <text:p>Avenue Emile Boissier</text:p>
          </table:table-cell>
          <table:table-cell table:style-name="ce152"/>
          <table:table-cell table:number-columns-repeated="8"/>
        </table:table-row>
        <table:table-row table:style-name="ro1">
          <table:table-cell table:style-name="ce152" office:value-type="string" calcext:value-type="string">
            <text:p>Avenue Emile Matignon</text:p>
          </table:table-cell>
          <table:table-cell table:style-name="ce152"/>
          <table:table-cell table:number-columns-repeated="8"/>
        </table:table-row>
        <table:table-row table:style-name="ro1">
          <table:table-cell table:style-name="ce152" office:value-type="string" calcext:value-type="string">
            <text:p>Avenue Enklays</text:p>
          </table:table-cell>
          <table:table-cell table:style-name="ce152"/>
          <table:table-cell table:number-columns-repeated="8"/>
        </table:table-row>
        <table:table-row table:style-name="ro1">
          <table:table-cell table:style-name="ce152" office:value-type="string" calcext:value-type="string">
            <text:p>Avenue Ernest Hemingway</text:p>
          </table:table-cell>
          <table:table-cell table:style-name="ce152"/>
          <table:table-cell table:number-columns-repeated="8"/>
        </table:table-row>
        <table:table-row table:style-name="ro1">
          <table:table-cell table:style-name="ce152" office:value-type="string" calcext:value-type="string">
            <text:p>Avenue Eugène Harel</text:p>
          </table:table-cell>
          <table:table-cell table:style-name="ce152"/>
          <table:table-cell table:number-columns-repeated="8"/>
        </table:table-row>
        <table:table-row table:style-name="ro1">
          <table:table-cell table:style-name="ce152" office:value-type="string" calcext:value-type="string">
            <text:p>Avenue Eugène le Parc</text:p>
          </table:table-cell>
          <table:table-cell table:style-name="ce152"/>
          <table:table-cell table:number-columns-repeated="8"/>
        </table:table-row>
        <table:table-row table:style-name="ro1">
          <table:table-cell table:style-name="ce152" office:value-type="string" calcext:value-type="string">
            <text:p>Avenue Eugène Sue</text:p>
          </table:table-cell>
          <table:table-cell table:style-name="ce152"/>
          <table:table-cell table:number-columns-repeated="8"/>
        </table:table-row>
        <table:table-row table:style-name="ro1">
          <table:table-cell table:style-name="ce152" office:value-type="string" calcext:value-type="string">
            <text:p>Avenue Fabre d'Eglantine</text:p>
          </table:table-cell>
          <table:table-cell table:style-name="ce152"/>
          <table:table-cell table:number-columns-repeated="8"/>
        </table:table-row>
        <table:table-row table:style-name="ro1">
          <table:table-cell table:style-name="ce152" office:value-type="string" calcext:value-type="string">
            <text:p>Avenue Fausto Coppi</text:p>
          </table:table-cell>
          <table:table-cell table:style-name="ce152"/>
          <table:table-cell table:number-columns-repeated="8"/>
        </table:table-row>
        <table:table-row table:style-name="ro1">
          <table:table-cell table:style-name="ce152" office:value-type="string" calcext:value-type="string">
            <text:p>Avenue Flora Tristan</text:p>
          </table:table-cell>
          <table:table-cell table:style-name="ce152"/>
          <table:table-cell table:number-columns-repeated="8"/>
        </table:table-row>
        <table:table-row table:style-name="ro1">
          <table:table-cell table:style-name="ce152" office:value-type="string" calcext:value-type="string">
            <text:p>Avenue Francis Athimon</text:p>
          </table:table-cell>
          <table:table-cell table:style-name="ce152"/>
          <table:table-cell table:number-columns-repeated="8"/>
        </table:table-row>
        <table:table-row table:style-name="ro1">
          <table:table-cell table:style-name="ce152" office:value-type="string" calcext:value-type="string">
            <text:p>Avenue François Broussais</text:p>
          </table:table-cell>
          <table:table-cell table:style-name="ce152"/>
          <table:table-cell table:number-columns-repeated="8"/>
        </table:table-row>
        <table:table-row table:style-name="ro1">
          <table:table-cell table:style-name="ce152" office:value-type="string" calcext:value-type="string">
            <text:p>Avenue François Mansart</text:p>
          </table:table-cell>
          <table:table-cell table:style-name="ce152"/>
          <table:table-cell table:number-columns-repeated="8"/>
        </table:table-row>
        <table:table-row table:style-name="ro1">
          <table:table-cell table:style-name="ce152" office:value-type="string" calcext:value-type="string">
            <text:p>Avenue Gandhi</text:p>
          </table:table-cell>
          <table:table-cell table:style-name="ce152"/>
          <table:table-cell table:number-columns-repeated="8"/>
        </table:table-row>
        <table:table-row table:style-name="ro1">
          <table:table-cell table:style-name="ce152" office:value-type="string" calcext:value-type="string">
            <text:p>Avenue Gaston Bonnier</text:p>
          </table:table-cell>
          <table:table-cell table:style-name="ce152"/>
          <table:table-cell table:number-columns-repeated="8"/>
        </table:table-row>
        <table:table-row table:style-name="ro1">
          <table:table-cell table:style-name="ce152" office:value-type="string" calcext:value-type="string">
            <text:p>Avenue Général Marchand</text:p>
          </table:table-cell>
          <table:table-cell table:style-name="ce152"/>
          <table:table-cell table:number-columns-repeated="8"/>
        </table:table-row>
        <table:table-row table:style-name="ro1">
          <table:table-cell table:style-name="ce152" office:value-type="string" calcext:value-type="string">
            <text:p>Avenue Georges Brassens</text:p>
          </table:table-cell>
          <table:table-cell table:style-name="ce152"/>
          <table:table-cell table:number-columns-repeated="8"/>
        </table:table-row>
        <table:table-row table:style-name="ro1">
          <table:table-cell table:style-name="ce152" office:value-type="string" calcext:value-type="string">
            <text:p>Avenue Georges Simenon</text:p>
          </table:table-cell>
          <table:table-cell table:style-name="ce152"/>
          <table:table-cell table:number-columns-repeated="8"/>
        </table:table-row>
        <table:table-row table:style-name="ro1">
          <table:table-cell table:style-name="ce152" office:value-type="string" calcext:value-type="string">
            <text:p>Avenue Gérard Philipe</text:p>
          </table:table-cell>
          <table:table-cell table:style-name="ce152"/>
          <table:table-cell table:number-columns-repeated="8"/>
        </table:table-row>
        <table:table-row table:style-name="ro1">
          <table:table-cell table:style-name="ce152" office:value-type="string" calcext:value-type="string">
            <text:p>Avenue Gérard Saint</text:p>
          </table:table-cell>
          <table:table-cell table:style-name="ce152"/>
          <table:table-cell table:number-columns-repeated="8"/>
        </table:table-row>
        <table:table-row table:style-name="ro1">
          <table:table-cell table:style-name="ce152" office:value-type="string" calcext:value-type="string">
            <text:p>Avenue Gergaud</text:p>
          </table:table-cell>
          <table:table-cell table:style-name="ce152"/>
          <table:table-cell table:number-columns-repeated="8"/>
        </table:table-row>
        <table:table-row table:style-name="ro1">
          <table:table-cell table:style-name="ce152" office:value-type="string" calcext:value-type="string">
            <text:p>Avenue Gergaud</text:p>
          </table:table-cell>
          <table:table-cell table:style-name="ce152"/>
          <table:table-cell table:number-columns-repeated="8"/>
        </table:table-row>
        <table:table-row table:style-name="ro1">
          <table:table-cell table:style-name="ce152" office:value-type="string" calcext:value-type="string">
            <text:p>Avenue Gilard</text:p>
          </table:table-cell>
          <table:table-cell table:style-name="ce152"/>
          <table:table-cell table:number-columns-repeated="8"/>
        </table:table-row>
        <table:table-row table:style-name="ro1">
          <table:table-cell table:style-name="ce152" office:value-type="string" calcext:value-type="string">
            <text:p>Avenue Gouleau</text:p>
          </table:table-cell>
          <table:table-cell table:style-name="ce152"/>
          <table:table-cell table:number-columns-repeated="8"/>
        </table:table-row>
        <table:table-row table:style-name="ro1">
          <table:table-cell table:style-name="ce152" office:value-type="string" calcext:value-type="string">
            <text:p>Avenue Guillon</text:p>
          </table:table-cell>
          <table:table-cell table:style-name="ce152"/>
          <table:table-cell table:number-columns-repeated="8"/>
        </table:table-row>
        <table:table-row table:style-name="ro1">
          <table:table-cell table:style-name="ce152" office:value-type="string" calcext:value-type="string">
            <text:p>Avenue Guy de Larigaudie</text:p>
          </table:table-cell>
          <table:table-cell table:style-name="ce152"/>
          <table:table-cell table:number-columns-repeated="8"/>
        </table:table-row>
        <table:table-row table:style-name="ro1">
          <table:table-cell table:style-name="ce152" office:value-type="string" calcext:value-type="string">
            <text:p>Avenue Halgan</text:p>
          </table:table-cell>
          <table:table-cell table:style-name="ce152"/>
          <table:table-cell table:number-columns-repeated="8"/>
        </table:table-row>
        <table:table-row table:style-name="ro1">
          <table:table-cell table:style-name="ce152" office:value-type="string" calcext:value-type="string">
            <text:p>Avenue Héloïse</text:p>
          </table:table-cell>
          <table:table-cell table:style-name="ce152"/>
          <table:table-cell table:number-columns-repeated="8"/>
        </table:table-row>
        <table:table-row table:style-name="ro1">
          <table:table-cell table:style-name="ce152" office:value-type="string" calcext:value-type="string">
            <text:p>Avenue Henri Ollivier</text:p>
          </table:table-cell>
          <table:table-cell table:style-name="ce152"/>
          <table:table-cell table:number-columns-repeated="8"/>
        </table:table-row>
        <table:table-row table:style-name="ro1">
          <table:table-cell table:style-name="ce152" office:value-type="string" calcext:value-type="string">
            <text:p>Avenue Henry de Montherlant</text:p>
          </table:table-cell>
          <table:table-cell table:style-name="ce152"/>
          <table:table-cell table:number-columns-repeated="8"/>
        </table:table-row>
        <table:table-row table:style-name="ro1">
          <table:table-cell table:style-name="ce152" office:value-type="string" calcext:value-type="string">
            <text:p>Avenue Jacques Auneau</text:p>
          </table:table-cell>
          <table:table-cell table:style-name="ce152"/>
          <table:table-cell table:number-columns-repeated="8"/>
        </table:table-row>
        <table:table-row table:style-name="ro1">
          <table:table-cell table:style-name="ce152" office:value-type="string" calcext:value-type="string">
            <text:p>Avenue Jacques Brel</text:p>
          </table:table-cell>
          <table:table-cell table:style-name="ce152"/>
          <table:table-cell table:number-columns-repeated="8"/>
        </table:table-row>
        <table:table-row table:style-name="ro1">
          <table:table-cell table:style-name="ce152" office:value-type="string" calcext:value-type="string">
            <text:p>Avenue Jacques Lambert</text:p>
          </table:table-cell>
          <table:table-cell table:style-name="ce152"/>
          <table:table-cell table:number-columns-repeated="8"/>
        </table:table-row>
        <table:table-row table:style-name="ro1">
          <table:table-cell table:style-name="ce152" office:value-type="string" calcext:value-type="string">
            <text:p>Avenue Jacques Prévert</text:p>
          </table:table-cell>
          <table:table-cell table:style-name="ce152"/>
          <table:table-cell table:number-columns-repeated="8"/>
        </table:table-row>
        <table:table-row table:style-name="ro1">
          <table:table-cell table:style-name="ce152" office:value-type="string" calcext:value-type="string">
            <text:p>Avenue Jacques Tati</text:p>
          </table:table-cell>
          <table:table-cell table:style-name="ce152"/>
          <table:table-cell table:number-columns-repeated="8"/>
        </table:table-row>
        <table:table-row table:style-name="ro1">
          <table:table-cell table:style-name="ce152" office:value-type="string" calcext:value-type="string">
            <text:p>Avenue Jany</text:p>
          </table:table-cell>
          <table:table-cell table:style-name="ce152"/>
          <table:table-cell table:number-columns-repeated="8"/>
        </table:table-row>
        <table:table-row table:style-name="ro1">
          <table:table-cell table:style-name="ce152" office:value-type="string" calcext:value-type="string">
            <text:p>Avenue Jean Baptiste Perrin</text:p>
          </table:table-cell>
          <table:table-cell table:style-name="ce152"/>
          <table:table-cell table:number-columns-repeated="8"/>
        </table:table-row>
        <table:table-row table:style-name="ro1">
          <table:table-cell table:style-name="ce152" office:value-type="string" calcext:value-type="string">
            <text:p>Avenue Jean Claude Bonduelle</text:p>
          </table:table-cell>
          <table:table-cell table:style-name="ce152"/>
          <table:table-cell table:number-columns-repeated="8"/>
        </table:table-row>
        <table:table-row table:style-name="ro1">
          <table:table-cell table:style-name="ce152" office:value-type="string" calcext:value-type="string">
            <text:p>Avenue Jean Cocteau</text:p>
          </table:table-cell>
          <table:table-cell table:style-name="ce152"/>
          <table:table-cell table:number-columns-repeated="8"/>
        </table:table-row>
        <table:table-row table:style-name="ro1">
          <table:table-cell table:style-name="ce152" office:value-type="string" calcext:value-type="string">
            <text:p>Avenue Jean Gabin</text:p>
          </table:table-cell>
          <table:table-cell table:style-name="ce152"/>
          <table:table-cell table:number-columns-repeated="8"/>
        </table:table-row>
        <table:table-row table:style-name="ro1">
          <table:table-cell table:style-name="ce152" office:value-type="string" calcext:value-type="string">
            <text:p>Avenue Jean Giono</text:p>
          </table:table-cell>
          <table:table-cell table:style-name="ce152"/>
          <table:table-cell table:number-columns-repeated="8"/>
        </table:table-row>
        <table:table-row table:style-name="ro1">
          <table:table-cell table:style-name="ce152" office:value-type="string" calcext:value-type="string">
            <text:p>Avenue Jean Paty</text:p>
          </table:table-cell>
          <table:table-cell table:style-name="ce152"/>
          <table:table-cell table:number-columns-repeated="8"/>
        </table:table-row>
        <table:table-row table:style-name="ro1">
          <table:table-cell table:style-name="ce152" office:value-type="string" calcext:value-type="string">
            <text:p>Avenue Jean Vigo</text:p>
          </table:table-cell>
          <table:table-cell table:style-name="ce152"/>
          <table:table-cell table:number-columns-repeated="8"/>
        </table:table-row>
        <table:table-row table:style-name="ro1">
          <table:table-cell table:style-name="ce152" office:value-type="string" calcext:value-type="string">
            <text:p>Avenue Jeanne Jugan</text:p>
          </table:table-cell>
          <table:table-cell table:style-name="ce152"/>
          <table:table-cell table:number-columns-repeated="8"/>
        </table:table-row>
        <table:table-row table:style-name="ro1">
          <table:table-cell table:style-name="ce152" office:value-type="string" calcext:value-type="string">
            <text:p>Avenue José Maria de Hérédia</text:p>
          </table:table-cell>
          <table:table-cell table:style-name="ce152"/>
          <table:table-cell table:number-columns-repeated="8"/>
        </table:table-row>
        <table:table-row table:style-name="ro1">
          <table:table-cell table:style-name="ce152" office:value-type="string" calcext:value-type="string">
            <text:p>Avenue Joseph Barreau</text:p>
          </table:table-cell>
          <table:table-cell table:style-name="ce152"/>
          <table:table-cell table:number-columns-repeated="8"/>
        </table:table-row>
        <table:table-row table:style-name="ro1">
          <table:table-cell table:style-name="ce152" office:value-type="string" calcext:value-type="string">
            <text:p>Avenue Joseph Bodinier</text:p>
          </table:table-cell>
          <table:table-cell table:style-name="ce152"/>
          <table:table-cell table:number-columns-repeated="8"/>
        </table:table-row>
        <table:table-row table:style-name="ro1">
          <table:table-cell table:style-name="ce152" office:value-type="string" calcext:value-type="string">
            <text:p>Avenue Joseph Ravanel</text:p>
          </table:table-cell>
          <table:table-cell table:style-name="ce152"/>
          <table:table-cell table:number-columns-repeated="8"/>
        </table:table-row>
        <table:table-row table:style-name="ro1">
          <table:table-cell table:style-name="ce152" office:value-type="string" calcext:value-type="string">
            <text:p>Avenue Jules Bécigneul</text:p>
          </table:table-cell>
          <table:table-cell table:style-name="ce152"/>
          <table:table-cell table:number-columns-repeated="8"/>
        </table:table-row>
        <table:table-row table:style-name="ro1">
          <table:table-cell table:style-name="ce152" office:value-type="string" calcext:value-type="string">
            <text:p>Avenue Jules Védrines</text:p>
          </table:table-cell>
          <table:table-cell table:style-name="ce152"/>
          <table:table-cell table:number-columns-repeated="8"/>
        </table:table-row>
        <table:table-row table:style-name="ro1">
          <table:table-cell table:style-name="ce152" office:value-type="string" calcext:value-type="string">
            <text:p>Avenue Junon</text:p>
          </table:table-cell>
          <table:table-cell table:style-name="ce152"/>
          <table:table-cell table:number-columns-repeated="8"/>
        </table:table-row>
        <table:table-row table:style-name="ro1">
          <table:table-cell table:style-name="ce152" office:value-type="string" calcext:value-type="string">
            <text:p>Avenue Kerfontaine</text:p>
          </table:table-cell>
          <table:table-cell table:style-name="ce152"/>
          <table:table-cell table:number-columns-repeated="8"/>
        </table:table-row>
        <table:table-row table:style-name="ro1">
          <table:table-cell table:style-name="ce152" office:value-type="string" calcext:value-type="string">
            <text:p>Avenue Lagardère</text:p>
          </table:table-cell>
          <table:table-cell table:style-name="ce152"/>
          <table:table-cell table:number-columns-repeated="8"/>
        </table:table-row>
        <table:table-row table:style-name="ro1">
          <table:table-cell table:style-name="ce152" office:value-type="string" calcext:value-type="string">
            <text:p>Avenue Landois</text:p>
          </table:table-cell>
          <table:table-cell table:style-name="ce152"/>
          <table:table-cell table:number-columns-repeated="8"/>
        </table:table-row>
        <table:table-row table:style-name="ro1">
          <table:table-cell table:style-name="ce152" office:value-type="string" calcext:value-type="string">
            <text:p>Avenue Laurent Bonnevay</text:p>
          </table:table-cell>
          <table:table-cell table:style-name="ce152"/>
          <table:table-cell table:number-columns-repeated="8"/>
        </table:table-row>
        <table:table-row table:style-name="ro1">
          <table:table-cell table:style-name="ce152" office:value-type="string" calcext:value-type="string">
            <text:p>Avenue Lieutenant Chapus</text:p>
          </table:table-cell>
          <table:table-cell table:style-name="ce152"/>
          <table:table-cell table:number-columns-repeated="8"/>
        </table:table-row>
        <table:table-row table:style-name="ro1">
          <table:table-cell table:style-name="ce152" office:value-type="string" calcext:value-type="string">
            <text:p>Avenue Lieutenant Coiffard</text:p>
          </table:table-cell>
          <table:table-cell table:style-name="ce152"/>
          <table:table-cell table:number-columns-repeated="8"/>
        </table:table-row>
        <table:table-row table:style-name="ro1">
          <table:table-cell table:style-name="ce152" office:value-type="string" calcext:value-type="string">
            <text:p>Avenue Lieutenant de Lavenne de la Montoise</text:p>
          </table:table-cell>
          <table:table-cell table:style-name="ce152"/>
          <table:table-cell table:number-columns-repeated="8"/>
        </table:table-row>
        <table:table-row table:style-name="ro1">
          <table:table-cell table:style-name="ce152" office:value-type="string" calcext:value-type="string">
            <text:p>Avenue Lieutenant Philippe Mallet</text:p>
          </table:table-cell>
          <table:table-cell table:style-name="ce152"/>
          <table:table-cell table:number-columns-repeated="8"/>
        </table:table-row>
        <table:table-row table:style-name="ro1">
          <table:table-cell table:style-name="ce152" office:value-type="string" calcext:value-type="string">
            <text:p>Avenue Lily Pons</text:p>
          </table:table-cell>
          <table:table-cell table:style-name="ce152"/>
          <table:table-cell table:number-columns-repeated="8"/>
        </table:table-row>
        <table:table-row table:style-name="ro1">
          <table:table-cell table:style-name="ce152" office:value-type="string" calcext:value-type="string">
            <text:p>Avenue Lotz Cossé</text:p>
          </table:table-cell>
          <table:table-cell table:style-name="ce152"/>
          <table:table-cell table:number-columns-repeated="8"/>
        </table:table-row>
        <table:table-row table:style-name="ro1">
          <table:table-cell table:style-name="ce152" office:value-type="string" calcext:value-type="string">
            <text:p>Avenue Louis De Broglie</text:p>
          </table:table-cell>
          <table:table-cell table:style-name="ce152"/>
          <table:table-cell table:number-columns-repeated="8"/>
        </table:table-row>
        <table:table-row table:style-name="ro1">
          <table:table-cell table:style-name="ce152" office:value-type="string" calcext:value-type="string">
            <text:p>Avenue Louis Vasseur</text:p>
          </table:table-cell>
          <table:table-cell table:style-name="ce152"/>
          <table:table-cell table:number-columns-repeated="8"/>
        </table:table-row>
        <table:table-row table:style-name="ro1">
          <table:table-cell table:style-name="ce152" office:value-type="string" calcext:value-type="string">
            <text:p>Avenue Louis Vuillemin</text:p>
          </table:table-cell>
          <table:table-cell table:style-name="ce152"/>
          <table:table-cell table:number-columns-repeated="8"/>
        </table:table-row>
        <table:table-row table:style-name="ro1">
          <table:table-cell table:style-name="ce152" office:value-type="string" calcext:value-type="string">
            <text:p>Avenue Louise</text:p>
          </table:table-cell>
          <table:table-cell table:style-name="ce152"/>
          <table:table-cell table:number-columns-repeated="8"/>
        </table:table-row>
        <table:table-row table:style-name="ro1">
          <table:table-cell table:style-name="ce152" office:value-type="string" calcext:value-type="string">
            <text:p>Avenue Ludovic Cormerais</text:p>
          </table:table-cell>
          <table:table-cell table:style-name="ce152"/>
          <table:table-cell table:number-columns-repeated="8"/>
        </table:table-row>
        <table:table-row table:style-name="ro1">
          <table:table-cell table:style-name="ce152" office:value-type="string" calcext:value-type="string">
            <text:p>Avenue Mabileau</text:p>
          </table:table-cell>
          <table:table-cell table:style-name="ce152"/>
          <table:table-cell table:number-columns-repeated="8"/>
        </table:table-row>
        <table:table-row table:style-name="ro1">
          <table:table-cell table:style-name="ce152" office:value-type="string" calcext:value-type="string">
            <text:p>Avenue Maisdon Thomaré</text:p>
          </table:table-cell>
          <table:table-cell table:style-name="ce152"/>
          <table:table-cell table:number-columns-repeated="8"/>
        </table:table-row>
        <table:table-row table:style-name="ro1">
          <table:table-cell table:style-name="ce152" office:value-type="string" calcext:value-type="string">
            <text:p>Avenue Manon</text:p>
          </table:table-cell>
          <table:table-cell table:style-name="ce152"/>
          <table:table-cell table:number-columns-repeated="8"/>
        </table:table-row>
        <table:table-row table:style-name="ro1">
          <table:table-cell table:style-name="ce152" office:value-type="string" calcext:value-type="string">
            <text:p>Avenue Marcel Cerdan</text:p>
          </table:table-cell>
          <table:table-cell table:style-name="ce152"/>
          <table:table-cell table:number-columns-repeated="8"/>
        </table:table-row>
        <table:table-row table:style-name="ro1">
          <table:table-cell table:style-name="ce152" office:value-type="string" calcext:value-type="string">
            <text:p>Avenue Marcel Thil</text:p>
          </table:table-cell>
          <table:table-cell table:style-name="ce152"/>
          <table:table-cell table:number-columns-repeated="8"/>
        </table:table-row>
        <table:table-row table:style-name="ro1">
          <table:table-cell table:style-name="ce152" office:value-type="string" calcext:value-type="string">
            <text:p>Avenue Maréchal Ney</text:p>
          </table:table-cell>
          <table:table-cell table:style-name="ce152"/>
          <table:table-cell table:number-columns-repeated="8"/>
        </table:table-row>
        <table:table-row table:style-name="ro1">
          <table:table-cell table:style-name="ce152" office:value-type="string" calcext:value-type="string">
            <text:p>Avenue Marie Biton Caillé</text:p>
          </table:table-cell>
          <table:table-cell table:style-name="ce152"/>
          <table:table-cell table:number-columns-repeated="8"/>
        </table:table-row>
        <table:table-row table:style-name="ro1">
          <table:table-cell table:style-name="ce152" office:value-type="string" calcext:value-type="string">
            <text:p>Avenue Marie Manuel</text:p>
          </table:table-cell>
          <table:table-cell table:style-name="ce152"/>
          <table:table-cell table:number-columns-repeated="8"/>
        </table:table-row>
        <table:table-row table:style-name="ro1">
          <table:table-cell table:style-name="ce152" office:value-type="string" calcext:value-type="string">
            <text:p>Avenue Masséna</text:p>
          </table:table-cell>
          <table:table-cell table:style-name="ce152"/>
          <table:table-cell table:number-columns-repeated="8"/>
        </table:table-row>
        <table:table-row table:style-name="ro1">
          <table:table-cell table:style-name="ce152" office:value-type="string" calcext:value-type="string">
            <text:p>Avenue Maurice Clétras</text:p>
          </table:table-cell>
          <table:table-cell table:style-name="ce152"/>
          <table:table-cell table:number-columns-repeated="8"/>
        </table:table-row>
        <table:table-row table:style-name="ro1">
          <table:table-cell table:style-name="ce152" office:value-type="string" calcext:value-type="string">
            <text:p>Avenue Maurice Ravel</text:p>
          </table:table-cell>
          <table:table-cell table:style-name="ce152"/>
          <table:table-cell table:number-columns-repeated="8"/>
        </table:table-row>
        <table:table-row table:style-name="ro1">
          <table:table-cell table:style-name="ce152" office:value-type="string" calcext:value-type="string">
            <text:p>Avenue Mélusine</text:p>
          </table:table-cell>
          <table:table-cell table:style-name="ce152"/>
          <table:table-cell table:number-columns-repeated="8"/>
        </table:table-row>
        <table:table-row table:style-name="ro1">
          <table:table-cell table:style-name="ce152" office:value-type="string" calcext:value-type="string">
            <text:p>Avenue Mich</text:p>
          </table:table-cell>
          <table:table-cell table:style-name="ce152"/>
          <table:table-cell table:number-columns-repeated="8"/>
        </table:table-row>
        <table:table-row table:style-name="ro1">
          <table:table-cell table:style-name="ce152" office:value-type="string" calcext:value-type="string">
            <text:p>Avenue Michel Ange</text:p>
          </table:table-cell>
          <table:table-cell table:style-name="ce152"/>
          <table:table-cell table:number-columns-repeated="8"/>
        </table:table-row>
        <table:table-row table:style-name="ro1">
          <table:table-cell table:style-name="ce152" office:value-type="string" calcext:value-type="string">
            <text:p>Avenue Michel Lecointre</text:p>
          </table:table-cell>
          <table:table-cell table:style-name="ce152"/>
          <table:table-cell table:number-columns-repeated="8"/>
        </table:table-row>
        <table:table-row table:style-name="ro1">
          <table:table-cell table:style-name="ce152" office:value-type="string" calcext:value-type="string">
            <text:p>Avenue Millet</text:p>
          </table:table-cell>
          <table:table-cell table:style-name="ce152"/>
          <table:table-cell table:number-columns-repeated="8"/>
        </table:table-row>
        <table:table-row table:style-name="ro1">
          <table:table-cell table:style-name="ce152" office:value-type="string" calcext:value-type="string">
            <text:p>Avenue Modigliani</text:p>
          </table:table-cell>
          <table:table-cell table:style-name="ce152"/>
          <table:table-cell table:number-columns-repeated="8"/>
        </table:table-row>
        <table:table-row table:style-name="ro1">
          <table:table-cell table:style-name="ce152" office:value-type="string" calcext:value-type="string">
            <text:p>Avenue Mon Repos</text:p>
          </table:table-cell>
          <table:table-cell table:style-name="ce152"/>
          <table:table-cell table:number-columns-repeated="8"/>
        </table:table-row>
        <table:table-row table:style-name="ro1">
          <table:table-cell table:style-name="ce152" office:value-type="string" calcext:value-type="string">
            <text:p>Avenue Morinet</text:p>
          </table:table-cell>
          <table:table-cell table:style-name="ce152"/>
          <table:table-cell table:number-columns-repeated="8"/>
        </table:table-row>
        <table:table-row table:style-name="ro1">
          <table:table-cell table:style-name="ce152" office:value-type="string" calcext:value-type="string">
            <text:p>Avenue Mozart</text:p>
          </table:table-cell>
          <table:table-cell table:style-name="ce152"/>
          <table:table-cell table:number-columns-repeated="8"/>
        </table:table-row>
        <table:table-row table:style-name="ro1">
          <table:table-cell table:style-name="ce152" office:value-type="string" calcext:value-type="string">
            <text:p>Avenue Noël</text:p>
          </table:table-cell>
          <table:table-cell table:style-name="ce152"/>
          <table:table-cell table:number-columns-repeated="8"/>
        </table:table-row>
        <table:table-row table:style-name="ro1">
          <table:table-cell table:style-name="ce152" office:value-type="string" calcext:value-type="string">
            <text:p>Avenue Nungesser</text:p>
          </table:table-cell>
          <table:table-cell table:style-name="ce152"/>
          <table:table-cell table:number-columns-repeated="8"/>
        </table:table-row>
        <table:table-row table:style-name="ro1">
          <table:table-cell table:style-name="ce152" office:value-type="string" calcext:value-type="string">
            <text:p>Avenue Océane</text:p>
          </table:table-cell>
          <table:table-cell table:style-name="ce152"/>
          <table:table-cell table:number-columns-repeated="8"/>
        </table:table-row>
        <table:table-row table:style-name="ro1">
          <table:table-cell table:style-name="ce152" office:value-type="string" calcext:value-type="string">
            <text:p>Avenue Pacaud</text:p>
          </table:table-cell>
          <table:table-cell table:style-name="ce152"/>
          <table:table-cell table:number-columns-repeated="8"/>
        </table:table-row>
        <table:table-row table:style-name="ro1">
          <table:table-cell table:style-name="ce152" office:value-type="string" calcext:value-type="string">
            <text:p>Avenue Pacioli</text:p>
          </table:table-cell>
          <table:table-cell table:style-name="ce152"/>
          <table:table-cell table:number-columns-repeated="8"/>
        </table:table-row>
        <table:table-row table:style-name="ro1">
          <table:table-cell table:style-name="ce152" office:value-type="string" calcext:value-type="string">
            <text:p>Avenue Pajot</text:p>
          </table:table-cell>
          <table:table-cell table:style-name="ce152"/>
          <table:table-cell table:number-columns-repeated="8"/>
        </table:table-row>
        <table:table-row table:style-name="ro1">
          <table:table-cell table:style-name="ce152" office:value-type="string" calcext:value-type="string">
            <text:p>Avenue Paul Cézanne</text:p>
          </table:table-cell>
          <table:table-cell table:style-name="ce152"/>
          <table:table-cell table:number-columns-repeated="8"/>
        </table:table-row>
        <table:table-row table:style-name="ro1">
          <table:table-cell table:style-name="ce152" office:value-type="string" calcext:value-type="string">
            <text:p>Avenue Paul Eudel</text:p>
          </table:table-cell>
          <table:table-cell table:style-name="ce152"/>
          <table:table-cell table:number-columns-repeated="8"/>
        </table:table-row>
        <table:table-row table:style-name="ro1">
          <table:table-cell table:style-name="ce152" office:value-type="string" calcext:value-type="string">
            <text:p>Avenue Pelletier d'Oisy</text:p>
          </table:table-cell>
          <table:table-cell table:style-name="ce152"/>
          <table:table-cell table:number-columns-repeated="8"/>
        </table:table-row>
        <table:table-row table:style-name="ro1">
          <table:table-cell table:style-name="ce152" office:value-type="string" calcext:value-type="string">
            <text:p>Avenue Péneau</text:p>
          </table:table-cell>
          <table:table-cell table:style-name="ce152"/>
          <table:table-cell table:number-columns-repeated="8"/>
        </table:table-row>
        <table:table-row table:style-name="ro1">
          <table:table-cell table:style-name="ce152" office:value-type="string" calcext:value-type="string">
            <text:p>Avenue Père Bretaudeau</text:p>
          </table:table-cell>
          <table:table-cell table:style-name="ce152"/>
          <table:table-cell table:number-columns-repeated="8"/>
        </table:table-row>
        <table:table-row table:style-name="ro1">
          <table:table-cell table:style-name="ce152" office:value-type="string" calcext:value-type="string">
            <text:p>Avenue Père de Foucauld</text:p>
          </table:table-cell>
          <table:table-cell table:style-name="ce152"/>
          <table:table-cell table:number-columns-repeated="8"/>
        </table:table-row>
        <table:table-row table:style-name="ro1">
          <table:table-cell table:style-name="ce152" office:value-type="string" calcext:value-type="string">
            <text:p>Avenue Petit Breton</text:p>
          </table:table-cell>
          <table:table-cell table:style-name="ce152"/>
          <table:table-cell table:number-columns-repeated="8"/>
        </table:table-row>
        <table:table-row table:style-name="ro1">
          <table:table-cell table:style-name="ce152" office:value-type="string" calcext:value-type="string">
            <text:p>Avenue Philippe Quinault</text:p>
          </table:table-cell>
          <table:table-cell table:style-name="ce152"/>
          <table:table-cell table:number-columns-repeated="8"/>
        </table:table-row>
        <table:table-row table:style-name="ro1">
          <table:table-cell table:style-name="ce152" office:value-type="string" calcext:value-type="string">
            <text:p>Avenue Praud</text:p>
          </table:table-cell>
          <table:table-cell table:style-name="ce152"/>
          <table:table-cell table:number-columns-repeated="8"/>
        </table:table-row>
        <table:table-row table:style-name="ro1">
          <table:table-cell table:style-name="ce152" office:value-type="string" calcext:value-type="string">
            <text:p>Avenue Président Joseph Bouyer</text:p>
          </table:table-cell>
          <table:table-cell table:style-name="ce152"/>
          <table:table-cell table:number-columns-repeated="8"/>
        </table:table-row>
        <table:table-row table:style-name="ro1">
          <table:table-cell table:style-name="ce152" office:value-type="string" calcext:value-type="string">
            <text:p>Avenue Raymond Corbineau</text:p>
          </table:table-cell>
          <table:table-cell table:style-name="ce152"/>
          <table:table-cell table:number-columns-repeated="8"/>
        </table:table-row>
        <table:table-row table:style-name="ro1">
          <table:table-cell table:style-name="ce152" office:value-type="string" calcext:value-type="string">
            <text:p>Avenue Raymond Javel</text:p>
          </table:table-cell>
          <table:table-cell table:style-name="ce152"/>
          <table:table-cell table:number-columns-repeated="8"/>
        </table:table-row>
        <table:table-row table:style-name="ro1">
          <table:table-cell table:style-name="ce152" office:value-type="string" calcext:value-type="string">
            <text:p>Avenue Recteur Pironneau</text:p>
          </table:table-cell>
          <table:table-cell table:style-name="ce152"/>
          <table:table-cell table:number-columns-repeated="8"/>
        </table:table-row>
        <table:table-row table:style-name="ro1">
          <table:table-cell table:style-name="ce152" office:value-type="string" calcext:value-type="string">
            <text:p>Avenue Rémy Belleau</text:p>
          </table:table-cell>
          <table:table-cell table:style-name="ce152"/>
          <table:table-cell table:number-columns-repeated="8"/>
        </table:table-row>
        <table:table-row table:style-name="ro1">
          <table:table-cell table:style-name="ce152" office:value-type="string" calcext:value-type="string">
            <text:p>Avenue René Bazin</text:p>
          </table:table-cell>
          <table:table-cell table:style-name="ce152"/>
          <table:table-cell table:number-columns-repeated="8"/>
        </table:table-row>
        <table:table-row table:style-name="ro1">
          <table:table-cell table:style-name="ce152" office:value-type="string" calcext:value-type="string">
            <text:p>Avenue René Jalais</text:p>
          </table:table-cell>
          <table:table-cell table:style-name="ce152"/>
          <table:table-cell table:number-columns-repeated="8"/>
        </table:table-row>
        <table:table-row table:style-name="ro1">
          <table:table-cell table:style-name="ce152" office:value-type="string" calcext:value-type="string">
            <text:p>Avenue Richelieu</text:p>
          </table:table-cell>
          <table:table-cell table:style-name="ce152"/>
          <table:table-cell table:number-columns-repeated="8"/>
        </table:table-row>
        <table:table-row table:style-name="ro1">
          <table:table-cell table:style-name="ce152" office:value-type="string" calcext:value-type="string">
            <text:p>Avenue Roland Garros</text:p>
          </table:table-cell>
          <table:table-cell table:style-name="ce152"/>
          <table:table-cell table:number-columns-repeated="8"/>
        </table:table-row>
        <table:table-row table:style-name="ro1">
          <table:table-cell table:style-name="ce152" office:value-type="string" calcext:value-type="string">
            <text:p>Avenue Sagamore</text:p>
          </table:table-cell>
          <table:table-cell table:style-name="ce152"/>
          <table:table-cell table:number-columns-repeated="8"/>
        </table:table-row>
        <table:table-row table:style-name="ro1">
          <table:table-cell table:style-name="ce152" office:value-type="string" calcext:value-type="string">
            <text:p>Avenue Saint Félix</text:p>
          </table:table-cell>
          <table:table-cell table:style-name="ce152"/>
          <table:table-cell table:number-columns-repeated="8"/>
        </table:table-row>
        <table:table-row table:style-name="ro1">
          <table:table-cell table:style-name="ce152" office:value-type="string" calcext:value-type="string">
            <text:p>Avenue Saint Georges</text:p>
          </table:table-cell>
          <table:table-cell table:style-name="ce152"/>
          <table:table-cell table:number-columns-repeated="8"/>
        </table:table-row>
        <table:table-row table:style-name="ro1">
          <table:table-cell table:style-name="ce152" office:value-type="string" calcext:value-type="string">
            <text:p>Avenue Saint Goazec</text:p>
          </table:table-cell>
          <table:table-cell table:style-name="ce152"/>
          <table:table-cell table:number-columns-repeated="8"/>
        </table:table-row>
        <table:table-row table:style-name="ro1">
          <table:table-cell table:style-name="ce152" office:value-type="string" calcext:value-type="string">
            <text:p>Avenue Saint Martin</text:p>
          </table:table-cell>
          <table:table-cell table:style-name="ce152"/>
          <table:table-cell table:number-columns-repeated="8"/>
        </table:table-row>
        <table:table-row table:style-name="ro1">
          <table:table-cell table:style-name="ce152" office:value-type="string" calcext:value-type="string">
            <text:p>Avenue Saint Mélaine</text:p>
          </table:table-cell>
          <table:table-cell table:style-name="ce152"/>
          <table:table-cell table:number-columns-repeated="8"/>
        </table:table-row>
        <table:table-row table:style-name="ro1">
          <table:table-cell table:style-name="ce152" office:value-type="string" calcext:value-type="string">
            <text:p>Avenue Saint Michel</text:p>
          </table:table-cell>
          <table:table-cell table:style-name="ce152"/>
          <table:table-cell table:number-columns-repeated="8"/>
        </table:table-row>
        <table:table-row table:style-name="ro1">
          <table:table-cell table:style-name="ce152" office:value-type="string" calcext:value-type="string">
            <text:p>Avenue Saint Pol de Léon</text:p>
          </table:table-cell>
          <table:table-cell table:style-name="ce152"/>
          <table:table-cell table:number-columns-repeated="8"/>
        </table:table-row>
        <table:table-row table:style-name="ro1">
          <table:table-cell table:style-name="ce152" office:value-type="string" calcext:value-type="string">
            <text:p>Avenue Saint Thomas</text:p>
          </table:table-cell>
          <table:table-cell table:style-name="ce152"/>
          <table:table-cell table:number-columns-repeated="8"/>
        </table:table-row>
        <table:table-row table:style-name="ro1">
          <table:table-cell table:style-name="ce152" office:value-type="string" calcext:value-type="string">
            <text:p>Avenue Sainte Anne</text:p>
          </table:table-cell>
          <table:table-cell table:style-name="ce152"/>
          <table:table-cell table:number-columns-repeated="8"/>
        </table:table-row>
        <table:table-row table:style-name="ro1">
          <table:table-cell table:style-name="ce152" office:value-type="string" calcext:value-type="string">
            <text:p>Avenue Sarah Bernhardt</text:p>
          </table:table-cell>
          <table:table-cell table:style-name="ce152"/>
          <table:table-cell table:number-columns-repeated="8"/>
        </table:table-row>
        <table:table-row table:style-name="ro1">
          <table:table-cell table:style-name="ce152" office:value-type="string" calcext:value-type="string">
            <text:p>Avenue Sauvaget</text:p>
          </table:table-cell>
          <table:table-cell table:style-name="ce152"/>
          <table:table-cell table:number-columns-repeated="8"/>
        </table:table-row>
        <table:table-row table:style-name="ro1">
          <table:table-cell table:style-name="ce152" office:value-type="string" calcext:value-type="string">
            <text:p>Avenue Similien</text:p>
          </table:table-cell>
          <table:table-cell table:style-name="ce152"/>
          <table:table-cell table:number-columns-repeated="8"/>
        </table:table-row>
        <table:table-row table:style-name="ro1">
          <table:table-cell table:style-name="ce152" office:value-type="string" calcext:value-type="string">
            <text:p>Avenue Socrate</text:p>
          </table:table-cell>
          <table:table-cell table:style-name="ce152"/>
          <table:table-cell table:number-columns-repeated="8"/>
        </table:table-row>
        <table:table-row table:style-name="ro1">
          <table:table-cell table:style-name="ce152" office:value-type="string" calcext:value-type="string">
            <text:p>Avenue Telstar</text:p>
          </table:table-cell>
          <table:table-cell table:style-name="ce152"/>
          <table:table-cell table:number-columns-repeated="8"/>
        </table:table-row>
        <table:table-row table:style-name="ro1">
          <table:table-cell table:style-name="ce152" office:value-type="string" calcext:value-type="string">
            <text:p>Avenue Thébaud</text:p>
          </table:table-cell>
          <table:table-cell table:style-name="ce152"/>
          <table:table-cell table:number-columns-repeated="8"/>
        </table:table-row>
        <table:table-row table:style-name="ro1">
          <table:table-cell table:style-name="ce152" office:value-type="string" calcext:value-type="string">
            <text:p>Avenue Théodore Botrel</text:p>
          </table:table-cell>
          <table:table-cell table:style-name="ce152"/>
          <table:table-cell table:number-columns-repeated="8"/>
        </table:table-row>
        <table:table-row table:style-name="ro1">
          <table:table-cell table:style-name="ce152" office:value-type="string" calcext:value-type="string">
            <text:p>Avenue Thérése Debrabant</text:p>
          </table:table-cell>
          <table:table-cell table:style-name="ce152"/>
          <table:table-cell table:number-columns-repeated="8"/>
        </table:table-row>
        <table:table-row table:style-name="ro1">
          <table:table-cell table:style-name="ce152" office:value-type="string" calcext:value-type="string">
            <text:p>Avenue Véphian</text:p>
          </table:table-cell>
          <table:table-cell table:style-name="ce152"/>
          <table:table-cell table:number-columns-repeated="8"/>
        </table:table-row>
        <table:table-row table:style-name="ro1">
          <table:table-cell table:style-name="ce152" office:value-type="string" calcext:value-type="string">
            <text:p>Avenue Villeneuve la Lande</text:p>
          </table:table-cell>
          <table:table-cell table:style-name="ce152"/>
          <table:table-cell table:number-columns-repeated="8"/>
        </table:table-row>
        <table:table-row table:style-name="ro1">
          <table:table-cell table:style-name="ce152" office:value-type="string" calcext:value-type="string">
            <text:p>Avenue Violain</text:p>
          </table:table-cell>
          <table:table-cell table:style-name="ce152"/>
          <table:table-cell table:number-columns-repeated="8"/>
        </table:table-row>
        <table:table-row table:style-name="ro1">
          <table:table-cell table:style-name="ce152" office:value-type="string" calcext:value-type="string">
            <text:p>Avenue Watel Dehaynin</text:p>
          </table:table-cell>
          <table:table-cell table:style-name="ce152"/>
          <table:table-cell table:number-columns-repeated="8"/>
        </table:table-row>
        <table:table-row table:style-name="ro1">
          <table:table-cell table:style-name="ce152" office:value-type="string" calcext:value-type="string">
            <text:p>Avenue Yves Even</text:p>
          </table:table-cell>
          <table:table-cell table:style-name="ce152"/>
          <table:table-cell table:number-columns-repeated="8"/>
        </table:table-row>
        <table:table-row table:style-name="ro1">
          <table:table-cell table:style-name="ce152" office:value-type="string" calcext:value-type="string">
            <text:p>Avenue Yves Marie</text:p>
          </table:table-cell>
          <table:table-cell table:style-name="ce152"/>
          <table:table-cell table:number-columns-repeated="8"/>
        </table:table-row>
        <table:table-row table:style-name="ro1">
          <table:table-cell table:style-name="ce152" office:value-type="string" calcext:value-type="string">
            <text:p>Bas Chemin de Vertou</text:p>
          </table:table-cell>
          <table:table-cell table:style-name="ce152"/>
          <table:table-cell table:number-columns-repeated="8"/>
        </table:table-row>
        <table:table-row table:style-name="ro1">
          <table:table-cell table:style-name="ce152" office:value-type="string" calcext:value-type="string">
            <text:p>Basse Tenue de Grillaud</text:p>
          </table:table-cell>
          <table:table-cell table:style-name="ce152"/>
          <table:table-cell table:number-columns-repeated="8"/>
        </table:table-row>
        <table:table-row table:style-name="ro1">
          <table:table-cell table:style-name="ce152" office:value-type="string" calcext:value-type="string">
            <text:p>Boulevard Adolphe Billault</text:p>
          </table:table-cell>
          <table:table-cell table:style-name="ce152"/>
          <table:table-cell table:number-columns-repeated="8"/>
        </table:table-row>
        <table:table-row table:style-name="ro1">
          <table:table-cell table:style-name="ce152" office:value-type="string" calcext:value-type="string">
            <text:p>Boulevard Albert Einstein</text:p>
          </table:table-cell>
          <table:table-cell table:style-name="ce152"/>
          <table:table-cell table:number-columns-repeated="8"/>
        </table:table-row>
        <table:table-row table:style-name="ro1">
          <table:table-cell table:style-name="ce152" office:value-type="string" calcext:value-type="string">
            <text:p>Boulevard Albert Thomas</text:p>
          </table:table-cell>
          <table:table-cell table:style-name="ce152"/>
          <table:table-cell table:number-columns-repeated="8"/>
        </table:table-row>
        <table:table-row table:style-name="ro1">
          <table:table-cell table:style-name="ce152" office:value-type="string" calcext:value-type="string">
            <text:p>Boulevard Alexandre Millerand</text:p>
          </table:table-cell>
          <table:table-cell table:style-name="ce152"/>
          <table:table-cell table:number-columns-repeated="8"/>
        </table:table-row>
        <table:table-row table:style-name="ro1">
          <table:table-cell table:style-name="ce152" office:value-type="string" calcext:value-type="string">
            <text:p>Boulevard Allard</text:p>
          </table:table-cell>
          <table:table-cell table:style-name="ce152"/>
          <table:table-cell table:number-columns-repeated="8"/>
        </table:table-row>
        <table:table-row table:style-name="ro1">
          <table:table-cell table:style-name="ce152" office:value-type="string" calcext:value-type="string">
            <text:p>Boulevard Amiral Courbet</text:p>
          </table:table-cell>
          <table:table-cell table:style-name="ce152"/>
          <table:table-cell table:number-columns-repeated="8"/>
        </table:table-row>
        <table:table-row table:style-name="ro1">
          <table:table-cell table:style-name="ce152" office:value-type="string" calcext:value-type="string">
            <text:p>Boulevard Auguste Pageot</text:p>
          </table:table-cell>
          <table:table-cell table:style-name="ce152"/>
          <table:table-cell table:number-columns-repeated="8"/>
        </table:table-row>
        <table:table-row table:style-name="ro1">
          <table:table-cell table:style-name="ce152" office:value-type="string" calcext:value-type="string">
            <text:p>Boulevard Auguste Pageot</text:p>
          </table:table-cell>
          <table:table-cell table:style-name="ce152"/>
          <table:table-cell table:number-columns-repeated="8"/>
        </table:table-row>
        <table:table-row table:style-name="ro1">
          <table:table-cell table:style-name="ce152" office:value-type="string" calcext:value-type="string">
            <text:p>Boulevard Auguste Péneau</text:p>
          </table:table-cell>
          <table:table-cell table:style-name="ce152"/>
          <table:table-cell table:number-columns-repeated="8"/>
        </table:table-row>
        <table:table-row table:style-name="ro1">
          <table:table-cell table:style-name="ce152" office:value-type="string" calcext:value-type="string">
            <text:p>Boulevard Babin Chevaye</text:p>
          </table:table-cell>
          <table:table-cell table:style-name="ce152"/>
          <table:table-cell table:number-columns-repeated="8"/>
        </table:table-row>
        <table:table-row table:style-name="ro1">
          <table:table-cell table:style-name="ce152" office:value-type="string" calcext:value-type="string">
            <text:p>Boulevard Bâtonnier Cholet</text:p>
          </table:table-cell>
          <table:table-cell table:style-name="ce152"/>
          <table:table-cell table:number-columns-repeated="8"/>
        </table:table-row>
        <table:table-row table:style-name="ro1">
          <table:table-cell table:style-name="ce152" office:value-type="string" calcext:value-type="string">
            <text:p>Boulevard Bénoni Goullin</text:p>
          </table:table-cell>
          <table:table-cell table:style-name="ce152"/>
          <table:table-cell table:number-columns-repeated="8"/>
        </table:table-row>
        <table:table-row table:style-name="ro1">
          <table:table-cell table:style-name="ce152" office:value-type="string" calcext:value-type="string">
            <text:p>Boulevard Boulay Paty</text:p>
          </table:table-cell>
          <table:table-cell table:style-name="ce152"/>
          <table:table-cell table:number-columns-repeated="8"/>
        </table:table-row>
        <table:table-row table:style-name="ro1">
          <table:table-cell table:style-name="ce152" office:value-type="string" calcext:value-type="string">
            <text:p>Boulevard Boulay Paty</text:p>
          </table:table-cell>
          <table:table-cell table:style-name="ce152"/>
          <table:table-cell table:number-columns-repeated="8"/>
        </table:table-row>
        <table:table-row table:style-name="ro1">
          <table:table-cell table:style-name="ce152" office:value-type="string" calcext:value-type="string">
            <text:p>Boulevard Clovis Constant</text:p>
          </table:table-cell>
          <table:table-cell table:style-name="ce152"/>
          <table:table-cell table:number-columns-repeated="8"/>
        </table:table-row>
        <table:table-row table:style-name="ro1">
          <table:table-cell table:style-name="ce152" office:value-type="string" calcext:value-type="string">
            <text:p>Boulevard de Berlin</text:p>
          </table:table-cell>
          <table:table-cell table:style-name="ce152"/>
          <table:table-cell table:number-columns-repeated="8"/>
        </table:table-row>
        <table:table-row table:style-name="ro1">
          <table:table-cell table:style-name="ce152" office:value-type="string" calcext:value-type="string">
            <text:p>Boulevard de Cardiff</text:p>
          </table:table-cell>
          <table:table-cell table:style-name="ce152"/>
          <table:table-cell table:number-columns-repeated="8"/>
        </table:table-row>
        <table:table-row table:style-name="ro1">
          <table:table-cell table:style-name="ce152" office:value-type="string" calcext:value-type="string">
            <text:p>Boulevard de Chantenay</text:p>
          </table:table-cell>
          <table:table-cell table:style-name="ce152"/>
          <table:table-cell table:number-columns-repeated="8"/>
        </table:table-row>
        <table:table-row table:style-name="ro1">
          <table:table-cell table:style-name="ce152" office:value-type="string" calcext:value-type="string">
            <text:p>Boulevard de Chantenay</text:p>
          </table:table-cell>
          <table:table-cell table:style-name="ce152"/>
          <table:table-cell table:number-columns-repeated="8"/>
        </table:table-row>
        <table:table-row table:style-name="ro1">
          <table:table-cell table:style-name="ce152" office:value-type="string" calcext:value-type="string">
            <text:p>Boulevard de Doulon</text:p>
          </table:table-cell>
          <table:table-cell table:style-name="ce152"/>
          <table:table-cell table:number-columns-repeated="8"/>
        </table:table-row>
        <table:table-row table:style-name="ro1">
          <table:table-cell table:style-name="ce152" office:value-type="string" calcext:value-type="string">
            <text:p>Boulevard de l'Egalité</text:p>
          </table:table-cell>
          <table:table-cell table:style-name="ce152"/>
          <table:table-cell table:number-columns-repeated="8"/>
        </table:table-row>
        <table:table-row table:style-name="ro1">
          <table:table-cell table:style-name="ce152" office:value-type="string" calcext:value-type="string">
            <text:p>Boulevard de l'Egalité</text:p>
          </table:table-cell>
          <table:table-cell table:style-name="ce152"/>
          <table:table-cell table:number-columns-repeated="8"/>
        </table:table-row>
        <table:table-row table:style-name="ro1">
          <table:table-cell table:style-name="ce152" office:value-type="string" calcext:value-type="string">
            <text:p>Boulevard de l'Estuaire</text:p>
          </table:table-cell>
          <table:table-cell table:style-name="ce152"/>
          <table:table-cell table:number-columns-repeated="8"/>
        </table:table-row>
        <table:table-row table:style-name="ro1">
          <table:table-cell table:style-name="ce152" office:value-type="string" calcext:value-type="string">
            <text:p>Boulevard de l'Europe</text:p>
          </table:table-cell>
          <table:table-cell table:style-name="ce152"/>
          <table:table-cell table:number-columns-repeated="8"/>
        </table:table-row>
        <table:table-row table:style-name="ro1">
          <table:table-cell table:style-name="ce152" office:value-type="string" calcext:value-type="string">
            <text:p>Boulevard de la Beaujoire</text:p>
          </table:table-cell>
          <table:table-cell table:style-name="ce152"/>
          <table:table-cell table:number-columns-repeated="8"/>
        </table:table-row>
        <table:table-row table:style-name="ro1">
          <table:table-cell table:style-name="ce152" office:value-type="string" calcext:value-type="string">
            <text:p>Boulevard de la Beaujoire</text:p>
          </table:table-cell>
          <table:table-cell table:style-name="ce152"/>
          <table:table-cell table:number-columns-repeated="8"/>
        </table:table-row>
        <table:table-row table:style-name="ro1">
          <table:table-cell table:style-name="ce152" office:value-type="string" calcext:value-type="string">
            <text:p>Boulevard de la Chauvinière</text:p>
          </table:table-cell>
          <table:table-cell table:style-name="ce152"/>
          <table:table-cell table:number-columns-repeated="8"/>
        </table:table-row>
        <table:table-row table:style-name="ro1">
          <table:table-cell table:style-name="ce152" office:value-type="string" calcext:value-type="string">
            <text:p>Boulevard de la Fraternité</text:p>
          </table:table-cell>
          <table:table-cell table:style-name="ce152"/>
          <table:table-cell table:number-columns-repeated="8"/>
        </table:table-row>
        <table:table-row table:style-name="ro1">
          <table:table-cell table:style-name="ce152" office:value-type="string" calcext:value-type="string">
            <text:p>Boulevard de la Liberté</text:p>
          </table:table-cell>
          <table:table-cell table:style-name="ce152"/>
          <table:table-cell table:number-columns-repeated="8"/>
        </table:table-row>
        <table:table-row table:style-name="ro1">
          <table:table-cell table:style-name="ce152" office:value-type="string" calcext:value-type="string">
            <text:p>Boulevard de la Liberté</text:p>
          </table:table-cell>
          <table:table-cell table:style-name="ce152"/>
          <table:table-cell table:number-columns-repeated="8"/>
        </table:table-row>
        <table:table-row table:style-name="ro1">
          <table:table-cell table:style-name="ce152" office:value-type="string" calcext:value-type="string">
            <text:p>Boulevard de la Loire</text:p>
          </table:table-cell>
          <table:table-cell table:style-name="ce152"/>
          <table:table-cell table:number-columns-repeated="8"/>
        </table:table-row>
        <table:table-row table:style-name="ro1">
          <table:table-cell table:style-name="ce152" office:value-type="string" calcext:value-type="string">
            <text:p>Boulevard de la Louëtrie</text:p>
          </table:table-cell>
          <table:table-cell table:style-name="ce152"/>
          <table:table-cell table:number-columns-repeated="8"/>
        </table:table-row>
        <table:table-row table:style-name="ro1">
          <table:table-cell table:style-name="ce152" office:value-type="string" calcext:value-type="string">
            <text:p>Boulevard de la Pilotière</text:p>
          </table:table-cell>
          <table:table-cell table:style-name="ce152"/>
          <table:table-cell table:number-columns-repeated="8"/>
        </table:table-row>
        <table:table-row table:style-name="ro1">
          <table:table-cell table:style-name="ce152" office:value-type="string" calcext:value-type="string">
            <text:p>Boulevard de la Prairie au Duc</text:p>
          </table:table-cell>
          <table:table-cell table:style-name="ce152"/>
          <table:table-cell table:number-columns-repeated="8"/>
        </table:table-row>
        <table:table-row table:style-name="ro1">
          <table:table-cell table:style-name="ce152" office:value-type="string" calcext:value-type="string">
            <text:p>Boulevard de la Prairie de Mauves</text:p>
          </table:table-cell>
          <table:table-cell table:style-name="ce152"/>
          <table:table-cell table:number-columns-repeated="8"/>
        </table:table-row>
        <table:table-row table:style-name="ro1">
          <table:table-cell table:style-name="ce152" office:value-type="string" calcext:value-type="string">
            <text:p>Boulevard de la Solidarité</text:p>
          </table:table-cell>
          <table:table-cell table:style-name="ce152"/>
          <table:table-cell table:number-columns-repeated="8"/>
        </table:table-row>
        <table:table-row table:style-name="ro1">
          <table:table-cell table:style-name="ce152" office:value-type="string" calcext:value-type="string">
            <text:p>Boulevard de Launay</text:p>
          </table:table-cell>
          <table:table-cell table:style-name="ce152"/>
          <table:table-cell table:number-columns-repeated="8"/>
        </table:table-row>
        <table:table-row table:style-name="ro1">
          <table:table-cell table:style-name="ce152" office:value-type="string" calcext:value-type="string">
            <text:p>Boulevard de Longchamp</text:p>
          </table:table-cell>
          <table:table-cell table:style-name="ce152"/>
          <table:table-cell table:number-columns-repeated="8"/>
        </table:table-row>
        <table:table-row table:style-name="ro1">
          <table:table-cell table:style-name="ce152" office:value-type="string" calcext:value-type="string">
            <text:p>Boulevard de Longchamp</text:p>
          </table:table-cell>
          <table:table-cell table:style-name="ce152"/>
          <table:table-cell table:number-columns-repeated="8"/>
        </table:table-row>
        <table:table-row table:style-name="ro1">
          <table:table-cell table:style-name="ce152" office:value-type="string" calcext:value-type="string">
            <text:p>Boulevard de Sarrebruck</text:p>
          </table:table-cell>
          <table:table-cell table:style-name="ce152"/>
          <table:table-cell table:number-columns-repeated="8"/>
        </table:table-row>
        <table:table-row table:style-name="ro1">
          <table:table-cell table:style-name="ce152" office:value-type="string" calcext:value-type="string">
            <text:p>Boulevard de Seattle</text:p>
          </table:table-cell>
          <table:table-cell table:style-name="ce152"/>
          <table:table-cell table:number-columns-repeated="8"/>
        </table:table-row>
        <table:table-row table:style-name="ro1">
          <table:table-cell table:style-name="ce152" office:value-type="string" calcext:value-type="string">
            <text:p>Boulevard de Stalingrad</text:p>
          </table:table-cell>
          <table:table-cell table:style-name="ce152"/>
          <table:table-cell table:number-columns-repeated="8"/>
        </table:table-row>
        <table:table-row table:style-name="ro1">
          <table:table-cell table:style-name="ce152" office:value-type="string" calcext:value-type="string">
            <text:p>Boulevard des Américains</text:p>
          </table:table-cell>
          <table:table-cell table:style-name="ce152"/>
          <table:table-cell table:number-columns-repeated="8"/>
        </table:table-row>
        <table:table-row table:style-name="ro1">
          <table:table-cell table:style-name="ce152" office:value-type="string" calcext:value-type="string">
            <text:p>Boulevard des Anglais</text:p>
          </table:table-cell>
          <table:table-cell table:style-name="ce152"/>
          <table:table-cell table:number-columns-repeated="8"/>
        </table:table-row>
        <table:table-row table:style-name="ro1">
          <table:table-cell table:style-name="ce152" office:value-type="string" calcext:value-type="string">
            <text:p>Boulevard des Anglais</text:p>
          </table:table-cell>
          <table:table-cell table:style-name="ce152"/>
          <table:table-cell table:number-columns-repeated="8"/>
        </table:table-row>
        <table:table-row table:style-name="ro1">
          <table:table-cell table:style-name="ce152" office:value-type="string" calcext:value-type="string">
            <text:p>Boulevard des Antilles</text:p>
          </table:table-cell>
          <table:table-cell table:style-name="ce152"/>
          <table:table-cell table:number-columns-repeated="8"/>
        </table:table-row>
        <table:table-row table:style-name="ro1">
          <table:table-cell table:style-name="ce152" office:value-type="string" calcext:value-type="string">
            <text:p>Boulevard des Batignolles</text:p>
          </table:table-cell>
          <table:table-cell table:style-name="ce152"/>
          <table:table-cell table:number-columns-repeated="8"/>
        </table:table-row>
        <table:table-row table:style-name="ro1">
          <table:table-cell table:style-name="ce152" office:value-type="string" calcext:value-type="string">
            <text:p>Boulevard des Belges</text:p>
          </table:table-cell>
          <table:table-cell table:style-name="ce152"/>
          <table:table-cell table:number-columns-repeated="8"/>
        </table:table-row>
        <table:table-row table:style-name="ro1">
          <table:table-cell table:style-name="ce152" office:value-type="string" calcext:value-type="string">
            <text:p>Boulevard des Européens</text:p>
          </table:table-cell>
          <table:table-cell table:style-name="ce152"/>
          <table:table-cell table:number-columns-repeated="8"/>
        </table:table-row>
        <table:table-row table:style-name="ro1">
          <table:table-cell table:style-name="ce152" office:value-type="string" calcext:value-type="string">
            <text:p>Boulevard des Frères de Goncourt</text:p>
          </table:table-cell>
          <table:table-cell table:style-name="ce152"/>
          <table:table-cell table:number-columns-repeated="8"/>
        </table:table-row>
        <table:table-row table:style-name="ro1">
          <table:table-cell table:style-name="ce152" office:value-type="string" calcext:value-type="string">
            <text:p>Boulevard des Martyrs Nantais de la Résistance</text:p>
          </table:table-cell>
          <table:table-cell table:style-name="ce152"/>
          <table:table-cell table:number-columns-repeated="8"/>
        </table:table-row>
        <table:table-row table:style-name="ro1">
          <table:table-cell table:style-name="ce152" office:value-type="string" calcext:value-type="string">
            <text:p>Boulevard des Nations Unies</text:p>
          </table:table-cell>
          <table:table-cell table:style-name="ce152"/>
          <table:table-cell table:number-columns-repeated="8"/>
        </table:table-row>
        <table:table-row table:style-name="ro1">
          <table:table-cell table:style-name="ce152" office:value-type="string" calcext:value-type="string">
            <text:p>Boulevard des Poilus</text:p>
          </table:table-cell>
          <table:table-cell table:style-name="ce152"/>
          <table:table-cell table:number-columns-repeated="8"/>
        </table:table-row>
        <table:table-row table:style-name="ro1">
          <table:table-cell table:style-name="ce152" office:value-type="string" calcext:value-type="string">
            <text:p>Boulevard des Professeurs Sourdille</text:p>
          </table:table-cell>
          <table:table-cell table:style-name="ce152"/>
          <table:table-cell table:number-columns-repeated="8"/>
        </table:table-row>
        <table:table-row table:style-name="ro1">
          <table:table-cell table:style-name="ce152" office:value-type="string" calcext:value-type="string">
            <text:p>Boulevard des Tribunes</text:p>
          </table:table-cell>
          <table:table-cell table:style-name="ce152"/>
          <table:table-cell table:number-columns-repeated="8"/>
        </table:table-row>
        <table:table-row table:style-name="ro1">
          <table:table-cell table:style-name="ce152" office:value-type="string" calcext:value-type="string">
            <text:p>Boulevard du Manoir Saint-Lo</text:p>
          </table:table-cell>
          <table:table-cell table:style-name="ce152"/>
          <table:table-cell table:number-columns-repeated="8"/>
        </table:table-row>
        <table:table-row table:style-name="ro1">
          <table:table-cell table:style-name="ce152" office:value-type="string" calcext:value-type="string">
            <text:p>Boulevard du Massacre</text:p>
          </table:table-cell>
          <table:table-cell table:style-name="ce152"/>
          <table:table-cell table:number-columns-repeated="8"/>
        </table:table-row>
        <table:table-row table:style-name="ro1">
          <table:table-cell table:style-name="ce152" office:value-type="string" calcext:value-type="string">
            <text:p>Boulevard du Petit Port</text:p>
          </table:table-cell>
          <table:table-cell table:style-name="ce152"/>
          <table:table-cell table:number-columns-repeated="8"/>
        </table:table-row>
        <table:table-row table:style-name="ro1">
          <table:table-cell table:style-name="ce152" office:value-type="string" calcext:value-type="string">
            <text:p>Boulevard du Tertre</text:p>
          </table:table-cell>
          <table:table-cell table:style-name="ce152"/>
          <table:table-cell table:number-columns-repeated="8"/>
        </table:table-row>
        <table:table-row table:style-name="ro1">
          <table:table-cell table:style-name="ce152" office:value-type="string" calcext:value-type="string">
            <text:p>Boulevard Emile Gabory</text:p>
          </table:table-cell>
          <table:table-cell table:style-name="ce152"/>
          <table:table-cell table:number-columns-repeated="8"/>
        </table:table-row>
        <table:table-row table:style-name="ro1">
          <table:table-cell table:style-name="ce152" office:value-type="string" calcext:value-type="string">
            <text:p>Boulevard Emile Gabory</text:p>
          </table:table-cell>
          <table:table-cell table:style-name="ce152"/>
          <table:table-cell table:number-columns-repeated="8"/>
        </table:table-row>
        <table:table-row table:style-name="ro1">
          <table:table-cell table:style-name="ce152" office:value-type="string" calcext:value-type="string">
            <text:p>Boulevard Emile Romanet</text:p>
          </table:table-cell>
          <table:table-cell table:style-name="ce152"/>
          <table:table-cell table:number-columns-repeated="8"/>
        </table:table-row>
        <table:table-row table:style-name="ro1">
          <table:table-cell table:style-name="ce152" office:value-type="string" calcext:value-type="string">
            <text:p>Boulevard Ernest Dalby</text:p>
          </table:table-cell>
          <table:table-cell table:style-name="ce152"/>
          <table:table-cell table:number-columns-repeated="8"/>
        </table:table-row>
        <table:table-row table:style-name="ro1">
          <table:table-cell table:style-name="ce152" office:value-type="string" calcext:value-type="string">
            <text:p>Boulevard Ernest Dalby</text:p>
          </table:table-cell>
          <table:table-cell table:style-name="ce152"/>
          <table:table-cell table:number-columns-repeated="8"/>
        </table:table-row>
        <table:table-row table:style-name="ro1">
          <table:table-cell table:style-name="ce152" office:value-type="string" calcext:value-type="string">
            <text:p>Boulevard Eugène Orieux</text:p>
          </table:table-cell>
          <table:table-cell table:style-name="ce152"/>
          <table:table-cell table:number-columns-repeated="8"/>
        </table:table-row>
        <table:table-row table:style-name="ro1">
          <table:table-cell table:style-name="ce152" office:value-type="string" calcext:value-type="string">
            <text:p>Boulevard François Blancho</text:p>
          </table:table-cell>
          <table:table-cell table:style-name="ce152"/>
          <table:table-cell table:number-columns-repeated="8"/>
        </table:table-row>
        <table:table-row table:style-name="ro1">
          <table:table-cell table:style-name="ce152" office:value-type="string" calcext:value-type="string">
            <text:p>Boulevard Gabriel Guist'Hau</text:p>
          </table:table-cell>
          <table:table-cell table:style-name="ce152"/>
          <table:table-cell table:number-columns-repeated="8"/>
        </table:table-row>
        <table:table-row table:style-name="ro1">
          <table:table-cell table:style-name="ce152" office:value-type="string" calcext:value-type="string">
            <text:p>Boulevard Gabriel Lauriol</text:p>
          </table:table-cell>
          <table:table-cell table:style-name="ce152"/>
          <table:table-cell table:number-columns-repeated="8"/>
        </table:table-row>
        <table:table-row table:style-name="ro1">
          <table:table-cell table:style-name="ce152" office:value-type="string" calcext:value-type="string">
            <text:p>Boulevard Gaston Doumergue</text:p>
          </table:table-cell>
          <table:table-cell table:style-name="ce152"/>
          <table:table-cell table:number-columns-repeated="8"/>
        </table:table-row>
        <table:table-row table:style-name="ro1">
          <table:table-cell table:style-name="ce152" office:value-type="string" calcext:value-type="string">
            <text:p>Boulevard Gaston Serpette</text:p>
          </table:table-cell>
          <table:table-cell table:style-name="ce152"/>
          <table:table-cell table:number-columns-repeated="8"/>
        </table:table-row>
        <table:table-row table:style-name="ro1">
          <table:table-cell table:style-name="ce152" office:value-type="string" calcext:value-type="string">
            <text:p>Boulevard Général de Gaulle</text:p>
          </table:table-cell>
          <table:table-cell table:style-name="ce152"/>
          <table:table-cell table:number-columns-repeated="8"/>
        </table:table-row>
        <table:table-row table:style-name="ro1">
          <table:table-cell table:style-name="ce152" office:value-type="string" calcext:value-type="string">
            <text:p>Boulevard Général Pierre Koenig</text:p>
          </table:table-cell>
          <table:table-cell table:style-name="ce152"/>
          <table:table-cell table:number-columns-repeated="8"/>
        </table:table-row>
        <table:table-row table:style-name="ro1">
          <table:table-cell table:style-name="ce152" office:value-type="string" calcext:value-type="string">
            <text:p>Boulevard Georges Mandel</text:p>
          </table:table-cell>
          <table:table-cell table:style-name="ce152"/>
          <table:table-cell table:number-columns-repeated="8"/>
        </table:table-row>
        <table:table-row table:style-name="ro1">
          <table:table-cell table:style-name="ce152" office:value-type="string" calcext:value-type="string">
            <text:p>Boulevard Georges Pompidou</text:p>
          </table:table-cell>
          <table:table-cell table:style-name="ce152"/>
          <table:table-cell table:number-columns-repeated="8"/>
        </table:table-row>
        <table:table-row table:style-name="ro1">
          <table:table-cell table:style-name="ce152" office:value-type="string" calcext:value-type="string">
            <text:p>Boulevard Gustave Roch</text:p>
          </table:table-cell>
          <table:table-cell table:style-name="ce152"/>
          <table:table-cell table:number-columns-repeated="8"/>
        </table:table-row>
        <table:table-row table:style-name="ro1">
          <table:table-cell table:style-name="ce152" office:value-type="string" calcext:value-type="string">
            <text:p>Boulevard Guy Mollet</text:p>
          </table:table-cell>
          <table:table-cell table:style-name="ce152"/>
          <table:table-cell table:number-columns-repeated="8"/>
        </table:table-row>
        <table:table-row table:style-name="ro1">
          <table:table-cell table:style-name="ce152" office:value-type="string" calcext:value-type="string">
            <text:p>Boulevard Henri Dunant</text:p>
          </table:table-cell>
          <table:table-cell table:style-name="ce152"/>
          <table:table-cell table:number-columns-repeated="8"/>
        </table:table-row>
        <table:table-row table:style-name="ro1">
          <table:table-cell table:style-name="ce152" office:value-type="string" calcext:value-type="string">
            <text:p>Boulevard Henry Orrion</text:p>
          </table:table-cell>
          <table:table-cell table:style-name="ce152"/>
          <table:table-cell table:number-columns-repeated="8"/>
        </table:table-row>
        <table:table-row table:style-name="ro1">
          <table:table-cell table:style-name="ce152" office:value-type="string" calcext:value-type="string">
            <text:p>Boulevard Honoré De Balzac</text:p>
          </table:table-cell>
          <table:table-cell table:style-name="ce152"/>
          <table:table-cell table:number-columns-repeated="8"/>
        </table:table-row>
        <table:table-row table:style-name="ro1">
          <table:table-cell table:style-name="ce152" office:value-type="string" calcext:value-type="string">
            <text:p>Boulevard Jean Ingres</text:p>
          </table:table-cell>
          <table:table-cell table:style-name="ce152"/>
          <table:table-cell table:number-columns-repeated="8"/>
        </table:table-row>
        <table:table-row table:style-name="ro1">
          <table:table-cell table:style-name="ce152" office:value-type="string" calcext:value-type="string">
            <text:p>Boulevard Jean Monnet</text:p>
          </table:table-cell>
          <table:table-cell table:style-name="ce152"/>
          <table:table-cell table:number-columns-repeated="8"/>
        </table:table-row>
        <table:table-row table:style-name="ro1">
          <table:table-cell table:style-name="ce152" office:value-type="string" calcext:value-type="string">
            <text:p>Boulevard Jean Moulin</text:p>
          </table:table-cell>
          <table:table-cell table:style-name="ce152"/>
          <table:table-cell table:number-columns-repeated="8"/>
        </table:table-row>
        <table:table-row table:style-name="ro1">
          <table:table-cell table:style-name="ce152" office:value-type="string" calcext:value-type="string">
            <text:p>Boulevard Jean Moulin</text:p>
          </table:table-cell>
          <table:table-cell table:style-name="ce152"/>
          <table:table-cell table:number-columns-repeated="8"/>
        </table:table-row>
        <table:table-row table:style-name="ro1">
          <table:table-cell table:style-name="ce152" office:value-type="string" calcext:value-type="string">
            <text:p>Boulevard Jean Philippot</text:p>
          </table:table-cell>
          <table:table-cell table:style-name="ce152"/>
          <table:table-cell table:number-columns-repeated="8"/>
        </table:table-row>
        <table:table-row table:style-name="ro1">
          <table:table-cell table:style-name="ce152" office:value-type="string" calcext:value-type="string">
            <text:p>Boulevard Jean XXIII</text:p>
          </table:table-cell>
          <table:table-cell table:style-name="ce152"/>
          <table:table-cell table:number-columns-repeated="8"/>
        </table:table-row>
        <table:table-row table:style-name="ro1">
          <table:table-cell table:style-name="ce152" office:value-type="string" calcext:value-type="string">
            <text:p>Boulevard Joliot Curie</text:p>
          </table:table-cell>
          <table:table-cell table:style-name="ce152"/>
          <table:table-cell table:number-columns-repeated="8"/>
        </table:table-row>
        <table:table-row table:style-name="ro1">
          <table:table-cell table:style-name="ce152" office:value-type="string" calcext:value-type="string">
            <text:p>Boulevard Jules Verne</text:p>
          </table:table-cell>
          <table:table-cell table:style-name="ce152"/>
          <table:table-cell table:number-columns-repeated="8"/>
        </table:table-row>
        <table:table-row table:style-name="ro1">
          <table:table-cell table:style-name="ce152" office:value-type="string" calcext:value-type="string">
            <text:p>Boulevard Jules Verne</text:p>
          </table:table-cell>
          <table:table-cell table:style-name="ce152"/>
          <table:table-cell table:number-columns-repeated="8"/>
        </table:table-row>
        <table:table-row table:style-name="ro1">
          <table:table-cell table:style-name="ce152" office:value-type="string" calcext:value-type="string">
            <text:p>Boulevard Lelasseur</text:p>
          </table:table-cell>
          <table:table-cell table:style-name="ce152"/>
          <table:table-cell table:number-columns-repeated="8"/>
        </table:table-row>
        <table:table-row table:style-name="ro1">
          <table:table-cell table:style-name="ce152" office:value-type="string" calcext:value-type="string">
            <text:p>Boulevard Léon Bureau</text:p>
          </table:table-cell>
          <table:table-cell table:style-name="ce152"/>
          <table:table-cell table:number-columns-repeated="8"/>
        </table:table-row>
        <table:table-row table:style-name="ro1">
          <table:table-cell table:style-name="ce152" office:value-type="string" calcext:value-type="string">
            <text:p>Boulevard Léon Jouhaux</text:p>
          </table:table-cell>
          <table:table-cell table:style-name="ce152"/>
          <table:table-cell table:number-columns-repeated="8"/>
        </table:table-row>
        <table:table-row table:style-name="ro1">
          <table:table-cell table:style-name="ce152" office:value-type="string" calcext:value-type="string">
            <text:p>Boulevard Léon Jouhaux</text:p>
          </table:table-cell>
          <table:table-cell table:style-name="ce152"/>
          <table:table-cell table:number-columns-repeated="8"/>
        </table:table-row>
        <table:table-row table:style-name="ro1">
          <table:table-cell table:style-name="ce152" office:value-type="string" calcext:value-type="string">
            <text:p>Boulevard Louis Barthou</text:p>
          </table:table-cell>
          <table:table-cell table:style-name="ce152"/>
          <table:table-cell table:number-columns-repeated="8"/>
        </table:table-row>
        <table:table-row table:style-name="ro1">
          <table:table-cell table:style-name="ce152" office:value-type="string" calcext:value-type="string">
            <text:p>Boulevard Louis Millet</text:p>
          </table:table-cell>
          <table:table-cell table:style-name="ce152"/>
          <table:table-cell table:number-columns-repeated="8"/>
        </table:table-row>
        <table:table-row table:style-name="ro1">
          <table:table-cell table:style-name="ce152" office:value-type="string" calcext:value-type="string">
            <text:p>Boulevard Luc Olivier Merson</text:p>
          </table:table-cell>
          <table:table-cell table:style-name="ce152"/>
          <table:table-cell table:number-columns-repeated="8"/>
        </table:table-row>
        <table:table-row table:style-name="ro1">
          <table:table-cell table:style-name="ce152" office:value-type="string" calcext:value-type="string">
            <text:p>Boulevard Maréchal Alphonse Juin</text:p>
          </table:table-cell>
          <table:table-cell table:style-name="ce152"/>
          <table:table-cell table:number-columns-repeated="8"/>
        </table:table-row>
        <table:table-row table:style-name="ro1">
          <table:table-cell table:style-name="ce152" office:value-type="string" calcext:value-type="string">
            <text:p>Boulevard Maréchal Lyautey</text:p>
          </table:table-cell>
          <table:table-cell table:style-name="ce152"/>
          <table:table-cell table:number-columns-repeated="8"/>
        </table:table-row>
        <table:table-row table:style-name="ro1">
          <table:table-cell table:style-name="ce152" office:value-type="string" calcext:value-type="string">
            <text:p>Boulevard Martin Luther King</text:p>
          </table:table-cell>
          <table:table-cell table:style-name="ce152"/>
          <table:table-cell table:number-columns-repeated="8"/>
        </table:table-row>
        <table:table-row table:style-name="ro1">
          <table:table-cell table:style-name="ce152" office:value-type="string" calcext:value-type="string">
            <text:p>Boulevard Maurice Bertin</text:p>
          </table:table-cell>
          <table:table-cell table:style-name="ce152"/>
          <table:table-cell table:number-columns-repeated="8"/>
        </table:table-row>
        <table:table-row table:style-name="ro1">
          <table:table-cell table:style-name="ce152" office:value-type="string" calcext:value-type="string">
            <text:p>Boulevard Meusnier de Querlon</text:p>
          </table:table-cell>
          <table:table-cell table:style-name="ce152"/>
          <table:table-cell table:number-columns-repeated="8"/>
        </table:table-row>
        <table:table-row table:style-name="ro1">
          <table:table-cell table:style-name="ce152" office:value-type="string" calcext:value-type="string">
            <text:p>Boulevard Michelet</text:p>
          </table:table-cell>
          <table:table-cell table:style-name="ce152"/>
          <table:table-cell table:number-columns-repeated="8"/>
        </table:table-row>
        <table:table-row table:style-name="ro1">
          <table:table-cell table:style-name="ce152" office:value-type="string" calcext:value-type="string">
            <text:p>Boulevard Nicéphore Niepce</text:p>
          </table:table-cell>
          <table:table-cell table:style-name="ce152"/>
          <table:table-cell table:number-columns-repeated="8"/>
        </table:table-row>
        <table:table-row table:style-name="ro1">
          <table:table-cell table:style-name="ce152" office:value-type="string" calcext:value-type="string">
            <text:p>Boulevard Pasteur</text:p>
          </table:table-cell>
          <table:table-cell table:style-name="ce152"/>
          <table:table-cell table:number-columns-repeated="8"/>
        </table:table-row>
        <table:table-row table:style-name="ro1">
          <table:table-cell table:style-name="ce152" office:value-type="string" calcext:value-type="string">
            <text:p>Boulevard Pasteur</text:p>
          </table:table-cell>
          <table:table-cell table:style-name="ce152"/>
          <table:table-cell table:number-columns-repeated="8"/>
        </table:table-row>
        <table:table-row table:style-name="ro1">
          <table:table-cell table:style-name="ce152" office:value-type="string" calcext:value-type="string">
            <text:p>Boulevard Paul Chabas</text:p>
          </table:table-cell>
          <table:table-cell table:style-name="ce152"/>
          <table:table-cell table:number-columns-repeated="8"/>
        </table:table-row>
        <table:table-row table:style-name="ro1">
          <table:table-cell table:style-name="ce152" office:value-type="string" calcext:value-type="string">
            <text:p>Boulevard Paul Langevin</text:p>
          </table:table-cell>
          <table:table-cell table:style-name="ce152"/>
          <table:table-cell table:number-columns-repeated="8"/>
        </table:table-row>
        <table:table-row table:style-name="ro1">
          <table:table-cell table:style-name="ce152" office:value-type="string" calcext:value-type="string">
            <text:p>Boulevard Pierre De Coubertin</text:p>
          </table:table-cell>
          <table:table-cell table:style-name="ce152"/>
          <table:table-cell table:number-columns-repeated="8"/>
        </table:table-row>
        <table:table-row table:style-name="ro1">
          <table:table-cell table:style-name="ce152" office:value-type="string" calcext:value-type="string">
            <text:p>Boulevard Président René Coty</text:p>
          </table:table-cell>
          <table:table-cell table:style-name="ce152"/>
          <table:table-cell table:number-columns-repeated="8"/>
        </table:table-row>
        <table:table-row table:style-name="ro1">
          <table:table-cell table:style-name="ce152" office:value-type="string" calcext:value-type="string">
            <text:p>Boulevard Professeur René Auvigné</text:p>
          </table:table-cell>
          <table:table-cell table:style-name="ce152"/>
          <table:table-cell table:number-columns-repeated="8"/>
        </table:table-row>
        <table:table-row table:style-name="ro1">
          <table:table-cell table:style-name="ce152" office:value-type="string" calcext:value-type="string">
            <text:p>Boulevard René Cassin</text:p>
          </table:table-cell>
          <table:table-cell table:style-name="ce152"/>
          <table:table-cell table:number-columns-repeated="8"/>
        </table:table-row>
        <table:table-row table:style-name="ro1">
          <table:table-cell table:style-name="ce152" office:value-type="string" calcext:value-type="string">
            <text:p>Boulevard Robert Schuman</text:p>
          </table:table-cell>
          <table:table-cell table:style-name="ce152"/>
          <table:table-cell table:number-columns-repeated="8"/>
        </table:table-row>
        <table:table-row table:style-name="ro1">
          <table:table-cell table:style-name="ce152" office:value-type="string" calcext:value-type="string">
            <text:p>Boulevard Robert Schuman</text:p>
          </table:table-cell>
          <table:table-cell table:style-name="ce152"/>
          <table:table-cell table:number-columns-repeated="8"/>
        </table:table-row>
        <table:table-row table:style-name="ro1">
          <table:table-cell table:style-name="ce152" office:value-type="string" calcext:value-type="string">
            <text:p>Boulevard Saint Aignan</text:p>
          </table:table-cell>
          <table:table-cell table:style-name="ce152"/>
          <table:table-cell table:number-columns-repeated="8"/>
        </table:table-row>
        <table:table-row table:style-name="ro1">
          <table:table-cell table:style-name="ce152" office:value-type="string" calcext:value-type="string">
            <text:p>Boulevard Salvador Allende</text:p>
          </table:table-cell>
          <table:table-cell table:style-name="ce152"/>
          <table:table-cell table:number-columns-repeated="8"/>
        </table:table-row>
        <table:table-row table:style-name="ro1">
          <table:table-cell table:style-name="ce152" office:value-type="string" calcext:value-type="string">
            <text:p>Boulevard Van Iseghem</text:p>
          </table:table-cell>
          <table:table-cell table:style-name="ce152"/>
          <table:table-cell table:number-columns-repeated="8"/>
        </table:table-row>
        <table:table-row table:style-name="ro1">
          <table:table-cell table:style-name="ce152" office:value-type="string" calcext:value-type="string">
            <text:p>Boulevard Victor Hugo</text:p>
          </table:table-cell>
          <table:table-cell table:style-name="ce152"/>
          <table:table-cell table:number-columns-repeated="8"/>
        </table:table-row>
        <table:table-row table:style-name="ro1">
          <table:table-cell table:style-name="ce152" office:value-type="string" calcext:value-type="string">
            <text:p>Boulevard Vincent Gâche</text:p>
          </table:table-cell>
          <table:table-cell table:style-name="ce152"/>
          <table:table-cell table:number-columns-repeated="8"/>
        </table:table-row>
        <table:table-row table:style-name="ro1">
          <table:table-cell table:style-name="ce152" office:value-type="string" calcext:value-type="string">
            <text:p>Boulevard Winston Churchill</text:p>
          </table:table-cell>
          <table:table-cell table:style-name="ce152"/>
          <table:table-cell table:number-columns-repeated="8"/>
        </table:table-row>
        <table:table-row table:style-name="ro1">
          <table:table-cell table:style-name="ce152" office:value-type="string" calcext:value-type="string">
            <text:p>Chaussée de la Madeleine</text:p>
          </table:table-cell>
          <table:table-cell table:style-name="ce152"/>
          <table:table-cell table:number-columns-repeated="8"/>
        </table:table-row>
        <table:table-row table:style-name="ro1">
          <table:table-cell table:style-name="ce152" office:value-type="string" calcext:value-type="string">
            <text:p>Chem de la Censive du Tertre</text:p>
          </table:table-cell>
          <table:table-cell table:style-name="ce152"/>
          <table:table-cell table:number-columns-repeated="8"/>
        </table:table-row>
        <table:table-row table:style-name="ro1">
          <table:table-cell table:style-name="ce152" office:value-type="string" calcext:value-type="string">
            <text:p>Chemin Barbier</text:p>
          </table:table-cell>
          <table:table-cell table:style-name="ce152"/>
          <table:table-cell table:number-columns-repeated="8"/>
        </table:table-row>
        <table:table-row table:style-name="ro1">
          <table:table-cell table:style-name="ce152" office:value-type="string" calcext:value-type="string">
            <text:p>Chemin Bernier</text:p>
          </table:table-cell>
          <table:table-cell table:style-name="ce152"/>
          <table:table-cell table:number-columns-repeated="8"/>
        </table:table-row>
        <table:table-row table:style-name="ro1">
          <table:table-cell table:style-name="ce152" office:value-type="string" calcext:value-type="string">
            <text:p>Chemin Biret</text:p>
          </table:table-cell>
          <table:table-cell table:style-name="ce152"/>
          <table:table-cell table:number-columns-repeated="8"/>
        </table:table-row>
        <table:table-row table:style-name="ro1">
          <table:table-cell table:style-name="ce152" office:value-type="string" calcext:value-type="string">
            <text:p>Chemin Bretonnelle</text:p>
          </table:table-cell>
          <table:table-cell table:style-name="ce152"/>
          <table:table-cell table:number-columns-repeated="8"/>
        </table:table-row>
        <table:table-row table:style-name="ro1">
          <table:table-cell table:style-name="ce152" office:value-type="string" calcext:value-type="string">
            <text:p>Chemin Carnaud</text:p>
          </table:table-cell>
          <table:table-cell table:style-name="ce152"/>
          <table:table-cell table:number-columns-repeated="8"/>
        </table:table-row>
        <table:table-row table:style-name="ro1">
          <table:table-cell table:style-name="ce152" office:value-type="string" calcext:value-type="string">
            <text:p>Chemin de Belle Ile</text:p>
          </table:table-cell>
          <table:table-cell table:style-name="ce152"/>
          <table:table-cell table:number-columns-repeated="8"/>
        </table:table-row>
        <table:table-row table:style-name="ro1">
          <table:table-cell table:style-name="ce152" office:value-type="string" calcext:value-type="string">
            <text:p>Chemin de Boisbonne</text:p>
          </table:table-cell>
          <table:table-cell table:style-name="ce152"/>
          <table:table-cell table:number-columns-repeated="8"/>
        </table:table-row>
        <table:table-row table:style-name="ro1">
          <table:table-cell table:style-name="ce152" office:value-type="string" calcext:value-type="string">
            <text:p>Chemin de Bonneville</text:p>
          </table:table-cell>
          <table:table-cell table:style-name="ce152"/>
          <table:table-cell table:number-columns-repeated="8"/>
        </table:table-row>
        <table:table-row table:style-name="ro1">
          <table:table-cell table:style-name="ce152" office:value-type="string" calcext:value-type="string">
            <text:p>Chemin de l'Angle Chaillou</text:p>
          </table:table-cell>
          <table:table-cell table:style-name="ce152"/>
          <table:table-cell table:number-columns-repeated="8"/>
        </table:table-row>
        <table:table-row table:style-name="ro1">
          <table:table-cell table:style-name="ce152" office:value-type="string" calcext:value-type="string">
            <text:p>Chemin de l'Ecobut</text:p>
          </table:table-cell>
          <table:table-cell table:style-name="ce152"/>
          <table:table-cell table:number-columns-repeated="8"/>
        </table:table-row>
        <table:table-row table:style-name="ro1">
          <table:table-cell table:style-name="ce152" office:value-type="string" calcext:value-type="string">
            <text:p>Chemin de l'Eraudière</text:p>
          </table:table-cell>
          <table:table-cell table:style-name="ce152"/>
          <table:table-cell table:number-columns-repeated="8"/>
        </table:table-row>
        <table:table-row table:style-name="ro1">
          <table:table-cell table:style-name="ce152" office:value-type="string" calcext:value-type="string">
            <text:p>Chemin de l'Herbergement</text:p>
          </table:table-cell>
          <table:table-cell table:style-name="ce152"/>
          <table:table-cell table:number-columns-repeated="8"/>
        </table:table-row>
        <table:table-row table:style-name="ro1">
          <table:table-cell table:style-name="ce152" office:value-type="string" calcext:value-type="string">
            <text:p>Chemin de la Bare</text:p>
          </table:table-cell>
          <table:table-cell table:style-name="ce152"/>
          <table:table-cell table:number-columns-repeated="8"/>
        </table:table-row>
        <table:table-row table:style-name="ro1">
          <table:table-cell table:style-name="ce152" office:value-type="string" calcext:value-type="string">
            <text:p>Chemin de la Basse Gaudinière</text:p>
          </table:table-cell>
          <table:table-cell table:style-name="ce152"/>
          <table:table-cell table:number-columns-repeated="8"/>
        </table:table-row>
        <table:table-row table:style-name="ro1">
          <table:table-cell table:style-name="ce152" office:value-type="string" calcext:value-type="string">
            <text:p>Chemin de la Boisbonnière</text:p>
          </table:table-cell>
          <table:table-cell table:style-name="ce152"/>
          <table:table-cell table:number-columns-repeated="8"/>
        </table:table-row>
        <table:table-row table:style-name="ro1">
          <table:table-cell table:style-name="ce152" office:value-type="string" calcext:value-type="string">
            <text:p>Chemin de la Bonnetière</text:p>
          </table:table-cell>
          <table:table-cell table:style-name="ce152"/>
          <table:table-cell table:number-columns-repeated="8"/>
        </table:table-row>
        <table:table-row table:style-name="ro1">
          <table:table-cell table:style-name="ce152" office:value-type="string" calcext:value-type="string">
            <text:p>Chemin de la Boucardière</text:p>
          </table:table-cell>
          <table:table-cell table:style-name="ce152"/>
          <table:table-cell table:number-columns-repeated="8"/>
        </table:table-row>
        <table:table-row table:style-name="ro1">
          <table:table-cell table:style-name="ce152" office:value-type="string" calcext:value-type="string">
            <text:p>Chemin de la Bregeonnière</text:p>
          </table:table-cell>
          <table:table-cell table:style-name="ce152"/>
          <table:table-cell table:number-columns-repeated="8"/>
        </table:table-row>
        <table:table-row table:style-name="ro1">
          <table:table-cell table:style-name="ce152" office:value-type="string" calcext:value-type="string">
            <text:p>Chemin de la Bretonnière</text:p>
          </table:table-cell>
          <table:table-cell table:style-name="ce152"/>
          <table:table-cell table:number-columns-repeated="8"/>
        </table:table-row>
        <table:table-row table:style-name="ro1">
          <table:table-cell table:style-name="ce152" office:value-type="string" calcext:value-type="string">
            <text:p>Chemin de la Brianderie</text:p>
          </table:table-cell>
          <table:table-cell table:style-name="ce152"/>
          <table:table-cell table:number-columns-repeated="8"/>
        </table:table-row>
        <table:table-row table:style-name="ro1">
          <table:table-cell table:style-name="ce152" office:value-type="string" calcext:value-type="string">
            <text:p>Chemin de la Charrée</text:p>
          </table:table-cell>
          <table:table-cell table:style-name="ce152"/>
          <table:table-cell table:number-columns-repeated="8"/>
        </table:table-row>
        <table:table-row table:style-name="ro1">
          <table:table-cell table:style-name="ce152" office:value-type="string" calcext:value-type="string">
            <text:p>Chemin de la Clarière</text:p>
          </table:table-cell>
          <table:table-cell table:style-name="ce152"/>
          <table:table-cell table:number-columns-repeated="8"/>
        </table:table-row>
        <table:table-row table:style-name="ro1">
          <table:table-cell table:style-name="ce152" office:value-type="string" calcext:value-type="string">
            <text:p>Chemin de la Fontaine</text:p>
          </table:table-cell>
          <table:table-cell table:style-name="ce152"/>
          <table:table-cell table:number-columns-repeated="8"/>
        </table:table-row>
        <table:table-row table:style-name="ro1">
          <table:table-cell table:style-name="ce152" office:value-type="string" calcext:value-type="string">
            <text:p>Chemin de la Gesvrière</text:p>
          </table:table-cell>
          <table:table-cell table:style-name="ce152"/>
          <table:table-cell table:number-columns-repeated="8"/>
        </table:table-row>
        <table:table-row table:style-name="ro1">
          <table:table-cell table:style-name="ce152" office:value-type="string" calcext:value-type="string">
            <text:p>Chemin de la Grande Pièce</text:p>
          </table:table-cell>
          <table:table-cell table:style-name="ce152"/>
          <table:table-cell table:number-columns-repeated="8"/>
        </table:table-row>
        <table:table-row table:style-name="ro1">
          <table:table-cell table:style-name="ce152" office:value-type="string" calcext:value-type="string">
            <text:p>Chemin de la Grotte</text:p>
          </table:table-cell>
          <table:table-cell table:style-name="ce152"/>
          <table:table-cell table:number-columns-repeated="8"/>
        </table:table-row>
        <table:table-row table:style-name="ro1">
          <table:table-cell table:style-name="ce152" office:value-type="string" calcext:value-type="string">
            <text:p>Chemin de la Guiblinière</text:p>
          </table:table-cell>
          <table:table-cell table:style-name="ce152"/>
          <table:table-cell table:number-columns-repeated="8"/>
        </table:table-row>
        <table:table-row table:style-name="ro1">
          <table:table-cell table:style-name="ce152" office:value-type="string" calcext:value-type="string">
            <text:p>Chemin de la Haye Dirée</text:p>
          </table:table-cell>
          <table:table-cell table:style-name="ce152"/>
          <table:table-cell table:number-columns-repeated="8"/>
        </table:table-row>
        <table:table-row table:style-name="ro1">
          <table:table-cell table:style-name="ce152" office:value-type="string" calcext:value-type="string">
            <text:p>Chemin de la Houssinière</text:p>
          </table:table-cell>
          <table:table-cell table:style-name="ce152"/>
          <table:table-cell table:number-columns-repeated="8"/>
        </table:table-row>
        <table:table-row table:style-name="ro1">
          <table:table-cell table:style-name="ce152" office:value-type="string" calcext:value-type="string">
            <text:p>Chemin de la Hunaudais</text:p>
          </table:table-cell>
          <table:table-cell table:style-name="ce152"/>
          <table:table-cell table:number-columns-repeated="8"/>
        </table:table-row>
        <table:table-row table:style-name="ro1">
          <table:table-cell table:style-name="ce152" office:value-type="string" calcext:value-type="string">
            <text:p>Chemin de la Justice</text:p>
          </table:table-cell>
          <table:table-cell table:style-name="ce152"/>
          <table:table-cell table:number-columns-repeated="8"/>
        </table:table-row>
        <table:table-row table:style-name="ro1">
          <table:table-cell table:style-name="ce152" office:value-type="string" calcext:value-type="string">
            <text:p>Chemin de la Lande Saint Joseph</text:p>
          </table:table-cell>
          <table:table-cell table:style-name="ce152"/>
          <table:table-cell table:number-columns-repeated="8"/>
        </table:table-row>
        <table:table-row table:style-name="ro1">
          <table:table-cell table:style-name="ce152" office:value-type="string" calcext:value-type="string">
            <text:p>Chemin de la Mainguais</text:p>
          </table:table-cell>
          <table:table-cell table:style-name="ce152"/>
          <table:table-cell table:number-columns-repeated="8"/>
        </table:table-row>
        <table:table-row table:style-name="ro1">
          <table:table-cell table:style-name="ce152" office:value-type="string" calcext:value-type="string">
            <text:p>Chemin de la Musse</text:p>
          </table:table-cell>
          <table:table-cell table:style-name="ce152"/>
          <table:table-cell table:number-columns-repeated="8"/>
        </table:table-row>
        <table:table-row table:style-name="ro1">
          <table:table-cell table:style-name="ce152" office:value-type="string" calcext:value-type="string">
            <text:p>Chemin de la Pelleterie</text:p>
          </table:table-cell>
          <table:table-cell table:style-name="ce152"/>
          <table:table-cell table:number-columns-repeated="8"/>
        </table:table-row>
        <table:table-row table:style-name="ro1">
          <table:table-cell table:style-name="ce152" office:value-type="string" calcext:value-type="string">
            <text:p>Chemin de la Petite Boucardière</text:p>
          </table:table-cell>
          <table:table-cell table:style-name="ce152"/>
          <table:table-cell table:number-columns-repeated="8"/>
        </table:table-row>
        <table:table-row table:style-name="ro1">
          <table:table-cell table:style-name="ce152" office:value-type="string" calcext:value-type="string">
            <text:p>Chemin de la Piaudière</text:p>
          </table:table-cell>
          <table:table-cell table:style-name="ce152"/>
          <table:table-cell table:number-columns-repeated="8"/>
        </table:table-row>
        <table:table-row table:style-name="ro1">
          <table:table-cell table:style-name="ce152" office:value-type="string" calcext:value-type="string">
            <text:p>Chemin de la Pierre Percée</text:p>
          </table:table-cell>
          <table:table-cell table:style-name="ce152"/>
          <table:table-cell table:number-columns-repeated="8"/>
        </table:table-row>
        <table:table-row table:style-name="ro1">
          <table:table-cell table:style-name="ce152" office:value-type="string" calcext:value-type="string">
            <text:p>Chemin de la Roche</text:p>
          </table:table-cell>
          <table:table-cell table:style-name="ce152"/>
          <table:table-cell table:number-columns-repeated="8"/>
        </table:table-row>
        <table:table-row table:style-name="ro1">
          <table:table-cell table:style-name="ce152" office:value-type="string" calcext:value-type="string">
            <text:p>Chemin de la Sécherie</text:p>
          </table:table-cell>
          <table:table-cell table:style-name="ce152"/>
          <table:table-cell table:number-columns-repeated="8"/>
        </table:table-row>
        <table:table-row table:style-name="ro1">
          <table:table-cell table:style-name="ce152" office:value-type="string" calcext:value-type="string">
            <text:p>Chemin de la Veuze</text:p>
          </table:table-cell>
          <table:table-cell table:style-name="ce152"/>
          <table:table-cell table:number-columns-repeated="8"/>
        </table:table-row>
        <table:table-row table:style-name="ro1">
          <table:table-cell table:style-name="ce152" office:value-type="string" calcext:value-type="string">
            <text:p>Chemin de la Violerie</text:p>
          </table:table-cell>
          <table:table-cell table:style-name="ce152"/>
          <table:table-cell table:number-columns-repeated="8"/>
        </table:table-row>
        <table:table-row table:style-name="ro1">
          <table:table-cell table:style-name="ce152" office:value-type="string" calcext:value-type="string">
            <text:p>Chemin de Launay Violette</text:p>
          </table:table-cell>
          <table:table-cell table:style-name="ce152"/>
          <table:table-cell table:number-columns-repeated="8"/>
        </table:table-row>
        <table:table-row table:style-name="ro1">
          <table:table-cell table:style-name="ce152" office:value-type="string" calcext:value-type="string">
            <text:p>Chemin de Malabrie</text:p>
          </table:table-cell>
          <table:table-cell table:style-name="ce152"/>
          <table:table-cell table:number-columns-repeated="8"/>
        </table:table-row>
        <table:table-row table:style-name="ro1">
          <table:table-cell table:style-name="ce152" office:value-type="string" calcext:value-type="string">
            <text:p>Chemin de Montigny</text:p>
          </table:table-cell>
          <table:table-cell table:style-name="ce152"/>
          <table:table-cell table:number-columns-repeated="8"/>
        </table:table-row>
        <table:table-row table:style-name="ro1">
          <table:table-cell table:style-name="ce152" office:value-type="string" calcext:value-type="string">
            <text:p>Chemin de Rogeolais</text:p>
          </table:table-cell>
          <table:table-cell table:style-name="ce152"/>
          <table:table-cell table:number-columns-repeated="8"/>
        </table:table-row>
        <table:table-row table:style-name="ro1">
          <table:table-cell table:style-name="ce152" office:value-type="string" calcext:value-type="string">
            <text:p>Chemin des Américains</text:p>
          </table:table-cell>
          <table:table-cell table:style-name="ce152"/>
          <table:table-cell table:number-columns-repeated="8"/>
        </table:table-row>
        <table:table-row table:style-name="ro1">
          <table:table-cell table:style-name="ce152" office:value-type="string" calcext:value-type="string">
            <text:p>Chemin des Baliveaux</text:p>
          </table:table-cell>
          <table:table-cell table:style-name="ce152"/>
          <table:table-cell table:number-columns-repeated="8"/>
        </table:table-row>
        <table:table-row table:style-name="ro1">
          <table:table-cell table:style-name="ce152" office:value-type="string" calcext:value-type="string">
            <text:p>Chemin des Bateliers</text:p>
          </table:table-cell>
          <table:table-cell table:style-name="ce152"/>
          <table:table-cell table:number-columns-repeated="8"/>
        </table:table-row>
        <table:table-row table:style-name="ro1">
          <table:table-cell table:style-name="ce152" office:value-type="string" calcext:value-type="string">
            <text:p>Chemin des Chats Pendus</text:p>
          </table:table-cell>
          <table:table-cell table:style-name="ce152"/>
          <table:table-cell table:number-columns-repeated="8"/>
        </table:table-row>
        <table:table-row table:style-name="ro1">
          <table:table-cell table:style-name="ce152" office:value-type="string" calcext:value-type="string">
            <text:p>Chemin des Farfadets</text:p>
          </table:table-cell>
          <table:table-cell table:style-name="ce152"/>
          <table:table-cell table:number-columns-repeated="8"/>
        </table:table-row>
        <table:table-row table:style-name="ro1">
          <table:table-cell table:style-name="ce152" office:value-type="string" calcext:value-type="string">
            <text:p>Chemin des Feux Follets</text:p>
          </table:table-cell>
          <table:table-cell table:style-name="ce152"/>
          <table:table-cell table:number-columns-repeated="8"/>
        </table:table-row>
        <table:table-row table:style-name="ro1">
          <table:table-cell table:style-name="ce152" office:value-type="string" calcext:value-type="string">
            <text:p>Chemin des Garniers</text:p>
          </table:table-cell>
          <table:table-cell table:style-name="ce152"/>
          <table:table-cell table:number-columns-repeated="8"/>
        </table:table-row>
        <table:table-row table:style-name="ro1">
          <table:table-cell table:style-name="ce152" office:value-type="string" calcext:value-type="string">
            <text:p>Chemin des Garniers</text:p>
          </table:table-cell>
          <table:table-cell table:style-name="ce152"/>
          <table:table-cell table:number-columns-repeated="8"/>
        </table:table-row>
        <table:table-row table:style-name="ro1">
          <table:table-cell table:style-name="ce152" office:value-type="string" calcext:value-type="string">
            <text:p>Chemin des Glycines</text:p>
          </table:table-cell>
          <table:table-cell table:style-name="ce152"/>
          <table:table-cell table:number-columns-repeated="8"/>
        </table:table-row>
        <table:table-row table:style-name="ro1">
          <table:table-cell table:style-name="ce152" office:value-type="string" calcext:value-type="string">
            <text:p>Chemin des Grillons</text:p>
          </table:table-cell>
          <table:table-cell table:style-name="ce152"/>
          <table:table-cell table:number-columns-repeated="8"/>
        </table:table-row>
        <table:table-row table:style-name="ro1">
          <table:table-cell table:style-name="ce152" office:value-type="string" calcext:value-type="string">
            <text:p>Chemin des Hiorts</text:p>
          </table:table-cell>
          <table:table-cell table:style-name="ce152"/>
          <table:table-cell table:number-columns-repeated="8"/>
        </table:table-row>
        <table:table-row table:style-name="ro1">
          <table:table-cell table:style-name="ce152" office:value-type="string" calcext:value-type="string">
            <text:p>Chemin des Marais</text:p>
          </table:table-cell>
          <table:table-cell table:style-name="ce152"/>
          <table:table-cell table:number-columns-repeated="8"/>
        </table:table-row>
        <table:table-row table:style-name="ro1">
          <table:table-cell table:style-name="ce152" office:value-type="string" calcext:value-type="string">
            <text:p>Chemin des Petites Rues</text:p>
          </table:table-cell>
          <table:table-cell table:style-name="ce152"/>
          <table:table-cell table:number-columns-repeated="8"/>
        </table:table-row>
        <table:table-row table:style-name="ro1">
          <table:table-cell table:style-name="ce152" office:value-type="string" calcext:value-type="string">
            <text:p>Chemin des Propriétaires</text:p>
          </table:table-cell>
          <table:table-cell table:style-name="ce152"/>
          <table:table-cell table:number-columns-repeated="8"/>
        </table:table-row>
        <table:table-row table:style-name="ro1">
          <table:table-cell table:style-name="ce152" office:value-type="string" calcext:value-type="string">
            <text:p>Chemin des Réunis</text:p>
          </table:table-cell>
          <table:table-cell table:style-name="ce152"/>
          <table:table-cell table:number-columns-repeated="8"/>
        </table:table-row>
        <table:table-row table:style-name="ro1">
          <table:table-cell table:style-name="ce152" office:value-type="string" calcext:value-type="string">
            <text:p>Chemin des Rivières</text:p>
          </table:table-cell>
          <table:table-cell table:style-name="ce152"/>
          <table:table-cell table:number-columns-repeated="8"/>
        </table:table-row>
        <table:table-row table:style-name="ro1">
          <table:table-cell table:style-name="ce152" office:value-type="string" calcext:value-type="string">
            <text:p>Chemin des Rochers</text:p>
          </table:table-cell>
          <table:table-cell table:style-name="ce152"/>
          <table:table-cell table:number-columns-repeated="8"/>
        </table:table-row>
        <table:table-row table:style-name="ro1">
          <table:table-cell table:style-name="ce152" office:value-type="string" calcext:value-type="string">
            <text:p>Chemin des Roches Vertes</text:p>
          </table:table-cell>
          <table:table-cell table:style-name="ce152"/>
          <table:table-cell table:number-columns-repeated="8"/>
        </table:table-row>
        <table:table-row table:style-name="ro1">
          <table:table-cell table:style-name="ce152" office:value-type="string" calcext:value-type="string">
            <text:p>Chemin des Salles</text:p>
          </table:table-cell>
          <table:table-cell table:style-name="ce152"/>
          <table:table-cell table:number-columns-repeated="8"/>
        </table:table-row>
        <table:table-row table:style-name="ro1">
          <table:table-cell table:style-name="ce152" office:value-type="string" calcext:value-type="string">
            <text:p>Chemin des Terres</text:p>
          </table:table-cell>
          <table:table-cell table:style-name="ce152"/>
          <table:table-cell table:number-columns-repeated="8"/>
        </table:table-row>
        <table:table-row table:style-name="ro1">
          <table:table-cell table:style-name="ce152" office:value-type="string" calcext:value-type="string">
            <text:p>Chemin des Treilles</text:p>
          </table:table-cell>
          <table:table-cell table:style-name="ce152"/>
          <table:table-cell table:number-columns-repeated="8"/>
        </table:table-row>
        <table:table-row table:style-name="ro1">
          <table:table-cell table:style-name="ce152" office:value-type="string" calcext:value-type="string">
            <text:p>Chemin des Usines</text:p>
          </table:table-cell>
          <table:table-cell table:style-name="ce152"/>
          <table:table-cell table:number-columns-repeated="8"/>
        </table:table-row>
        <table:table-row table:style-name="ro1">
          <table:table-cell table:style-name="ce152" office:value-type="string" calcext:value-type="string">
            <text:p>Chemin des Vignes</text:p>
          </table:table-cell>
          <table:table-cell table:style-name="ce152"/>
          <table:table-cell table:number-columns-repeated="8"/>
        </table:table-row>
        <table:table-row table:style-name="ro1">
          <table:table-cell table:style-name="ce152" office:value-type="string" calcext:value-type="string">
            <text:p>Chemin des Vignes du Bourg</text:p>
          </table:table-cell>
          <table:table-cell table:style-name="ce152"/>
          <table:table-cell table:number-columns-repeated="8"/>
        </table:table-row>
        <table:table-row table:style-name="ro1">
          <table:table-cell table:style-name="ce152" office:value-type="string" calcext:value-type="string">
            <text:p>Chemin des Violettes</text:p>
          </table:table-cell>
          <table:table-cell table:style-name="ce152"/>
          <table:table-cell table:number-columns-repeated="8"/>
        </table:table-row>
        <table:table-row table:style-name="ro1">
          <table:table-cell table:style-name="ce152" office:value-type="string" calcext:value-type="string">
            <text:p>Chemin du Bois des Anses</text:p>
          </table:table-cell>
          <table:table-cell table:style-name="ce152"/>
          <table:table-cell table:number-columns-repeated="8"/>
        </table:table-row>
        <table:table-row table:style-name="ro1">
          <table:table-cell table:style-name="ce152" office:value-type="string" calcext:value-type="string">
            <text:p>Chemin du Buron</text:p>
          </table:table-cell>
          <table:table-cell table:style-name="ce152"/>
          <table:table-cell table:number-columns-repeated="8"/>
        </table:table-row>
        <table:table-row table:style-name="ro1">
          <table:table-cell table:style-name="ce152" office:value-type="string" calcext:value-type="string">
            <text:p>Chemin du Buzard</text:p>
          </table:table-cell>
          <table:table-cell table:style-name="ce152"/>
          <table:table-cell table:number-columns-repeated="8"/>
        </table:table-row>
        <table:table-row table:style-name="ro1">
          <table:table-cell table:style-name="ce152" office:value-type="string" calcext:value-type="string">
            <text:p>Chemin du Cellier</text:p>
          </table:table-cell>
          <table:table-cell table:style-name="ce152"/>
          <table:table-cell table:number-columns-repeated="8"/>
        </table:table-row>
        <table:table-row table:style-name="ro1">
          <table:table-cell table:style-name="ce152" office:value-type="string" calcext:value-type="string">
            <text:p>Chemin du Champ de Manoeuvre</text:p>
          </table:table-cell>
          <table:table-cell table:style-name="ce152"/>
          <table:table-cell table:number-columns-repeated="8"/>
        </table:table-row>
        <table:table-row table:style-name="ro1">
          <table:table-cell table:style-name="ce152" office:value-type="string" calcext:value-type="string">
            <text:p>Chemin du Champ Lucet</text:p>
          </table:table-cell>
          <table:table-cell table:style-name="ce152"/>
          <table:table-cell table:number-columns-repeated="8"/>
        </table:table-row>
        <table:table-row table:style-name="ro1">
          <table:table-cell table:style-name="ce152" office:value-type="string" calcext:value-type="string">
            <text:p>Chemin du Château de l'Aubinière</text:p>
          </table:table-cell>
          <table:table-cell table:style-name="ce152"/>
          <table:table-cell table:number-columns-repeated="8"/>
        </table:table-row>
        <table:table-row table:style-name="ro1">
          <table:table-cell table:style-name="ce152" office:value-type="string" calcext:value-type="string">
            <text:p>Chemin du Clocher</text:p>
          </table:table-cell>
          <table:table-cell table:style-name="ce152"/>
          <table:table-cell table:number-columns-repeated="8"/>
        </table:table-row>
        <table:table-row table:style-name="ro1">
          <table:table-cell table:style-name="ce152" office:value-type="string" calcext:value-type="string">
            <text:p>Chemin du Clos Cellier</text:p>
          </table:table-cell>
          <table:table-cell table:style-name="ce152"/>
          <table:table-cell table:number-columns-repeated="8"/>
        </table:table-row>
        <table:table-row table:style-name="ro1">
          <table:table-cell table:style-name="ce152" office:value-type="string" calcext:value-type="string">
            <text:p>Chemin du Gotha</text:p>
          </table:table-cell>
          <table:table-cell table:style-name="ce152"/>
          <table:table-cell table:number-columns-repeated="8"/>
        </table:table-row>
        <table:table-row table:style-name="ro1">
          <table:table-cell table:style-name="ce152" office:value-type="string" calcext:value-type="string">
            <text:p>Chemin du Halage</text:p>
          </table:table-cell>
          <table:table-cell table:style-name="ce152"/>
          <table:table-cell table:number-columns-repeated="8"/>
        </table:table-row>
        <table:table-row table:style-name="ro1">
          <table:table-cell table:style-name="ce152" office:value-type="string" calcext:value-type="string">
            <text:p>Chemin du Hasard</text:p>
          </table:table-cell>
          <table:table-cell table:style-name="ce152"/>
          <table:table-cell table:number-columns-repeated="8"/>
        </table:table-row>
        <table:table-row table:style-name="ro1">
          <table:table-cell table:style-name="ce152" office:value-type="string" calcext:value-type="string">
            <text:p>Chemin du Haut Landreau</text:p>
          </table:table-cell>
          <table:table-cell table:style-name="ce152"/>
          <table:table-cell table:number-columns-repeated="8"/>
        </table:table-row>
        <table:table-row table:style-name="ro1">
          <table:table-cell table:style-name="ce152" office:value-type="string" calcext:value-type="string">
            <text:p>Chemin du Linot</text:p>
          </table:table-cell>
          <table:table-cell table:style-name="ce152"/>
          <table:table-cell table:number-columns-repeated="8"/>
        </table:table-row>
        <table:table-row table:style-name="ro1">
          <table:table-cell table:style-name="ce152" office:value-type="string" calcext:value-type="string">
            <text:p>Chemin du Maria</text:p>
          </table:table-cell>
          <table:table-cell table:style-name="ce152"/>
          <table:table-cell table:number-columns-repeated="8"/>
        </table:table-row>
        <table:table-row table:style-name="ro1">
          <table:table-cell table:style-name="ce152" office:value-type="string" calcext:value-type="string">
            <text:p>Chemin du Moulin des Marais</text:p>
          </table:table-cell>
          <table:table-cell table:style-name="ce152"/>
          <table:table-cell table:number-columns-repeated="8"/>
        </table:table-row>
        <table:table-row table:style-name="ro1">
          <table:table-cell table:style-name="ce152" office:value-type="string" calcext:value-type="string">
            <text:p>Chemin du Moulin Lambert</text:p>
          </table:table-cell>
          <table:table-cell table:style-name="ce152"/>
          <table:table-cell table:number-columns-repeated="8"/>
        </table:table-row>
        <table:table-row table:style-name="ro1">
          <table:table-cell table:style-name="ce152" office:value-type="string" calcext:value-type="string">
            <text:p>Chemin du Nouveau Monde</text:p>
          </table:table-cell>
          <table:table-cell table:style-name="ce152"/>
          <table:table-cell table:number-columns-repeated="8"/>
        </table:table-row>
        <table:table-row table:style-name="ro1">
          <table:table-cell table:style-name="ce152" office:value-type="string" calcext:value-type="string">
            <text:p>Chemin du Petit Doyenne</text:p>
          </table:table-cell>
          <table:table-cell table:style-name="ce152"/>
          <table:table-cell table:number-columns-repeated="8"/>
        </table:table-row>
        <table:table-row table:style-name="ro1">
          <table:table-cell table:style-name="ce152" office:value-type="string" calcext:value-type="string">
            <text:p>Chemin du Piccot</text:p>
          </table:table-cell>
          <table:table-cell table:style-name="ce152"/>
          <table:table-cell table:number-columns-repeated="8"/>
        </table:table-row>
        <table:table-row table:style-name="ro1">
          <table:table-cell table:style-name="ce152" office:value-type="string" calcext:value-type="string">
            <text:p>Chemin du Ponceau</text:p>
          </table:table-cell>
          <table:table-cell table:style-name="ce152"/>
          <table:table-cell table:number-columns-repeated="8"/>
        </table:table-row>
        <table:table-row table:style-name="ro1">
          <table:table-cell table:style-name="ce152" office:value-type="string" calcext:value-type="string">
            <text:p>Chemin du Port</text:p>
          </table:table-cell>
          <table:table-cell table:style-name="ce152"/>
          <table:table-cell table:number-columns-repeated="8"/>
        </table:table-row>
        <table:table-row table:style-name="ro1">
          <table:table-cell table:style-name="ce152" office:value-type="string" calcext:value-type="string">
            <text:p>Chemin du Pré Hervé</text:p>
          </table:table-cell>
          <table:table-cell table:style-name="ce152"/>
          <table:table-cell table:number-columns-repeated="8"/>
        </table:table-row>
        <table:table-row table:style-name="ro1">
          <table:table-cell table:style-name="ce152" office:value-type="string" calcext:value-type="string">
            <text:p>Chemin du Sas au Vin</text:p>
          </table:table-cell>
          <table:table-cell table:style-name="ce152"/>
          <table:table-cell table:number-columns-repeated="8"/>
        </table:table-row>
        <table:table-row table:style-name="ro1">
          <table:table-cell table:style-name="ce152" office:value-type="string" calcext:value-type="string">
            <text:p>Chemin Guilbaud</text:p>
          </table:table-cell>
          <table:table-cell table:style-name="ce152"/>
          <table:table-cell table:number-columns-repeated="8"/>
        </table:table-row>
        <table:table-row table:style-name="ro1">
          <table:table-cell table:style-name="ce152" office:value-type="string" calcext:value-type="string">
            <text:p>Chemin Guillou</text:p>
          </table:table-cell>
          <table:table-cell table:style-name="ce152"/>
          <table:table-cell table:number-columns-repeated="8"/>
        </table:table-row>
        <table:table-row table:style-name="ro1">
          <table:table-cell table:style-name="ce152" office:value-type="string" calcext:value-type="string">
            <text:p>Chemin Joseph Pierre</text:p>
          </table:table-cell>
          <table:table-cell table:style-name="ce152"/>
          <table:table-cell table:number-columns-repeated="8"/>
        </table:table-row>
        <table:table-row table:style-name="ro1">
          <table:table-cell table:style-name="ce152" office:value-type="string" calcext:value-type="string">
            <text:p>Chemin Montplaisir</text:p>
          </table:table-cell>
          <table:table-cell table:style-name="ce152"/>
          <table:table-cell table:number-columns-repeated="8"/>
        </table:table-row>
        <table:table-row table:style-name="ro1">
          <table:table-cell table:style-name="ce152" office:value-type="string" calcext:value-type="string">
            <text:p>Chemin Nantais des Chaupières</text:p>
          </table:table-cell>
          <table:table-cell table:style-name="ce152"/>
          <table:table-cell table:number-columns-repeated="8"/>
        </table:table-row>
        <table:table-row table:style-name="ro1">
          <table:table-cell table:style-name="ce152" office:value-type="string" calcext:value-type="string">
            <text:p>Chemin Paris</text:p>
          </table:table-cell>
          <table:table-cell table:style-name="ce152"/>
          <table:table-cell table:number-columns-repeated="8"/>
        </table:table-row>
        <table:table-row table:style-name="ro1">
          <table:table-cell table:style-name="ce152" office:value-type="string" calcext:value-type="string">
            <text:p>Chemin Poisson</text:p>
          </table:table-cell>
          <table:table-cell table:style-name="ce152"/>
          <table:table-cell table:number-columns-repeated="8"/>
        </table:table-row>
        <table:table-row table:style-name="ro1">
          <table:table-cell table:style-name="ce152" office:value-type="string" calcext:value-type="string">
            <text:p>Chemin Pressoir Chênaie</text:p>
          </table:table-cell>
          <table:table-cell table:style-name="ce152"/>
          <table:table-cell table:number-columns-repeated="8"/>
        </table:table-row>
        <table:table-row table:style-name="ro1">
          <table:table-cell table:style-name="ce152" office:value-type="string" calcext:value-type="string">
            <text:p>Chemin Renaud</text:p>
          </table:table-cell>
          <table:table-cell table:style-name="ce152"/>
          <table:table-cell table:number-columns-repeated="8"/>
        </table:table-row>
        <table:table-row table:style-name="ro1">
          <table:table-cell table:style-name="ce152" office:value-type="string" calcext:value-type="string">
            <text:p>Chemin Tournerond</text:p>
          </table:table-cell>
          <table:table-cell table:style-name="ce152"/>
          <table:table-cell table:number-columns-repeated="8"/>
        </table:table-row>
        <table:table-row table:style-name="ro1">
          <table:table-cell table:style-name="ce152" office:value-type="string" calcext:value-type="string">
            <text:p>Chemin Vert</text:p>
          </table:table-cell>
          <table:table-cell table:style-name="ce152"/>
          <table:table-cell table:number-columns-repeated="8"/>
        </table:table-row>
        <table:table-row table:style-name="ro1">
          <table:table-cell table:style-name="ce152" office:value-type="string" calcext:value-type="string">
            <text:p>Côte Saint Sébastien</text:p>
          </table:table-cell>
          <table:table-cell table:style-name="ce152"/>
          <table:table-cell table:number-columns-repeated="8"/>
        </table:table-row>
        <table:table-row table:style-name="ro1">
          <table:table-cell table:style-name="ce152" office:value-type="string" calcext:value-type="string">
            <text:p>Cour aux Chais</text:p>
          </table:table-cell>
          <table:table-cell table:style-name="ce152"/>
          <table:table-cell table:number-columns-repeated="8"/>
        </table:table-row>
        <table:table-row table:style-name="ro1">
          <table:table-cell table:style-name="ce152" office:value-type="string" calcext:value-type="string">
            <text:p>Cour Cathuis</text:p>
          </table:table-cell>
          <table:table-cell table:style-name="ce152"/>
          <table:table-cell table:number-columns-repeated="8"/>
        </table:table-row>
        <table:table-row table:style-name="ro1">
          <table:table-cell table:style-name="ce152" office:value-type="string" calcext:value-type="string">
            <text:p>Cour de la Brocante</text:p>
          </table:table-cell>
          <table:table-cell table:style-name="ce152"/>
          <table:table-cell table:number-columns-repeated="8"/>
        </table:table-row>
        <table:table-row table:style-name="ro1">
          <table:table-cell table:style-name="ce152" office:value-type="string" calcext:value-type="string">
            <text:p>Cour de la République</text:p>
          </table:table-cell>
          <table:table-cell table:style-name="ce152"/>
          <table:table-cell table:number-columns-repeated="8"/>
        </table:table-row>
        <table:table-row table:style-name="ro1">
          <table:table-cell table:style-name="ce152" office:value-type="string" calcext:value-type="string">
            <text:p>Cour de Versailles</text:p>
          </table:table-cell>
          <table:table-cell table:style-name="ce152"/>
          <table:table-cell table:number-columns-repeated="8"/>
        </table:table-row>
        <table:table-row table:style-name="ro1">
          <table:table-cell table:style-name="ce152" office:value-type="string" calcext:value-type="string">
            <text:p>Cour des Automates</text:p>
          </table:table-cell>
          <table:table-cell table:style-name="ce152"/>
          <table:table-cell table:number-columns-repeated="8"/>
        </table:table-row>
        <table:table-row table:style-name="ro1">
          <table:table-cell table:style-name="ce152" office:value-type="string" calcext:value-type="string">
            <text:p>Cour des Dorides</text:p>
          </table:table-cell>
          <table:table-cell table:style-name="ce152"/>
          <table:table-cell table:number-columns-repeated="8"/>
        </table:table-row>
        <table:table-row table:style-name="ro1">
          <table:table-cell table:style-name="ce152" office:value-type="string" calcext:value-type="string">
            <text:p>Cour des Francs Tireurs</text:p>
          </table:table-cell>
          <table:table-cell table:style-name="ce152"/>
          <table:table-cell table:number-columns-repeated="8"/>
        </table:table-row>
        <table:table-row table:style-name="ro1">
          <table:table-cell table:style-name="ce152" office:value-type="string" calcext:value-type="string">
            <text:p>Cour des Olivettes</text:p>
          </table:table-cell>
          <table:table-cell table:style-name="ce152"/>
          <table:table-cell table:number-columns-repeated="8"/>
        </table:table-row>
        <table:table-row table:style-name="ro1">
          <table:table-cell table:style-name="ce152" office:value-type="string" calcext:value-type="string">
            <text:p>Cour des Paludiers</text:p>
          </table:table-cell>
          <table:table-cell table:style-name="ce152"/>
          <table:table-cell table:number-columns-repeated="8"/>
        </table:table-row>
        <table:table-row table:style-name="ro1">
          <table:table-cell table:style-name="ce152" office:value-type="string" calcext:value-type="string">
            <text:p>Cour des Songes</text:p>
          </table:table-cell>
          <table:table-cell table:style-name="ce152"/>
          <table:table-cell table:number-columns-repeated="8"/>
        </table:table-row>
        <table:table-row table:style-name="ro1">
          <table:table-cell table:style-name="ce152" office:value-type="string" calcext:value-type="string">
            <text:p>Cour des Verdiaux</text:p>
          </table:table-cell>
          <table:table-cell table:style-name="ce152"/>
          <table:table-cell table:number-columns-repeated="8"/>
        </table:table-row>
        <table:table-row table:style-name="ro1">
          <table:table-cell table:style-name="ce152" office:value-type="string" calcext:value-type="string">
            <text:p>Cour des Voltigeurs</text:p>
          </table:table-cell>
          <table:table-cell table:style-name="ce152"/>
          <table:table-cell table:number-columns-repeated="8"/>
        </table:table-row>
        <table:table-row table:style-name="ro1">
          <table:table-cell table:style-name="ce152" office:value-type="string" calcext:value-type="string">
            <text:p>Cour Foucault</text:p>
          </table:table-cell>
          <table:table-cell table:style-name="ce152"/>
          <table:table-cell table:number-columns-repeated="8"/>
        </table:table-row>
        <table:table-row table:style-name="ro1">
          <table:table-cell table:style-name="ce152" office:value-type="string" calcext:value-type="string">
            <text:p>Cour Jules Dupré</text:p>
          </table:table-cell>
          <table:table-cell table:style-name="ce152"/>
          <table:table-cell table:number-columns-repeated="8"/>
        </table:table-row>
        <table:table-row table:style-name="ro1">
          <table:table-cell table:style-name="ce152" office:value-type="string" calcext:value-type="string">
            <text:p>Cour Jules Durand</text:p>
          </table:table-cell>
          <table:table-cell table:style-name="ce152"/>
          <table:table-cell table:number-columns-repeated="8"/>
        </table:table-row>
        <table:table-row table:style-name="ro1">
          <table:table-cell table:style-name="ce152" office:value-type="string" calcext:value-type="string">
            <text:p>Cour Massé</text:p>
          </table:table-cell>
          <table:table-cell table:style-name="ce152"/>
          <table:table-cell table:number-columns-repeated="8"/>
        </table:table-row>
        <table:table-row table:style-name="ro1">
          <table:table-cell table:style-name="ce152" office:value-type="string" calcext:value-type="string">
            <text:p>Cour Sainte Marie</text:p>
          </table:table-cell>
          <table:table-cell table:style-name="ce152"/>
          <table:table-cell table:number-columns-repeated="8"/>
        </table:table-row>
        <table:table-row table:style-name="ro1">
          <table:table-cell table:style-name="ce152" office:value-type="string" calcext:value-type="string">
            <text:p>Cour Sans Nom</text:p>
          </table:table-cell>
          <table:table-cell table:style-name="ce152"/>
          <table:table-cell table:number-columns-repeated="8"/>
        </table:table-row>
        <table:table-row table:style-name="ro1">
          <table:table-cell table:style-name="ce152" office:value-type="string" calcext:value-type="string">
            <text:p>Cours Antonio Vivaldi</text:p>
          </table:table-cell>
          <table:table-cell table:style-name="ce152"/>
          <table:table-cell table:number-columns-repeated="8"/>
        </table:table-row>
        <table:table-row table:style-name="ro1">
          <table:table-cell table:style-name="ce152" office:value-type="string" calcext:value-type="string">
            <text:p>Cours Cambronne</text:p>
          </table:table-cell>
          <table:table-cell table:style-name="ce152"/>
          <table:table-cell table:number-columns-repeated="8"/>
        </table:table-row>
        <table:table-row table:style-name="ro1">
          <table:table-cell table:style-name="ce152" office:value-type="string" calcext:value-type="string">
            <text:p>Cours Commandant d'Estienne d'Orves</text:p>
          </table:table-cell>
          <table:table-cell table:style-name="ce152"/>
          <table:table-cell table:number-columns-repeated="8"/>
        </table:table-row>
        <table:table-row table:style-name="ro1">
          <table:table-cell table:style-name="ce152" office:value-type="string" calcext:value-type="string">
            <text:p>Cours Corbilo</text:p>
          </table:table-cell>
          <table:table-cell table:style-name="ce152"/>
          <table:table-cell table:number-columns-repeated="8"/>
        </table:table-row>
        <table:table-row table:style-name="ro1">
          <table:table-cell table:style-name="ce152" office:value-type="string" calcext:value-type="string">
            <text:p>Cours de la Prairie d'Amont</text:p>
          </table:table-cell>
          <table:table-cell table:style-name="ce152"/>
          <table:table-cell table:number-columns-repeated="8"/>
        </table:table-row>
        <table:table-row table:style-name="ro1">
          <table:table-cell table:style-name="ce152" office:value-type="string" calcext:value-type="string">
            <text:p>Cours des 50 Otages</text:p>
          </table:table-cell>
          <table:table-cell table:style-name="ce152"/>
          <table:table-cell table:number-columns-repeated="8"/>
        </table:table-row>
        <table:table-row table:style-name="ro1">
          <table:table-cell table:style-name="ce152" office:value-type="string" calcext:value-type="string">
            <text:p>Cours des Arts</text:p>
          </table:table-cell>
          <table:table-cell table:style-name="ce152"/>
          <table:table-cell table:number-columns-repeated="8"/>
        </table:table-row>
        <table:table-row table:style-name="ro1">
          <table:table-cell table:style-name="ce152" office:value-type="string" calcext:value-type="string">
            <text:p>Cours du Champ de Mars</text:p>
          </table:table-cell>
          <table:table-cell table:style-name="ce152"/>
          <table:table-cell table:number-columns-repeated="8"/>
        </table:table-row>
        <table:table-row table:style-name="ro1">
          <table:table-cell table:style-name="ce152" office:value-type="string" calcext:value-type="string">
            <text:p>Cours Franklin Roosevelt</text:p>
          </table:table-cell>
          <table:table-cell table:style-name="ce152"/>
          <table:table-cell table:number-columns-repeated="8"/>
        </table:table-row>
        <table:table-row table:style-name="ro1">
          <table:table-cell table:style-name="ce152" office:value-type="string" calcext:value-type="string">
            <text:p>Cours Olivier De Clisson</text:p>
          </table:table-cell>
          <table:table-cell table:style-name="ce152"/>
          <table:table-cell table:number-columns-repeated="8"/>
        </table:table-row>
        <table:table-row table:style-name="ro1">
          <table:table-cell table:style-name="ce152" office:value-type="string" calcext:value-type="string">
            <text:p>Cours Saint André</text:p>
          </table:table-cell>
          <table:table-cell table:style-name="ce152"/>
          <table:table-cell table:number-columns-repeated="8"/>
        </table:table-row>
        <table:table-row table:style-name="ro1">
          <table:table-cell table:style-name="ce152" office:value-type="string" calcext:value-type="string">
            <text:p>Cours Saint Pierre</text:p>
          </table:table-cell>
          <table:table-cell table:style-name="ce152"/>
          <table:table-cell table:number-columns-repeated="8"/>
        </table:table-row>
        <table:table-row table:style-name="ro1">
          <table:table-cell table:style-name="ce152" office:value-type="string" calcext:value-type="string">
            <text:p>Cours Sully</text:p>
          </table:table-cell>
          <table:table-cell table:style-name="ce152"/>
          <table:table-cell table:number-columns-repeated="8"/>
        </table:table-row>
        <table:table-row table:style-name="ro1">
          <table:table-cell table:style-name="ce152" office:value-type="string" calcext:value-type="string">
            <text:p>Esplanade Camille Mellinet</text:p>
          </table:table-cell>
          <table:table-cell table:style-name="ce152"/>
          <table:table-cell table:number-columns-repeated="8"/>
        </table:table-row>
        <table:table-row table:style-name="ro1">
          <table:table-cell table:style-name="ce152" office:value-type="string" calcext:value-type="string">
            <text:p>Esplanade de la Navale</text:p>
          </table:table-cell>
          <table:table-cell table:style-name="ce152"/>
          <table:table-cell table:number-columns-repeated="8"/>
        </table:table-row>
        <table:table-row table:style-name="ro1">
          <table:table-cell table:style-name="ce152" office:value-type="string" calcext:value-type="string">
            <text:p>Esplanade de la Pierre Percée</text:p>
          </table:table-cell>
          <table:table-cell table:style-name="ce152"/>
          <table:table-cell table:number-columns-repeated="8"/>
        </table:table-row>
        <table:table-row table:style-name="ro1">
          <table:table-cell table:style-name="ce152" office:value-type="string" calcext:value-type="string">
            <text:p>Esplanade des Cinq Communes Compagnon de la Libéra</text:p>
          </table:table-cell>
          <table:table-cell table:style-name="ce152"/>
          <table:table-cell table:number-columns-repeated="8"/>
        </table:table-row>
        <table:table-row table:style-name="ro1">
          <table:table-cell table:style-name="ce152" office:value-type="string" calcext:value-type="string">
            <text:p>Esplanade Jean Bruneau</text:p>
          </table:table-cell>
          <table:table-cell table:style-name="ce152"/>
          <table:table-cell table:number-columns-repeated="8"/>
        </table:table-row>
        <table:table-row table:style-name="ro1">
          <table:table-cell table:style-name="ce152" office:value-type="string" calcext:value-type="string">
            <text:p>Hameau des Pastels</text:p>
          </table:table-cell>
          <table:table-cell table:style-name="ce152"/>
          <table:table-cell table:number-columns-repeated="8"/>
        </table:table-row>
        <table:table-row table:style-name="ro1">
          <table:table-cell table:style-name="ce152" office:value-type="string" calcext:value-type="string">
            <text:p>Haute Impasse Maillard</text:p>
          </table:table-cell>
          <table:table-cell table:style-name="ce152"/>
          <table:table-cell table:number-columns-repeated="8"/>
        </table:table-row>
        <table:table-row table:style-name="ro1">
          <table:table-cell table:style-name="ce152" office:value-type="string" calcext:value-type="string">
            <text:p>Impasse Aguesse</text:p>
          </table:table-cell>
          <table:table-cell table:style-name="ce152"/>
          <table:table-cell table:number-columns-repeated="8"/>
        </table:table-row>
        <table:table-row table:style-name="ro1">
          <table:table-cell table:style-name="ce152" office:value-type="string" calcext:value-type="string">
            <text:p>Impasse Antoine Français</text:p>
          </table:table-cell>
          <table:table-cell table:style-name="ce152"/>
          <table:table-cell table:number-columns-repeated="8"/>
        </table:table-row>
        <table:table-row table:style-name="ro1">
          <table:table-cell table:style-name="ce152" office:value-type="string" calcext:value-type="string">
            <text:p>Impasse Arago</text:p>
          </table:table-cell>
          <table:table-cell table:style-name="ce152"/>
          <table:table-cell table:number-columns-repeated="8"/>
        </table:table-row>
        <table:table-row table:style-name="ro1">
          <table:table-cell table:style-name="ce152" office:value-type="string" calcext:value-type="string">
            <text:p>Impasse Archimède</text:p>
          </table:table-cell>
          <table:table-cell table:style-name="ce152"/>
          <table:table-cell table:number-columns-repeated="8"/>
        </table:table-row>
        <table:table-row table:style-name="ro1">
          <table:table-cell table:style-name="ce152" office:value-type="string" calcext:value-type="string">
            <text:p>Impasse Audran</text:p>
          </table:table-cell>
          <table:table-cell table:style-name="ce152"/>
          <table:table-cell table:number-columns-repeated="8"/>
        </table:table-row>
        <table:table-row table:style-name="ro1">
          <table:table-cell table:style-name="ce152" office:value-type="string" calcext:value-type="string">
            <text:p>Impasse Auguste Blouin</text:p>
          </table:table-cell>
          <table:table-cell table:style-name="ce152"/>
          <table:table-cell table:number-columns-repeated="8"/>
        </table:table-row>
        <table:table-row table:style-name="ro1">
          <table:table-cell table:style-name="ce152" office:value-type="string" calcext:value-type="string">
            <text:p>Impasse Augustin Martin</text:p>
          </table:table-cell>
          <table:table-cell table:style-name="ce152"/>
          <table:table-cell table:number-columns-repeated="8"/>
        </table:table-row>
        <table:table-row table:style-name="ro1">
          <table:table-cell table:style-name="ce152" office:value-type="string" calcext:value-type="string">
            <text:p>Impasse Baudouin</text:p>
          </table:table-cell>
          <table:table-cell table:style-name="ce152"/>
          <table:table-cell table:number-columns-repeated="8"/>
        </table:table-row>
        <table:table-row table:style-name="ro1">
          <table:table-cell table:style-name="ce152" office:value-type="string" calcext:value-type="string">
            <text:p>Impasse Beloin</text:p>
          </table:table-cell>
          <table:table-cell table:style-name="ce152"/>
          <table:table-cell table:number-columns-repeated="8"/>
        </table:table-row>
        <table:table-row table:style-name="ro1">
          <table:table-cell table:style-name="ce152" office:value-type="string" calcext:value-type="string">
            <text:p>Impasse Blandin</text:p>
          </table:table-cell>
          <table:table-cell table:style-name="ce152"/>
          <table:table-cell table:number-columns-repeated="8"/>
        </table:table-row>
        <table:table-row table:style-name="ro1">
          <table:table-cell table:style-name="ce152" office:value-type="string" calcext:value-type="string">
            <text:p>Impasse Boutillier</text:p>
          </table:table-cell>
          <table:table-cell table:style-name="ce152"/>
          <table:table-cell table:number-columns-repeated="8"/>
        </table:table-row>
        <table:table-row table:style-name="ro1">
          <table:table-cell table:style-name="ce152" office:value-type="string" calcext:value-type="string">
            <text:p>Impasse Bretonnière</text:p>
          </table:table-cell>
          <table:table-cell table:style-name="ce152"/>
          <table:table-cell table:number-columns-repeated="8"/>
        </table:table-row>
        <table:table-row table:style-name="ro1">
          <table:table-cell table:style-name="ce152" office:value-type="string" calcext:value-type="string">
            <text:p>Impasse Brillouet</text:p>
          </table:table-cell>
          <table:table-cell table:style-name="ce152"/>
          <table:table-cell table:number-columns-repeated="8"/>
        </table:table-row>
        <table:table-row table:style-name="ro1">
          <table:table-cell table:style-name="ce152" office:value-type="string" calcext:value-type="string">
            <text:p>Impasse Brochard</text:p>
          </table:table-cell>
          <table:table-cell table:style-name="ce152"/>
          <table:table-cell table:number-columns-repeated="8"/>
        </table:table-row>
        <table:table-row table:style-name="ro1">
          <table:table-cell table:style-name="ce152" office:value-type="string" calcext:value-type="string">
            <text:p>Impasse Calcaud</text:p>
          </table:table-cell>
          <table:table-cell table:style-name="ce152"/>
          <table:table-cell table:number-columns-repeated="8"/>
        </table:table-row>
        <table:table-row table:style-name="ro1">
          <table:table-cell table:style-name="ce152" office:value-type="string" calcext:value-type="string">
            <text:p>Impasse Calvin</text:p>
          </table:table-cell>
          <table:table-cell table:style-name="ce152"/>
          <table:table-cell table:number-columns-repeated="8"/>
        </table:table-row>
        <table:table-row table:style-name="ro1">
          <table:table-cell table:style-name="ce152" office:value-type="string" calcext:value-type="string">
            <text:p>Impasse Carassin</text:p>
          </table:table-cell>
          <table:table-cell table:style-name="ce152"/>
          <table:table-cell table:number-columns-repeated="8"/>
        </table:table-row>
        <table:table-row table:style-name="ro1">
          <table:table-cell table:style-name="ce152" office:value-type="string" calcext:value-type="string">
            <text:p>Impasse César Franck</text:p>
          </table:table-cell>
          <table:table-cell table:style-name="ce152"/>
          <table:table-cell table:number-columns-repeated="8"/>
        </table:table-row>
        <table:table-row table:style-name="ro1">
          <table:table-cell table:style-name="ce152" office:value-type="string" calcext:value-type="string">
            <text:p>Impasse Chanteclerc</text:p>
          </table:table-cell>
          <table:table-cell table:style-name="ce152"/>
          <table:table-cell table:number-columns-repeated="8"/>
        </table:table-row>
        <table:table-row table:style-name="ro1">
          <table:table-cell table:style-name="ce152" office:value-type="string" calcext:value-type="string">
            <text:p>Impasse Charles Chassin</text:p>
          </table:table-cell>
          <table:table-cell table:style-name="ce152"/>
          <table:table-cell table:number-columns-repeated="8"/>
        </table:table-row>
        <table:table-row table:style-name="ro1">
          <table:table-cell table:style-name="ce152" office:value-type="string" calcext:value-type="string">
            <text:p>Impasse Chevalier Des Grieux</text:p>
          </table:table-cell>
          <table:table-cell table:style-name="ce152"/>
          <table:table-cell table:number-columns-repeated="8"/>
        </table:table-row>
        <table:table-row table:style-name="ro1">
          <table:table-cell table:style-name="ce152" office:value-type="string" calcext:value-type="string">
            <text:p>Impasse Commandant Henri Viot</text:p>
          </table:table-cell>
          <table:table-cell table:style-name="ce152"/>
          <table:table-cell table:number-columns-repeated="8"/>
        </table:table-row>
        <table:table-row table:style-name="ro1">
          <table:table-cell table:style-name="ce152" office:value-type="string" calcext:value-type="string">
            <text:p>Impasse Copernic</text:p>
          </table:table-cell>
          <table:table-cell table:style-name="ce152"/>
          <table:table-cell table:number-columns-repeated="8"/>
        </table:table-row>
        <table:table-row table:style-name="ro1">
          <table:table-cell table:style-name="ce152" office:value-type="string" calcext:value-type="string">
            <text:p>Impasse Corto Maltèse</text:p>
          </table:table-cell>
          <table:table-cell table:style-name="ce152"/>
          <table:table-cell table:number-columns-repeated="8"/>
        </table:table-row>
        <table:table-row table:style-name="ro1">
          <table:table-cell table:style-name="ce152" office:value-type="string" calcext:value-type="string">
            <text:p>Impasse Crucy</text:p>
          </table:table-cell>
          <table:table-cell table:style-name="ce152"/>
          <table:table-cell table:number-columns-repeated="8"/>
        </table:table-row>
        <table:table-row table:style-name="ro1">
          <table:table-cell table:style-name="ce152" office:value-type="string" calcext:value-type="string">
            <text:p>Impasse d'Havelooze</text:p>
          </table:table-cell>
          <table:table-cell table:style-name="ce152"/>
          <table:table-cell table:number-columns-repeated="8"/>
        </table:table-row>
        <table:table-row table:style-name="ro1">
          <table:table-cell table:style-name="ce152" office:value-type="string" calcext:value-type="string">
            <text:p>Impasse Daguin</text:p>
          </table:table-cell>
          <table:table-cell table:style-name="ce152"/>
          <table:table-cell table:number-columns-repeated="8"/>
        </table:table-row>
        <table:table-row table:style-name="ro1">
          <table:table-cell table:style-name="ce152" office:value-type="string" calcext:value-type="string">
            <text:p>Impasse Dalby</text:p>
          </table:table-cell>
          <table:table-cell table:style-name="ce152"/>
          <table:table-cell table:number-columns-repeated="8"/>
        </table:table-row>
        <table:table-row table:style-name="ro1">
          <table:table-cell table:style-name="ce152" office:value-type="string" calcext:value-type="string">
            <text:p>Impasse de Belgique</text:p>
          </table:table-cell>
          <table:table-cell table:style-name="ce152"/>
          <table:table-cell table:number-columns-repeated="8"/>
        </table:table-row>
        <table:table-row table:style-name="ro1">
          <table:table-cell table:style-name="ce152" office:value-type="string" calcext:value-type="string">
            <text:p>Impasse de Châteaulin</text:p>
          </table:table-cell>
          <table:table-cell table:style-name="ce152"/>
          <table:table-cell table:number-columns-repeated="8"/>
        </table:table-row>
        <table:table-row table:style-name="ro1">
          <table:table-cell table:style-name="ce152" office:value-type="string" calcext:value-type="string">
            <text:p>Impasse de Chavagnes</text:p>
          </table:table-cell>
          <table:table-cell table:style-name="ce152"/>
          <table:table-cell table:number-columns-repeated="8"/>
        </table:table-row>
        <table:table-row table:style-name="ro1">
          <table:table-cell table:style-name="ce152" office:value-type="string" calcext:value-type="string">
            <text:p>Impasse de Goupillières</text:p>
          </table:table-cell>
          <table:table-cell table:style-name="ce152"/>
          <table:table-cell table:number-columns-repeated="8"/>
        </table:table-row>
        <table:table-row table:style-name="ro1">
          <table:table-cell table:style-name="ce152" office:value-type="string" calcext:value-type="string">
            <text:p>Impasse de l'Abbaye</text:p>
          </table:table-cell>
          <table:table-cell table:style-name="ce152"/>
          <table:table-cell table:number-columns-repeated="8"/>
        </table:table-row>
        <table:table-row table:style-name="ro1">
          <table:table-cell table:style-name="ce152" office:value-type="string" calcext:value-type="string">
            <text:p>Impasse de l'Ascension</text:p>
          </table:table-cell>
          <table:table-cell table:style-name="ce152"/>
          <table:table-cell table:number-columns-repeated="8"/>
        </table:table-row>
        <table:table-row table:style-name="ro1">
          <table:table-cell table:style-name="ce152" office:value-type="string" calcext:value-type="string">
            <text:p>Impasse de l'Avenue de l'Hôtel Dieu</text:p>
          </table:table-cell>
          <table:table-cell table:style-name="ce152"/>
          <table:table-cell table:number-columns-repeated="8"/>
        </table:table-row>
        <table:table-row table:style-name="ro1">
          <table:table-cell table:style-name="ce152" office:value-type="string" calcext:value-type="string">
            <text:p>Impasse de l'Azurite</text:p>
          </table:table-cell>
          <table:table-cell table:style-name="ce152"/>
          <table:table-cell table:number-columns-repeated="8"/>
        </table:table-row>
        <table:table-row table:style-name="ro1">
          <table:table-cell table:style-name="ce152" office:value-type="string" calcext:value-type="string">
            <text:p>Impasse de l'Odyssée</text:p>
          </table:table-cell>
          <table:table-cell table:style-name="ce152"/>
          <table:table-cell table:number-columns-repeated="8"/>
        </table:table-row>
        <table:table-row table:style-name="ro1">
          <table:table-cell table:style-name="ce152" office:value-type="string" calcext:value-type="string">
            <text:p>Impasse de l'Oranda</text:p>
          </table:table-cell>
          <table:table-cell table:style-name="ce152"/>
          <table:table-cell table:number-columns-repeated="8"/>
        </table:table-row>
        <table:table-row table:style-name="ro1">
          <table:table-cell table:style-name="ce152" office:value-type="string" calcext:value-type="string">
            <text:p>Impasse de l'Orangerie</text:p>
          </table:table-cell>
          <table:table-cell table:style-name="ce152"/>
          <table:table-cell table:number-columns-repeated="8"/>
        </table:table-row>
        <table:table-row table:style-name="ro1">
          <table:table-cell table:style-name="ce152" office:value-type="string" calcext:value-type="string">
            <text:p>Impasse de l'Oural</text:p>
          </table:table-cell>
          <table:table-cell table:style-name="ce152"/>
          <table:table-cell table:number-columns-repeated="8"/>
        </table:table-row>
        <table:table-row table:style-name="ro1">
          <table:table-cell table:style-name="ce152" office:value-type="string" calcext:value-type="string">
            <text:p>Impasse de la Barboire</text:p>
          </table:table-cell>
          <table:table-cell table:style-name="ce152"/>
          <table:table-cell table:number-columns-repeated="8"/>
        </table:table-row>
        <table:table-row table:style-name="ro1">
          <table:table-cell table:style-name="ce152" office:value-type="string" calcext:value-type="string">
            <text:p>Impasse de la Bernardière</text:p>
          </table:table-cell>
          <table:table-cell table:style-name="ce152"/>
          <table:table-cell table:number-columns-repeated="8"/>
        </table:table-row>
        <table:table-row table:style-name="ro1">
          <table:table-cell table:style-name="ce152" office:value-type="string" calcext:value-type="string">
            <text:p>Impasse de la Carrière de Villeneuve</text:p>
          </table:table-cell>
          <table:table-cell table:style-name="ce152"/>
          <table:table-cell table:number-columns-repeated="8"/>
        </table:table-row>
        <table:table-row table:style-name="ro1">
          <table:table-cell table:style-name="ce152" office:value-type="string" calcext:value-type="string">
            <text:p>Impasse de la Clochette</text:p>
          </table:table-cell>
          <table:table-cell table:style-name="ce152"/>
          <table:table-cell table:number-columns-repeated="8"/>
        </table:table-row>
        <table:table-row table:style-name="ro1">
          <table:table-cell table:style-name="ce152" office:value-type="string" calcext:value-type="string">
            <text:p>Impasse de la Contrie</text:p>
          </table:table-cell>
          <table:table-cell table:style-name="ce152"/>
          <table:table-cell table:number-columns-repeated="8"/>
        </table:table-row>
        <table:table-row table:style-name="ro1">
          <table:table-cell table:style-name="ce152" office:value-type="string" calcext:value-type="string">
            <text:p>Impasse de la Coudre</text:p>
          </table:table-cell>
          <table:table-cell table:style-name="ce152"/>
          <table:table-cell table:number-columns-repeated="8"/>
        </table:table-row>
        <table:table-row table:style-name="ro1">
          <table:table-cell table:style-name="ce152" office:value-type="string" calcext:value-type="string">
            <text:p>Impasse de la Cour aux Cerfs</text:p>
          </table:table-cell>
          <table:table-cell table:style-name="ce152"/>
          <table:table-cell table:number-columns-repeated="8"/>
        </table:table-row>
        <table:table-row table:style-name="ro1">
          <table:table-cell table:style-name="ce152" office:value-type="string" calcext:value-type="string">
            <text:p>Impasse de la Courtine</text:p>
          </table:table-cell>
          <table:table-cell table:style-name="ce152"/>
          <table:table-cell table:number-columns-repeated="8"/>
        </table:table-row>
        <table:table-row table:style-name="ro1">
          <table:table-cell table:style-name="ce152" office:value-type="string" calcext:value-type="string">
            <text:p>Impasse de la Croix Bonneau</text:p>
          </table:table-cell>
          <table:table-cell table:style-name="ce152"/>
          <table:table-cell table:number-columns-repeated="8"/>
        </table:table-row>
        <table:table-row table:style-name="ro1">
          <table:table-cell table:style-name="ce152" office:value-type="string" calcext:value-type="string">
            <text:p>Impasse de la Découverte</text:p>
          </table:table-cell>
          <table:table-cell table:style-name="ce152"/>
          <table:table-cell table:number-columns-repeated="8"/>
        </table:table-row>
        <table:table-row table:style-name="ro1">
          <table:table-cell table:style-name="ce152" office:value-type="string" calcext:value-type="string">
            <text:p>Impasse de la Durantiére</text:p>
          </table:table-cell>
          <table:table-cell table:style-name="ce152"/>
          <table:table-cell table:number-columns-repeated="8"/>
        </table:table-row>
        <table:table-row table:style-name="ro1">
          <table:table-cell table:style-name="ce152" office:value-type="string" calcext:value-type="string">
            <text:p>Impasse de la Fonderie Balan</text:p>
          </table:table-cell>
          <table:table-cell table:style-name="ce152"/>
          <table:table-cell table:number-columns-repeated="8"/>
        </table:table-row>
        <table:table-row table:style-name="ro1">
          <table:table-cell table:style-name="ce152" office:value-type="string" calcext:value-type="string">
            <text:p>Impasse de la Grande Sensive</text:p>
          </table:table-cell>
          <table:table-cell table:style-name="ce152"/>
          <table:table-cell table:number-columns-repeated="8"/>
        </table:table-row>
        <table:table-row table:style-name="ro1">
          <table:table-cell table:style-name="ce152" office:value-type="string" calcext:value-type="string">
            <text:p>Impasse de la Jangada</text:p>
          </table:table-cell>
          <table:table-cell table:style-name="ce152"/>
          <table:table-cell table:number-columns-repeated="8"/>
        </table:table-row>
        <table:table-row table:style-name="ro1">
          <table:table-cell table:style-name="ce152" office:value-type="string" calcext:value-type="string">
            <text:p>Impasse de la Mée</text:p>
          </table:table-cell>
          <table:table-cell table:style-name="ce152"/>
          <table:table-cell table:number-columns-repeated="8"/>
        </table:table-row>
        <table:table-row table:style-name="ro1">
          <table:table-cell table:style-name="ce152" office:value-type="string" calcext:value-type="string">
            <text:p>Impasse de la Meilleraye</text:p>
          </table:table-cell>
          <table:table-cell table:style-name="ce152"/>
          <table:table-cell table:number-columns-repeated="8"/>
        </table:table-row>
        <table:table-row table:style-name="ro1">
          <table:table-cell table:style-name="ce152" office:value-type="string" calcext:value-type="string">
            <text:p>Impasse de la Nobilière</text:p>
          </table:table-cell>
          <table:table-cell table:style-name="ce152"/>
          <table:table-cell table:number-columns-repeated="8"/>
        </table:table-row>
        <table:table-row table:style-name="ro1">
          <table:table-cell table:style-name="ce152" office:value-type="string" calcext:value-type="string">
            <text:p>Impasse de la Noë Lambert</text:p>
          </table:table-cell>
          <table:table-cell table:style-name="ce152"/>
          <table:table-cell table:number-columns-repeated="8"/>
        </table:table-row>
        <table:table-row table:style-name="ro1">
          <table:table-cell table:style-name="ce152" office:value-type="string" calcext:value-type="string">
            <text:p>Impasse de la Petite Baratte</text:p>
          </table:table-cell>
          <table:table-cell table:style-name="ce152"/>
          <table:table-cell table:number-columns-repeated="8"/>
        </table:table-row>
        <table:table-row table:style-name="ro1">
          <table:table-cell table:style-name="ce152" office:value-type="string" calcext:value-type="string">
            <text:p>Impasse de la Plaine</text:p>
          </table:table-cell>
          <table:table-cell table:style-name="ce152"/>
          <table:table-cell table:number-columns-repeated="8"/>
        </table:table-row>
        <table:table-row table:style-name="ro1">
          <table:table-cell table:style-name="ce152" office:value-type="string" calcext:value-type="string">
            <text:p>Impasse de la Priauté</text:p>
          </table:table-cell>
          <table:table-cell table:style-name="ce152"/>
          <table:table-cell table:number-columns-repeated="8"/>
        </table:table-row>
        <table:table-row table:style-name="ro1">
          <table:table-cell table:style-name="ce152" office:value-type="string" calcext:value-type="string">
            <text:p>Impasse de la Psallette</text:p>
          </table:table-cell>
          <table:table-cell table:style-name="ce152"/>
          <table:table-cell table:number-columns-repeated="8"/>
        </table:table-row>
        <table:table-row table:style-name="ro1">
          <table:table-cell table:style-name="ce152" office:value-type="string" calcext:value-type="string">
            <text:p>Impasse de la Quenouille</text:p>
          </table:table-cell>
          <table:table-cell table:style-name="ce152"/>
          <table:table-cell table:number-columns-repeated="8"/>
        </table:table-row>
        <table:table-row table:style-name="ro1">
          <table:table-cell table:style-name="ce152" office:value-type="string" calcext:value-type="string">
            <text:p>Impasse de la Rêverie</text:p>
          </table:table-cell>
          <table:table-cell table:style-name="ce152"/>
          <table:table-cell table:number-columns-repeated="8"/>
        </table:table-row>
        <table:table-row table:style-name="ro1">
          <table:table-cell table:style-name="ce152" office:value-type="string" calcext:value-type="string">
            <text:p>Impasse de la Rose des Vents</text:p>
          </table:table-cell>
          <table:table-cell table:style-name="ce152"/>
          <table:table-cell table:number-columns-repeated="8"/>
        </table:table-row>
        <table:table-row table:style-name="ro1">
          <table:table-cell table:style-name="ce152" office:value-type="string" calcext:value-type="string">
            <text:p>Impasse de la Rosière d'Artois</text:p>
          </table:table-cell>
          <table:table-cell table:style-name="ce152"/>
          <table:table-cell table:number-columns-repeated="8"/>
        </table:table-row>
        <table:table-row table:style-name="ro1">
          <table:table-cell table:style-name="ce152" office:value-type="string" calcext:value-type="string">
            <text:p>Impasse de la Sapinette</text:p>
          </table:table-cell>
          <table:table-cell table:style-name="ce152"/>
          <table:table-cell table:number-columns-repeated="8"/>
        </table:table-row>
        <table:table-row table:style-name="ro1">
          <table:table-cell table:style-name="ce152" office:value-type="string" calcext:value-type="string">
            <text:p>Impasse de la Symphonie</text:p>
          </table:table-cell>
          <table:table-cell table:style-name="ce152"/>
          <table:table-cell table:number-columns-repeated="8"/>
        </table:table-row>
        <table:table-row table:style-name="ro1">
          <table:table-cell table:style-name="ce152" office:value-type="string" calcext:value-type="string">
            <text:p>Impasse de la Terre Adélie</text:p>
          </table:table-cell>
          <table:table-cell table:style-name="ce152"/>
          <table:table-cell table:number-columns-repeated="8"/>
        </table:table-row>
        <table:table-row table:style-name="ro1">
          <table:table-cell table:style-name="ce152" office:value-type="string" calcext:value-type="string">
            <text:p>Impasse de la Turquoise</text:p>
          </table:table-cell>
          <table:table-cell table:style-name="ce152"/>
          <table:table-cell table:number-columns-repeated="8"/>
        </table:table-row>
        <table:table-row table:style-name="ro1">
          <table:table-cell table:style-name="ce152" office:value-type="string" calcext:value-type="string">
            <text:p>Impasse de la Vierge</text:p>
          </table:table-cell>
          <table:table-cell table:style-name="ce152"/>
          <table:table-cell table:number-columns-repeated="8"/>
        </table:table-row>
        <table:table-row table:style-name="ro1">
          <table:table-cell table:style-name="ce152" office:value-type="string" calcext:value-type="string">
            <text:p>Impasse de Lorraine</text:p>
          </table:table-cell>
          <table:table-cell table:style-name="ce152"/>
          <table:table-cell table:number-columns-repeated="8"/>
        </table:table-row>
        <table:table-row table:style-name="ro1">
          <table:table-cell table:style-name="ce152" office:value-type="string" calcext:value-type="string">
            <text:p>Impasse de Paimpol</text:p>
          </table:table-cell>
          <table:table-cell table:style-name="ce152"/>
          <table:table-cell table:number-columns-repeated="8"/>
        </table:table-row>
        <table:table-row table:style-name="ro1">
          <table:table-cell table:style-name="ce152" office:value-type="string" calcext:value-type="string">
            <text:p>Impasse de Roscoff</text:p>
          </table:table-cell>
          <table:table-cell table:style-name="ce152"/>
          <table:table-cell table:number-columns-repeated="8"/>
        </table:table-row>
        <table:table-row table:style-name="ro1">
          <table:table-cell table:style-name="ce152" office:value-type="string" calcext:value-type="string">
            <text:p>Impasse de Solesmes</text:p>
          </table:table-cell>
          <table:table-cell table:style-name="ce152"/>
          <table:table-cell table:number-columns-repeated="8"/>
        </table:table-row>
        <table:table-row table:style-name="ro1">
          <table:table-cell table:style-name="ce152" office:value-type="string" calcext:value-type="string">
            <text:p>Impasse de Varennes</text:p>
          </table:table-cell>
          <table:table-cell table:style-name="ce152"/>
          <table:table-cell table:number-columns-repeated="8"/>
        </table:table-row>
        <table:table-row table:style-name="ro1">
          <table:table-cell table:style-name="ce152" office:value-type="string" calcext:value-type="string">
            <text:p>Impasse de Versailles</text:p>
          </table:table-cell>
          <table:table-cell table:style-name="ce152"/>
          <table:table-cell table:number-columns-repeated="8"/>
        </table:table-row>
        <table:table-row table:style-name="ro1">
          <table:table-cell table:style-name="ce152" office:value-type="string" calcext:value-type="string">
            <text:p>Impasse des Abélias</text:p>
          </table:table-cell>
          <table:table-cell table:style-name="ce152"/>
          <table:table-cell table:number-columns-repeated="8"/>
        </table:table-row>
        <table:table-row table:style-name="ro1">
          <table:table-cell table:style-name="ce152" office:value-type="string" calcext:value-type="string">
            <text:p>Impasse des Agates</text:p>
          </table:table-cell>
          <table:table-cell table:style-name="ce152"/>
          <table:table-cell table:number-columns-repeated="8"/>
        </table:table-row>
        <table:table-row table:style-name="ro1">
          <table:table-cell table:style-name="ce152" office:value-type="string" calcext:value-type="string">
            <text:p>Impasse des Armateurs</text:p>
          </table:table-cell>
          <table:table-cell table:style-name="ce152"/>
          <table:table-cell table:number-columns-repeated="8"/>
        </table:table-row>
        <table:table-row table:style-name="ro1">
          <table:table-cell table:style-name="ce152" office:value-type="string" calcext:value-type="string">
            <text:p>Impasse des Aubépines</text:p>
          </table:table-cell>
          <table:table-cell table:style-name="ce152"/>
          <table:table-cell table:number-columns-repeated="8"/>
        </table:table-row>
        <table:table-row table:style-name="ro1">
          <table:table-cell table:style-name="ce152" office:value-type="string" calcext:value-type="string">
            <text:p>Impasse des Aviateurs</text:p>
          </table:table-cell>
          <table:table-cell table:style-name="ce152"/>
          <table:table-cell table:number-columns-repeated="8"/>
        </table:table-row>
        <table:table-row table:style-name="ro1">
          <table:table-cell table:style-name="ce152" office:value-type="string" calcext:value-type="string">
            <text:p>Impasse des Boutons d'Or</text:p>
          </table:table-cell>
          <table:table-cell table:style-name="ce152"/>
          <table:table-cell table:number-columns-repeated="8"/>
        </table:table-row>
        <table:table-row table:style-name="ro1">
          <table:table-cell table:style-name="ce152" office:value-type="string" calcext:value-type="string">
            <text:p>Impasse des Briotins</text:p>
          </table:table-cell>
          <table:table-cell table:style-name="ce152"/>
          <table:table-cell table:number-columns-repeated="8"/>
        </table:table-row>
        <table:table-row table:style-name="ro1">
          <table:table-cell table:style-name="ce152" office:value-type="string" calcext:value-type="string">
            <text:p>Impasse des Clémentines</text:p>
          </table:table-cell>
          <table:table-cell table:style-name="ce152"/>
          <table:table-cell table:number-columns-repeated="8"/>
        </table:table-row>
        <table:table-row table:style-name="ro1">
          <table:table-cell table:style-name="ce152" office:value-type="string" calcext:value-type="string">
            <text:p>Impasse des Cornalines</text:p>
          </table:table-cell>
          <table:table-cell table:style-name="ce152"/>
          <table:table-cell table:number-columns-repeated="8"/>
        </table:table-row>
        <table:table-row table:style-name="ro1">
          <table:table-cell table:style-name="ce152" office:value-type="string" calcext:value-type="string">
            <text:p>Impasse des Courlis</text:p>
          </table:table-cell>
          <table:table-cell table:style-name="ce152"/>
          <table:table-cell table:number-columns-repeated="8"/>
        </table:table-row>
        <table:table-row table:style-name="ro1">
          <table:table-cell table:style-name="ce152" office:value-type="string" calcext:value-type="string">
            <text:p>Impasse des Dervallières</text:p>
          </table:table-cell>
          <table:table-cell table:style-name="ce152"/>
          <table:table-cell table:number-columns-repeated="8"/>
        </table:table-row>
        <table:table-row table:style-name="ro1">
          <table:table-cell table:style-name="ce152" office:value-type="string" calcext:value-type="string">
            <text:p>Impasse des Dunes</text:p>
          </table:table-cell>
          <table:table-cell table:style-name="ce152"/>
          <table:table-cell table:number-columns-repeated="8"/>
        </table:table-row>
        <table:table-row table:style-name="ro1">
          <table:table-cell table:style-name="ce152" office:value-type="string" calcext:value-type="string">
            <text:p>Impasse des Eaux Calmes</text:p>
          </table:table-cell>
          <table:table-cell table:style-name="ce152"/>
          <table:table-cell table:number-columns-repeated="8"/>
        </table:table-row>
        <table:table-row table:style-name="ro1">
          <table:table-cell table:style-name="ce152" office:value-type="string" calcext:value-type="string">
            <text:p>Impasse des Enfants Nantais</text:p>
          </table:table-cell>
          <table:table-cell table:style-name="ce152"/>
          <table:table-cell table:number-columns-repeated="8"/>
        </table:table-row>
        <table:table-row table:style-name="ro1">
          <table:table-cell table:style-name="ce152" office:value-type="string" calcext:value-type="string">
            <text:p>Impasse des Forsythias</text:p>
          </table:table-cell>
          <table:table-cell table:style-name="ce152"/>
          <table:table-cell table:number-columns-repeated="8"/>
        </table:table-row>
        <table:table-row table:style-name="ro1">
          <table:table-cell table:style-name="ce152" office:value-type="string" calcext:value-type="string">
            <text:p>Impasse des Fraises</text:p>
          </table:table-cell>
          <table:table-cell table:style-name="ce152"/>
          <table:table-cell table:number-columns-repeated="8"/>
        </table:table-row>
        <table:table-row table:style-name="ro1">
          <table:table-cell table:style-name="ce152" office:value-type="string" calcext:value-type="string">
            <text:p>Impasse des Gardénias</text:p>
          </table:table-cell>
          <table:table-cell table:style-name="ce152"/>
          <table:table-cell table:number-columns-repeated="8"/>
        </table:table-row>
        <table:table-row table:style-name="ro1">
          <table:table-cell table:style-name="ce152" office:value-type="string" calcext:value-type="string">
            <text:p>Impasse des Houx</text:p>
          </table:table-cell>
          <table:table-cell table:style-name="ce152"/>
          <table:table-cell table:number-columns-repeated="8"/>
        </table:table-row>
        <table:table-row table:style-name="ro1">
          <table:table-cell table:style-name="ce152" office:value-type="string" calcext:value-type="string">
            <text:p>Impasse des Martins Pêcheurs</text:p>
          </table:table-cell>
          <table:table-cell table:style-name="ce152"/>
          <table:table-cell table:number-columns-repeated="8"/>
        </table:table-row>
        <table:table-row table:style-name="ro1">
          <table:table-cell table:style-name="ce152" office:value-type="string" calcext:value-type="string">
            <text:p>Impasse des Monts d'Arrée</text:p>
          </table:table-cell>
          <table:table-cell table:style-name="ce152"/>
          <table:table-cell table:number-columns-repeated="8"/>
        </table:table-row>
        <table:table-row table:style-name="ro1">
          <table:table-cell table:style-name="ce152" office:value-type="string" calcext:value-type="string">
            <text:p>Impasse des Noisetiers</text:p>
          </table:table-cell>
          <table:table-cell table:style-name="ce152"/>
          <table:table-cell table:number-columns-repeated="8"/>
        </table:table-row>
        <table:table-row table:style-name="ro1">
          <table:table-cell table:style-name="ce152" office:value-type="string" calcext:value-type="string">
            <text:p>Impasse des Nymphéas</text:p>
          </table:table-cell>
          <table:table-cell table:style-name="ce152"/>
          <table:table-cell table:number-columns-repeated="8"/>
        </table:table-row>
        <table:table-row table:style-name="ro1">
          <table:table-cell table:style-name="ce152" office:value-type="string" calcext:value-type="string">
            <text:p>Impasse des Orchestres</text:p>
          </table:table-cell>
          <table:table-cell table:style-name="ce152"/>
          <table:table-cell table:number-columns-repeated="8"/>
        </table:table-row>
        <table:table-row table:style-name="ro1">
          <table:table-cell table:style-name="ce152" office:value-type="string" calcext:value-type="string">
            <text:p>Impasse des Photinias</text:p>
          </table:table-cell>
          <table:table-cell table:style-name="ce152"/>
          <table:table-cell table:number-columns-repeated="8"/>
        </table:table-row>
        <table:table-row table:style-name="ro1">
          <table:table-cell table:style-name="ce152" office:value-type="string" calcext:value-type="string">
            <text:p>Impasse des Régatiers</text:p>
          </table:table-cell>
          <table:table-cell table:style-name="ce152"/>
          <table:table-cell table:number-columns-repeated="8"/>
        </table:table-row>
        <table:table-row table:style-name="ro1">
          <table:table-cell table:style-name="ce152" office:value-type="string" calcext:value-type="string">
            <text:p>Impasse des Rivières</text:p>
          </table:table-cell>
          <table:table-cell table:style-name="ce152"/>
          <table:table-cell table:number-columns-repeated="8"/>
        </table:table-row>
        <table:table-row table:style-name="ro1">
          <table:table-cell table:style-name="ce152" office:value-type="string" calcext:value-type="string">
            <text:p>Impasse des Roches Grises</text:p>
          </table:table-cell>
          <table:table-cell table:style-name="ce152"/>
          <table:table-cell table:number-columns-repeated="8"/>
        </table:table-row>
        <table:table-row table:style-name="ro1">
          <table:table-cell table:style-name="ce152" office:value-type="string" calcext:value-type="string">
            <text:p>Impasse des Rouges Gorges</text:p>
          </table:table-cell>
          <table:table-cell table:style-name="ce152"/>
          <table:table-cell table:number-columns-repeated="8"/>
        </table:table-row>
        <table:table-row table:style-name="ro1">
          <table:table-cell table:style-name="ce152" office:value-type="string" calcext:value-type="string">
            <text:p>Impasse des Salles</text:p>
          </table:table-cell>
          <table:table-cell table:style-name="ce152"/>
          <table:table-cell table:number-columns-repeated="8"/>
        </table:table-row>
        <table:table-row table:style-name="ro1">
          <table:table-cell table:style-name="ce152" office:value-type="string" calcext:value-type="string">
            <text:p>Impasse des Salorges</text:p>
          </table:table-cell>
          <table:table-cell table:style-name="ce152"/>
          <table:table-cell table:number-columns-repeated="8"/>
        </table:table-row>
        <table:table-row table:style-name="ro1">
          <table:table-cell table:style-name="ce152" office:value-type="string" calcext:value-type="string">
            <text:p>Impasse des Silènes</text:p>
          </table:table-cell>
          <table:table-cell table:style-name="ce152"/>
          <table:table-cell table:number-columns-repeated="8"/>
        </table:table-row>
        <table:table-row table:style-name="ro1">
          <table:table-cell table:style-name="ce152" office:value-type="string" calcext:value-type="string">
            <text:p>Impasse des Tourmalines</text:p>
          </table:table-cell>
          <table:table-cell table:style-name="ce152"/>
          <table:table-cell table:number-columns-repeated="8"/>
        </table:table-row>
        <table:table-row table:style-name="ro1">
          <table:table-cell table:style-name="ce152" office:value-type="string" calcext:value-type="string">
            <text:p>Impasse des Vendanges</text:p>
          </table:table-cell>
          <table:table-cell table:style-name="ce152"/>
          <table:table-cell table:number-columns-repeated="8"/>
        </table:table-row>
        <table:table-row table:style-name="ro1">
          <table:table-cell table:style-name="ce152" office:value-type="string" calcext:value-type="string">
            <text:p>Impasse des Venettes</text:p>
          </table:table-cell>
          <table:table-cell table:style-name="ce152"/>
          <table:table-cell table:number-columns-repeated="8"/>
        </table:table-row>
        <table:table-row table:style-name="ro1">
          <table:table-cell table:style-name="ce152" office:value-type="string" calcext:value-type="string">
            <text:p>Impasse des Vieux Gréements</text:p>
          </table:table-cell>
          <table:table-cell table:style-name="ce152"/>
          <table:table-cell table:number-columns-repeated="8"/>
        </table:table-row>
        <table:table-row table:style-name="ro1">
          <table:table-cell table:style-name="ce152" office:value-type="string" calcext:value-type="string">
            <text:p>Impasse des Vignes du Bourg</text:p>
          </table:table-cell>
          <table:table-cell table:style-name="ce152"/>
          <table:table-cell table:number-columns-repeated="8"/>
        </table:table-row>
        <table:table-row table:style-name="ro1">
          <table:table-cell table:style-name="ce152" office:value-type="string" calcext:value-type="string">
            <text:p>Impasse Desgrée du Lou</text:p>
          </table:table-cell>
          <table:table-cell table:style-name="ce152"/>
          <table:table-cell table:number-columns-repeated="8"/>
        </table:table-row>
        <table:table-row table:style-name="ro1">
          <table:table-cell table:style-name="ce152" office:value-type="string" calcext:value-type="string">
            <text:p>Impasse Docteur Sourisse</text:p>
          </table:table-cell>
          <table:table-cell table:style-name="ce152"/>
          <table:table-cell table:number-columns-repeated="8"/>
        </table:table-row>
        <table:table-row table:style-name="ro1">
          <table:table-cell table:style-name="ce152" office:value-type="string" calcext:value-type="string">
            <text:p>Impasse du Belem</text:p>
          </table:table-cell>
          <table:table-cell table:style-name="ce152"/>
          <table:table-cell table:number-columns-repeated="8"/>
        </table:table-row>
        <table:table-row table:style-name="ro1">
          <table:table-cell table:style-name="ce152" office:value-type="string" calcext:value-type="string">
            <text:p>Impasse du Bois de Barre</text:p>
          </table:table-cell>
          <table:table-cell table:style-name="ce152"/>
          <table:table-cell table:number-columns-repeated="8"/>
        </table:table-row>
        <table:table-row table:style-name="ro1">
          <table:table-cell table:style-name="ce152" office:value-type="string" calcext:value-type="string">
            <text:p>Impasse du Bois de l'Amande</text:p>
          </table:table-cell>
          <table:table-cell table:style-name="ce152"/>
          <table:table-cell table:number-columns-repeated="8"/>
        </table:table-row>
        <table:table-row table:style-name="ro1">
          <table:table-cell table:style-name="ce152" office:value-type="string" calcext:value-type="string">
            <text:p>Impasse du Bois Hercé</text:p>
          </table:table-cell>
          <table:table-cell table:style-name="ce152"/>
          <table:table-cell table:number-columns-repeated="8"/>
        </table:table-row>
        <table:table-row table:style-name="ro1">
          <table:table-cell table:style-name="ce152" office:value-type="string" calcext:value-type="string">
            <text:p>Impasse du Chalet de la Marrière</text:p>
          </table:table-cell>
          <table:table-cell table:style-name="ce152"/>
          <table:table-cell table:number-columns-repeated="8"/>
        </table:table-row>
        <table:table-row table:style-name="ro1">
          <table:table-cell table:style-name="ce152" office:value-type="string" calcext:value-type="string">
            <text:p>Impasse du Clair Matin</text:p>
          </table:table-cell>
          <table:table-cell table:style-name="ce152"/>
          <table:table-cell table:number-columns-repeated="8"/>
        </table:table-row>
        <table:table-row table:style-name="ro1">
          <table:table-cell table:style-name="ce152" office:value-type="string" calcext:value-type="string">
            <text:p>Impasse du Cloître</text:p>
          </table:table-cell>
          <table:table-cell table:style-name="ce152"/>
          <table:table-cell table:number-columns-repeated="8"/>
        </table:table-row>
        <table:table-row table:style-name="ro1">
          <table:table-cell table:style-name="ce152" office:value-type="string" calcext:value-type="string">
            <text:p>Impasse du Clos Adam</text:p>
          </table:table-cell>
          <table:table-cell table:style-name="ce152"/>
          <table:table-cell table:number-columns-repeated="8"/>
        </table:table-row>
        <table:table-row table:style-name="ro1">
          <table:table-cell table:style-name="ce152" office:value-type="string" calcext:value-type="string">
            <text:p>Impasse du Croisic</text:p>
          </table:table-cell>
          <table:table-cell table:style-name="ce152"/>
          <table:table-cell table:number-columns-repeated="8"/>
        </table:table-row>
        <table:table-row table:style-name="ro1">
          <table:table-cell table:style-name="ce152" office:value-type="string" calcext:value-type="string">
            <text:p>Impasse du Graal</text:p>
          </table:table-cell>
          <table:table-cell table:style-name="ce152"/>
          <table:table-cell table:number-columns-repeated="8"/>
        </table:table-row>
        <table:table-row table:style-name="ro1">
          <table:table-cell table:style-name="ce152" office:value-type="string" calcext:value-type="string">
            <text:p>Impasse du Laricio</text:p>
          </table:table-cell>
          <table:table-cell table:style-name="ce152"/>
          <table:table-cell table:number-columns-repeated="8"/>
        </table:table-row>
        <table:table-row table:style-name="ro1">
          <table:table-cell table:style-name="ce152" office:value-type="string" calcext:value-type="string">
            <text:p>Impasse du Maillé Brézé</text:p>
          </table:table-cell>
          <table:table-cell table:style-name="ce152"/>
          <table:table-cell table:number-columns-repeated="8"/>
        </table:table-row>
        <table:table-row table:style-name="ro1">
          <table:table-cell table:style-name="ce152" office:value-type="string" calcext:value-type="string">
            <text:p>Impasse du Menuet</text:p>
          </table:table-cell>
          <table:table-cell table:style-name="ce152"/>
          <table:table-cell table:number-columns-repeated="8"/>
        </table:table-row>
        <table:table-row table:style-name="ro1">
          <table:table-cell table:style-name="ce152" office:value-type="string" calcext:value-type="string">
            <text:p>Impasse du Parc d'Armorique</text:p>
          </table:table-cell>
          <table:table-cell table:style-name="ce152"/>
          <table:table-cell table:number-columns-repeated="8"/>
        </table:table-row>
        <table:table-row table:style-name="ro1">
          <table:table-cell table:style-name="ce152" office:value-type="string" calcext:value-type="string">
            <text:p>Impasse du Petit Chatelier</text:p>
          </table:table-cell>
          <table:table-cell table:style-name="ce152"/>
          <table:table-cell table:number-columns-repeated="8"/>
        </table:table-row>
        <table:table-row table:style-name="ro1">
          <table:table-cell table:style-name="ce152" office:value-type="string" calcext:value-type="string">
            <text:p>Impasse du Sanitat</text:p>
          </table:table-cell>
          <table:table-cell table:style-name="ce152"/>
          <table:table-cell table:number-columns-repeated="8"/>
        </table:table-row>
        <table:table-row table:style-name="ro1">
          <table:table-cell table:style-name="ce152" office:value-type="string" calcext:value-type="string">
            <text:p>Impasse du Stade</text:p>
          </table:table-cell>
          <table:table-cell table:style-name="ce152"/>
          <table:table-cell table:number-columns-repeated="8"/>
        </table:table-row>
        <table:table-row table:style-name="ro1">
          <table:table-cell table:style-name="ce152" office:value-type="string" calcext:value-type="string">
            <text:p>Impasse du Val de Sèvre</text:p>
          </table:table-cell>
          <table:table-cell table:style-name="ce152"/>
          <table:table-cell table:number-columns-repeated="8"/>
        </table:table-row>
        <table:table-row table:style-name="ro1">
          <table:table-cell table:style-name="ce152" office:value-type="string" calcext:value-type="string">
            <text:p>Impasse du Vivier</text:p>
          </table:table-cell>
          <table:table-cell table:style-name="ce152"/>
          <table:table-cell table:number-columns-repeated="8"/>
        </table:table-row>
        <table:table-row table:style-name="ro1">
          <table:table-cell table:style-name="ce152" office:value-type="string" calcext:value-type="string">
            <text:p>Impasse Dupleix</text:p>
          </table:table-cell>
          <table:table-cell table:style-name="ce152"/>
          <table:table-cell table:number-columns-repeated="8"/>
        </table:table-row>
        <table:table-row table:style-name="ro1">
          <table:table-cell table:style-name="ce152" office:value-type="string" calcext:value-type="string">
            <text:p>Impasse Emile Cossé</text:p>
          </table:table-cell>
          <table:table-cell table:style-name="ce152"/>
          <table:table-cell table:number-columns-repeated="8"/>
        </table:table-row>
        <table:table-row table:style-name="ro1">
          <table:table-cell table:style-name="ce152" office:value-type="string" calcext:value-type="string">
            <text:p>Impasse Emile Zola</text:p>
          </table:table-cell>
          <table:table-cell table:style-name="ce152"/>
          <table:table-cell table:number-columns-repeated="8"/>
        </table:table-row>
        <table:table-row table:style-name="ro1">
          <table:table-cell table:style-name="ce152" office:value-type="string" calcext:value-type="string">
            <text:p>Impasse Erik Satie</text:p>
          </table:table-cell>
          <table:table-cell table:style-name="ce152"/>
          <table:table-cell table:number-columns-repeated="8"/>
        </table:table-row>
        <table:table-row table:style-name="ro1">
          <table:table-cell table:style-name="ce152" office:value-type="string" calcext:value-type="string">
            <text:p>Impasse Esteban</text:p>
          </table:table-cell>
          <table:table-cell table:style-name="ce152"/>
          <table:table-cell table:number-columns-repeated="8"/>
        </table:table-row>
        <table:table-row table:style-name="ro1">
          <table:table-cell table:style-name="ce152" office:value-type="string" calcext:value-type="string">
            <text:p>Impasse Ferdinand Arnodin</text:p>
          </table:table-cell>
          <table:table-cell table:style-name="ce152"/>
          <table:table-cell table:number-columns-repeated="8"/>
        </table:table-row>
        <table:table-row table:style-name="ro1">
          <table:table-cell table:style-name="ce152" office:value-type="string" calcext:value-type="string">
            <text:p>Impasse Fraboulet</text:p>
          </table:table-cell>
          <table:table-cell table:style-name="ce152"/>
          <table:table-cell table:number-columns-repeated="8"/>
        </table:table-row>
        <table:table-row table:style-name="ro1">
          <table:table-cell table:style-name="ce152" office:value-type="string" calcext:value-type="string">
            <text:p>Impasse Frère Maurice Chotard</text:p>
          </table:table-cell>
          <table:table-cell table:style-name="ce152"/>
          <table:table-cell table:number-columns-repeated="8"/>
        </table:table-row>
        <table:table-row table:style-name="ro1">
          <table:table-cell table:style-name="ce152" office:value-type="string" calcext:value-type="string">
            <text:p>Impasse Furet</text:p>
          </table:table-cell>
          <table:table-cell table:style-name="ce152"/>
          <table:table-cell table:number-columns-repeated="8"/>
        </table:table-row>
        <table:table-row table:style-name="ro1">
          <table:table-cell table:style-name="ce152" office:value-type="string" calcext:value-type="string">
            <text:p>Impasse Gadebois</text:p>
          </table:table-cell>
          <table:table-cell table:style-name="ce152"/>
          <table:table-cell table:number-columns-repeated="8"/>
        </table:table-row>
        <table:table-row table:style-name="ro1">
          <table:table-cell table:style-name="ce152" office:value-type="string" calcext:value-type="string">
            <text:p>Impasse Gautier</text:p>
          </table:table-cell>
          <table:table-cell table:style-name="ce152"/>
          <table:table-cell table:number-columns-repeated="8"/>
        </table:table-row>
        <table:table-row table:style-name="ro1">
          <table:table-cell table:style-name="ce152" office:value-type="string" calcext:value-type="string">
            <text:p>Impasse Grillaud</text:p>
          </table:table-cell>
          <table:table-cell table:style-name="ce152"/>
          <table:table-cell table:number-columns-repeated="8"/>
        </table:table-row>
        <table:table-row table:style-name="ro1">
          <table:table-cell table:style-name="ce152" office:value-type="string" calcext:value-type="string">
            <text:p>Impasse Guillemet</text:p>
          </table:table-cell>
          <table:table-cell table:style-name="ce152"/>
          <table:table-cell table:number-columns-repeated="8"/>
        </table:table-row>
        <table:table-row table:style-name="ro1">
          <table:table-cell table:style-name="ce152" office:value-type="string" calcext:value-type="string">
            <text:p>Impasse Guston</text:p>
          </table:table-cell>
          <table:table-cell table:style-name="ce152"/>
          <table:table-cell table:number-columns-repeated="8"/>
        </table:table-row>
        <table:table-row table:style-name="ro1">
          <table:table-cell table:style-name="ce152" office:value-type="string" calcext:value-type="string">
            <text:p>Impasse Halgan</text:p>
          </table:table-cell>
          <table:table-cell table:style-name="ce152"/>
          <table:table-cell table:number-columns-repeated="8"/>
        </table:table-row>
        <table:table-row table:style-name="ro1">
          <table:table-cell table:style-name="ce152" office:value-type="string" calcext:value-type="string">
            <text:p>Impasse Hallereau</text:p>
          </table:table-cell>
          <table:table-cell table:style-name="ce152"/>
          <table:table-cell table:number-columns-repeated="8"/>
        </table:table-row>
        <table:table-row table:style-name="ro1">
          <table:table-cell table:style-name="ce152" office:value-type="string" calcext:value-type="string">
            <text:p>Impasse Haute de la Marrière</text:p>
          </table:table-cell>
          <table:table-cell table:style-name="ce152"/>
          <table:table-cell table:number-columns-repeated="8"/>
        </table:table-row>
        <table:table-row table:style-name="ro1">
          <table:table-cell table:style-name="ce152" office:value-type="string" calcext:value-type="string">
            <text:p>Impasse Henri Cliquet Pleyel</text:p>
          </table:table-cell>
          <table:table-cell table:style-name="ce152"/>
          <table:table-cell table:number-columns-repeated="8"/>
        </table:table-row>
        <table:table-row table:style-name="ro1">
          <table:table-cell table:style-name="ce152" office:value-type="string" calcext:value-type="string">
            <text:p>Impasse Henri Dunant</text:p>
          </table:table-cell>
          <table:table-cell table:style-name="ce152"/>
          <table:table-cell table:number-columns-repeated="8"/>
        </table:table-row>
        <table:table-row table:style-name="ro1">
          <table:table-cell table:style-name="ce152" office:value-type="string" calcext:value-type="string">
            <text:p>Impasse Henri Jahan</text:p>
          </table:table-cell>
          <table:table-cell table:style-name="ce152"/>
          <table:table-cell table:number-columns-repeated="8"/>
        </table:table-row>
        <table:table-row table:style-name="ro1">
          <table:table-cell table:style-name="ce152" office:value-type="string" calcext:value-type="string">
            <text:p>Impasse Ile de Molène</text:p>
          </table:table-cell>
          <table:table-cell table:style-name="ce152"/>
          <table:table-cell table:number-columns-repeated="8"/>
        </table:table-row>
        <table:table-row table:style-name="ro1">
          <table:table-cell table:style-name="ce152" office:value-type="string" calcext:value-type="string">
            <text:p>Impasse Jacquet</text:p>
          </table:table-cell>
          <table:table-cell table:style-name="ce152"/>
          <table:table-cell table:number-columns-repeated="8"/>
        </table:table-row>
        <table:table-row table:style-name="ro1">
          <table:table-cell table:style-name="ce152" office:value-type="string" calcext:value-type="string">
            <text:p>Impasse Jean Carmet</text:p>
          </table:table-cell>
          <table:table-cell table:style-name="ce152"/>
          <table:table-cell table:number-columns-repeated="8"/>
        </table:table-row>
        <table:table-row table:style-name="ro1">
          <table:table-cell table:style-name="ce152" office:value-type="string" calcext:value-type="string">
            <text:p>Impasse Jean Marie Mustière</text:p>
          </table:table-cell>
          <table:table-cell table:style-name="ce152"/>
          <table:table-cell table:number-columns-repeated="8"/>
        </table:table-row>
        <table:table-row table:style-name="ro1">
          <table:table-cell table:style-name="ce152" office:value-type="string" calcext:value-type="string">
            <text:p>Impasse Joseph Marie Fourage</text:p>
          </table:table-cell>
          <table:table-cell table:style-name="ce152"/>
          <table:table-cell table:number-columns-repeated="8"/>
        </table:table-row>
        <table:table-row table:style-name="ro1">
          <table:table-cell table:style-name="ce152" office:value-type="string" calcext:value-type="string">
            <text:p>Impasse Joseph Peignon</text:p>
          </table:table-cell>
          <table:table-cell table:style-name="ce152"/>
          <table:table-cell table:number-columns-repeated="8"/>
        </table:table-row>
        <table:table-row table:style-name="ro1">
          <table:table-cell table:style-name="ce152" office:value-type="string" calcext:value-type="string">
            <text:p>Impasse Jules Simon</text:p>
          </table:table-cell>
          <table:table-cell table:style-name="ce152"/>
          <table:table-cell table:number-columns-repeated="8"/>
        </table:table-row>
        <table:table-row table:style-name="ro1">
          <table:table-cell table:style-name="ce152" office:value-type="string" calcext:value-type="string">
            <text:p>Impasse Julien</text:p>
          </table:table-cell>
          <table:table-cell table:style-name="ce152"/>
          <table:table-cell table:number-columns-repeated="8"/>
        </table:table-row>
        <table:table-row table:style-name="ro1">
          <table:table-cell table:style-name="ce152" office:value-type="string" calcext:value-type="string">
            <text:p>Impasse Juton</text:p>
          </table:table-cell>
          <table:table-cell table:style-name="ce152"/>
          <table:table-cell table:number-columns-repeated="8"/>
        </table:table-row>
        <table:table-row table:style-name="ro1">
          <table:table-cell table:style-name="ce152" office:value-type="string" calcext:value-type="string">
            <text:p>Impasse Kastell Dour</text:p>
          </table:table-cell>
          <table:table-cell table:style-name="ce152"/>
          <table:table-cell table:number-columns-repeated="8"/>
        </table:table-row>
        <table:table-row table:style-name="ro1">
          <table:table-cell table:style-name="ce152" office:value-type="string" calcext:value-type="string">
            <text:p>Impasse Labbé</text:p>
          </table:table-cell>
          <table:table-cell table:style-name="ce152"/>
          <table:table-cell table:number-columns-repeated="8"/>
        </table:table-row>
        <table:table-row table:style-name="ro1">
          <table:table-cell table:style-name="ce152" office:value-type="string" calcext:value-type="string">
            <text:p>Impasse Lalande</text:p>
          </table:table-cell>
          <table:table-cell table:style-name="ce152"/>
          <table:table-cell table:number-columns-repeated="8"/>
        </table:table-row>
        <table:table-row table:style-name="ro1">
          <table:table-cell table:style-name="ce152" office:value-type="string" calcext:value-type="string">
            <text:p>Impasse le Bigot</text:p>
          </table:table-cell>
          <table:table-cell table:style-name="ce152"/>
          <table:table-cell table:number-columns-repeated="8"/>
        </table:table-row>
        <table:table-row table:style-name="ro1">
          <table:table-cell table:style-name="ce152" office:value-type="string" calcext:value-type="string">
            <text:p>Impasse le Globe</text:p>
          </table:table-cell>
          <table:table-cell table:style-name="ce152"/>
          <table:table-cell table:number-columns-repeated="8"/>
        </table:table-row>
        <table:table-row table:style-name="ro1">
          <table:table-cell table:style-name="ce152" office:value-type="string" calcext:value-type="string">
            <text:p>Impasse le Mintier</text:p>
          </table:table-cell>
          <table:table-cell table:style-name="ce152"/>
          <table:table-cell table:number-columns-repeated="8"/>
        </table:table-row>
        <table:table-row table:style-name="ro1">
          <table:table-cell table:style-name="ce152" office:value-type="string" calcext:value-type="string">
            <text:p>Impasse Lemercier</text:p>
          </table:table-cell>
          <table:table-cell table:style-name="ce152"/>
          <table:table-cell table:number-columns-repeated="8"/>
        </table:table-row>
        <table:table-row table:style-name="ro1">
          <table:table-cell table:style-name="ce152" office:value-type="string" calcext:value-type="string">
            <text:p>Impasse Limonier</text:p>
          </table:table-cell>
          <table:table-cell table:style-name="ce152"/>
          <table:table-cell table:number-columns-repeated="8"/>
        </table:table-row>
        <table:table-row table:style-name="ro1">
          <table:table-cell table:style-name="ce152" office:value-type="string" calcext:value-type="string">
            <text:p>Impasse Losquettant</text:p>
          </table:table-cell>
          <table:table-cell table:style-name="ce152"/>
          <table:table-cell table:number-columns-repeated="8"/>
        </table:table-row>
        <table:table-row table:style-name="ro1">
          <table:table-cell table:style-name="ce152" office:value-type="string" calcext:value-type="string">
            <text:p>Impasse Lostys</text:p>
          </table:table-cell>
          <table:table-cell table:style-name="ce152"/>
          <table:table-cell table:number-columns-repeated="8"/>
        </table:table-row>
        <table:table-row table:style-name="ro1">
          <table:table-cell table:style-name="ce152" office:value-type="string" calcext:value-type="string">
            <text:p>Impasse Madame</text:p>
          </table:table-cell>
          <table:table-cell table:style-name="ce152"/>
          <table:table-cell table:number-columns-repeated="8"/>
        </table:table-row>
        <table:table-row table:style-name="ro1">
          <table:table-cell table:style-name="ce152" office:value-type="string" calcext:value-type="string">
            <text:p>Impasse Maillard</text:p>
          </table:table-cell>
          <table:table-cell table:style-name="ce152"/>
          <table:table-cell table:number-columns-repeated="8"/>
        </table:table-row>
        <table:table-row table:style-name="ro1">
          <table:table-cell table:style-name="ce152" office:value-type="string" calcext:value-type="string">
            <text:p>Impasse Marcel Schwob</text:p>
          </table:table-cell>
          <table:table-cell table:style-name="ce152"/>
          <table:table-cell table:number-columns-repeated="8"/>
        </table:table-row>
        <table:table-row table:style-name="ro1">
          <table:table-cell table:style-name="ce152" office:value-type="string" calcext:value-type="string">
            <text:p>Impasse Marmontel</text:p>
          </table:table-cell>
          <table:table-cell table:style-name="ce152"/>
          <table:table-cell table:number-columns-repeated="8"/>
        </table:table-row>
        <table:table-row table:style-name="ro1">
          <table:table-cell table:style-name="ce152" office:value-type="string" calcext:value-type="string">
            <text:p>Impasse Maryse Bastie</text:p>
          </table:table-cell>
          <table:table-cell table:style-name="ce152"/>
          <table:table-cell table:number-columns-repeated="8"/>
        </table:table-row>
        <table:table-row table:style-name="ro1">
          <table:table-cell table:style-name="ce152" office:value-type="string" calcext:value-type="string">
            <text:p>Impasse Modot</text:p>
          </table:table-cell>
          <table:table-cell table:style-name="ce152"/>
          <table:table-cell table:number-columns-repeated="8"/>
        </table:table-row>
        <table:table-row table:style-name="ro1">
          <table:table-cell table:style-name="ce152" office:value-type="string" calcext:value-type="string">
            <text:p>Impasse Monte Au Ciel</text:p>
          </table:table-cell>
          <table:table-cell table:style-name="ce152"/>
          <table:table-cell table:number-columns-repeated="8"/>
        </table:table-row>
        <table:table-row table:style-name="ro1">
          <table:table-cell table:style-name="ce152" office:value-type="string" calcext:value-type="string">
            <text:p>Impasse Morand</text:p>
          </table:table-cell>
          <table:table-cell table:style-name="ce152"/>
          <table:table-cell table:number-columns-repeated="8"/>
        </table:table-row>
        <table:table-row table:style-name="ro1">
          <table:table-cell table:style-name="ce152" office:value-type="string" calcext:value-type="string">
            <text:p>Impasse Morane</text:p>
          </table:table-cell>
          <table:table-cell table:style-name="ce152"/>
          <table:table-cell table:number-columns-repeated="8"/>
        </table:table-row>
        <table:table-row table:style-name="ro1">
          <table:table-cell table:style-name="ce152" office:value-type="string" calcext:value-type="string">
            <text:p>Impasse Nicolas</text:p>
          </table:table-cell>
          <table:table-cell table:style-name="ce152"/>
          <table:table-cell table:number-columns-repeated="8"/>
        </table:table-row>
        <table:table-row table:style-name="ro1">
          <table:table-cell table:style-name="ce152" office:value-type="string" calcext:value-type="string">
            <text:p>Impasse Palatine</text:p>
          </table:table-cell>
          <table:table-cell table:style-name="ce152"/>
          <table:table-cell table:number-columns-repeated="8"/>
        </table:table-row>
        <table:table-row table:style-name="ro1">
          <table:table-cell table:style-name="ce152" office:value-type="string" calcext:value-type="string">
            <text:p>Impasse Parmentier</text:p>
          </table:table-cell>
          <table:table-cell table:style-name="ce152"/>
          <table:table-cell table:number-columns-repeated="8"/>
        </table:table-row>
        <table:table-row table:style-name="ro1">
          <table:table-cell table:style-name="ce152" office:value-type="string" calcext:value-type="string">
            <text:p>Impasse Paul-Emile Victor</text:p>
          </table:table-cell>
          <table:table-cell table:style-name="ce152"/>
          <table:table-cell table:number-columns-repeated="8"/>
        </table:table-row>
        <table:table-row table:style-name="ro1">
          <table:table-cell table:style-name="ce152" office:value-type="string" calcext:value-type="string">
            <text:p>Impasse Pauvert</text:p>
          </table:table-cell>
          <table:table-cell table:style-name="ce152"/>
          <table:table-cell table:number-columns-repeated="8"/>
        </table:table-row>
        <table:table-row table:style-name="ro1">
          <table:table-cell table:style-name="ce152" office:value-type="string" calcext:value-type="string">
            <text:p>Impasse Péneau</text:p>
          </table:table-cell>
          <table:table-cell table:style-name="ce152"/>
          <table:table-cell table:number-columns-repeated="8"/>
        </table:table-row>
        <table:table-row table:style-name="ro1">
          <table:table-cell table:style-name="ce152" office:value-type="string" calcext:value-type="string">
            <text:p>Impasse Perceval</text:p>
          </table:table-cell>
          <table:table-cell table:style-name="ce152"/>
          <table:table-cell table:number-columns-repeated="8"/>
        </table:table-row>
        <table:table-row table:style-name="ro1">
          <table:table-cell table:style-name="ce152" office:value-type="string" calcext:value-type="string">
            <text:p>Impasse Philibert</text:p>
          </table:table-cell>
          <table:table-cell table:style-name="ce152"/>
          <table:table-cell table:number-columns-repeated="8"/>
        </table:table-row>
        <table:table-row table:style-name="ro1">
          <table:table-cell table:style-name="ce152" office:value-type="string" calcext:value-type="string">
            <text:p>Impasse Pierre Teilhard De Chardin</text:p>
          </table:table-cell>
          <table:table-cell table:style-name="ce152"/>
          <table:table-cell table:number-columns-repeated="8"/>
        </table:table-row>
        <table:table-row table:style-name="ro1">
          <table:table-cell table:style-name="ce152" office:value-type="string" calcext:value-type="string">
            <text:p>Impasse Raphaël</text:p>
          </table:table-cell>
          <table:table-cell table:style-name="ce152"/>
          <table:table-cell table:number-columns-repeated="8"/>
        </table:table-row>
        <table:table-row table:style-name="ro1">
          <table:table-cell table:style-name="ce152" office:value-type="string" calcext:value-type="string">
            <text:p>Impasse René Char</text:p>
          </table:table-cell>
          <table:table-cell table:style-name="ce152"/>
          <table:table-cell table:number-columns-repeated="8"/>
        </table:table-row>
        <table:table-row table:style-name="ro1">
          <table:table-cell table:style-name="ce152" office:value-type="string" calcext:value-type="string">
            <text:p>Impasse Richeux</text:p>
          </table:table-cell>
          <table:table-cell table:style-name="ce152"/>
          <table:table-cell table:number-columns-repeated="8"/>
        </table:table-row>
        <table:table-row table:style-name="ro1">
          <table:table-cell table:style-name="ce152" office:value-type="string" calcext:value-type="string">
            <text:p>Impasse Saint Charles</text:p>
          </table:table-cell>
          <table:table-cell table:style-name="ce152"/>
          <table:table-cell table:number-columns-repeated="8"/>
        </table:table-row>
        <table:table-row table:style-name="ro1">
          <table:table-cell table:style-name="ce152" office:value-type="string" calcext:value-type="string">
            <text:p>Impasse Saint Clément</text:p>
          </table:table-cell>
          <table:table-cell table:style-name="ce152"/>
          <table:table-cell table:number-columns-repeated="8"/>
        </table:table-row>
        <table:table-row table:style-name="ro1">
          <table:table-cell table:style-name="ce152" office:value-type="string" calcext:value-type="string">
            <text:p>Impasse Saint François</text:p>
          </table:table-cell>
          <table:table-cell table:style-name="ce152"/>
          <table:table-cell table:number-columns-repeated="8"/>
        </table:table-row>
        <table:table-row table:style-name="ro1">
          <table:table-cell table:style-name="ce152" office:value-type="string" calcext:value-type="string">
            <text:p>Impasse Saint Laurent</text:p>
          </table:table-cell>
          <table:table-cell table:style-name="ce152"/>
          <table:table-cell table:number-columns-repeated="8"/>
        </table:table-row>
        <table:table-row table:style-name="ro1">
          <table:table-cell table:style-name="ce152" office:value-type="string" calcext:value-type="string">
            <text:p>Impasse Saint Stanislas</text:p>
          </table:table-cell>
          <table:table-cell table:style-name="ce152"/>
          <table:table-cell table:number-columns-repeated="8"/>
        </table:table-row>
        <table:table-row table:style-name="ro1">
          <table:table-cell table:style-name="ce152" office:value-type="string" calcext:value-type="string">
            <text:p>Impasse Sainte Pélagie</text:p>
          </table:table-cell>
          <table:table-cell table:style-name="ce152"/>
          <table:table-cell table:number-columns-repeated="8"/>
        </table:table-row>
        <table:table-row table:style-name="ro1">
          <table:table-cell table:style-name="ce152" office:value-type="string" calcext:value-type="string">
            <text:p>Impasse Saulnier</text:p>
          </table:table-cell>
          <table:table-cell table:style-name="ce152"/>
          <table:table-cell table:number-columns-repeated="8"/>
        </table:table-row>
        <table:table-row table:style-name="ro1">
          <table:table-cell table:style-name="ce152" office:value-type="string" calcext:value-type="string">
            <text:p>Impasse Tivoli</text:p>
          </table:table-cell>
          <table:table-cell table:style-name="ce152"/>
          <table:table-cell table:number-columns-repeated="8"/>
        </table:table-row>
        <table:table-row table:style-name="ro1">
          <table:table-cell table:style-name="ce152" office:value-type="string" calcext:value-type="string">
            <text:p>Impasse Ushuaïa</text:p>
          </table:table-cell>
          <table:table-cell table:style-name="ce152"/>
          <table:table-cell table:number-columns-repeated="8"/>
        </table:table-row>
        <table:table-row table:style-name="ro1">
          <table:table-cell table:style-name="ce152" office:value-type="string" calcext:value-type="string">
            <text:p>Impasse Vignole</text:p>
          </table:table-cell>
          <table:table-cell table:style-name="ce152"/>
          <table:table-cell table:number-columns-repeated="8"/>
        </table:table-row>
        <table:table-row table:style-name="ro1">
          <table:table-cell table:style-name="ce152" office:value-type="string" calcext:value-type="string">
            <text:p>Impasse Xavier Grall</text:p>
          </table:table-cell>
          <table:table-cell table:style-name="ce152"/>
          <table:table-cell table:number-columns-repeated="8"/>
        </table:table-row>
        <table:table-row table:style-name="ro1">
          <table:table-cell table:style-name="ce152" office:value-type="string" calcext:value-type="string">
            <text:p>Jardin des 4 Jeudis</text:p>
          </table:table-cell>
          <table:table-cell table:style-name="ce152"/>
          <table:table-cell table:number-columns-repeated="8"/>
        </table:table-row>
        <table:table-row table:style-name="ro1">
          <table:table-cell table:style-name="ce152" office:value-type="string" calcext:value-type="string">
            <text:p>Jardin des Farfadets</text:p>
          </table:table-cell>
          <table:table-cell table:style-name="ce152"/>
          <table:table-cell table:number-columns-repeated="8"/>
        </table:table-row>
        <table:table-row table:style-name="ro1">
          <table:table-cell table:style-name="ce152" office:value-type="string" calcext:value-type="string">
            <text:p>Levée de Sèvre</text:p>
          </table:table-cell>
          <table:table-cell table:style-name="ce152"/>
          <table:table-cell table:number-columns-repeated="8"/>
        </table:table-row>
        <table:table-row table:style-name="ro1">
          <table:table-cell table:style-name="ce152" office:value-type="string" calcext:value-type="string">
            <text:p>Mail André Breton</text:p>
          </table:table-cell>
          <table:table-cell table:style-name="ce152"/>
          <table:table-cell table:number-columns-repeated="8"/>
        </table:table-row>
        <table:table-row table:style-name="ro1">
          <table:table-cell table:style-name="ce152" office:value-type="string" calcext:value-type="string">
            <text:p>Mail de Landivisiau</text:p>
          </table:table-cell>
          <table:table-cell table:style-name="ce152"/>
          <table:table-cell table:number-columns-repeated="8"/>
        </table:table-row>
        <table:table-row table:style-name="ro1">
          <table:table-cell table:style-name="ce152" office:value-type="string" calcext:value-type="string">
            <text:p>Mail de Rufisque</text:p>
          </table:table-cell>
          <table:table-cell table:style-name="ce152"/>
          <table:table-cell table:number-columns-repeated="8"/>
        </table:table-row>
        <table:table-row table:style-name="ro1">
          <table:table-cell table:style-name="ce152" office:value-type="string" calcext:value-type="string">
            <text:p>Mail des Chantiers</text:p>
          </table:table-cell>
          <table:table-cell table:style-name="ce152"/>
          <table:table-cell table:number-columns-repeated="8"/>
        </table:table-row>
        <table:table-row table:style-name="ro1">
          <table:table-cell table:style-name="ce152" office:value-type="string" calcext:value-type="string">
            <text:p>Mail du Front Populaire</text:p>
          </table:table-cell>
          <table:table-cell table:style-name="ce152"/>
          <table:table-cell table:number-columns-repeated="8"/>
        </table:table-row>
        <table:table-row table:style-name="ro1">
          <table:table-cell table:style-name="ce152" office:value-type="string" calcext:value-type="string">
            <text:p>Mail Haroun Tazieff</text:p>
          </table:table-cell>
          <table:table-cell table:style-name="ce152"/>
          <table:table-cell table:number-columns-repeated="8"/>
        </table:table-row>
        <table:table-row table:style-name="ro1">
          <table:table-cell table:style-name="ce152" office:value-type="string" calcext:value-type="string">
            <text:p>Mail Pablo Picasso</text:p>
          </table:table-cell>
          <table:table-cell table:style-name="ce152"/>
          <table:table-cell table:number-columns-repeated="8"/>
        </table:table-row>
        <table:table-row table:style-name="ro1">
          <table:table-cell table:style-name="ce152" office:value-type="string" calcext:value-type="string">
            <text:p>Nouvelle Impasse des Salorges</text:p>
          </table:table-cell>
          <table:table-cell table:style-name="ce152"/>
          <table:table-cell table:number-columns-repeated="8"/>
        </table:table-row>
        <table:table-row table:style-name="ro1">
          <table:table-cell table:style-name="ce152" office:value-type="string" calcext:value-type="string">
            <text:p>Parvis Neptune</text:p>
          </table:table-cell>
          <table:table-cell table:style-name="ce152"/>
          <table:table-cell table:number-columns-repeated="8"/>
        </table:table-row>
        <table:table-row table:style-name="ro1">
          <table:table-cell table:style-name="ce152" office:value-type="string" calcext:value-type="string">
            <text:p>Passage Alvar Aalto</text:p>
          </table:table-cell>
          <table:table-cell table:style-name="ce152"/>
          <table:table-cell table:number-columns-repeated="8"/>
        </table:table-row>
        <table:table-row table:style-name="ro1">
          <table:table-cell table:style-name="ce152" office:value-type="string" calcext:value-type="string">
            <text:p>Passage André Crétaux</text:p>
          </table:table-cell>
          <table:table-cell table:style-name="ce152"/>
          <table:table-cell table:number-columns-repeated="8"/>
        </table:table-row>
        <table:table-row table:style-name="ro1">
          <table:table-cell table:style-name="ce152" office:value-type="string" calcext:value-type="string">
            <text:p>Passage Bernard</text:p>
          </table:table-cell>
          <table:table-cell table:style-name="ce152"/>
          <table:table-cell table:number-columns-repeated="8"/>
        </table:table-row>
        <table:table-row table:style-name="ro1">
          <table:table-cell table:style-name="ce152" office:value-type="string" calcext:value-type="string">
            <text:p>Passage Berthault</text:p>
          </table:table-cell>
          <table:table-cell table:style-name="ce152"/>
          <table:table-cell table:number-columns-repeated="8"/>
        </table:table-row>
        <table:table-row table:style-name="ro1">
          <table:table-cell table:style-name="ce152" office:value-type="string" calcext:value-type="string">
            <text:p>Passage Bouchaud</text:p>
          </table:table-cell>
          <table:table-cell table:style-name="ce152"/>
          <table:table-cell table:number-columns-repeated="8"/>
        </table:table-row>
        <table:table-row table:style-name="ro1">
          <table:table-cell table:style-name="ce152" office:value-type="string" calcext:value-type="string">
            <text:p>Passage Bourbaki</text:p>
          </table:table-cell>
          <table:table-cell table:style-name="ce152"/>
          <table:table-cell table:number-columns-repeated="8"/>
        </table:table-row>
        <table:table-row table:style-name="ro1">
          <table:table-cell table:style-name="ce152" office:value-type="string" calcext:value-type="string">
            <text:p>Passage Cambrai</text:p>
          </table:table-cell>
          <table:table-cell table:style-name="ce152"/>
          <table:table-cell table:number-columns-repeated="8"/>
        </table:table-row>
        <table:table-row table:style-name="ro1">
          <table:table-cell table:style-name="ce152" office:value-type="string" calcext:value-type="string">
            <text:p>Passage Céline Simon</text:p>
          </table:table-cell>
          <table:table-cell table:style-name="ce152"/>
          <table:table-cell table:number-columns-repeated="8"/>
        </table:table-row>
        <table:table-row table:style-name="ro1">
          <table:table-cell table:style-name="ce152" office:value-type="string" calcext:value-type="string">
            <text:p>Passage d'Orléans</text:p>
          </table:table-cell>
          <table:table-cell table:style-name="ce152"/>
          <table:table-cell table:number-columns-repeated="8"/>
        </table:table-row>
        <table:table-row table:style-name="ro1">
          <table:table-cell table:style-name="ce152" office:value-type="string" calcext:value-type="string">
            <text:p>Passage de l'Eperonnière</text:p>
          </table:table-cell>
          <table:table-cell table:style-name="ce152"/>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56">
          <table:table-cell table:style-name="ce6" office:value-type="string" calcext:value-type="string">
            <text:p>fiche_panneaux</text:p>
          </table:table-cell>
          <table:table-cell table:style-name="ce6" office:value-type="string" calcext:value-type="string">
            <text:p>Panneaux solaires</text:p>
          </table:table-cell>
          <table:table-cell table:style-name="ce93"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3"/>
          <table:table-cell table:number-columns-repeated="3"/>
          <table:table-cell table:style-name="ce154" table:formula="of:=JSON_FICHE([.A3150];[.B3150];[.C3150];[.D3150];[.E3150];[.F3150];[.G3150];[.H3150])" office:value-type="string" office:string-value="{&quot;code&quot;:&quot;fiche_panneaux&quot;,&quot;libelle&quot;:&quot;Panneaux solaires&quot;,&quot;description_f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calcext:value-type="string">
            <text:p>{"code":"fiche_panneaux","libelle":"Panneaux solaires","description_f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5" office:value-type="string" calcext:value-type="string">
            <text:p><text:s/></text:p>
          </table:table-cell>
        </table:table-row>
        <table:table-row table:style-name="ro2">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4" table:formula="of:=JSON_FICHE([.A3151];[.B3151];[.C3151];[.D3151];[.E3151];[.F3151];[.G3151];[.H3151])" office:value-type="string" office:string-value="{&quot;code&quot;:&quot;fiche_ecotox&quot;,&quot;libelle&quot;:&quot;Ecotox&quot;,&quot;description_f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calcext:value-type="string">
            <text:p>{"code":"fiche_ecotox","libelle":"Ecotox","description_f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5"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90"/>
      </table:named-expressions>
      <table:database-ranges>
        <table:database-range table:name="__Anonymous_Sheet_DB__0" table:target-range-address="Dechet.A4:Dechet.K17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currency-style style:name="N188P0" style:volatile="true">
      <number:number number: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00/00/0000</text:date>, <text:time style:data-style-name="N2" text:time-value="17:46:19.08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1H45M42S</meta:editing-duration>
    <meta:editing-cycles>1170</meta:editing-cycles>
    <meta:generator>LibreOffice/4.2.6.3$Windows_x86 LibreOffice_project/3fd416d4c6db7d3204c17ce57a1d70f6e531ee21</meta:generator>
    <meta:creation-date>2013-06-24T19:02:37.47</meta:creation-date>
    <dc:date>2015-01-14T18:06:19.169000000</dc:date>
    <meta:document-statistic meta:table-count="11" meta:cell-count="1058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egoriesUsuelles",colC,",")
	Result = Result &amp; getCleValeurPasVide("categorieTraitement",colD,",")
	Result = Result &amp; getCleValeurPasVide("description",colF,",")
	Result = Result &amp; getCleValeurAvecDefaut("descNoAccents",UtilSansAccents(colF),",","")
	REM on prend les conseils sur l'élément et sur sa catégorie
	If colG&lt;&gt;0 Then
	 	Temp = colG
	Else
	 	Temp = ""
	EndIf
	Temp = recupereDeCategorie2(colD, "cons", Temp)
	Result = Result &amp; getCleValeurPasVide("conseil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 "")
	Result = Result &amp; getCleValeurPasVide("re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egoriesUsuelles",colC) &amp; ","
	Result = Result &amp; getKeyValueIntegerGroovy("categorieTraitement",colD) &amp; ","
	Result = Result &amp; getKeyValueStringGroovy("description",colF) &amp; ","
	Result = Result &amp; getKeyValueStringGroovy("conseil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egorieTraitement"
	Result = ClassName &amp; " " &amp; colA &amp; " = new " &amp; ClassName &amp; "("
	Result = Result &amp; getKeyValueStringGroovy("code",colA) &amp; ","
	Result = Result &amp; getKeyValueStringGroovy("libelle",colB) &amp; ","
	Result = Result &amp; getKeyValueStringGroovy("description",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libelle",colB) &amp; ","
	Result = Result &amp; getKeyValueStringGroovy("description",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libelle",colE,",")
	Result = Result &amp; getCleValeurPasVide("description",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libelle",colB,",")
	Result = Result &amp; getCleValeurPasVide("description_f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libelle",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eils","cons_distrisac_piecesobligatoires",",")
	ElseIf Temp2="Magasin" Or  Temp2="Distributeur automatique" Then
		Result = Result &amp; getCleValeurPasVide("conseils","cons_distrisac_achat",",")
	ElseIf Temp2="Relais" Then
		Result = Result &amp; getCleValeurPasVide("conseils","cons_distrisac_relais,cons_distrisac_piecesobligatoires",",")
	EndIf
	Result = Result &amp; getCleValeurPasVide("adresseTemp",colD &amp; " " &amp; colE &amp; " " &amp; colK &amp; " " &amp; colL,",")
	Result = Result &amp; getCleValeurPasVide("conseil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iption_f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iption_fr",colJ,",")
		Result = Result &amp; getCleValeurPasVide("libelle",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eil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iption_fr",colG,",")
		Result = Result &amp; getCleValeurPasVide("libelle",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libelle",colB,",")
	Result = Result &amp; getCleValeurPasVide("description",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libelle",colNom,",")
	Result = Result &amp; getCleValeurPasVide("description_fr", colEstSousCatescription,",")
	Result = Result &amp; getCleValeurPasVide("estSousCategorie", colEstSousCat,",")
	Result = Result &amp; getCleValeurPasVide("sousCategories",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libelle",colB,",")
	Result = Result &amp; getCleValeurPasVide("modesCollecte", colC,",")
	Result = Result &amp; getCleValeurPasVide("description", colD,",")
	Result = Result &amp; getCleValeurPasVide("conseil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libelle",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eil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iption_f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libelle",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eils",colI,",")
	REM src est en dur
	Result = Result &amp; getCleValeurPasVide("description_f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libelle",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eil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libelle",colC,",")
		Result = Result &amp; getCleValeurPasVide("adresseTemp",colD &amp; " " &amp; colE &amp; " " &amp; colR,",")
		Result = Result &amp; getCleValeurPasVide("longitude",colV,",")
		Result = Result &amp; getCleValeurPasVide("latitude",colU,",")
		Result = Result &amp; getCleValeurPasVide("conseil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eil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